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987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1.9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973cm"/>
    </style:style>
    <style:style style:name="co7" style:family="table-column">
      <style:table-column-properties fo:break-before="auto" style:column-width="4.8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abela 1419 - IPCA - Percentual no mês, acumulado no ano e pesos no mês por geral, grupo, subgrupo, item e subitem (a partir de janeiro/2012)</text:p>
          </table:table-cell>
          <table:table-cell table:number-columns-repeated="3"/>
        </table:table-row>
        <table:table-row table:style-name="ro1">
          <table:table-cell office:value-type="string">
            <text:p>Brasil</text:p>
          </table:table-cell>
          <table:table-cell table:number-columns-repeated="3"/>
        </table:table-row>
        <table:table-row table:style-name="ro1">
          <table:table-cell office:value-type="string">
            <text:p>Variável</text:p>
          </table:table-cell>
          <table:table-cell office:value-type="string">
            <text:p>IPCA - Percentual acumulado no ano (Percentual)</text:p>
          </table:table-cell>
          <table:table-cell table:number-columns-repeated="2"/>
        </table:table-row>
        <table:table-row table:style-name="ro1">
          <table:table-cell office:value-type="string">
            <text:p>Geral, grupo, subgrupo, item e subitem</text:p>
          </table:table-cell>
          <table:table-cell office:value-type="string">
            <text:p>Mê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embro 2012</text:p>
          </table:table-cell>
          <table:table-cell office:value-type="string">
            <text:p>dezembro 2013</text:p>
          </table:table-cell>
          <table:table-cell office:value-type="string">
            <text:p>maio 2014</text:p>
          </table:table-cell>
        </table:table-row>
        <table:table-row table:style-name="ro1">
          <table:table-cell office:value-type="string">
            <text:p>Índice geral</text:p>
          </table:table-cell>
          <table:table-cell office:value-type="string">
            <text:p>5,84</text:p>
          </table:table-cell>
          <table:table-cell office:value-type="string">
            <text:p>5,91</text:p>
          </table:table-cell>
          <table:table-cell office:value-type="string">
            <text:p>3,33</text:p>
          </table:table-cell>
        </table:table-row>
        <table:table-row table:style-name="ro1">
          <table:table-cell office:value-type="string">
            <text:p>1.Alimentação e bebidas</text:p>
          </table:table-cell>
          <table:table-cell office:value-type="string">
            <text:p>9,86</text:p>
          </table:table-cell>
          <table:table-cell office:value-type="string">
            <text:p>8,48</text:p>
          </table:table-cell>
          <table:table-cell office:value-type="string">
            <text:p>5,19</text:p>
          </table:table-cell>
        </table:table-row>
        <table:table-row table:style-name="ro1">
          <table:table-cell office:value-type="string">
            <text:p>11.Alimentação no domicílio</text:p>
          </table:table-cell>
          <table:table-cell office:value-type="string">
            <text:p>10,04</text:p>
          </table:table-cell>
          <table:table-cell office:value-type="string">
            <text:p>7,64</text:p>
          </table:table-cell>
          <table:table-cell office:value-type="string">
            <text:p>5,58</text:p>
          </table:table-cell>
        </table:table-row>
        <table:table-row table:style-name="ro1">
          <table:table-cell office:value-type="string">
            <text:p>1101.Cereais, leguminosas e oleaginosas</text:p>
          </table:table-cell>
          <table:table-cell office:value-type="string">
            <text:p>34,91</text:p>
          </table:table-cell>
          <table:table-cell office:value-type="string">
            <text:p>-6,24</text:p>
          </table:table-cell>
          <table:table-cell office:value-type="string">
            <text:p>5,31</text:p>
          </table:table-cell>
        </table:table-row>
        <table:table-row table:style-name="ro1">
          <table:table-cell office:value-type="string">
            <text:p>1101002.Arroz</text:p>
          </table:table-cell>
          <table:table-cell office:value-type="string">
            <text:p>36,67</text:p>
          </table:table-cell>
          <table:table-cell office:value-type="string">
            <text:p>-4,87</text:p>
          </table:table-cell>
          <table:table-cell office:value-type="string">
            <text:p>4,21</text:p>
          </table:table-cell>
        </table:table-row>
        <table:table-row table:style-name="ro1">
          <table:table-cell office:value-type="string">
            <text:p>1101051.Feijão - mulatinho</text:p>
          </table:table-cell>
          <table:table-cell office:value-type="string">
            <text:p>53,80</text:p>
          </table:table-cell>
          <table:table-cell office:value-type="string">
            <text:p>-14,05</text:p>
          </table:table-cell>
          <table:table-cell office:value-type="string">
            <text:p>-4,77</text:p>
          </table:table-cell>
        </table:table-row>
        <table:table-row table:style-name="ro1">
          <table:table-cell office:value-type="string">
            <text:p>1101052.Feijão - preto</text:p>
          </table:table-cell>
          <table:table-cell office:value-type="string">
            <text:p>44,20</text:p>
          </table:table-cell>
          <table:table-cell office:value-type="string">
            <text:p>21,51</text:p>
          </table:table-cell>
          <table:table-cell office:value-type="string">
            <text:p>4,33</text:p>
          </table:table-cell>
        </table:table-row>
        <table:table-row table:style-name="ro1">
          <table:table-cell office:value-type="string">
            <text:p>1101053.Feijão - macassar (fradinho)</text:p>
          </table:table-cell>
          <table:table-cell office:value-type="string">
            <text:p>2,39</text:p>
          </table:table-cell>
          <table:table-cell office:value-type="string">
            <text:p>-0,18</text:p>
          </table:table-cell>
          <table:table-cell office:value-type="string">
            <text:p>23,68</text:p>
          </table:table-cell>
        </table:table-row>
        <table:table-row table:style-name="ro1">
          <table:table-cell office:value-type="string">
            <text:p>1101073.Feijão - carioca (rajado)</text:p>
          </table:table-cell>
          <table:table-cell office:value-type="string">
            <text:p>31,53</text:p>
          </table:table-cell>
          <table:table-cell office:value-type="string">
            <text:p>-17,32</text:p>
          </table:table-cell>
          <table:table-cell office:value-type="string">
            <text:p>7,44</text:p>
          </table:table-cell>
        </table:table-row>
        <table:table-row table:style-name="ro1">
          <table:table-cell office:value-type="string">
            <text:p>1102.Farinhas, féculas e massas</text:p>
          </table:table-cell>
          <table:table-cell office:value-type="string">
            <text:p>17,79</text:p>
          </table:table-cell>
          <table:table-cell office:value-type="string">
            <text:p>19,17</text:p>
          </table:table-cell>
          <table:table-cell office:value-type="string">
            <text:p>-4,05</text:p>
          </table:table-cell>
        </table:table-row>
        <table:table-row table:style-name="ro1">
          <table:table-cell office:value-type="string">
            <text:p>1102001.Farinha de arroz</text:p>
          </table:table-cell>
          <table:table-cell office:value-type="string">
            <text:p>9,05</text:p>
          </table:table-cell>
          <table:table-cell office:value-type="string">
            <text:p>17,91</text:p>
          </table:table-cell>
          <table:table-cell office:value-type="string">
            <text:p>0,65</text:p>
          </table:table-cell>
        </table:table-row>
        <table:table-row table:style-name="ro1">
          <table:table-cell office:value-type="string">
            <text:p>1102006.Macarrão</text:p>
          </table:table-cell>
          <table:table-cell office:value-type="string">
            <text:p>0,25</text:p>
          </table:table-cell>
          <table:table-cell office:value-type="string">
            <text:p>16,80</text:p>
          </table:table-cell>
          <table:table-cell office:value-type="string">
            <text:p>3,28</text:p>
          </table:table-cell>
        </table:table-row>
        <table:table-row table:style-name="ro1">
          <table:table-cell office:value-type="string">
            <text:p>1102008.Fubá de milho</text:p>
          </table:table-cell>
          <table:table-cell office:value-type="string">
            <text:p>12,30</text:p>
          </table:table-cell>
          <table:table-cell office:value-type="string">
            <text:p>3,66</text:p>
          </table:table-cell>
          <table:table-cell office:value-type="string">
            <text:p>5,89</text:p>
          </table:table-cell>
        </table:table-row>
        <table:table-row table:style-name="ro1">
          <table:table-cell office:value-type="string">
            <text:p>1102009.Amido de milho</text:p>
          </table:table-cell>
          <table:table-cell office:value-type="string">
            <text:p>1,00</text:p>
          </table:table-cell>
          <table:table-cell office:value-type="string">
            <text:p>15,84</text:p>
          </table:table-cell>
          <table:table-cell office:value-type="string">
            <text:p>4,94</text:p>
          </table:table-cell>
        </table:table-row>
        <table:table-row table:style-name="ro1">
          <table:table-cell office:value-type="string">
            <text:p>1102010.Flocos de milho</text:p>
          </table:table-cell>
          <table:table-cell office:value-type="string">
            <text:p>14,43</text:p>
          </table:table-cell>
          <table:table-cell office:value-type="string">
            <text:p>6,21</text:p>
          </table:table-cell>
          <table:table-cell office:value-type="string">
            <text:p>4,23</text:p>
          </table:table-cell>
        </table:table-row>
        <table:table-row table:style-name="ro1">
          <table:table-cell office:value-type="string">
            <text:p>1102012.Farinha de trigo</text:p>
          </table:table-cell>
          <table:table-cell office:value-type="string">
            <text:p>7,30</text:p>
          </table:table-cell>
          <table:table-cell office:value-type="string">
            <text:p>30,16</text:p>
          </table:table-cell>
          <table:table-cell office:value-type="string">
            <text:p>0,51</text:p>
          </table:table-cell>
        </table:table-row>
        <table:table-row table:style-name="ro1">
          <table:table-cell office:value-type="string">
            <text:p>1102013.Farinha vitaminada</text:p>
          </table:table-cell>
          <table:table-cell office:value-type="string">
            <text:p>7,13</text:p>
          </table:table-cell>
          <table:table-cell office:value-type="string">
            <text:p>8,77</text:p>
          </table:table-cell>
          <table:table-cell office:value-type="string">
            <text:p>4,03</text:p>
          </table:table-cell>
        </table:table-row>
        <table:table-row table:style-name="ro1">
          <table:table-cell office:value-type="string">
            <text:p>1102023.Farinha de mandioca</text:p>
          </table:table-cell>
          <table:table-cell office:value-type="string">
            <text:p>91,51</text:p>
          </table:table-cell>
          <table:table-cell office:value-type="string">
            <text:p>25,19</text:p>
          </table:table-cell>
          <table:table-cell office:value-type="string">
            <text:p>-19,18</text:p>
          </table:table-cell>
        </table:table-row>
        <table:table-row table:style-name="ro1">
          <table:table-cell office:value-type="string">
            <text:p>1102029.Massa semipreparada</text:p>
          </table:table-cell>
          <table:table-cell office:value-type="string">
            <text:p>-0,39</text:p>
          </table:table-cell>
          <table:table-cell office:value-type="string">
            <text:p>11,25</text:p>
          </table:table-cell>
          <table:table-cell office:value-type="string">
            <text:p>0,46</text:p>
          </table:table-cell>
        </table:table-row>
        <table:table-row table:style-name="ro1">
          <table:table-cell office:value-type="string">
            <text:p>1103.Tubérculos, raízes e legumes</text:p>
          </table:table-cell>
          <table:table-cell office:value-type="string">
            <text:p>25,81</text:p>
          </table:table-cell>
          <table:table-cell office:value-type="string">
            <text:p>13,98</text:p>
          </table:table-cell>
          <table:table-cell office:value-type="string">
            <text:p>31,70</text:p>
          </table:table-cell>
        </table:table-row>
        <table:table-row table:style-name="ro1">
          <table:table-cell office:value-type="string">
            <text:p>1103003.Batata-inglesa</text:p>
          </table:table-cell>
          <table:table-cell office:value-type="string">
            <text:p>49,98</text:p>
          </table:table-cell>
          <table:table-cell office:value-type="string">
            <text:p>24,79</text:p>
          </table:table-cell>
          <table:table-cell office:value-type="string">
            <text:p>30,40</text:p>
          </table:table-cell>
        </table:table-row>
        <table:table-row table:style-name="ro1">
          <table:table-cell office:value-type="string">
            <text:p>1103004.Inhame</text:p>
          </table:table-cell>
          <table:table-cell office:value-type="string">
            <text:p>30,33</text:p>
          </table:table-cell>
          <table:table-cell office:value-type="string">
            <text:p>37,28</text:p>
          </table:table-cell>
          <table:table-cell office:value-type="string">
            <text:p>-4,34</text:p>
          </table:table-cell>
        </table:table-row>
        <table:table-row table:style-name="ro1">
          <table:table-cell office:value-type="string">
            <text:p>1103005.Mandioca (aipim)</text:p>
          </table:table-cell>
          <table:table-cell office:value-type="string">
            <text:p>49,91</text:p>
          </table:table-cell>
          <table:table-cell office:value-type="string">
            <text:p>-1,72</text:p>
          </table:table-cell>
          <table:table-cell office:value-type="string">
            <text:p>-2,61</text:p>
          </table:table-cell>
        </table:table-row>
        <table:table-row table:style-name="ro1">
          <table:table-cell office:value-type="string">
            <text:p>1103017.Abóbora</text:p>
          </table:table-cell>
          <table:table-cell office:value-type="string">
            <text:p>-0,07</text:p>
          </table:table-cell>
          <table:table-cell office:value-type="string">
            <text:p>18,71</text:p>
          </table:table-cell>
          <table:table-cell office:value-type="string">
            <text:p>5,54</text:p>
          </table:table-cell>
        </table:table-row>
        <table:table-row table:style-name="ro1">
          <table:table-cell office:value-type="string">
            <text:p>1103026.Pimentão</text:p>
          </table:table-cell>
          <table:table-cell office:value-type="string">
            <text:p>11,16</text:p>
          </table:table-cell>
          <table:table-cell office:value-type="string">
            <text:p>-1,43</text:p>
          </table:table-cell>
          <table:table-cell office:value-type="string">
            <text:p>10,71</text:p>
          </table:table-cell>
        </table:table-row>
        <table:table-row table:style-name="ro1">
          <table:table-cell office:value-type="string">
            <text:p>1103027.Quiabo</text:p>
          </table:table-cell>
          <table:table-cell office:value-type="string">
            <text:p>-30,90</text:p>
          </table:table-cell>
          <table:table-cell office:value-type="string">
            <text:p>26,17</text:p>
          </table:table-cell>
          <table:table-cell office:value-type="string">
            <text:p>3,59</text:p>
          </table:table-cell>
        </table:table-row>
        <table:table-row table:style-name="ro1">
          <table:table-cell office:value-type="string">
            <text:p>1103028.Tomate</text:p>
          </table:table-cell>
          <table:table-cell office:value-type="string">
            <text:p>12,13</text:p>
          </table:table-cell>
          <table:table-cell office:value-type="string">
            <text:p>14,74</text:p>
          </table:table-cell>
          <table:table-cell office:value-type="string">
            <text:p>42,75</text:p>
          </table:table-cell>
        </table:table-row>
        <table:table-row table:style-name="ro1">
          <table:table-cell office:value-type="string">
            <text:p>1103043.Cebola</text:p>
          </table:table-cell>
          <table:table-cell office:value-type="string">
            <text:p>30,91</text:p>
          </table:table-cell>
          <table:table-cell office:value-type="string">
            <text:p>-7,90</text:p>
          </table:table-cell>
          <table:table-cell office:value-type="string">
            <text:p>31,84</text:p>
          </table:table-cell>
        </table:table-row>
        <table:table-row table:style-name="ro1">
          <table:table-cell office:value-type="string">
            <text:p>1103044.Cenoura</text:p>
          </table:table-cell>
          <table:table-cell office:value-type="string">
            <text:p>16,27</text:p>
          </table:table-cell>
          <table:table-cell office:value-type="string">
            <text:p>11,22</text:p>
          </table:table-cell>
          <table:table-cell office:value-type="string">
            <text:p>21,03</text:p>
          </table:table-cell>
        </table:table-row>
        <table:table-row table:style-name="ro1">
          <table:table-cell office:value-type="string">
            <text:p>1103046.Mandioquinha (batata-baroa)</text:p>
          </table:table-cell>
          <table:table-cell office:value-type="string">
            <text:p>4,85</text:p>
          </table:table-cell>
          <table:table-cell office:value-type="string">
            <text:p>57,16</text:p>
          </table:table-cell>
          <table:table-cell office:value-type="string">
            <text:p>-2,27</text:p>
          </table:table-cell>
        </table:table-row>
        <table:table-row table:style-name="ro1">
          <table:table-cell office:value-type="string">
            <text:p>1104.Açúcares e derivados</text:p>
          </table:table-cell>
          <table:table-cell office:value-type="string">
            <text:p>-0,65</text:p>
          </table:table-cell>
          <table:table-cell office:value-type="string">
            <text:p>-2,66</text:p>
          </table:table-cell>
          <table:table-cell office:value-type="string">
            <text:p>2,48</text:p>
          </table:table-cell>
        </table:table-row>
        <table:table-row table:style-name="ro1">
          <table:table-cell office:value-type="string">
            <text:p>1104003.Açúcar refinado</text:p>
          </table:table-cell>
          <table:table-cell office:value-type="string">
            <text:p>-3,22</text:p>
          </table:table-cell>
          <table:table-cell office:value-type="string">
            <text:p>-14,47</text:p>
          </table:table-cell>
          <table:table-cell office:value-type="string">
            <text:p>-1,54</text:p>
          </table:table-cell>
        </table:table-row>
        <table:table-row table:style-name="ro1">
          <table:table-cell office:value-type="string">
            <text:p>1104004.Açúcar cristal</text:p>
          </table:table-cell>
          <table:table-cell office:value-type="string">
            <text:p>-8,74</text:p>
          </table:table-cell>
          <table:table-cell office:value-type="string">
            <text:p>-9,39</text:p>
          </table:table-cell>
          <table:table-cell office:value-type="string">
            <text:p>1,30</text:p>
          </table:table-cell>
        </table:table-row>
        <table:table-row table:style-name="ro1">
          <table:table-cell office:value-type="string">
            <text:p>1104018.Balas</text:p>
          </table:table-cell>
          <table:table-cell office:value-type="string">
            <text:p>-2,15</text:p>
          </table:table-cell>
          <table:table-cell office:value-type="string">
            <text:p>3,99</text:p>
          </table:table-cell>
          <table:table-cell office:value-type="string">
            <text:p>-2,10</text:p>
          </table:table-cell>
        </table:table-row>
        <table:table-row table:style-name="ro1">
          <table:table-cell office:value-type="string">
            <text:p>1104023.Chocolate em barra e bombom</text:p>
          </table:table-cell>
          <table:table-cell office:value-type="string">
            <text:p>3,71</text:p>
          </table:table-cell>
          <table:table-cell office:value-type="string">
            <text:p>0,56</text:p>
          </table:table-cell>
          <table:table-cell office:value-type="string">
            <text:p>3,28</text:p>
          </table:table-cell>
        </table:table-row>
        <table:table-row table:style-name="ro1">
          <table:table-cell office:value-type="string">
            <text:p>1104032.Sorvete</text:p>
          </table:table-cell>
          <table:table-cell office:value-type="string">
            <text:p>12,88</text:p>
          </table:table-cell>
          <table:table-cell office:value-type="string">
            <text:p>10,35</text:p>
          </table:table-cell>
          <table:table-cell office:value-type="string">
            <text:p>7,78</text:p>
          </table:table-cell>
        </table:table-row>
        <table:table-row table:style-name="ro1">
          <table:table-cell office:value-type="string">
            <text:p>1104052.Chocolate e achocolatado em pó</text:p>
          </table:table-cell>
          <table:table-cell office:value-type="string">
            <text:p>10,88</text:p>
          </table:table-cell>
          <table:table-cell office:value-type="string">
            <text:p>10,74</text:p>
          </table:table-cell>
          <table:table-cell office:value-type="string">
            <text:p>3,29</text:p>
          </table:table-cell>
        </table:table-row>
        <table:table-row table:style-name="ro1">
          <table:table-cell office:value-type="string">
            <text:p>1104060.Doce de frutas em pasta</text:p>
          </table:table-cell>
          <table:table-cell office:value-type="string">
            <text:p>16,69</text:p>
          </table:table-cell>
          <table:table-cell office:value-type="string">
            <text:p>15,43</text:p>
          </table:table-cell>
          <table:table-cell office:value-type="string">
            <text:p>6,29</text:p>
          </table:table-cell>
        </table:table-row>
        <table:table-row table:style-name="ro1">
          <table:table-cell office:value-type="string">
            <text:p>1105.Hortaliças e verduras</text:p>
          </table:table-cell>
          <table:table-cell office:value-type="string">
            <text:p>16,76</text:p>
          </table:table-cell>
          <table:table-cell office:value-type="string">
            <text:p>12,32</text:p>
          </table:table-cell>
          <table:table-cell office:value-type="string">
            <text:p>23,00</text:p>
          </table:table-cell>
        </table:table-row>
        <table:table-row table:style-name="ro1">
          <table:table-cell office:value-type="string">
            <text:p>1105001.Alface</text:p>
          </table:table-cell>
          <table:table-cell office:value-type="string">
            <text:p>20,06</text:p>
          </table:table-cell>
          <table:table-cell office:value-type="string">
            <text:p>12,07</text:p>
          </table:table-cell>
          <table:table-cell office:value-type="string">
            <text:p>24,84</text:p>
          </table:table-cell>
        </table:table-row>
        <table:table-row table:style-name="ro1">
          <table:table-cell office:value-type="string">
            <text:p>1105004.Coentro</text:p>
          </table:table-cell>
          <table:table-cell office:value-type="string">
            <text:p>9,23</text:p>
          </table:table-cell>
          <table:table-cell office:value-type="string">
            <text:p>25,56</text:p>
          </table:table-cell>
          <table:table-cell office:value-type="string">
            <text:p>6,13</text:p>
          </table:table-cell>
        </table:table-row>
        <table:table-row table:style-name="ro1">
          <table:table-cell office:value-type="string">
            <text:p>1105005.Couve</text:p>
          </table:table-cell>
          <table:table-cell office:value-type="string">
            <text:p>9,62</text:p>
          </table:table-cell>
          <table:table-cell office:value-type="string">
            <text:p>10,60</text:p>
          </table:table-cell>
          <table:table-cell office:value-type="string">
            <text:p>21,10</text:p>
          </table:table-cell>
        </table:table-row>
        <table:table-row table:style-name="ro1">
          <table:table-cell office:value-type="string">
            <text:p>1105006.Couve-flor</text:p>
          </table:table-cell>
          <table:table-cell office:value-type="string">
            <text:p>30,85</text:p>
          </table:table-cell>
          <table:table-cell office:value-type="string">
            <text:p>0,57</text:p>
          </table:table-cell>
          <table:table-cell office:value-type="string">
            <text:p>24,61</text:p>
          </table:table-cell>
        </table:table-row>
        <table:table-row table:style-name="ro1">
          <table:table-cell office:value-type="string">
            <text:p>1105010.Repolho</text:p>
          </table:table-cell>
          <table:table-cell office:value-type="string">
            <text:p>14,71</text:p>
          </table:table-cell>
          <table:table-cell office:value-type="string">
            <text:p>13,37</text:p>
          </table:table-cell>
          <table:table-cell office:value-type="string">
            <text:p>35,88</text:p>
          </table:table-cell>
        </table:table-row>
        <table:table-row table:style-name="ro1">
          <table:table-cell office:value-type="string">
            <text:p>1105012.Cheiro-verde</text:p>
          </table:table-cell>
          <table:table-cell office:value-type="string">
            <text:p>16,49</text:p>
          </table:table-cell>
          <table:table-cell office:value-type="string">
            <text:p>12,51</text:p>
          </table:table-cell>
          <table:table-cell office:value-type="string">
            <text:p>14,77</text:p>
          </table:table-cell>
        </table:table-row>
        <table:table-row table:style-name="ro1">
          <table:table-cell office:value-type="string">
            <text:p>1105013.Agrião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7,82</text:p>
          </table:table-cell>
        </table:table-row>
        <table:table-row table:style-name="ro1">
          <table:table-cell office:value-type="string">
            <text:p>1105019.Brócolis</text:p>
          </table:table-cell>
          <table:table-cell office:value-type="string">
            <text:p>10,43</text:p>
          </table:table-cell>
          <table:table-cell office:value-type="string">
            <text:p>9,00</text:p>
          </table:table-cell>
          <table:table-cell office:value-type="string">
            <text:p>19,34</text:p>
          </table:table-cell>
        </table:table-row>
        <table:table-row table:style-name="ro1">
          <table:table-cell office:value-type="string">
            <text:p>1106.Frutas</text:p>
          </table:table-cell>
          <table:table-cell office:value-type="string">
            <text:p>11,74</text:p>
          </table:table-cell>
          <table:table-cell office:value-type="string">
            <text:p>18,96</text:p>
          </table:table-cell>
          <table:table-cell office:value-type="string">
            <text:p>6,65</text:p>
          </table:table-cell>
        </table:table-row>
        <table:table-row table:style-name="ro1">
          <table:table-cell office:value-type="string">
            <text:p>1106001.Banana-da-terra</text:p>
          </table:table-cell>
          <table:table-cell office:value-type="string">
            <text:p>12,22</text:p>
          </table:table-cell>
          <table:table-cell office:value-type="string">
            <text:p>55,40</text:p>
          </table:table-cell>
          <table:table-cell office:value-type="string">
            <text:p>-9,36</text:p>
          </table:table-cell>
        </table:table-row>
        <table:table-row table:style-name="ro1">
          <table:table-cell office:value-type="string">
            <text:p>1106003.Abacaxi</text:p>
          </table:table-cell>
          <table:table-cell office:value-type="string">
            <text:p>21,30</text:p>
          </table:table-cell>
          <table:table-cell office:value-type="string">
            <text:p>16,22</text:p>
          </table:table-cell>
          <table:table-cell office:value-type="string">
            <text:p>7,36</text:p>
          </table:table-cell>
        </table:table-row>
        <table:table-row table:style-name="ro1">
          <table:table-cell office:value-type="string">
            <text:p>1106004.Abacate</text:p>
          </table:table-cell>
          <table:table-cell office:value-type="string">
            <text:p>-0,22</text:p>
          </table:table-cell>
          <table:table-cell office:value-type="string">
            <text:p>47,06</text:p>
          </table:table-cell>
          <table:table-cell office:value-type="string">
            <text:p>-41,96</text:p>
          </table:table-cell>
        </table:table-row>
        <table:table-row table:style-name="ro1">
          <table:table-cell office:value-type="string">
            <text:p>1106005.Banana - d'agua</text:p>
          </table:table-cell>
          <table:table-cell office:value-type="string">
            <text:p>7,26</text:p>
          </table:table-cell>
          <table:table-cell office:value-type="string">
            <text:p>20,39</text:p>
          </table:table-cell>
          <table:table-cell office:value-type="string">
            <text:p>16,50</text:p>
          </table:table-cell>
        </table:table-row>
        <table:table-row table:style-name="ro1">
          <table:table-cell office:value-type="string">
            <text:p>1106006.Banana - maçã</text:p>
          </table:table-cell>
          <table:table-cell office:value-type="string">
            <text:p>-10,98</text:p>
          </table:table-cell>
          <table:table-cell office:value-type="string">
            <text:p>7,07</text:p>
          </table:table-cell>
          <table:table-cell office:value-type="string">
            <text:p>-1,83</text:p>
          </table:table-cell>
        </table:table-row>
        <table:table-row table:style-name="ro1">
          <table:table-cell office:value-type="string">
            <text:p>1106008.Banana - prata</text:p>
          </table:table-cell>
          <table:table-cell office:value-type="string">
            <text:p>11,84</text:p>
          </table:table-cell>
          <table:table-cell office:value-type="string">
            <text:p>25,10</text:p>
          </table:table-cell>
          <table:table-cell office:value-type="string">
            <text:p>10,27</text:p>
          </table:table-cell>
        </table:table-row>
        <table:table-row table:style-name="ro1">
          <table:table-cell office:value-type="string">
            <text:p>1106011.Laranja - baía</text:p>
          </table:table-cell>
          <table:table-cell office:value-type="string">
            <text:p>29,33</text:p>
          </table:table-cell>
          <table:table-cell office:value-type="string">
            <text:p>12,13</text:p>
          </table:table-cell>
          <table:table-cell office:value-type="string">
            <text:p>9,07</text:p>
          </table:table-cell>
        </table:table-row>
        <table:table-row table:style-name="ro1">
          <table:table-cell office:value-type="string">
            <text:p>1106015.Limão</text:p>
          </table:table-cell>
          <table:table-cell office:value-type="string">
            <text:p>29,56</text:p>
          </table:table-cell>
          <table:table-cell office:value-type="string">
            <text:p>6,74</text:p>
          </table:table-cell>
          <table:table-cell office:value-type="string">
            <text:p>-20,86</text:p>
          </table:table-cell>
        </table:table-row>
        <table:table-row table:style-name="ro1">
          <table:table-cell office:value-type="string">
            <text:p>1106017.Maçã</text:p>
          </table:table-cell>
          <table:table-cell office:value-type="string">
            <text:p>17,36</text:p>
          </table:table-cell>
          <table:table-cell office:value-type="string">
            <text:p>14,44</text:p>
          </table:table-cell>
          <table:table-cell office:value-type="string">
            <text:p>-3,95</text:p>
          </table:table-cell>
        </table:table-row>
        <table:table-row table:style-name="ro1">
          <table:table-cell office:value-type="string">
            <text:p>1106018.Mamão</text:p>
          </table:table-cell>
          <table:table-cell office:value-type="string">
            <text:p>15,97</text:p>
          </table:table-cell>
          <table:table-cell office:value-type="string">
            <text:p>2,04</text:p>
          </table:table-cell>
          <table:table-cell office:value-type="string">
            <text:p>1,49</text:p>
          </table:table-cell>
        </table:table-row>
        <table:table-row table:style-name="ro1">
          <table:table-cell office:value-type="string">
            <text:p>1106019.Manga</text:p>
          </table:table-cell>
          <table:table-cell office:value-type="string">
            <text:p>18,12</text:p>
          </table:table-cell>
          <table:table-cell office:value-type="string">
            <text:p>10,16</text:p>
          </table:table-cell>
          <table:table-cell office:value-type="string">
            <text:p>22,65</text:p>
          </table:table-cell>
        </table:table-row>
        <table:table-row table:style-name="ro1">
          <table:table-cell office:value-type="string">
            <text:p>1106020.Maracujá</text:p>
          </table:table-cell>
          <table:table-cell office:value-type="string">
            <text:p>46,43</text:p>
          </table:table-cell>
          <table:table-cell office:value-type="string">
            <text:p>1,91</text:p>
          </table:table-cell>
          <table:table-cell office:value-type="string">
            <text:p>-5,93</text:p>
          </table:table-cell>
        </table:table-row>
        <table:table-row table:style-name="ro1">
          <table:table-cell office:value-type="string">
            <text:p>1106021.Melancia</text:p>
          </table:table-cell>
          <table:table-cell office:value-type="string">
            <text:p>14,87</text:p>
          </table:table-cell>
          <table:table-cell office:value-type="string">
            <text:p>15,05</text:p>
          </table:table-cell>
          <table:table-cell office:value-type="string">
            <text:p>9,66</text:p>
          </table:table-cell>
        </table:table-row>
        <table:table-row table:style-name="ro1">
          <table:table-cell office:value-type="string">
            <text:p>1106023.Pera</text:p>
          </table:table-cell>
          <table:table-cell office:value-type="string">
            <text:p>12,39</text:p>
          </table:table-cell>
          <table:table-cell office:value-type="string">
            <text:p>4,45</text:p>
          </table:table-cell>
          <table:table-cell office:value-type="string">
            <text:p>-13,42</text:p>
          </table:table-cell>
        </table:table-row>
        <table:table-row table:style-name="ro1">
          <table:table-cell office:value-type="string">
            <text:p>1106027.Tangerina</text:p>
          </table:table-cell>
          <table:table-cell office:value-type="string">
            <text:p>38,16</text:p>
          </table:table-cell>
          <table:table-cell office:value-type="string">
            <text:p>73,04</text:p>
          </table:table-cell>
          <table:table-cell office:value-type="string">
            <text:p>-1,09</text:p>
          </table:table-cell>
        </table:table-row>
        <table:table-row table:style-name="ro1">
          <table:table-cell office:value-type="string">
            <text:p>1106028.Uva</text:p>
          </table:table-cell>
          <table:table-cell office:value-type="string">
            <text:p>5,87</text:p>
          </table:table-cell>
          <table:table-cell office:value-type="string">
            <text:p>21,50</text:p>
          </table:table-cell>
          <table:table-cell office:value-type="string">
            <text:p>6,10</text:p>
          </table:table-cell>
        </table:table-row>
        <table:table-row table:style-name="ro1">
          <table:table-cell office:value-type="string">
            <text:p>1106039.Laranja - pera</text:p>
          </table:table-cell>
          <table:table-cell office:value-type="string">
            <text:p>1,01</text:p>
          </table:table-cell>
          <table:table-cell office:value-type="string">
            <text:p>21,94</text:p>
          </table:table-cell>
          <table:table-cell office:value-type="string">
            <text:p>13,14</text:p>
          </table:table-cell>
        </table:table-row>
        <table:table-row table:style-name="ro1">
          <table:table-cell office:value-type="string">
            <text:p>1106051.Morango</text:p>
          </table:table-cell>
          <table:table-cell office:value-type="string">
            <text:p>-1,50</text:p>
          </table:table-cell>
          <table:table-cell office:value-type="string">
            <text:p>6,32</text:p>
          </table:table-cell>
          <table:table-cell office:value-type="string">
            <text:p>68,06</text:p>
          </table:table-cell>
        </table:table-row>
        <table:table-row table:style-name="ro1">
          <table:table-cell office:value-type="string">
            <text:p>1106084.Goiaba</text:p>
          </table:table-cell>
          <table:table-cell office:value-type="string">
            <text:p>10,26</text:p>
          </table:table-cell>
          <table:table-cell office:value-type="string">
            <text:p>39,86</text:p>
          </table:table-cell>
          <table:table-cell office:value-type="string">
            <text:p>-8,46</text:p>
          </table:table-cell>
        </table:table-row>
        <table:table-row table:style-name="ro1">
          <table:table-cell office:value-type="string">
            <text:p>1107.Carnes</text:p>
          </table:table-cell>
          <table:table-cell office:value-type="string">
            <text:p>-0,67</text:p>
          </table:table-cell>
          <table:table-cell office:value-type="string">
            <text:p>4,57</text:p>
          </table:table-cell>
          <table:table-cell office:value-type="string">
            <text:p>7,75</text:p>
          </table:table-cell>
        </table:table-row>
        <table:table-row table:style-name="ro1">
          <table:table-cell office:value-type="string">
            <text:p>1107009.Fígado</text:p>
          </table:table-cell>
          <table:table-cell office:value-type="string">
            <text:p>-2,93</text:p>
          </table:table-cell>
          <table:table-cell office:value-type="string">
            <text:p>-0,54</text:p>
          </table:table-cell>
          <table:table-cell office:value-type="string">
            <text:p>0,45</text:p>
          </table:table-cell>
        </table:table-row>
        <table:table-row table:style-name="ro1">
          <table:table-cell office:value-type="string">
            <text:p>1107018.Carne de porco</text:p>
          </table:table-cell>
          <table:table-cell office:value-type="string">
            <text:p>8,88</text:p>
          </table:table-cell>
          <table:table-cell office:value-type="string">
            <text:p>7,14</text:p>
          </table:table-cell>
          <table:table-cell office:value-type="string">
            <text:p>2,53</text:p>
          </table:table-cell>
        </table:table-row>
        <table:table-row table:style-name="ro1">
          <table:table-cell office:value-type="string">
            <text:p>1107031.Carne de carneiro</text:p>
          </table:table-cell>
          <table:table-cell office:value-type="string">
            <text:p>2,72</text:p>
          </table:table-cell>
          <table:table-cell office:value-type="string">
            <text:p>6,63</text:p>
          </table:table-cell>
          <table:table-cell office:value-type="string">
            <text:p>10,11</text:p>
          </table:table-cell>
        </table:table-row>
        <table:table-row table:style-name="ro1">
          <table:table-cell office:value-type="string">
            <text:p>1107084.Contrafilé</text:p>
          </table:table-cell>
          <table:table-cell office:value-type="string">
            <text:p>-1,91</text:p>
          </table:table-cell>
          <table:table-cell office:value-type="string">
            <text:p>5,77</text:p>
          </table:table-cell>
          <table:table-cell office:value-type="string">
            <text:p>7,62</text:p>
          </table:table-cell>
        </table:table-row>
        <table:table-row table:style-name="ro1">
          <table:table-cell office:value-type="string">
            <text:p>1107085.Filé-mignon</text:p>
          </table:table-cell>
          <table:table-cell office:value-type="string">
            <text:p>-5,57</text:p>
          </table:table-cell>
          <table:table-cell office:value-type="string">
            <text:p>-2,05</text:p>
          </table:table-cell>
          <table:table-cell office:value-type="string">
            <text:p>3,93</text:p>
          </table:table-cell>
        </table:table-row>
        <table:table-row table:style-name="ro1">
          <table:table-cell office:value-type="string">
            <text:p>1107087.Chã de dentro</text:p>
          </table:table-cell>
          <table:table-cell office:value-type="string">
            <text:p>-2,75</text:p>
          </table:table-cell>
          <table:table-cell office:value-type="string">
            <text:p>6,12</text:p>
          </table:table-cell>
          <table:table-cell office:value-type="string">
            <text:p>5,91</text:p>
          </table:table-cell>
        </table:table-row>
        <table:table-row table:style-name="ro1">
          <table:table-cell office:value-type="string">
            <text:p>1107088.Alcatra</text:p>
          </table:table-cell>
          <table:table-cell office:value-type="string">
            <text:p>-2,41</text:p>
          </table:table-cell>
          <table:table-cell office:value-type="string">
            <text:p>3,28</text:p>
          </table:table-cell>
          <table:table-cell office:value-type="string">
            <text:p>6,78</text:p>
          </table:table-cell>
        </table:table-row>
        <table:table-row table:style-name="ro1">
          <table:table-cell office:value-type="string">
            <text:p>1107089.Patinho</text:p>
          </table:table-cell>
          <table:table-cell office:value-type="string">
            <text:p>-1,62</text:p>
          </table:table-cell>
          <table:table-cell office:value-type="string">
            <text:p>5,68</text:p>
          </table:table-cell>
          <table:table-cell office:value-type="string">
            <text:p>6,66</text:p>
          </table:table-cell>
        </table:table-row>
        <table:table-row table:style-name="ro1">
          <table:table-cell office:value-type="string">
            <text:p>1107090.Lagarto redondo</text:p>
          </table:table-cell>
          <table:table-cell office:value-type="string">
            <text:p>-2,48</text:p>
          </table:table-cell>
          <table:table-cell office:value-type="string">
            <text:p>1,17</text:p>
          </table:table-cell>
          <table:table-cell office:value-type="string">
            <text:p>5,33</text:p>
          </table:table-cell>
        </table:table-row>
        <table:table-row table:style-name="ro1">
          <table:table-cell office:value-type="string">
            <text:p>1107091.Lagarto comum</text:p>
          </table:table-cell>
          <table:table-cell office:value-type="string">
            <text:p>-2,55</text:p>
          </table:table-cell>
          <table:table-cell office:value-type="string">
            <text:p>5,76</text:p>
          </table:table-cell>
          <table:table-cell office:value-type="string">
            <text:p>7,68</text:p>
          </table:table-cell>
        </table:table-row>
        <table:table-row table:style-name="ro1">
          <table:table-cell office:value-type="string">
            <text:p>1107093.Músculo</text:p>
          </table:table-cell>
          <table:table-cell office:value-type="string">
            <text:p>1,15</text:p>
          </table:table-cell>
          <table:table-cell office:value-type="string">
            <text:p>5,53</text:p>
          </table:table-cell>
          <table:table-cell office:value-type="string">
            <text:p>6,78</text:p>
          </table:table-cell>
        </table:table-row>
        <table:table-row table:style-name="ro1">
          <table:table-cell office:value-type="string">
            <text:p>1107094.Pá</text:p>
          </table:table-cell>
          <table:table-cell office:value-type="string">
            <text:p>1,85</text:p>
          </table:table-cell>
          <table:table-cell office:value-type="string">
            <text:p>2,18</text:p>
          </table:table-cell>
          <table:table-cell office:value-type="string">
            <text:p>12,37</text:p>
          </table:table-cell>
        </table:table-row>
        <table:table-row table:style-name="ro1">
          <table:table-cell office:value-type="string">
            <text:p>1107095.Acém</text:p>
          </table:table-cell>
          <table:table-cell office:value-type="string">
            <text:p>0,07</text:p>
          </table:table-cell>
          <table:table-cell office:value-type="string">
            <text:p>3,93</text:p>
          </table:table-cell>
          <table:table-cell office:value-type="string">
            <text:p>13,44</text:p>
          </table:table-cell>
        </table:table-row>
        <table:table-row table:style-name="ro1">
          <table:table-cell office:value-type="string">
            <text:p>1107096.Peito</text:p>
          </table:table-cell>
          <table:table-cell office:value-type="string">
            <text:p>-0,32</text:p>
          </table:table-cell>
          <table:table-cell office:value-type="string">
            <text:p>3,98</text:p>
          </table:table-cell>
          <table:table-cell office:value-type="string">
            <text:p>7,13</text:p>
          </table:table-cell>
        </table:table-row>
        <table:table-row table:style-name="ro1">
          <table:table-cell office:value-type="string">
            <text:p>1107097.Capa de filé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10,41</text:p>
          </table:table-cell>
        </table:table-row>
        <table:table-row table:style-name="ro1">
          <table:table-cell office:value-type="string">
            <text:p>1107099.Costela</text:p>
          </table:table-cell>
          <table:table-cell office:value-type="string">
            <text:p>-1,53</text:p>
          </table:table-cell>
          <table:table-cell office:value-type="string">
            <text:p>3,75</text:p>
          </table:table-cell>
          <table:table-cell office:value-type="string">
            <text:p>10,09</text:p>
          </table:table-cell>
        </table:table-row>
        <table:table-row table:style-name="ro1">
          <table:table-cell office:value-type="string">
            <text:p>1108.Pescados</text:p>
          </table:table-cell>
          <table:table-cell office:value-type="string">
            <text:p>11,78</text:p>
          </table:table-cell>
          <table:table-cell office:value-type="string">
            <text:p>7,25</text:p>
          </table:table-cell>
          <table:table-cell office:value-type="string">
            <text:p>11,26</text:p>
          </table:table-cell>
        </table:table-row>
        <table:table-row table:style-name="ro1">
          <table:table-cell office:value-type="string">
            <text:p>1108002.Peixe - anchova</text:p>
          </table:table-cell>
          <table:table-cell office:value-type="string">
            <text:p>2,80</text:p>
          </table:table-cell>
          <table:table-cell office:value-type="string">
            <text:p>24,79</text:p>
          </table:table-cell>
          <table:table-cell office:value-type="string">
            <text:p>6,65</text:p>
          </table:table-cell>
        </table:table-row>
        <table:table-row table:style-name="ro1">
          <table:table-cell office:value-type="string">
            <text:p>1108003.Peixe - badejo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-9,76</text:p>
          </table:table-cell>
        </table:table-row>
        <table:table-row table:style-name="ro1">
          <table:table-cell office:value-type="string">
            <text:p>1108004.Peixe - corvina</text:p>
          </table:table-cell>
          <table:table-cell office:value-type="string">
            <text:p>8,76</text:p>
          </table:table-cell>
          <table:table-cell office:value-type="string">
            <text:p>10,19</text:p>
          </table:table-cell>
          <table:table-cell office:value-type="string">
            <text:p>9,49</text:p>
          </table:table-cell>
        </table:table-row>
        <table:table-row table:style-name="ro1">
          <table:table-cell office:value-type="string">
            <text:p>1108005.Peixe - cavalinha</text:p>
          </table:table-cell>
          <table:table-cell office:value-type="string">
            <text:p>1,06</text:p>
          </table:table-cell>
          <table:table-cell office:value-type="string">
            <text:p>9,69</text:p>
          </table:table-cell>
          <table:table-cell office:value-type="string">
            <text:p>3,04</text:p>
          </table:table-cell>
        </table:table-row>
        <table:table-row table:style-name="ro1">
          <table:table-cell office:value-type="string">
            <text:p>1108006.Peixe</text:p>
          </table:table-cell>
          <table:table-cell office:value-type="string">
            <text:p>1,30</text:p>
          </table:table-cell>
          <table:table-cell office:value-type="string">
            <text:p>8,03</text:p>
          </table:table-cell>
          <table:table-cell office:value-type="string">
            <text:p>11,05</text:p>
          </table:table-cell>
        </table:table-row>
        <table:table-row table:style-name="ro1">
          <table:table-cell office:value-type="string">
            <text:p>1108012.Peixe - sardinha</text:p>
          </table:table-cell>
          <table:table-cell office:value-type="string">
            <text:p>12,50</text:p>
          </table:table-cell>
          <table:table-cell office:value-type="string">
            <text:p>0,59</text:p>
          </table:table-cell>
          <table:table-cell office:value-type="string">
            <text:p>5,84</text:p>
          </table:table-cell>
        </table:table-row>
        <table:table-row table:style-name="ro1">
          <table:table-cell office:value-type="string">
            <text:p>1108013.Camarão</text:p>
          </table:table-cell>
          <table:table-cell office:value-type="string">
            <text:p>14,15</text:p>
          </table:table-cell>
          <table:table-cell office:value-type="string">
            <text:p>14,08</text:p>
          </table:table-cell>
          <table:table-cell office:value-type="string">
            <text:p>13,45</text:p>
          </table:table-cell>
        </table:table-row>
        <table:table-row table:style-name="ro1">
          <table:table-cell office:value-type="string">
            <text:p>1108015.Peixe - vermelho</text:p>
          </table:table-cell>
          <table:table-cell office:value-type="string">
            <text:p>16,51</text:p>
          </table:table-cell>
          <table:table-cell office:value-type="string">
            <text:p>7,54</text:p>
          </table:table-cell>
          <table:table-cell office:value-type="string">
            <text:p>10,98</text:p>
          </table:table-cell>
        </table:table-row>
        <table:table-row table:style-name="ro1">
          <table:table-cell office:value-type="string">
            <text:p>1108019.Peixe - cavala</text:p>
          </table:table-cell>
          <table:table-cell office:value-type="string">
            <text:p>31,83</text:p>
          </table:table-cell>
          <table:table-cell office:value-type="string">
            <text:p>-2,57</text:p>
          </table:table-cell>
          <table:table-cell office:value-type="string">
            <text:p>11,91</text:p>
          </table:table-cell>
        </table:table-row>
        <table:table-row table:style-name="ro1">
          <table:table-cell office:value-type="string">
            <text:p>1108024.Peixe - pacu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12,13</text:p>
          </table:table-cell>
        </table:table-row>
        <table:table-row table:style-name="ro1">
          <table:table-cell office:value-type="string">
            <text:p>1108028.Peixe - dourado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27,13</text:p>
          </table:table-cell>
        </table:table-row>
        <table:table-row table:style-name="ro1">
          <table:table-cell office:value-type="string">
            <text:p>1108029.Peixe - cação</text:p>
          </table:table-cell>
          <table:table-cell office:value-type="string">
            <text:p>5,27</text:p>
          </table:table-cell>
          <table:table-cell office:value-type="string">
            <text:p>26,21</text:p>
          </table:table-cell>
          <table:table-cell office:value-type="string">
            <text:p>5,75</text:p>
          </table:table-cell>
        </table:table-row>
        <table:table-row table:style-name="ro1">
          <table:table-cell office:value-type="string">
            <text:p>1108031.Peixe - merluza</text:p>
          </table:table-cell>
          <table:table-cell office:value-type="string">
            <text:p>4,43</text:p>
          </table:table-cell>
          <table:table-cell office:value-type="string">
            <text:p>11,55</text:p>
          </table:table-cell>
          <table:table-cell office:value-type="string">
            <text:p>13,12</text:p>
          </table:table-cell>
        </table:table-row>
        <table:table-row table:style-name="ro1">
          <table:table-cell office:value-type="string">
            <text:p>1108032.Peixe - serra</text:p>
          </table:table-cell>
          <table:table-cell office:value-type="string">
            <text:p>34,33</text:p>
          </table:table-cell>
          <table:table-cell office:value-type="string">
            <text:p>-11,20</text:p>
          </table:table-cell>
          <table:table-cell office:value-type="string">
            <text:p>17,44</text:p>
          </table:table-cell>
        </table:table-row>
        <table:table-row table:style-name="ro1">
          <table:table-cell office:value-type="string">
            <text:p>1108038.Peixe - pescada</text:p>
          </table:table-cell>
          <table:table-cell office:value-type="string">
            <text:p>20,72</text:p>
          </table:table-cell>
          <table:table-cell office:value-type="string">
            <text:p>1,46</text:p>
          </table:table-cell>
          <table:table-cell office:value-type="string">
            <text:p>15,98</text:p>
          </table:table-cell>
        </table:table-row>
        <table:table-row table:style-name="ro1">
          <table:table-cell office:value-type="string">
            <text:p>1108045.Caranguejo</text:p>
          </table:table-cell>
          <table:table-cell office:value-type="string">
            <text:p>26,15</text:p>
          </table:table-cell>
          <table:table-cell office:value-type="string">
            <text:p>4,01</text:p>
          </table:table-cell>
          <table:table-cell office:value-type="string">
            <text:p>7,67</text:p>
          </table:table-cell>
        </table:table-row>
        <table:table-row table:style-name="ro1">
          <table:table-cell office:value-type="string">
            <text:p>1108049.Peixe - castanha</text:p>
          </table:table-cell>
          <table:table-cell office:value-type="string">
            <text:p>-4,69</text:p>
          </table:table-cell>
          <table:table-cell office:value-type="string">
            <text:p>23,82</text:p>
          </table:table-cell>
          <table:table-cell office:value-type="string">
            <text:p>5,07</text:p>
          </table:table-cell>
        </table:table-row>
        <table:table-row table:style-name="ro1">
          <table:table-cell office:value-type="string">
            <text:p>1108075.Peixe - salmão</text:p>
          </table:table-cell>
          <table:table-cell office:value-type="string">
            <text:p>1,81</text:p>
          </table:table-cell>
          <table:table-cell office:value-type="string">
            <text:p>12,60</text:p>
          </table:table-cell>
          <table:table-cell office:value-type="string">
            <text:p>2,77</text:p>
          </table:table-cell>
        </table:table-row>
        <table:table-row table:style-name="ro1">
          <table:table-cell office:value-type="string">
            <text:p>1108080.Peixe - tilápia</text:p>
          </table:table-cell>
          <table:table-cell office:value-type="string">
            <text:p>11,63</text:p>
          </table:table-cell>
          <table:table-cell office:value-type="string">
            <text:p>19,20</text:p>
          </table:table-cell>
          <table:table-cell office:value-type="string">
            <text:p>-4,34</text:p>
          </table:table-cell>
        </table:table-row>
        <table:table-row table:style-name="ro1">
          <table:table-cell office:value-type="string">
            <text:p>1108083.Peixe - tucunaré</text:p>
          </table:table-cell>
          <table:table-cell office:value-type="string">
            <text:p>13,25</text:p>
          </table:table-cell>
          <table:table-cell office:value-type="string">
            <text:p>-5,44</text:p>
          </table:table-cell>
          <table:table-cell office:value-type="string">
            <text:p>35,33</text:p>
          </table:table-cell>
        </table:table-row>
        <table:table-row table:style-name="ro1">
          <table:table-cell office:value-type="string">
            <text:p>1108088.Peixe - dourada</text:p>
          </table:table-cell>
          <table:table-cell office:value-type="string">
            <text:p>8,06</text:p>
          </table:table-cell>
          <table:table-cell office:value-type="string">
            <text:p>-0,25</text:p>
          </table:table-cell>
          <table:table-cell office:value-type="string">
            <text:p>12,18</text:p>
          </table:table-cell>
        </table:table-row>
        <table:table-row table:style-name="ro1">
          <table:table-cell office:value-type="string">
            <text:p>1108096.Peixe - peroá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24,24</text:p>
          </table:table-cell>
        </table:table-row>
        <table:table-row table:style-name="ro1">
          <table:table-cell office:value-type="string">
            <text:p>1108112.Peixe - pintado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5,05</text:p>
          </table:table-cell>
        </table:table-row>
        <table:table-row table:style-name="ro1">
          <table:table-cell office:value-type="string">
            <text:p>1109.Carnes e peixes industrializados</text:p>
          </table:table-cell>
          <table:table-cell office:value-type="string">
            <text:p>13,47</text:p>
          </table:table-cell>
          <table:table-cell office:value-type="string">
            <text:p>5,85</text:p>
          </table:table-cell>
          <table:table-cell office:value-type="string">
            <text:p>5,32</text:p>
          </table:table-cell>
        </table:table-row>
        <table:table-row table:style-name="ro1">
          <table:table-cell office:value-type="string">
            <text:p>1109002.Presunto</text:p>
          </table:table-cell>
          <table:table-cell office:value-type="string">
            <text:p>13,97</text:p>
          </table:table-cell>
          <table:table-cell office:value-type="string">
            <text:p>8,52</text:p>
          </table:table-cell>
          <table:table-cell office:value-type="string">
            <text:p>1,34</text:p>
          </table:table-cell>
        </table:table-row>
        <table:table-row table:style-name="ro1">
          <table:table-cell office:value-type="string">
            <text:p>1109007.Salsicha</text:p>
          </table:table-cell>
          <table:table-cell office:value-type="string">
            <text:p>19,43</text:p>
          </table:table-cell>
          <table:table-cell office:value-type="string">
            <text:p>11,88</text:p>
          </table:table-cell>
          <table:table-cell office:value-type="string">
            <text:p>4,80</text:p>
          </table:table-cell>
        </table:table-row>
        <table:table-row table:style-name="ro1">
          <table:table-cell office:value-type="string">
            <text:p>1109008.Linguiça</text:p>
          </table:table-cell>
          <table:table-cell office:value-type="string">
            <text:p>15,87</text:p>
          </table:table-cell>
          <table:table-cell office:value-type="string">
            <text:p>3,99</text:p>
          </table:table-cell>
          <table:table-cell office:value-type="string">
            <text:p>1,60</text:p>
          </table:table-cell>
        </table:table-row>
        <table:table-row table:style-name="ro1">
          <table:table-cell office:value-type="string">
            <text:p>1109010.Mortadela</text:p>
          </table:table-cell>
          <table:table-cell office:value-type="string">
            <text:p>13,97</text:p>
          </table:table-cell>
          <table:table-cell office:value-type="string">
            <text:p>6,02</text:p>
          </table:table-cell>
          <table:table-cell office:value-type="string">
            <text:p>1,71</text:p>
          </table:table-cell>
        </table:table-row>
        <table:table-row table:style-name="ro1">
          <table:table-cell office:value-type="string">
            <text:p>1109012.Salame</text:p>
          </table:table-cell>
          <table:table-cell office:value-type="string">
            <text:p>26,81</text:p>
          </table:table-cell>
          <table:table-cell office:value-type="string">
            <text:p>7,76</text:p>
          </table:table-cell>
          <table:table-cell office:value-type="string">
            <text:p>3,14</text:p>
          </table:table-cell>
        </table:table-row>
        <table:table-row table:style-name="ro1">
          <table:table-cell office:value-type="string">
            <text:p>1109056.Carne-seca e de sol</text:p>
          </table:table-cell>
          <table:table-cell office:value-type="string">
            <text:p>2,82</text:p>
          </table:table-cell>
          <table:table-cell office:value-type="string">
            <text:p>1,17</text:p>
          </table:table-cell>
          <table:table-cell office:value-type="string">
            <text:p>22,13</text:p>
          </table:table-cell>
        </table:table-row>
        <table:table-row table:style-name="ro1">
          <table:table-cell office:value-type="string">
            <text:p>1109058.Carne de porco salgada e defumada</text:p>
          </table:table-cell>
          <table:table-cell office:value-type="string">
            <text:p>9,27</text:p>
          </table:table-cell>
          <table:table-cell office:value-type="string">
            <text:p>15,13</text:p>
          </table:table-cell>
          <table:table-cell office:value-type="string">
            <text:p>9,81</text:p>
          </table:table-cell>
        </table:table-row>
        <table:table-row table:style-name="ro1">
          <table:table-cell office:value-type="string">
            <text:p>1109088.Hambúrger</text:p>
          </table:table-cell>
          <table:table-cell office:value-type="string">
            <text:p>8,04</text:p>
          </table:table-cell>
          <table:table-cell office:value-type="string">
            <text:p>7,70</text:p>
          </table:table-cell>
          <table:table-cell office:value-type="string">
            <text:p>5,50</text:p>
          </table:table-cell>
        </table:table-row>
        <table:table-row table:style-name="ro1">
          <table:table-cell office:value-type="string">
            <text:p>1110.Aves e ovos</text:p>
          </table:table-cell>
          <table:table-cell office:value-type="string">
            <text:p>12,78</text:p>
          </table:table-cell>
          <table:table-cell office:value-type="string">
            <text:p>7,51</text:p>
          </table:table-cell>
          <table:table-cell office:value-type="string">
            <text:p>2,68</text:p>
          </table:table-cell>
        </table:table-row>
        <table:table-row table:style-name="ro1">
          <table:table-cell office:value-type="string">
            <text:p>1110009.Frango inteiro</text:p>
          </table:table-cell>
          <table:table-cell office:value-type="string">
            <text:p>16,93</text:p>
          </table:table-cell>
          <table:table-cell office:value-type="string">
            <text:p>5,36</text:p>
          </table:table-cell>
          <table:table-cell office:value-type="string">
            <text:p>-0,75</text:p>
          </table:table-cell>
        </table:table-row>
        <table:table-row table:style-name="ro1">
          <table:table-cell office:value-type="string">
            <text:p>1110010.Frango em pedaços</text:p>
          </table:table-cell>
          <table:table-cell office:value-type="string">
            <text:p>5,38</text:p>
          </table:table-cell>
          <table:table-cell office:value-type="string">
            <text:p>9,22</text:p>
          </table:table-cell>
          <table:table-cell office:value-type="string">
            <text:p>1,39</text:p>
          </table:table-cell>
        </table:table-row>
        <table:table-row table:style-name="ro1">
          <table:table-cell office:value-type="string">
            <text:p>1110044.Ovo de galinha</text:p>
          </table:table-cell>
          <table:table-cell office:value-type="string">
            <text:p>18,77</text:p>
          </table:table-cell>
          <table:table-cell office:value-type="string">
            <text:p>9,40</text:p>
          </table:table-cell>
          <table:table-cell office:value-type="string">
            <text:p>13,29</text:p>
          </table:table-cell>
        </table:table-row>
        <table:table-row table:style-name="ro1">
          <table:table-cell office:value-type="string">
            <text:p>1111.Leites e derivados</text:p>
          </table:table-cell>
          <table:table-cell office:value-type="string">
            <text:p>5,73</text:p>
          </table:table-cell>
          <table:table-cell office:value-type="string">
            <text:p>15,97</text:p>
          </table:table-cell>
          <table:table-cell office:value-type="string">
            <text:p>2,23</text:p>
          </table:table-cell>
        </table:table-row>
        <table:table-row table:style-name="ro1">
          <table:table-cell office:value-type="string">
            <text:p>1111004.Leite longa vida</text:p>
          </table:table-cell>
          <table:table-cell office:value-type="string">
            <text:p>4,70</text:p>
          </table:table-cell>
          <table:table-cell office:value-type="string">
            <text:p>17,15</text:p>
          </table:table-cell>
          <table:table-cell office:value-type="string">
            <text:p>0,54</text:p>
          </table:table-cell>
        </table:table-row>
        <table:table-row table:style-name="ro1">
          <table:table-cell office:value-type="string">
            <text:p>1111008.Leite condensado</text:p>
          </table:table-cell>
          <table:table-cell office:value-type="string">
            <text:p>8,48</text:p>
          </table:table-cell>
          <table:table-cell office:value-type="string">
            <text:p>9,32</text:p>
          </table:table-cell>
          <table:table-cell office:value-type="string">
            <text:p>1,68</text:p>
          </table:table-cell>
        </table:table-row>
        <table:table-row table:style-name="ro1">
          <table:table-cell office:value-type="string">
            <text:p>1111009.Leite em pó</text:p>
          </table:table-cell>
          <table:table-cell office:value-type="string">
            <text:p>11,28</text:p>
          </table:table-cell>
          <table:table-cell office:value-type="string">
            <text:p>20,58</text:p>
          </table:table-cell>
          <table:table-cell office:value-type="string">
            <text:p>2,56</text:p>
          </table:table-cell>
        </table:table-row>
        <table:table-row table:style-name="ro1">
          <table:table-cell office:value-type="string">
            <text:p>1111011.Queijo</text:p>
          </table:table-cell>
          <table:table-cell office:value-type="string">
            <text:p>6,28</text:p>
          </table:table-cell>
          <table:table-cell office:value-type="string">
            <text:p>14,58</text:p>
          </table:table-cell>
          <table:table-cell office:value-type="string">
            <text:p>3,35</text:p>
          </table:table-cell>
        </table:table-row>
        <table:table-row table:style-name="ro1">
          <table:table-cell office:value-type="string">
            <text:p>1111012.Creme de leite</text:p>
          </table:table-cell>
          <table:table-cell office:value-type="string">
            <text:p>13,60</text:p>
          </table:table-cell>
          <table:table-cell office:value-type="string">
            <text:p>6,38</text:p>
          </table:table-cell>
          <table:table-cell office:value-type="string">
            <text:p>-0,33</text:p>
          </table:table-cell>
        </table:table-row>
        <table:table-row table:style-name="ro1">
          <table:table-cell office:value-type="string">
            <text:p>1111019.Iogurte e bebidas lácteas</text:p>
          </table:table-cell>
          <table:table-cell office:value-type="string">
            <text:p>3,52</text:p>
          </table:table-cell>
          <table:table-cell office:value-type="string">
            <text:p>10,38</text:p>
          </table:table-cell>
          <table:table-cell office:value-type="string">
            <text:p>7,45</text:p>
          </table:table-cell>
        </table:table-row>
        <table:table-row table:style-name="ro1">
          <table:table-cell office:value-type="string">
            <text:p>1111031.Manteiga</text:p>
          </table:table-cell>
          <table:table-cell office:value-type="string">
            <text:p>3,41</text:p>
          </table:table-cell>
          <table:table-cell office:value-type="string">
            <text:p>7,97</text:p>
          </table:table-cell>
          <table:table-cell office:value-type="string">
            <text:p>0,83</text:p>
          </table:table-cell>
        </table:table-row>
        <table:table-row table:style-name="ro1">
          <table:table-cell office:value-type="string">
            <text:p>1112.Panificados</text:p>
          </table:table-cell>
          <table:table-cell office:value-type="string">
            <text:p>8,76</text:p>
          </table:table-cell>
          <table:table-cell office:value-type="string">
            <text:p>13,49</text:p>
          </table:table-cell>
          <table:table-cell office:value-type="string">
            <text:p>3,40</text:p>
          </table:table-cell>
        </table:table-row>
        <table:table-row table:style-name="ro1">
          <table:table-cell office:value-type="string">
            <text:p>1112003.Biscoito</text:p>
          </table:table-cell>
          <table:table-cell office:value-type="string">
            <text:p>3,35</text:p>
          </table:table-cell>
          <table:table-cell office:value-type="string">
            <text:p>9,76</text:p>
          </table:table-cell>
          <table:table-cell office:value-type="string">
            <text:p>2,77</text:p>
          </table:table-cell>
        </table:table-row>
        <table:table-row table:style-name="ro1">
          <table:table-cell office:value-type="string">
            <text:p>1112015.Pão francês</text:p>
          </table:table-cell>
          <table:table-cell office:value-type="string">
            <text:p>11,65</text:p>
          </table:table-cell>
          <table:table-cell office:value-type="string">
            <text:p>15,11</text:p>
          </table:table-cell>
          <table:table-cell office:value-type="string">
            <text:p>3,85</text:p>
          </table:table-cell>
        </table:table-row>
        <table:table-row table:style-name="ro1">
          <table:table-cell office:value-type="string">
            <text:p>1112017.Pão doce</text:p>
          </table:table-cell>
          <table:table-cell office:value-type="string">
            <text:p>8,01</text:p>
          </table:table-cell>
          <table:table-cell office:value-type="string">
            <text:p>13,35</text:p>
          </table:table-cell>
          <table:table-cell office:value-type="string">
            <text:p>1,54</text:p>
          </table:table-cell>
        </table:table-row>
        <table:table-row table:style-name="ro1">
          <table:table-cell office:value-type="string">
            <text:p>1112018.Pão de forma</text:p>
          </table:table-cell>
          <table:table-cell office:value-type="string">
            <text:p>9,88</text:p>
          </table:table-cell>
          <table:table-cell office:value-type="string">
            <text:p>13,66</text:p>
          </table:table-cell>
          <table:table-cell office:value-type="string">
            <text:p>4,95</text:p>
          </table:table-cell>
        </table:table-row>
        <table:table-row table:style-name="ro1">
          <table:table-cell office:value-type="string">
            <text:p>1112019.Bolo</text:p>
          </table:table-cell>
          <table:table-cell office:value-type="string">
            <text:p>5,57</text:p>
          </table:table-cell>
          <table:table-cell office:value-type="string">
            <text:p>13,87</text:p>
          </table:table-cell>
          <table:table-cell office:value-type="string">
            <text:p>1,57</text:p>
          </table:table-cell>
        </table:table-row>
        <table:table-row table:style-name="ro1">
          <table:table-cell office:value-type="string">
            <text:p>1112025.Pão de queijo</text:p>
          </table:table-cell>
          <table:table-cell office:value-type="string">
            <text:p>10,94</text:p>
          </table:table-cell>
          <table:table-cell office:value-type="string">
            <text:p>14,78</text:p>
          </table:table-cell>
          <table:table-cell office:value-type="string">
            <text:p>3,84</text:p>
          </table:table-cell>
        </table:table-row>
        <table:table-row table:style-name="ro1">
          <table:table-cell office:value-type="string">
            <text:p>1113.Óleos e gorduras</text:p>
          </table:table-cell>
          <table:table-cell office:value-type="string">
            <text:p>19,11</text:p>
          </table:table-cell>
          <table:table-cell office:value-type="string">
            <text:p>-9,92</text:p>
          </table:table-cell>
          <table:table-cell office:value-type="string">
            <text:p>6,31</text:p>
          </table:table-cell>
        </table:table-row>
        <table:table-row table:style-name="ro1">
          <table:table-cell office:value-type="string">
            <text:p>1113013.Óleo de soja</text:p>
          </table:table-cell>
          <table:table-cell office:value-type="string">
            <text:p>23,57</text:p>
          </table:table-cell>
          <table:table-cell office:value-type="string">
            <text:p>-17,09</text:p>
          </table:table-cell>
          <table:table-cell office:value-type="string">
            <text:p>8,43</text:p>
          </table:table-cell>
        </table:table-row>
        <table:table-row table:style-name="ro1">
          <table:table-cell office:value-type="string">
            <text:p>1113014.Azeite de oliva</text:p>
          </table:table-cell>
          <table:table-cell office:value-type="string">
            <text:p>1,94</text:p>
          </table:table-cell>
          <table:table-cell office:value-type="string">
            <text:p>14,45</text:p>
          </table:table-cell>
          <table:table-cell office:value-type="string">
            <text:p>1,45</text:p>
          </table:table-cell>
        </table:table-row>
        <table:table-row table:style-name="ro1">
          <table:table-cell office:value-type="string">
            <text:p>1113040.Margarina</text:p>
          </table:table-cell>
          <table:table-cell office:value-type="string">
            <text:p>13,02</text:p>
          </table:table-cell>
          <table:table-cell office:value-type="string">
            <text:p>2,11</text:p>
          </table:table-cell>
          <table:table-cell office:value-type="string">
            <text:p>3,34</text:p>
          </table:table-cell>
        </table:table-row>
        <table:table-row table:style-name="ro1">
          <table:table-cell office:value-type="string">
            <text:p>1114.Bebidas e infusões</text:p>
          </table:table-cell>
          <table:table-cell office:value-type="string">
            <text:p>10,53</text:p>
          </table:table-cell>
          <table:table-cell office:value-type="string">
            <text:p>5,24</text:p>
          </table:table-cell>
          <table:table-cell office:value-type="string">
            <text:p>3,32</text:p>
          </table:table-cell>
        </table:table-row>
        <table:table-row table:style-name="ro1">
          <table:table-cell office:value-type="string">
            <text:p>1114001.Suco de frutas</text:p>
          </table:table-cell>
          <table:table-cell office:value-type="string">
            <text:p>5,63</text:p>
          </table:table-cell>
          <table:table-cell office:value-type="string">
            <text:p>2,79</text:p>
          </table:table-cell>
          <table:table-cell office:value-type="string">
            <text:p>3,47</text:p>
          </table:table-cell>
        </table:table-row>
        <table:table-row table:style-name="ro1">
          <table:table-cell office:value-type="string">
            <text:p>1114004.Açaí (emulsão)</text:p>
          </table:table-cell>
          <table:table-cell office:value-type="string">
            <text:p>6,92</text:p>
          </table:table-cell>
          <table:table-cell office:value-type="string">
            <text:p>8,01</text:p>
          </table:table-cell>
          <table:table-cell office:value-type="string">
            <text:p>28,72</text:p>
          </table:table-cell>
        </table:table-row>
        <table:table-row table:style-name="ro1">
          <table:table-cell office:value-type="string">
            <text:p>1114022.Café moído</text:p>
          </table:table-cell>
          <table:table-cell office:value-type="string">
            <text:p>12,24</text:p>
          </table:table-cell>
          <table:table-cell office:value-type="string">
            <text:p>-5,45</text:p>
          </table:table-cell>
          <table:table-cell office:value-type="string">
            <text:p>2,96</text:p>
          </table:table-cell>
        </table:table-row>
        <table:table-row table:style-name="ro1">
          <table:table-cell office:value-type="string">
            <text:p>1114023.Café solúvel</text:p>
          </table:table-cell>
          <table:table-cell office:value-type="string">
            <text:p>9,83</text:p>
          </table:table-cell>
          <table:table-cell office:value-type="string">
            <text:p>3,76</text:p>
          </table:table-cell>
          <table:table-cell office:value-type="string">
            <text:p>1,59</text:p>
          </table:table-cell>
        </table:table-row>
        <table:table-row table:style-name="ro1">
          <table:table-cell office:value-type="string">
            <text:p>1114029.Chá</text:p>
          </table:table-cell>
          <table:table-cell office:value-type="string">
            <text:p>23,00</text:p>
          </table:table-cell>
          <table:table-cell office:value-type="string">
            <text:p>53,33</text:p>
          </table:table-cell>
          <table:table-cell office:value-type="string">
            <text:p>5,95</text:p>
          </table:table-cell>
        </table:table-row>
        <table:table-row table:style-name="ro1">
          <table:table-cell office:value-type="string">
            <text:p>1114083.Refrigerante e água mineral</text:p>
          </table:table-cell>
          <table:table-cell office:value-type="string">
            <text:p>9,83</text:p>
          </table:table-cell>
          <table:table-cell office:value-type="string">
            <text:p>7,40</text:p>
          </table:table-cell>
          <table:table-cell office:value-type="string">
            <text:p>3,21</text:p>
          </table:table-cell>
        </table:table-row>
        <table:table-row table:style-name="ro1">
          <table:table-cell office:value-type="string">
            <text:p>1114084.Cerveja</text:p>
          </table:table-cell>
          <table:table-cell office:value-type="string">
            <text:p>13,55</text:p>
          </table:table-cell>
          <table:table-cell office:value-type="string">
            <text:p>9,30</text:p>
          </table:table-cell>
          <table:table-cell office:value-type="string">
            <text:p>1,16</text:p>
          </table:table-cell>
        </table:table-row>
        <table:table-row table:style-name="ro1">
          <table:table-cell office:value-type="string">
            <text:p>1114085.Outras bebidas alcoólicas</text:p>
          </table:table-cell>
          <table:table-cell office:value-type="string">
            <text:p>4,68</text:p>
          </table:table-cell>
          <table:table-cell office:value-type="string">
            <text:p>2,66</text:p>
          </table:table-cell>
          <table:table-cell office:value-type="string">
            <text:p>3,38</text:p>
          </table:table-cell>
        </table:table-row>
        <table:table-row table:style-name="ro1">
          <table:table-cell office:value-type="string">
            <text:p>1115.Enlatados e conservas</text:p>
          </table:table-cell>
          <table:table-cell office:value-type="string">
            <text:p>12,01</text:p>
          </table:table-cell>
          <table:table-cell office:value-type="string">
            <text:p>9,94</text:p>
          </table:table-cell>
          <table:table-cell office:value-type="string">
            <text:p>1,91</text:p>
          </table:table-cell>
        </table:table-row>
        <table:table-row table:style-name="ro1">
          <table:table-cell office:value-type="string">
            <text:p>1115004.Coco ralado</text:p>
          </table:table-cell>
          <table:table-cell office:value-type="string">
            <text:p>-3,36</text:p>
          </table:table-cell>
          <table:table-cell office:value-type="string">
            <text:p>16,23</text:p>
          </table:table-cell>
          <table:table-cell office:value-type="string">
            <text:p>7,55</text:p>
          </table:table-cell>
        </table:table-row>
        <table:table-row table:style-name="ro1">
          <table:table-cell office:value-type="string">
            <text:p>1115006.Ervilha em conserva</text:p>
          </table:table-cell>
          <table:table-cell office:value-type="string">
            <text:p>20,98</text:p>
          </table:table-cell>
          <table:table-cell office:value-type="string">
            <text:p>19,76</text:p>
          </table:table-cell>
          <table:table-cell office:value-type="string">
            <text:p>2,69</text:p>
          </table:table-cell>
        </table:table-row>
        <table:table-row table:style-name="ro1">
          <table:table-cell office:value-type="string">
            <text:p>1115016.Palmito em conserva</text:p>
          </table:table-cell>
          <table:table-cell office:value-type="string">
            <text:p>4,27</text:p>
          </table:table-cell>
          <table:table-cell office:value-type="string">
            <text:p>6,56</text:p>
          </table:table-cell>
          <table:table-cell office:value-type="string">
            <text:p>1,96</text:p>
          </table:table-cell>
        </table:table-row>
        <table:table-row table:style-name="ro1">
          <table:table-cell office:value-type="string">
            <text:p>1115017.Pepino em conserva</text:p>
          </table:table-cell>
          <table:table-cell office:value-type="string">
            <text:p>9,58</text:p>
          </table:table-cell>
          <table:table-cell office:value-type="string">
            <text:p>12,08</text:p>
          </table:table-cell>
          <table:table-cell office:value-type="string">
            <text:p>8,60</text:p>
          </table:table-cell>
        </table:table-row>
        <table:table-row table:style-name="ro1">
          <table:table-cell office:value-type="string">
            <text:p>1115039.Sardinha em conserva</text:p>
          </table:table-cell>
          <table:table-cell office:value-type="string">
            <text:p>21,15</text:p>
          </table:table-cell>
          <table:table-cell office:value-type="string">
            <text:p>8,11</text:p>
          </table:table-cell>
          <table:table-cell office:value-type="string">
            <text:p>-0,05</text:p>
          </table:table-cell>
        </table:table-row>
        <table:table-row table:style-name="ro1">
          <table:table-cell office:value-type="string">
            <text:p>1115050.Salsicha em conserva</text:p>
          </table:table-cell>
          <table:table-cell office:value-type="string">
            <text:p>3,82</text:p>
          </table:table-cell>
          <table:table-cell office:value-type="string">
            <text:p>12,18</text:p>
          </table:table-cell>
          <table:table-cell office:value-type="string">
            <text:p>0,97</text:p>
          </table:table-cell>
        </table:table-row>
        <table:table-row table:style-name="ro1">
          <table:table-cell office:value-type="string">
            <text:p>1115051.Carne em conserva</text:p>
          </table:table-cell>
          <table:table-cell office:value-type="string">
            <text:p>14,72</text:p>
          </table:table-cell>
          <table:table-cell office:value-type="string">
            <text:p>0,26</text:p>
          </table:table-cell>
          <table:table-cell office:value-type="string">
            <text:p>3,37</text:p>
          </table:table-cell>
        </table:table-row>
        <table:table-row table:style-name="ro1">
          <table:table-cell office:value-type="string">
            <text:p>1115053.Patê</text:p>
          </table:table-cell>
          <table:table-cell office:value-type="string">
            <text:p>2,83</text:p>
          </table:table-cell>
          <table:table-cell office:value-type="string">
            <text:p>11,79</text:p>
          </table:table-cell>
          <table:table-cell office:value-type="string">
            <text:p>-1,58</text:p>
          </table:table-cell>
        </table:table-row>
        <table:table-row table:style-name="ro1">
          <table:table-cell office:value-type="string">
            <text:p>1115056.Sopa desidratada</text:p>
          </table:table-cell>
          <table:table-cell office:value-type="string">
            <text:p>5,22</text:p>
          </table:table-cell>
          <table:table-cell office:value-type="string">
            <text:p>10,32</text:p>
          </table:table-cell>
          <table:table-cell office:value-type="string">
            <text:p>1,04</text:p>
          </table:table-cell>
        </table:table-row>
        <table:table-row table:style-name="ro1">
          <table:table-cell office:value-type="string">
            <text:p>1115057.Azeitona</text:p>
          </table:table-cell>
          <table:table-cell office:value-type="string">
            <text:p>11,82</text:p>
          </table:table-cell>
          <table:table-cell office:value-type="string">
            <text:p>9,79</text:p>
          </table:table-cell>
          <table:table-cell office:value-type="string">
            <text:p>2,73</text:p>
          </table:table-cell>
        </table:table-row>
        <table:table-row table:style-name="ro1">
          <table:table-cell office:value-type="string">
            <text:p>1115058.Milho-verde em conserva</text:p>
          </table:table-cell>
          <table:table-cell office:value-type="string">
            <text:p>16,32</text:p>
          </table:table-cell>
          <table:table-cell office:value-type="string">
            <text:p>3,71</text:p>
          </table:table-cell>
          <table:table-cell office:value-type="string">
            <text:p>-1,08</text:p>
          </table:table-cell>
        </table:table-row>
        <table:table-row table:style-name="ro1">
          <table:table-cell office:value-type="string">
            <text:p>1115075.Atum em conserva</text:p>
          </table:table-cell>
          <table:table-cell office:value-type="string">
            <text:p>5,05</text:p>
          </table:table-cell>
          <table:table-cell office:value-type="string">
            <text:p>22,62</text:p>
          </table:table-cell>
          <table:table-cell office:value-type="string">
            <text:p>5,51</text:p>
          </table:table-cell>
        </table:table-row>
        <table:table-row table:style-name="ro1">
          <table:table-cell office:value-type="string">
            <text:p>1116.Sal e condimentos</text:p>
          </table:table-cell>
          <table:table-cell office:value-type="string">
            <text:p>14,61</text:p>
          </table:table-cell>
          <table:table-cell office:value-type="string">
            <text:p>2,10</text:p>
          </table:table-cell>
          <table:table-cell office:value-type="string">
            <text:p>4,15</text:p>
          </table:table-cell>
        </table:table-row>
        <table:table-row table:style-name="ro1">
          <table:table-cell office:value-type="string">
            <text:p>1116001.Leite de coco</text:p>
          </table:table-cell>
          <table:table-cell office:value-type="string">
            <text:p>1,55</text:p>
          </table:table-cell>
          <table:table-cell office:value-type="string">
            <text:p>22,13</text:p>
          </table:table-cell>
          <table:table-cell office:value-type="string">
            <text:p>6,04</text:p>
          </table:table-cell>
        </table:table-row>
        <table:table-row table:style-name="ro1">
          <table:table-cell office:value-type="string">
            <text:p>1116005.Atomatado</text:p>
          </table:table-cell>
          <table:table-cell office:value-type="string">
            <text:p>4,07</text:p>
          </table:table-cell>
          <table:table-cell office:value-type="string">
            <text:p>8,77</text:p>
          </table:table-cell>
          <table:table-cell office:value-type="string">
            <text:p>1,25</text:p>
          </table:table-cell>
        </table:table-row>
        <table:table-row table:style-name="ro1">
          <table:table-cell office:value-type="string">
            <text:p>1116010.Alho</text:p>
          </table:table-cell>
          <table:table-cell office:value-type="string">
            <text:p>50,65</text:p>
          </table:table-cell>
          <table:table-cell office:value-type="string">
            <text:p>-13,99</text:p>
          </table:table-cell>
          <table:table-cell office:value-type="string">
            <text:p>8,73</text:p>
          </table:table-cell>
        </table:table-row>
        <table:table-row table:style-name="ro1">
          <table:table-cell office:value-type="string">
            <text:p>1116013.Sal</text:p>
          </table:table-cell>
          <table:table-cell office:value-type="string">
            <text:p>5,57</text:p>
          </table:table-cell>
          <table:table-cell office:value-type="string">
            <text:p>0,78</text:p>
          </table:table-cell>
          <table:table-cell office:value-type="string">
            <text:p>2,25</text:p>
          </table:table-cell>
        </table:table-row>
        <table:table-row table:style-name="ro1">
          <table:table-cell office:value-type="string">
            <text:p>1116026.Fermento</text:p>
          </table:table-cell>
          <table:table-cell office:value-type="string">
            <text:p>-2,92</text:p>
          </table:table-cell>
          <table:table-cell office:value-type="string">
            <text:p>-2,11</text:p>
          </table:table-cell>
          <table:table-cell office:value-type="string">
            <text:p>2,58</text:p>
          </table:table-cell>
        </table:table-row>
        <table:table-row table:style-name="ro1">
          <table:table-cell office:value-type="string">
            <text:p>1116033.Maionese</text:p>
          </table:table-cell>
          <table:table-cell office:value-type="string">
            <text:p>15,55</text:p>
          </table:table-cell>
          <table:table-cell office:value-type="string">
            <text:p>3,91</text:p>
          </table:table-cell>
          <table:table-cell office:value-type="string">
            <text:p>7,16</text:p>
          </table:table-cell>
        </table:table-row>
        <table:table-row table:style-name="ro1">
          <table:table-cell office:value-type="string">
            <text:p>1116041.Vinagre</text:p>
          </table:table-cell>
          <table:table-cell office:value-type="string">
            <text:p>14,39</text:p>
          </table:table-cell>
          <table:table-cell office:value-type="string">
            <text:p>8,37</text:p>
          </table:table-cell>
          <table:table-cell office:value-type="string">
            <text:p>4,11</text:p>
          </table:table-cell>
        </table:table-row>
        <table:table-row table:style-name="ro1">
          <table:table-cell office:value-type="string">
            <text:p>1116048.Caldo concentrado</text:p>
          </table:table-cell>
          <table:table-cell office:value-type="string">
            <text:p>4,80</text:p>
          </table:table-cell>
          <table:table-cell office:value-type="string">
            <text:p>4,29</text:p>
          </table:table-cell>
          <table:table-cell office:value-type="string">
            <text:p>-1,01</text:p>
          </table:table-cell>
        </table:table-row>
        <table:table-row table:style-name="ro1">
          <table:table-cell office:value-type="string">
            <text:p>1116071.Tempero misto</text:p>
          </table:table-cell>
          <table:table-cell office:value-type="string">
            <text:p>6,00</text:p>
          </table:table-cell>
          <table:table-cell office:value-type="string">
            <text:p>9,96</text:p>
          </table:table-cell>
          <table:table-cell office:value-type="string">
            <text:p>5,67</text:p>
          </table:table-cell>
        </table:table-row>
        <table:table-row table:style-name="ro1">
          <table:table-cell office:value-type="string">
            <text:p>12.Alimentação fora do domicílio</text:p>
          </table:table-cell>
          <table:table-cell office:value-type="string">
            <text:p>9,51</text:p>
          </table:table-cell>
          <table:table-cell office:value-type="string">
            <text:p>10,07</text:p>
          </table:table-cell>
          <table:table-cell office:value-type="string">
            <text:p>4,46</text:p>
          </table:table-cell>
        </table:table-row>
        <table:table-row table:style-name="ro1">
          <table:table-cell office:value-type="string">
            <text:p>1201.Alimentação fora do domicílio</text:p>
          </table:table-cell>
          <table:table-cell office:value-type="string">
            <text:p>9,51</text:p>
          </table:table-cell>
          <table:table-cell office:value-type="string">
            <text:p>10,07</text:p>
          </table:table-cell>
          <table:table-cell office:value-type="string">
            <text:p>4,46</text:p>
          </table:table-cell>
        </table:table-row>
        <table:table-row table:style-name="ro1">
          <table:table-cell office:value-type="string">
            <text:p>1201001.Refeição</text:p>
          </table:table-cell>
          <table:table-cell office:value-type="string">
            <text:p>8,59</text:p>
          </table:table-cell>
          <table:table-cell office:value-type="string">
            <text:p>9,49</text:p>
          </table:table-cell>
          <table:table-cell office:value-type="string">
            <text:p>4,33</text:p>
          </table:table-cell>
        </table:table-row>
        <table:table-row table:style-name="ro1">
          <table:table-cell office:value-type="string">
            <text:p>1201003.Lanche</text:p>
          </table:table-cell>
          <table:table-cell office:value-type="string">
            <text:p>11,23</text:p>
          </table:table-cell>
          <table:table-cell office:value-type="string">
            <text:p>12,28</text:p>
          </table:table-cell>
          <table:table-cell office:value-type="string">
            <text:p>4,94</text:p>
          </table:table-cell>
        </table:table-row>
        <table:table-row table:style-name="ro1">
          <table:table-cell office:value-type="string">
            <text:p>1201005.Café da manhã</text:p>
          </table:table-cell>
          <table:table-cell office:value-type="string">
            <text:p>10,85</text:p>
          </table:table-cell>
          <table:table-cell office:value-type="string">
            <text:p>12,01</text:p>
          </table:table-cell>
          <table:table-cell office:value-type="string">
            <text:p>4,39</text:p>
          </table:table-cell>
        </table:table-row>
        <table:table-row table:style-name="ro1">
          <table:table-cell office:value-type="string">
            <text:p>1201007.Refrigerante e água mineral</text:p>
          </table:table-cell>
          <table:table-cell office:value-type="string">
            <text:p>9,20</text:p>
          </table:table-cell>
          <table:table-cell office:value-type="string">
            <text:p>9,36</text:p>
          </table:table-cell>
          <table:table-cell office:value-type="string">
            <text:p>4,64</text:p>
          </table:table-cell>
        </table:table-row>
        <table:table-row table:style-name="ro1">
          <table:table-cell office:value-type="string">
            <text:p>1201009.Cafezinho</text:p>
          </table:table-cell>
          <table:table-cell office:value-type="string">
            <text:p>8,67</text:p>
          </table:table-cell>
          <table:table-cell office:value-type="string">
            <text:p>11,78</text:p>
          </table:table-cell>
          <table:table-cell office:value-type="string">
            <text:p>6,29</text:p>
          </table:table-cell>
        </table:table-row>
        <table:table-row table:style-name="ro1">
          <table:table-cell office:value-type="string">
            <text:p>1201048.Cerveja</text:p>
          </table:table-cell>
          <table:table-cell office:value-type="string">
            <text:p>12,80</text:p>
          </table:table-cell>
          <table:table-cell office:value-type="string">
            <text:p>10,52</text:p>
          </table:table-cell>
          <table:table-cell office:value-type="string">
            <text:p>4,03</text:p>
          </table:table-cell>
        </table:table-row>
        <table:table-row table:style-name="ro1">
          <table:table-cell office:value-type="string">
            <text:p>1201051.Outras bebidas alcoólicas</text:p>
          </table:table-cell>
          <table:table-cell office:value-type="string">
            <text:p>9,23</text:p>
          </table:table-cell>
          <table:table-cell office:value-type="string">
            <text:p>8,45</text:p>
          </table:table-cell>
          <table:table-cell office:value-type="string">
            <text:p>3,45</text:p>
          </table:table-cell>
        </table:table-row>
        <table:table-row table:style-name="ro1">
          <table:table-cell office:value-type="string">
            <text:p>1201061.Doces</text:p>
          </table:table-cell>
          <table:table-cell office:value-type="string">
            <text:p>7,50</text:p>
          </table:table-cell>
          <table:table-cell office:value-type="string">
            <text:p>4,45</text:p>
          </table:table-cell>
          <table:table-cell office:value-type="string">
            <text:p>4,23</text:p>
          </table:table-cell>
        </table:table-row>
        <table:table-row table:style-name="ro1">
          <table:table-cell office:value-type="string">
            <text:p>2.Habitação</text:p>
          </table:table-cell>
          <table:table-cell office:value-type="string">
            <text:p>6,79</text:p>
          </table:table-cell>
          <table:table-cell office:value-type="string">
            <text:p>3,40</text:p>
          </table:table-cell>
          <table:table-cell office:value-type="string">
            <text:p>3,17</text:p>
          </table:table-cell>
        </table:table-row>
        <table:table-row table:style-name="ro1">
          <table:table-cell office:value-type="string">
            <text:p>21.Encargos e manutenção</text:p>
          </table:table-cell>
          <table:table-cell office:value-type="string">
            <text:p>8,30</text:p>
          </table:table-cell>
          <table:table-cell office:value-type="string">
            <text:p>9,23</text:p>
          </table:table-cell>
          <table:table-cell office:value-type="string">
            <text:p>3,03</text:p>
          </table:table-cell>
        </table:table-row>
        <table:table-row table:style-name="ro1">
          <table:table-cell office:value-type="string">
            <text:p>2101.Aluguel e taxas</text:p>
          </table:table-cell>
          <table:table-cell office:value-type="string">
            <text:p>8,89</text:p>
          </table:table-cell>
          <table:table-cell office:value-type="string">
            <text:p>9,88</text:p>
          </table:table-cell>
          <table:table-cell office:value-type="string">
            <text:p>2,30</text:p>
          </table:table-cell>
        </table:table-row>
        <table:table-row table:style-name="ro1">
          <table:table-cell office:value-type="string">
            <text:p>2101001.Aluguel residencial</text:p>
          </table:table-cell>
          <table:table-cell office:value-type="string">
            <text:p>8,95</text:p>
          </table:table-cell>
          <table:table-cell office:value-type="string">
            <text:p>12,01</text:p>
          </table:table-cell>
          <table:table-cell office:value-type="string">
            <text:p>4,28</text:p>
          </table:table-cell>
        </table:table-row>
        <table:table-row table:style-name="ro1">
          <table:table-cell office:value-type="string">
            <text:p>2101002.Condomínio</text:p>
          </table:table-cell>
          <table:table-cell office:value-type="string">
            <text:p>8,75</text:p>
          </table:table-cell>
          <table:table-cell office:value-type="string">
            <text:p>8,57</text:p>
          </table:table-cell>
          <table:table-cell office:value-type="string">
            <text:p>2,76</text:p>
          </table:table-cell>
        </table:table-row>
        <table:table-row table:style-name="ro1">
          <table:table-cell office:value-type="string">
            <text:p>2101004.Taxa de água e esgoto</text:p>
          </table:table-cell>
          <table:table-cell office:value-type="string">
            <text:p>8,84</text:p>
          </table:table-cell>
          <table:table-cell office:value-type="string">
            <text:p>5,94</text:p>
          </table:table-cell>
          <table:table-cell office:value-type="string">
            <text:p>-3,39</text:p>
          </table:table-cell>
        </table:table-row>
        <table:table-row table:style-name="ro1">
          <table:table-cell office:value-type="string">
            <text:p>2101012.Mudança</text:p>
          </table:table-cell>
          <table:table-cell office:value-type="string">
            <text:p>14,08</text:p>
          </table:table-cell>
          <table:table-cell office:value-type="string">
            <text:p>8,60</text:p>
          </table:table-cell>
          <table:table-cell office:value-type="string">
            <text:p>6,81</text:p>
          </table:table-cell>
        </table:table-row>
        <table:table-row table:style-name="ro1">
          <table:table-cell office:value-type="string">
            <text:p>2103.Reparos</text:p>
          </table:table-cell>
          <table:table-cell office:value-type="string">
            <text:p>7,84</text:p>
          </table:table-cell>
          <table:table-cell office:value-type="string">
            <text:p>8,05</text:p>
          </table:table-cell>
          <table:table-cell office:value-type="string">
            <text:p>4,28</text:p>
          </table:table-cell>
        </table:table-row>
        <table:table-row table:style-name="ro1">
          <table:table-cell office:value-type="string">
            <text:p>2103005.Ferragens</text:p>
          </table:table-cell>
          <table:table-cell office:value-type="string">
            <text:p>4,27</text:p>
          </table:table-cell>
          <table:table-cell office:value-type="string">
            <text:p>4,48</text:p>
          </table:table-cell>
          <table:table-cell office:value-type="string">
            <text:p>3,88</text:p>
          </table:table-cell>
        </table:table-row>
        <table:table-row table:style-name="ro1">
          <table:table-cell office:value-type="string">
            <text:p>2103008.Material de eletricidade</text:p>
          </table:table-cell>
          <table:table-cell office:value-type="string">
            <text:p>7,70</text:p>
          </table:table-cell>
          <table:table-cell office:value-type="string">
            <text:p>8,38</text:p>
          </table:table-cell>
          <table:table-cell office:value-type="string">
            <text:p>3,33</text:p>
          </table:table-cell>
        </table:table-row>
        <table:table-row table:style-name="ro1">
          <table:table-cell office:value-type="string">
            <text:p>2103009.Material de pintura</text:p>
          </table:table-cell>
          <table:table-cell office:value-type="string">
            <text:p>10,14</text:p>
          </table:table-cell>
          <table:table-cell office:value-type="string">
            <text:p>5,26</text:p>
          </table:table-cell>
          <table:table-cell office:value-type="string">
            <text:p>4,79</text:p>
          </table:table-cell>
        </table:table-row>
        <table:table-row table:style-name="ro1">
          <table:table-cell office:value-type="string">
            <text:p>2103012.Vidro</text:p>
          </table:table-cell>
          <table:table-cell office:value-type="string">
            <text:p>8,68</text:p>
          </table:table-cell>
          <table:table-cell office:value-type="string">
            <text:p>15,06</text:p>
          </table:table-cell>
          <table:table-cell office:value-type="string">
            <text:p>-0,55</text:p>
          </table:table-cell>
        </table:table-row>
        <table:table-row table:style-name="ro1">
          <table:table-cell office:value-type="string">
            <text:p>2103014.Tinta</text:p>
          </table:table-cell>
          <table:table-cell office:value-type="string">
            <text:p>7,33</text:p>
          </table:table-cell>
          <table:table-cell office:value-type="string">
            <text:p>7,76</text:p>
          </table:table-cell>
          <table:table-cell office:value-type="string">
            <text:p>3,35</text:p>
          </table:table-cell>
        </table:table-row>
        <table:table-row table:style-name="ro1">
          <table:table-cell office:value-type="string">
            <text:p>2103032.Revestimento de piso e parede</text:p>
          </table:table-cell>
          <table:table-cell office:value-type="string">
            <text:p>-1,30</text:p>
          </table:table-cell>
          <table:table-cell office:value-type="string">
            <text:p>3,78</text:p>
          </table:table-cell>
          <table:table-cell office:value-type="string">
            <text:p>3,27</text:p>
          </table:table-cell>
        </table:table-row>
        <table:table-row table:style-name="ro1">
          <table:table-cell office:value-type="string">
            <text:p>2103039.Cimento</text:p>
          </table:table-cell>
          <table:table-cell office:value-type="string">
            <text:p>1,90</text:p>
          </table:table-cell>
          <table:table-cell office:value-type="string">
            <text:p>9,34</text:p>
          </table:table-cell>
          <table:table-cell office:value-type="string">
            <text:p>3,37</text:p>
          </table:table-cell>
        </table:table-row>
        <table:table-row table:style-name="ro1">
          <table:table-cell office:value-type="string">
            <text:p>2103040.Tijolo</text:p>
          </table:table-cell>
          <table:table-cell office:value-type="string">
            <text:p>-0,37</text:p>
          </table:table-cell>
          <table:table-cell office:value-type="string">
            <text:p>3,08</text:p>
          </table:table-cell>
          <table:table-cell office:value-type="string">
            <text:p>0,73</text:p>
          </table:table-cell>
        </table:table-row>
        <table:table-row table:style-name="ro1">
          <table:table-cell office:value-type="string">
            <text:p>2103041.Material hidráulico</text:p>
          </table:table-cell>
          <table:table-cell office:value-type="string">
            <text:p>4,41</text:p>
          </table:table-cell>
          <table:table-cell office:value-type="string">
            <text:p>11,66</text:p>
          </table:table-cell>
          <table:table-cell office:value-type="string">
            <text:p>4,61</text:p>
          </table:table-cell>
        </table:table-row>
        <table:table-row table:style-name="ro1">
          <table:table-cell office:value-type="string">
            <text:p>2103042.Mão-de-obra</text:p>
          </table:table-cell>
          <table:table-cell office:value-type="string">
            <text:p>11,57</text:p>
          </table:table-cell>
          <table:table-cell office:value-type="string">
            <text:p>8,96</text:p>
          </table:table-cell>
          <table:table-cell office:value-type="string">
            <text:p>5,06</text:p>
          </table:table-cell>
        </table:table-row>
        <table:table-row table:style-name="ro1">
          <table:table-cell office:value-type="string">
            <text:p>2103048.Areia</text:p>
          </table:table-cell>
          <table:table-cell office:value-type="string">
            <text:p>4,41</text:p>
          </table:table-cell>
          <table:table-cell office:value-type="string">
            <text:p>8,38</text:p>
          </table:table-cell>
          <table:table-cell office:value-type="string">
            <text:p>5,82</text:p>
          </table:table-cell>
        </table:table-row>
        <table:table-row table:style-name="ro1">
          <table:table-cell office:value-type="string">
            <text:p>2103055.Telha</text:p>
          </table:table-cell>
          <table:table-cell office:value-type="string">
            <text:p>4,73</text:p>
          </table:table-cell>
          <table:table-cell office:value-type="string">
            <text:p>6,87</text:p>
          </table:table-cell>
          <table:table-cell office:value-type="string">
            <text:p>3,73</text:p>
          </table:table-cell>
        </table:table-row>
        <table:table-row table:style-name="ro1">
          <table:table-cell office:value-type="string">
            <text:p>2104.Artigos de limpeza</text:p>
          </table:table-cell>
          <table:table-cell office:value-type="string">
            <text:p>4,82</text:p>
          </table:table-cell>
          <table:table-cell office:value-type="string">
            <text:p>7,32</text:p>
          </table:table-cell>
          <table:table-cell office:value-type="string">
            <text:p>5,57</text:p>
          </table:table-cell>
        </table:table-row>
        <table:table-row table:style-name="ro1">
          <table:table-cell office:value-type="string">
            <text:p>2104005.Água sanitária</text:p>
          </table:table-cell>
          <table:table-cell office:value-type="string">
            <text:p>7,17</text:p>
          </table:table-cell>
          <table:table-cell office:value-type="string">
            <text:p>2,98</text:p>
          </table:table-cell>
          <table:table-cell office:value-type="string">
            <text:p>5,52</text:p>
          </table:table-cell>
        </table:table-row>
        <table:table-row table:style-name="ro1">
          <table:table-cell office:value-type="string">
            <text:p>2104008.Detergente</text:p>
          </table:table-cell>
          <table:table-cell office:value-type="string">
            <text:p>4,50</text:p>
          </table:table-cell>
          <table:table-cell office:value-type="string">
            <text:p>7,04</text:p>
          </table:table-cell>
          <table:table-cell office:value-type="string">
            <text:p>5,27</text:p>
          </table:table-cell>
        </table:table-row>
        <table:table-row table:style-name="ro1">
          <table:table-cell office:value-type="string">
            <text:p>2104009.Sabão em pó</text:p>
          </table:table-cell>
          <table:table-cell office:value-type="string">
            <text:p>4,71</text:p>
          </table:table-cell>
          <table:table-cell office:value-type="string">
            <text:p>8,93</text:p>
          </table:table-cell>
          <table:table-cell office:value-type="string">
            <text:p>6,20</text:p>
          </table:table-cell>
        </table:table-row>
        <table:table-row table:style-name="ro1">
          <table:table-cell office:value-type="string">
            <text:p>2104012.Desinfetante</text:p>
          </table:table-cell>
          <table:table-cell office:value-type="string">
            <text:p>4,48</text:p>
          </table:table-cell>
          <table:table-cell office:value-type="string">
            <text:p>8,10</text:p>
          </table:table-cell>
          <table:table-cell office:value-type="string">
            <text:p>2,69</text:p>
          </table:table-cell>
        </table:table-row>
        <table:table-row table:style-name="ro1">
          <table:table-cell office:value-type="string">
            <text:p>2104013.Inseticida</text:p>
          </table:table-cell>
          <table:table-cell office:value-type="string">
            <text:p>5,74</text:p>
          </table:table-cell>
          <table:table-cell office:value-type="string">
            <text:p>-0,32</text:p>
          </table:table-cell>
          <table:table-cell office:value-type="string">
            <text:p>2,02</text:p>
          </table:table-cell>
        </table:table-row>
        <table:table-row table:style-name="ro1">
          <table:table-cell office:value-type="string">
            <text:p>2104015.Sabão em barra</text:p>
          </table:table-cell>
          <table:table-cell office:value-type="string">
            <text:p>3,95</text:p>
          </table:table-cell>
          <table:table-cell office:value-type="string">
            <text:p>5,50</text:p>
          </table:table-cell>
          <table:table-cell office:value-type="string">
            <text:p>4,85</text:p>
          </table:table-cell>
        </table:table-row>
        <table:table-row table:style-name="ro1">
          <table:table-cell office:value-type="string">
            <text:p>2104016.Esponja de limpeza</text:p>
          </table:table-cell>
          <table:table-cell office:value-type="string">
            <text:p>0,03</text:p>
          </table:table-cell>
          <table:table-cell office:value-type="string">
            <text:p>3,89</text:p>
          </table:table-cell>
          <table:table-cell office:value-type="string">
            <text:p>5,10</text:p>
          </table:table-cell>
        </table:table-row>
        <table:table-row table:style-name="ro1">
          <table:table-cell office:value-type="string">
            <text:p>2104032.Amaciante</text:p>
          </table:table-cell>
          <table:table-cell office:value-type="string">
            <text:p>7,22</text:p>
          </table:table-cell>
          <table:table-cell office:value-type="string">
            <text:p>8,28</text:p>
          </table:table-cell>
          <table:table-cell office:value-type="string">
            <text:p>6,22</text:p>
          </table:table-cell>
        </table:table-row>
        <table:table-row table:style-name="ro1">
          <table:table-cell office:value-type="string">
            <text:p>22.Combustíveis e energia</text:p>
          </table:table-cell>
          <table:table-cell office:value-type="string">
            <text:p>3,51</text:p>
          </table:table-cell>
          <table:table-cell office:value-type="string">
            <text:p>-9,82</text:p>
          </table:table-cell>
          <table:table-cell office:value-type="string">
            <text:p>3,55</text:p>
          </table:table-cell>
        </table:table-row>
        <table:table-row table:style-name="ro1">
          <table:table-cell office:value-type="string">
            <text:p>2201.Combustíveis (domésticos)</text:p>
          </table:table-cell>
          <table:table-cell office:value-type="string">
            <text:p>5,15</text:p>
          </table:table-cell>
          <table:table-cell office:value-type="string">
            <text:p>6,62</text:p>
          </table:table-cell>
          <table:table-cell office:value-type="string">
            <text:p>0,66</text:p>
          </table:table-cell>
        </table:table-row>
        <table:table-row table:style-name="ro1">
          <table:table-cell office:value-type="string">
            <text:p>2201003.Carvão vegetal</text:p>
          </table:table-cell>
          <table:table-cell office:value-type="string">
            <text:p>4,88</text:p>
          </table:table-cell>
          <table:table-cell office:value-type="string">
            <text:p>15,94</text:p>
          </table:table-cell>
          <table:table-cell office:value-type="string">
            <text:p>6,05</text:p>
          </table:table-cell>
        </table:table-row>
        <table:table-row table:style-name="ro1">
          <table:table-cell office:value-type="string">
            <text:p>2201004.Gás de botijão</text:p>
          </table:table-cell>
          <table:table-cell office:value-type="string">
            <text:p>4,87</text:p>
          </table:table-cell>
          <table:table-cell office:value-type="string">
            <text:p>6,53</text:p>
          </table:table-cell>
          <table:table-cell office:value-type="string">
            <text:p>0,68</text:p>
          </table:table-cell>
        </table:table-row>
        <table:table-row table:style-name="ro1">
          <table:table-cell office:value-type="string">
            <text:p>2201005.Gás encanado</text:p>
          </table:table-cell>
          <table:table-cell office:value-type="string">
            <text:p>9,27</text:p>
          </table:table-cell>
          <table:table-cell office:value-type="string">
            <text:p>7,02</text:p>
          </table:table-cell>
          <table:table-cell office:value-type="string">
            <text:p>-0,17</text:p>
          </table:table-cell>
        </table:table-row>
        <table:table-row table:style-name="ro1">
          <table:table-cell office:value-type="string">
            <text:p>2202.Energia elétrica residencial</text:p>
          </table:table-cell>
          <table:table-cell office:value-type="string">
            <text:p>2,93</text:p>
          </table:table-cell>
          <table:table-cell office:value-type="string">
            <text:p>-15,66</text:p>
          </table:table-cell>
          <table:table-cell office:value-type="string">
            <text:p>4,85</text:p>
          </table:table-cell>
        </table:table-row>
        <table:table-row table:style-name="ro1">
          <table:table-cell office:value-type="string">
            <text:p>2202003.Energia elétrica residencial</text:p>
          </table:table-cell>
          <table:table-cell office:value-type="string">
            <text:p>2,93</text:p>
          </table:table-cell>
          <table:table-cell office:value-type="string">
            <text:p>-15,66</text:p>
          </table:table-cell>
          <table:table-cell office:value-type="string">
            <text:p>4,85</text:p>
          </table:table-cell>
        </table:table-row>
        <table:table-row table:style-name="ro1">
          <table:table-cell office:value-type="string">
            <text:p>3.Artigos de residência</text:p>
          </table:table-cell>
          <table:table-cell office:value-type="string">
            <text:p>0,84</text:p>
          </table:table-cell>
          <table:table-cell office:value-type="string">
            <text:p>7,12</text:p>
          </table:table-cell>
          <table:table-cell office:value-type="string">
            <text:p>3,20</text:p>
          </table:table-cell>
        </table:table-row>
        <table:table-row table:style-name="ro1">
          <table:table-cell office:value-type="string">
            <text:p>31.Móveis e utensílios</text:p>
          </table:table-cell>
          <table:table-cell office:value-type="string">
            <text:p>3,60</text:p>
          </table:table-cell>
          <table:table-cell office:value-type="string">
            <text:p>8,07</text:p>
          </table:table-cell>
          <table:table-cell office:value-type="string">
            <text:p>2,92</text:p>
          </table:table-cell>
        </table:table-row>
        <table:table-row table:style-name="ro1">
          <table:table-cell office:value-type="string">
            <text:p>3101.Mobiliário</text:p>
          </table:table-cell>
          <table:table-cell office:value-type="string">
            <text:p>4,77</text:p>
          </table:table-cell>
          <table:table-cell office:value-type="string">
            <text:p>9,21</text:p>
          </table:table-cell>
          <table:table-cell office:value-type="string">
            <text:p>2,81</text:p>
          </table:table-cell>
        </table:table-row>
        <table:table-row table:style-name="ro1">
          <table:table-cell office:value-type="string">
            <text:p>3101002.Móvel para sala</text:p>
          </table:table-cell>
          <table:table-cell office:value-type="string">
            <text:p>6,10</text:p>
          </table:table-cell>
          <table:table-cell office:value-type="string">
            <text:p>10,30</text:p>
          </table:table-cell>
          <table:table-cell office:value-type="string">
            <text:p>1,75</text:p>
          </table:table-cell>
        </table:table-row>
        <table:table-row table:style-name="ro1">
          <table:table-cell office:value-type="string">
            <text:p>3101003.Móvel para quarto</text:p>
          </table:table-cell>
          <table:table-cell office:value-type="string">
            <text:p>4,78</text:p>
          </table:table-cell>
          <table:table-cell office:value-type="string">
            <text:p>10,08</text:p>
          </table:table-cell>
          <table:table-cell office:value-type="string">
            <text:p>2,42</text:p>
          </table:table-cell>
        </table:table-row>
        <table:table-row table:style-name="ro1">
          <table:table-cell office:value-type="string">
            <text:p>3101015.Móvel para copa e cozinha</text:p>
          </table:table-cell>
          <table:table-cell office:value-type="string">
            <text:p>4,69</text:p>
          </table:table-cell>
          <table:table-cell office:value-type="string">
            <text:p>6,98</text:p>
          </table:table-cell>
          <table:table-cell office:value-type="string">
            <text:p>4,92</text:p>
          </table:table-cell>
        </table:table-row>
        <table:table-row table:style-name="ro1">
          <table:table-cell office:value-type="string">
            <text:p>3101016.Móvel infantil</text:p>
          </table:table-cell>
          <table:table-cell office:value-type="string">
            <text:p>-1,93</text:p>
          </table:table-cell>
          <table:table-cell office:value-type="string">
            <text:p>2,26</text:p>
          </table:table-cell>
          <table:table-cell office:value-type="string">
            <text:p>3,75</text:p>
          </table:table-cell>
        </table:table-row>
        <table:table-row table:style-name="ro1">
          <table:table-cell office:value-type="string">
            <text:p>3101017.Colchão</text:p>
          </table:table-cell>
          <table:table-cell office:value-type="string">
            <text:p>-0,40</text:p>
          </table:table-cell>
          <table:table-cell office:value-type="string">
            <text:p>4,84</text:p>
          </table:table-cell>
          <table:table-cell office:value-type="string">
            <text:p>6,29</text:p>
          </table:table-cell>
        </table:table-row>
        <table:table-row table:style-name="ro1">
          <table:table-cell office:value-type="string">
            <text:p>3102.Utensílios e enfeites</text:p>
          </table:table-cell>
          <table:table-cell office:value-type="string">
            <text:p>3,39</text:p>
          </table:table-cell>
          <table:table-cell office:value-type="string">
            <text:p>6,81</text:p>
          </table:table-cell>
          <table:table-cell office:value-type="string">
            <text:p>3,38</text:p>
          </table:table-cell>
        </table:table-row>
        <table:table-row table:style-name="ro1">
          <table:table-cell office:value-type="string">
            <text:p>3102005.Tapete</text:p>
          </table:table-cell>
          <table:table-cell office:value-type="string">
            <text:p>3,54</text:p>
          </table:table-cell>
          <table:table-cell office:value-type="string">
            <text:p>8,19</text:p>
          </table:table-cell>
          <table:table-cell office:value-type="string">
            <text:p>2,79</text:p>
          </table:table-cell>
        </table:table-row>
        <table:table-row table:style-name="ro1">
          <table:table-cell office:value-type="string">
            <text:p>3102006.Cortina</text:p>
          </table:table-cell>
          <table:table-cell office:value-type="string">
            <text:p>5,52</text:p>
          </table:table-cell>
          <table:table-cell office:value-type="string">
            <text:p>4,04</text:p>
          </table:table-cell>
          <table:table-cell office:value-type="string">
            <text:p>2,27</text:p>
          </table:table-cell>
        </table:table-row>
        <table:table-row table:style-name="ro1">
          <table:table-cell office:value-type="string">
            <text:p>3102007.Utensílios de metal</text:p>
          </table:table-cell>
          <table:table-cell office:value-type="string">
            <text:p>3,31</text:p>
          </table:table-cell>
          <table:table-cell office:value-type="string">
            <text:p>10,63</text:p>
          </table:table-cell>
          <table:table-cell office:value-type="string">
            <text:p>3,80</text:p>
          </table:table-cell>
        </table:table-row>
        <table:table-row table:style-name="ro1">
          <table:table-cell office:value-type="string">
            <text:p>3102009.Utensílios de vidro e louça</text:p>
          </table:table-cell>
          <table:table-cell office:value-type="string">
            <text:p>5,08</text:p>
          </table:table-cell>
          <table:table-cell office:value-type="string">
            <text:p>2,66</text:p>
          </table:table-cell>
          <table:table-cell office:value-type="string">
            <text:p>0,54</text:p>
          </table:table-cell>
        </table:table-row>
        <table:table-row table:style-name="ro1">
          <table:table-cell office:value-type="string">
            <text:p>3102010.Utensílios de plástico</text:p>
          </table:table-cell>
          <table:table-cell office:value-type="string">
            <text:p>1,80</text:p>
          </table:table-cell>
          <table:table-cell office:value-type="string">
            <text:p>9,96</text:p>
          </table:table-cell>
          <table:table-cell office:value-type="string">
            <text:p>8,69</text:p>
          </table:table-cell>
        </table:table-row>
        <table:table-row table:style-name="ro1">
          <table:table-cell office:value-type="string">
            <text:p>3102035.Flores naturais</text:p>
          </table:table-cell>
          <table:table-cell office:value-type="string">
            <text:p>5,71</text:p>
          </table:table-cell>
          <table:table-cell office:value-type="string">
            <text:p>9,01</text:p>
          </table:table-cell>
          <table:table-cell office:value-type="string">
            <text:p>7,41</text:p>
          </table:table-cell>
        </table:table-row>
        <table:table-row table:style-name="ro1">
          <table:table-cell office:value-type="string">
            <text:p>3102040.Utensílios diversos</text:p>
          </table:table-cell>
          <table:table-cell office:value-type="string">
            <text:p>1,36</text:p>
          </table:table-cell>
          <table:table-cell office:value-type="string">
            <text:p>5,88</text:p>
          </table:table-cell>
          <table:table-cell office:value-type="string">
            <text:p>3,12</text:p>
          </table:table-cell>
        </table:table-row>
        <table:table-row table:style-name="ro1">
          <table:table-cell office:value-type="string">
            <text:p>3103.Cama, mesa e banho</text:p>
          </table:table-cell>
          <table:table-cell office:value-type="string">
            <text:p>-1,09</text:p>
          </table:table-cell>
          <table:table-cell office:value-type="string">
            <text:p>4,95</text:p>
          </table:table-cell>
          <table:table-cell office:value-type="string">
            <text:p>2,70</text:p>
          </table:table-cell>
        </table:table-row>
        <table:table-row table:style-name="ro1">
          <table:table-cell office:value-type="string">
            <text:p>3103001.Roupa de cama</text:p>
          </table:table-cell>
          <table:table-cell office:value-type="string">
            <text:p>-1,64</text:p>
          </table:table-cell>
          <table:table-cell office:value-type="string">
            <text:p>5,34</text:p>
          </table:table-cell>
          <table:table-cell office:value-type="string">
            <text:p>2,94</text:p>
          </table:table-cell>
        </table:table-row>
        <table:table-row table:style-name="ro1">
          <table:table-cell office:value-type="string">
            <text:p>3103003.Roupa de banho</text:p>
          </table:table-cell>
          <table:table-cell office:value-type="string">
            <text:p>0,59</text:p>
          </table:table-cell>
          <table:table-cell office:value-type="string">
            <text:p>3,75</text:p>
          </table:table-cell>
          <table:table-cell office:value-type="string">
            <text:p>1,98</text:p>
          </table:table-cell>
        </table:table-row>
        <table:table-row table:style-name="ro1">
          <table:table-cell office:value-type="string">
            <text:p>32.Aparelhos eletroeletrônicos</text:p>
          </table:table-cell>
          <table:table-cell office:value-type="string">
            <text:p>-3,11</text:p>
          </table:table-cell>
          <table:table-cell office:value-type="string">
            <text:p>5,95</text:p>
          </table:table-cell>
          <table:table-cell office:value-type="string">
            <text:p>3,04</text:p>
          </table:table-cell>
        </table:table-row>
        <table:table-row table:style-name="ro1">
          <table:table-cell office:value-type="string">
            <text:p>3201.Eletrodomésticos e equipamentos</text:p>
          </table:table-cell>
          <table:table-cell office:value-type="string">
            <text:p>0,26</text:p>
          </table:table-cell>
          <table:table-cell office:value-type="string">
            <text:p>9,05</text:p>
          </table:table-cell>
          <table:table-cell office:value-type="string">
            <text:p>4,89</text:p>
          </table:table-cell>
        </table:table-row>
        <table:table-row table:style-name="ro1">
          <table:table-cell office:value-type="string">
            <text:p>3201001.Refrigerador</text:p>
          </table:table-cell>
          <table:table-cell office:value-type="string">
            <text:p>-2,28</text:p>
          </table:table-cell>
          <table:table-cell office:value-type="string">
            <text:p>11,12</text:p>
          </table:table-cell>
          <table:table-cell office:value-type="string">
            <text:p>8,09</text:p>
          </table:table-cell>
        </table:table-row>
        <table:table-row table:style-name="ro1">
          <table:table-cell office:value-type="string">
            <text:p>3201002.Ar-condicionado</text:p>
          </table:table-cell>
          <table:table-cell office:value-type="string">
            <text:p>3,02</text:p>
          </table:table-cell>
          <table:table-cell office:value-type="string">
            <text:p>4,09</text:p>
          </table:table-cell>
          <table:table-cell office:value-type="string">
            <text:p>4,95</text:p>
          </table:table-cell>
        </table:table-row>
        <table:table-row table:style-name="ro1">
          <table:table-cell office:value-type="string">
            <text:p>3201006.Máquina de lavar roupa</text:p>
          </table:table-cell>
          <table:table-cell office:value-type="string">
            <text:p>1,38</text:p>
          </table:table-cell>
          <table:table-cell office:value-type="string">
            <text:p>3,31</text:p>
          </table:table-cell>
          <table:table-cell office:value-type="string">
            <text:p>4,21</text:p>
          </table:table-cell>
        </table:table-row>
        <table:table-row table:style-name="ro1">
          <table:table-cell office:value-type="string">
            <text:p>3201012.Liquidificador</text:p>
          </table:table-cell>
          <table:table-cell office:value-type="string">
            <text:p>-3,56</text:p>
          </table:table-cell>
          <table:table-cell office:value-type="string">
            <text:p>8,73</text:p>
          </table:table-cell>
          <table:table-cell office:value-type="string">
            <text:p>-2,11</text:p>
          </table:table-cell>
        </table:table-row>
        <table:table-row table:style-name="ro1">
          <table:table-cell office:value-type="string">
            <text:p>3201013.Ventilador</text:p>
          </table:table-cell>
          <table:table-cell office:value-type="string">
            <text:p>4,43</text:p>
          </table:table-cell>
          <table:table-cell office:value-type="string">
            <text:p>10,28</text:p>
          </table:table-cell>
          <table:table-cell office:value-type="string">
            <text:p>3,01</text:p>
          </table:table-cell>
        </table:table-row>
        <table:table-row table:style-name="ro1">
          <table:table-cell office:value-type="string">
            <text:p>3201021.Fogão</text:p>
          </table:table-cell>
          <table:table-cell office:value-type="string">
            <text:p>4,49</text:p>
          </table:table-cell>
          <table:table-cell office:value-type="string">
            <text:p>10,89</text:p>
          </table:table-cell>
          <table:table-cell office:value-type="string">
            <text:p>0,02</text:p>
          </table:table-cell>
        </table:table-row>
        <table:table-row table:style-name="ro1">
          <table:table-cell office:value-type="string">
            <text:p>3201050.Chuveiro elétrico</text:p>
          </table:table-cell>
          <table:table-cell office:value-type="string">
            <text:p>2,70</text:p>
          </table:table-cell>
          <table:table-cell office:value-type="string">
            <text:p>7,72</text:p>
          </table:table-cell>
          <table:table-cell office:value-type="string">
            <text:p>0,79</text:p>
          </table:table-cell>
        </table:table-row>
        <table:table-row table:style-name="ro1">
          <table:table-cell office:value-type="string">
            <text:p>3201065.Forno de micro-ondas</text:p>
          </table:table-cell>
          <table:table-cell office:value-type="string">
            <text:p>-2,61</text:p>
          </table:table-cell>
          <table:table-cell office:value-type="string">
            <text:p>12,59</text:p>
          </table:table-cell>
          <table:table-cell office:value-type="string">
            <text:p>1,30</text:p>
          </table:table-cell>
        </table:table-row>
        <table:table-row table:style-name="ro1">
          <table:table-cell office:value-type="string">
            <text:p>3202.TV, som e informática</text:p>
          </table:table-cell>
          <table:table-cell office:value-type="string">
            <text:p>-7,12</text:p>
          </table:table-cell>
          <table:table-cell office:value-type="string">
            <text:p>1,95</text:p>
          </table:table-cell>
          <table:table-cell office:value-type="string">
            <text:p>0,48</text:p>
          </table:table-cell>
        </table:table-row>
        <table:table-row table:style-name="ro1">
          <table:table-cell office:value-type="string">
            <text:p>3202001.Televisor</text:p>
          </table:table-cell>
          <table:table-cell office:value-type="string">
            <text:p>-13,25</text:p>
          </table:table-cell>
          <table:table-cell office:value-type="string">
            <text:p>-0,73</text:p>
          </table:table-cell>
          <table:table-cell office:value-type="string">
            <text:p>-3,57</text:p>
          </table:table-cell>
        </table:table-row>
        <table:table-row table:style-name="ro1">
          <table:table-cell office:value-type="string">
            <text:p>3202003.Aparelho de som</text:p>
          </table:table-cell>
          <table:table-cell office:value-type="string">
            <text:p>0,79</text:p>
          </table:table-cell>
          <table:table-cell office:value-type="string">
            <text:p>-2,97</text:p>
          </table:table-cell>
          <table:table-cell office:value-type="string">
            <text:p>2,82</text:p>
          </table:table-cell>
        </table:table-row>
        <table:table-row table:style-name="ro1">
          <table:table-cell office:value-type="string">
            <text:p>3202005.Aparelho de DVD</text:p>
          </table:table-cell>
          <table:table-cell office:value-type="string">
            <text:p>-4,33</text:p>
          </table:table-cell>
          <table:table-cell office:value-type="string">
            <text:p>-3,92</text:p>
          </table:table-cell>
          <table:table-cell office:value-type="string">
            <text:p>3,73</text:p>
          </table:table-cell>
        </table:table-row>
        <table:table-row table:style-name="ro1">
          <table:table-cell office:value-type="string">
            <text:p>3202013.Antena</text:p>
          </table:table-cell>
          <table:table-cell office:value-type="string">
            <text:p>1,45</text:p>
          </table:table-cell>
          <table:table-cell office:value-type="string">
            <text:p>-1,80</text:p>
          </table:table-cell>
          <table:table-cell office:value-type="string">
            <text:p>0,19</text:p>
          </table:table-cell>
        </table:table-row>
        <table:table-row table:style-name="ro1">
          <table:table-cell office:value-type="string">
            <text:p>3202028.Microcomputador</text:p>
          </table:table-cell>
          <table:table-cell office:value-type="string">
            <text:p>-5,17</text:p>
          </table:table-cell>
          <table:table-cell office:value-type="string">
            <text:p>6,26</text:p>
          </table:table-cell>
          <table:table-cell office:value-type="string">
            <text:p>1,90</text:p>
          </table:table-cell>
        </table:table-row>
        <table:table-row table:style-name="ro1">
          <table:table-cell office:value-type="string">
            <text:p>33.Consertos e manutenção</text:p>
          </table:table-cell>
          <table:table-cell office:value-type="string">
            <text:p>5,15</text:p>
          </table:table-cell>
          <table:table-cell office:value-type="string">
            <text:p>7,15</text:p>
          </table:table-cell>
          <table:table-cell office:value-type="string">
            <text:p>5,89</text:p>
          </table:table-cell>
        </table:table-row>
        <table:table-row table:style-name="ro1">
          <table:table-cell office:value-type="string">
            <text:p>3301.Consertos e manutenção</text:p>
          </table:table-cell>
          <table:table-cell office:value-type="string">
            <text:p>5,15</text:p>
          </table:table-cell>
          <table:table-cell office:value-type="string">
            <text:p>7,15</text:p>
          </table:table-cell>
          <table:table-cell office:value-type="string">
            <text:p>5,89</text:p>
          </table:table-cell>
        </table:table-row>
        <table:table-row table:style-name="ro1">
          <table:table-cell office:value-type="string">
            <text:p>3301002.Conserto de refrigerador</text:p>
          </table:table-cell>
          <table:table-cell office:value-type="string">
            <text:p>5,07</text:p>
          </table:table-cell>
          <table:table-cell office:value-type="string">
            <text:p>4,58</text:p>
          </table:table-cell>
          <table:table-cell office:value-type="string">
            <text:p>4,99</text:p>
          </table:table-cell>
        </table:table-row>
        <table:table-row table:style-name="ro1">
          <table:table-cell office:value-type="string">
            <text:p>3301006.Conserto de televisor</text:p>
          </table:table-cell>
          <table:table-cell office:value-type="string">
            <text:p>0,29</text:p>
          </table:table-cell>
          <table:table-cell office:value-type="string">
            <text:p>-2,49</text:p>
          </table:table-cell>
          <table:table-cell office:value-type="string">
            <text:p>1,77</text:p>
          </table:table-cell>
        </table:table-row>
        <table:table-row table:style-name="ro1">
          <table:table-cell office:value-type="string">
            <text:p>3301009.Conserto de aparelho de som</text:p>
          </table:table-cell>
          <table:table-cell office:value-type="string">
            <text:p>5,23</text:p>
          </table:table-cell>
          <table:table-cell office:value-type="string">
            <text:p>-8,70</text:p>
          </table:table-cell>
          <table:table-cell office:value-type="string">
            <text:p>1,98</text:p>
          </table:table-cell>
        </table:table-row>
        <table:table-row table:style-name="ro1">
          <table:table-cell office:value-type="string">
            <text:p>3301015.Conserto de máquina de lavar roupa</text:p>
          </table:table-cell>
          <table:table-cell office:value-type="string">
            <text:p>7,65</text:p>
          </table:table-cell>
          <table:table-cell office:value-type="string">
            <text:p>7,83</text:p>
          </table:table-cell>
          <table:table-cell office:value-type="string">
            <text:p>4,61</text:p>
          </table:table-cell>
        </table:table-row>
        <table:table-row table:style-name="ro1">
          <table:table-cell office:value-type="string">
            <text:p>3301022.Reforma de estofado</text:p>
          </table:table-cell>
          <table:table-cell office:value-type="string">
            <text:p>7,66</text:p>
          </table:table-cell>
          <table:table-cell office:value-type="string">
            <text:p>16,01</text:p>
          </table:table-cell>
          <table:table-cell office:value-type="string">
            <text:p>9,53</text:p>
          </table:table-cell>
        </table:table-row>
        <table:table-row table:style-name="ro1">
          <table:table-cell office:value-type="string">
            <text:p>3301044.Manutenção de microcomputad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10,27</text:p>
          </table:table-cell>
        </table:table-row>
        <table:table-row table:style-name="ro1">
          <table:table-cell office:value-type="string">
            <text:p>4.Vestuário</text:p>
          </table:table-cell>
          <table:table-cell office:value-type="string">
            <text:p>5,79</text:p>
          </table:table-cell>
          <table:table-cell office:value-type="string">
            <text:p>5,38</text:p>
          </table:table-cell>
          <table:table-cell office:value-type="string">
            <text:p>1,05</text:p>
          </table:table-cell>
        </table:table-row>
        <table:table-row table:style-name="ro1">
          <table:table-cell office:value-type="string">
            <text:p>41.Roupas</text:p>
          </table:table-cell>
          <table:table-cell office:value-type="string">
            <text:p>4,67</text:p>
          </table:table-cell>
          <table:table-cell office:value-type="string">
            <text:p>5,27</text:p>
          </table:table-cell>
          <table:table-cell office:value-type="string">
            <text:p>1,17</text:p>
          </table:table-cell>
        </table:table-row>
        <table:table-row table:style-name="ro1">
          <table:table-cell office:value-type="string">
            <text:p>4101.Roupa masculina</text:p>
          </table:table-cell>
          <table:table-cell office:value-type="string">
            <text:p>4,29</text:p>
          </table:table-cell>
          <table:table-cell office:value-type="string">
            <text:p>4,01</text:p>
          </table:table-cell>
          <table:table-cell office:value-type="string">
            <text:p>0,84</text:p>
          </table:table-cell>
        </table:table-row>
        <table:table-row table:style-name="ro1">
          <table:table-cell office:value-type="string">
            <text:p>4101002.Calça comprida masculina</text:p>
          </table:table-cell>
          <table:table-cell office:value-type="string">
            <text:p>6,47</text:p>
          </table:table-cell>
          <table:table-cell office:value-type="string">
            <text:p>3,16</text:p>
          </table:table-cell>
          <table:table-cell office:value-type="string">
            <text:p>1,10</text:p>
          </table:table-cell>
        </table:table-row>
        <table:table-row table:style-name="ro1">
          <table:table-cell office:value-type="string">
            <text:p>4101004.Terno</text:p>
          </table:table-cell>
          <table:table-cell office:value-type="string">
            <text:p>3,74</text:p>
          </table:table-cell>
          <table:table-cell office:value-type="string">
            <text:p>3,41</text:p>
          </table:table-cell>
          <table:table-cell office:value-type="string">
            <text:p>1,76</text:p>
          </table:table-cell>
        </table:table-row>
        <table:table-row table:style-name="ro1">
          <table:table-cell office:value-type="string">
            <text:p>4101005.Agasalho masculino</text:p>
          </table:table-cell>
          <table:table-cell office:value-type="string">
            <text:p>2,08</text:p>
          </table:table-cell>
          <table:table-cell office:value-type="string">
            <text:p>0,33</text:p>
          </table:table-cell>
          <table:table-cell office:value-type="string">
            <text:p>2,67</text:p>
          </table:table-cell>
        </table:table-row>
        <table:table-row table:style-name="ro1">
          <table:table-cell office:value-type="string">
            <text:p>4101006.Short e bermuda masculina</text:p>
          </table:table-cell>
          <table:table-cell office:value-type="string">
            <text:p>4,48</text:p>
          </table:table-cell>
          <table:table-cell office:value-type="string">
            <text:p>7,45</text:p>
          </table:table-cell>
          <table:table-cell office:value-type="string">
            <text:p>-0,30</text:p>
          </table:table-cell>
        </table:table-row>
        <table:table-row table:style-name="ro1">
          <table:table-cell office:value-type="string">
            <text:p>4101008.Cueca</text:p>
          </table:table-cell>
          <table:table-cell office:value-type="string">
            <text:p>-0,33</text:p>
          </table:table-cell>
          <table:table-cell office:value-type="string">
            <text:p>3,86</text:p>
          </table:table-cell>
          <table:table-cell office:value-type="string">
            <text:p>2,17</text:p>
          </table:table-cell>
        </table:table-row>
        <table:table-row table:style-name="ro1">
          <table:table-cell office:value-type="string">
            <text:p>4101009.Camisa / camiseta masculina</text:p>
          </table:table-cell>
          <table:table-cell office:value-type="string">
            <text:p>3,22</text:p>
          </table:table-cell>
          <table:table-cell office:value-type="string">
            <text:p>3,96</text:p>
          </table:table-cell>
          <table:table-cell office:value-type="string">
            <text:p>0,70</text:p>
          </table:table-cell>
        </table:table-row>
        <table:table-row table:style-name="ro1">
          <table:table-cell office:value-type="string">
            <text:p>4102.Roupa feminina</text:p>
          </table:table-cell>
          <table:table-cell office:value-type="string">
            <text:p>4,89</text:p>
          </table:table-cell>
          <table:table-cell office:value-type="string">
            <text:p>5,92</text:p>
          </table:table-cell>
          <table:table-cell office:value-type="string">
            <text:p>0,64</text:p>
          </table:table-cell>
        </table:table-row>
        <table:table-row table:style-name="ro1">
          <table:table-cell office:value-type="string">
            <text:p>4102002.Calça comprida feminina</text:p>
          </table:table-cell>
          <table:table-cell office:value-type="string">
            <text:p>7,79</text:p>
          </table:table-cell>
          <table:table-cell office:value-type="string">
            <text:p>7,44</text:p>
          </table:table-cell>
          <table:table-cell office:value-type="string">
            <text:p>1,52</text:p>
          </table:table-cell>
        </table:table-row>
        <table:table-row table:style-name="ro1">
          <table:table-cell office:value-type="string">
            <text:p>4102003.Agasalho feminino</text:p>
          </table:table-cell>
          <table:table-cell office:value-type="string">
            <text:p>6,56</text:p>
          </table:table-cell>
          <table:table-cell office:value-type="string">
            <text:p>-0,53</text:p>
          </table:table-cell>
          <table:table-cell office:value-type="string">
            <text:p>2,78</text:p>
          </table:table-cell>
        </table:table-row>
        <table:table-row table:style-name="ro1">
          <table:table-cell office:value-type="string">
            <text:p>4102004.Saia</text:p>
          </table:table-cell>
          <table:table-cell office:value-type="string">
            <text:p>5,44</text:p>
          </table:table-cell>
          <table:table-cell office:value-type="string">
            <text:p>6,09</text:p>
          </table:table-cell>
          <table:table-cell office:value-type="string">
            <text:p>0,25</text:p>
          </table:table-cell>
        </table:table-row>
        <table:table-row table:style-name="ro1">
          <table:table-cell office:value-type="string">
            <text:p>4102005.Vestido</text:p>
          </table:table-cell>
          <table:table-cell office:value-type="string">
            <text:p>4,76</text:p>
          </table:table-cell>
          <table:table-cell office:value-type="string">
            <text:p>7,04</text:p>
          </table:table-cell>
          <table:table-cell office:value-type="string">
            <text:p>0,52</text:p>
          </table:table-cell>
        </table:table-row>
        <table:table-row table:style-name="ro1">
          <table:table-cell office:value-type="string">
            <text:p>4102008.Blusa</text:p>
          </table:table-cell>
          <table:table-cell office:value-type="string">
            <text:p>3,04</text:p>
          </table:table-cell>
          <table:table-cell office:value-type="string">
            <text:p>4,13</text:p>
          </table:table-cell>
          <table:table-cell office:value-type="string">
            <text:p>-0,29</text:p>
          </table:table-cell>
        </table:table-row>
        <table:table-row table:style-name="ro1">
          <table:table-cell office:value-type="string">
            <text:p>4102010.Lingerie</text:p>
          </table:table-cell>
          <table:table-cell office:value-type="string">
            <text:p>3,90</text:p>
          </table:table-cell>
          <table:table-cell office:value-type="string">
            <text:p>6,66</text:p>
          </table:table-cell>
          <table:table-cell office:value-type="string">
            <text:p>1,30</text:p>
          </table:table-cell>
        </table:table-row>
        <table:table-row table:style-name="ro1">
          <table:table-cell office:value-type="string">
            <text:p>4102013.Bermuda e short feminino</text:p>
          </table:table-cell>
          <table:table-cell office:value-type="string">
            <text:p>4,40</text:p>
          </table:table-cell>
          <table:table-cell office:value-type="string">
            <text:p>11,99</text:p>
          </table:table-cell>
          <table:table-cell office:value-type="string">
            <text:p>0,39</text:p>
          </table:table-cell>
        </table:table-row>
        <table:table-row table:style-name="ro1">
          <table:table-cell office:value-type="string">
            <text:p>4103.Roupa infantil</text:p>
          </table:table-cell>
          <table:table-cell office:value-type="string">
            <text:p>4,92</text:p>
          </table:table-cell>
          <table:table-cell office:value-type="string">
            <text:p>6,20</text:p>
          </table:table-cell>
          <table:table-cell office:value-type="string">
            <text:p>3,31</text:p>
          </table:table-cell>
        </table:table-row>
        <table:table-row table:style-name="ro1">
          <table:table-cell office:value-type="string">
            <text:p>4103001.Uniforme escolar</text:p>
          </table:table-cell>
          <table:table-cell office:value-type="string">
            <text:p>2,91</text:p>
          </table:table-cell>
          <table:table-cell office:value-type="string">
            <text:p>7,59</text:p>
          </table:table-cell>
          <table:table-cell office:value-type="string">
            <text:p>6,09</text:p>
          </table:table-cell>
        </table:table-row>
        <table:table-row table:style-name="ro1">
          <table:table-cell office:value-type="string">
            <text:p>4103002.Calça comprida infantil</text:p>
          </table:table-cell>
          <table:table-cell office:value-type="string">
            <text:p>4,73</text:p>
          </table:table-cell>
          <table:table-cell office:value-type="string">
            <text:p>6,75</text:p>
          </table:table-cell>
          <table:table-cell office:value-type="string">
            <text:p>5,19</text:p>
          </table:table-cell>
        </table:table-row>
        <table:table-row table:style-name="ro1">
          <table:table-cell office:value-type="string">
            <text:p>4103005.Agasalho infantil</text:p>
          </table:table-cell>
          <table:table-cell office:value-type="string">
            <text:p>9,36</text:p>
          </table:table-cell>
          <table:table-cell office:value-type="string">
            <text:p>4,14</text:p>
          </table:table-cell>
          <table:table-cell office:value-type="string">
            <text:p>3,84</text:p>
          </table:table-cell>
        </table:table-row>
        <table:table-row table:style-name="ro1">
          <table:table-cell office:value-type="string">
            <text:p>4103007.Vestido infantil</text:p>
          </table:table-cell>
          <table:table-cell office:value-type="string">
            <text:p>1,22</text:p>
          </table:table-cell>
          <table:table-cell office:value-type="string">
            <text:p>4,80</text:p>
          </table:table-cell>
          <table:table-cell office:value-type="string">
            <text:p>5,27</text:p>
          </table:table-cell>
        </table:table-row>
        <table:table-row table:style-name="ro1">
          <table:table-cell office:value-type="string">
            <text:p>4103008.Bermuda e short infantil</text:p>
          </table:table-cell>
          <table:table-cell office:value-type="string">
            <text:p>3,35</text:p>
          </table:table-cell>
          <table:table-cell office:value-type="string">
            <text:p>6,38</text:p>
          </table:table-cell>
          <table:table-cell office:value-type="string">
            <text:p>1,61</text:p>
          </table:table-cell>
        </table:table-row>
        <table:table-row table:style-name="ro1">
          <table:table-cell office:value-type="string">
            <text:p>4103011.Camisa / camiseta infantil</text:p>
          </table:table-cell>
          <table:table-cell office:value-type="string">
            <text:p>6,42</text:p>
          </table:table-cell>
          <table:table-cell office:value-type="string">
            <text:p>6,77</text:p>
          </table:table-cell>
          <table:table-cell office:value-type="string">
            <text:p>2,63</text:p>
          </table:table-cell>
        </table:table-row>
        <table:table-row table:style-name="ro1">
          <table:table-cell office:value-type="string">
            <text:p>4103031.Conjunto infantil</text:p>
          </table:table-cell>
          <table:table-cell office:value-type="string">
            <text:p>3,43</text:p>
          </table:table-cell>
          <table:table-cell office:value-type="string">
            <text:p>4,18</text:p>
          </table:table-cell>
          <table:table-cell office:value-type="string">
            <text:p>1,12</text:p>
          </table:table-cell>
        </table:table-row>
        <table:table-row table:style-name="ro1">
          <table:table-cell office:value-type="string">
            <text:p>42.Calçados e acessórios</text:p>
          </table:table-cell>
          <table:table-cell office:value-type="string">
            <text:p>7,59</text:p>
          </table:table-cell>
          <table:table-cell office:value-type="string">
            <text:p>5,07</text:p>
          </table:table-cell>
          <table:table-cell office:value-type="string">
            <text:p>0,62</text:p>
          </table:table-cell>
        </table:table-row>
        <table:table-row table:style-name="ro1">
          <table:table-cell office:value-type="string">
            <text:p>4201.Calçados e acessórios</text:p>
          </table:table-cell>
          <table:table-cell office:value-type="string">
            <text:p>7,59</text:p>
          </table:table-cell>
          <table:table-cell office:value-type="string">
            <text:p>5,07</text:p>
          </table:table-cell>
          <table:table-cell office:value-type="string">
            <text:p>0,62</text:p>
          </table:table-cell>
        </table:table-row>
        <table:table-row table:style-name="ro1">
          <table:table-cell office:value-type="string">
            <text:p>4201002.Sapato masculino</text:p>
          </table:table-cell>
          <table:table-cell office:value-type="string">
            <text:p>8,29</text:p>
          </table:table-cell>
          <table:table-cell office:value-type="string">
            <text:p>6,34</text:p>
          </table:table-cell>
          <table:table-cell office:value-type="string">
            <text:p>0,63</text:p>
          </table:table-cell>
        </table:table-row>
        <table:table-row table:style-name="ro1">
          <table:table-cell office:value-type="string">
            <text:p>4201003.Sapato feminino</text:p>
          </table:table-cell>
          <table:table-cell office:value-type="string">
            <text:p>9,85</text:p>
          </table:table-cell>
          <table:table-cell office:value-type="string">
            <text:p>1,44</text:p>
          </table:table-cell>
          <table:table-cell office:value-type="string">
            <text:p>1,48</text:p>
          </table:table-cell>
        </table:table-row>
        <table:table-row table:style-name="ro1">
          <table:table-cell office:value-type="string">
            <text:p>4201004.Sapato infantil</text:p>
          </table:table-cell>
          <table:table-cell office:value-type="string">
            <text:p>4,01</text:p>
          </table:table-cell>
          <table:table-cell office:value-type="string">
            <text:p>10,18</text:p>
          </table:table-cell>
          <table:table-cell office:value-type="string">
            <text:p>0,79</text:p>
          </table:table-cell>
        </table:table-row>
        <table:table-row table:style-name="ro1">
          <table:table-cell office:value-type="string">
            <text:p>4201006.Sandália / chinelo masculino</text:p>
          </table:table-cell>
          <table:table-cell office:value-type="string">
            <text:p>-0,20</text:p>
          </table:table-cell>
          <table:table-cell office:value-type="string">
            <text:p>5,90</text:p>
          </table:table-cell>
          <table:table-cell office:value-type="string">
            <text:p>1,89</text:p>
          </table:table-cell>
        </table:table-row>
        <table:table-row table:style-name="ro1">
          <table:table-cell office:value-type="string">
            <text:p>4201007.Sandália / chinelo feminino</text:p>
          </table:table-cell>
          <table:table-cell office:value-type="string">
            <text:p>11,48</text:p>
          </table:table-cell>
          <table:table-cell office:value-type="string">
            <text:p>5,29</text:p>
          </table:table-cell>
          <table:table-cell office:value-type="string">
            <text:p>-1,78</text:p>
          </table:table-cell>
        </table:table-row>
        <table:table-row table:style-name="ro1">
          <table:table-cell office:value-type="string">
            <text:p>4201008.Sandália / chinelo infantil</text:p>
          </table:table-cell>
          <table:table-cell office:value-type="string">
            <text:p>3,15</text:p>
          </table:table-cell>
          <table:table-cell office:value-type="string">
            <text:p>6,09</text:p>
          </table:table-cell>
          <table:table-cell office:value-type="string">
            <text:p>0,62</text:p>
          </table:table-cell>
        </table:table-row>
        <table:table-row table:style-name="ro1">
          <table:table-cell office:value-type="string">
            <text:p>4201015.Bolsa</text:p>
          </table:table-cell>
          <table:table-cell office:value-type="string">
            <text:p>5,63</text:p>
          </table:table-cell>
          <table:table-cell office:value-type="string">
            <text:p>12,20</text:p>
          </table:table-cell>
          <table:table-cell office:value-type="string">
            <text:p>-0,32</text:p>
          </table:table-cell>
        </table:table-row>
        <table:table-row table:style-name="ro1">
          <table:table-cell office:value-type="string">
            <text:p>4201063.Tênis</text:p>
          </table:table-cell>
          <table:table-cell office:value-type="string">
            <text:p>5,19</text:p>
          </table:table-cell>
          <table:table-cell office:value-type="string">
            <text:p>4,19</text:p>
          </table:table-cell>
          <table:table-cell office:value-type="string">
            <text:p>1,89</text:p>
          </table:table-cell>
        </table:table-row>
        <table:table-row table:style-name="ro1">
          <table:table-cell office:value-type="string">
            <text:p>43.Joias e bijuterias</text:p>
          </table:table-cell>
          <table:table-cell office:value-type="string">
            <text:p>10,17</text:p>
          </table:table-cell>
          <table:table-cell office:value-type="string">
            <text:p>8,83</text:p>
          </table:table-cell>
          <table:table-cell office:value-type="string">
            <text:p>1,51</text:p>
          </table:table-cell>
        </table:table-row>
        <table:table-row table:style-name="ro1">
          <table:table-cell office:value-type="string">
            <text:p>4301.Joias e bijuterias</text:p>
          </table:table-cell>
          <table:table-cell office:value-type="string">
            <text:p>10,17</text:p>
          </table:table-cell>
          <table:table-cell office:value-type="string">
            <text:p>8,83</text:p>
          </table:table-cell>
          <table:table-cell office:value-type="string">
            <text:p>1,51</text:p>
          </table:table-cell>
        </table:table-row>
        <table:table-row table:style-name="ro1">
          <table:table-cell office:value-type="string">
            <text:p>4301001.Bijuteria</text:p>
          </table:table-cell>
          <table:table-cell office:value-type="string">
            <text:p>6,72</text:p>
          </table:table-cell>
          <table:table-cell office:value-type="string">
            <text:p>7,37</text:p>
          </table:table-cell>
          <table:table-cell office:value-type="string">
            <text:p>2,83</text:p>
          </table:table-cell>
        </table:table-row>
        <table:table-row table:style-name="ro1">
          <table:table-cell office:value-type="string">
            <text:p>4301002.Joia</text:p>
          </table:table-cell>
          <table:table-cell office:value-type="string">
            <text:p>14,68</text:p>
          </table:table-cell>
          <table:table-cell office:value-type="string">
            <text:p>9,52</text:p>
          </table:table-cell>
          <table:table-cell office:value-type="string">
            <text:p>0,18</text:p>
          </table:table-cell>
        </table:table-row>
        <table:table-row table:style-name="ro1">
          <table:table-cell office:value-type="string">
            <text:p>4301004.Relógio de pulso</text:p>
          </table:table-cell>
          <table:table-cell office:value-type="string">
            <text:p>1,04</text:p>
          </table:table-cell>
          <table:table-cell office:value-type="string">
            <text:p>17,96</text:p>
          </table:table-cell>
          <table:table-cell office:value-type="string">
            <text:p>2,26</text:p>
          </table:table-cell>
        </table:table-row>
        <table:table-row table:style-name="ro1">
          <table:table-cell office:value-type="string">
            <text:p>44.Tecidos e armarinho</text:p>
          </table:table-cell>
          <table:table-cell office:value-type="string">
            <text:p>4,42</text:p>
          </table:table-cell>
          <table:table-cell office:value-type="string">
            <text:p>3,98</text:p>
          </table:table-cell>
          <table:table-cell office:value-type="string">
            <text:p>3,08</text:p>
          </table:table-cell>
        </table:table-row>
        <table:table-row table:style-name="ro1">
          <table:table-cell office:value-type="string">
            <text:p>4401.Tecidos e armarinho</text:p>
          </table:table-cell>
          <table:table-cell office:value-type="string">
            <text:p>4,42</text:p>
          </table:table-cell>
          <table:table-cell office:value-type="string">
            <text:p>3,98</text:p>
          </table:table-cell>
          <table:table-cell office:value-type="string">
            <text:p>3,08</text:p>
          </table:table-cell>
        </table:table-row>
        <table:table-row table:style-name="ro1">
          <table:table-cell office:value-type="string">
            <text:p>4401001.Tecido</text:p>
          </table:table-cell>
          <table:table-cell office:value-type="string">
            <text:p>4,15</text:p>
          </table:table-cell>
          <table:table-cell office:value-type="string">
            <text:p>5,36</text:p>
          </table:table-cell>
          <table:table-cell office:value-type="string">
            <text:p>2,20</text:p>
          </table:table-cell>
        </table:table-row>
        <table:table-row table:style-name="ro1">
          <table:table-cell office:value-type="string">
            <text:p>4401002.Artigos de armarinho</text:p>
          </table:table-cell>
          <table:table-cell office:value-type="string">
            <text:p>5,96</text:p>
          </table:table-cell>
          <table:table-cell office:value-type="string">
            <text:p>5,00</text:p>
          </table:table-cell>
          <table:table-cell office:value-type="string">
            <text:p>3,46</text:p>
          </table:table-cell>
        </table:table-row>
        <table:table-row table:style-name="ro1">
          <table:table-cell office:value-type="string">
            <text:p>4401005.Acortinado (mosquiteiro)</text:p>
          </table:table-cell>
          <table:table-cell office:value-type="string">
            <text:p>3,72</text:p>
          </table:table-cell>
          <table:table-cell office:value-type="string">
            <text:p>-1,39</text:p>
          </table:table-cell>
          <table:table-cell office:value-type="string">
            <text:p>5,72</text:p>
          </table:table-cell>
        </table:table-row>
        <table:table-row table:style-name="ro1">
          <table:table-cell office:value-type="string">
            <text:p>5.Transportes</text:p>
          </table:table-cell>
          <table:table-cell office:value-type="string">
            <text:p>0,48</text:p>
          </table:table-cell>
          <table:table-cell office:value-type="string">
            <text:p>3,29</text:p>
          </table:table-cell>
          <table:table-cell office:value-type="string">
            <text:p>1,16</text:p>
          </table:table-cell>
        </table:table-row>
        <table:table-row table:style-name="ro1">
          <table:table-cell office:value-type="string">
            <text:p>51.Transportes</text:p>
          </table:table-cell>
          <table:table-cell office:value-type="string">
            <text:p>0,48</text:p>
          </table:table-cell>
          <table:table-cell office:value-type="string">
            <text:p>3,29</text:p>
          </table:table-cell>
          <table:table-cell office:value-type="string">
            <text:p>1,16</text:p>
          </table:table-cell>
        </table:table-row>
        <table:table-row table:style-name="ro1">
          <table:table-cell office:value-type="string">
            <text:p>5101.Transporte público</text:p>
          </table:table-cell>
          <table:table-cell office:value-type="string">
            <text:p>7,72</text:p>
          </table:table-cell>
          <table:table-cell office:value-type="string">
            <text:p>2,29</text:p>
          </table:table-cell>
          <table:table-cell office:value-type="string">
            <text:p>-2,30</text:p>
          </table:table-cell>
        </table:table-row>
        <table:table-row table:style-name="ro1">
          <table:table-cell office:value-type="string">
            <text:p>5101001.Ônibus urbano</text:p>
          </table:table-cell>
          <table:table-cell office:value-type="string">
            <text:p>5,26</text:p>
          </table:table-cell>
          <table:table-cell office:value-type="string">
            <text:p>0,02</text:p>
          </table:table-cell>
          <table:table-cell office:value-type="string">
            <text:p>2,87</text:p>
          </table:table-cell>
        </table:table-row>
        <table:table-row table:style-name="ro1">
          <table:table-cell office:value-type="string">
            <text:p>5101002.Táxi</text:p>
          </table:table-cell>
          <table:table-cell office:value-type="string">
            <text:p>4,42</text:p>
          </table:table-cell>
          <table:table-cell office:value-type="string">
            <text:p>2,55</text:p>
          </table:table-cell>
          <table:table-cell office:value-type="string">
            <text:p>5,23</text:p>
          </table:table-cell>
        </table:table-row>
        <table:table-row table:style-name="ro1">
          <table:table-cell office:value-type="string">
            <text:p>5101004.Trem</text:p>
          </table:table-cell>
          <table:table-cell office:value-type="string">
            <text:p>3,12</text:p>
          </table:table-cell>
          <table:table-cell office:value-type="string">
            <text:p>0,00</text:p>
          </table:table-cell>
          <table:table-cell office:value-type="string">
            <text:p>0,69</text:p>
          </table:table-cell>
        </table:table-row>
        <table:table-row table:style-name="ro1">
          <table:table-cell office:value-type="string">
            <text:p>5101006.Ônibus intermunicipal</text:p>
          </table:table-cell>
          <table:table-cell office:value-type="string">
            <text:p>6,35</text:p>
          </table:table-cell>
          <table:table-cell office:value-type="string">
            <text:p>3,50</text:p>
          </table:table-cell>
          <table:table-cell office:value-type="string">
            <text:p>3,59</text:p>
          </table:table-cell>
        </table:table-row>
        <table:table-row table:style-name="ro1">
          <table:table-cell office:value-type="string">
            <text:p>5101007.Ônibus interestadual</text:p>
          </table:table-cell>
          <table:table-cell office:value-type="string">
            <text:p>5,74</text:p>
          </table:table-cell>
          <table:table-cell office:value-type="string">
            <text:p>6,38</text:p>
          </table:table-cell>
          <table:table-cell office:value-type="string">
            <text:p>-0,42</text:p>
          </table:table-cell>
        </table:table-row>
        <table:table-row table:style-name="ro1">
          <table:table-cell office:value-type="string">
            <text:p>5101010.Passagem aérea</text:p>
          </table:table-cell>
          <table:table-cell office:value-type="string">
            <text:p>26,00</text:p>
          </table:table-cell>
          <table:table-cell office:value-type="string">
            <text:p>7,42</text:p>
          </table:table-cell>
          <table:table-cell office:value-type="string">
            <text:p>-34,54</text:p>
          </table:table-cell>
        </table:table-row>
        <table:table-row table:style-name="ro1">
          <table:table-cell office:value-type="string">
            <text:p>5101011.Metrô</text:p>
          </table:table-cell>
          <table:table-cell office:value-type="string">
            <text:p>3,39</text:p>
          </table:table-cell>
          <table:table-cell office:value-type="string">
            <text:p>0,01</text:p>
          </table:table-cell>
          <table:table-cell office:value-type="string">
            <text:p>0,88</text:p>
          </table:table-cell>
        </table:table-row>
        <table:table-row table:style-name="ro1">
          <table:table-cell office:value-type="string">
            <text:p>5101022.Transporte hidroviário</text:p>
          </table:table-cell>
          <table:table-cell office:value-type="string">
            <text:p>-0,29</text:p>
          </table:table-cell>
          <table:table-cell office:value-type="string">
            <text:p>38,38</text:p>
          </table:table-cell>
          <table:table-cell office:value-type="string">
            <text:p>-0,32</text:p>
          </table:table-cell>
        </table:table-row>
        <table:table-row table:style-name="ro1">
          <table:table-cell office:value-type="string">
            <text:p>5101026.Transporte escolar</text:p>
          </table:table-cell>
          <table:table-cell office:value-type="string">
            <text:p>4,71</text:p>
          </table:table-cell>
          <table:table-cell office:value-type="string">
            <text:p>9,50</text:p>
          </table:table-cell>
          <table:table-cell office:value-type="string">
            <text:p>6,34</text:p>
          </table:table-cell>
        </table:table-row>
        <table:table-row table:style-name="ro1">
          <table:table-cell office:value-type="string">
            <text:p>5102.Veículo próprio</text:p>
          </table:table-cell>
          <table:table-cell office:value-type="string">
            <text:p>-2,31</text:p>
          </table:table-cell>
          <table:table-cell office:value-type="string">
            <text:p>2,31</text:p>
          </table:table-cell>
          <table:table-cell office:value-type="string">
            <text:p>2,36</text:p>
          </table:table-cell>
        </table:table-row>
        <table:table-row table:style-name="ro1">
          <table:table-cell office:value-type="string">
            <text:p>5102001.Automóvel novo</text:p>
          </table:table-cell>
          <table:table-cell office:value-type="string">
            <text:p>-5,71</text:p>
          </table:table-cell>
          <table:table-cell office:value-type="string">
            <text:p>3,52</text:p>
          </table:table-cell>
          <table:table-cell office:value-type="string">
            <text:p>2,91</text:p>
          </table:table-cell>
        </table:table-row>
        <table:table-row table:style-name="ro1">
          <table:table-cell office:value-type="string">
            <text:p>5102004.Emplacamento e licença</text:p>
          </table:table-cell>
          <table:table-cell office:value-type="string">
            <text:p>1,29</text:p>
          </table:table-cell>
          <table:table-cell office:value-type="string">
            <text:p>-3,39</text:p>
          </table:table-cell>
          <table:table-cell office:value-type="string">
            <text:p>1,10</text:p>
          </table:table-cell>
        </table:table-row>
        <table:table-row table:style-name="ro1">
          <table:table-cell office:value-type="string">
            <text:p>5102005.Seguro voluntário de veículo</text:p>
          </table:table-cell>
          <table:table-cell office:value-type="string">
            <text:p>7,78</text:p>
          </table:table-cell>
          <table:table-cell office:value-type="string">
            <text:p>-0,50</text:p>
          </table:table-cell>
          <table:table-cell office:value-type="string">
            <text:p>3,03</text:p>
          </table:table-cell>
        </table:table-row>
        <table:table-row table:style-name="ro1">
          <table:table-cell office:value-type="string">
            <text:p>5102006.Multa</text:p>
          </table:table-cell>
          <table:table-cell office:value-type="string">
            <text:p>1,84</text:p>
          </table:table-cell>
          <table:table-cell office:value-type="string">
            <text:p>5,24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5102007.Óleo lubrificante</text:p>
          </table:table-cell>
          <table:table-cell office:value-type="string">
            <text:p>4,58</text:p>
          </table:table-cell>
          <table:table-cell office:value-type="string">
            <text:p>2,33</text:p>
          </table:table-cell>
          <table:table-cell office:value-type="string">
            <text:p>3,61</text:p>
          </table:table-cell>
        </table:table-row>
        <table:table-row table:style-name="ro1">
          <table:table-cell office:value-type="string">
            <text:p>5102009.Acessórios e peças</text:p>
          </table:table-cell>
          <table:table-cell office:value-type="string">
            <text:p>3,67</text:p>
          </table:table-cell>
          <table:table-cell office:value-type="string">
            <text:p>4,09</text:p>
          </table:table-cell>
          <table:table-cell office:value-type="string">
            <text:p>0,57</text:p>
          </table:table-cell>
        </table:table-row>
        <table:table-row table:style-name="ro1">
          <table:table-cell office:value-type="string">
            <text:p>5102010.Pneu</text:p>
          </table:table-cell>
          <table:table-cell office:value-type="string">
            <text:p>2,55</text:p>
          </table:table-cell>
          <table:table-cell office:value-type="string">
            <text:p>4,18</text:p>
          </table:table-cell>
          <table:table-cell office:value-type="string">
            <text:p>1,22</text:p>
          </table:table-cell>
        </table:table-row>
        <table:table-row table:style-name="ro1">
          <table:table-cell office:value-type="string">
            <text:p>5102011.Conserto de automóvel</text:p>
          </table:table-cell>
          <table:table-cell office:value-type="string">
            <text:p>5,00</text:p>
          </table:table-cell>
          <table:table-cell office:value-type="string">
            <text:p>7,03</text:p>
          </table:table-cell>
          <table:table-cell office:value-type="string">
            <text:p>4,25</text:p>
          </table:table-cell>
        </table:table-row>
        <table:table-row table:style-name="ro1">
          <table:table-cell office:value-type="string">
            <text:p>5102013.Estacionamento</text:p>
          </table:table-cell>
          <table:table-cell office:value-type="string">
            <text:p>9,11</text:p>
          </table:table-cell>
          <table:table-cell office:value-type="string">
            <text:p>13,75</text:p>
          </table:table-cell>
          <table:table-cell office:value-type="string">
            <text:p>3,44</text:p>
          </table:table-cell>
        </table:table-row>
        <table:table-row table:style-name="ro1">
          <table:table-cell office:value-type="string">
            <text:p>5102015.Pedágio</text:p>
          </table:table-cell>
          <table:table-cell office:value-type="string">
            <text:p>5,54</text:p>
          </table:table-cell>
          <table:table-cell office:value-type="string">
            <text:p>1,99</text:p>
          </table:table-cell>
          <table:table-cell office:value-type="string">
            <text:p>-1,01</text:p>
          </table:table-cell>
        </table:table-row>
        <table:table-row table:style-name="ro1">
          <table:table-cell office:value-type="string">
            <text:p>5102019.Lubrificação e lavagem</text:p>
          </table:table-cell>
          <table:table-cell office:value-type="string">
            <text:p>7,29</text:p>
          </table:table-cell>
          <table:table-cell office:value-type="string">
            <text:p>10,09</text:p>
          </table:table-cell>
          <table:table-cell office:value-type="string">
            <text:p>2,43</text:p>
          </table:table-cell>
        </table:table-row>
        <table:table-row table:style-name="ro1">
          <table:table-cell office:value-type="string">
            <text:p>5102020.Automóvel usado</text:p>
          </table:table-cell>
          <table:table-cell office:value-type="string">
            <text:p>-10,68</text:p>
          </table:table-cell>
          <table:table-cell office:value-type="string">
            <text:p>-2,42</text:p>
          </table:table-cell>
          <table:table-cell office:value-type="string">
            <text:p>1,13</text:p>
          </table:table-cell>
        </table:table-row>
        <table:table-row table:style-name="ro1">
          <table:table-cell office:value-type="string">
            <text:p>5102037.Pintura de veículo</text:p>
          </table:table-cell>
          <table:table-cell office:value-type="string">
            <text:p>4,62</text:p>
          </table:table-cell>
          <table:table-cell office:value-type="string">
            <text:p>5,09</text:p>
          </table:table-cell>
          <table:table-cell office:value-type="string">
            <text:p>5,47</text:p>
          </table:table-cell>
        </table:table-row>
        <table:table-row table:style-name="ro1">
          <table:table-cell office:value-type="string">
            <text:p>5102051.Aluguel de veículo</text:p>
          </table:table-cell>
          <table:table-cell office:value-type="string">
            <text:p>-2,40</text:p>
          </table:table-cell>
          <table:table-cell office:value-type="string">
            <text:p>6,25</text:p>
          </table:table-cell>
          <table:table-cell office:value-type="string">
            <text:p>-0,21</text:p>
          </table:table-cell>
        </table:table-row>
        <table:table-row table:style-name="ro1">
          <table:table-cell office:value-type="string">
            <text:p>5102053.Motocicleta</text:p>
          </table:table-cell>
          <table:table-cell office:value-type="string">
            <text:p>-2,59</text:p>
          </table:table-cell>
          <table:table-cell office:value-type="string">
            <text:p>1,00</text:p>
          </table:table-cell>
          <table:table-cell office:value-type="string">
            <text:p>0,46</text:p>
          </table:table-cell>
        </table:table-row>
        <table:table-row table:style-name="ro1">
          <table:table-cell office:value-type="string">
            <text:p>5104.Combustíveis (veículos)</text:p>
          </table:table-cell>
          <table:table-cell office:value-type="string">
            <text:p>-0,72</text:p>
          </table:table-cell>
          <table:table-cell office:value-type="string">
            <text:p>6,12</text:p>
          </table:table-cell>
          <table:table-cell office:value-type="string">
            <text:p>2,21</text:p>
          </table:table-cell>
        </table:table-row>
        <table:table-row table:style-name="ro1">
          <table:table-cell office:value-type="string">
            <text:p>5104001.Gasolina</text:p>
          </table:table-cell>
          <table:table-cell office:value-type="string">
            <text:p>-0,41</text:p>
          </table:table-cell>
          <table:table-cell office:value-type="string">
            <text:p>6,53</text:p>
          </table:table-cell>
          <table:table-cell office:value-type="string">
            <text:p>1,39</text:p>
          </table:table-cell>
        </table:table-row>
        <table:table-row table:style-name="ro1">
          <table:table-cell office:value-type="string">
            <text:p>5104002.Etanol</text:p>
          </table:table-cell>
          <table:table-cell office:value-type="string">
            <text:p>-3,84</text:p>
          </table:table-cell>
          <table:table-cell office:value-type="string">
            <text:p>3,62</text:p>
          </table:table-cell>
          <table:table-cell office:value-type="string">
            <text:p>5,65</text:p>
          </table:table-cell>
        </table:table-row>
        <table:table-row table:style-name="ro1">
          <table:table-cell office:value-type="string">
            <text:p>5104003.Óleo diesel</text:p>
          </table:table-cell>
          <table:table-cell office:value-type="string">
            <text:p>6,30</text:p>
          </table:table-cell>
          <table:table-cell office:value-type="string">
            <text:p>15,63</text:p>
          </table:table-cell>
          <table:table-cell office:value-type="string">
            <text:p>2,16</text:p>
          </table:table-cell>
        </table:table-row>
        <table:table-row table:style-name="ro1">
          <table:table-cell office:value-type="string">
            <text:p>5104005.Gás veicular</text:p>
          </table:table-cell>
          <table:table-cell office:value-type="string">
            <text:p>7,89</text:p>
          </table:table-cell>
          <table:table-cell office:value-type="string">
            <text:p>1,98</text:p>
          </table:table-cell>
          <table:table-cell office:value-type="string">
            <text:p>3,64</text:p>
          </table:table-cell>
        </table:table-row>
        <table:table-row table:style-name="ro1">
          <table:table-cell office:value-type="string">
            <text:p>6.Saúde e cuidados pessoais</text:p>
          </table:table-cell>
          <table:table-cell office:value-type="string">
            <text:p>5,95</text:p>
          </table:table-cell>
          <table:table-cell office:value-type="string">
            <text:p>6,95</text:p>
          </table:table-cell>
          <table:table-cell office:value-type="string">
            <text:p>3,70</text:p>
          </table:table-cell>
        </table:table-row>
        <table:table-row table:style-name="ro1">
          <table:table-cell office:value-type="string">
            <text:p>61.Produtos farmacêuticos e óticos</text:p>
          </table:table-cell>
          <table:table-cell office:value-type="string">
            <text:p>4,12</text:p>
          </table:table-cell>
          <table:table-cell office:value-type="string">
            <text:p>4,67</text:p>
          </table:table-cell>
          <table:table-cell office:value-type="string">
            <text:p>3,64</text:p>
          </table:table-cell>
        </table:table-row>
        <table:table-row table:style-name="ro1">
          <table:table-cell office:value-type="string">
            <text:p>6101.Produtos farmacêuticos</text:p>
          </table:table-cell>
          <table:table-cell office:value-type="string">
            <text:p>4,11</text:p>
          </table:table-cell>
          <table:table-cell office:value-type="string">
            <text:p>4,70</text:p>
          </table:table-cell>
          <table:table-cell office:value-type="string">
            <text:p>3,85</text:p>
          </table:table-cell>
        </table:table-row>
        <table:table-row table:style-name="ro1">
          <table:table-cell office:value-type="string">
            <text:p>6101001.Anti-infeccioso e antibiótico</text:p>
          </table:table-cell>
          <table:table-cell office:value-type="string">
            <text:p>5,45</text:p>
          </table:table-cell>
          <table:table-cell office:value-type="string">
            <text:p>5,16</text:p>
          </table:table-cell>
          <table:table-cell office:value-type="string">
            <text:p>4,34</text:p>
          </table:table-cell>
        </table:table-row>
        <table:table-row table:style-name="ro1">
          <table:table-cell office:value-type="string">
            <text:p>6101002.Analgésico e antitérmico</text:p>
          </table:table-cell>
          <table:table-cell office:value-type="string">
            <text:p>5,89</text:p>
          </table:table-cell>
          <table:table-cell office:value-type="string">
            <text:p>5,33</text:p>
          </table:table-cell>
          <table:table-cell office:value-type="string">
            <text:p>4,59</text:p>
          </table:table-cell>
        </table:table-row>
        <table:table-row table:style-name="ro1">
          <table:table-cell office:value-type="string">
            <text:p>6101003.Anti-inflamatório e antirreumático</text:p>
          </table:table-cell>
          <table:table-cell office:value-type="string">
            <text:p>5,94</text:p>
          </table:table-cell>
          <table:table-cell office:value-type="string">
            <text:p>4,23</text:p>
          </table:table-cell>
          <table:table-cell office:value-type="string">
            <text:p>5,73</text:p>
          </table:table-cell>
        </table:table-row>
        <table:table-row table:style-name="ro1">
          <table:table-cell office:value-type="string">
            <text:p>6101004.Antigripal e antitussígeno</text:p>
          </table:table-cell>
          <table:table-cell office:value-type="string">
            <text:p>2,64</text:p>
          </table:table-cell>
          <table:table-cell office:value-type="string">
            <text:p>6,12</text:p>
          </table:table-cell>
          <table:table-cell office:value-type="string">
            <text:p>3,64</text:p>
          </table:table-cell>
        </table:table-row>
        <table:table-row table:style-name="ro1">
          <table:table-cell office:value-type="string">
            <text:p>6101006.Dermatológico</text:p>
          </table:table-cell>
          <table:table-cell office:value-type="string">
            <text:p>2,43</text:p>
          </table:table-cell>
          <table:table-cell office:value-type="string">
            <text:p>4,46</text:p>
          </table:table-cell>
          <table:table-cell office:value-type="string">
            <text:p>3,89</text:p>
          </table:table-cell>
        </table:table-row>
        <table:table-row table:style-name="ro1">
          <table:table-cell office:value-type="string">
            <text:p>6101007.Antialérgico e broncodilatador</text:p>
          </table:table-cell>
          <table:table-cell office:value-type="string">
            <text:p>4,35</text:p>
          </table:table-cell>
          <table:table-cell office:value-type="string">
            <text:p>4,88</text:p>
          </table:table-cell>
          <table:table-cell office:value-type="string">
            <text:p>4,94</text:p>
          </table:table-cell>
        </table:table-row>
        <table:table-row table:style-name="ro1">
          <table:table-cell office:value-type="string">
            <text:p>6101009.Gastroprotetor</text:p>
          </table:table-cell>
          <table:table-cell office:value-type="string">
            <text:p>4,23</text:p>
          </table:table-cell>
          <table:table-cell office:value-type="string">
            <text:p>4,34</text:p>
          </table:table-cell>
          <table:table-cell office:value-type="string">
            <text:p>3,62</text:p>
          </table:table-cell>
        </table:table-row>
        <table:table-row table:style-name="ro1">
          <table:table-cell office:value-type="string">
            <text:p>6101010.Vitamina e fortificante</text:p>
          </table:table-cell>
          <table:table-cell office:value-type="string">
            <text:p>3,62</text:p>
          </table:table-cell>
          <table:table-cell office:value-type="string">
            <text:p>4,78</text:p>
          </table:table-cell>
          <table:table-cell office:value-type="string">
            <text:p>3,00</text:p>
          </table:table-cell>
        </table:table-row>
        <table:table-row table:style-name="ro1">
          <table:table-cell office:value-type="string">
            <text:p>6101011.Hormônio</text:p>
          </table:table-cell>
          <table:table-cell office:value-type="string">
            <text:p>0,69</text:p>
          </table:table-cell>
          <table:table-cell office:value-type="string">
            <text:p>2,24</text:p>
          </table:table-cell>
          <table:table-cell office:value-type="string">
            <text:p>1,31</text:p>
          </table:table-cell>
        </table:table-row>
        <table:table-row table:style-name="ro1">
          <table:table-cell office:value-type="string">
            <text:p>6101013.Psicotrópico e anorexígeno</text:p>
          </table:table-cell>
          <table:table-cell office:value-type="string">
            <text:p>5,52</text:p>
          </table:table-cell>
          <table:table-cell office:value-type="string">
            <text:p>6,68</text:p>
          </table:table-cell>
          <table:table-cell office:value-type="string">
            <text:p>3,64</text:p>
          </table:table-cell>
        </table:table-row>
        <table:table-row table:style-name="ro1">
          <table:table-cell office:value-type="string">
            <text:p>6101014.Hipotensor e hipocolesterolêmico</text:p>
          </table:table-cell>
          <table:table-cell office:value-type="string">
            <text:p>4,04</text:p>
          </table:table-cell>
          <table:table-cell office:value-type="string">
            <text:p>4,75</text:p>
          </table:table-cell>
          <table:table-cell office:value-type="string">
            <text:p>4,29</text:p>
          </table:table-cell>
        </table:table-row>
        <table:table-row table:style-name="ro1">
          <table:table-cell office:value-type="string">
            <text:p>6101051.Oftalmológico</text:p>
          </table:table-cell>
          <table:table-cell office:value-type="string">
            <text:p>2,21</text:p>
          </table:table-cell>
          <table:table-cell office:value-type="string">
            <text:p>1,55</text:p>
          </table:table-cell>
          <table:table-cell office:value-type="string">
            <text:p>1,54</text:p>
          </table:table-cell>
        </table:table-row>
        <table:table-row table:style-name="ro1">
          <table:table-cell office:value-type="string">
            <text:p>6102.Produtos óticos</text:p>
          </table:table-cell>
          <table:table-cell office:value-type="string">
            <text:p>4,24</text:p>
          </table:table-cell>
          <table:table-cell office:value-type="string">
            <text:p>4,38</text:p>
          </table:table-cell>
          <table:table-cell office:value-type="string">
            <text:p>1,13</text:p>
          </table:table-cell>
        </table:table-row>
        <table:table-row table:style-name="ro1">
          <table:table-cell office:value-type="string">
            <text:p>6102002.Armação de óculos</text:p>
          </table:table-cell>
          <table:table-cell office:value-type="string">
            <text:p>3,04</text:p>
          </table:table-cell>
          <table:table-cell office:value-type="string">
            <text:p>5,71</text:p>
          </table:table-cell>
          <table:table-cell office:value-type="string">
            <text:p>0,59</text:p>
          </table:table-cell>
        </table:table-row>
        <table:table-row table:style-name="ro1">
          <table:table-cell office:value-type="string">
            <text:p>6102003.Óculos sem grau</text:p>
          </table:table-cell>
          <table:table-cell office:value-type="string">
            <text:p>2,35</text:p>
          </table:table-cell>
          <table:table-cell office:value-type="string">
            <text:p>3,44</text:p>
          </table:table-cell>
          <table:table-cell office:value-type="string">
            <text:p>3,50</text:p>
          </table:table-cell>
        </table:table-row>
        <table:table-row table:style-name="ro1">
          <table:table-cell office:value-type="string">
            <text:p>6102011.Lentes de óculos e de contato</text:p>
          </table:table-cell>
          <table:table-cell office:value-type="string">
            <text:p>6,04</text:p>
          </table:table-cell>
          <table:table-cell office:value-type="string">
            <text:p>4,59</text:p>
          </table:table-cell>
          <table:table-cell office:value-type="string">
            <text:p>-0,33</text:p>
          </table:table-cell>
        </table:table-row>
        <table:table-row table:style-name="ro1">
          <table:table-cell office:value-type="string">
            <text:p>62.Serviços de saúde</text:p>
          </table:table-cell>
          <table:table-cell office:value-type="string">
            <text:p>8,14</text:p>
          </table:table-cell>
          <table:table-cell office:value-type="string">
            <text:p>8,93</text:p>
          </table:table-cell>
          <table:table-cell office:value-type="string">
            <text:p>3,80</text:p>
          </table:table-cell>
        </table:table-row>
        <table:table-row table:style-name="ro1">
          <table:table-cell office:value-type="string">
            <text:p>6201.Serviços médicos e dentários</text:p>
          </table:table-cell>
          <table:table-cell office:value-type="string">
            <text:p>10,03</text:p>
          </table:table-cell>
          <table:table-cell office:value-type="string">
            <text:p>10,65</text:p>
          </table:table-cell>
          <table:table-cell office:value-type="string">
            <text:p>4,48</text:p>
          </table:table-cell>
        </table:table-row>
        <table:table-row table:style-name="ro1">
          <table:table-cell office:value-type="string">
            <text:p>6201002.Médico</text:p>
          </table:table-cell>
          <table:table-cell office:value-type="string">
            <text:p>11,11</text:p>
          </table:table-cell>
          <table:table-cell office:value-type="string">
            <text:p>11,77</text:p>
          </table:table-cell>
          <table:table-cell office:value-type="string">
            <text:p>5,78</text:p>
          </table:table-cell>
        </table:table-row>
        <table:table-row table:style-name="ro1">
          <table:table-cell office:value-type="string">
            <text:p>6201003.Dentista</text:p>
          </table:table-cell>
          <table:table-cell office:value-type="string">
            <text:p>8,36</text:p>
          </table:table-cell>
          <table:table-cell office:value-type="string">
            <text:p>9,74</text:p>
          </table:table-cell>
          <table:table-cell office:value-type="string">
            <text:p>3,27</text:p>
          </table:table-cell>
        </table:table-row>
        <table:table-row table:style-name="ro1">
          <table:table-cell office:value-type="string">
            <text:p>6201005.Aparelho ortodôntico</text:p>
          </table:table-cell>
          <table:table-cell office:value-type="string">
            <text:p>9,84</text:p>
          </table:table-cell>
          <table:table-cell office:value-type="string">
            <text:p>8,32</text:p>
          </table:table-cell>
          <table:table-cell office:value-type="string">
            <text:p>4,87</text:p>
          </table:table-cell>
        </table:table-row>
        <table:table-row table:style-name="ro1">
          <table:table-cell office:value-type="string">
            <text:p>6201006.Artigos ortopédicos</text:p>
          </table:table-cell>
          <table:table-cell office:value-type="string">
            <text:p>11,64</text:p>
          </table:table-cell>
          <table:table-cell office:value-type="string">
            <text:p>3,89</text:p>
          </table:table-cell>
          <table:table-cell office:value-type="string">
            <text:p>2,05</text:p>
          </table:table-cell>
        </table:table-row>
        <table:table-row table:style-name="ro1">
          <table:table-cell office:value-type="string">
            <text:p>6201007.Fisioterapeuta</text:p>
          </table:table-cell>
          <table:table-cell office:value-type="string">
            <text:p>15,24</text:p>
          </table:table-cell>
          <table:table-cell office:value-type="string">
            <text:p>10,00</text:p>
          </table:table-cell>
          <table:table-cell office:value-type="string">
            <text:p>4,68</text:p>
          </table:table-cell>
        </table:table-row>
        <table:table-row table:style-name="ro1">
          <table:table-cell office:value-type="string">
            <text:p>6201010.Psicólogo</text:p>
          </table:table-cell>
          <table:table-cell office:value-type="string">
            <text:p>10,15</text:p>
          </table:table-cell>
          <table:table-cell office:value-type="string">
            <text:p>12,10</text:p>
          </table:table-cell>
          <table:table-cell office:value-type="string">
            <text:p>3,55</text:p>
          </table:table-cell>
        </table:table-row>
        <table:table-row table:style-name="ro1">
          <table:table-cell office:value-type="string">
            <text:p>6202.Serviços laboratoriais e hospitalares</text:p>
          </table:table-cell>
          <table:table-cell office:value-type="string">
            <text:p>6,57</text:p>
          </table:table-cell>
          <table:table-cell office:value-type="string">
            <text:p>6,77</text:p>
          </table:table-cell>
          <table:table-cell office:value-type="string">
            <text:p>3,16</text:p>
          </table:table-cell>
        </table:table-row>
        <table:table-row table:style-name="ro1">
          <table:table-cell office:value-type="string">
            <text:p>6202003.Exame de laboratório</text:p>
          </table:table-cell>
          <table:table-cell office:value-type="string">
            <text:p>4,63</text:p>
          </table:table-cell>
          <table:table-cell office:value-type="string">
            <text:p>4,39</text:p>
          </table:table-cell>
          <table:table-cell office:value-type="string">
            <text:p>2,20</text:p>
          </table:table-cell>
        </table:table-row>
        <table:table-row table:style-name="ro1">
          <table:table-cell office:value-type="string">
            <text:p>6202004.Hospitalização e cirurgia</text:p>
          </table:table-cell>
          <table:table-cell office:value-type="string">
            <text:p>7,11</text:p>
          </table:table-cell>
          <table:table-cell office:value-type="string">
            <text:p>7,80</text:p>
          </table:table-cell>
          <table:table-cell office:value-type="string">
            <text:p>3,37</text:p>
          </table:table-cell>
        </table:table-row>
        <table:table-row table:style-name="ro1">
          <table:table-cell office:value-type="string">
            <text:p>6202006.Exame de imagem</text:p>
          </table:table-cell>
          <table:table-cell office:value-type="string">
            <text:p>6,80</text:p>
          </table:table-cell>
          <table:table-cell office:value-type="string">
            <text:p>5,70</text:p>
          </table:table-cell>
          <table:table-cell office:value-type="string">
            <text:p>3,43</text:p>
          </table:table-cell>
        </table:table-row>
        <table:table-row table:style-name="ro1">
          <table:table-cell office:value-type="string">
            <text:p>6203.Plano de saúde</text:p>
          </table:table-cell>
          <table:table-cell office:value-type="string">
            <text:p>7,79</text:p>
          </table:table-cell>
          <table:table-cell office:value-type="string">
            <text:p>8,73</text:p>
          </table:table-cell>
          <table:table-cell office:value-type="string">
            <text:p>3,68</text:p>
          </table:table-cell>
        </table:table-row>
        <table:table-row table:style-name="ro1">
          <table:table-cell office:value-type="string">
            <text:p>6203001.Plano de saúde</text:p>
          </table:table-cell>
          <table:table-cell office:value-type="string">
            <text:p>7,79</text:p>
          </table:table-cell>
          <table:table-cell office:value-type="string">
            <text:p>8,73</text:p>
          </table:table-cell>
          <table:table-cell office:value-type="string">
            <text:p>3,68</text:p>
          </table:table-cell>
        </table:table-row>
        <table:table-row table:style-name="ro1">
          <table:table-cell office:value-type="string">
            <text:p>63.Cuidados pessoais</text:p>
          </table:table-cell>
          <table:table-cell office:value-type="string">
            <text:p>4,71</text:p>
          </table:table-cell>
          <table:table-cell office:value-type="string">
            <text:p>6,58</text:p>
          </table:table-cell>
          <table:table-cell office:value-type="string">
            <text:p>3,59</text:p>
          </table:table-cell>
        </table:table-row>
        <table:table-row table:style-name="ro1">
          <table:table-cell office:value-type="string">
            <text:p>6301.Higiene pessoal</text:p>
          </table:table-cell>
          <table:table-cell office:value-type="string">
            <text:p>4,71</text:p>
          </table:table-cell>
          <table:table-cell office:value-type="string">
            <text:p>6,58</text:p>
          </table:table-cell>
          <table:table-cell office:value-type="string">
            <text:p>3,59</text:p>
          </table:table-cell>
        </table:table-row>
        <table:table-row table:style-name="ro1">
          <table:table-cell office:value-type="string">
            <text:p>6301001.Produto para cabelo</text:p>
          </table:table-cell>
          <table:table-cell office:value-type="string">
            <text:p>7,54</text:p>
          </table:table-cell>
          <table:table-cell office:value-type="string">
            <text:p>6,92</text:p>
          </table:table-cell>
          <table:table-cell office:value-type="string">
            <text:p>2,30</text:p>
          </table:table-cell>
        </table:table-row>
        <table:table-row table:style-name="ro1">
          <table:table-cell office:value-type="string">
            <text:p>6301002.Fralda descartável</text:p>
          </table:table-cell>
          <table:table-cell office:value-type="string">
            <text:p>2,57</text:p>
          </table:table-cell>
          <table:table-cell office:value-type="string">
            <text:p>8,56</text:p>
          </table:table-cell>
          <table:table-cell office:value-type="string">
            <text:p>6,37</text:p>
          </table:table-cell>
        </table:table-row>
        <table:table-row table:style-name="ro1">
          <table:table-cell office:value-type="string">
            <text:p>6301004.Produto para barba</text:p>
          </table:table-cell>
          <table:table-cell office:value-type="string">
            <text:p>1,60</text:p>
          </table:table-cell>
          <table:table-cell office:value-type="string">
            <text:p>12,90</text:p>
          </table:table-cell>
          <table:table-cell office:value-type="string">
            <text:p>3,39</text:p>
          </table:table-cell>
        </table:table-row>
        <table:table-row table:style-name="ro1">
          <table:table-cell office:value-type="string">
            <text:p>6301006.Produto para pele</text:p>
          </table:table-cell>
          <table:table-cell office:value-type="string">
            <text:p>1,01</text:p>
          </table:table-cell>
          <table:table-cell office:value-type="string">
            <text:p>6,00</text:p>
          </table:table-cell>
          <table:table-cell office:value-type="string">
            <text:p>3,28</text:p>
          </table:table-cell>
        </table:table-row>
        <table:table-row table:style-name="ro1">
          <table:table-cell office:value-type="string">
            <text:p>6301007.Produto para higiene bucal</text:p>
          </table:table-cell>
          <table:table-cell office:value-type="string">
            <text:p>8,13</text:p>
          </table:table-cell>
          <table:table-cell office:value-type="string">
            <text:p>2,61</text:p>
          </table:table-cell>
          <table:table-cell office:value-type="string">
            <text:p>3,91</text:p>
          </table:table-cell>
        </table:table-row>
        <table:table-row table:style-name="ro1">
          <table:table-cell office:value-type="string">
            <text:p>6301010.Produto para unha</text:p>
          </table:table-cell>
          <table:table-cell office:value-type="string">
            <text:p>6,79</text:p>
          </table:table-cell>
          <table:table-cell office:value-type="string">
            <text:p>5,94</text:p>
          </table:table-cell>
          <table:table-cell office:value-type="string">
            <text:p>4,39</text:p>
          </table:table-cell>
        </table:table-row>
        <table:table-row table:style-name="ro1">
          <table:table-cell office:value-type="string">
            <text:p>6301011.Perfume</text:p>
          </table:table-cell>
          <table:table-cell office:value-type="string">
            <text:p>2,20</text:p>
          </table:table-cell>
          <table:table-cell office:value-type="string">
            <text:p>8,65</text:p>
          </table:table-cell>
          <table:table-cell office:value-type="string">
            <text:p>3,51</text:p>
          </table:table-cell>
        </table:table-row>
        <table:table-row table:style-name="ro1">
          <table:table-cell office:value-type="string">
            <text:p>6301014.Desodorante</text:p>
          </table:table-cell>
          <table:table-cell office:value-type="string">
            <text:p>11,72</text:p>
          </table:table-cell>
          <table:table-cell office:value-type="string">
            <text:p>8,85</text:p>
          </table:table-cell>
          <table:table-cell office:value-type="string">
            <text:p>3,24</text:p>
          </table:table-cell>
        </table:table-row>
        <table:table-row table:style-name="ro1">
          <table:table-cell office:value-type="string">
            <text:p>6301015.Absorvente higiênico</text:p>
          </table:table-cell>
          <table:table-cell office:value-type="string">
            <text:p>0,60</text:p>
          </table:table-cell>
          <table:table-cell office:value-type="string">
            <text:p>8,33</text:p>
          </table:table-cell>
          <table:table-cell office:value-type="string">
            <text:p>2,99</text:p>
          </table:table-cell>
        </table:table-row>
        <table:table-row table:style-name="ro1">
          <table:table-cell office:value-type="string">
            <text:p>6301016.Sabonete</text:p>
          </table:table-cell>
          <table:table-cell office:value-type="string">
            <text:p>7,79</text:p>
          </table:table-cell>
          <table:table-cell office:value-type="string">
            <text:p>1,84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6301017.Papel higiênico</text:p>
          </table:table-cell>
          <table:table-cell office:value-type="string">
            <text:p>8,89</text:p>
          </table:table-cell>
          <table:table-cell office:value-type="string">
            <text:p>3,19</text:p>
          </table:table-cell>
          <table:table-cell office:value-type="string">
            <text:p>5,41</text:p>
          </table:table-cell>
        </table:table-row>
        <table:table-row table:style-name="ro1">
          <table:table-cell office:value-type="string">
            <text:p>6301020.Artigos de maquiagem</text:p>
          </table:table-cell>
          <table:table-cell office:value-type="string">
            <text:p>9,23</text:p>
          </table:table-cell>
          <table:table-cell office:value-type="string">
            <text:p>6,05</text:p>
          </table:table-cell>
          <table:table-cell office:value-type="string">
            <text:p>2,72</text:p>
          </table:table-cell>
        </table:table-row>
        <table:table-row table:style-name="ro1">
          <table:table-cell office:value-type="string">
            <text:p>7.Despesas pessoais</text:p>
          </table:table-cell>
          <table:table-cell office:value-type="string">
            <text:p>10,17</text:p>
          </table:table-cell>
          <table:table-cell office:value-type="string">
            <text:p>8,39</text:p>
          </table:table-cell>
          <table:table-cell office:value-type="string">
            <text:p>4,38</text:p>
          </table:table-cell>
        </table:table-row>
        <table:table-row table:style-name="ro1">
          <table:table-cell office:value-type="string">
            <text:p>71.Serviços pessoais</text:p>
          </table:table-cell>
          <table:table-cell office:value-type="string">
            <text:p>9,77</text:p>
          </table:table-cell>
          <table:table-cell office:value-type="string">
            <text:p>9,51</text:p>
          </table:table-cell>
          <table:table-cell office:value-type="string">
            <text:p>4,51</text:p>
          </table:table-cell>
        </table:table-row>
        <table:table-row table:style-name="ro1">
          <table:table-cell office:value-type="string">
            <text:p>7101.Serviços pessoais</text:p>
          </table:table-cell>
          <table:table-cell office:value-type="string">
            <text:p>9,77</text:p>
          </table:table-cell>
          <table:table-cell office:value-type="string">
            <text:p>9,51</text:p>
          </table:table-cell>
          <table:table-cell office:value-type="string">
            <text:p>4,51</text:p>
          </table:table-cell>
        </table:table-row>
        <table:table-row table:style-name="ro1">
          <table:table-cell office:value-type="string">
            <text:p>7101001.Costureira</text:p>
          </table:table-cell>
          <table:table-cell office:value-type="string">
            <text:p>7,42</text:p>
          </table:table-cell>
          <table:table-cell office:value-type="string">
            <text:p>7,03</text:p>
          </table:table-cell>
          <table:table-cell office:value-type="string">
            <text:p>1,57</text:p>
          </table:table-cell>
        </table:table-row>
        <table:table-row table:style-name="ro1">
          <table:table-cell office:value-type="string">
            <text:p>7101005.Manicure</text:p>
          </table:table-cell>
          <table:table-cell office:value-type="string">
            <text:p>11,73</text:p>
          </table:table-cell>
          <table:table-cell office:value-type="string">
            <text:p>11,01</text:p>
          </table:table-cell>
          <table:table-cell office:value-type="string">
            <text:p>4,72</text:p>
          </table:table-cell>
        </table:table-row>
        <table:table-row table:style-name="ro1">
          <table:table-cell office:value-type="string">
            <text:p>7101009.Cabeleireiro</text:p>
          </table:table-cell>
          <table:table-cell office:value-type="string">
            <text:p>6,80</text:p>
          </table:table-cell>
          <table:table-cell office:value-type="string">
            <text:p>8,05</text:p>
          </table:table-cell>
          <table:table-cell office:value-type="string">
            <text:p>3,61</text:p>
          </table:table-cell>
        </table:table-row>
        <table:table-row table:style-name="ro1">
          <table:table-cell office:value-type="string">
            <text:p>7101010.Empregado doméstico</text:p>
          </table:table-cell>
          <table:table-cell office:value-type="string">
            <text:p>12,73</text:p>
          </table:table-cell>
          <table:table-cell office:value-type="string">
            <text:p>11,26</text:p>
          </table:table-cell>
          <table:table-cell office:value-type="string">
            <text:p>5,22</text:p>
          </table:table-cell>
        </table:table-row>
        <table:table-row table:style-name="ro1">
          <table:table-cell office:value-type="string">
            <text:p>7101014.Depilação</text:p>
          </table:table-cell>
          <table:table-cell office:value-type="string">
            <text:p>12,73</text:p>
          </table:table-cell>
          <table:table-cell office:value-type="string">
            <text:p>13,72</text:p>
          </table:table-cell>
          <table:table-cell office:value-type="string">
            <text:p>5,59</text:p>
          </table:table-cell>
        </table:table-row>
        <table:table-row table:style-name="ro1">
          <table:table-cell office:value-type="string">
            <text:p>7101036.Despachante</text:p>
          </table:table-cell>
          <table:table-cell office:value-type="string">
            <text:p>3,85</text:p>
          </table:table-cell>
          <table:table-cell office:value-type="string">
            <text:p>10,65</text:p>
          </table:table-cell>
          <table:table-cell office:value-type="string">
            <text:p>2,59</text:p>
          </table:table-cell>
        </table:table-row>
        <table:table-row table:style-name="ro1">
          <table:table-cell office:value-type="string">
            <text:p>7101076.Serviço bancário</text:p>
          </table:table-cell>
          <table:table-cell office:value-type="string">
            <text:p>-0,06</text:p>
          </table:table-cell>
          <table:table-cell office:value-type="string">
            <text:p>1,42</text:p>
          </table:table-cell>
          <table:table-cell office:value-type="string">
            <text:p>2,32</text:p>
          </table:table-cell>
        </table:table-row>
        <table:table-row table:style-name="ro1">
          <table:table-cell office:value-type="string">
            <text:p>7101090.Conselho de classe</text:p>
          </table:table-cell>
          <table:table-cell office:value-type="string">
            <text:p>6,92</text:p>
          </table:table-cell>
          <table:table-cell office:value-type="string">
            <text:p>7,39</text:p>
          </table:table-cell>
          <table:table-cell office:value-type="string">
            <text:p>2,58</text:p>
          </table:table-cell>
        </table:table-row>
        <table:table-row table:style-name="ro1">
          <table:table-cell office:value-type="string">
            <text:p>72.Recreação, fumo e fotografia</text:p>
          </table:table-cell>
          <table:table-cell office:value-type="string">
            <text:p>10,76</text:p>
          </table:table-cell>
          <table:table-cell office:value-type="string">
            <text:p>6,70</text:p>
          </table:table-cell>
          <table:table-cell office:value-type="string">
            <text:p>4,17</text:p>
          </table:table-cell>
        </table:table-row>
        <table:table-row table:style-name="ro1">
          <table:table-cell office:value-type="string">
            <text:p>7201.Recreação</text:p>
          </table:table-cell>
          <table:table-cell office:value-type="string">
            <text:p>7,32</text:p>
          </table:table-cell>
          <table:table-cell office:value-type="string">
            <text:p>4,37</text:p>
          </table:table-cell>
          <table:table-cell office:value-type="string">
            <text:p>3,16</text:p>
          </table:table-cell>
        </table:table-row>
        <table:table-row table:style-name="ro1">
          <table:table-cell office:value-type="string">
            <text:p>7201001.Cinema</text:p>
          </table:table-cell>
          <table:table-cell office:value-type="string">
            <text:p>9,19</text:p>
          </table:table-cell>
          <table:table-cell office:value-type="string">
            <text:p>6,84</text:p>
          </table:table-cell>
          <table:table-cell office:value-type="string">
            <text:p>4,21</text:p>
          </table:table-cell>
        </table:table-row>
        <table:table-row table:style-name="ro1">
          <table:table-cell office:value-type="string">
            <text:p>7201002.CD e DVD</text:p>
          </table:table-cell>
          <table:table-cell office:value-type="string">
            <text:p>0,83</text:p>
          </table:table-cell>
          <table:table-cell office:value-type="string">
            <text:p>3,32</text:p>
          </table:table-cell>
          <table:table-cell office:value-type="string">
            <text:p>-3,54</text:p>
          </table:table-cell>
        </table:table-row>
        <table:table-row table:style-name="ro1">
          <table:table-cell office:value-type="string">
            <text:p>7201003.Ingresso para jogo</text:p>
          </table:table-cell>
          <table:table-cell office:value-type="string">
            <text:p>-1,76</text:p>
          </table:table-cell>
          <table:table-cell office:value-type="string">
            <text:p>-5,32</text:p>
          </table:table-cell>
          <table:table-cell office:value-type="string">
            <text:p>13,24</text:p>
          </table:table-cell>
        </table:table-row>
        <table:table-row table:style-name="ro1">
          <table:table-cell office:value-type="string">
            <text:p>7201006.Clube</text:p>
          </table:table-cell>
          <table:table-cell office:value-type="string">
            <text:p>6,37</text:p>
          </table:table-cell>
          <table:table-cell office:value-type="string">
            <text:p>12,32</text:p>
          </table:table-cell>
          <table:table-cell office:value-type="string">
            <text:p>1,48</text:p>
          </table:table-cell>
        </table:table-row>
        <table:table-row table:style-name="ro1">
          <table:table-cell office:value-type="string">
            <text:p>7201010.Instrumento musical</text:p>
          </table:table-cell>
          <table:table-cell office:value-type="string">
            <text:p>2,81</text:p>
          </table:table-cell>
          <table:table-cell office:value-type="string">
            <text:p>8,43</text:p>
          </table:table-cell>
          <table:table-cell office:value-type="string">
            <text:p>3,72</text:p>
          </table:table-cell>
        </table:table-row>
        <table:table-row table:style-name="ro1">
          <table:table-cell office:value-type="string">
            <text:p>7201018.Tratamento de animais</text:p>
          </table:table-cell>
          <table:table-cell office:value-type="string">
            <text:p>10,45</text:p>
          </table:table-cell>
          <table:table-cell office:value-type="string">
            <text:p>9,84</text:p>
          </table:table-cell>
          <table:table-cell office:value-type="string">
            <text:p>5,49</text:p>
          </table:table-cell>
        </table:table-row>
        <table:table-row table:style-name="ro1">
          <table:table-cell office:value-type="string">
            <text:p>7201019.Bicicleta</text:p>
          </table:table-cell>
          <table:table-cell office:value-type="string">
            <text:p>8,68</text:p>
          </table:table-cell>
          <table:table-cell office:value-type="string">
            <text:p>3,52</text:p>
          </table:table-cell>
          <table:table-cell office:value-type="string">
            <text:p>3,53</text:p>
          </table:table-cell>
        </table:table-row>
        <table:table-row table:style-name="ro1">
          <table:table-cell office:value-type="string">
            <text:p>7201020.Alimento para animais</text:p>
          </table:table-cell>
          <table:table-cell office:value-type="string">
            <text:p>4,16</text:p>
          </table:table-cell>
          <table:table-cell office:value-type="string">
            <text:p>8,68</text:p>
          </table:table-cell>
          <table:table-cell office:value-type="string">
            <text:p>3,03</text:p>
          </table:table-cell>
        </table:table-row>
        <table:table-row table:style-name="ro1">
          <table:table-cell office:value-type="string">
            <text:p>7201023.Brinquedo</text:p>
          </table:table-cell>
          <table:table-cell office:value-type="string">
            <text:p>7,48</text:p>
          </table:table-cell>
          <table:table-cell office:value-type="string">
            <text:p>1,49</text:p>
          </table:table-cell>
          <table:table-cell office:value-type="string">
            <text:p>3,73</text:p>
          </table:table-cell>
        </table:table-row>
        <table:table-row table:style-name="ro1">
          <table:table-cell office:value-type="string">
            <text:p>7201052.Locação de DVD</text:p>
          </table:table-cell>
          <table:table-cell office:value-type="string">
            <text:p>6,03</text:p>
          </table:table-cell>
          <table:table-cell office:value-type="string">
            <text:p>3,53</text:p>
          </table:table-cell>
          <table:table-cell office:value-type="string">
            <text:p>0,17</text:p>
          </table:table-cell>
        </table:table-row>
        <table:table-row table:style-name="ro1">
          <table:table-cell office:value-type="string">
            <text:p>7201054.Boate e danceteria</text:p>
          </table:table-cell>
          <table:table-cell office:value-type="string">
            <text:p>6,61</text:p>
          </table:table-cell>
          <table:table-cell office:value-type="string">
            <text:p>6,72</text:p>
          </table:table-cell>
          <table:table-cell office:value-type="string">
            <text:p>3,85</text:p>
          </table:table-cell>
        </table:table-row>
        <table:table-row table:style-name="ro1">
          <table:table-cell office:value-type="string">
            <text:p>7201063.Jogos de azar</text:p>
          </table:table-cell>
          <table:table-cell table:number-columns-repeated="2" office:value-type="string">
            <text:p>0,00</text:p>
          </table:table-cell>
          <table:table-cell office:value-type="string">
            <text:p>5,69</text:p>
          </table:table-cell>
        </table:table-row>
        <table:table-row table:style-name="ro1">
          <table:table-cell office:value-type="string">
            <text:p>7201068.Motel</text:p>
          </table:table-cell>
          <table:table-cell office:value-type="string">
            <text:p>10,26</text:p>
          </table:table-cell>
          <table:table-cell office:value-type="string">
            <text:p>-8,74</text:p>
          </table:table-cell>
          <table:table-cell office:value-type="string">
            <text:p>2,42</text:p>
          </table:table-cell>
        </table:table-row>
        <table:table-row table:style-name="ro1">
          <table:table-cell office:value-type="string">
            <text:p>7201090.Hotel</text:p>
          </table:table-cell>
          <table:table-cell office:value-type="string">
            <text:p>9,39</text:p>
          </table:table-cell>
          <table:table-cell office:value-type="string">
            <text:p>10,81</text:p>
          </table:table-cell>
          <table:table-cell office:value-type="string">
            <text:p>6,70</text:p>
          </table:table-cell>
        </table:table-row>
        <table:table-row table:style-name="ro1">
          <table:table-cell office:value-type="string">
            <text:p>7201095.Excursão</text:p>
          </table:table-cell>
          <table:table-cell office:value-type="string">
            <text:p>15,25</text:p>
          </table:table-cell>
          <table:table-cell office:value-type="string">
            <text:p>-4,32</text:p>
          </table:table-cell>
          <table:table-cell office:value-type="string">
            <text:p>-3,51</text:p>
          </table:table-cell>
        </table:table-row>
        <table:table-row table:style-name="ro1">
          <table:table-cell office:value-type="string">
            <text:p>7202.Fumo</text:p>
          </table:table-cell>
          <table:table-cell office:value-type="string">
            <text:p>25,48</text:p>
          </table:table-cell>
          <table:table-cell office:value-type="string">
            <text:p>15,33</text:p>
          </table:table-cell>
          <table:table-cell office:value-type="string">
            <text:p>7,20</text:p>
          </table:table-cell>
        </table:table-row>
        <table:table-row table:style-name="ro1">
          <table:table-cell office:value-type="string">
            <text:p>7202041.Cigarro</text:p>
          </table:table-cell>
          <table:table-cell office:value-type="string">
            <text:p>25,48</text:p>
          </table:table-cell>
          <table:table-cell office:value-type="string">
            <text:p>15,33</text:p>
          </table:table-cell>
          <table:table-cell office:value-type="string">
            <text:p>7,20</text:p>
          </table:table-cell>
        </table:table-row>
        <table:table-row table:style-name="ro1">
          <table:table-cell office:value-type="string">
            <text:p>7203.Fotografia e filmagem</text:p>
          </table:table-cell>
          <table:table-cell office:value-type="string">
            <text:p>-0,22</text:p>
          </table:table-cell>
          <table:table-cell office:value-type="string">
            <text:p>-2,90</text:p>
          </table:table-cell>
          <table:table-cell office:value-type="string">
            <text:p>4,56</text:p>
          </table:table-cell>
        </table:table-row>
        <table:table-row table:style-name="ro1">
          <table:table-cell office:value-type="string">
            <text:p>7203001.Máquina fotográfica</text:p>
          </table:table-cell>
          <table:table-cell office:value-type="string">
            <text:p>-4,10</text:p>
          </table:table-cell>
          <table:table-cell office:value-type="string">
            <text:p>-6,44</text:p>
          </table:table-cell>
          <table:table-cell office:value-type="string">
            <text:p>5,29</text:p>
          </table:table-cell>
        </table:table-row>
        <table:table-row table:style-name="ro1">
          <table:table-cell office:value-type="string">
            <text:p>7203003.Revelação e cópia</text:p>
          </table:table-cell>
          <table:table-cell office:value-type="string">
            <text:p>9,69</text:p>
          </table:table-cell>
          <table:table-cell office:value-type="string">
            <text:p>5,03</text:p>
          </table:table-cell>
          <table:table-cell office:value-type="string">
            <text:p>3,09</text:p>
          </table:table-cell>
        </table:table-row>
        <table:table-row table:style-name="ro1">
          <table:table-cell office:value-type="string">
            <text:p>8.Educação</text:p>
          </table:table-cell>
          <table:table-cell office:value-type="string">
            <text:p>7,78</text:p>
          </table:table-cell>
          <table:table-cell office:value-type="string">
            <text:p>7,94</text:p>
          </table:table-cell>
          <table:table-cell office:value-type="string">
            <text:p>7,32</text:p>
          </table:table-cell>
        </table:table-row>
        <table:table-row table:style-name="ro1">
          <table:table-cell office:value-type="string">
            <text:p>81.Cursos, leitura e papelaria</text:p>
          </table:table-cell>
          <table:table-cell office:value-type="string">
            <text:p>7,78</text:p>
          </table:table-cell>
          <table:table-cell office:value-type="string">
            <text:p>7,94</text:p>
          </table:table-cell>
          <table:table-cell office:value-type="string">
            <text:p>7,32</text:p>
          </table:table-cell>
        </table:table-row>
        <table:table-row table:style-name="ro1">
          <table:table-cell office:value-type="string">
            <text:p>8101.Cursos regulares</text:p>
          </table:table-cell>
          <table:table-cell office:value-type="string">
            <text:p>8,35</text:p>
          </table:table-cell>
          <table:table-cell office:value-type="string">
            <text:p>8,22</text:p>
          </table:table-cell>
          <table:table-cell office:value-type="string">
            <text:p>8,59</text:p>
          </table:table-cell>
        </table:table-row>
        <table:table-row table:style-name="ro1">
          <table:table-cell office:value-type="string">
            <text:p>8101001.Creche</text:p>
          </table:table-cell>
          <table:table-cell office:value-type="string">
            <text:p>7,87</text:p>
          </table:table-cell>
          <table:table-cell office:value-type="string">
            <text:p>10,07</text:p>
          </table:table-cell>
          <table:table-cell office:value-type="string">
            <text:p>1,98</text:p>
          </table:table-cell>
        </table:table-row>
        <table:table-row table:style-name="ro1">
          <table:table-cell office:value-type="string">
            <text:p>8101002.Educação infantil</text:p>
          </table:table-cell>
          <table:table-cell office:value-type="string">
            <text:p>11,12</text:p>
          </table:table-cell>
          <table:table-cell office:value-type="string">
            <text:p>9,12</text:p>
          </table:table-cell>
          <table:table-cell office:value-type="string">
            <text:p>11,85</text:p>
          </table:table-cell>
        </table:table-row>
        <table:table-row table:style-name="ro1">
          <table:table-cell office:value-type="string">
            <text:p>8101003.Ensino fundamental</text:p>
          </table:table-cell>
          <table:table-cell office:value-type="string">
            <text:p>10,17</text:p>
          </table:table-cell>
          <table:table-cell office:value-type="string">
            <text:p>9,19</text:p>
          </table:table-cell>
          <table:table-cell office:value-type="string">
            <text:p>10,83</text:p>
          </table:table-cell>
        </table:table-row>
        <table:table-row table:style-name="ro1">
          <table:table-cell office:value-type="string">
            <text:p>8101004.Ensino médio</text:p>
          </table:table-cell>
          <table:table-cell office:value-type="string">
            <text:p>10,25</text:p>
          </table:table-cell>
          <table:table-cell office:value-type="string">
            <text:p>9,42</text:p>
          </table:table-cell>
          <table:table-cell office:value-type="string">
            <text:p>10,38</text:p>
          </table:table-cell>
        </table:table-row>
        <table:table-row table:style-name="ro1">
          <table:table-cell office:value-type="string">
            <text:p>8101005.Ensino superior</text:p>
          </table:table-cell>
          <table:table-cell office:value-type="string">
            <text:p>7,24</text:p>
          </table:table-cell>
          <table:table-cell office:value-type="string">
            <text:p>7,46</text:p>
          </table:table-cell>
          <table:table-cell office:value-type="string">
            <text:p>7,30</text:p>
          </table:table-cell>
        </table:table-row>
        <table:table-row table:style-name="ro1">
          <table:table-cell office:value-type="string">
            <text:p>8101006.Pós-graduação</text:p>
          </table:table-cell>
          <table:table-cell office:value-type="string">
            <text:p>5,28</text:p>
          </table:table-cell>
          <table:table-cell office:value-type="string">
            <text:p>7,57</text:p>
          </table:table-cell>
          <table:table-cell office:value-type="string">
            <text:p>5,07</text:p>
          </table:table-cell>
        </table:table-row>
        <table:table-row table:style-name="ro1">
          <table:table-cell office:value-type="string">
            <text:p>8102.Leitura</text:p>
          </table:table-cell>
          <table:table-cell office:value-type="string">
            <text:p>2,74</text:p>
          </table:table-cell>
          <table:table-cell office:value-type="string">
            <text:p>4,56</text:p>
          </table:table-cell>
          <table:table-cell office:value-type="string">
            <text:p>3,21</text:p>
          </table:table-cell>
        </table:table-row>
        <table:table-row table:style-name="ro1">
          <table:table-cell office:value-type="string">
            <text:p>8102001.Jornal diário</text:p>
          </table:table-cell>
          <table:table-cell office:value-type="string">
            <text:p>1,17</text:p>
          </table:table-cell>
          <table:table-cell office:value-type="string">
            <text:p>1,67</text:p>
          </table:table-cell>
          <table:table-cell office:value-type="string">
            <text:p>3,77</text:p>
          </table:table-cell>
        </table:table-row>
        <table:table-row table:style-name="ro1">
          <table:table-cell office:value-type="string">
            <text:p>8102002.Assinatura de jornal</text:p>
          </table:table-cell>
          <table:table-cell office:value-type="string">
            <text:p>5,44</text:p>
          </table:table-cell>
          <table:table-cell office:value-type="string">
            <text:p>6,44</text:p>
          </table:table-cell>
          <table:table-cell office:value-type="string">
            <text:p>1,59</text:p>
          </table:table-cell>
        </table:table-row>
        <table:table-row table:style-name="ro1">
          <table:table-cell office:value-type="string">
            <text:p>8102004.Revista</text:p>
          </table:table-cell>
          <table:table-cell office:value-type="string">
            <text:p>3,64</text:p>
          </table:table-cell>
          <table:table-cell office:value-type="string">
            <text:p>5,64</text:p>
          </table:table-cell>
          <table:table-cell office:value-type="string">
            <text:p>2,94</text:p>
          </table:table-cell>
        </table:table-row>
        <table:table-row table:style-name="ro1">
          <table:table-cell office:value-type="string">
            <text:p>8102005.Livro</text:p>
          </table:table-cell>
          <table:table-cell office:value-type="string">
            <text:p>2,20</text:p>
          </table:table-cell>
          <table:table-cell office:value-type="string">
            <text:p>5,14</text:p>
          </table:table-cell>
          <table:table-cell office:value-type="string">
            <text:p>3,55</text:p>
          </table:table-cell>
        </table:table-row>
        <table:table-row table:style-name="ro1">
          <table:table-cell office:value-type="string">
            <text:p>8103.Papelaria</text:p>
          </table:table-cell>
          <table:table-cell office:value-type="string">
            <text:p>7,47</text:p>
          </table:table-cell>
          <table:table-cell office:value-type="string">
            <text:p>7,95</text:p>
          </table:table-cell>
          <table:table-cell office:value-type="string">
            <text:p>4,65</text:p>
          </table:table-cell>
        </table:table-row>
        <table:table-row table:style-name="ro1">
          <table:table-cell office:value-type="string">
            <text:p>8103001.Caderno</text:p>
          </table:table-cell>
          <table:table-cell office:value-type="string">
            <text:p>6,74</text:p>
          </table:table-cell>
          <table:table-cell office:value-type="string">
            <text:p>10,17</text:p>
          </table:table-cell>
          <table:table-cell office:value-type="string">
            <text:p>3,81</text:p>
          </table:table-cell>
        </table:table-row>
        <table:table-row table:style-name="ro1">
          <table:table-cell office:value-type="string">
            <text:p>8103002.Fotocópia</text:p>
          </table:table-cell>
          <table:table-cell office:value-type="string">
            <text:p>3,96</text:p>
          </table:table-cell>
          <table:table-cell office:value-type="string">
            <text:p>6,65</text:p>
          </table:table-cell>
          <table:table-cell office:value-type="string">
            <text:p>2,91</text:p>
          </table:table-cell>
        </table:table-row>
        <table:table-row table:style-name="ro1">
          <table:table-cell office:value-type="string">
            <text:p>8103014.Artigos de papelaria</text:p>
          </table:table-cell>
          <table:table-cell office:value-type="string">
            <text:p>8,58</text:p>
          </table:table-cell>
          <table:table-cell office:value-type="string">
            <text:p>6,49</text:p>
          </table:table-cell>
          <table:table-cell office:value-type="string">
            <text:p>5,57</text:p>
          </table:table-cell>
        </table:table-row>
        <table:table-row table:style-name="ro1">
          <table:table-cell office:value-type="string">
            <text:p>8104.Cursos diversos</text:p>
          </table:table-cell>
          <table:table-cell office:value-type="string">
            <text:p>9,67</text:p>
          </table:table-cell>
          <table:table-cell office:value-type="string">
            <text:p>9,29</text:p>
          </table:table-cell>
          <table:table-cell office:value-type="string">
            <text:p>6,61</text:p>
          </table:table-cell>
        </table:table-row>
        <table:table-row table:style-name="ro1">
          <table:table-cell office:value-type="string">
            <text:p>8104001.Curso preparatório</text:p>
          </table:table-cell>
          <table:table-cell office:value-type="string">
            <text:p>9,19</text:p>
          </table:table-cell>
          <table:table-cell office:value-type="string">
            <text:p>10,57</text:p>
          </table:table-cell>
          <table:table-cell office:value-type="string">
            <text:p>8,78</text:p>
          </table:table-cell>
        </table:table-row>
        <table:table-row table:style-name="ro1">
          <table:table-cell office:value-type="string">
            <text:p>8104002.Curso técnico</text:p>
          </table:table-cell>
          <table:table-cell office:value-type="string">
            <text:p>8,85</text:p>
          </table:table-cell>
          <table:table-cell office:value-type="string">
            <text:p>7,30</text:p>
          </table:table-cell>
          <table:table-cell office:value-type="string">
            <text:p>7,41</text:p>
          </table:table-cell>
        </table:table-row>
        <table:table-row table:style-name="ro1">
          <table:table-cell office:value-type="string">
            <text:p>8104003.Curso de idioma</text:p>
          </table:table-cell>
          <table:table-cell office:value-type="string">
            <text:p>10,74</text:p>
          </table:table-cell>
          <table:table-cell office:value-type="string">
            <text:p>10,45</text:p>
          </table:table-cell>
          <table:table-cell office:value-type="string">
            <text:p>8,07</text:p>
          </table:table-cell>
        </table:table-row>
        <table:table-row table:style-name="ro1">
          <table:table-cell office:value-type="string">
            <text:p>8104004.Curso de informática</text:p>
          </table:table-cell>
          <table:table-cell office:value-type="string">
            <text:p>12,14</text:p>
          </table:table-cell>
          <table:table-cell office:value-type="string">
            <text:p>7,87</text:p>
          </table:table-cell>
          <table:table-cell office:value-type="string">
            <text:p>7,20</text:p>
          </table:table-cell>
        </table:table-row>
        <table:table-row table:style-name="ro1">
          <table:table-cell office:value-type="string">
            <text:p>8104006.Atiividades físicas</text:p>
          </table:table-cell>
          <table:table-cell office:value-type="string">
            <text:p>8,15</text:p>
          </table:table-cell>
          <table:table-cell office:value-type="string">
            <text:p>8,48</text:p>
          </table:table-cell>
          <table:table-cell office:value-type="string">
            <text:p>2,92</text:p>
          </table:table-cell>
        </table:table-row>
        <table:table-row table:style-name="ro1">
          <table:table-cell office:value-type="string">
            <text:p>9.Comunicação</text:p>
          </table:table-cell>
          <table:table-cell office:value-type="string">
            <text:p>0,77</text:p>
          </table:table-cell>
          <table:table-cell office:value-type="string">
            <text:p>1,50</text:p>
          </table:table-cell>
          <table:table-cell office:value-type="string">
            <text:p>-0,97</text:p>
          </table:table-cell>
        </table:table-row>
        <table:table-row table:style-name="ro1">
          <table:table-cell office:value-type="string">
            <text:p>91.Comunicação</text:p>
          </table:table-cell>
          <table:table-cell office:value-type="string">
            <text:p>0,77</text:p>
          </table:table-cell>
          <table:table-cell office:value-type="string">
            <text:p>1,50</text:p>
          </table:table-cell>
          <table:table-cell office:value-type="string">
            <text:p>-0,97</text:p>
          </table:table-cell>
        </table:table-row>
        <table:table-row table:style-name="ro1">
          <table:table-cell office:value-type="string">
            <text:p>9101.Comunicação</text:p>
          </table:table-cell>
          <table:table-cell office:value-type="string">
            <text:p>0,77</text:p>
          </table:table-cell>
          <table:table-cell office:value-type="string">
            <text:p>1,50</text:p>
          </table:table-cell>
          <table:table-cell office:value-type="string">
            <text:p>-0,97</text:p>
          </table:table-cell>
        </table:table-row>
        <table:table-row table:style-name="ro1">
          <table:table-cell office:value-type="string">
            <text:p>9101001.Correio</text:p>
          </table:table-cell>
          <table:table-cell office:value-type="string">
            <text:p>6,91</text:p>
          </table:table-cell>
          <table:table-cell office:value-type="string">
            <text:p>1,66</text:p>
          </table:table-cell>
          <table:table-cell office:value-type="string">
            <text:p>0,42</text:p>
          </table:table-cell>
        </table:table-row>
        <table:table-row table:style-name="ro1">
          <table:table-cell office:value-type="string">
            <text:p>9101002.Telefone fixo</text:p>
          </table:table-cell>
          <table:table-cell office:value-type="string">
            <text:p>-1,59</text:p>
          </table:table-cell>
          <table:table-cell office:value-type="string">
            <text:p>-0,95</text:p>
          </table:table-cell>
          <table:table-cell office:value-type="string">
            <text:p>-3,84</text:p>
          </table:table-cell>
        </table:table-row>
        <table:table-row table:style-name="ro1">
          <table:table-cell office:value-type="string">
            <text:p>9101003.Telefone público</text:p>
          </table:table-cell>
          <table:table-cell office:value-type="string">
            <text:p>2,88</text:p>
          </table:table-cell>
          <table:table-cell office:value-type="string">
            <text:p>2,34</text:p>
          </table:table-cell>
          <table:table-cell office:value-type="string">
            <text:p>0,54</text:p>
          </table:table-cell>
        </table:table-row>
        <table:table-row table:style-name="ro1">
          <table:table-cell office:value-type="string">
            <text:p>9101008.Telefone celular</text:p>
          </table:table-cell>
          <table:table-cell office:value-type="string">
            <text:p>4,06</text:p>
          </table:table-cell>
          <table:table-cell office:value-type="string">
            <text:p>2,34</text:p>
          </table:table-cell>
          <table:table-cell office:value-type="string">
            <text:p>0,47</text:p>
          </table:table-cell>
        </table:table-row>
        <table:table-row table:style-name="ro1">
          <table:table-cell office:value-type="string">
            <text:p>9101018.Acesso à internet</text:p>
          </table:table-cell>
          <table:table-cell office:value-type="string">
            <text:p>0,39</text:p>
          </table:table-cell>
          <table:table-cell table:number-columns-repeated="2" office:value-type="string">
            <text:p>0,00</text:p>
          </table:table-cell>
        </table:table-row>
        <table:table-row table:style-name="ro1">
          <table:table-cell office:value-type="string">
            <text:p>9101019.Aparelho telefônico</text:p>
          </table:table-cell>
          <table:table-cell office:value-type="string">
            <text:p>-4,68</text:p>
          </table:table-cell>
          <table:table-cell office:value-type="string">
            <text:p>-8,90</text:p>
          </table:table-cell>
          <table:table-cell office:value-type="string">
            <text:p>-1,75</text:p>
          </table:table-cell>
        </table:table-row>
        <table:table-row table:style-name="ro1">
          <table:table-cell office:value-type="string">
            <text:p>9101021.Telefone com internet - pacote</text:p>
          </table:table-cell>
          <table:table-cell office:value-type="string">
            <text:p>0,95</text:p>
          </table:table-cell>
          <table:table-cell office:value-type="string">
            <text:p>8,28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9101022.TV por assinatura com internet</text:p>
          </table:table-cell>
          <table:table-cell office:value-type="string">
            <text:p>0,00</text:p>
          </table:table-cell>
          <table:table-cell office:value-type="string">
            <text:p>0,33</text:p>
          </table:table-cell>
          <table:table-cell office:value-type="string">
            <text:p>1,10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string">
            <text:p>dezembro 2006</text:p>
          </table:table-cell>
          <table:table-cell office:value-type="string">
            <text:p>dezembro 2007</text:p>
          </table:table-cell>
          <table:table-cell office:value-type="string">
            <text:p>dezembro 2008</text:p>
          </table:table-cell>
          <table:table-cell office:value-type="string">
            <text:p>dezembro 2009</text:p>
          </table:table-cell>
          <table:table-cell office:value-type="string">
            <text:p>dezembro 2010</text:p>
          </table:table-cell>
          <table:table-cell office:value-type="string">
            <text:p>dezembro 2011</text:p>
          </table:table-cell>
        </table:table-row>
        <table:table-row table:style-name="ro1">
          <table:table-cell office:value-type="string">
            <text:p>Índice geral</text:p>
          </table:table-cell>
          <table:table-cell office:value-type="string">
            <text:p>3,14</text:p>
          </table:table-cell>
          <table:table-cell office:value-type="string">
            <text:p>4,46</text:p>
          </table:table-cell>
          <table:table-cell office:value-type="string">
            <text:p>5,90</text:p>
          </table:table-cell>
          <table:table-cell office:value-type="string">
            <text:p>4,31</text:p>
          </table:table-cell>
          <table:table-cell office:value-type="string">
            <text:p>5,92</text:p>
          </table:table-cell>
          <table:table-cell office:value-type="string">
            <text:p>6,50</text:p>
          </table:table-cell>
        </table:table-row>
        <table:table-row table:style-name="ro1">
          <table:table-cell office:value-type="string">
            <text:p>1.Alimentação e bebidas</text:p>
          </table:table-cell>
          <table:table-cell office:value-type="string">
            <text:p>1,23</text:p>
          </table:table-cell>
          <table:table-cell office:value-type="string">
            <text:p>10,79</text:p>
          </table:table-cell>
          <table:table-cell office:value-type="string">
            <text:p>11,11</text:p>
          </table:table-cell>
          <table:table-cell office:value-type="string">
            <text:p>3,18</text:p>
          </table:table-cell>
          <table:table-cell office:value-type="string">
            <text:p>10,39</text:p>
          </table:table-cell>
          <table:table-cell office:value-type="string">
            <text:p>7,18</text:p>
          </table:table-cell>
        </table:table-row>
        <table:table-row table:style-name="ro1">
          <table:table-cell office:value-type="string">
            <text:p>11.Alimentação no domicílio</text:p>
          </table:table-cell>
          <table:table-cell office:value-type="string">
            <text:p>-0,16</text:p>
          </table:table-cell>
          <table:table-cell office:value-type="string">
            <text:p>12,39</text:p>
          </table:table-cell>
          <table:table-cell office:value-type="string">
            <text:p>10,68</text:p>
          </table:table-cell>
          <table:table-cell office:value-type="string">
            <text:p>0,88</text:p>
          </table:table-cell>
          <table:table-cell office:value-type="string">
            <text:p>10,70</text:p>
          </table:table-cell>
          <table:table-cell office:value-type="string">
            <text:p>5,43</text:p>
          </table:table-cell>
        </table:table-row>
        <table:table-row table:style-name="ro1">
          <table:table-cell office:value-type="string">
            <text:p>1101.Cereais, leguminosas e oleaginosas</text:p>
          </table:table-cell>
          <table:table-cell office:value-type="string">
            <text:p>3,18</text:p>
          </table:table-cell>
          <table:table-cell office:value-type="string">
            <text:p>34,44</text:p>
          </table:table-cell>
          <table:table-cell office:value-type="string">
            <text:p>11,62</text:p>
          </table:table-cell>
          <table:table-cell office:value-type="string">
            <text:p>-23,25</text:p>
          </table:table-cell>
          <table:table-cell office:value-type="string">
            <text:p>17,93</text:p>
          </table:table-cell>
          <table:table-cell office:value-type="string">
            <text:p>-5,21</text:p>
          </table:table-cell>
        </table:table-row>
        <table:table-row table:style-name="ro1">
          <table:table-cell office:value-type="string">
            <text:p>1101002.Arroz</text:p>
          </table:table-cell>
          <table:table-cell office:value-type="string">
            <text:p>13,60</text:p>
          </table:table-cell>
          <table:table-cell office:value-type="string">
            <text:p>-1,90</text:p>
          </table:table-cell>
          <table:table-cell office:value-type="string">
            <text:p>33,95</text:p>
          </table:table-cell>
          <table:table-cell office:value-type="string">
            <text:p>-13,14</text:p>
          </table:table-cell>
          <table:table-cell office:value-type="string">
            <text:p>1,07</text:p>
          </table:table-cell>
          <table:table-cell office:value-type="string">
            <text:p>-5,08</text:p>
          </table:table-cell>
        </table:table-row>
        <table:table-row table:style-name="ro1">
          <table:table-cell office:value-type="string">
            <text:p>1101051.Feijão - mulatinho</text:p>
          </table:table-cell>
          <table:table-cell office:value-type="string">
            <text:p>-5,72</text:p>
          </table:table-cell>
          <table:table-cell office:value-type="string">
            <text:p>136,10</text:p>
          </table:table-cell>
          <table:table-cell office:value-type="string">
            <text:p>-12,41</text:p>
          </table:table-cell>
          <table:table-cell office:value-type="string">
            <text:p>-31,40</text:p>
          </table:table-cell>
          <table:table-cell office:value-type="string">
            <text:p>36,06</text:p>
          </table:table-cell>
          <table:table-cell office:value-type="string">
            <text:p>3,75</text:p>
          </table:table-cell>
        </table:table-row>
        <table:table-row table:style-name="ro1">
          <table:table-cell office:value-type="string">
            <text:p>1101052.Feijão - preto</text:p>
          </table:table-cell>
          <table:table-cell office:value-type="string">
            <text:p>-34,11</text:p>
          </table:table-cell>
          <table:table-cell office:value-type="string">
            <text:p>39,02</text:p>
          </table:table-cell>
          <table:table-cell office:value-type="string">
            <text:p>65,48</text:p>
          </table:table-cell>
          <table:table-cell office:value-type="string">
            <text:p>-44,29</text:p>
          </table:table-cell>
          <table:table-cell office:value-type="string">
            <text:p>30,08</text:p>
          </table:table-cell>
          <table:table-cell office:value-type="string">
            <text:p>-11,05</text:p>
          </table:table-cell>
        </table:table-row>
        <table:table-row table:style-name="ro1">
          <table:table-cell office:value-type="string">
            <text:p>1101053.Feijão - macassar (fradinho)</text:p>
          </table:table-cell>
          <table:table-cell office:value-type="string">
            <text:p>-21,58</text:p>
          </table:table-cell>
          <table:table-cell office:value-type="string">
            <text:p>58,47</text:p>
          </table:table-cell>
          <table:table-cell office:value-type="string">
            <text:p>-17,81</text:p>
          </table:table-cell>
          <table:table-cell office:value-type="string">
            <text:p>-22,78</text:p>
          </table:table-cell>
          <table:table-cell office:value-type="string">
            <text:p>70,20</text:p>
          </table:table-cell>
          <table:table-cell office:value-type="string">
            <text:p>-21,00</text:p>
          </table:table-cell>
        </table:table-row>
        <table:table-row table:style-name="ro1">
          <table:table-cell office:value-type="string">
            <text:p>1101073.Feijão - carioca (rajado))</text:p>
          </table:table-cell>
          <table:table-cell office:value-type="string">
            <text:p>0,92</text:p>
          </table:table-cell>
          <table:table-cell office:value-type="string">
            <text:p>144,42</text:p>
          </table:table-cell>
          <table:table-cell office:value-type="string">
            <text:p>-29,50</text:p>
          </table:table-cell>
          <table:table-cell office:value-type="string">
            <text:p>-35,85</text:p>
          </table:table-cell>
          <table:table-cell office:value-type="string">
            <text:p>63,62</text:p>
          </table:table-cell>
          <table:table-cell office:value-type="string">
            <text:p>-2,74</text:p>
          </table:table-cell>
        </table:table-row>
        <table:table-row table:style-name="ro1">
          <table:table-cell office:value-type="string">
            <text:p>1101084.Fava</text:p>
          </table:table-cell>
          <table:table-cell office:value-type="string">
            <text:p>3,69</text:p>
          </table:table-cell>
          <table:table-cell office:value-type="string">
            <text:p>18,85</text:p>
          </table:table-cell>
          <table:table-cell office:value-type="string">
            <text:p>27,40</text:p>
          </table:table-cell>
          <table:table-cell office:value-type="string">
            <text:p>-17,76</text:p>
          </table:table-cell>
          <table:table-cell office:value-type="string">
            <text:p>44,71</text:p>
          </table:table-cell>
          <table:table-cell office:value-type="string">
            <text:p>11,42</text:p>
          </table:table-cell>
        </table:table-row>
        <table:table-row table:style-name="ro1">
          <table:table-cell office:value-type="string">
            <text:p>1102.Farinhas, féculas e massas</text:p>
          </table:table-cell>
          <table:table-cell office:value-type="string">
            <text:p>1,66</text:p>
          </table:table-cell>
          <table:table-cell office:value-type="string">
            <text:p>9,07</text:p>
          </table:table-cell>
          <table:table-cell office:value-type="string">
            <text:p>12,52</text:p>
          </table:table-cell>
          <table:table-cell office:value-type="string">
            <text:p>-3,15</text:p>
          </table:table-cell>
          <table:table-cell office:value-type="string">
            <text:p>9,08</text:p>
          </table:table-cell>
          <table:table-cell office:value-type="string">
            <text:p>1,64</text:p>
          </table:table-cell>
        </table:table-row>
        <table:table-row table:style-name="ro1">
          <table:table-cell office:value-type="string">
            <text:p>1102001.Farinha de arroz</text:p>
          </table:table-cell>
          <table:table-cell office:value-type="string">
            <text:p>4,70</text:p>
          </table:table-cell>
          <table:table-cell office:value-type="string">
            <text:p>2,79</text:p>
          </table:table-cell>
          <table:table-cell office:value-type="string">
            <text:p>11,90</text:p>
          </table:table-cell>
          <table:table-cell office:value-type="string">
            <text:p>8,33</text:p>
          </table:table-cell>
          <table:table-cell office:value-type="string">
            <text:p>6,31</text:p>
          </table:table-cell>
          <table:table-cell office:value-type="string">
            <text:p>0,96</text:p>
          </table:table-cell>
        </table:table-row>
        <table:table-row table:style-name="ro1">
          <table:table-cell office:value-type="string">
            <text:p>1102006.Macarrão</text:p>
          </table:table-cell>
          <table:table-cell office:value-type="string">
            <text:p>-3,13</text:p>
          </table:table-cell>
          <table:table-cell office:value-type="string">
            <text:p>7,58</text:p>
          </table:table-cell>
          <table:table-cell office:value-type="string">
            <text:p>13,75</text:p>
          </table:table-cell>
          <table:table-cell office:value-type="string">
            <text:p>-4,52</text:p>
          </table:table-cell>
          <table:table-cell office:value-type="string">
            <text:p>5,71</text:p>
          </table:table-cell>
          <table:table-cell office:value-type="string">
            <text:p>2,22</text:p>
          </table:table-cell>
        </table:table-row>
        <table:table-row table:style-name="ro1">
          <table:table-cell office:value-type="string">
            <text:p>1102008.Fubá de milho</text:p>
          </table:table-cell>
          <table:table-cell office:value-type="string">
            <text:p>-2,16</text:p>
          </table:table-cell>
          <table:table-cell office:value-type="string">
            <text:p>12,48</text:p>
          </table:table-cell>
          <table:table-cell office:value-type="string">
            <text:p>14,12</text:p>
          </table:table-cell>
          <table:table-cell office:value-type="string">
            <text:p>-7,69</text:p>
          </table:table-cell>
          <table:table-cell office:value-type="string">
            <text:p>-3,75</text:p>
          </table:table-cell>
          <table:table-cell office:value-type="string">
            <text:p>18,08</text:p>
          </table:table-cell>
        </table:table-row>
        <table:table-row table:style-name="ro1">
          <table:table-cell office:value-type="string">
            <text:p>1102012.Farinha de trigo</text:p>
          </table:table-cell>
          <table:table-cell office:value-type="string">
            <text:p>11,32</text:p>
          </table:table-cell>
          <table:table-cell office:value-type="string">
            <text:p>11,12</text:p>
          </table:table-cell>
          <table:table-cell office:value-type="string">
            <text:p>9,18</text:p>
          </table:table-cell>
          <table:table-cell office:value-type="string">
            <text:p>-13,78</text:p>
          </table:table-cell>
          <table:table-cell office:value-type="string">
            <text:p>16,00</text:p>
          </table:table-cell>
          <table:table-cell office:value-type="string">
            <text:p>0,97</text:p>
          </table:table-cell>
        </table:table-row>
        <table:table-row table:style-name="ro1">
          <table:table-cell office:value-type="string">
            <text:p>1102013.Farinha vitaminada</text:p>
          </table:table-cell>
          <table:table-cell office:value-type="string">
            <text:p>9,32</text:p>
          </table:table-cell>
          <table:table-cell office:value-type="string">
            <text:p>3,16</text:p>
          </table:table-cell>
          <table:table-cell office:value-type="string">
            <text:p>8,58</text:p>
          </table:table-cell>
          <table:table-cell office:value-type="string">
            <text:p>2,80</text:p>
          </table:table-cell>
          <table:table-cell office:value-type="string">
            <text:p>10,28</text:p>
          </table:table-cell>
          <table:table-cell office:value-type="string">
            <text:p>5,14</text:p>
          </table:table-cell>
        </table:table-row>
        <table:table-row table:style-name="ro1">
          <table:table-cell office:value-type="string">
            <text:p>1102023.Farinha de mandioca</text:p>
          </table:table-cell>
          <table:table-cell office:value-type="string">
            <text:p>11,99</text:p>
          </table:table-cell>
          <table:table-cell office:value-type="string">
            <text:p>19,79</text:p>
          </table:table-cell>
          <table:table-cell office:value-type="string">
            <text:p>12,09</text:p>
          </table:table-cell>
          <table:table-cell office:value-type="string">
            <text:p>2,77</text:p>
          </table:table-cell>
          <table:table-cell office:value-type="string">
            <text:p>17,00</text:p>
          </table:table-cell>
          <table:table-cell office:value-type="string">
            <text:p>-3,67</text:p>
          </table:table-cell>
        </table:table-row>
        <table:table-row table:style-name="ro3">
          <table:table-cell office:value-type="string">
            <text:p>1102029.Massa semipreparada</text:p>
          </table:table-cell>
          <table:table-cell office:value-type="string">
            <text:p>-1,07</text:p>
          </table:table-cell>
          <table:table-cell office:value-type="string">
            <text:p>1,66</text:p>
          </table:table-cell>
          <table:table-cell office:value-type="string">
            <text:p>12,12</text:p>
          </table:table-cell>
          <table:table-cell office:value-type="string">
            <text:p>1,76</text:p>
          </table:table-cell>
          <table:table-cell office:value-type="string">
            <text:p>7,43</text:p>
          </table:table-cell>
          <table:table-cell office:value-type="string">
            <text:p>4,08</text:p>
          </table:table-cell>
        </table:table-row>
        <table:table-row table:style-name="ro1">
          <table:table-cell office:value-type="string">
            <text:p>1103.Tubérculos, raízes e legumes</text:p>
          </table:table-cell>
          <table:table-cell office:value-type="string">
            <text:p>-30,51</text:p>
          </table:table-cell>
          <table:table-cell office:value-type="string">
            <text:p>25,80</text:p>
          </table:table-cell>
          <table:table-cell office:value-type="string">
            <text:p>20,26</text:p>
          </table:table-cell>
          <table:table-cell office:value-type="string">
            <text:p>20,85</text:p>
          </table:table-cell>
          <table:table-cell office:value-type="string">
            <text:p>-23,20</text:p>
          </table:table-cell>
          <table:table-cell office:value-type="string">
            <text:p>15,02</text:p>
          </table:table-cell>
        </table:table-row>
        <table:table-row table:style-name="ro1">
          <table:table-cell office:value-type="string">
            <text:p>1103003.Batata-inglesa</text:p>
          </table:table-cell>
          <table:table-cell office:value-type="string">
            <text:p>-40,23</text:p>
          </table:table-cell>
          <table:table-cell office:value-type="string">
            <text:p>68,61</text:p>
          </table:table-cell>
          <table:table-cell office:value-type="string">
            <text:p>-18,23</text:p>
          </table:table-cell>
          <table:table-cell office:value-type="string">
            <text:p>51,50</text:p>
          </table:table-cell>
          <table:table-cell office:value-type="string">
            <text:p>-22,32</text:p>
          </table:table-cell>
          <table:table-cell office:value-type="string">
            <text:p>-7,81</text:p>
          </table:table-cell>
        </table:table-row>
        <table:table-row table:style-name="ro1">
          <table:table-cell office:value-type="string">
            <text:p>1103004.Inhame</text:p>
          </table:table-cell>
          <table:table-cell office:value-type="string">
            <text:p>-10,46</text:p>
          </table:table-cell>
          <table:table-cell office:value-type="string">
            <text:p>-16,56</text:p>
          </table:table-cell>
          <table:table-cell office:value-type="string">
            <text:p>3,05</text:p>
          </table:table-cell>
          <table:table-cell office:value-type="string">
            <text:p>19,65</text:p>
          </table:table-cell>
          <table:table-cell office:value-type="string">
            <text:p>27,66</text:p>
          </table:table-cell>
          <table:table-cell office:value-type="string">
            <text:p>7,50</text:p>
          </table:table-cell>
        </table:table-row>
        <table:table-row table:style-name="ro1">
          <table:table-cell office:value-type="string">
            <text:p>1103005.Mandioca (aipim)</text:p>
          </table:table-cell>
          <table:table-cell office:value-type="string">
            <text:p>-17,31</text:p>
          </table:table-cell>
          <table:table-cell office:value-type="string">
            <text:p>74,25</text:p>
          </table:table-cell>
          <table:table-cell office:value-type="string">
            <text:p>19,65</text:p>
          </table:table-cell>
          <table:table-cell office:value-type="string">
            <text:p>-24,54</text:p>
          </table:table-cell>
          <table:table-cell office:value-type="string">
            <text:p>7,46</text:p>
          </table:table-cell>
          <table:table-cell office:value-type="string">
            <text:p>47,04</text:p>
          </table:table-cell>
        </table:table-row>
        <table:table-row table:style-name="ro1">
          <table:table-cell office:value-type="string">
            <text:p>1103017.Abóbora</text:p>
          </table:table-cell>
          <table:table-cell office:value-type="string">
            <text:p>-8,76</text:p>
          </table:table-cell>
          <table:table-cell office:value-type="string">
            <text:p>57,96</text:p>
          </table:table-cell>
          <table:table-cell office:value-type="string">
            <text:p>4,35</text:p>
          </table:table-cell>
          <table:table-cell office:value-type="string">
            <text:p>-11,83</text:p>
          </table:table-cell>
          <table:table-cell office:value-type="string">
            <text:p>23,07</text:p>
          </table:table-cell>
          <table:table-cell office:value-type="string">
            <text:p>16,17</text:p>
          </table:table-cell>
        </table:table-row>
        <table:table-row table:style-name="ro1">
          <table:table-cell office:value-type="string">
            <text:p>1103021.Chuchu</text:p>
          </table:table-cell>
          <table:table-cell office:value-type="string">
            <text:p>3,12</text:p>
          </table:table-cell>
          <table:table-cell office:value-type="string">
            <text:p>32,79</text:p>
          </table:table-cell>
          <table:table-cell office:value-type="string">
            <text:p>-23,48</text:p>
          </table:table-cell>
          <table:table-cell office:value-type="string">
            <text:p>8,66</text:p>
          </table:table-cell>
          <table:table-cell office:value-type="string">
            <text:p>12,31</text:p>
          </table:table-cell>
          <table:table-cell office:value-type="string">
            <text:p>13,53</text:p>
          </table:table-cell>
        </table:table-row>
        <table:table-row table:style-name="ro1">
          <table:table-cell office:value-type="string">
            <text:p>1103026.Pimentão</text:p>
          </table:table-cell>
          <table:table-cell office:value-type="string">
            <text:p>-8,72</text:p>
          </table:table-cell>
          <table:table-cell office:value-type="string">
            <text:p>-11,90</text:p>
          </table:table-cell>
          <table:table-cell office:value-type="string">
            <text:p>26,35</text:p>
          </table:table-cell>
          <table:table-cell office:value-type="string">
            <text:p>8,64</text:p>
          </table:table-cell>
          <table:table-cell office:value-type="string">
            <text:p>-8,10</text:p>
          </table:table-cell>
          <table:table-cell office:value-type="string">
            <text:p>27,13</text:p>
          </table:table-cell>
        </table:table-row>
        <table:table-row table:style-name="ro1">
          <table:table-cell office:value-type="string">
            <text:p>1103027.Quiabo</text:p>
          </table:table-cell>
          <table:table-cell office:value-type="string">
            <text:p>-15,67</text:p>
          </table:table-cell>
          <table:table-cell office:value-type="string">
            <text:p>18,20</text:p>
          </table:table-cell>
          <table:table-cell office:value-type="string">
            <text:p>36,22</text:p>
          </table:table-cell>
          <table:table-cell office:value-type="string">
            <text:p>-24,23</text:p>
          </table:table-cell>
          <table:table-cell office:value-type="string">
            <text:p>32,01</text:p>
          </table:table-cell>
          <table:table-cell office:value-type="string">
            <text:p>47,05</text:p>
          </table:table-cell>
        </table:table-row>
        <table:table-row table:style-name="ro1">
          <table:table-cell office:value-type="string">
            <text:p>1103028.Tomate</text:p>
          </table:table-cell>
          <table:table-cell office:value-type="string">
            <text:p>-24,16</text:p>
          </table:table-cell>
          <table:table-cell office:value-type="string">
            <text:p>-16,13</text:p>
          </table:table-cell>
          <table:table-cell office:value-type="string">
            <text:p>108,32</text:p>
          </table:table-cell>
          <table:table-cell office:value-type="string">
            <text:p>-15,99</text:p>
          </table:table-cell>
          <table:table-cell office:value-type="string">
            <text:p>-17,57</text:p>
          </table:table-cell>
          <table:table-cell office:value-type="string">
            <text:p>39,42</text:p>
          </table:table-cell>
        </table:table-row>
        <table:table-row table:style-name="ro1">
          <table:table-cell office:value-type="string">
            <text:p>1103043.Cebola</text:p>
          </table:table-cell>
          <table:table-cell office:value-type="string">
            <text:p>-34,08</text:p>
          </table:table-cell>
          <table:table-cell office:value-type="string">
            <text:p>56,70</text:p>
          </table:table-cell>
          <table:table-cell office:value-type="string">
            <text:p>14,87</text:p>
          </table:table-cell>
          <table:table-cell office:value-type="string">
            <text:p>53,80</text:p>
          </table:table-cell>
          <table:table-cell office:value-type="string">
            <text:p>-44,70</text:p>
          </table:table-cell>
          <table:table-cell office:value-type="string">
            <text:p>23,33</text:p>
          </table:table-cell>
        </table:table-row>
        <table:table-row table:style-name="ro1">
          <table:table-cell office:value-type="string">
            <text:p>1103044.Cenoura</text:p>
          </table:table-cell>
          <table:table-cell office:value-type="string">
            <text:p>-15,22</text:p>
          </table:table-cell>
          <table:table-cell office:value-type="string">
            <text:p>9,95</text:p>
          </table:table-cell>
          <table:table-cell office:value-type="string">
            <text:p>4,73</text:p>
          </table:table-cell>
          <table:table-cell office:value-type="string">
            <text:p>44,67</text:p>
          </table:table-cell>
          <table:table-cell office:value-type="string">
            <text:p>-21,49</text:p>
          </table:table-cell>
          <table:table-cell office:value-type="string">
            <text:p>2,53</text:p>
          </table:table-cell>
        </table:table-row>
        <table:table-row table:style-name="ro1">
          <table:table-cell office:value-type="string">
            <text:p>1104.Açúcares e derivados</text:p>
          </table:table-cell>
          <table:table-cell office:value-type="string">
            <text:p>9,83</text:p>
          </table:table-cell>
          <table:table-cell office:value-type="string">
            <text:p>-13,61</text:p>
          </table:table-cell>
          <table:table-cell office:value-type="string">
            <text:p>8,53</text:p>
          </table:table-cell>
          <table:table-cell office:value-type="string">
            <text:p>31,43</text:p>
          </table:table-cell>
          <table:table-cell office:value-type="string">
            <text:p>15,89</text:p>
          </table:table-cell>
          <table:table-cell office:value-type="string">
            <text:p>3,74</text:p>
          </table:table-cell>
        </table:table-row>
        <table:table-row table:style-name="ro1">
          <table:table-cell office:value-type="string">
            <text:p>1104003.Açúcar refinado</text:p>
          </table:table-cell>
          <table:table-cell office:value-type="string">
            <text:p>15,74</text:p>
          </table:table-cell>
          <table:table-cell office:value-type="string">
            <text:p>-22,74</text:p>
          </table:table-cell>
          <table:table-cell office:value-type="string">
            <text:p>13,09</text:p>
          </table:table-cell>
          <table:table-cell office:value-type="string">
            <text:p>52,99</text:p>
          </table:table-cell>
          <table:table-cell office:value-type="string">
            <text:p>22,00</text:p>
          </table:table-cell>
          <table:table-cell office:value-type="string">
            <text:p>2,78</text:p>
          </table:table-cell>
        </table:table-row>
        <table:table-row table:style-name="ro1">
          <table:table-cell office:value-type="string">
            <text:p>1104004.Açúcar cristal</text:p>
          </table:table-cell>
          <table:table-cell office:value-type="string">
            <text:p>16,49</text:p>
          </table:table-cell>
          <table:table-cell office:value-type="string">
            <text:p>-28,69</text:p>
          </table:table-cell>
          <table:table-cell office:value-type="string">
            <text:p>12,72</text:p>
          </table:table-cell>
          <table:table-cell office:value-type="string">
            <text:p>63,04</text:p>
          </table:table-cell>
          <table:table-cell office:value-type="string">
            <text:p>25,29</text:p>
          </table:table-cell>
          <table:table-cell office:value-type="string">
            <text:p>-1,30</text:p>
          </table:table-cell>
        </table:table-row>
        <table:table-row table:style-name="ro1">
          <table:table-cell office:value-type="string">
            <text:p>1104023.Chocolate em barra e bombom</text:p>
          </table:table-cell>
          <table:table-cell office:value-type="string">
            <text:p>-0,07</text:p>
          </table:table-cell>
          <table:table-cell office:value-type="string">
            <text:p>0,91</text:p>
          </table:table-cell>
          <table:table-cell office:value-type="string">
            <text:p>5,59</text:p>
          </table:table-cell>
          <table:table-cell office:value-type="string">
            <text:p>5,33</text:p>
          </table:table-cell>
          <table:table-cell office:value-type="string">
            <text:p>0,25</text:p>
          </table:table-cell>
          <table:table-cell office:value-type="string">
            <text:p>0,97</text:p>
          </table:table-cell>
        </table:table-row>
        <table:table-row table:style-name="ro1">
          <table:table-cell office:value-type="string">
            <text:p>1104028.Gelatina</text:p>
          </table:table-cell>
          <table:table-cell office:value-type="string">
            <text:p>-6,69</text:p>
          </table:table-cell>
          <table:table-cell office:value-type="string">
            <text:p>1,20</text:p>
          </table:table-cell>
          <table:table-cell office:value-type="string">
            <text:p>-0,20</text:p>
          </table:table-cell>
          <table:table-cell office:value-type="string">
            <text:p>15,64</text:p>
          </table:table-cell>
          <table:table-cell office:value-type="string">
            <text:p>9,45</text:p>
          </table:table-cell>
          <table:table-cell office:value-type="string">
            <text:p>6,28</text:p>
          </table:table-cell>
        </table:table-row>
        <table:table-row table:style-name="ro1">
          <table:table-cell office:value-type="string">
            <text:p>1104032.Sorvete</text:p>
          </table:table-cell>
          <table:table-cell office:value-type="string">
            <text:p>2,36</text:p>
          </table:table-cell>
          <table:table-cell office:value-type="string">
            <text:p>7,06</text:p>
          </table:table-cell>
          <table:table-cell office:value-type="string">
            <text:p>5,07</text:p>
          </table:table-cell>
          <table:table-cell office:value-type="string">
            <text:p>-1,78</text:p>
          </table:table-cell>
          <table:table-cell office:value-type="string">
            <text:p>-2,12</text:p>
          </table:table-cell>
          <table:table-cell office:value-type="string">
            <text:p>16,41</text:p>
          </table:table-cell>
        </table:table-row>
        <table:table-row table:style-name="ro1">
          <table:table-cell office:value-type="string">
            <text:p>1104052.Chocolate e achocolatado em pó</text:p>
          </table:table-cell>
          <table:table-cell office:value-type="string">
            <text:p>-0,40</text:p>
          </table:table-cell>
          <table:table-cell office:value-type="string">
            <text:p>0,87</text:p>
          </table:table-cell>
          <table:table-cell office:value-type="string">
            <text:p>2,90</text:p>
          </table:table-cell>
          <table:table-cell office:value-type="string">
            <text:p>3,78</text:p>
          </table:table-cell>
          <table:table-cell office:value-type="string">
            <text:p>7,34</text:p>
          </table:table-cell>
          <table:table-cell office:value-type="string">
            <text:p>9,74</text:p>
          </table:table-cell>
        </table:table-row>
        <table:table-row table:style-name="ro1">
          <table:table-cell office:value-type="string">
            <text:p>1104060.Doce de frutas em pasta</text:p>
          </table:table-cell>
          <table:table-cell office:value-type="string">
            <text:p>7,68</text:p>
          </table:table-cell>
          <table:table-cell office:value-type="string">
            <text:p>11,10</text:p>
          </table:table-cell>
          <table:table-cell office:value-type="string">
            <text:p>0,62</text:p>
          </table:table-cell>
          <table:table-cell office:value-type="string">
            <text:p>-0,36</text:p>
          </table:table-cell>
          <table:table-cell office:value-type="string">
            <text:p>23,52</text:p>
          </table:table-cell>
          <table:table-cell office:value-type="string">
            <text:p>13,64</text:p>
          </table:table-cell>
        </table:table-row>
        <table:table-row table:style-name="ro1">
          <table:table-cell office:value-type="string">
            <text:p>1104066.Doce de leite</text:p>
          </table:table-cell>
          <table:table-cell office:value-type="string">
            <text:p>2,32</text:p>
          </table:table-cell>
          <table:table-cell office:value-type="string">
            <text:p>10,98</text:p>
          </table:table-cell>
          <table:table-cell office:value-type="string">
            <text:p>-0,04</text:p>
          </table:table-cell>
          <table:table-cell office:value-type="string">
            <text:p>1,91</text:p>
          </table:table-cell>
          <table:table-cell office:value-type="string">
            <text:p>2,84</text:p>
          </table:table-cell>
          <table:table-cell office:value-type="string">
            <text:p>11,74</text:p>
          </table:table-cell>
        </table:table-row>
        <table:table-row table:style-name="ro1">
          <table:table-cell office:value-type="string">
            <text:p>1105.Hortaliças e verduras</text:p>
          </table:table-cell>
          <table:table-cell office:value-type="string">
            <text:p>3,63</text:p>
          </table:table-cell>
          <table:table-cell office:value-type="string">
            <text:p>17,03</text:p>
          </table:table-cell>
          <table:table-cell office:value-type="string">
            <text:p>3,08</text:p>
          </table:table-cell>
          <table:table-cell office:value-type="string">
            <text:p>17,87</text:p>
          </table:table-cell>
          <table:table-cell office:value-type="string">
            <text:p>-1,88</text:p>
          </table:table-cell>
          <table:table-cell office:value-type="string">
            <text:p>11,66</text:p>
          </table:table-cell>
        </table:table-row>
        <table:table-row table:style-name="ro1">
          <table:table-cell office:value-type="string">
            <text:p>1105001.Alface</text:p>
          </table:table-cell>
          <table:table-cell office:value-type="string">
            <text:p>4,55</text:p>
          </table:table-cell>
          <table:table-cell office:value-type="string">
            <text:p>24,66</text:p>
          </table:table-cell>
          <table:table-cell office:value-type="string">
            <text:p>-2,10</text:p>
          </table:table-cell>
          <table:table-cell office:value-type="string">
            <text:p>24,45</text:p>
          </table:table-cell>
          <table:table-cell office:value-type="string">
            <text:p>-4,56</text:p>
          </table:table-cell>
          <table:table-cell office:value-type="string">
            <text:p>10,22</text:p>
          </table:table-cell>
        </table:table-row>
        <table:table-row table:style-name="ro1">
          <table:table-cell office:value-type="string">
            <text:p>1105004.Coentro</text:p>
          </table:table-cell>
          <table:table-cell office:value-type="string">
            <text:p>-2,30</text:p>
          </table:table-cell>
          <table:table-cell office:value-type="string">
            <text:p>5,84</text:p>
          </table:table-cell>
          <table:table-cell office:value-type="string">
            <text:p>9,92</text:p>
          </table:table-cell>
          <table:table-cell office:value-type="string">
            <text:p>6,93</text:p>
          </table:table-cell>
          <table:table-cell office:value-type="string">
            <text:p>26,43</text:p>
          </table:table-cell>
          <table:table-cell office:value-type="string">
            <text:p>8,22</text:p>
          </table:table-cell>
        </table:table-row>
        <table:table-row table:style-name="ro1">
          <table:table-cell office:value-type="string">
            <text:p>1105005.Couve</text:p>
          </table:table-cell>
          <table:table-cell office:value-type="string">
            <text:p>3,95</text:p>
          </table:table-cell>
          <table:table-cell office:value-type="string">
            <text:p>10,87</text:p>
          </table:table-cell>
          <table:table-cell office:value-type="string">
            <text:p>3,99</text:p>
          </table:table-cell>
          <table:table-cell office:value-type="string">
            <text:p>11,42</text:p>
          </table:table-cell>
          <table:table-cell office:value-type="string">
            <text:p>7,18</text:p>
          </table:table-cell>
          <table:table-cell office:value-type="string">
            <text:p>13,15</text:p>
          </table:table-cell>
        </table:table-row>
        <table:table-row table:style-name="ro1">
          <table:table-cell office:value-type="string">
            <text:p>1105006.Couve-flor</text:p>
          </table:table-cell>
          <table:table-cell office:value-type="string">
            <text:p>0,19</text:p>
          </table:table-cell>
          <table:table-cell office:value-type="string">
            <text:p>9,74</text:p>
          </table:table-cell>
          <table:table-cell office:value-type="string">
            <text:p>13,40</text:p>
          </table:table-cell>
          <table:table-cell office:value-type="string">
            <text:p>10,95</text:p>
          </table:table-cell>
          <table:table-cell office:value-type="string">
            <text:p>-9,06</text:p>
          </table:table-cell>
          <table:table-cell office:value-type="string">
            <text:p>7,23</text:p>
          </table:table-cell>
        </table:table-row>
        <table:table-row table:style-name="ro1">
          <table:table-cell office:value-type="string">
            <text:p>1105010.Repolho</text:p>
          </table:table-cell>
          <table:table-cell office:value-type="string">
            <text:p>5,32</text:p>
          </table:table-cell>
          <table:table-cell office:value-type="string">
            <text:p>14,44</text:p>
          </table:table-cell>
          <table:table-cell office:value-type="string">
            <text:p>10,00</text:p>
          </table:table-cell>
          <table:table-cell office:value-type="string">
            <text:p>10,97</text:p>
          </table:table-cell>
          <table:table-cell office:value-type="string">
            <text:p>-9,62</text:p>
          </table:table-cell>
          <table:table-cell office:value-type="string">
            <text:p>23,63</text:p>
          </table:table-cell>
        </table:table-row>
        <table:table-row table:style-name="ro1">
          <table:table-cell office:value-type="string">
            <text:p>1105012.Cheiro-verde</text:p>
          </table:table-cell>
          <table:table-cell office:value-type="string">
            <text:p>7,69</text:p>
          </table:table-cell>
          <table:table-cell office:value-type="string">
            <text:p>5,00</text:p>
          </table:table-cell>
          <table:table-cell office:value-type="string">
            <text:p>7,66</text:p>
          </table:table-cell>
          <table:table-cell office:value-type="string">
            <text:p>10,22</text:p>
          </table:table-cell>
          <table:table-cell office:value-type="string">
            <text:p>14,77</text:p>
          </table:table-cell>
          <table:table-cell office:value-type="string">
            <text:p>7,60</text:p>
          </table:table-cell>
        </table:table-row>
        <table:table-row table:style-name="ro1">
          <table:table-cell office:value-type="string">
            <text:p>1105019.Brócolis</text:p>
          </table:table-cell>
          <table:table-cell office:value-type="string">
            <text:p>2,64</text:p>
          </table:table-cell>
          <table:table-cell office:value-type="string">
            <text:p>10,06</text:p>
          </table:table-cell>
          <table:table-cell office:value-type="string">
            <text:p>11,15</text:p>
          </table:table-cell>
          <table:table-cell office:value-type="string">
            <text:p>18,32</text:p>
          </table:table-cell>
          <table:table-cell office:value-type="string">
            <text:p>-15,33</text:p>
          </table:table-cell>
          <table:table-cell office:value-type="string">
            <text:p>12,57</text:p>
          </table:table-cell>
        </table:table-row>
        <table:table-row table:style-name="ro1">
          <table:table-cell office:value-type="string">
            <text:p>1106.Frutas</text:p>
          </table:table-cell>
          <table:table-cell office:value-type="string">
            <text:p>-1,91</text:p>
          </table:table-cell>
          <table:table-cell office:value-type="string">
            <text:p>5,80</text:p>
          </table:table-cell>
          <table:table-cell office:value-type="string">
            <text:p>6,65</text:p>
          </table:table-cell>
          <table:table-cell office:value-type="string">
            <text:p>9,55</text:p>
          </table:table-cell>
          <table:table-cell office:value-type="string">
            <text:p>5,86</text:p>
          </table:table-cell>
          <table:table-cell office:value-type="string">
            <text:p>2,97</text:p>
          </table:table-cell>
        </table:table-row>
        <table:table-row table:style-name="ro1">
          <table:table-cell office:value-type="string">
            <text:p>1106001.Banana-da-terra</text:p>
          </table:table-cell>
          <table:table-cell office:value-type="string">
            <text:p>2,48</text:p>
          </table:table-cell>
          <table:table-cell office:value-type="string">
            <text:p>-9,48</text:p>
          </table:table-cell>
          <table:table-cell office:value-type="string">
            <text:p>25,74</text:p>
          </table:table-cell>
          <table:table-cell office:value-type="string">
            <text:p>9,21</text:p>
          </table:table-cell>
          <table:table-cell office:value-type="string">
            <text:p>3,38</text:p>
          </table:table-cell>
          <table:table-cell office:value-type="string">
            <text:p>-0,60</text:p>
          </table:table-cell>
        </table:table-row>
        <table:table-row table:style-name="ro1">
          <table:table-cell office:value-type="string">
            <text:p>1106003.Abacaxi</text:p>
          </table:table-cell>
          <table:table-cell office:value-type="string">
            <text:p>-14,02</text:p>
          </table:table-cell>
          <table:table-cell office:value-type="string">
            <text:p>26,95</text:p>
          </table:table-cell>
          <table:table-cell office:value-type="string">
            <text:p>9,23</text:p>
          </table:table-cell>
          <table:table-cell office:value-type="string">
            <text:p>13,43</text:p>
          </table:table-cell>
          <table:table-cell office:value-type="string">
            <text:p>32,73</text:p>
          </table:table-cell>
          <table:table-cell office:value-type="string">
            <text:p>-16,98</text:p>
          </table:table-cell>
        </table:table-row>
        <table:table-row table:style-name="ro1">
          <table:table-cell office:value-type="string">
            <text:p>1106005.Banana - d'agua</text:p>
          </table:table-cell>
          <table:table-cell office:value-type="string">
            <text:p>24,62</text:p>
          </table:table-cell>
          <table:table-cell office:value-type="string">
            <text:p>10,23</text:p>
          </table:table-cell>
          <table:table-cell office:value-type="string">
            <text:p>10,14</text:p>
          </table:table-cell>
          <table:table-cell office:value-type="string">
            <text:p>1,75</text:p>
          </table:table-cell>
          <table:table-cell office:value-type="string">
            <text:p>11,93</text:p>
          </table:table-cell>
          <table:table-cell office:value-type="string">
            <text:p>5,52</text:p>
          </table:table-cell>
        </table:table-row>
        <table:table-row table:style-name="ro1">
          <table:table-cell office:value-type="string">
            <text:p>1106006.Banana - maçã</text:p>
          </table:table-cell>
          <table:table-cell office:value-type="string">
            <text:p>-10,19</text:p>
          </table:table-cell>
          <table:table-cell office:value-type="string">
            <text:p>32,43</text:p>
          </table:table-cell>
          <table:table-cell office:value-type="string">
            <text:p>15,57</text:p>
          </table:table-cell>
          <table:table-cell office:value-type="string">
            <text:p>-7,62</text:p>
          </table:table-cell>
          <table:table-cell office:value-type="string">
            <text:p>26,15</text:p>
          </table:table-cell>
          <table:table-cell office:value-type="string">
            <text:p>5,80</text:p>
          </table:table-cell>
        </table:table-row>
        <table:table-row table:style-name="ro1">
          <table:table-cell office:value-type="string">
            <text:p>1106008.Banana - prata</text:p>
          </table:table-cell>
          <table:table-cell office:value-type="string">
            <text:p>12,58</text:p>
          </table:table-cell>
          <table:table-cell office:value-type="string">
            <text:p>7,89</text:p>
          </table:table-cell>
          <table:table-cell office:value-type="string">
            <text:p>11,73</text:p>
          </table:table-cell>
          <table:table-cell office:value-type="string">
            <text:p>5,84</text:p>
          </table:table-cell>
          <table:table-cell office:value-type="string">
            <text:p>7,06</text:p>
          </table:table-cell>
          <table:table-cell office:value-type="string">
            <text:p>8,97</text:p>
          </table:table-cell>
        </table:table-row>
        <table:table-row table:style-name="ro1">
          <table:table-cell office:value-type="string">
            <text:p>1106015.Limão</text:p>
          </table:table-cell>
          <table:table-cell office:value-type="string">
            <text:p>41,68</text:p>
          </table:table-cell>
          <table:table-cell office:value-type="string">
            <text:p>-8,75</text:p>
          </table:table-cell>
          <table:table-cell office:value-type="string">
            <text:p>51,89</text:p>
          </table:table-cell>
          <table:table-cell office:value-type="string">
            <text:p>7,02</text:p>
          </table:table-cell>
          <table:table-cell office:value-type="string">
            <text:p>0,12</text:p>
          </table:table-cell>
          <table:table-cell office:value-type="string">
            <text:p>-29,97</text:p>
          </table:table-cell>
        </table:table-row>
        <table:table-row table:style-name="ro1">
          <table:table-cell office:value-type="string">
            <text:p>1106017.Maçã</text:p>
          </table:table-cell>
          <table:table-cell office:value-type="string">
            <text:p>-0,80</text:p>
          </table:table-cell>
          <table:table-cell office:value-type="string">
            <text:p>-2,56</text:p>
          </table:table-cell>
          <table:table-cell office:value-type="string">
            <text:p>19,21</text:p>
          </table:table-cell>
          <table:table-cell office:value-type="string">
            <text:p>-11,13</text:p>
          </table:table-cell>
          <table:table-cell office:value-type="string">
            <text:p>4,59</text:p>
          </table:table-cell>
          <table:table-cell office:value-type="string">
            <text:p>10,69</text:p>
          </table:table-cell>
        </table:table-row>
        <table:table-row table:style-name="ro1">
          <table:table-cell office:value-type="string">
            <text:p>1106018.Mamão</text:p>
          </table:table-cell>
          <table:table-cell office:value-type="string">
            <text:p>6,19</text:p>
          </table:table-cell>
          <table:table-cell office:value-type="string">
            <text:p>-1,60</text:p>
          </table:table-cell>
          <table:table-cell office:value-type="string">
            <text:p>23,70</text:p>
          </table:table-cell>
          <table:table-cell office:value-type="string">
            <text:p>25,11</text:p>
          </table:table-cell>
          <table:table-cell office:value-type="string">
            <text:p>-20,19</text:p>
          </table:table-cell>
          <table:table-cell office:value-type="string">
            <text:p>21,12</text:p>
          </table:table-cell>
        </table:table-row>
        <table:table-row table:style-name="ro1">
          <table:table-cell office:value-type="string">
            <text:p>1106019.Manga</text:p>
          </table:table-cell>
          <table:table-cell office:value-type="string">
            <text:p>-2,07</text:p>
          </table:table-cell>
          <table:table-cell office:value-type="string">
            <text:p>9,45</text:p>
          </table:table-cell>
          <table:table-cell office:value-type="string">
            <text:p>12,63</text:p>
          </table:table-cell>
          <table:table-cell office:value-type="string">
            <text:p>26,64</text:p>
          </table:table-cell>
          <table:table-cell office:value-type="string">
            <text:p>-8,95</text:p>
          </table:table-cell>
          <table:table-cell office:value-type="string">
            <text:p>4,98</text:p>
          </table:table-cell>
        </table:table-row>
        <table:table-row table:style-name="ro1">
          <table:table-cell office:value-type="string">
            <text:p>1106020.Maracujá</text:p>
          </table:table-cell>
          <table:table-cell office:value-type="string">
            <text:p>-11,17</text:p>
          </table:table-cell>
          <table:table-cell office:value-type="string">
            <text:p>2,85</text:p>
          </table:table-cell>
          <table:table-cell office:value-type="string">
            <text:p>26,36</text:p>
          </table:table-cell>
          <table:table-cell office:value-type="string">
            <text:p>-3,80</text:p>
          </table:table-cell>
          <table:table-cell office:value-type="string">
            <text:p>16,13</text:p>
          </table:table-cell>
          <table:table-cell office:value-type="string">
            <text:p>6,74</text:p>
          </table:table-cell>
        </table:table-row>
        <table:table-row table:style-name="ro1">
          <table:table-cell office:value-type="string">
            <text:p>1106021.Melancia</text:p>
          </table:table-cell>
          <table:table-cell office:value-type="string">
            <text:p>-12,71</text:p>
          </table:table-cell>
          <table:table-cell office:value-type="string">
            <text:p>22,35</text:p>
          </table:table-cell>
          <table:table-cell office:value-type="string">
            <text:p>5,61</text:p>
          </table:table-cell>
          <table:table-cell office:value-type="string">
            <text:p>6,90</text:p>
          </table:table-cell>
          <table:table-cell office:value-type="string">
            <text:p>4,58</text:p>
          </table:table-cell>
          <table:table-cell office:value-type="string">
            <text:p>7,40</text:p>
          </table:table-cell>
        </table:table-row>
        <table:table-row table:style-name="ro1">
          <table:table-cell office:value-type="string">
            <text:p>1106022.Melão</text:p>
          </table:table-cell>
          <table:table-cell office:value-type="string">
            <text:p>1,14</text:p>
          </table:table-cell>
          <table:table-cell office:value-type="string">
            <text:p>-1,72</text:p>
          </table:table-cell>
          <table:table-cell office:value-type="string">
            <text:p>18,49</text:p>
          </table:table-cell>
          <table:table-cell office:value-type="string">
            <text:p>17,26</text:p>
          </table:table-cell>
          <table:table-cell office:value-type="string">
            <text:p>9,24</text:p>
          </table:table-cell>
          <table:table-cell office:value-type="string">
            <text:p>1,41</text:p>
          </table:table-cell>
        </table:table-row>
        <table:table-row table:style-name="ro1">
          <table:table-cell office:value-type="string">
            <text:p>1106023.Pera</text:p>
          </table:table-cell>
          <table:table-cell office:value-type="string">
            <text:p>-1,83</text:p>
          </table:table-cell>
          <table:table-cell office:value-type="string">
            <text:p>-5,20</text:p>
          </table:table-cell>
          <table:table-cell office:value-type="string">
            <text:p>22,70</text:p>
          </table:table-cell>
          <table:table-cell office:value-type="string">
            <text:p>-10,67</text:p>
          </table:table-cell>
          <table:table-cell office:value-type="string">
            <text:p>-4,48</text:p>
          </table:table-cell>
          <table:table-cell office:value-type="string">
            <text:p>14,63</text:p>
          </table:table-cell>
        </table:table-row>
        <table:table-row table:style-name="ro1">
          <table:table-cell office:value-type="string">
            <text:p>1106027.Tangerina</text:p>
          </table:table-cell>
          <table:table-cell office:value-type="string">
            <text:p>26,51</text:p>
          </table:table-cell>
          <table:table-cell office:value-type="string">
            <text:p>-0,43</text:p>
          </table:table-cell>
          <table:table-cell office:value-type="string">
            <text:p>-26,88</text:p>
          </table:table-cell>
          <table:table-cell office:value-type="string">
            <text:p>25,20</text:p>
          </table:table-cell>
          <table:table-cell office:value-type="string">
            <text:p>4,68</text:p>
          </table:table-cell>
          <table:table-cell office:value-type="string">
            <text:p>-4,54</text:p>
          </table:table-cell>
        </table:table-row>
        <table:table-row table:style-name="ro1">
          <table:table-cell office:value-type="string">
            <text:p>1106028.Uva</text:p>
          </table:table-cell>
          <table:table-cell office:value-type="string">
            <text:p>-0,60</text:p>
          </table:table-cell>
          <table:table-cell office:value-type="string">
            <text:p>14,74</text:p>
          </table:table-cell>
          <table:table-cell office:value-type="string">
            <text:p>4,26</text:p>
          </table:table-cell>
          <table:table-cell office:value-type="string">
            <text:p>19,20</text:p>
          </table:table-cell>
          <table:table-cell office:value-type="string">
            <text:p>-0,05</text:p>
          </table:table-cell>
          <table:table-cell office:value-type="string">
            <text:p>8,62</text:p>
          </table:table-cell>
        </table:table-row>
        <table:table-row table:style-name="ro1">
          <table:table-cell office:value-type="string">
            <text:p>1106034.Ameixa</text:p>
          </table:table-cell>
          <table:table-cell office:value-type="string">
            <text:p>-6,90</text:p>
          </table:table-cell>
          <table:table-cell office:value-type="string">
            <text:p>18,21</text:p>
          </table:table-cell>
          <table:table-cell office:value-type="string">
            <text:p>1,46</text:p>
          </table:table-cell>
          <table:table-cell office:value-type="string">
            <text:p>4,01</text:p>
          </table:table-cell>
          <table:table-cell office:value-type="string">
            <text:p>17,49</text:p>
          </table:table-cell>
          <table:table-cell office:value-type="string">
            <text:p>-9,50</text:p>
          </table:table-cell>
        </table:table-row>
        <table:table-row table:style-name="ro1">
          <table:table-cell office:value-type="string">
            <text:p>1106039.Laranja - pera</text:p>
          </table:table-cell>
          <table:table-cell office:value-type="string">
            <text:p>12,16</text:p>
          </table:table-cell>
          <table:table-cell office:value-type="string">
            <text:p>6,96</text:p>
          </table:table-cell>
          <table:table-cell office:value-type="string">
            <text:p>-1,32</text:p>
          </table:table-cell>
          <table:table-cell office:value-type="string">
            <text:p>11,89</text:p>
          </table:table-cell>
          <table:table-cell office:value-type="string">
            <text:p>31,22</text:p>
          </table:table-cell>
          <table:table-cell office:value-type="string">
            <text:p>-17,68</text:p>
          </table:table-cell>
        </table:table-row>
        <table:table-row table:style-name="ro1">
          <table:table-cell office:value-type="string">
            <text:p>1106084.Goiaba</text:p>
          </table:table-cell>
          <table:table-cell office:value-type="string">
            <text:p>10,05</text:p>
          </table:table-cell>
          <table:table-cell office:value-type="string">
            <text:p>16,99</text:p>
          </table:table-cell>
          <table:table-cell office:value-type="string">
            <text:p>39,26</text:p>
          </table:table-cell>
          <table:table-cell office:value-type="string">
            <text:p>9,67</text:p>
          </table:table-cell>
          <table:table-cell office:value-type="string">
            <text:p>-6,11</text:p>
          </table:table-cell>
          <table:table-cell office:value-type="string">
            <text:p>-3,21</text:p>
          </table:table-cell>
        </table:table-row>
        <table:table-row table:style-name="ro1">
          <table:table-cell office:value-type="string">
            <text:p>1107.Carnes</text:p>
          </table:table-cell>
          <table:table-cell office:value-type="string">
            <text:p>0,70</text:p>
          </table:table-cell>
          <table:table-cell office:value-type="string">
            <text:p>22,15</text:p>
          </table:table-cell>
          <table:table-cell office:value-type="string">
            <text:p>24,02</text:p>
          </table:table-cell>
          <table:table-cell office:value-type="string">
            <text:p>-5,33</text:p>
          </table:table-cell>
          <table:table-cell office:value-type="string">
            <text:p>29,64</text:p>
          </table:table-cell>
          <table:table-cell office:value-type="string">
            <text:p>3,60</text:p>
          </table:table-cell>
        </table:table-row>
        <table:table-row table:style-name="ro1">
          <table:table-cell office:value-type="string">
            <text:p>1107009.Fígado</text:p>
          </table:table-cell>
          <table:table-cell office:value-type="string">
            <text:p>-0,18</text:p>
          </table:table-cell>
          <table:table-cell office:value-type="string">
            <text:p>5,64</text:p>
          </table:table-cell>
          <table:table-cell office:value-type="string">
            <text:p>30,25</text:p>
          </table:table-cell>
          <table:table-cell office:value-type="string">
            <text:p>-3,73</text:p>
          </table:table-cell>
          <table:table-cell office:value-type="string">
            <text:p>16,37</text:p>
          </table:table-cell>
          <table:table-cell office:value-type="string">
            <text:p>5,77</text:p>
          </table:table-cell>
        </table:table-row>
        <table:table-row table:style-name="ro1">
          <table:table-cell office:value-type="string">
            <text:p>1107010.Outras vísceras</text:p>
          </table:table-cell>
          <table:table-cell office:value-type="string">
            <text:p>0,00</text:p>
          </table:table-cell>
          <table:table-cell office:value-type="string">
            <text:p>17,63</text:p>
          </table:table-cell>
          <table:table-cell office:value-type="string">
            <text:p>25,03</text:p>
          </table:table-cell>
          <table:table-cell office:value-type="string">
            <text:p>7,73</text:p>
          </table:table-cell>
          <table:table-cell office:value-type="string">
            <text:p>17,06</text:p>
          </table:table-cell>
          <table:table-cell office:value-type="string">
            <text:p>5,17</text:p>
          </table:table-cell>
        </table:table-row>
        <table:table-row table:style-name="ro1">
          <table:table-cell office:value-type="string">
            <text:p>1107018.Carne de porco</text:p>
          </table:table-cell>
          <table:table-cell office:value-type="string">
            <text:p>-11,48</text:p>
          </table:table-cell>
          <table:table-cell office:value-type="string">
            <text:p>14,39</text:p>
          </table:table-cell>
          <table:table-cell office:value-type="string">
            <text:p>23,00</text:p>
          </table:table-cell>
          <table:table-cell office:value-type="string">
            <text:p>-10,30</text:p>
          </table:table-cell>
          <table:table-cell office:value-type="string">
            <text:p>19,34</text:p>
          </table:table-cell>
          <table:table-cell office:value-type="string">
            <text:p>-1,71</text:p>
          </table:table-cell>
        </table:table-row>
        <table:table-row table:style-name="ro1">
          <table:table-cell office:value-type="string">
            <text:p>1107084.Contrafilé</text:p>
          </table:table-cell>
          <table:table-cell office:value-type="string">
            <text:p>3,21</text:p>
          </table:table-cell>
          <table:table-cell office:value-type="string">
            <text:p>25,08</text:p>
          </table:table-cell>
          <table:table-cell office:value-type="string">
            <text:p>20,29</text:p>
          </table:table-cell>
          <table:table-cell office:value-type="string">
            <text:p>-1,91</text:p>
          </table:table-cell>
          <table:table-cell office:value-type="string">
            <text:p>31,68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1107085.Filé-mignon</text:p>
          </table:table-cell>
          <table:table-cell office:value-type="string">
            <text:p>-1,99</text:p>
          </table:table-cell>
          <table:table-cell office:value-type="string">
            <text:p>35,74</text:p>
          </table:table-cell>
          <table:table-cell office:value-type="string">
            <text:p>1,05</text:p>
          </table:table-cell>
          <table:table-cell office:value-type="string">
            <text:p>-2,85</text:p>
          </table:table-cell>
          <table:table-cell office:value-type="string">
            <text:p>69,65</text:p>
          </table:table-cell>
          <table:table-cell office:value-type="string">
            <text:p>-3,93</text:p>
          </table:table-cell>
        </table:table-row>
        <table:table-row table:style-name="ro1">
          <table:table-cell office:value-type="string">
            <text:p>1107087.Chã de dentro</text:p>
          </table:table-cell>
          <table:table-cell office:value-type="string">
            <text:p>4,12</text:p>
          </table:table-cell>
          <table:table-cell office:value-type="string">
            <text:p>21,22</text:p>
          </table:table-cell>
          <table:table-cell office:value-type="string">
            <text:p>18,93</text:p>
          </table:table-cell>
          <table:table-cell office:value-type="string">
            <text:p>-3,22</text:p>
          </table:table-cell>
          <table:table-cell office:value-type="string">
            <text:p>32,29</text:p>
          </table:table-cell>
          <table:table-cell office:value-type="string">
            <text:p>4,43</text:p>
          </table:table-cell>
        </table:table-row>
        <table:table-row table:style-name="ro1">
          <table:table-cell office:value-type="string">
            <text:p>1107088.Alcatra</text:p>
          </table:table-cell>
          <table:table-cell office:value-type="string">
            <text:p>3,75</text:p>
          </table:table-cell>
          <table:table-cell office:value-type="string">
            <text:p>25,22</text:p>
          </table:table-cell>
          <table:table-cell office:value-type="string">
            <text:p>18,78</text:p>
          </table:table-cell>
          <table:table-cell office:value-type="string">
            <text:p>-2,35</text:p>
          </table:table-cell>
          <table:table-cell office:value-type="string">
            <text:p>33,35</text:p>
          </table:table-cell>
          <table:table-cell office:value-type="string">
            <text:p>4,92</text:p>
          </table:table-cell>
        </table:table-row>
        <table:table-row table:style-name="ro1">
          <table:table-cell office:value-type="string">
            <text:p>1107089.Patinho</text:p>
          </table:table-cell>
          <table:table-cell office:value-type="string">
            <text:p>3,71</text:p>
          </table:table-cell>
          <table:table-cell office:value-type="string">
            <text:p>19,28</text:p>
          </table:table-cell>
          <table:table-cell office:value-type="string">
            <text:p>21,26</text:p>
          </table:table-cell>
          <table:table-cell office:value-type="string">
            <text:p>-4,05</text:p>
          </table:table-cell>
          <table:table-cell office:value-type="string">
            <text:p>33,21</text:p>
          </table:table-cell>
          <table:table-cell office:value-type="string">
            <text:p>3,37</text:p>
          </table:table-cell>
        </table:table-row>
        <table:table-row table:style-name="ro1">
          <table:table-cell office:value-type="string">
            <text:p>1107090.Lagarto redondo</text:p>
          </table:table-cell>
          <table:table-cell office:value-type="string">
            <text:p>-0,22</text:p>
          </table:table-cell>
          <table:table-cell office:value-type="string">
            <text:p>34,83</text:p>
          </table:table-cell>
          <table:table-cell office:value-type="string">
            <text:p>20,20</text:p>
          </table:table-cell>
          <table:table-cell office:value-type="string">
            <text:p>-1,13</text:p>
          </table:table-cell>
          <table:table-cell office:value-type="string">
            <text:p>20,95</text:p>
          </table:table-cell>
          <table:table-cell office:value-type="string">
            <text:p>8,57</text:p>
          </table:table-cell>
        </table:table-row>
        <table:table-row table:style-name="ro1">
          <table:table-cell office:value-type="string">
            <text:p>1107091.Lagarto plano</text:p>
          </table:table-cell>
          <table:table-cell office:value-type="string">
            <text:p>3,28</text:p>
          </table:table-cell>
          <table:table-cell office:value-type="string">
            <text:p>25,02</text:p>
          </table:table-cell>
          <table:table-cell office:value-type="string">
            <text:p>19,80</text:p>
          </table:table-cell>
          <table:table-cell office:value-type="string">
            <text:p>-6,16</text:p>
          </table:table-cell>
          <table:table-cell office:value-type="string">
            <text:p>31,59</text:p>
          </table:table-cell>
          <table:table-cell office:value-type="string">
            <text:p>5,58</text:p>
          </table:table-cell>
        </table:table-row>
        <table:table-row table:style-name="ro1">
          <table:table-cell office:value-type="string">
            <text:p>1107093.Músculo</text:p>
          </table:table-cell>
          <table:table-cell office:value-type="string">
            <text:p>2,25</text:p>
          </table:table-cell>
          <table:table-cell office:value-type="string">
            <text:p>17,01</text:p>
          </table:table-cell>
          <table:table-cell office:value-type="string">
            <text:p>37,60</text:p>
          </table:table-cell>
          <table:table-cell office:value-type="string">
            <text:p>-7,50</text:p>
          </table:table-cell>
          <table:table-cell office:value-type="string">
            <text:p>24,04</text:p>
          </table:table-cell>
          <table:table-cell office:value-type="string">
            <text:p>5,15</text:p>
          </table:table-cell>
        </table:table-row>
        <table:table-row table:style-name="ro1">
          <table:table-cell office:value-type="string">
            <text:p>1107094.Pá</text:p>
          </table:table-cell>
          <table:table-cell office:value-type="string">
            <text:p>4,47</text:p>
          </table:table-cell>
          <table:table-cell office:value-type="string">
            <text:p>23,24</text:p>
          </table:table-cell>
          <table:table-cell office:value-type="string">
            <text:p>32,46</text:p>
          </table:table-cell>
          <table:table-cell office:value-type="string">
            <text:p>-7,01</text:p>
          </table:table-cell>
          <table:table-cell office:value-type="string">
            <text:p>18,97</text:p>
          </table:table-cell>
          <table:table-cell office:value-type="string">
            <text:p>4,31</text:p>
          </table:table-cell>
        </table:table-row>
        <table:table-row table:style-name="ro1">
          <table:table-cell office:value-type="string">
            <text:p>1107095.Acém</text:p>
          </table:table-cell>
          <table:table-cell office:value-type="string">
            <text:p>-2,43</text:p>
          </table:table-cell>
          <table:table-cell office:value-type="string">
            <text:p>22,47</text:p>
          </table:table-cell>
          <table:table-cell office:value-type="string">
            <text:p>33,00</text:p>
          </table:table-cell>
          <table:table-cell office:value-type="string">
            <text:p>-9,82</text:p>
          </table:table-cell>
          <table:table-cell office:value-type="string">
            <text:p>28,39</text:p>
          </table:table-cell>
          <table:table-cell office:value-type="string">
            <text:p>3,45</text:p>
          </table:table-cell>
        </table:table-row>
        <table:table-row table:style-name="ro1">
          <table:table-cell office:value-type="string">
            <text:p>1107096.Peito</text:p>
          </table:table-cell>
          <table:table-cell office:value-type="string">
            <text:p>-1,82</text:p>
          </table:table-cell>
          <table:table-cell office:value-type="string">
            <text:p>24,00</text:p>
          </table:table-cell>
          <table:table-cell office:value-type="string">
            <text:p>34,67</text:p>
          </table:table-cell>
          <table:table-cell office:value-type="string">
            <text:p>-8,61</text:p>
          </table:table-cell>
          <table:table-cell office:value-type="string">
            <text:p>23,11</text:p>
          </table:table-cell>
          <table:table-cell office:value-type="string">
            <text:p>5,61</text:p>
          </table:table-cell>
        </table:table-row>
        <table:table-row table:style-name="ro1">
          <table:table-cell office:value-type="string">
            <text:p>1107097.Capa de filé</text:p>
          </table:table-cell>
          <table:table-cell office:value-type="string">
            <text:p>3,49</text:p>
          </table:table-cell>
          <table:table-cell office:value-type="string">
            <text:p>15,38</text:p>
          </table:table-cell>
          <table:table-cell office:value-type="string">
            <text:p>27,11</text:p>
          </table:table-cell>
          <table:table-cell office:value-type="string">
            <text:p>0,74</text:p>
          </table:table-cell>
          <table:table-cell office:value-type="string">
            <text:p>28,85</text:p>
          </table:table-cell>
          <table:table-cell office:value-type="string">
            <text:p>8,25</text:p>
          </table:table-cell>
        </table:table-row>
        <table:table-row table:style-name="ro1">
          <table:table-cell office:value-type="string">
            <text:p>1107099.Costela</text:p>
          </table:table-cell>
          <table:table-cell office:value-type="string">
            <text:p>0,06</text:p>
          </table:table-cell>
          <table:table-cell office:value-type="string">
            <text:p>23,11</text:p>
          </table:table-cell>
          <table:table-cell office:value-type="string">
            <text:p>29,04</text:p>
          </table:table-cell>
          <table:table-cell office:value-type="string">
            <text:p>-6,40</text:p>
          </table:table-cell>
          <table:table-cell office:value-type="string">
            <text:p>29,26</text:p>
          </table:table-cell>
          <table:table-cell office:value-type="string">
            <text:p>3,20</text:p>
          </table:table-cell>
        </table:table-row>
        <table:table-row table:style-name="ro1">
          <table:table-cell office:value-type="string">
            <text:p>1108.Pescados</text:p>
          </table:table-cell>
          <table:table-cell office:value-type="string">
            <text:p>4,70</text:p>
          </table:table-cell>
          <table:table-cell office:value-type="string">
            <text:p>2,24</text:p>
          </table:table-cell>
          <table:table-cell office:value-type="string">
            <text:p>8,72</text:p>
          </table:table-cell>
          <table:table-cell office:value-type="string">
            <text:p>8,05</text:p>
          </table:table-cell>
          <table:table-cell office:value-type="string">
            <text:p>9,35</text:p>
          </table:table-cell>
          <table:table-cell office:value-type="string">
            <text:p>10,35</text:p>
          </table:table-cell>
        </table:table-row>
        <table:table-row table:style-name="ro1">
          <table:table-cell office:value-type="string">
            <text:p>1108002.Peixe - anchova</text:p>
          </table:table-cell>
          <table:table-cell office:value-type="string">
            <text:p>6,02</text:p>
          </table:table-cell>
          <table:table-cell office:value-type="string">
            <text:p>-11,77</text:p>
          </table:table-cell>
          <table:table-cell office:value-type="string">
            <text:p>18,04</text:p>
          </table:table-cell>
          <table:table-cell office:value-type="string">
            <text:p>24,85</text:p>
          </table:table-cell>
          <table:table-cell office:value-type="string">
            <text:p>-6,23</text:p>
          </table:table-cell>
          <table:table-cell office:value-type="string">
            <text:p>-4,40</text:p>
          </table:table-cell>
        </table:table-row>
        <table:table-row table:style-name="ro1">
          <table:table-cell office:value-type="string">
            <text:p>1108004.Peixe - corvina</text:p>
          </table:table-cell>
          <table:table-cell office:value-type="string">
            <text:p>-0,16</text:p>
          </table:table-cell>
          <table:table-cell office:value-type="string">
            <text:p>1,09</text:p>
          </table:table-cell>
          <table:table-cell office:value-type="string">
            <text:p>14,67</text:p>
          </table:table-cell>
          <table:table-cell office:value-type="string">
            <text:p>16,58</text:p>
          </table:table-cell>
          <table:table-cell office:value-type="string">
            <text:p>-2,56</text:p>
          </table:table-cell>
          <table:table-cell office:value-type="string">
            <text:p>15,42</text:p>
          </table:table-cell>
        </table:table-row>
        <table:table-row table:style-name="ro1">
          <table:table-cell office:value-type="string">
            <text:p>1108006.Peixe</text:p>
          </table:table-cell>
          <table:table-cell office:value-type="string">
            <text:p>0,57</text:p>
          </table:table-cell>
          <table:table-cell office:value-type="string">
            <text:p>-0,24</text:p>
          </table:table-cell>
          <table:table-cell office:value-type="string">
            <text:p>10,87</text:p>
          </table:table-cell>
          <table:table-cell office:value-type="string">
            <text:p>4,40</text:p>
          </table:table-cell>
          <table:table-cell office:value-type="string">
            <text:p>10,55</text:p>
          </table:table-cell>
          <table:table-cell office:value-type="string">
            <text:p>7,84</text:p>
          </table:table-cell>
        </table:table-row>
        <table:table-row table:style-name="ro1">
          <table:table-cell office:value-type="string">
            <text:p>1108009.Peixe - pescadinha</text:p>
          </table:table-cell>
          <table:table-cell office:value-type="string">
            <text:p>-0,93</text:p>
          </table:table-cell>
          <table:table-cell office:value-type="string">
            <text:p>4,25</text:p>
          </table:table-cell>
          <table:table-cell office:value-type="string">
            <text:p>17,02</text:p>
          </table:table-cell>
          <table:table-cell office:value-type="string">
            <text:p>7,41</text:p>
          </table:table-cell>
          <table:table-cell office:value-type="string">
            <text:p>-2,36</text:p>
          </table:table-cell>
          <table:table-cell office:value-type="string">
            <text:p>14,04</text:p>
          </table:table-cell>
        </table:table-row>
        <table:table-row table:style-name="ro1">
          <table:table-cell office:value-type="string">
            <text:p>1108011.Peixe - tainha</text:p>
          </table:table-cell>
          <table:table-cell office:value-type="string">
            <text:p>-9,45</text:p>
          </table:table-cell>
          <table:table-cell office:value-type="string">
            <text:p>-6,83</text:p>
          </table:table-cell>
          <table:table-cell office:value-type="string">
            <text:p>18,59</text:p>
          </table:table-cell>
          <table:table-cell office:value-type="string">
            <text:p>22,86</text:p>
          </table:table-cell>
          <table:table-cell office:value-type="string">
            <text:p>7,27</text:p>
          </table:table-cell>
          <table:table-cell office:value-type="string">
            <text:p>0,66</text:p>
          </table:table-cell>
        </table:table-row>
        <table:table-row table:style-name="ro1">
          <table:table-cell office:value-type="string">
            <text:p>1108012.Peixe - sardinha</text:p>
          </table:table-cell>
          <table:table-cell office:value-type="string">
            <text:p>3,60</text:p>
          </table:table-cell>
          <table:table-cell office:value-type="string">
            <text:p>-6,91</text:p>
          </table:table-cell>
          <table:table-cell office:value-type="string">
            <text:p>14,89</text:p>
          </table:table-cell>
          <table:table-cell office:value-type="string">
            <text:p>-7,04</text:p>
          </table:table-cell>
          <table:table-cell office:value-type="string">
            <text:p>4,73</text:p>
          </table:table-cell>
          <table:table-cell office:value-type="string">
            <text:p>19,61</text:p>
          </table:table-cell>
        </table:table-row>
        <table:table-row table:style-name="ro1">
          <table:table-cell office:value-type="string">
            <text:p>1108013.Camarão</text:p>
          </table:table-cell>
          <table:table-cell office:value-type="string">
            <text:p>8,69</text:p>
          </table:table-cell>
          <table:table-cell office:value-type="string">
            <text:p>-4,90</text:p>
          </table:table-cell>
          <table:table-cell office:value-type="string">
            <text:p>2,61</text:p>
          </table:table-cell>
          <table:table-cell office:value-type="string">
            <text:p>5,47</text:p>
          </table:table-cell>
          <table:table-cell office:value-type="string">
            <text:p>14,14</text:p>
          </table:table-cell>
          <table:table-cell office:value-type="string">
            <text:p>16,00</text:p>
          </table:table-cell>
        </table:table-row>
        <table:table-row table:style-name="ro1">
          <table:table-cell office:value-type="string">
            <text:p>1108015.Peixe - vermelho</text:p>
          </table:table-cell>
          <table:table-cell office:value-type="string">
            <text:p>12,18</text:p>
          </table:table-cell>
          <table:table-cell office:value-type="string">
            <text:p>2,66</text:p>
          </table:table-cell>
          <table:table-cell office:value-type="string">
            <text:p>-4,84</text:p>
          </table:table-cell>
          <table:table-cell office:value-type="string">
            <text:p>0,07</text:p>
          </table:table-cell>
          <table:table-cell office:value-type="string">
            <text:p>13,11</text:p>
          </table:table-cell>
          <table:table-cell office:value-type="string">
            <text:p>1,12</text:p>
          </table:table-cell>
        </table:table-row>
        <table:table-row table:style-name="ro1">
          <table:table-cell office:value-type="string">
            <text:p>1108019.Peixe - cavala</text:p>
          </table:table-cell>
          <table:table-cell office:value-type="string">
            <text:p>9,41</text:p>
          </table:table-cell>
          <table:table-cell office:value-type="string">
            <text:p>-0,60</text:p>
          </table:table-cell>
          <table:table-cell office:value-type="string">
            <text:p>12,56</text:p>
          </table:table-cell>
          <table:table-cell office:value-type="string">
            <text:p>1,41</text:p>
          </table:table-cell>
          <table:table-cell office:value-type="string">
            <text:p>10,45</text:p>
          </table:table-cell>
          <table:table-cell office:value-type="string">
            <text:p>12,95</text:p>
          </table:table-cell>
        </table:table-row>
        <table:table-row table:style-name="ro1">
          <table:table-cell office:value-type="string">
            <text:p>1108025.Peixe - linguado</text:p>
          </table:table-cell>
          <table:table-cell office:value-type="string">
            <text:p>0,61</text:p>
          </table:table-cell>
          <table:table-cell office:value-type="string">
            <text:p>8,29</text:p>
          </table:table-cell>
          <table:table-cell office:value-type="string">
            <text:p>-3,44</text:p>
          </table:table-cell>
          <table:table-cell office:value-type="string">
            <text:p>0,96</text:p>
          </table:table-cell>
          <table:table-cell office:value-type="string">
            <text:p>-1,26</text:p>
          </table:table-cell>
          <table:table-cell office:value-type="string">
            <text:p>-4,68</text:p>
          </table:table-cell>
        </table:table-row>
        <table:table-row table:style-name="ro1">
          <table:table-cell office:value-type="string">
            <text:p>1108029.Peixe - cação</text:p>
          </table:table-cell>
          <table:table-cell office:value-type="string">
            <text:p>13,61</text:p>
          </table:table-cell>
          <table:table-cell office:value-type="string">
            <text:p>-0,58</text:p>
          </table:table-cell>
          <table:table-cell office:value-type="string">
            <text:p>4,38</text:p>
          </table:table-cell>
          <table:table-cell office:value-type="string">
            <text:p>6,47</text:p>
          </table:table-cell>
          <table:table-cell office:value-type="string">
            <text:p>8,90</text:p>
          </table:table-cell>
          <table:table-cell office:value-type="string">
            <text:p>1,59</text:p>
          </table:table-cell>
        </table:table-row>
        <table:table-row table:style-name="ro1">
          <table:table-cell office:value-type="string">
            <text:p>1108031.Peixe - merluza</text:p>
          </table:table-cell>
          <table:table-cell office:value-type="string">
            <text:p>8,51</text:p>
          </table:table-cell>
          <table:table-cell office:value-type="string">
            <text:p>-4,55</text:p>
          </table:table-cell>
          <table:table-cell office:value-type="string">
            <text:p>0,60</text:p>
          </table:table-cell>
          <table:table-cell office:value-type="string">
            <text:p>3,41</text:p>
          </table:table-cell>
          <table:table-cell office:value-type="string">
            <text:p>0,86</text:p>
          </table:table-cell>
          <table:table-cell office:value-type="string">
            <text:p>-8,91</text:p>
          </table:table-cell>
        </table:table-row>
        <table:table-row table:style-name="ro1">
          <table:table-cell office:value-type="string">
            <text:p>1108032.Peixe - serra</text:p>
          </table:table-cell>
          <table:table-cell office:value-type="string">
            <text:p>4,14</text:p>
          </table:table-cell>
          <table:table-cell office:value-type="string">
            <text:p>6,67</text:p>
          </table:table-cell>
          <table:table-cell office:value-type="string">
            <text:p>20,74</text:p>
          </table:table-cell>
          <table:table-cell office:value-type="string">
            <text:p>-4,41</text:p>
          </table:table-cell>
          <table:table-cell office:value-type="string">
            <text:p>11,21</text:p>
          </table:table-cell>
          <table:table-cell office:value-type="string">
            <text:p>5,49</text:p>
          </table:table-cell>
        </table:table-row>
        <table:table-row table:style-name="ro1">
          <table:table-cell office:value-type="string">
            <text:p>1108033.Peixe - pargo</text:p>
          </table:table-cell>
          <table:table-cell office:value-type="string">
            <text:p>8,29</text:p>
          </table:table-cell>
          <table:table-cell office:value-type="string">
            <text:p>-0,81</text:p>
          </table:table-cell>
          <table:table-cell office:value-type="string">
            <text:p>11,62</text:p>
          </table:table-cell>
          <table:table-cell office:value-type="string">
            <text:p>3,86</text:p>
          </table:table-cell>
          <table:table-cell office:value-type="string">
            <text:p>9,41</text:p>
          </table:table-cell>
          <table:table-cell office:value-type="string">
            <text:p>8,28</text:p>
          </table:table-cell>
        </table:table-row>
        <table:table-row table:style-name="ro1">
          <table:table-cell office:value-type="string">
            <text:p>1108038.Peixe - pescada</text:p>
          </table:table-cell>
          <table:table-cell office:value-type="string">
            <text:p>12,54</text:p>
          </table:table-cell>
          <table:table-cell office:value-type="string">
            <text:p>6,46</text:p>
          </table:table-cell>
          <table:table-cell office:value-type="string">
            <text:p>5,08</text:p>
          </table:table-cell>
          <table:table-cell office:value-type="string">
            <text:p>9,12</text:p>
          </table:table-cell>
          <table:table-cell office:value-type="string">
            <text:p>14,35</text:p>
          </table:table-cell>
          <table:table-cell office:value-type="string">
            <text:p>12,62</text:p>
          </table:table-cell>
        </table:table-row>
        <table:table-row table:style-name="ro1">
          <table:table-cell office:value-type="string">
            <text:p>1108045.Caranguejo</text:p>
          </table:table-cell>
          <table:table-cell office:value-type="string">
            <text:p>12,45</text:p>
          </table:table-cell>
          <table:table-cell office:value-type="string">
            <text:p>15,39</text:p>
          </table:table-cell>
          <table:table-cell office:value-type="string">
            <text:p>17,97</text:p>
          </table:table-cell>
          <table:table-cell office:value-type="string">
            <text:p>13,02</text:p>
          </table:table-cell>
          <table:table-cell office:value-type="string">
            <text:p>18,33</text:p>
          </table:table-cell>
          <table:table-cell office:value-type="string">
            <text:p>6,89</text:p>
          </table:table-cell>
        </table:table-row>
        <table:table-row table:style-name="ro1">
          <table:table-cell office:value-type="string">
            <text:p>1108053.Peixe - piramutaba</text:p>
          </table:table-cell>
          <table:table-cell office:value-type="string">
            <text:p>4,35</text:p>
          </table:table-cell>
          <table:table-cell office:value-type="string">
            <text:p>20,27</text:p>
          </table:table-cell>
          <table:table-cell office:value-type="string">
            <text:p>14,84</text:p>
          </table:table-cell>
          <table:table-cell office:value-type="string">
            <text:p>14,31</text:p>
          </table:table-cell>
          <table:table-cell office:value-type="string">
            <text:p>15,72</text:p>
          </table:table-cell>
          <table:table-cell office:value-type="string">
            <text:p>30,31</text:p>
          </table:table-cell>
        </table:table-row>
        <table:table-row table:style-name="ro1">
          <table:table-cell office:value-type="string">
            <text:p>1108076.Peixe - acará</text:p>
          </table:table-cell>
          <table:table-cell office:value-type="string">
            <text:p>4,15</text:p>
          </table:table-cell>
          <table:table-cell office:value-type="string">
            <text:p>-0,74</text:p>
          </table:table-cell>
          <table:table-cell office:value-type="string">
            <text:p>18,85</text:p>
          </table:table-cell>
          <table:table-cell office:value-type="string">
            <text:p>4,19</text:p>
          </table:table-cell>
          <table:table-cell office:value-type="string">
            <text:p>3,20</text:p>
          </table:table-cell>
          <table:table-cell office:value-type="string">
            <text:p>12,15</text:p>
          </table:table-cell>
        </table:table-row>
        <table:table-row table:style-name="ro1">
          <table:table-cell office:value-type="string">
            <text:p>1108088.Peixe - dourada</text:p>
          </table:table-cell>
          <table:table-cell office:value-type="string">
            <text:p>0,59</text:p>
          </table:table-cell>
          <table:table-cell office:value-type="string">
            <text:p>12,96</text:p>
          </table:table-cell>
          <table:table-cell office:value-type="string">
            <text:p>13,48</text:p>
          </table:table-cell>
          <table:table-cell office:value-type="string">
            <text:p>12,70</text:p>
          </table:table-cell>
          <table:table-cell office:value-type="string">
            <text:p>22,37</text:p>
          </table:table-cell>
          <table:table-cell office:value-type="string">
            <text:p>12,82</text:p>
          </table:table-cell>
        </table:table-row>
        <table:table-row table:style-name="ro1">
          <table:table-cell office:value-type="string">
            <text:p>1109.Carnes e peixes industrializados</text:p>
          </table:table-cell>
          <table:table-cell office:value-type="string">
            <text:p>-3,90</text:p>
          </table:table-cell>
          <table:table-cell office:value-type="string">
            <text:p>7,50</text:p>
          </table:table-cell>
          <table:table-cell office:value-type="string">
            <text:p>15,08</text:p>
          </table:table-cell>
          <table:table-cell office:value-type="string">
            <text:p>-1,24</text:p>
          </table:table-cell>
          <table:table-cell office:value-type="string">
            <text:p>10,13</text:p>
          </table:table-cell>
          <table:table-cell office:value-type="string">
            <text:p>5,62</text:p>
          </table:table-cell>
        </table:table-row>
        <table:table-row table:style-name="ro1">
          <table:table-cell office:value-type="string">
            <text:p>1109002.Presunto</text:p>
          </table:table-cell>
          <table:table-cell office:value-type="string">
            <text:p>-10,66</text:p>
          </table:table-cell>
          <table:table-cell office:value-type="string">
            <text:p>3,30</text:p>
          </table:table-cell>
          <table:table-cell office:value-type="string">
            <text:p>8,88</text:p>
          </table:table-cell>
          <table:table-cell office:value-type="string">
            <text:p>-0,10</text:p>
          </table:table-cell>
          <table:table-cell office:value-type="string">
            <text:p>7,21</text:p>
          </table:table-cell>
          <table:table-cell office:value-type="string">
            <text:p>9,90</text:p>
          </table:table-cell>
        </table:table-row>
        <table:table-row table:style-name="ro1">
          <table:table-cell office:value-type="string">
            <text:p>1109007.Salsicha e salsichão</text:p>
          </table:table-cell>
          <table:table-cell office:value-type="string">
            <text:p>-2,57</text:p>
          </table:table-cell>
          <table:table-cell office:value-type="string">
            <text:p>6,41</text:p>
          </table:table-cell>
          <table:table-cell office:value-type="string">
            <text:p>12,96</text:p>
          </table:table-cell>
          <table:table-cell office:value-type="string">
            <text:p>2,17</text:p>
          </table:table-cell>
          <table:table-cell office:value-type="string">
            <text:p>9,62</text:p>
          </table:table-cell>
          <table:table-cell office:value-type="string">
            <text:p>8,55</text:p>
          </table:table-cell>
        </table:table-row>
        <table:table-row table:style-name="ro1">
          <table:table-cell office:value-type="string">
            <text:p>1109008.Linguiça</text:p>
          </table:table-cell>
          <table:table-cell office:value-type="string">
            <text:p>0,80</text:p>
          </table:table-cell>
          <table:table-cell office:value-type="string">
            <text:p>6,54</text:p>
          </table:table-cell>
          <table:table-cell office:value-type="string">
            <text:p>13,17</text:p>
          </table:table-cell>
          <table:table-cell office:value-type="string">
            <text:p>0,63</text:p>
          </table:table-cell>
          <table:table-cell office:value-type="string">
            <text:p>6,59</text:p>
          </table:table-cell>
          <table:table-cell office:value-type="string">
            <text:p>6,53</text:p>
          </table:table-cell>
        </table:table-row>
        <table:table-row table:style-name="ro1">
          <table:table-cell office:value-type="string">
            <text:p>1109010.Mortadela</text:p>
          </table:table-cell>
          <table:table-cell office:value-type="string">
            <text:p>-5,01</text:p>
          </table:table-cell>
          <table:table-cell office:value-type="string">
            <text:p>1,31</text:p>
          </table:table-cell>
          <table:table-cell office:value-type="string">
            <text:p>2,84</text:p>
          </table:table-cell>
          <table:table-cell office:value-type="string">
            <text:p>-2,82</text:p>
          </table:table-cell>
          <table:table-cell office:value-type="string">
            <text:p>6,33</text:p>
          </table:table-cell>
          <table:table-cell office:value-type="string">
            <text:p>7,68</text:p>
          </table:table-cell>
        </table:table-row>
        <table:table-row table:style-name="ro1">
          <table:table-cell office:value-type="string">
            <text:p>1109023.Bacalhau</text:p>
          </table:table-cell>
          <table:table-cell office:value-type="string">
            <text:p>-4,43</text:p>
          </table:table-cell>
          <table:table-cell office:value-type="string">
            <text:p>6,15</text:p>
          </table:table-cell>
          <table:table-cell office:value-type="string">
            <text:p>8,83</text:p>
          </table:table-cell>
          <table:table-cell office:value-type="string">
            <text:p>-13,86</text:p>
          </table:table-cell>
          <table:table-cell office:value-type="string">
            <text:p>-4,28</text:p>
          </table:table-cell>
          <table:table-cell office:value-type="string">
            <text:p>4,43</text:p>
          </table:table-cell>
        </table:table-row>
        <table:table-row table:style-name="ro1">
          <table:table-cell office:value-type="string">
            <text:p>1109056.Carne seca</text:p>
          </table:table-cell>
          <table:table-cell office:value-type="string">
            <text:p>-9,66</text:p>
          </table:table-cell>
          <table:table-cell office:value-type="string">
            <text:p>20,47</text:p>
          </table:table-cell>
          <table:table-cell office:value-type="string">
            <text:p>35,91</text:p>
          </table:table-cell>
          <table:table-cell office:value-type="string">
            <text:p>-5,65</text:p>
          </table:table-cell>
          <table:table-cell office:value-type="string">
            <text:p>25,37</text:p>
          </table:table-cell>
          <table:table-cell office:value-type="string">
            <text:p>-1,59</text:p>
          </table:table-cell>
        </table:table-row>
        <table:table-row table:style-name="ro1">
          <table:table-cell office:value-type="string">
            <text:p>1109088.Carne de hambúrguer</text:p>
          </table:table-cell>
          <table:table-cell office:value-type="string">
            <text:p>0,38</text:p>
          </table:table-cell>
          <table:table-cell office:value-type="string">
            <text:p>6,36</text:p>
          </table:table-cell>
          <table:table-cell office:value-type="string">
            <text:p>14,53</text:p>
          </table:table-cell>
          <table:table-cell office:value-type="string">
            <text:p>-1,09</text:p>
          </table:table-cell>
          <table:table-cell office:value-type="string">
            <text:p>7,54</text:p>
          </table:table-cell>
          <table:table-cell office:value-type="string">
            <text:p>3,67</text:p>
          </table:table-cell>
        </table:table-row>
        <table:table-row table:style-name="ro1">
          <table:table-cell office:value-type="string">
            <text:p>1110.Aves e ovos</text:p>
          </table:table-cell>
          <table:table-cell office:value-type="string">
            <text:p>-1,58</text:p>
          </table:table-cell>
          <table:table-cell office:value-type="string">
            <text:p>15,63</text:p>
          </table:table-cell>
          <table:table-cell office:value-type="string">
            <text:p>8,23</text:p>
          </table:table-cell>
          <table:table-cell office:value-type="string">
            <text:p>-1,61</text:p>
          </table:table-cell>
          <table:table-cell office:value-type="string">
            <text:p>10,10</text:p>
          </table:table-cell>
          <table:table-cell office:value-type="string">
            <text:p>5,38</text:p>
          </table:table-cell>
        </table:table-row>
        <table:table-row table:style-name="ro1">
          <table:table-cell office:value-type="string">
            <text:p>1110009.Frango inteiro</text:p>
          </table:table-cell>
          <table:table-cell office:value-type="string">
            <text:p>0,82</text:p>
          </table:table-cell>
          <table:table-cell office:value-type="string">
            <text:p>16,17</text:p>
          </table:table-cell>
          <table:table-cell office:value-type="string">
            <text:p>8,05</text:p>
          </table:table-cell>
          <table:table-cell office:value-type="string">
            <text:p>-5,18</text:p>
          </table:table-cell>
          <table:table-cell office:value-type="string">
            <text:p>14,68</text:p>
          </table:table-cell>
          <table:table-cell office:value-type="string">
            <text:p>1,99</text:p>
          </table:table-cell>
        </table:table-row>
        <table:table-row table:style-name="ro1">
          <table:table-cell office:value-type="string">
            <text:p>1110010.Frango em pedaços</text:p>
          </table:table-cell>
          <table:table-cell office:value-type="string">
            <text:p>-4,27</text:p>
          </table:table-cell>
          <table:table-cell office:value-type="string">
            <text:p>8,38</text:p>
          </table:table-cell>
          <table:table-cell office:value-type="string">
            <text:p>8,61</text:p>
          </table:table-cell>
          <table:table-cell office:value-type="string">
            <text:p>2,68</text:p>
          </table:table-cell>
          <table:table-cell office:value-type="string">
            <text:p>3,86</text:p>
          </table:table-cell>
          <table:table-cell office:value-type="string">
            <text:p>10,43</text:p>
          </table:table-cell>
        </table:table-row>
        <table:table-row table:style-name="ro1">
          <table:table-cell office:value-type="string">
            <text:p>1110044.Ovo de galinha</text:p>
          </table:table-cell>
          <table:table-cell office:value-type="string">
            <text:p>-3,69</text:p>
          </table:table-cell>
          <table:table-cell office:value-type="string">
            <text:p>26,05</text:p>
          </table:table-cell>
          <table:table-cell office:value-type="string">
            <text:p>8,27</text:p>
          </table:table-cell>
          <table:table-cell office:value-type="string">
            <text:p>3,77</text:p>
          </table:table-cell>
          <table:table-cell office:value-type="string">
            <text:p>5,48</text:p>
          </table:table-cell>
          <table:table-cell office:value-type="string">
            <text:p>9,15</text:p>
          </table:table-cell>
        </table:table-row>
        <table:table-row table:style-name="ro1">
          <table:table-cell office:value-type="string">
            <text:p>1111.Leites e derivados</text:p>
          </table:table-cell>
          <table:table-cell office:value-type="string">
            <text:p>0,15</text:p>
          </table:table-cell>
          <table:table-cell office:value-type="string">
            <text:p>19,79</text:p>
          </table:table-cell>
          <table:table-cell office:value-type="string">
            <text:p>0,68</text:p>
          </table:table-cell>
          <table:table-cell office:value-type="string">
            <text:p>-0,45</text:p>
          </table:table-cell>
          <table:table-cell office:value-type="string">
            <text:p>11,42</text:p>
          </table:table-cell>
          <table:table-cell office:value-type="string">
            <text:p>8,07</text:p>
          </table:table-cell>
        </table:table-row>
        <table:table-row table:style-name="ro1">
          <table:table-cell office:value-type="string">
            <text:p>1111004.Leite pasteurizado</text:p>
          </table:table-cell>
          <table:table-cell office:value-type="string">
            <text:p>3,40</text:p>
          </table:table-cell>
          <table:table-cell office:value-type="string">
            <text:p>16,87</text:p>
          </table:table-cell>
          <table:table-cell office:value-type="string">
            <text:p>4,89</text:p>
          </table:table-cell>
          <table:table-cell office:value-type="string">
            <text:p>-3,45</text:p>
          </table:table-cell>
          <table:table-cell office:value-type="string">
            <text:p>18,92</text:p>
          </table:table-cell>
          <table:table-cell office:value-type="string">
            <text:p>7,81</text:p>
          </table:table-cell>
        </table:table-row>
        <table:table-row table:style-name="ro1">
          <table:table-cell office:value-type="string">
            <text:p>1111008.Leite condensado</text:p>
          </table:table-cell>
          <table:table-cell office:value-type="string">
            <text:p>-5,43</text:p>
          </table:table-cell>
          <table:table-cell office:value-type="string">
            <text:p>34,89</text:p>
          </table:table-cell>
          <table:table-cell office:value-type="string">
            <text:p>-10,16</text:p>
          </table:table-cell>
          <table:table-cell office:value-type="string">
            <text:p>4,82</text:p>
          </table:table-cell>
          <table:table-cell office:value-type="string">
            <text:p>7,02</text:p>
          </table:table-cell>
          <table:table-cell office:value-type="string">
            <text:p>7,75</text:p>
          </table:table-cell>
        </table:table-row>
        <table:table-row table:style-name="ro1">
          <table:table-cell office:value-type="string">
            <text:p>1111009.Leite em pó</text:p>
          </table:table-cell>
          <table:table-cell office:value-type="string">
            <text:p>-9,30</text:p>
          </table:table-cell>
          <table:table-cell office:value-type="string">
            <text:p>46,31</text:p>
          </table:table-cell>
          <table:table-cell office:value-type="string">
            <text:p>-9,96</text:p>
          </table:table-cell>
          <table:table-cell office:value-type="string">
            <text:p>2,74</text:p>
          </table:table-cell>
          <table:table-cell office:value-type="string">
            <text:p>6,25</text:p>
          </table:table-cell>
          <table:table-cell office:value-type="string">
            <text:p>9,53</text:p>
          </table:table-cell>
        </table:table-row>
        <table:table-row table:style-name="ro1">
          <table:table-cell office:value-type="string">
            <text:p>1111011.Queijo</text:p>
          </table:table-cell>
          <table:table-cell office:value-type="string">
            <text:p>-1,27</text:p>
          </table:table-cell>
          <table:table-cell office:value-type="string">
            <text:p>17,99</text:p>
          </table:table-cell>
          <table:table-cell office:value-type="string">
            <text:p>-0,01</text:p>
          </table:table-cell>
          <table:table-cell office:value-type="string">
            <text:p>4,27</text:p>
          </table:table-cell>
          <table:table-cell office:value-type="string">
            <text:p>4,41</text:p>
          </table:table-cell>
          <table:table-cell office:value-type="string">
            <text:p>8,93</text:p>
          </table:table-cell>
        </table:table-row>
        <table:table-row table:style-name="ro1">
          <table:table-cell office:value-type="string">
            <text:p>1111012.Creme de leite</text:p>
          </table:table-cell>
          <table:table-cell office:value-type="string">
            <text:p>-7,82</text:p>
          </table:table-cell>
          <table:table-cell office:value-type="string">
            <text:p>14,54</text:p>
          </table:table-cell>
          <table:table-cell office:value-type="string">
            <text:p>1,02</text:p>
          </table:table-cell>
          <table:table-cell office:value-type="string">
            <text:p>13,52</text:p>
          </table:table-cell>
          <table:table-cell office:value-type="string">
            <text:p>6,87</text:p>
          </table:table-cell>
          <table:table-cell office:value-type="string">
            <text:p>2,94</text:p>
          </table:table-cell>
        </table:table-row>
        <table:table-row table:style-name="ro1">
          <table:table-cell office:value-type="string">
            <text:p>1111019.Iogurte</text:p>
          </table:table-cell>
          <table:table-cell office:value-type="string">
            <text:p>-2,36</text:p>
          </table:table-cell>
          <table:table-cell office:value-type="string">
            <text:p>9,83</text:p>
          </table:table-cell>
          <table:table-cell office:value-type="string">
            <text:p>-2,09</text:p>
          </table:table-cell>
          <table:table-cell office:value-type="string">
            <text:p>-2,55</text:p>
          </table:table-cell>
          <table:table-cell office:value-type="string">
            <text:p>1,93</text:p>
          </table:table-cell>
          <table:table-cell office:value-type="string">
            <text:p>5,46</text:p>
          </table:table-cell>
        </table:table-row>
        <table:table-row table:style-name="ro1">
          <table:table-cell office:value-type="string">
            <text:p>1111031.Manteiga</text:p>
          </table:table-cell>
          <table:table-cell office:value-type="string">
            <text:p>-2,63</text:p>
          </table:table-cell>
          <table:table-cell table:number-columns-repeated="2" office:value-type="string">
            <text:p>6,77</text:p>
          </table:table-cell>
          <table:table-cell office:value-type="string">
            <text:p>4,52</text:p>
          </table:table-cell>
          <table:table-cell office:value-type="string">
            <text:p>-0,29</text:p>
          </table:table-cell>
          <table:table-cell office:value-type="string">
            <text:p>10,43</text:p>
          </table:table-cell>
        </table:table-row>
        <table:table-row table:style-name="ro1">
          <table:table-cell office:value-type="string">
            <text:p>1111038.Leite fermentado</text:p>
          </table:table-cell>
          <table:table-cell office:value-type="string">
            <text:p>1,72</text:p>
          </table:table-cell>
          <table:table-cell office:value-type="string">
            <text:p>0,68</text:p>
          </table:table-cell>
          <table:table-cell office:value-type="string">
            <text:p>3,11</text:p>
          </table:table-cell>
          <table:table-cell office:value-type="string">
            <text:p>3,74</text:p>
          </table:table-cell>
          <table:table-cell office:value-type="string">
            <text:p>3,07</text:p>
          </table:table-cell>
          <table:table-cell office:value-type="string">
            <text:p>3,18</text:p>
          </table:table-cell>
        </table:table-row>
        <table:table-row table:style-name="ro1">
          <table:table-cell office:value-type="string">
            <text:p>1111051.Leite com sabor</text:p>
          </table:table-cell>
          <table:table-cell office:value-type="string">
            <text:p>3,74</text:p>
          </table:table-cell>
          <table:table-cell office:value-type="string">
            <text:p>-0,29</text:p>
          </table:table-cell>
          <table:table-cell office:value-type="string">
            <text:p>-2,66</text:p>
          </table:table-cell>
          <table:table-cell office:value-type="string">
            <text:p>4,45</text:p>
          </table:table-cell>
          <table:table-cell office:value-type="string">
            <text:p>2,94</text:p>
          </table:table-cell>
          <table:table-cell office:value-type="string">
            <text:p>2,68</text:p>
          </table:table-cell>
        </table:table-row>
        <table:table-row table:style-name="ro1">
          <table:table-cell office:value-type="string">
            <text:p>1112.Panificados</text:p>
          </table:table-cell>
          <table:table-cell office:value-type="string">
            <text:p>-1,03</text:p>
          </table:table-cell>
          <table:table-cell office:value-type="string">
            <text:p>7,19</text:p>
          </table:table-cell>
          <table:table-cell office:value-type="string">
            <text:p>14,78</text:p>
          </table:table-cell>
          <table:table-cell office:value-type="string">
            <text:p>-0,69</text:p>
          </table:table-cell>
          <table:table-cell office:value-type="string">
            <text:p>7,12</text:p>
          </table:table-cell>
          <table:table-cell office:value-type="string">
            <text:p>5,07</text:p>
          </table:table-cell>
        </table:table-row>
        <table:table-row table:style-name="ro1">
          <table:table-cell office:value-type="string">
            <text:p>1112003.Biscoito</text:p>
          </table:table-cell>
          <table:table-cell office:value-type="string">
            <text:p>-0,68</text:p>
          </table:table-cell>
          <table:table-cell office:value-type="string">
            <text:p>5,20</text:p>
          </table:table-cell>
          <table:table-cell office:value-type="string">
            <text:p>7,80</text:p>
          </table:table-cell>
          <table:table-cell office:value-type="string">
            <text:p>1,05</text:p>
          </table:table-cell>
          <table:table-cell office:value-type="string">
            <text:p>4,16</text:p>
          </table:table-cell>
          <table:table-cell office:value-type="string">
            <text:p>5,68</text:p>
          </table:table-cell>
        </table:table-row>
        <table:table-row table:style-name="ro1">
          <table:table-cell office:value-type="string">
            <text:p>1112015.Pão francês</text:p>
          </table:table-cell>
          <table:table-cell office:value-type="string">
            <text:p>-1,53</text:p>
          </table:table-cell>
          <table:table-cell office:value-type="string">
            <text:p>7,93</text:p>
          </table:table-cell>
          <table:table-cell office:value-type="string">
            <text:p>19,35</text:p>
          </table:table-cell>
          <table:table-cell office:value-type="string">
            <text:p>-1,11</text:p>
          </table:table-cell>
          <table:table-cell office:value-type="string">
            <text:p>8,55</text:p>
          </table:table-cell>
          <table:table-cell office:value-type="string">
            <text:p>4,34</text:p>
          </table:table-cell>
        </table:table-row>
        <table:table-row table:style-name="ro1">
          <table:table-cell office:value-type="string">
            <text:p>1112017.Pão doce</text:p>
          </table:table-cell>
          <table:table-cell office:value-type="string">
            <text:p>-1,84</text:p>
          </table:table-cell>
          <table:table-cell office:value-type="string">
            <text:p>7,94</text:p>
          </table:table-cell>
          <table:table-cell office:value-type="string">
            <text:p>11,97</text:p>
          </table:table-cell>
          <table:table-cell office:value-type="string">
            <text:p>3,24</text:p>
          </table:table-cell>
          <table:table-cell office:value-type="string">
            <text:p>5,68</text:p>
          </table:table-cell>
          <table:table-cell office:value-type="string">
            <text:p>8,13</text:p>
          </table:table-cell>
        </table:table-row>
        <table:table-row table:style-name="ro1">
          <table:table-cell office:value-type="string">
            <text:p>1112018.Pão de forma</text:p>
          </table:table-cell>
          <table:table-cell office:value-type="string">
            <text:p>-1,79</text:p>
          </table:table-cell>
          <table:table-cell office:value-type="string">
            <text:p>5,22</text:p>
          </table:table-cell>
          <table:table-cell office:value-type="string">
            <text:p>9,13</text:p>
          </table:table-cell>
          <table:table-cell office:value-type="string">
            <text:p>-0,81</text:p>
          </table:table-cell>
          <table:table-cell office:value-type="string">
            <text:p>6,28</text:p>
          </table:table-cell>
          <table:table-cell office:value-type="string">
            <text:p>8,49</text:p>
          </table:table-cell>
        </table:table-row>
        <table:table-row table:style-name="ro1">
          <table:table-cell office:value-type="string">
            <text:p>1112019.Bolo</text:p>
          </table:table-cell>
          <table:table-cell office:value-type="string">
            <text:p>3,04</text:p>
          </table:table-cell>
          <table:table-cell office:value-type="string">
            <text:p>10,40</text:p>
          </table:table-cell>
          <table:table-cell office:value-type="string">
            <text:p>8,05</text:p>
          </table:table-cell>
          <table:table-cell office:value-type="string">
            <text:p>-7,80</text:p>
          </table:table-cell>
          <table:table-cell office:value-type="string">
            <text:p>6,76</text:p>
          </table:table-cell>
          <table:table-cell office:value-type="string">
            <text:p>4,08</text:p>
          </table:table-cell>
        </table:table-row>
        <table:table-row table:style-name="ro1">
          <table:table-cell office:value-type="string">
            <text:p>1112025.Pão de queijo</text:p>
          </table:table-cell>
          <table:table-cell office:value-type="string">
            <text:p>6,61</text:p>
          </table:table-cell>
          <table:table-cell office:value-type="string">
            <text:p>9,84</text:p>
          </table:table-cell>
          <table:table-cell office:value-type="string">
            <text:p>10,49</text:p>
          </table:table-cell>
          <table:table-cell office:value-type="string">
            <text:p>8,16</text:p>
          </table:table-cell>
          <table:table-cell office:value-type="string">
            <text:p>5,66</text:p>
          </table:table-cell>
          <table:table-cell office:value-type="string">
            <text:p>5,36</text:p>
          </table:table-cell>
        </table:table-row>
        <table:table-row table:style-name="ro1">
          <table:table-cell office:value-type="string">
            <text:p>1113.Óleos e gorduras</text:p>
          </table:table-cell>
          <table:table-cell office:value-type="string">
            <text:p>4,56</text:p>
          </table:table-cell>
          <table:table-cell office:value-type="string">
            <text:p>12,60</text:p>
          </table:table-cell>
          <table:table-cell office:value-type="string">
            <text:p>6,24</text:p>
          </table:table-cell>
          <table:table-cell office:value-type="string">
            <text:p>-2,50</text:p>
          </table:table-cell>
          <table:table-cell office:value-type="string">
            <text:p>4,33</text:p>
          </table:table-cell>
          <table:table-cell office:value-type="string">
            <text:p>8,30</text:p>
          </table:table-cell>
        </table:table-row>
        <table:table-row table:style-name="ro1">
          <table:table-cell office:value-type="string">
            <text:p>1113013.Óleo de soja</text:p>
          </table:table-cell>
          <table:table-cell office:value-type="string">
            <text:p>15,50</text:p>
          </table:table-cell>
          <table:table-cell office:value-type="string">
            <text:p>18,95</text:p>
          </table:table-cell>
          <table:table-cell office:value-type="string">
            <text:p>4,25</text:p>
          </table:table-cell>
          <table:table-cell office:value-type="string">
            <text:p>-1,52</text:p>
          </table:table-cell>
          <table:table-cell office:value-type="string">
            <text:p>6,42</text:p>
          </table:table-cell>
          <table:table-cell office:value-type="string">
            <text:p>6,72</text:p>
          </table:table-cell>
        </table:table-row>
        <table:table-row table:style-name="ro1">
          <table:table-cell office:value-type="string">
            <text:p>1113014.Azeite de oliva</text:p>
          </table:table-cell>
          <table:table-cell office:value-type="string">
            <text:p>-3,63</text:p>
          </table:table-cell>
          <table:table-cell office:value-type="string">
            <text:p>-3,62</text:p>
          </table:table-cell>
          <table:table-cell office:value-type="string">
            <text:p>-3,11</text:p>
          </table:table-cell>
          <table:table-cell office:value-type="string">
            <text:p>-7,04</text:p>
          </table:table-cell>
          <table:table-cell office:value-type="string">
            <text:p>-5,77</text:p>
          </table:table-cell>
          <table:table-cell office:value-type="string">
            <text:p>-5,91</text:p>
          </table:table-cell>
        </table:table-row>
        <table:table-row table:style-name="ro1">
          <table:table-cell office:value-type="string">
            <text:p>1113040.Margarina vegetal</text:p>
          </table:table-cell>
          <table:table-cell office:value-type="string">
            <text:p>-9,24</text:p>
          </table:table-cell>
          <table:table-cell office:value-type="string">
            <text:p>4,71</text:p>
          </table:table-cell>
          <table:table-cell office:value-type="string">
            <text:p>11,23</text:p>
          </table:table-cell>
          <table:table-cell office:value-type="string">
            <text:p>-3,66</text:p>
          </table:table-cell>
          <table:table-cell office:value-type="string">
            <text:p>1,76</text:p>
          </table:table-cell>
          <table:table-cell office:value-type="string">
            <text:p>12,77</text:p>
          </table:table-cell>
        </table:table-row>
        <table:table-row table:style-name="ro1">
          <table:table-cell office:value-type="string">
            <text:p>1114.Bebidas e infusões</text:p>
          </table:table-cell>
          <table:table-cell office:value-type="string">
            <text:p>2,39</text:p>
          </table:table-cell>
          <table:table-cell office:value-type="string">
            <text:p>5,50</text:p>
          </table:table-cell>
          <table:table-cell office:value-type="string">
            <text:p>3,79</text:p>
          </table:table-cell>
          <table:table-cell office:value-type="string">
            <text:p>6,05</text:p>
          </table:table-cell>
          <table:table-cell office:value-type="string">
            <text:p>5,82</text:p>
          </table:table-cell>
          <table:table-cell office:value-type="string">
            <text:p>11,77</text:p>
          </table:table-cell>
        </table:table-row>
        <table:table-row table:style-name="ro1">
          <table:table-cell office:value-type="string">
            <text:p>1114001.Suco de frutas</text:p>
          </table:table-cell>
          <table:table-cell office:value-type="string">
            <text:p>-3,06</text:p>
          </table:table-cell>
          <table:table-cell office:value-type="string">
            <text:p>-1,93</text:p>
          </table:table-cell>
          <table:table-cell office:value-type="string">
            <text:p>3,22</text:p>
          </table:table-cell>
          <table:table-cell office:value-type="string">
            <text:p>8,22</text:p>
          </table:table-cell>
          <table:table-cell office:value-type="string">
            <text:p>3,34</text:p>
          </table:table-cell>
          <table:table-cell office:value-type="string">
            <text:p>3,41</text:p>
          </table:table-cell>
        </table:table-row>
        <table:table-row table:style-name="ro1">
          <table:table-cell office:value-type="string">
            <text:p>1114004.Polpa de açaí</text:p>
          </table:table-cell>
          <table:table-cell office:value-type="string">
            <text:p>8,53</text:p>
          </table:table-cell>
          <table:table-cell office:value-type="string">
            <text:p>1,97</text:p>
          </table:table-cell>
          <table:table-cell office:value-type="string">
            <text:p>20,68</text:p>
          </table:table-cell>
          <table:table-cell office:value-type="string">
            <text:p>22,59</text:p>
          </table:table-cell>
          <table:table-cell office:value-type="string">
            <text:p>-1,18</text:p>
          </table:table-cell>
          <table:table-cell office:value-type="string">
            <text:p>23,86</text:p>
          </table:table-cell>
        </table:table-row>
        <table:table-row table:style-name="ro1">
          <table:table-cell office:value-type="string">
            <text:p>1114022.Café moído</text:p>
          </table:table-cell>
          <table:table-cell office:value-type="string">
            <text:p>0,60</text:p>
          </table:table-cell>
          <table:table-cell office:value-type="string">
            <text:p>11,73</text:p>
          </table:table-cell>
          <table:table-cell office:value-type="string">
            <text:p>3,56</text:p>
          </table:table-cell>
          <table:table-cell office:value-type="string">
            <text:p>-0,30</text:p>
          </table:table-cell>
          <table:table-cell office:value-type="string">
            <text:p>2,50</text:p>
          </table:table-cell>
          <table:table-cell office:value-type="string">
            <text:p>25,11</text:p>
          </table:table-cell>
        </table:table-row>
        <table:table-row table:style-name="ro1">
          <table:table-cell office:value-type="string">
            <text:p>1114023.Café solúvel</text:p>
          </table:table-cell>
          <table:table-cell office:value-type="string">
            <text:p>1,32</text:p>
          </table:table-cell>
          <table:table-cell office:value-type="string">
            <text:p>14,47</text:p>
          </table:table-cell>
          <table:table-cell office:value-type="string">
            <text:p>-3,53</text:p>
          </table:table-cell>
          <table:table-cell office:value-type="string">
            <text:p>-0,12</text:p>
          </table:table-cell>
          <table:table-cell office:value-type="string">
            <text:p>-2,85</text:p>
          </table:table-cell>
          <table:table-cell office:value-type="string">
            <text:p>6,67</text:p>
          </table:table-cell>
        </table:table-row>
        <table:table-row table:style-name="ro1">
          <table:table-cell office:value-type="string">
            <text:p>1114029.Chá</text:p>
          </table:table-cell>
          <table:table-cell office:value-type="string">
            <text:p>5,10</text:p>
          </table:table-cell>
          <table:table-cell office:value-type="string">
            <text:p>5,63</text:p>
          </table:table-cell>
          <table:table-cell office:value-type="string">
            <text:p>13,08</text:p>
          </table:table-cell>
          <table:table-cell office:value-type="string">
            <text:p>9,25</text:p>
          </table:table-cell>
          <table:table-cell office:value-type="string">
            <text:p>9,13</text:p>
          </table:table-cell>
          <table:table-cell office:value-type="string">
            <text:p>8,59</text:p>
          </table:table-cell>
        </table:table-row>
        <table:table-row table:style-name="ro1">
          <table:table-cell office:value-type="string">
            <text:p>1114083.Refrigerante e água mineral</text:p>
          </table:table-cell>
          <table:table-cell office:value-type="string">
            <text:p>4,20</text:p>
          </table:table-cell>
          <table:table-cell office:value-type="string">
            <text:p>4,56</text:p>
          </table:table-cell>
          <table:table-cell office:value-type="string">
            <text:p>2,50</text:p>
          </table:table-cell>
          <table:table-cell office:value-type="string">
            <text:p>6,61</text:p>
          </table:table-cell>
          <table:table-cell office:value-type="string">
            <text:p>8,05</text:p>
          </table:table-cell>
          <table:table-cell office:value-type="string">
            <text:p>7,62</text:p>
          </table:table-cell>
        </table:table-row>
        <table:table-row table:style-name="ro1">
          <table:table-cell office:value-type="string">
            <text:p>1114084.Cerveja</text:p>
          </table:table-cell>
          <table:table-cell office:value-type="string">
            <text:p>3,98</text:p>
          </table:table-cell>
          <table:table-cell office:value-type="string">
            <text:p>5,63</text:p>
          </table:table-cell>
          <table:table-cell office:value-type="string">
            <text:p>4,41</text:p>
          </table:table-cell>
          <table:table-cell office:value-type="string">
            <text:p>6,29</text:p>
          </table:table-cell>
          <table:table-cell office:value-type="string">
            <text:p>6,49</text:p>
          </table:table-cell>
          <table:table-cell office:value-type="string">
            <text:p>13,79</text:p>
          </table:table-cell>
        </table:table-row>
        <table:table-row table:style-name="ro1">
          <table:table-cell office:value-type="string">
            <text:p>1114085.Outras bebidas alcoólicas</text:p>
          </table:table-cell>
          <table:table-cell office:value-type="string">
            <text:p>1,55</text:p>
          </table:table-cell>
          <table:table-cell office:value-type="string">
            <text:p>4,08</text:p>
          </table:table-cell>
          <table:table-cell office:value-type="string">
            <text:p>6,52</text:p>
          </table:table-cell>
          <table:table-cell office:value-type="string">
            <text:p>13,10</text:p>
          </table:table-cell>
          <table:table-cell office:value-type="string">
            <text:p>6,93</text:p>
          </table:table-cell>
          <table:table-cell office:value-type="string">
            <text:p>4,62</text:p>
          </table:table-cell>
        </table:table-row>
        <table:table-row table:style-name="ro1">
          <table:table-cell office:value-type="string">
            <text:p>1115.Enlatados e conservas</text:p>
          </table:table-cell>
          <table:table-cell office:value-type="string">
            <text:p>0,09</text:p>
          </table:table-cell>
          <table:table-cell office:value-type="string">
            <text:p>1,26</text:p>
          </table:table-cell>
          <table:table-cell office:value-type="string">
            <text:p>6,69</text:p>
          </table:table-cell>
          <table:table-cell office:value-type="string">
            <text:p>5,27</text:p>
          </table:table-cell>
          <table:table-cell office:value-type="string">
            <text:p>0,43</text:p>
          </table:table-cell>
          <table:table-cell office:value-type="string">
            <text:p>-0,35</text:p>
          </table:table-cell>
        </table:table-row>
        <table:table-row table:style-name="ro1">
          <table:table-cell office:value-type="string">
            <text:p>1115006.Ervilha em conserva</text:p>
          </table:table-cell>
          <table:table-cell office:value-type="string">
            <text:p>-4,49</text:p>
          </table:table-cell>
          <table:table-cell office:value-type="string">
            <text:p>0,68</text:p>
          </table:table-cell>
          <table:table-cell office:value-type="string">
            <text:p>3,09</text:p>
          </table:table-cell>
          <table:table-cell office:value-type="string">
            <text:p>-0,77</text:p>
          </table:table-cell>
          <table:table-cell office:value-type="string">
            <text:p>-1,44</text:p>
          </table:table-cell>
          <table:table-cell office:value-type="string">
            <text:p>-5,75</text:p>
          </table:table-cell>
        </table:table-row>
        <table:table-row table:style-name="ro1">
          <table:table-cell office:value-type="string">
            <text:p>1115008.Feijoada em conserva</text:p>
          </table:table-cell>
          <table:table-cell office:value-type="string">
            <text:p>0,55</text:p>
          </table:table-cell>
          <table:table-cell office:value-type="string">
            <text:p>-7,94</text:p>
          </table:table-cell>
          <table:table-cell office:value-type="string">
            <text:p>23,51</text:p>
          </table:table-cell>
          <table:table-cell office:value-type="string">
            <text:p>0,84</text:p>
          </table:table-cell>
          <table:table-cell office:value-type="string">
            <text:p>0,63</text:p>
          </table:table-cell>
          <table:table-cell office:value-type="string">
            <text:p>4,93</text:p>
          </table:table-cell>
        </table:table-row>
        <table:table-row table:style-name="ro1">
          <table:table-cell office:value-type="string">
            <text:p>1115016.Palmito em conserva</text:p>
          </table:table-cell>
          <table:table-cell office:value-type="string">
            <text:p>7,60</text:p>
          </table:table-cell>
          <table:table-cell office:value-type="string">
            <text:p>1,19</text:p>
          </table:table-cell>
          <table:table-cell office:value-type="string">
            <text:p>1,27</text:p>
          </table:table-cell>
          <table:table-cell office:value-type="string">
            <text:p>8,48</text:p>
          </table:table-cell>
          <table:table-cell office:value-type="string">
            <text:p>5,57</text:p>
          </table:table-cell>
          <table:table-cell office:value-type="string">
            <text:p>4,71</text:p>
          </table:table-cell>
        </table:table-row>
        <table:table-row table:style-name="ro1">
          <table:table-cell office:value-type="string">
            <text:p>1115039.Sardinha em conserva</text:p>
          </table:table-cell>
          <table:table-cell office:value-type="string">
            <text:p>2,40</text:p>
          </table:table-cell>
          <table:table-cell office:value-type="string">
            <text:p>4,07</text:p>
          </table:table-cell>
          <table:table-cell office:value-type="string">
            <text:p>12,54</text:p>
          </table:table-cell>
          <table:table-cell office:value-type="string">
            <text:p>13,19</text:p>
          </table:table-cell>
          <table:table-cell office:value-type="string">
            <text:p>-0,91</text:p>
          </table:table-cell>
          <table:table-cell office:value-type="string">
            <text:p>2,95</text:p>
          </table:table-cell>
        </table:table-row>
        <table:table-row table:style-name="ro1">
          <table:table-cell office:value-type="string">
            <text:p>1115050.Salsicha em conserva</text:p>
          </table:table-cell>
          <table:table-cell office:value-type="string">
            <text:p>-7,17</text:p>
          </table:table-cell>
          <table:table-cell office:value-type="string">
            <text:p>-2,12</text:p>
          </table:table-cell>
          <table:table-cell office:value-type="string">
            <text:p>31,26</text:p>
          </table:table-cell>
          <table:table-cell office:value-type="string">
            <text:p>0,99</text:p>
          </table:table-cell>
          <table:table-cell office:value-type="string">
            <text:p>-2,61</text:p>
          </table:table-cell>
          <table:table-cell office:value-type="string">
            <text:p>-1,67</text:p>
          </table:table-cell>
        </table:table-row>
        <table:table-row table:style-name="ro1">
          <table:table-cell office:value-type="string">
            <text:p>1115051.Carne em conserva</text:p>
          </table:table-cell>
          <table:table-cell office:value-type="string">
            <text:p>-1,40</text:p>
          </table:table-cell>
          <table:table-cell office:value-type="string">
            <text:p>2,05</text:p>
          </table:table-cell>
          <table:table-cell office:value-type="string">
            <text:p>10,24</text:p>
          </table:table-cell>
          <table:table-cell office:value-type="string">
            <text:p>0,04</text:p>
          </table:table-cell>
          <table:table-cell office:value-type="string">
            <text:p>-3,27</text:p>
          </table:table-cell>
          <table:table-cell office:value-type="string">
            <text:p>0,79</text:p>
          </table:table-cell>
        </table:table-row>
        <table:table-row table:style-name="ro1">
          <table:table-cell office:value-type="string">
            <text:p>1115053.Patê</text:p>
          </table:table-cell>
          <table:table-cell office:value-type="string">
            <text:p>7,36</text:p>
          </table:table-cell>
          <table:table-cell office:value-type="string">
            <text:p>0,81</text:p>
          </table:table-cell>
          <table:table-cell office:value-type="string">
            <text:p>14,81</text:p>
          </table:table-cell>
          <table:table-cell office:value-type="string">
            <text:p>-12,57</text:p>
          </table:table-cell>
          <table:table-cell office:value-type="string">
            <text:p>12,90</text:p>
          </table:table-cell>
          <table:table-cell office:value-type="string">
            <text:p>11,04</text:p>
          </table:table-cell>
        </table:table-row>
        <table:table-row table:style-name="ro1">
          <table:table-cell office:value-type="string">
            <text:p>1115056.Sopa desidratada</text:p>
          </table:table-cell>
          <table:table-cell office:value-type="string">
            <text:p>-2,97</text:p>
          </table:table-cell>
          <table:table-cell office:value-type="string">
            <text:p>0,47</text:p>
          </table:table-cell>
          <table:table-cell office:value-type="string">
            <text:p>4,70</text:p>
          </table:table-cell>
          <table:table-cell office:value-type="string">
            <text:p>0,46</text:p>
          </table:table-cell>
          <table:table-cell office:value-type="string">
            <text:p>4,41</text:p>
          </table:table-cell>
          <table:table-cell office:value-type="string">
            <text:p>4,13</text:p>
          </table:table-cell>
        </table:table-row>
        <table:table-row table:style-name="ro1">
          <table:table-cell office:value-type="string">
            <text:p>1115057.Azeitona</text:p>
          </table:table-cell>
          <table:table-cell office:value-type="string">
            <text:p>-2,69</text:p>
          </table:table-cell>
          <table:table-cell office:value-type="string">
            <text:p>-1,66</text:p>
          </table:table-cell>
          <table:table-cell office:value-type="string">
            <text:p>2,37</text:p>
          </table:table-cell>
          <table:table-cell office:value-type="string">
            <text:p>2,01</text:p>
          </table:table-cell>
          <table:table-cell office:value-type="string">
            <text:p>-1,39</text:p>
          </table:table-cell>
          <table:table-cell office:value-type="string">
            <text:p>-2,82</text:p>
          </table:table-cell>
        </table:table-row>
        <table:table-row table:style-name="ro1">
          <table:table-cell office:value-type="string">
            <text:p>1115058.Milho-verde em conserva</text:p>
          </table:table-cell>
          <table:table-cell office:value-type="string">
            <text:p>4,73</text:p>
          </table:table-cell>
          <table:table-cell office:value-type="string">
            <text:p>5,37</text:p>
          </table:table-cell>
          <table:table-cell office:value-type="string">
            <text:p>13,52</text:p>
          </table:table-cell>
          <table:table-cell office:value-type="string">
            <text:p>-2,34</text:p>
          </table:table-cell>
          <table:table-cell office:value-type="string">
            <text:p>-1,02</text:p>
          </table:table-cell>
          <table:table-cell office:value-type="string">
            <text:p>-12,97</text:p>
          </table:table-cell>
        </table:table-row>
        <table:table-row table:style-name="ro1">
          <table:table-cell office:value-type="string">
            <text:p>1115059.Cogumelo em conserva</text:p>
          </table:table-cell>
          <table:table-cell office:value-type="string">
            <text:p>10,23</text:p>
          </table:table-cell>
          <table:table-cell office:value-type="string">
            <text:p>-2,48</text:p>
          </table:table-cell>
          <table:table-cell office:value-type="string">
            <text:p>2,14</text:p>
          </table:table-cell>
          <table:table-cell office:value-type="string">
            <text:p>4,57</text:p>
          </table:table-cell>
          <table:table-cell office:value-type="string">
            <text:p>-6,66</text:p>
          </table:table-cell>
          <table:table-cell office:value-type="string">
            <text:p>2,27</text:p>
          </table:table-cell>
        </table:table-row>
        <table:table-row table:style-name="ro1">
          <table:table-cell office:value-type="string">
            <text:p>1115075.Atum em conserva</text:p>
          </table:table-cell>
          <table:table-cell office:value-type="string">
            <text:p>6,67</text:p>
          </table:table-cell>
          <table:table-cell office:value-type="string">
            <text:p>1,30</text:p>
          </table:table-cell>
          <table:table-cell office:value-type="string">
            <text:p>4,76</text:p>
          </table:table-cell>
          <table:table-cell office:value-type="string">
            <text:p>7,52</text:p>
          </table:table-cell>
          <table:table-cell office:value-type="string">
            <text:p>1,04</text:p>
          </table:table-cell>
          <table:table-cell office:value-type="string">
            <text:p>-2,86</text:p>
          </table:table-cell>
        </table:table-row>
        <table:table-row table:style-name="ro1">
          <table:table-cell office:value-type="string">
            <text:p>1116.Sal e condimentos</text:p>
          </table:table-cell>
          <table:table-cell office:value-type="string">
            <text:p>1,00</text:p>
          </table:table-cell>
          <table:table-cell office:value-type="string">
            <text:p>3,19</text:p>
          </table:table-cell>
          <table:table-cell office:value-type="string">
            <text:p>7,47</text:p>
          </table:table-cell>
          <table:table-cell office:value-type="string">
            <text:p>8,68</text:p>
          </table:table-cell>
          <table:table-cell office:value-type="string">
            <text:p>10,23</text:p>
          </table:table-cell>
          <table:table-cell office:value-type="string">
            <text:p>-0,50</text:p>
          </table:table-cell>
        </table:table-row>
        <table:table-row table:style-name="ro1">
          <table:table-cell office:value-type="string">
            <text:p>1116001.Leite de coco</text:p>
          </table:table-cell>
          <table:table-cell office:value-type="string">
            <text:p>5,84</text:p>
          </table:table-cell>
          <table:table-cell office:value-type="string">
            <text:p>-0,15</text:p>
          </table:table-cell>
          <table:table-cell office:value-type="string">
            <text:p>7,81</text:p>
          </table:table-cell>
          <table:table-cell office:value-type="string">
            <text:p>9,81</text:p>
          </table:table-cell>
          <table:table-cell office:value-type="string">
            <text:p>6,94</text:p>
          </table:table-cell>
          <table:table-cell office:value-type="string">
            <text:p>-4,86</text:p>
          </table:table-cell>
        </table:table-row>
        <table:table-row table:style-name="ro1">
          <table:table-cell office:value-type="string">
            <text:p>1116005.Atomatado</text:p>
          </table:table-cell>
          <table:table-cell office:value-type="string">
            <text:p>2,58</text:p>
          </table:table-cell>
          <table:table-cell office:value-type="string">
            <text:p>4,53</text:p>
          </table:table-cell>
          <table:table-cell office:value-type="string">
            <text:p>9,61</text:p>
          </table:table-cell>
          <table:table-cell office:value-type="string">
            <text:p>5,04</text:p>
          </table:table-cell>
          <table:table-cell office:value-type="string">
            <text:p>6,34</text:p>
          </table:table-cell>
          <table:table-cell office:value-type="string">
            <text:p>8,08</text:p>
          </table:table-cell>
        </table:table-row>
        <table:table-row table:style-name="ro1">
          <table:table-cell office:value-type="string">
            <text:p>1116010.Alho</text:p>
          </table:table-cell>
          <table:table-cell office:value-type="string">
            <text:p>9,12</text:p>
          </table:table-cell>
          <table:table-cell office:value-type="string">
            <text:p>-1,53</text:p>
          </table:table-cell>
          <table:table-cell office:value-type="string">
            <text:p>-5,26</text:p>
          </table:table-cell>
          <table:table-cell office:value-type="string">
            <text:p>40,66</text:p>
          </table:table-cell>
          <table:table-cell office:value-type="string">
            <text:p>40,40</text:p>
          </table:table-cell>
          <table:table-cell office:value-type="string">
            <text:p>-34,55</text:p>
          </table:table-cell>
        </table:table-row>
        <table:table-row table:style-name="ro1">
          <table:table-cell office:value-type="string">
            <text:p>1116013.Sal refinado</text:p>
          </table:table-cell>
          <table:table-cell office:value-type="string">
            <text:p>2,53</text:p>
          </table:table-cell>
          <table:table-cell office:value-type="string">
            <text:p>0,64</text:p>
          </table:table-cell>
          <table:table-cell office:value-type="string">
            <text:p>39,53</text:p>
          </table:table-cell>
          <table:table-cell office:value-type="string">
            <text:p>54,96</text:p>
          </table:table-cell>
          <table:table-cell office:value-type="string">
            <text:p>-3,72</text:p>
          </table:table-cell>
          <table:table-cell office:value-type="string">
            <text:p>4,19</text:p>
          </table:table-cell>
        </table:table-row>
        <table:table-row table:style-name="ro1">
          <table:table-cell office:value-type="string">
            <text:p>1116022.Colorau</text:p>
          </table:table-cell>
          <table:table-cell office:value-type="string">
            <text:p>2,30</text:p>
          </table:table-cell>
          <table:table-cell office:value-type="string">
            <text:p>3,98</text:p>
          </table:table-cell>
          <table:table-cell office:value-type="string">
            <text:p>4,69</text:p>
          </table:table-cell>
          <table:table-cell office:value-type="string">
            <text:p>0,60</text:p>
          </table:table-cell>
          <table:table-cell office:value-type="string">
            <text:p>3,91</text:p>
          </table:table-cell>
          <table:table-cell office:value-type="string">
            <text:p>9,58</text:p>
          </table:table-cell>
        </table:table-row>
        <table:table-row table:style-name="ro1">
          <table:table-cell office:value-type="string">
            <text:p>1116026.Fermento</text:p>
          </table:table-cell>
          <table:table-cell office:value-type="string">
            <text:p>-6,19</text:p>
          </table:table-cell>
          <table:table-cell office:value-type="string">
            <text:p>-0,14</text:p>
          </table:table-cell>
          <table:table-cell office:value-type="string">
            <text:p>5,50</text:p>
          </table:table-cell>
          <table:table-cell office:value-type="string">
            <text:p>0,82</text:p>
          </table:table-cell>
          <table:table-cell office:value-type="string">
            <text:p>5,81</text:p>
          </table:table-cell>
          <table:table-cell office:value-type="string">
            <text:p>8,81</text:p>
          </table:table-cell>
        </table:table-row>
        <table:table-row table:style-name="ro1">
          <table:table-cell office:value-type="string">
            <text:p>1116033.Maionese</text:p>
          </table:table-cell>
          <table:table-cell office:value-type="string">
            <text:p>-6,64</text:p>
          </table:table-cell>
          <table:table-cell office:value-type="string">
            <text:p>2,72</text:p>
          </table:table-cell>
          <table:table-cell office:value-type="string">
            <text:p>13,39</text:p>
          </table:table-cell>
          <table:table-cell office:value-type="string">
            <text:p>-1,98</text:p>
          </table:table-cell>
          <table:table-cell office:value-type="string">
            <text:p>-0,68</text:p>
          </table:table-cell>
          <table:table-cell office:value-type="string">
            <text:p>12,45</text:p>
          </table:table-cell>
        </table:table-row>
        <table:table-row table:style-name="ro1">
          <table:table-cell office:value-type="string">
            <text:p>1116041.Vinagre</text:p>
          </table:table-cell>
          <table:table-cell office:value-type="string">
            <text:p>-0,93</text:p>
          </table:table-cell>
          <table:table-cell office:value-type="string">
            <text:p>-1,23</text:p>
          </table:table-cell>
          <table:table-cell office:value-type="string">
            <text:p>4,12</text:p>
          </table:table-cell>
          <table:table-cell office:value-type="string">
            <text:p>3,59</text:p>
          </table:table-cell>
          <table:table-cell office:value-type="string">
            <text:p>3,03</text:p>
          </table:table-cell>
          <table:table-cell office:value-type="string">
            <text:p>6,03</text:p>
          </table:table-cell>
        </table:table-row>
        <table:table-row table:style-name="ro1">
          <table:table-cell office:value-type="string">
            <text:p>1116048.Caldo concentrado</text:p>
          </table:table-cell>
          <table:table-cell office:value-type="string">
            <text:p>-3,48</text:p>
          </table:table-cell>
          <table:table-cell office:value-type="string">
            <text:p>1,73</text:p>
          </table:table-cell>
          <table:table-cell office:value-type="string">
            <text:p>2,11</text:p>
          </table:table-cell>
          <table:table-cell office:value-type="string">
            <text:p>-0,64</text:p>
          </table:table-cell>
          <table:table-cell office:value-type="string">
            <text:p>-0,53</text:p>
          </table:table-cell>
          <table:table-cell office:value-type="string">
            <text:p>-0,95</text:p>
          </table:table-cell>
        </table:table-row>
        <table:table-row table:style-name="ro1">
          <table:table-cell office:value-type="string">
            <text:p>1116071.Tempero misto</text:p>
          </table:table-cell>
          <table:table-cell office:value-type="string">
            <text:p>3,69</text:p>
          </table:table-cell>
          <table:table-cell office:value-type="string">
            <text:p>7,55</text:p>
          </table:table-cell>
          <table:table-cell office:value-type="string">
            <text:p>7,91</text:p>
          </table:table-cell>
          <table:table-cell office:value-type="string">
            <text:p>7,23</text:p>
          </table:table-cell>
          <table:table-cell office:value-type="string">
            <text:p>6,66</text:p>
          </table:table-cell>
          <table:table-cell office:value-type="string">
            <text:p>7,60</text:p>
          </table:table-cell>
        </table:table-row>
        <table:table-row table:style-name="ro1">
          <table:table-cell office:value-type="string">
            <text:p>1116095.Molho de soja</text:p>
          </table:table-cell>
          <table:table-cell office:value-type="string">
            <text:p>-18,51</text:p>
          </table:table-cell>
          <table:table-cell office:value-type="string">
            <text:p>4,56</text:p>
          </table:table-cell>
          <table:table-cell office:value-type="string">
            <text:p>6,63</text:p>
          </table:table-cell>
          <table:table-cell office:value-type="string">
            <text:p>10,70</text:p>
          </table:table-cell>
          <table:table-cell office:value-type="string">
            <text:p>6,01</text:p>
          </table:table-cell>
          <table:table-cell office:value-type="string">
            <text:p>5,29</text:p>
          </table:table-cell>
        </table:table-row>
        <table:table-row table:style-name="ro1">
          <table:table-cell office:value-type="string">
            <text:p>12.Alimentação fora do domicílio</text:p>
          </table:table-cell>
          <table:table-cell office:value-type="string">
            <text:p>5,90</text:p>
          </table:table-cell>
          <table:table-cell office:value-type="string">
            <text:p>7,67</text:p>
          </table:table-cell>
          <table:table-cell office:value-type="string">
            <text:p>11,99</text:p>
          </table:table-cell>
          <table:table-cell office:value-type="string">
            <text:p>7,75</text:p>
          </table:table-cell>
          <table:table-cell office:value-type="string">
            <text:p>9,81</text:p>
          </table:table-cell>
          <table:table-cell office:value-type="string">
            <text:p>10,49</text:p>
          </table:table-cell>
        </table:table-row>
        <table:table-row table:style-name="ro1">
          <table:table-cell office:value-type="string">
            <text:p>1201.Alimentação fora do domicílio</text:p>
          </table:table-cell>
          <table:table-cell office:value-type="string">
            <text:p>5,90</text:p>
          </table:table-cell>
          <table:table-cell office:value-type="string">
            <text:p>7,67</text:p>
          </table:table-cell>
          <table:table-cell office:value-type="string">
            <text:p>11,99</text:p>
          </table:table-cell>
          <table:table-cell office:value-type="string">
            <text:p>7,75</text:p>
          </table:table-cell>
          <table:table-cell office:value-type="string">
            <text:p>9,81</text:p>
          </table:table-cell>
          <table:table-cell office:value-type="string">
            <text:p>10,49</text:p>
          </table:table-cell>
        </table:table-row>
        <table:table-row table:style-name="ro1">
          <table:table-cell office:value-type="string">
            <text:p>1201001.Refeição</text:p>
          </table:table-cell>
          <table:table-cell office:value-type="string">
            <text:p>4,58</text:p>
          </table:table-cell>
          <table:table-cell office:value-type="string">
            <text:p>7,81</text:p>
          </table:table-cell>
          <table:table-cell office:value-type="string">
            <text:p>14,45</text:p>
          </table:table-cell>
          <table:table-cell office:value-type="string">
            <text:p>9,05</text:p>
          </table:table-cell>
          <table:table-cell office:value-type="string">
            <text:p>10,62</text:p>
          </table:table-cell>
          <table:table-cell office:value-type="string">
            <text:p>10,49</text:p>
          </table:table-cell>
        </table:table-row>
        <table:table-row table:style-name="ro1">
          <table:table-cell office:value-type="string">
            <text:p>1201003.Lanche</text:p>
          </table:table-cell>
          <table:table-cell office:value-type="string">
            <text:p>7,16</text:p>
          </table:table-cell>
          <table:table-cell office:value-type="string">
            <text:p>8,10</text:p>
          </table:table-cell>
          <table:table-cell office:value-type="string">
            <text:p>10,84</text:p>
          </table:table-cell>
          <table:table-cell office:value-type="string">
            <text:p>5,26</text:p>
          </table:table-cell>
          <table:table-cell office:value-type="string">
            <text:p>9,59</text:p>
          </table:table-cell>
          <table:table-cell office:value-type="string">
            <text:p>9,24</text:p>
          </table:table-cell>
        </table:table-row>
        <table:table-row table:style-name="ro1">
          <table:table-cell office:value-type="string">
            <text:p>1201005.Café da manhã</text:p>
          </table:table-cell>
          <table:table-cell office:value-type="string">
            <text:p>5,68</text:p>
          </table:table-cell>
          <table:table-cell office:value-type="string">
            <text:p>11,77</text:p>
          </table:table-cell>
          <table:table-cell office:value-type="string">
            <text:p>9,19</text:p>
          </table:table-cell>
          <table:table-cell office:value-type="string">
            <text:p>9,09</text:p>
          </table:table-cell>
          <table:table-cell office:value-type="string">
            <text:p>6,79</text:p>
          </table:table-cell>
          <table:table-cell office:value-type="string">
            <text:p>10,62</text:p>
          </table:table-cell>
        </table:table-row>
        <table:table-row table:style-name="ro1">
          <table:table-cell office:value-type="string">
            <text:p>1201007.Refrigerante e água mineral</text:p>
          </table:table-cell>
          <table:table-cell office:value-type="string">
            <text:p>8,06</text:p>
          </table:table-cell>
          <table:table-cell table:number-columns-repeated="2" office:value-type="string">
            <text:p>7,15</text:p>
          </table:table-cell>
          <table:table-cell office:value-type="string">
            <text:p>7,38</text:p>
          </table:table-cell>
          <table:table-cell office:value-type="string">
            <text:p>8,68</text:p>
          </table:table-cell>
          <table:table-cell office:value-type="string">
            <text:p>11,00</text:p>
          </table:table-cell>
        </table:table-row>
        <table:table-row table:style-name="ro1">
          <table:table-cell office:value-type="string">
            <text:p>1201009.Cafezinho</text:p>
          </table:table-cell>
          <table:table-cell office:value-type="string">
            <text:p>5,12</text:p>
          </table:table-cell>
          <table:table-cell office:value-type="string">
            <text:p>10,12</text:p>
          </table:table-cell>
          <table:table-cell office:value-type="string">
            <text:p>8,24</text:p>
          </table:table-cell>
          <table:table-cell office:value-type="string">
            <text:p>10,53</text:p>
          </table:table-cell>
          <table:table-cell office:value-type="string">
            <text:p>11,23</text:p>
          </table:table-cell>
          <table:table-cell office:value-type="string">
            <text:p>12,93</text:p>
          </table:table-cell>
        </table:table-row>
        <table:table-row table:style-name="ro1">
          <table:table-cell office:value-type="string">
            <text:p>1201048.Cerveja</text:p>
          </table:table-cell>
          <table:table-cell office:value-type="string">
            <text:p>7,13</text:p>
          </table:table-cell>
          <table:table-cell office:value-type="string">
            <text:p>5,60</text:p>
          </table:table-cell>
          <table:table-cell office:value-type="string">
            <text:p>7,22</text:p>
          </table:table-cell>
          <table:table-cell office:value-type="string">
            <text:p>7,38</text:p>
          </table:table-cell>
          <table:table-cell office:value-type="string">
            <text:p>7,74</text:p>
          </table:table-cell>
          <table:table-cell office:value-type="string">
            <text:p>14,72</text:p>
          </table:table-cell>
        </table:table-row>
        <table:table-row table:style-name="ro1">
          <table:table-cell office:value-type="string">
            <text:p>1201049.Chopp</text:p>
          </table:table-cell>
          <table:table-cell office:value-type="string">
            <text:p>10,54</text:p>
          </table:table-cell>
          <table:table-cell office:value-type="string">
            <text:p>4,58</text:p>
          </table:table-cell>
          <table:table-cell office:value-type="string">
            <text:p>8,42</text:p>
          </table:table-cell>
          <table:table-cell office:value-type="string">
            <text:p>12,96</text:p>
          </table:table-cell>
          <table:table-cell office:value-type="string">
            <text:p>7,64</text:p>
          </table:table-cell>
          <table:table-cell office:value-type="string">
            <text:p>10,67</text:p>
          </table:table-cell>
        </table:table-row>
        <table:table-row table:style-name="ro1">
          <table:table-cell office:value-type="string">
            <text:p>1201051.Outras bebidas alcoólicas</text:p>
          </table:table-cell>
          <table:table-cell office:value-type="string">
            <text:p>5,25</text:p>
          </table:table-cell>
          <table:table-cell office:value-type="string">
            <text:p>7,48</text:p>
          </table:table-cell>
          <table:table-cell office:value-type="string">
            <text:p>8,52</text:p>
          </table:table-cell>
          <table:table-cell office:value-type="string">
            <text:p>9,63</text:p>
          </table:table-cell>
          <table:table-cell office:value-type="string">
            <text:p>9,81</text:p>
          </table:table-cell>
          <table:table-cell office:value-type="string">
            <text:p>7,87</text:p>
          </table:table-cell>
        </table:table-row>
        <table:table-row table:style-name="ro1">
          <table:table-cell office:value-type="string">
            <text:p>1201061.Doces</text:p>
          </table:table-cell>
          <table:table-cell office:value-type="string">
            <text:p>6,50</text:p>
          </table:table-cell>
          <table:table-cell office:value-type="string">
            <text:p>7,23</text:p>
          </table:table-cell>
          <table:table-cell office:value-type="string">
            <text:p>9,04</text:p>
          </table:table-cell>
          <table:table-cell office:value-type="string">
            <text:p>2,57</text:p>
          </table:table-cell>
          <table:table-cell office:value-type="string">
            <text:p>7,79</text:p>
          </table:table-cell>
          <table:table-cell office:value-type="string">
            <text:p>6,93</text:p>
          </table:table-cell>
        </table:table-row>
        <table:table-row table:style-name="ro1">
          <table:table-cell office:value-type="string">
            <text:p>2.Habitação</text:p>
          </table:table-cell>
          <table:table-cell office:value-type="string">
            <text:p>3,08</text:p>
          </table:table-cell>
          <table:table-cell office:value-type="string">
            <text:p>1,76</text:p>
          </table:table-cell>
          <table:table-cell office:value-type="string">
            <text:p>5,08</text:p>
          </table:table-cell>
          <table:table-cell office:value-type="string">
            <text:p>5,67</text:p>
          </table:table-cell>
          <table:table-cell office:value-type="string">
            <text:p>5,00</text:p>
          </table:table-cell>
          <table:table-cell office:value-type="string">
            <text:p>6,75</text:p>
          </table:table-cell>
        </table:table-row>
        <table:table-row table:style-name="ro1">
          <table:table-cell office:value-type="string">
            <text:p>21.Encargos e manutenção</text:p>
          </table:table-cell>
          <table:table-cell office:value-type="string">
            <text:p>3,71</text:p>
          </table:table-cell>
          <table:table-cell office:value-type="string">
            <text:p>5,49</text:p>
          </table:table-cell>
          <table:table-cell office:value-type="string">
            <text:p>6,92</text:p>
          </table:table-cell>
          <table:table-cell office:value-type="string">
            <text:p>5,02</text:p>
          </table:table-cell>
          <table:table-cell office:value-type="string">
            <text:p>6,17</text:p>
          </table:table-cell>
          <table:table-cell office:value-type="string">
            <text:p>8,36</text:p>
          </table:table-cell>
        </table:table-row>
        <table:table-row table:style-name="ro1">
          <table:table-cell office:value-type="string">
            <text:p>2101.Aluguel e taxas</text:p>
          </table:table-cell>
          <table:table-cell office:value-type="string">
            <text:p>4,60</text:p>
          </table:table-cell>
          <table:table-cell office:value-type="string">
            <text:p>5,19</text:p>
          </table:table-cell>
          <table:table-cell office:value-type="string">
            <text:p>5,56</text:p>
          </table:table-cell>
          <table:table-cell office:value-type="string">
            <text:p>5,77</text:p>
          </table:table-cell>
          <table:table-cell office:value-type="string">
            <text:p>6,30</text:p>
          </table:table-cell>
          <table:table-cell office:value-type="string">
            <text:p>8,57</text:p>
          </table:table-cell>
        </table:table-row>
        <table:table-row table:style-name="ro1">
          <table:table-cell office:value-type="string">
            <text:p>2101001.Aluguel residencial</text:p>
          </table:table-cell>
          <table:table-cell office:value-type="string">
            <text:p>3,16</text:p>
          </table:table-cell>
          <table:table-cell office:value-type="string">
            <text:p>4,45</text:p>
          </table:table-cell>
          <table:table-cell office:value-type="string">
            <text:p>6,92</text:p>
          </table:table-cell>
          <table:table-cell office:value-type="string">
            <text:p>6,64</text:p>
          </table:table-cell>
          <table:table-cell office:value-type="string">
            <text:p>7,42</text:p>
          </table:table-cell>
          <table:table-cell office:value-type="string">
            <text:p>11,01</text:p>
          </table:table-cell>
        </table:table-row>
        <table:table-row table:style-name="ro1">
          <table:table-cell office:value-type="string">
            <text:p>2101002.Condomínio</text:p>
          </table:table-cell>
          <table:table-cell office:value-type="string">
            <text:p>7,03</text:p>
          </table:table-cell>
          <table:table-cell office:value-type="string">
            <text:p>6,45</text:p>
          </table:table-cell>
          <table:table-cell office:value-type="string">
            <text:p>2,59</text:p>
          </table:table-cell>
          <table:table-cell office:value-type="string">
            <text:p>5,29</text:p>
          </table:table-cell>
          <table:table-cell office:value-type="string">
            <text:p>7,11</text:p>
          </table:table-cell>
          <table:table-cell office:value-type="string">
            <text:p>5,40</text:p>
          </table:table-cell>
        </table:table-row>
        <table:table-row table:style-name="ro1">
          <table:table-cell office:value-type="string">
            <text:p>2101004.Taxa de água e esgoto</text:p>
          </table:table-cell>
          <table:table-cell office:value-type="string">
            <text:p>5,03</text:p>
          </table:table-cell>
          <table:table-cell office:value-type="string">
            <text:p>4,82</text:p>
          </table:table-cell>
          <table:table-cell office:value-type="string">
            <text:p>7,11</text:p>
          </table:table-cell>
          <table:table-cell office:value-type="string">
            <text:p>4,92</text:p>
          </table:table-cell>
          <table:table-cell office:value-type="string">
            <text:p>3,37</text:p>
          </table:table-cell>
          <table:table-cell office:value-type="string">
            <text:p>8,30</text:p>
          </table:table-cell>
        </table:table-row>
        <table:table-row table:style-name="ro1">
          <table:table-cell office:value-type="string">
            <text:p>2101012.Mudança</text:p>
          </table:table-cell>
          <table:table-cell office:value-type="string">
            <text:p>-6,16</text:p>
          </table:table-cell>
          <table:table-cell office:value-type="string">
            <text:p>20,34</text:p>
          </table:table-cell>
          <table:table-cell office:value-type="string">
            <text:p>2,52</text:p>
          </table:table-cell>
          <table:table-cell office:value-type="string">
            <text:p>9,11</text:p>
          </table:table-cell>
          <table:table-cell office:value-type="string">
            <text:p>12,90</text:p>
          </table:table-cell>
          <table:table-cell office:value-type="string">
            <text:p>22,37</text:p>
          </table:table-cell>
        </table:table-row>
        <table:table-row table:style-name="ro1">
          <table:table-cell office:value-type="string">
            <text:p>2103.Reparos</text:p>
          </table:table-cell>
          <table:table-cell office:value-type="string">
            <text:p>3,13</text:p>
          </table:table-cell>
          <table:table-cell office:value-type="string">
            <text:p>8,26</text:p>
          </table:table-cell>
          <table:table-cell office:value-type="string">
            <text:p>10,49</text:p>
          </table:table-cell>
          <table:table-cell office:value-type="string">
            <text:p>3,72</text:p>
          </table:table-cell>
          <table:table-cell office:value-type="string">
            <text:p>7,57</text:p>
          </table:table-cell>
          <table:table-cell office:value-type="string">
            <text:p>8,19</text:p>
          </table:table-cell>
        </table:table-row>
        <table:table-row table:style-name="ro1">
          <table:table-cell office:value-type="string">
            <text:p>2103005.Ferragens</text:p>
          </table:table-cell>
          <table:table-cell office:value-type="string">
            <text:p>7,81</text:p>
          </table:table-cell>
          <table:table-cell office:value-type="string">
            <text:p>4,34</text:p>
          </table:table-cell>
          <table:table-cell office:value-type="string">
            <text:p>11,23</text:p>
          </table:table-cell>
          <table:table-cell office:value-type="string">
            <text:p>5,24</text:p>
          </table:table-cell>
          <table:table-cell office:value-type="string">
            <text:p>3,80</text:p>
          </table:table-cell>
          <table:table-cell office:value-type="string">
            <text:p>-2,78</text:p>
          </table:table-cell>
        </table:table-row>
        <table:table-row table:style-name="ro1">
          <table:table-cell office:value-type="string">
            <text:p>2103008.Material de eletricidade</text:p>
          </table:table-cell>
          <table:table-cell office:value-type="string">
            <text:p>13,30</text:p>
          </table:table-cell>
          <table:table-cell office:value-type="string">
            <text:p>1,94</text:p>
          </table:table-cell>
          <table:table-cell office:value-type="string">
            <text:p>3,22</text:p>
          </table:table-cell>
          <table:table-cell office:value-type="string">
            <text:p>-3,83</text:p>
          </table:table-cell>
          <table:table-cell office:value-type="string">
            <text:p>10,70</text:p>
          </table:table-cell>
          <table:table-cell office:value-type="string">
            <text:p>10,11</text:p>
          </table:table-cell>
        </table:table-row>
        <table:table-row table:style-name="ro1">
          <table:table-cell office:value-type="string">
            <text:p>2103009.Material de pintura</text:p>
          </table:table-cell>
          <table:table-cell office:value-type="string">
            <text:p>0,42</text:p>
          </table:table-cell>
          <table:table-cell office:value-type="string">
            <text:p>2,47</text:p>
          </table:table-cell>
          <table:table-cell office:value-type="string">
            <text:p>3,28</text:p>
          </table:table-cell>
          <table:table-cell office:value-type="string">
            <text:p>1,68</text:p>
          </table:table-cell>
          <table:table-cell office:value-type="string">
            <text:p>-0,26</text:p>
          </table:table-cell>
          <table:table-cell office:value-type="string">
            <text:p>8,88</text:p>
          </table:table-cell>
        </table:table-row>
        <table:table-row table:style-name="ro1">
          <table:table-cell office:value-type="string">
            <text:p>2103014.Tinta</text:p>
          </table:table-cell>
          <table:table-cell office:value-type="string">
            <text:p>-0,48</text:p>
          </table:table-cell>
          <table:table-cell office:value-type="string">
            <text:p>1,26</text:p>
          </table:table-cell>
          <table:table-cell office:value-type="string">
            <text:p>7,89</text:p>
          </table:table-cell>
          <table:table-cell office:value-type="string">
            <text:p>2,50</text:p>
          </table:table-cell>
          <table:table-cell office:value-type="string">
            <text:p>0,45</text:p>
          </table:table-cell>
          <table:table-cell office:value-type="string">
            <text:p>10,28</text:p>
          </table:table-cell>
        </table:table-row>
        <table:table-row table:style-name="ro1">
          <table:table-cell office:value-type="string">
            <text:p>2103031.Ferramentas</text:p>
          </table:table-cell>
          <table:table-cell office:value-type="string">
            <text:p>4,96</text:p>
          </table:table-cell>
          <table:table-cell office:value-type="string">
            <text:p>3,17</text:p>
          </table:table-cell>
          <table:table-cell office:value-type="string">
            <text:p>4,75</text:p>
          </table:table-cell>
          <table:table-cell office:value-type="string">
            <text:p>10,43</text:p>
          </table:table-cell>
          <table:table-cell office:value-type="string">
            <text:p>3,53</text:p>
          </table:table-cell>
          <table:table-cell office:value-type="string">
            <text:p>7,19</text:p>
          </table:table-cell>
        </table:table-row>
        <table:table-row table:style-name="ro1">
          <table:table-cell office:value-type="string">
            <text:p>2103032.Azulejo e piso</text:p>
          </table:table-cell>
          <table:table-cell office:value-type="string">
            <text:p>2,08</text:p>
          </table:table-cell>
          <table:table-cell office:value-type="string">
            <text:p>0,33</text:p>
          </table:table-cell>
          <table:table-cell office:value-type="string">
            <text:p>10,05</text:p>
          </table:table-cell>
          <table:table-cell office:value-type="string">
            <text:p>-0,76</text:p>
          </table:table-cell>
          <table:table-cell office:value-type="string">
            <text:p>2,86</text:p>
          </table:table-cell>
          <table:table-cell office:value-type="string">
            <text:p>3,64</text:p>
          </table:table-cell>
        </table:table-row>
        <table:table-row table:style-name="ro1">
          <table:table-cell office:value-type="string">
            <text:p>2103039.Cimento</text:p>
          </table:table-cell>
          <table:table-cell office:value-type="string">
            <text:p>1,42</text:p>
          </table:table-cell>
          <table:table-cell office:value-type="string">
            <text:p>19,05</text:p>
          </table:table-cell>
          <table:table-cell office:value-type="string">
            <text:p>24,04</text:p>
          </table:table-cell>
          <table:table-cell office:value-type="string">
            <text:p>-5,94</text:p>
          </table:table-cell>
          <table:table-cell office:value-type="string">
            <text:p>5,44</text:p>
          </table:table-cell>
          <table:table-cell office:value-type="string">
            <text:p>4,03</text:p>
          </table:table-cell>
        </table:table-row>
        <table:table-row table:style-name="ro1">
          <table:table-cell office:value-type="string">
            <text:p>2103040.Tijolo</text:p>
          </table:table-cell>
          <table:table-cell office:value-type="string">
            <text:p>7,50</text:p>
          </table:table-cell>
          <table:table-cell office:value-type="string">
            <text:p>7,19</text:p>
          </table:table-cell>
          <table:table-cell office:value-type="string">
            <text:p>20,61</text:p>
          </table:table-cell>
          <table:table-cell office:value-type="string">
            <text:p>18,87</text:p>
          </table:table-cell>
          <table:table-cell office:value-type="string">
            <text:p>6,95</text:p>
          </table:table-cell>
          <table:table-cell office:value-type="string">
            <text:p>7,90</text:p>
          </table:table-cell>
        </table:table-row>
        <table:table-row table:style-name="ro1">
          <table:table-cell office:value-type="string">
            <text:p>2103041.Material hidráulico</text:p>
          </table:table-cell>
          <table:table-cell office:value-type="string">
            <text:p>2,51</text:p>
          </table:table-cell>
          <table:table-cell office:value-type="string">
            <text:p>4,80</text:p>
          </table:table-cell>
          <table:table-cell office:value-type="string">
            <text:p>3,06</text:p>
          </table:table-cell>
          <table:table-cell office:value-type="string">
            <text:p>1,55</text:p>
          </table:table-cell>
          <table:table-cell office:value-type="string">
            <text:p>2,48</text:p>
          </table:table-cell>
          <table:table-cell office:value-type="string">
            <text:p>6,25</text:p>
          </table:table-cell>
        </table:table-row>
        <table:table-row table:style-name="ro1">
          <table:table-cell office:value-type="string">
            <text:p>2103042.Mão-de-obra</text:p>
          </table:table-cell>
          <table:table-cell office:value-type="string">
            <text:p>0,00</text:p>
          </table:table-cell>
          <table:table-cell office:value-type="string">
            <text:p>9,41</text:p>
          </table:table-cell>
          <table:table-cell office:value-type="string">
            <text:p>7,95</text:p>
          </table:table-cell>
          <table:table-cell office:value-type="string">
            <text:p>7,00</text:p>
          </table:table-cell>
          <table:table-cell office:value-type="string">
            <text:p>10,55</text:p>
          </table:table-cell>
          <table:table-cell office:value-type="string">
            <text:p>9,56</text:p>
          </table:table-cell>
        </table:table-row>
        <table:table-row table:style-name="ro1">
          <table:table-cell office:value-type="string">
            <text:p>2103048.Areia</text:p>
          </table:table-cell>
          <table:table-cell office:value-type="string">
            <text:p>2,53</text:p>
          </table:table-cell>
          <table:table-cell office:value-type="string">
            <text:p>6,60</text:p>
          </table:table-cell>
          <table:table-cell office:value-type="string">
            <text:p>14,72</text:p>
          </table:table-cell>
          <table:table-cell office:value-type="string">
            <text:p>7,46</text:p>
          </table:table-cell>
          <table:table-cell office:value-type="string">
            <text:p>10,36</text:p>
          </table:table-cell>
          <table:table-cell office:value-type="string">
            <text:p>9,19</text:p>
          </table:table-cell>
        </table:table-row>
        <table:table-row table:style-name="ro1">
          <table:table-cell office:value-type="string">
            <text:p>2103049.Pedras</text:p>
          </table:table-cell>
          <table:table-cell office:value-type="string">
            <text:p>3,72</text:p>
          </table:table-cell>
          <table:table-cell office:value-type="string">
            <text:p>10,36</text:p>
          </table:table-cell>
          <table:table-cell office:value-type="string">
            <text:p>16,64</text:p>
          </table:table-cell>
          <table:table-cell office:value-type="string">
            <text:p>4,10</text:p>
          </table:table-cell>
          <table:table-cell office:value-type="string">
            <text:p>5,21</text:p>
          </table:table-cell>
          <table:table-cell office:value-type="string">
            <text:p>7,84</text:p>
          </table:table-cell>
        </table:table-row>
        <table:table-row table:style-name="ro1">
          <table:table-cell office:value-type="string">
            <text:p>2104.Artigos de limpeza</text:p>
          </table:table-cell>
          <table:table-cell office:value-type="string">
            <text:p>-2,29</text:p>
          </table:table-cell>
          <table:table-cell office:value-type="string">
            <text:p>3,00</text:p>
          </table:table-cell>
          <table:table-cell office:value-type="string">
            <text:p>11,44</text:p>
          </table:table-cell>
          <table:table-cell office:value-type="string">
            <text:p>1,53</text:p>
          </table:table-cell>
          <table:table-cell office:value-type="string">
            <text:p>2,45</text:p>
          </table:table-cell>
          <table:table-cell office:value-type="string">
            <text:p>6,94</text:p>
          </table:table-cell>
        </table:table-row>
        <table:table-row table:style-name="ro1">
          <table:table-cell office:value-type="string">
            <text:p>2104002.Vassoura</text:p>
          </table:table-cell>
          <table:table-cell office:value-type="string">
            <text:p>7,61</text:p>
          </table:table-cell>
          <table:table-cell office:value-type="string">
            <text:p>4,33</text:p>
          </table:table-cell>
          <table:table-cell office:value-type="string">
            <text:p>13,07</text:p>
          </table:table-cell>
          <table:table-cell office:value-type="string">
            <text:p>1,25</text:p>
          </table:table-cell>
          <table:table-cell office:value-type="string">
            <text:p>4,41</text:p>
          </table:table-cell>
          <table:table-cell office:value-type="string">
            <text:p>7,49</text:p>
          </table:table-cell>
        </table:table-row>
        <table:table-row table:style-name="ro1">
          <table:table-cell office:value-type="string">
            <text:p>2104005.Água sanitária</text:p>
          </table:table-cell>
          <table:table-cell office:value-type="string">
            <text:p>0,75</text:p>
          </table:table-cell>
          <table:table-cell office:value-type="string">
            <text:p>6,65</text:p>
          </table:table-cell>
          <table:table-cell office:value-type="string">
            <text:p>10,14</text:p>
          </table:table-cell>
          <table:table-cell office:value-type="string">
            <text:p>0,51</text:p>
          </table:table-cell>
          <table:table-cell office:value-type="string">
            <text:p>3,41</text:p>
          </table:table-cell>
          <table:table-cell office:value-type="string">
            <text:p>6,90</text:p>
          </table:table-cell>
        </table:table-row>
        <table:table-row table:style-name="ro1">
          <table:table-cell office:value-type="string">
            <text:p>2104008.Detergente</text:p>
          </table:table-cell>
          <table:table-cell office:value-type="string">
            <text:p>-1,93</text:p>
          </table:table-cell>
          <table:table-cell office:value-type="string">
            <text:p>4,52</text:p>
          </table:table-cell>
          <table:table-cell office:value-type="string">
            <text:p>4,14</text:p>
          </table:table-cell>
          <table:table-cell office:value-type="string">
            <text:p>2,65</text:p>
          </table:table-cell>
          <table:table-cell office:value-type="string">
            <text:p>6,25</text:p>
          </table:table-cell>
          <table:table-cell office:value-type="string">
            <text:p>6,21</text:p>
          </table:table-cell>
        </table:table-row>
        <table:table-row table:style-name="ro1">
          <table:table-cell office:value-type="string">
            <text:p>2104009.Sabão em pó</text:p>
          </table:table-cell>
          <table:table-cell office:value-type="string">
            <text:p>-4,56</text:p>
          </table:table-cell>
          <table:table-cell office:value-type="string">
            <text:p>0,27</text:p>
          </table:table-cell>
          <table:table-cell office:value-type="string">
            <text:p>6,80</text:p>
          </table:table-cell>
          <table:table-cell office:value-type="string">
            <text:p>0,16</text:p>
          </table:table-cell>
          <table:table-cell office:value-type="string">
            <text:p>2,35</text:p>
          </table:table-cell>
          <table:table-cell office:value-type="string">
            <text:p>6,82</text:p>
          </table:table-cell>
        </table:table-row>
        <table:table-row table:style-name="ro1">
          <table:table-cell office:value-type="string">
            <text:p>2104012.Desinfetante</text:p>
          </table:table-cell>
          <table:table-cell office:value-type="string">
            <text:p>-1,41</text:p>
          </table:table-cell>
          <table:table-cell office:value-type="string">
            <text:p>7,58</text:p>
          </table:table-cell>
          <table:table-cell office:value-type="string">
            <text:p>3,80</text:p>
          </table:table-cell>
          <table:table-cell office:value-type="string">
            <text:p>3,66</text:p>
          </table:table-cell>
          <table:table-cell office:value-type="string">
            <text:p>2,37</text:p>
          </table:table-cell>
          <table:table-cell office:value-type="string">
            <text:p>3,95</text:p>
          </table:table-cell>
        </table:table-row>
        <table:table-row table:style-name="ro1">
          <table:table-cell office:value-type="string">
            <text:p>2104013.Inseticida</text:p>
          </table:table-cell>
          <table:table-cell office:value-type="string">
            <text:p>1,51</text:p>
          </table:table-cell>
          <table:table-cell office:value-type="string">
            <text:p>7,67</text:p>
          </table:table-cell>
          <table:table-cell office:value-type="string">
            <text:p>1,20</text:p>
          </table:table-cell>
          <table:table-cell office:value-type="string">
            <text:p>4,79</text:p>
          </table:table-cell>
          <table:table-cell office:value-type="string">
            <text:p>3,11</text:p>
          </table:table-cell>
          <table:table-cell office:value-type="string">
            <text:p>4,84</text:p>
          </table:table-cell>
        </table:table-row>
        <table:table-row table:style-name="ro1">
          <table:table-cell office:value-type="string">
            <text:p>2104014.Cera para assoalho</text:p>
          </table:table-cell>
          <table:table-cell office:value-type="string">
            <text:p>3,31</text:p>
          </table:table-cell>
          <table:table-cell office:value-type="string">
            <text:p>2,88</text:p>
          </table:table-cell>
          <table:table-cell office:value-type="string">
            <text:p>7,35</text:p>
          </table:table-cell>
          <table:table-cell office:value-type="string">
            <text:p>6,81</text:p>
          </table:table-cell>
          <table:table-cell office:value-type="string">
            <text:p>9,02</text:p>
          </table:table-cell>
          <table:table-cell office:value-type="string">
            <text:p>5,72</text:p>
          </table:table-cell>
        </table:table-row>
        <table:table-row table:style-name="ro1">
          <table:table-cell office:value-type="string">
            <text:p>2104015.Sabão em barra</text:p>
          </table:table-cell>
          <table:table-cell office:value-type="string">
            <text:p>-0,81</text:p>
          </table:table-cell>
          <table:table-cell office:value-type="string">
            <text:p>6,70</text:p>
          </table:table-cell>
          <table:table-cell office:value-type="string">
            <text:p>46,18</text:p>
          </table:table-cell>
          <table:table-cell office:value-type="string">
            <text:p>0,33</text:p>
          </table:table-cell>
          <table:table-cell office:value-type="string">
            <text:p>-1,03</text:p>
          </table:table-cell>
          <table:table-cell office:value-type="string">
            <text:p>9,97</text:p>
          </table:table-cell>
        </table:table-row>
        <table:table-row table:style-name="ro1">
          <table:table-cell office:value-type="string">
            <text:p>2104016.Esponja de limpeza</text:p>
          </table:table-cell>
          <table:table-cell office:value-type="string">
            <text:p>-5,08</text:p>
          </table:table-cell>
          <table:table-cell office:value-type="string">
            <text:p>1,57</text:p>
          </table:table-cell>
          <table:table-cell office:value-type="string">
            <text:p>3,75</text:p>
          </table:table-cell>
          <table:table-cell office:value-type="string">
            <text:p>7,91</text:p>
          </table:table-cell>
          <table:table-cell office:value-type="string">
            <text:p>0,57</text:p>
          </table:table-cell>
          <table:table-cell office:value-type="string">
            <text:p>-0,14</text:p>
          </table:table-cell>
        </table:table-row>
        <table:table-row table:style-name="ro1">
          <table:table-cell office:value-type="string">
            <text:p>2104020.Limpador com amoníaco</text:p>
          </table:table-cell>
          <table:table-cell office:value-type="string">
            <text:p>6,32</text:p>
          </table:table-cell>
          <table:table-cell office:value-type="string">
            <text:p>4,63</text:p>
          </table:table-cell>
          <table:table-cell office:value-type="string">
            <text:p>8,50</text:p>
          </table:table-cell>
          <table:table-cell office:value-type="string">
            <text:p>3,42</text:p>
          </table:table-cell>
          <table:table-cell office:value-type="string">
            <text:p>5,97</text:p>
          </table:table-cell>
          <table:table-cell office:value-type="string">
            <text:p>8,37</text:p>
          </table:table-cell>
        </table:table-row>
        <table:table-row table:style-name="ro1">
          <table:table-cell office:value-type="string">
            <text:p>2104032.Amaciante, alvejante</text:p>
          </table:table-cell>
          <table:table-cell office:value-type="string">
            <text:p>-0,87</text:p>
          </table:table-cell>
          <table:table-cell office:value-type="string">
            <text:p>4,66</text:p>
          </table:table-cell>
          <table:table-cell office:value-type="string">
            <text:p>10,37</text:p>
          </table:table-cell>
          <table:table-cell office:value-type="string">
            <text:p>3,92</text:p>
          </table:table-cell>
          <table:table-cell office:value-type="string">
            <text:p>3,13</text:p>
          </table:table-cell>
          <table:table-cell office:value-type="string">
            <text:p>7,95</text:p>
          </table:table-cell>
        </table:table-row>
        <table:table-row table:style-name="ro1">
          <table:table-cell office:value-type="string">
            <text:p>22.Combustíveis e energia</text:p>
          </table:table-cell>
          <table:table-cell office:value-type="string">
            <text:p>2,05</text:p>
          </table:table-cell>
          <table:table-cell office:value-type="string">
            <text:p>-4,46</text:p>
          </table:table-cell>
          <table:table-cell office:value-type="string">
            <text:p>1,70</text:p>
          </table:table-cell>
          <table:table-cell office:value-type="string">
            <text:p>6,93</text:p>
          </table:table-cell>
          <table:table-cell office:value-type="string">
            <text:p>2,77</text:p>
          </table:table-cell>
          <table:table-cell office:value-type="string">
            <text:p>3,57</text:p>
          </table:table-cell>
        </table:table-row>
        <table:table-row table:style-name="ro1">
          <table:table-cell office:value-type="string">
            <text:p>2201.Combustíveis (domésticos)</text:p>
          </table:table-cell>
          <table:table-cell office:value-type="string">
            <text:p>7,31</text:p>
          </table:table-cell>
          <table:table-cell office:value-type="string">
            <text:p>0,51</text:p>
          </table:table-cell>
          <table:table-cell office:value-type="string">
            <text:p>3,32</text:p>
          </table:table-cell>
          <table:table-cell office:value-type="string">
            <text:p>12,96</text:p>
          </table:table-cell>
          <table:table-cell office:value-type="string">
            <text:p>2,06</text:p>
          </table:table-cell>
          <table:table-cell office:value-type="string">
            <text:p>2,56</text:p>
          </table:table-cell>
        </table:table-row>
        <table:table-row table:style-name="ro1">
          <table:table-cell office:value-type="string">
            <text:p>2201003.Carvão vegetal</text:p>
          </table:table-cell>
          <table:table-cell office:value-type="string">
            <text:p>5,20</text:p>
          </table:table-cell>
          <table:table-cell office:value-type="string">
            <text:p>4,91</text:p>
          </table:table-cell>
          <table:table-cell office:value-type="string">
            <text:p>14,30</text:p>
          </table:table-cell>
          <table:table-cell office:value-type="string">
            <text:p>-2,69</text:p>
          </table:table-cell>
          <table:table-cell office:value-type="string">
            <text:p>12,30</text:p>
          </table:table-cell>
          <table:table-cell office:value-type="string">
            <text:p>11,57</text:p>
          </table:table-cell>
        </table:table-row>
        <table:table-row table:style-name="ro1">
          <table:table-cell office:value-type="string">
            <text:p>2201004.Gás de botijão</text:p>
          </table:table-cell>
          <table:table-cell office:value-type="string">
            <text:p>7,50</text:p>
          </table:table-cell>
          <table:table-cell office:value-type="string">
            <text:p>0,11</text:p>
          </table:table-cell>
          <table:table-cell office:value-type="string">
            <text:p>2,44</text:p>
          </table:table-cell>
          <table:table-cell office:value-type="string">
            <text:p>13,74</text:p>
          </table:table-cell>
          <table:table-cell office:value-type="string">
            <text:p>2,09</text:p>
          </table:table-cell>
          <table:table-cell office:value-type="string">
            <text:p>1,98</text:p>
          </table:table-cell>
        </table:table-row>
        <table:table-row table:style-name="ro1">
          <table:table-cell office:value-type="string">
            <text:p>2201005.Gás encanado</text:p>
          </table:table-cell>
          <table:table-cell office:value-type="string">
            <text:p>4,81</text:p>
          </table:table-cell>
          <table:table-cell office:value-type="string">
            <text:p>5,76</text:p>
          </table:table-cell>
          <table:table-cell office:value-type="string">
            <text:p>13,95</text:p>
          </table:table-cell>
          <table:table-cell office:value-type="string">
            <text:p>4,59</text:p>
          </table:table-cell>
          <table:table-cell office:value-type="string">
            <text:p>1,48</text:p>
          </table:table-cell>
          <table:table-cell office:value-type="string">
            <text:p>9,45</text:p>
          </table:table-cell>
        </table:table-row>
        <table:table-row table:style-name="ro1">
          <table:table-cell office:value-type="string">
            <text:p>2202.Energia elétrica residencial</text:p>
          </table:table-cell>
          <table:table-cell office:value-type="string">
            <text:p>0,28</text:p>
          </table:table-cell>
          <table:table-cell office:value-type="string">
            <text:p>-6,16</text:p>
          </table:table-cell>
          <table:table-cell office:value-type="string">
            <text:p>1,11</text:p>
          </table:table-cell>
          <table:table-cell office:value-type="string">
            <text:p>4,68</text:p>
          </table:table-cell>
          <table:table-cell office:value-type="string">
            <text:p>3,06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2202003.Energia elétrica residencial</text:p>
          </table:table-cell>
          <table:table-cell office:value-type="string">
            <text:p>0,28</text:p>
          </table:table-cell>
          <table:table-cell office:value-type="string">
            <text:p>-6,16</text:p>
          </table:table-cell>
          <table:table-cell office:value-type="string">
            <text:p>1,11</text:p>
          </table:table-cell>
          <table:table-cell office:value-type="string">
            <text:p>4,68</text:p>
          </table:table-cell>
          <table:table-cell office:value-type="string">
            <text:p>3,06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3.Artigos de residência</text:p>
          </table:table-cell>
          <table:table-cell office:value-type="string">
            <text:p>-2,71</text:p>
          </table:table-cell>
          <table:table-cell office:value-type="string">
            <text:p>-2,48</text:p>
          </table:table-cell>
          <table:table-cell office:value-type="string">
            <text:p>1,99</text:p>
          </table:table-cell>
          <table:table-cell office:value-type="string">
            <text:p>3,04</text:p>
          </table:table-cell>
          <table:table-cell office:value-type="string">
            <text:p>3,53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31.Móveis e utensílios</text:p>
          </table:table-cell>
          <table:table-cell office:value-type="string">
            <text:p>-0,69</text:p>
          </table:table-cell>
          <table:table-cell office:value-type="string">
            <text:p>0,01</text:p>
          </table:table-cell>
          <table:table-cell office:value-type="string">
            <text:p>5,57</text:p>
          </table:table-cell>
          <table:table-cell office:value-type="string">
            <text:p>7,75</text:p>
          </table:table-cell>
          <table:table-cell office:value-type="string">
            <text:p>6,95</text:p>
          </table:table-cell>
          <table:table-cell office:value-type="string">
            <text:p>2,97</text:p>
          </table:table-cell>
        </table:table-row>
        <table:table-row table:style-name="ro1">
          <table:table-cell office:value-type="string">
            <text:p>3101.Mobiliário</text:p>
          </table:table-cell>
          <table:table-cell office:value-type="string">
            <text:p>-2,53</text:p>
          </table:table-cell>
          <table:table-cell office:value-type="string">
            <text:p>-1,14</text:p>
          </table:table-cell>
          <table:table-cell office:value-type="string">
            <text:p>4,99</text:p>
          </table:table-cell>
          <table:table-cell office:value-type="string">
            <text:p>7,50</text:p>
          </table:table-cell>
          <table:table-cell office:value-type="string">
            <text:p>7,58</text:p>
          </table:table-cell>
          <table:table-cell office:value-type="string">
            <text:p>1,74</text:p>
          </table:table-cell>
        </table:table-row>
        <table:table-row table:style-name="ro1">
          <table:table-cell office:value-type="string">
            <text:p>3101002.Móvel para sala</text:p>
          </table:table-cell>
          <table:table-cell office:value-type="string">
            <text:p>-1,88</text:p>
          </table:table-cell>
          <table:table-cell office:value-type="string">
            <text:p>-0,15</text:p>
          </table:table-cell>
          <table:table-cell office:value-type="string">
            <text:p>6,32</text:p>
          </table:table-cell>
          <table:table-cell office:value-type="string">
            <text:p>8,85</text:p>
          </table:table-cell>
          <table:table-cell office:value-type="string">
            <text:p>7,62</text:p>
          </table:table-cell>
          <table:table-cell office:value-type="string">
            <text:p>0,03</text:p>
          </table:table-cell>
        </table:table-row>
        <table:table-row table:style-name="ro1">
          <table:table-cell office:value-type="string">
            <text:p>3101003.Móvel para quarto</text:p>
          </table:table-cell>
          <table:table-cell office:value-type="string">
            <text:p>-3,32</text:p>
          </table:table-cell>
          <table:table-cell office:value-type="string">
            <text:p>-2,58</text:p>
          </table:table-cell>
          <table:table-cell office:value-type="string">
            <text:p>3,21</text:p>
          </table:table-cell>
          <table:table-cell office:value-type="string">
            <text:p>9,85</text:p>
          </table:table-cell>
          <table:table-cell office:value-type="string">
            <text:p>9,24</text:p>
          </table:table-cell>
          <table:table-cell office:value-type="string">
            <text:p>1,39</text:p>
          </table:table-cell>
        </table:table-row>
        <table:table-row table:style-name="ro1">
          <table:table-cell office:value-type="string">
            <text:p>3101015.Móvel para copa e cozinha</text:p>
          </table:table-cell>
          <table:table-cell office:value-type="string">
            <text:p>-3,97</text:p>
          </table:table-cell>
          <table:table-cell office:value-type="string">
            <text:p>-1,31</text:p>
          </table:table-cell>
          <table:table-cell office:value-type="string">
            <text:p>1,31</text:p>
          </table:table-cell>
          <table:table-cell office:value-type="string">
            <text:p>4,09</text:p>
          </table:table-cell>
          <table:table-cell office:value-type="string">
            <text:p>3,80</text:p>
          </table:table-cell>
          <table:table-cell office:value-type="string">
            <text:p>3,33</text:p>
          </table:table-cell>
        </table:table-row>
        <table:table-row table:style-name="ro1">
          <table:table-cell office:value-type="string">
            <text:p>3101017.Colchão</text:p>
          </table:table-cell>
          <table:table-cell office:value-type="string">
            <text:p>0,82</text:p>
          </table:table-cell>
          <table:table-cell office:value-type="string">
            <text:p>0,91</text:p>
          </table:table-cell>
          <table:table-cell office:value-type="string">
            <text:p>13,54</text:p>
          </table:table-cell>
          <table:table-cell office:value-type="string">
            <text:p>-1,53</text:p>
          </table:table-cell>
          <table:table-cell office:value-type="string">
            <text:p>7,20</text:p>
          </table:table-cell>
          <table:table-cell office:value-type="string">
            <text:p>8,73</text:p>
          </table:table-cell>
        </table:table-row>
        <table:table-row table:style-name="ro1">
          <table:table-cell office:value-type="string">
            <text:p>3102.Utensílios e enfeites</text:p>
          </table:table-cell>
          <table:table-cell office:value-type="string">
            <text:p>4,20</text:p>
          </table:table-cell>
          <table:table-cell office:value-type="string">
            <text:p>4,12</text:p>
          </table:table-cell>
          <table:table-cell office:value-type="string">
            <text:p>8,00</text:p>
          </table:table-cell>
          <table:table-cell office:value-type="string">
            <text:p>10,90</text:p>
          </table:table-cell>
          <table:table-cell office:value-type="string">
            <text:p>6,62</text:p>
          </table:table-cell>
          <table:table-cell office:value-type="string">
            <text:p>3,25</text:p>
          </table:table-cell>
        </table:table-row>
        <table:table-row table:style-name="ro1">
          <table:table-cell office:value-type="string">
            <text:p>3102005.Tapete</text:p>
          </table:table-cell>
          <table:table-cell office:value-type="string">
            <text:p>5,88</text:p>
          </table:table-cell>
          <table:table-cell office:value-type="string">
            <text:p>4,69</text:p>
          </table:table-cell>
          <table:table-cell office:value-type="string">
            <text:p>14,94</text:p>
          </table:table-cell>
          <table:table-cell office:value-type="string">
            <text:p>13,96</text:p>
          </table:table-cell>
          <table:table-cell office:value-type="string">
            <text:p>11,50</text:p>
          </table:table-cell>
          <table:table-cell office:value-type="string">
            <text:p>-0,46</text:p>
          </table:table-cell>
        </table:table-row>
        <table:table-row table:style-name="ro1">
          <table:table-cell office:value-type="string">
            <text:p>3102006.Cortina</text:p>
          </table:table-cell>
          <table:table-cell office:value-type="string">
            <text:p>4,54</text:p>
          </table:table-cell>
          <table:table-cell office:value-type="string">
            <text:p>2,96</text:p>
          </table:table-cell>
          <table:table-cell office:value-type="string">
            <text:p>10,99</text:p>
          </table:table-cell>
          <table:table-cell office:value-type="string">
            <text:p>25,57</text:p>
          </table:table-cell>
          <table:table-cell office:value-type="string">
            <text:p>2,02</text:p>
          </table:table-cell>
          <table:table-cell office:value-type="string">
            <text:p>2,67</text:p>
          </table:table-cell>
        </table:table-row>
        <table:table-row table:style-name="ro1">
          <table:table-cell office:value-type="string">
            <text:p>3102007.Utensílios para copa e cozinha de metal</text:p>
          </table:table-cell>
          <table:table-cell office:value-type="string">
            <text:p>2,66</text:p>
          </table:table-cell>
          <table:table-cell office:value-type="string">
            <text:p>4,97</text:p>
          </table:table-cell>
          <table:table-cell office:value-type="string">
            <text:p>6,07</text:p>
          </table:table-cell>
          <table:table-cell office:value-type="string">
            <text:p>8,01</text:p>
          </table:table-cell>
          <table:table-cell office:value-type="string">
            <text:p>3,63</text:p>
          </table:table-cell>
          <table:table-cell office:value-type="string">
            <text:p>4,44</text:p>
          </table:table-cell>
        </table:table-row>
        <table:table-row table:style-name="ro1">
          <table:table-cell office:value-type="string">
            <text:p>3102009.Utensílios para copa e cozinha de vidro e louça</text:p>
          </table:table-cell>
          <table:table-cell office:value-type="string">
            <text:p>7,29</text:p>
          </table:table-cell>
          <table:table-cell office:value-type="string">
            <text:p>3,95</text:p>
          </table:table-cell>
          <table:table-cell office:value-type="string">
            <text:p>6,86</text:p>
          </table:table-cell>
          <table:table-cell office:value-type="string">
            <text:p>14,48</text:p>
          </table:table-cell>
          <table:table-cell office:value-type="string">
            <text:p>11,38</text:p>
          </table:table-cell>
          <table:table-cell office:value-type="string">
            <text:p>2,63</text:p>
          </table:table-cell>
        </table:table-row>
        <table:table-row table:style-name="ro1">
          <table:table-cell office:value-type="string">
            <text:p>3102010.Utensílios de plástico</text:p>
          </table:table-cell>
          <table:table-cell office:value-type="string">
            <text:p>5,31</text:p>
          </table:table-cell>
          <table:table-cell office:value-type="string">
            <text:p>5,55</text:p>
          </table:table-cell>
          <table:table-cell office:value-type="string">
            <text:p>6,08</text:p>
          </table:table-cell>
          <table:table-cell office:value-type="string">
            <text:p>1,53</text:p>
          </table:table-cell>
          <table:table-cell office:value-type="string">
            <text:p>3,89</text:p>
          </table:table-cell>
          <table:table-cell office:value-type="string">
            <text:p>5,80</text:p>
          </table:table-cell>
        </table:table-row>
        <table:table-row table:style-name="ro1">
          <table:table-cell office:value-type="string">
            <text:p>3102035.Flores naturais</text:p>
          </table:table-cell>
          <table:table-cell office:value-type="string">
            <text:p>7,00</text:p>
          </table:table-cell>
          <table:table-cell office:value-type="string">
            <text:p>4,10</text:p>
          </table:table-cell>
          <table:table-cell office:value-type="string">
            <text:p>9,13</text:p>
          </table:table-cell>
          <table:table-cell office:value-type="string">
            <text:p>8,30</text:p>
          </table:table-cell>
          <table:table-cell office:value-type="string">
            <text:p>11,67</text:p>
          </table:table-cell>
          <table:table-cell office:value-type="string">
            <text:p>13,71</text:p>
          </table:table-cell>
        </table:table-row>
        <table:table-row table:style-name="ro1">
          <table:table-cell office:value-type="string">
            <text:p>3102040.Utensílios diversos</text:p>
          </table:table-cell>
          <table:table-cell office:value-type="string">
            <text:p>-0,19</text:p>
          </table:table-cell>
          <table:table-cell office:value-type="string">
            <text:p>2,99</text:p>
          </table:table-cell>
          <table:table-cell office:value-type="string">
            <text:p>2,64</text:p>
          </table:table-cell>
          <table:table-cell office:value-type="string">
            <text:p>1,05</text:p>
          </table:table-cell>
          <table:table-cell office:value-type="string">
            <text:p>5,87</text:p>
          </table:table-cell>
          <table:table-cell office:value-type="string">
            <text:p>4,17</text:p>
          </table:table-cell>
        </table:table-row>
        <table:table-row table:style-name="ro1">
          <table:table-cell office:value-type="string">
            <text:p>3103.Cama, mesa e banho</text:p>
          </table:table-cell>
          <table:table-cell office:value-type="string">
            <text:p>-0,61</text:p>
          </table:table-cell>
          <table:table-cell office:value-type="string">
            <text:p>-1,68</text:p>
          </table:table-cell>
          <table:table-cell office:value-type="string">
            <text:p>3,86</text:p>
          </table:table-cell>
          <table:table-cell office:value-type="string">
            <text:p>2,83</text:p>
          </table:table-cell>
          <table:table-cell office:value-type="string">
            <text:p>4,36</text:p>
          </table:table-cell>
          <table:table-cell office:value-type="string">
            <text:p>8,96</text:p>
          </table:table-cell>
        </table:table-row>
        <table:table-row table:style-name="ro1">
          <table:table-cell office:value-type="string">
            <text:p>3103001.Roupa de cama</text:p>
          </table:table-cell>
          <table:table-cell office:value-type="string">
            <text:p>-0,73</text:p>
          </table:table-cell>
          <table:table-cell office:value-type="string">
            <text:p>-1,21</text:p>
          </table:table-cell>
          <table:table-cell office:value-type="string">
            <text:p>5,26</text:p>
          </table:table-cell>
          <table:table-cell office:value-type="string">
            <text:p>2,73</text:p>
          </table:table-cell>
          <table:table-cell office:value-type="string">
            <text:p>4,75</text:p>
          </table:table-cell>
          <table:table-cell office:value-type="string">
            <text:p>4,84</text:p>
          </table:table-cell>
        </table:table-row>
        <table:table-row table:style-name="ro1">
          <table:table-cell office:value-type="string">
            <text:p>3103003.Roupa de banho</text:p>
          </table:table-cell>
          <table:table-cell office:value-type="string">
            <text:p>-0,53</text:p>
          </table:table-cell>
          <table:table-cell office:value-type="string">
            <text:p>-2,81</text:p>
          </table:table-cell>
          <table:table-cell office:value-type="string">
            <text:p>0,48</text:p>
          </table:table-cell>
          <table:table-cell office:value-type="string">
            <text:p>3,08</text:p>
          </table:table-cell>
          <table:table-cell office:value-type="string">
            <text:p>3,37</text:p>
          </table:table-cell>
          <table:table-cell office:value-type="string">
            <text:p>19,46</text:p>
          </table:table-cell>
        </table:table-row>
        <table:table-row table:style-name="ro1">
          <table:table-cell office:value-type="string">
            <text:p>32.Aparelhos eletroeletrônicos</text:p>
          </table:table-cell>
          <table:table-cell office:value-type="string">
            <text:p>-5,35</text:p>
          </table:table-cell>
          <table:table-cell office:value-type="string">
            <text:p>-4,65</text:p>
          </table:table-cell>
          <table:table-cell office:value-type="string">
            <text:p>-2,83</text:p>
          </table:table-cell>
          <table:table-cell office:value-type="string">
            <text:p>-2,97</text:p>
          </table:table-cell>
          <table:table-cell office:value-type="string">
            <text:p>-1,74</text:p>
          </table:table-cell>
          <table:table-cell office:value-type="string">
            <text:p>-5,40</text:p>
          </table:table-cell>
        </table:table-row>
        <table:table-row table:style-name="ro1">
          <table:table-cell office:value-type="string">
            <text:p>3201.Eletrodomésticos e equipamentos</text:p>
          </table:table-cell>
          <table:table-cell office:value-type="string">
            <text:p>-0,50</text:p>
          </table:table-cell>
          <table:table-cell office:value-type="string">
            <text:p>-1,84</text:p>
          </table:table-cell>
          <table:table-cell office:value-type="string">
            <text:p>0,23</text:p>
          </table:table-cell>
          <table:table-cell office:value-type="string">
            <text:p>-4,85</text:p>
          </table:table-cell>
          <table:table-cell office:value-type="string">
            <text:p>4,63</text:p>
          </table:table-cell>
          <table:table-cell office:value-type="string">
            <text:p>-2,42</text:p>
          </table:table-cell>
        </table:table-row>
        <table:table-row table:style-name="ro1">
          <table:table-cell office:value-type="string">
            <text:p>3201001.Refrigerador</text:p>
          </table:table-cell>
          <table:table-cell office:value-type="string">
            <text:p>-0,44</text:p>
          </table:table-cell>
          <table:table-cell office:value-type="string">
            <text:p>-1,61</text:p>
          </table:table-cell>
          <table:table-cell office:value-type="string">
            <text:p>-0,01</text:p>
          </table:table-cell>
          <table:table-cell office:value-type="string">
            <text:p>-6,14</text:p>
          </table:table-cell>
          <table:table-cell office:value-type="string">
            <text:p>8,56</text:p>
          </table:table-cell>
          <table:table-cell office:value-type="string">
            <text:p>-0,32</text:p>
          </table:table-cell>
        </table:table-row>
        <table:table-row table:style-name="ro1">
          <table:table-cell office:value-type="string">
            <text:p>3201002.Condicionador de ar</text:p>
          </table:table-cell>
          <table:table-cell office:value-type="string">
            <text:p>0,89</text:p>
          </table:table-cell>
          <table:table-cell office:value-type="string">
            <text:p>-2,39</text:p>
          </table:table-cell>
          <table:table-cell office:value-type="string">
            <text:p>0,95</text:p>
          </table:table-cell>
          <table:table-cell office:value-type="string">
            <text:p>3,80</text:p>
          </table:table-cell>
          <table:table-cell office:value-type="string">
            <text:p>4,01</text:p>
          </table:table-cell>
          <table:table-cell office:value-type="string">
            <text:p>-2,96</text:p>
          </table:table-cell>
        </table:table-row>
        <table:table-row table:style-name="ro1">
          <table:table-cell office:value-type="string">
            <text:p>3201003.Máquina de costura</text:p>
          </table:table-cell>
          <table:table-cell office:value-type="string">
            <text:p>5,94</text:p>
          </table:table-cell>
          <table:table-cell office:value-type="string">
            <text:p>6,71</text:p>
          </table:table-cell>
          <table:table-cell office:value-type="string">
            <text:p>0,56</text:p>
          </table:table-cell>
          <table:table-cell office:value-type="string">
            <text:p>-2,34</text:p>
          </table:table-cell>
          <table:table-cell office:value-type="string">
            <text:p>-5,30</text:p>
          </table:table-cell>
          <table:table-cell office:value-type="string">
            <text:p>1,09</text:p>
          </table:table-cell>
        </table:table-row>
        <table:table-row table:style-name="ro1">
          <table:table-cell office:value-type="string">
            <text:p>3201006.Máquina de lavar roupa</text:p>
          </table:table-cell>
          <table:table-cell office:value-type="string">
            <text:p>-4,65</text:p>
          </table:table-cell>
          <table:table-cell office:value-type="string">
            <text:p>-5,31</text:p>
          </table:table-cell>
          <table:table-cell office:value-type="string">
            <text:p>-1,32</text:p>
          </table:table-cell>
          <table:table-cell office:value-type="string">
            <text:p>-9,16</text:p>
          </table:table-cell>
          <table:table-cell office:value-type="string">
            <text:p>1,14</text:p>
          </table:table-cell>
          <table:table-cell office:value-type="string">
            <text:p>-4,54</text:p>
          </table:table-cell>
        </table:table-row>
        <table:table-row table:style-name="ro1">
          <table:table-cell office:value-type="string">
            <text:p>3201012.Liquidificador</text:p>
          </table:table-cell>
          <table:table-cell office:value-type="string">
            <text:p>6,88</text:p>
          </table:table-cell>
          <table:table-cell office:value-type="string">
            <text:p>10,20</text:p>
          </table:table-cell>
          <table:table-cell office:value-type="string">
            <text:p>-2,44</text:p>
          </table:table-cell>
          <table:table-cell office:value-type="string">
            <text:p>10,84</text:p>
          </table:table-cell>
          <table:table-cell office:value-type="string">
            <text:p>7,74</text:p>
          </table:table-cell>
          <table:table-cell office:value-type="string">
            <text:p>0,03</text:p>
          </table:table-cell>
        </table:table-row>
        <table:table-row table:style-name="ro1">
          <table:table-cell office:value-type="string">
            <text:p>3201013.Ventilador</text:p>
          </table:table-cell>
          <table:table-cell office:value-type="string">
            <text:p>6,58</text:p>
          </table:table-cell>
          <table:table-cell office:value-type="string">
            <text:p>4,09</text:p>
          </table:table-cell>
          <table:table-cell office:value-type="string">
            <text:p>2,00</text:p>
          </table:table-cell>
          <table:table-cell office:value-type="string">
            <text:p>4,66</text:p>
          </table:table-cell>
          <table:table-cell office:value-type="string">
            <text:p>5,91</text:p>
          </table:table-cell>
          <table:table-cell office:value-type="string">
            <text:p>-2,70</text:p>
          </table:table-cell>
        </table:table-row>
        <table:table-row table:style-name="ro1">
          <table:table-cell office:value-type="string">
            <text:p>3201021.Fogão</text:p>
          </table:table-cell>
          <table:table-cell office:value-type="string">
            <text:p>2,07</text:p>
          </table:table-cell>
          <table:table-cell office:value-type="string">
            <text:p>0,22</text:p>
          </table:table-cell>
          <table:table-cell office:value-type="string">
            <text:p>2,60</text:p>
          </table:table-cell>
          <table:table-cell office:value-type="string">
            <text:p>-1,53</text:p>
          </table:table-cell>
          <table:table-cell office:value-type="string">
            <text:p>-1,13</text:p>
          </table:table-cell>
          <table:table-cell office:value-type="string">
            <text:p>-5,20</text:p>
          </table:table-cell>
        </table:table-row>
        <table:table-row table:style-name="ro1">
          <table:table-cell office:value-type="string">
            <text:p>3201027.Lâmpada</text:p>
          </table:table-cell>
          <table:table-cell office:value-type="string">
            <text:p>-2,45</text:p>
          </table:table-cell>
          <table:table-cell office:value-type="string">
            <text:p>4,61</text:p>
          </table:table-cell>
          <table:table-cell office:value-type="string">
            <text:p>-1,10</text:p>
          </table:table-cell>
          <table:table-cell office:value-type="string">
            <text:p>8,61</text:p>
          </table:table-cell>
          <table:table-cell office:value-type="string">
            <text:p>17,76</text:p>
          </table:table-cell>
          <table:table-cell office:value-type="string">
            <text:p>-2,85</text:p>
          </table:table-cell>
        </table:table-row>
        <table:table-row table:style-name="ro1">
          <table:table-cell office:value-type="string">
            <text:p>3201065.Forno de micro-ondas</text:p>
          </table:table-cell>
          <table:table-cell office:value-type="string">
            <text:p>-4,22</text:p>
          </table:table-cell>
          <table:table-cell office:value-type="string">
            <text:p>-10,30</text:p>
          </table:table-cell>
          <table:table-cell office:value-type="string">
            <text:p>-2,28</text:p>
          </table:table-cell>
          <table:table-cell office:value-type="string">
            <text:p>-3,06</text:p>
          </table:table-cell>
          <table:table-cell office:value-type="string">
            <text:p>-5,03</text:p>
          </table:table-cell>
          <table:table-cell office:value-type="string">
            <text:p>5,23</text:p>
          </table:table-cell>
        </table:table-row>
        <table:table-row table:style-name="ro1">
          <table:table-cell office:value-type="string">
            <text:p>3202.TV, som e informática</text:p>
          </table:table-cell>
          <table:table-cell office:value-type="string">
            <text:p>-12,07</text:p>
          </table:table-cell>
          <table:table-cell office:value-type="string">
            <text:p>-8,83</text:p>
          </table:table-cell>
          <table:table-cell office:value-type="string">
            <text:p>-7,72</text:p>
          </table:table-cell>
          <table:table-cell office:value-type="string">
            <text:p>0,28</text:p>
          </table:table-cell>
          <table:table-cell office:value-type="string">
            <text:p>-12,25</text:p>
          </table:table-cell>
          <table:table-cell office:value-type="string">
            <text:p>-11,26</text:p>
          </table:table-cell>
        </table:table-row>
        <table:table-row table:style-name="ro1">
          <table:table-cell office:value-type="string">
            <text:p>3202001.Televisor</text:p>
          </table:table-cell>
          <table:table-cell office:value-type="string">
            <text:p>-19,27</text:p>
          </table:table-cell>
          <table:table-cell office:value-type="string">
            <text:p>-9,32</text:p>
          </table:table-cell>
          <table:table-cell office:value-type="string">
            <text:p>-8,30</text:p>
          </table:table-cell>
          <table:table-cell office:value-type="string">
            <text:p>1,78</text:p>
          </table:table-cell>
          <table:table-cell office:value-type="string">
            <text:p>-22,24</text:p>
          </table:table-cell>
          <table:table-cell office:value-type="string">
            <text:p>-17,66</text:p>
          </table:table-cell>
        </table:table-row>
        <table:table-row table:style-name="ro1">
          <table:table-cell office:value-type="string">
            <text:p>3202003.Aparelho de som</text:p>
          </table:table-cell>
          <table:table-cell office:value-type="string">
            <text:p>-1,05</text:p>
          </table:table-cell>
          <table:table-cell office:value-type="string">
            <text:p>0,00</text:p>
          </table:table-cell>
          <table:table-cell office:value-type="string">
            <text:p>-5,10</text:p>
          </table:table-cell>
          <table:table-cell office:value-type="string">
            <text:p>3,32</text:p>
          </table:table-cell>
          <table:table-cell office:value-type="string">
            <text:p>-3,39</text:p>
          </table:table-cell>
          <table:table-cell office:value-type="string">
            <text:p>-7,79</text:p>
          </table:table-cell>
        </table:table-row>
        <table:table-row table:style-name="ro1">
          <table:table-cell office:value-type="string">
            <text:p>3202005.Aparelho de DVD</text:p>
          </table:table-cell>
          <table:table-cell office:value-type="string">
            <text:p>-19,03</text:p>
          </table:table-cell>
          <table:table-cell office:value-type="string">
            <text:p>-16,78</text:p>
          </table:table-cell>
          <table:table-cell office:value-type="string">
            <text:p>-5,98</text:p>
          </table:table-cell>
          <table:table-cell office:value-type="string">
            <text:p>3,82</text:p>
          </table:table-cell>
          <table:table-cell office:value-type="string">
            <text:p>-10,91</text:p>
          </table:table-cell>
          <table:table-cell office:value-type="string">
            <text:p>-13,33</text:p>
          </table:table-cell>
        </table:table-row>
        <table:table-row table:style-name="ro1">
          <table:table-cell office:value-type="string">
            <text:p>3202028.Microcomputador</text:p>
          </table:table-cell>
          <table:table-cell office:value-type="string">
            <text:p>-10,88</text:p>
          </table:table-cell>
          <table:table-cell office:value-type="string">
            <text:p>-14,11</text:p>
          </table:table-cell>
          <table:table-cell office:value-type="string">
            <text:p>-10,35</text:p>
          </table:table-cell>
          <table:table-cell office:value-type="string">
            <text:p>-5,44</text:p>
          </table:table-cell>
          <table:table-cell office:value-type="string">
            <text:p>-12,87</text:p>
          </table:table-cell>
          <table:table-cell office:value-type="string">
            <text:p>-9,30</text:p>
          </table:table-cell>
        </table:table-row>
        <table:table-row table:style-name="ro1">
          <table:table-cell office:value-type="string">
            <text:p>33.Consertos e manutenção</text:p>
          </table:table-cell>
          <table:table-cell office:value-type="string">
            <text:p>1,99</text:p>
          </table:table-cell>
          <table:table-cell office:value-type="string">
            <text:p>-4,56</text:p>
          </table:table-cell>
          <table:table-cell office:value-type="string">
            <text:p>6,01</text:p>
          </table:table-cell>
          <table:table-cell office:value-type="string">
            <text:p>4,54</text:p>
          </table:table-cell>
          <table:table-cell office:value-type="string">
            <text:p>6,36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3301.Consertos e manutenção</text:p>
          </table:table-cell>
          <table:table-cell office:value-type="string">
            <text:p>1,99</text:p>
          </table:table-cell>
          <table:table-cell office:value-type="string">
            <text:p>-4,56</text:p>
          </table:table-cell>
          <table:table-cell office:value-type="string">
            <text:p>6,01</text:p>
          </table:table-cell>
          <table:table-cell office:value-type="string">
            <text:p>4,54</text:p>
          </table:table-cell>
          <table:table-cell office:value-type="string">
            <text:p>6,36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3301002.Conserto de refrigerador e freezer</text:p>
          </table:table-cell>
          <table:table-cell office:value-type="string">
            <text:p>2,10</text:p>
          </table:table-cell>
          <table:table-cell office:value-type="string">
            <text:p>-7,55</text:p>
          </table:table-cell>
          <table:table-cell office:value-type="string">
            <text:p>3,94</text:p>
          </table:table-cell>
          <table:table-cell office:value-type="string">
            <text:p>-1,36</text:p>
          </table:table-cell>
          <table:table-cell office:value-type="string">
            <text:p>5,31</text:p>
          </table:table-cell>
          <table:table-cell office:value-type="string">
            <text:p>8,85</text:p>
          </table:table-cell>
        </table:table-row>
        <table:table-row table:style-name="ro1">
          <table:table-cell office:value-type="string">
            <text:p>3301006.Conserto de televisor</text:p>
          </table:table-cell>
          <table:table-cell office:value-type="string">
            <text:p>-0,37</text:p>
          </table:table-cell>
          <table:table-cell office:value-type="string">
            <text:p>-2,92</text:p>
          </table:table-cell>
          <table:table-cell office:value-type="string">
            <text:p>0,93</text:p>
          </table:table-cell>
          <table:table-cell office:value-type="string">
            <text:p>3,76</text:p>
          </table:table-cell>
          <table:table-cell office:value-type="string">
            <text:p>0,25</text:p>
          </table:table-cell>
          <table:table-cell office:value-type="string">
            <text:p>9,61</text:p>
          </table:table-cell>
        </table:table-row>
        <table:table-row table:style-name="ro1">
          <table:table-cell office:value-type="string">
            <text:p>3301009.Conserto de aparelho de som</text:p>
          </table:table-cell>
          <table:table-cell office:value-type="string">
            <text:p>0,85</text:p>
          </table:table-cell>
          <table:table-cell office:value-type="string">
            <text:p>-4,07</text:p>
          </table:table-cell>
          <table:table-cell office:value-type="string">
            <text:p>2,52</text:p>
          </table:table-cell>
          <table:table-cell office:value-type="string">
            <text:p>4,72</text:p>
          </table:table-cell>
          <table:table-cell office:value-type="string">
            <text:p>-3,78</text:p>
          </table:table-cell>
          <table:table-cell office:value-type="string">
            <text:p>0,88</text:p>
          </table:table-cell>
        </table:table-row>
        <table:table-row table:style-name="ro1">
          <table:table-cell office:value-type="string">
            <text:p>3301015.Conserto de máquina de lavar/secar roupa</text:p>
          </table:table-cell>
          <table:table-cell office:value-type="string">
            <text:p>0,47</text:p>
          </table:table-cell>
          <table:table-cell office:value-type="string">
            <text:p>-4,68</text:p>
          </table:table-cell>
          <table:table-cell office:value-type="string">
            <text:p>5,45</text:p>
          </table:table-cell>
          <table:table-cell office:value-type="string">
            <text:p>7,48</text:p>
          </table:table-cell>
          <table:table-cell office:value-type="string">
            <text:p>7,30</text:p>
          </table:table-cell>
          <table:table-cell office:value-type="string">
            <text:p>4,17</text:p>
          </table:table-cell>
        </table:table-row>
        <table:table-row table:style-name="ro1">
          <table:table-cell office:value-type="string">
            <text:p>3301022.Reforma de estofado</text:p>
          </table:table-cell>
          <table:table-cell office:value-type="string">
            <text:p>1,04</text:p>
          </table:table-cell>
          <table:table-cell office:value-type="string">
            <text:p>-2,04</text:p>
          </table:table-cell>
          <table:table-cell office:value-type="string">
            <text:p>13,40</text:p>
          </table:table-cell>
          <table:table-cell office:value-type="string">
            <text:p>5,47</text:p>
          </table:table-cell>
          <table:table-cell office:value-type="string">
            <text:p>12,00</text:p>
          </table:table-cell>
          <table:table-cell office:value-type="string">
            <text:p>-3,27</text:p>
          </table:table-cell>
        </table:table-row>
        <table:table-row table:style-name="ro1">
          <table:table-cell office:value-type="string">
            <text:p>3301023.Conserto de bomba d'água</text:p>
          </table:table-cell>
          <table:table-cell office:value-type="string">
            <text:p>4,39</text:p>
          </table:table-cell>
          <table:table-cell office:value-type="string">
            <text:p>-8,95</text:p>
          </table:table-cell>
          <table:table-cell office:value-type="string">
            <text:p>7,32</text:p>
          </table:table-cell>
          <table:table-cell office:value-type="string">
            <text:p>6,19</text:p>
          </table:table-cell>
          <table:table-cell office:value-type="string">
            <text:p>11,61</text:p>
          </table:table-cell>
          <table:table-cell office:value-type="string">
            <text:p>5,61</text:p>
          </table:table-cell>
        </table:table-row>
        <table:table-row table:style-name="ro1">
          <table:table-cell office:value-type="string">
            <text:p>4.Vestuário</text:p>
          </table:table-cell>
          <table:table-cell office:value-type="string">
            <text:p>5,07</text:p>
          </table:table-cell>
          <table:table-cell office:value-type="string">
            <text:p>3,78</text:p>
          </table:table-cell>
          <table:table-cell office:value-type="string">
            <text:p>7,31</text:p>
          </table:table-cell>
          <table:table-cell office:value-type="string">
            <text:p>6,11</text:p>
          </table:table-cell>
          <table:table-cell office:value-type="string">
            <text:p>7,52</text:p>
          </table:table-cell>
          <table:table-cell office:value-type="string">
            <text:p>8,27</text:p>
          </table:table-cell>
        </table:table-row>
        <table:table-row table:style-name="ro1">
          <table:table-cell office:value-type="string">
            <text:p>41.Roupas</text:p>
          </table:table-cell>
          <table:table-cell office:value-type="string">
            <text:p>5,74</text:p>
          </table:table-cell>
          <table:table-cell office:value-type="string">
            <text:p>2,84</text:p>
          </table:table-cell>
          <table:table-cell office:value-type="string">
            <text:p>7,49</text:p>
          </table:table-cell>
          <table:table-cell office:value-type="string">
            <text:p>5,65</text:p>
          </table:table-cell>
          <table:table-cell office:value-type="string">
            <text:p>6,95</text:p>
          </table:table-cell>
          <table:table-cell office:value-type="string">
            <text:p>8,33</text:p>
          </table:table-cell>
        </table:table-row>
        <table:table-row table:style-name="ro1">
          <table:table-cell office:value-type="string">
            <text:p>4101.Roupa masculina</text:p>
          </table:table-cell>
          <table:table-cell office:value-type="string">
            <text:p>4,74</text:p>
          </table:table-cell>
          <table:table-cell office:value-type="string">
            <text:p>3,98</text:p>
          </table:table-cell>
          <table:table-cell office:value-type="string">
            <text:p>4,38</text:p>
          </table:table-cell>
          <table:table-cell office:value-type="string">
            <text:p>6,38</text:p>
          </table:table-cell>
          <table:table-cell office:value-type="string">
            <text:p>7,82</text:p>
          </table:table-cell>
          <table:table-cell office:value-type="string">
            <text:p>9,28</text:p>
          </table:table-cell>
        </table:table-row>
        <table:table-row table:style-name="ro1">
          <table:table-cell office:value-type="string">
            <text:p>4101002.Calça comprida masculina</text:p>
          </table:table-cell>
          <table:table-cell office:value-type="string">
            <text:p>1,72</text:p>
          </table:table-cell>
          <table:table-cell office:value-type="string">
            <text:p>4,99</text:p>
          </table:table-cell>
          <table:table-cell office:value-type="string">
            <text:p>4,62</text:p>
          </table:table-cell>
          <table:table-cell office:value-type="string">
            <text:p>5,35</text:p>
          </table:table-cell>
          <table:table-cell office:value-type="string">
            <text:p>7,76</text:p>
          </table:table-cell>
          <table:table-cell office:value-type="string">
            <text:p>10,82</text:p>
          </table:table-cell>
        </table:table-row>
        <table:table-row table:style-name="ro1">
          <table:table-cell office:value-type="string">
            <text:p>4101004.Terno</text:p>
          </table:table-cell>
          <table:table-cell office:value-type="string">
            <text:p>-0,83</text:p>
          </table:table-cell>
          <table:table-cell office:value-type="string">
            <text:p>2,25</text:p>
          </table:table-cell>
          <table:table-cell office:value-type="string">
            <text:p>-3,66</text:p>
          </table:table-cell>
          <table:table-cell office:value-type="string">
            <text:p>5,39</text:p>
          </table:table-cell>
          <table:table-cell office:value-type="string">
            <text:p>7,97</text:p>
          </table:table-cell>
          <table:table-cell office:value-type="string">
            <text:p>1,95</text:p>
          </table:table-cell>
        </table:table-row>
        <table:table-row table:style-name="ro1">
          <table:table-cell office:value-type="string">
            <text:p>4101005.Agasalho masculino</text:p>
          </table:table-cell>
          <table:table-cell office:value-type="string">
            <text:p>10,92</text:p>
          </table:table-cell>
          <table:table-cell office:value-type="string">
            <text:p>3,65</text:p>
          </table:table-cell>
          <table:table-cell office:value-type="string">
            <text:p>5,15</text:p>
          </table:table-cell>
          <table:table-cell office:value-type="string">
            <text:p>6,12</text:p>
          </table:table-cell>
          <table:table-cell office:value-type="string">
            <text:p>7,55</text:p>
          </table:table-cell>
          <table:table-cell office:value-type="string">
            <text:p>4,14</text:p>
          </table:table-cell>
        </table:table-row>
        <table:table-row table:style-name="ro1">
          <table:table-cell office:value-type="string">
            <text:p>4101006.Short e bermuda masculina</text:p>
          </table:table-cell>
          <table:table-cell office:value-type="string">
            <text:p>4,16</text:p>
          </table:table-cell>
          <table:table-cell office:value-type="string">
            <text:p>6,16</text:p>
          </table:table-cell>
          <table:table-cell office:value-type="string">
            <text:p>2,93</text:p>
          </table:table-cell>
          <table:table-cell office:value-type="string">
            <text:p>10,39</text:p>
          </table:table-cell>
          <table:table-cell office:value-type="string">
            <text:p>9,91</text:p>
          </table:table-cell>
          <table:table-cell office:value-type="string">
            <text:p>11,16</text:p>
          </table:table-cell>
        </table:table-row>
        <table:table-row table:style-name="ro1">
          <table:table-cell office:value-type="string">
            <text:p>4101008.Cueca</text:p>
          </table:table-cell>
          <table:table-cell office:value-type="string">
            <text:p>4,09</text:p>
          </table:table-cell>
          <table:table-cell office:value-type="string">
            <text:p>3,47</text:p>
          </table:table-cell>
          <table:table-cell office:value-type="string">
            <text:p>4,74</text:p>
          </table:table-cell>
          <table:table-cell office:value-type="string">
            <text:p>0,52</text:p>
          </table:table-cell>
          <table:table-cell office:value-type="string">
            <text:p>7,73</text:p>
          </table:table-cell>
          <table:table-cell office:value-type="string">
            <text:p>10,81</text:p>
          </table:table-cell>
        </table:table-row>
        <table:table-row table:style-name="ro1">
          <table:table-cell office:value-type="string">
            <text:p>4101009.Camisa / camiseta masculina</text:p>
          </table:table-cell>
          <table:table-cell office:value-type="string">
            <text:p>5,63</text:p>
          </table:table-cell>
          <table:table-cell office:value-type="string">
            <text:p>2,84</text:p>
          </table:table-cell>
          <table:table-cell office:value-type="string">
            <text:p>5,43</text:p>
          </table:table-cell>
          <table:table-cell office:value-type="string">
            <text:p>6,16</text:p>
          </table:table-cell>
          <table:table-cell office:value-type="string">
            <text:p>7,23</text:p>
          </table:table-cell>
          <table:table-cell office:value-type="string">
            <text:p>8,78</text:p>
          </table:table-cell>
        </table:table-row>
        <table:table-row table:style-name="ro1">
          <table:table-cell office:value-type="string">
            <text:p>4102.Roupa feminina</text:p>
          </table:table-cell>
          <table:table-cell office:value-type="string">
            <text:p>6,98</text:p>
          </table:table-cell>
          <table:table-cell office:value-type="string">
            <text:p>1,62</text:p>
          </table:table-cell>
          <table:table-cell office:value-type="string">
            <text:p>10,14</text:p>
          </table:table-cell>
          <table:table-cell office:value-type="string">
            <text:p>5,04</text:p>
          </table:table-cell>
          <table:table-cell office:value-type="string">
            <text:p>7,26</text:p>
          </table:table-cell>
          <table:table-cell office:value-type="string">
            <text:p>6,96</text:p>
          </table:table-cell>
        </table:table-row>
        <table:table-row table:style-name="ro1">
          <table:table-cell office:value-type="string">
            <text:p>4102002.Calça comprida feminina</text:p>
          </table:table-cell>
          <table:table-cell office:value-type="string">
            <text:p>5,65</text:p>
          </table:table-cell>
          <table:table-cell office:value-type="string">
            <text:p>1,37</text:p>
          </table:table-cell>
          <table:table-cell office:value-type="string">
            <text:p>6,97</text:p>
          </table:table-cell>
          <table:table-cell office:value-type="string">
            <text:p>4,65</text:p>
          </table:table-cell>
          <table:table-cell office:value-type="string">
            <text:p>6,00</text:p>
          </table:table-cell>
          <table:table-cell office:value-type="string">
            <text:p>8,02</text:p>
          </table:table-cell>
        </table:table-row>
        <table:table-row table:style-name="ro1">
          <table:table-cell office:value-type="string">
            <text:p>4102003.Agasalho feminino</text:p>
          </table:table-cell>
          <table:table-cell office:value-type="string">
            <text:p>17,29</text:p>
          </table:table-cell>
          <table:table-cell office:value-type="string">
            <text:p>7,07</text:p>
          </table:table-cell>
          <table:table-cell office:value-type="string">
            <text:p>8,04</text:p>
          </table:table-cell>
          <table:table-cell office:value-type="string">
            <text:p>3,06</text:p>
          </table:table-cell>
          <table:table-cell office:value-type="string">
            <text:p>14,34</text:p>
          </table:table-cell>
          <table:table-cell office:value-type="string">
            <text:p>5,39</text:p>
          </table:table-cell>
        </table:table-row>
        <table:table-row table:style-name="ro1">
          <table:table-cell office:value-type="string">
            <text:p>4102004.Saia</text:p>
          </table:table-cell>
          <table:table-cell office:value-type="string">
            <text:p>6,58</text:p>
          </table:table-cell>
          <table:table-cell office:value-type="string">
            <text:p>0,99</text:p>
          </table:table-cell>
          <table:table-cell office:value-type="string">
            <text:p>3,31</text:p>
          </table:table-cell>
          <table:table-cell office:value-type="string">
            <text:p>7,21</text:p>
          </table:table-cell>
          <table:table-cell office:value-type="string">
            <text:p>7,32</text:p>
          </table:table-cell>
          <table:table-cell office:value-type="string">
            <text:p>6,28</text:p>
          </table:table-cell>
        </table:table-row>
        <table:table-row table:style-name="ro1">
          <table:table-cell office:value-type="string">
            <text:p>4102005.Vestido</text:p>
          </table:table-cell>
          <table:table-cell office:value-type="string">
            <text:p>10,20</text:p>
          </table:table-cell>
          <table:table-cell office:value-type="string">
            <text:p>-0,62</text:p>
          </table:table-cell>
          <table:table-cell office:value-type="string">
            <text:p>11,97</text:p>
          </table:table-cell>
          <table:table-cell office:value-type="string">
            <text:p>6,08</text:p>
          </table:table-cell>
          <table:table-cell office:value-type="string">
            <text:p>8,26</text:p>
          </table:table-cell>
          <table:table-cell office:value-type="string">
            <text:p>5,50</text:p>
          </table:table-cell>
        </table:table-row>
        <table:table-row table:style-name="ro1">
          <table:table-cell office:value-type="string">
            <text:p>4102008.Blusa</text:p>
          </table:table-cell>
          <table:table-cell office:value-type="string">
            <text:p>7,52</text:p>
          </table:table-cell>
          <table:table-cell office:value-type="string">
            <text:p>2,39</text:p>
          </table:table-cell>
          <table:table-cell office:value-type="string">
            <text:p>15,39</text:p>
          </table:table-cell>
          <table:table-cell office:value-type="string">
            <text:p>5,83</text:p>
          </table:table-cell>
          <table:table-cell office:value-type="string">
            <text:p>8,18</text:p>
          </table:table-cell>
          <table:table-cell office:value-type="string">
            <text:p>6,36</text:p>
          </table:table-cell>
        </table:table-row>
        <table:table-row table:style-name="ro1">
          <table:table-cell office:value-type="string">
            <text:p>4102010.Lingerie</text:p>
          </table:table-cell>
          <table:table-cell office:value-type="string">
            <text:p>2,48</text:p>
          </table:table-cell>
          <table:table-cell office:value-type="string">
            <text:p>1,88</text:p>
          </table:table-cell>
          <table:table-cell office:value-type="string">
            <text:p>3,36</text:p>
          </table:table-cell>
          <table:table-cell office:value-type="string">
            <text:p>0,05</text:p>
          </table:table-cell>
          <table:table-cell office:value-type="string">
            <text:p>3,51</text:p>
          </table:table-cell>
          <table:table-cell office:value-type="string">
            <text:p>8,81</text:p>
          </table:table-cell>
        </table:table-row>
        <table:table-row table:style-name="ro1">
          <table:table-cell office:value-type="string">
            <text:p>4102012.Roupa de banho feminina</text:p>
          </table:table-cell>
          <table:table-cell office:value-type="string">
            <text:p>3,78</text:p>
          </table:table-cell>
          <table:table-cell office:value-type="string">
            <text:p>2,01</text:p>
          </table:table-cell>
          <table:table-cell office:value-type="string">
            <text:p>8,73</text:p>
          </table:table-cell>
          <table:table-cell office:value-type="string">
            <text:p>0,49</text:p>
          </table:table-cell>
          <table:table-cell office:value-type="string">
            <text:p>4,36</text:p>
          </table:table-cell>
          <table:table-cell office:value-type="string">
            <text:p>10,13</text:p>
          </table:table-cell>
        </table:table-row>
        <table:table-row table:style-name="ro1">
          <table:table-cell office:value-type="string">
            <text:p>4102013.Bermuda e short feminino</text:p>
          </table:table-cell>
          <table:table-cell office:value-type="string">
            <text:p>5,32</text:p>
          </table:table-cell>
          <table:table-cell office:value-type="string">
            <text:p>-1,12</text:p>
          </table:table-cell>
          <table:table-cell office:value-type="string">
            <text:p>5,49</text:p>
          </table:table-cell>
          <table:table-cell office:value-type="string">
            <text:p>4,95</text:p>
          </table:table-cell>
          <table:table-cell office:value-type="string">
            <text:p>8,87</text:p>
          </table:table-cell>
          <table:table-cell office:value-type="string">
            <text:p>10,07</text:p>
          </table:table-cell>
        </table:table-row>
        <table:table-row table:style-name="ro1">
          <table:table-cell office:value-type="string">
            <text:p>4103.Roupa infantil</text:p>
          </table:table-cell>
          <table:table-cell office:value-type="string">
            <text:p>5,06</text:p>
          </table:table-cell>
          <table:table-cell office:value-type="string">
            <text:p>3,37</text:p>
          </table:table-cell>
          <table:table-cell office:value-type="string">
            <text:p>7,47</text:p>
          </table:table-cell>
          <table:table-cell office:value-type="string">
            <text:p>5,68</text:p>
          </table:table-cell>
          <table:table-cell office:value-type="string">
            <text:p>4,94</text:p>
          </table:table-cell>
          <table:table-cell office:value-type="string">
            <text:p>9,50</text:p>
          </table:table-cell>
        </table:table-row>
        <table:table-row table:style-name="ro1">
          <table:table-cell office:value-type="string">
            <text:p>4103001.Uniforme</text:p>
          </table:table-cell>
          <table:table-cell office:value-type="string">
            <text:p>6,29</text:p>
          </table:table-cell>
          <table:table-cell office:value-type="string">
            <text:p>5,97</text:p>
          </table:table-cell>
          <table:table-cell office:value-type="string">
            <text:p>6,71</text:p>
          </table:table-cell>
          <table:table-cell office:value-type="string">
            <text:p>4,73</text:p>
          </table:table-cell>
          <table:table-cell office:value-type="string">
            <text:p>4,21</text:p>
          </table:table-cell>
          <table:table-cell office:value-type="string">
            <text:p>7,88</text:p>
          </table:table-cell>
        </table:table-row>
        <table:table-row table:style-name="ro1">
          <table:table-cell office:value-type="string">
            <text:p>4103002.Calça comprida infantil</text:p>
          </table:table-cell>
          <table:table-cell office:value-type="string">
            <text:p>2,93</text:p>
          </table:table-cell>
          <table:table-cell office:value-type="string">
            <text:p>3,73</text:p>
          </table:table-cell>
          <table:table-cell office:value-type="string">
            <text:p>8,12</text:p>
          </table:table-cell>
          <table:table-cell office:value-type="string">
            <text:p>3,12</text:p>
          </table:table-cell>
          <table:table-cell office:value-type="string">
            <text:p>6,42</text:p>
          </table:table-cell>
          <table:table-cell office:value-type="string">
            <text:p>11,85</text:p>
          </table:table-cell>
        </table:table-row>
        <table:table-row table:style-name="ro1">
          <table:table-cell office:value-type="string">
            <text:p>4103005.Agasalho infantil</text:p>
          </table:table-cell>
          <table:table-cell office:value-type="string">
            <text:p>11,73</text:p>
          </table:table-cell>
          <table:table-cell office:value-type="string">
            <text:p>4,08</text:p>
          </table:table-cell>
          <table:table-cell office:value-type="string">
            <text:p>18,15</text:p>
          </table:table-cell>
          <table:table-cell office:value-type="string">
            <text:p>13,99</text:p>
          </table:table-cell>
          <table:table-cell office:value-type="string">
            <text:p>-0,93</text:p>
          </table:table-cell>
          <table:table-cell office:value-type="string">
            <text:p>4,84</text:p>
          </table:table-cell>
        </table:table-row>
        <table:table-row table:style-name="ro1">
          <table:table-cell office:value-type="string">
            <text:p>4103007.Vestido infantil</text:p>
          </table:table-cell>
          <table:table-cell office:value-type="string">
            <text:p>6,25</text:p>
          </table:table-cell>
          <table:table-cell office:value-type="string">
            <text:p>2,12</text:p>
          </table:table-cell>
          <table:table-cell office:value-type="string">
            <text:p>10,96</text:p>
          </table:table-cell>
          <table:table-cell office:value-type="string">
            <text:p>6,81</text:p>
          </table:table-cell>
          <table:table-cell office:value-type="string">
            <text:p>10,34</text:p>
          </table:table-cell>
          <table:table-cell office:value-type="string">
            <text:p>17,32</text:p>
          </table:table-cell>
        </table:table-row>
        <table:table-row table:style-name="ro1">
          <table:table-cell office:value-type="string">
            <text:p>4103008.Bermuda e short infantil</text:p>
          </table:table-cell>
          <table:table-cell office:value-type="string">
            <text:p>-0,36</text:p>
          </table:table-cell>
          <table:table-cell office:value-type="string">
            <text:p>5,53</text:p>
          </table:table-cell>
          <table:table-cell office:value-type="string">
            <text:p>5,30</text:p>
          </table:table-cell>
          <table:table-cell office:value-type="string">
            <text:p>5,26</text:p>
          </table:table-cell>
          <table:table-cell office:value-type="string">
            <text:p>10,15</text:p>
          </table:table-cell>
          <table:table-cell office:value-type="string">
            <text:p>9,24</text:p>
          </table:table-cell>
        </table:table-row>
        <table:table-row table:style-name="ro1">
          <table:table-cell office:value-type="string">
            <text:p>4103011.Camisa / camiseta infantil</text:p>
          </table:table-cell>
          <table:table-cell office:value-type="string">
            <text:p>4,29</text:p>
          </table:table-cell>
          <table:table-cell office:value-type="string">
            <text:p>6,48</text:p>
          </table:table-cell>
          <table:table-cell office:value-type="string">
            <text:p>10,40</text:p>
          </table:table-cell>
          <table:table-cell office:value-type="string">
            <text:p>4,51</text:p>
          </table:table-cell>
          <table:table-cell office:value-type="string">
            <text:p>6,44</text:p>
          </table:table-cell>
          <table:table-cell office:value-type="string">
            <text:p>11,70</text:p>
          </table:table-cell>
        </table:table-row>
        <table:table-row table:style-name="ro1">
          <table:table-cell office:value-type="string">
            <text:p>4103017.Fralda</text:p>
          </table:table-cell>
          <table:table-cell office:value-type="string">
            <text:p>1,10</text:p>
          </table:table-cell>
          <table:table-cell office:value-type="string">
            <text:p>-2,62</text:p>
          </table:table-cell>
          <table:table-cell office:value-type="string">
            <text:p>2,95</text:p>
          </table:table-cell>
          <table:table-cell office:value-type="string">
            <text:p>6,36</text:p>
          </table:table-cell>
          <table:table-cell office:value-type="string">
            <text:p>0,56</text:p>
          </table:table-cell>
          <table:table-cell office:value-type="string">
            <text:p>5,05</text:p>
          </table:table-cell>
        </table:table-row>
        <table:table-row table:style-name="ro1">
          <table:table-cell office:value-type="string">
            <text:p>4103031.Conjunto infantil</text:p>
          </table:table-cell>
          <table:table-cell office:value-type="string">
            <text:p>6,64</text:p>
          </table:table-cell>
          <table:table-cell office:value-type="string">
            <text:p>1,12</text:p>
          </table:table-cell>
          <table:table-cell office:value-type="string">
            <text:p>0,54</text:p>
          </table:table-cell>
          <table:table-cell office:value-type="string">
            <text:p>12,68</text:p>
          </table:table-cell>
          <table:table-cell office:value-type="string">
            <text:p>5,75</text:p>
          </table:table-cell>
          <table:table-cell office:value-type="string">
            <text:p>8,74</text:p>
          </table:table-cell>
        </table:table-row>
        <table:table-row table:style-name="ro1">
          <table:table-cell office:value-type="string">
            <text:p>42.Calçados e acessórios</text:p>
          </table:table-cell>
          <table:table-cell office:value-type="string">
            <text:p>4,98</text:p>
          </table:table-cell>
          <table:table-cell office:value-type="string">
            <text:p>6,55</text:p>
          </table:table-cell>
          <table:table-cell office:value-type="string">
            <text:p>6,87</text:p>
          </table:table-cell>
          <table:table-cell office:value-type="string">
            <text:p>6,65</text:p>
          </table:table-cell>
          <table:table-cell office:value-type="string">
            <text:p>8,08</text:p>
          </table:table-cell>
          <table:table-cell office:value-type="string">
            <text:p>8,04</text:p>
          </table:table-cell>
        </table:table-row>
        <table:table-row table:style-name="ro1">
          <table:table-cell office:value-type="string">
            <text:p>4201.Calçados e acessórios</text:p>
          </table:table-cell>
          <table:table-cell office:value-type="string">
            <text:p>4,98</text:p>
          </table:table-cell>
          <table:table-cell office:value-type="string">
            <text:p>6,55</text:p>
          </table:table-cell>
          <table:table-cell office:value-type="string">
            <text:p>6,87</text:p>
          </table:table-cell>
          <table:table-cell office:value-type="string">
            <text:p>6,65</text:p>
          </table:table-cell>
          <table:table-cell office:value-type="string">
            <text:p>8,08</text:p>
          </table:table-cell>
          <table:table-cell office:value-type="string">
            <text:p>8,04</text:p>
          </table:table-cell>
        </table:table-row>
        <table:table-row table:style-name="ro1">
          <table:table-cell office:value-type="string">
            <text:p>4201002.Sapato masculino</text:p>
          </table:table-cell>
          <table:table-cell office:value-type="string">
            <text:p>4,39</text:p>
          </table:table-cell>
          <table:table-cell office:value-type="string">
            <text:p>2,59</text:p>
          </table:table-cell>
          <table:table-cell office:value-type="string">
            <text:p>3,82</text:p>
          </table:table-cell>
          <table:table-cell office:value-type="string">
            <text:p>3,07</text:p>
          </table:table-cell>
          <table:table-cell office:value-type="string">
            <text:p>4,89</text:p>
          </table:table-cell>
          <table:table-cell office:value-type="string">
            <text:p>5,64</text:p>
          </table:table-cell>
        </table:table-row>
        <table:table-row table:style-name="ro1">
          <table:table-cell office:value-type="string">
            <text:p>4201003.Sapato feminino</text:p>
          </table:table-cell>
          <table:table-cell office:value-type="string">
            <text:p>5,04</text:p>
          </table:table-cell>
          <table:table-cell office:value-type="string">
            <text:p>8,28</text:p>
          </table:table-cell>
          <table:table-cell office:value-type="string">
            <text:p>8,53</text:p>
          </table:table-cell>
          <table:table-cell office:value-type="string">
            <text:p>7,26</text:p>
          </table:table-cell>
          <table:table-cell office:value-type="string">
            <text:p>6,74</text:p>
          </table:table-cell>
          <table:table-cell office:value-type="string">
            <text:p>15,25</text:p>
          </table:table-cell>
        </table:table-row>
        <table:table-row table:style-name="ro1">
          <table:table-cell office:value-type="string">
            <text:p>4201004.Sapato infantil</text:p>
          </table:table-cell>
          <table:table-cell office:value-type="string">
            <text:p>8,09</text:p>
          </table:table-cell>
          <table:table-cell office:value-type="string">
            <text:p>-0,73</text:p>
          </table:table-cell>
          <table:table-cell office:value-type="string">
            <text:p>10,12</text:p>
          </table:table-cell>
          <table:table-cell office:value-type="string">
            <text:p>2,08</text:p>
          </table:table-cell>
          <table:table-cell office:value-type="string">
            <text:p>6,50</text:p>
          </table:table-cell>
          <table:table-cell office:value-type="string">
            <text:p>11,88</text:p>
          </table:table-cell>
        </table:table-row>
        <table:table-row table:style-name="ro1">
          <table:table-cell office:value-type="string">
            <text:p>4201006.Sandália / chinelo masculino</text:p>
          </table:table-cell>
          <table:table-cell office:value-type="string">
            <text:p>6,02</text:p>
          </table:table-cell>
          <table:table-cell office:value-type="string">
            <text:p>1,17</text:p>
          </table:table-cell>
          <table:table-cell office:value-type="string">
            <text:p>10,69</text:p>
          </table:table-cell>
          <table:table-cell office:value-type="string">
            <text:p>5,31</text:p>
          </table:table-cell>
          <table:table-cell office:value-type="string">
            <text:p>12,48</text:p>
          </table:table-cell>
          <table:table-cell office:value-type="string">
            <text:p>6,08</text:p>
          </table:table-cell>
        </table:table-row>
        <table:table-row table:style-name="ro1">
          <table:table-cell office:value-type="string">
            <text:p>4201007.Sandália / chinelo feminino</text:p>
          </table:table-cell>
          <table:table-cell office:value-type="string">
            <text:p>5,37</text:p>
          </table:table-cell>
          <table:table-cell office:value-type="string">
            <text:p>3,51</text:p>
          </table:table-cell>
          <table:table-cell office:value-type="string">
            <text:p>5,84</text:p>
          </table:table-cell>
          <table:table-cell office:value-type="string">
            <text:p>5,51</text:p>
          </table:table-cell>
          <table:table-cell office:value-type="string">
            <text:p>11,07</text:p>
          </table:table-cell>
          <table:table-cell office:value-type="string">
            <text:p>12,73</text:p>
          </table:table-cell>
        </table:table-row>
        <table:table-row table:style-name="ro1">
          <table:table-cell office:value-type="string">
            <text:p>4201008.Sandália / chinelo infantil</text:p>
          </table:table-cell>
          <table:table-cell office:value-type="string">
            <text:p>5,65</text:p>
          </table:table-cell>
          <table:table-cell office:value-type="string">
            <text:p>2,84</text:p>
          </table:table-cell>
          <table:table-cell office:value-type="string">
            <text:p>6,78</text:p>
          </table:table-cell>
          <table:table-cell office:value-type="string">
            <text:p>7,47</text:p>
          </table:table-cell>
          <table:table-cell office:value-type="string">
            <text:p>8,90</text:p>
          </table:table-cell>
          <table:table-cell office:value-type="string">
            <text:p>6,12</text:p>
          </table:table-cell>
        </table:table-row>
        <table:table-row table:style-name="ro1">
          <table:table-cell office:value-type="string">
            <text:p>4201015.Bolsa</text:p>
          </table:table-cell>
          <table:table-cell office:value-type="string">
            <text:p>7,87</text:p>
          </table:table-cell>
          <table:table-cell office:value-type="string">
            <text:p>11,73</text:p>
          </table:table-cell>
          <table:table-cell office:value-type="string">
            <text:p>13,43</text:p>
          </table:table-cell>
          <table:table-cell office:value-type="string">
            <text:p>5,47</text:p>
          </table:table-cell>
          <table:table-cell office:value-type="string">
            <text:p>6,56</text:p>
          </table:table-cell>
          <table:table-cell office:value-type="string">
            <text:p>4,04</text:p>
          </table:table-cell>
        </table:table-row>
        <table:table-row table:style-name="ro1">
          <table:table-cell office:value-type="string">
            <text:p>4201063.Tênis</text:p>
          </table:table-cell>
          <table:table-cell office:value-type="string">
            <text:p>3,74</text:p>
          </table:table-cell>
          <table:table-cell office:value-type="string">
            <text:p>8,71</text:p>
          </table:table-cell>
          <table:table-cell office:value-type="string">
            <text:p>5,94</text:p>
          </table:table-cell>
          <table:table-cell office:value-type="string">
            <text:p>9,18</text:p>
          </table:table-cell>
          <table:table-cell office:value-type="string">
            <text:p>8,49</text:p>
          </table:table-cell>
          <table:table-cell office:value-type="string">
            <text:p>4,59</text:p>
          </table:table-cell>
        </table:table-row>
        <table:table-row table:style-name="ro1">
          <table:table-cell office:value-type="string">
            <text:p>43.Joias e bijuterias</text:p>
          </table:table-cell>
          <table:table-cell office:value-type="string">
            <text:p>0,46</text:p>
          </table:table-cell>
          <table:table-cell office:value-type="string">
            <text:p>2,61</text:p>
          </table:table-cell>
          <table:table-cell office:value-type="string">
            <text:p>8,08</text:p>
          </table:table-cell>
          <table:table-cell office:value-type="string">
            <text:p>11,07</text:p>
          </table:table-cell>
          <table:table-cell office:value-type="string">
            <text:p>13,94</text:p>
          </table:table-cell>
          <table:table-cell office:value-type="string">
            <text:p>9,54</text:p>
          </table:table-cell>
        </table:table-row>
        <table:table-row table:style-name="ro1">
          <table:table-cell office:value-type="string">
            <text:p>4301.Joias e bijuterias</text:p>
          </table:table-cell>
          <table:table-cell office:value-type="string">
            <text:p>0,46</text:p>
          </table:table-cell>
          <table:table-cell office:value-type="string">
            <text:p>2,61</text:p>
          </table:table-cell>
          <table:table-cell office:value-type="string">
            <text:p>8,08</text:p>
          </table:table-cell>
          <table:table-cell office:value-type="string">
            <text:p>11,07</text:p>
          </table:table-cell>
          <table:table-cell office:value-type="string">
            <text:p>13,94</text:p>
          </table:table-cell>
          <table:table-cell office:value-type="string">
            <text:p>9,54</text:p>
          </table:table-cell>
        </table:table-row>
        <table:table-row table:style-name="ro1">
          <table:table-cell office:value-type="string">
            <text:p>4301001.Bijuteria</text:p>
          </table:table-cell>
          <table:table-cell office:value-type="string">
            <text:p>-3,74</text:p>
          </table:table-cell>
          <table:table-cell office:value-type="string">
            <text:p>2,54</text:p>
          </table:table-cell>
          <table:table-cell office:value-type="string">
            <text:p>6,93</text:p>
          </table:table-cell>
          <table:table-cell office:value-type="string">
            <text:p>6,66</text:p>
          </table:table-cell>
          <table:table-cell office:value-type="string">
            <text:p>9,68</text:p>
          </table:table-cell>
          <table:table-cell office:value-type="string">
            <text:p>-0,52</text:p>
          </table:table-cell>
        </table:table-row>
        <table:table-row table:style-name="ro1">
          <table:table-cell office:value-type="string">
            <text:p>4301002.Joia</text:p>
          </table:table-cell>
          <table:table-cell office:value-type="string">
            <text:p>5,39</text:p>
          </table:table-cell>
          <table:table-cell office:value-type="string">
            <text:p>1,06</text:p>
          </table:table-cell>
          <table:table-cell office:value-type="string">
            <text:p>12,52</text:p>
          </table:table-cell>
          <table:table-cell office:value-type="string">
            <text:p>19,83</text:p>
          </table:table-cell>
          <table:table-cell office:value-type="string">
            <text:p>22,94</text:p>
          </table:table-cell>
          <table:table-cell office:value-type="string">
            <text:p>20,77</text:p>
          </table:table-cell>
        </table:table-row>
        <table:table-row table:style-name="ro1">
          <table:table-cell office:value-type="string">
            <text:p>4301004.Relógio de pulso</text:p>
          </table:table-cell>
          <table:table-cell office:value-type="string">
            <text:p>0,86</text:p>
          </table:table-cell>
          <table:table-cell office:value-type="string">
            <text:p>5,62</text:p>
          </table:table-cell>
          <table:table-cell office:value-type="string">
            <text:p>2,74</text:p>
          </table:table-cell>
          <table:table-cell office:value-type="string">
            <text:p>4,25</text:p>
          </table:table-cell>
          <table:table-cell office:value-type="string">
            <text:p>3,86</text:p>
          </table:table-cell>
          <table:table-cell office:value-type="string">
            <text:p>5,08</text:p>
          </table:table-cell>
        </table:table-row>
        <table:table-row table:style-name="ro1">
          <table:table-cell office:value-type="string">
            <text:p>44.Tecidos e armarinho</text:p>
          </table:table-cell>
          <table:table-cell office:value-type="string">
            <text:p>-1,15</text:p>
          </table:table-cell>
          <table:table-cell office:value-type="string">
            <text:p>-1,24</text:p>
          </table:table-cell>
          <table:table-cell office:value-type="string">
            <text:p>4,89</text:p>
          </table:table-cell>
          <table:table-cell office:value-type="string">
            <text:p>2,39</text:p>
          </table:table-cell>
          <table:table-cell office:value-type="string">
            <text:p>2,67</text:p>
          </table:table-cell>
          <table:table-cell office:value-type="string">
            <text:p>5,31</text:p>
          </table:table-cell>
        </table:table-row>
        <table:table-row table:style-name="ro1">
          <table:table-cell office:value-type="string">
            <text:p>4401.Tecidos e armarinho</text:p>
          </table:table-cell>
          <table:table-cell office:value-type="string">
            <text:p>-1,15</text:p>
          </table:table-cell>
          <table:table-cell office:value-type="string">
            <text:p>-1,24</text:p>
          </table:table-cell>
          <table:table-cell office:value-type="string">
            <text:p>4,89</text:p>
          </table:table-cell>
          <table:table-cell office:value-type="string">
            <text:p>2,39</text:p>
          </table:table-cell>
          <table:table-cell office:value-type="string">
            <text:p>2,67</text:p>
          </table:table-cell>
          <table:table-cell office:value-type="string">
            <text:p>5,31</text:p>
          </table:table-cell>
        </table:table-row>
        <table:table-row table:style-name="ro1">
          <table:table-cell office:value-type="string">
            <text:p>4401001.Tecido</text:p>
          </table:table-cell>
          <table:table-cell office:value-type="string">
            <text:p>-1,54</text:p>
          </table:table-cell>
          <table:table-cell office:value-type="string">
            <text:p>-2,20</text:p>
          </table:table-cell>
          <table:table-cell office:value-type="string">
            <text:p>4,48</text:p>
          </table:table-cell>
          <table:table-cell office:value-type="string">
            <text:p>1,95</text:p>
          </table:table-cell>
          <table:table-cell office:value-type="string">
            <text:p>1,90</text:p>
          </table:table-cell>
          <table:table-cell office:value-type="string">
            <text:p>5,34</text:p>
          </table:table-cell>
        </table:table-row>
        <table:table-row table:style-name="ro1">
          <table:table-cell office:value-type="string">
            <text:p>4401002.Artigos de armarinho</text:p>
          </table:table-cell>
          <table:table-cell office:value-type="string">
            <text:p>1,13</text:p>
          </table:table-cell>
          <table:table-cell office:value-type="string">
            <text:p>1,60</text:p>
          </table:table-cell>
          <table:table-cell office:value-type="string">
            <text:p>6,08</text:p>
          </table:table-cell>
          <table:table-cell office:value-type="string">
            <text:p>3,63</text:p>
          </table:table-cell>
          <table:table-cell office:value-type="string">
            <text:p>4,79</text:p>
          </table:table-cell>
          <table:table-cell office:value-type="string">
            <text:p>5,25</text:p>
          </table:table-cell>
        </table:table-row>
        <table:table-row table:style-name="ro1">
          <table:table-cell office:value-type="string">
            <text:p>5.Transportes</text:p>
          </table:table-cell>
          <table:table-cell office:value-type="string">
            <text:p>3,02</text:p>
          </table:table-cell>
          <table:table-cell office:value-type="string">
            <text:p>2,08</text:p>
          </table:table-cell>
          <table:table-cell office:value-type="string">
            <text:p>2,32</text:p>
          </table:table-cell>
          <table:table-cell office:value-type="string">
            <text:p>2,36</text:p>
          </table:table-cell>
          <table:table-cell office:value-type="string">
            <text:p>2,41</text:p>
          </table:table-cell>
          <table:table-cell office:value-type="string">
            <text:p>6,05</text:p>
          </table:table-cell>
        </table:table-row>
        <table:table-row table:style-name="ro1">
          <table:table-cell office:value-type="string">
            <text:p>51.Transportes</text:p>
          </table:table-cell>
          <table:table-cell office:value-type="string">
            <text:p>3,02</text:p>
          </table:table-cell>
          <table:table-cell office:value-type="string">
            <text:p>2,08</text:p>
          </table:table-cell>
          <table:table-cell office:value-type="string">
            <text:p>2,32</text:p>
          </table:table-cell>
          <table:table-cell office:value-type="string">
            <text:p>2,36</text:p>
          </table:table-cell>
          <table:table-cell office:value-type="string">
            <text:p>2,41</text:p>
          </table:table-cell>
          <table:table-cell office:value-type="string">
            <text:p>6,05</text:p>
          </table:table-cell>
        </table:table-row>
        <table:table-row table:style-name="ro1">
          <table:table-cell office:value-type="string">
            <text:p>5101.Transporte público</text:p>
          </table:table-cell>
          <table:table-cell office:value-type="string">
            <text:p>6,98</text:p>
          </table:table-cell>
          <table:table-cell office:value-type="string">
            <text:p>4,21</text:p>
          </table:table-cell>
          <table:table-cell office:value-type="string">
            <text:p>4,43</text:p>
          </table:table-cell>
          <table:table-cell office:value-type="string">
            <text:p>6,74</text:p>
          </table:table-cell>
          <table:table-cell office:value-type="string">
            <text:p>5,85</text:p>
          </table:table-cell>
          <table:table-cell office:value-type="string">
            <text:p>10,26</text:p>
          </table:table-cell>
        </table:table-row>
        <table:table-row table:style-name="ro1">
          <table:table-cell office:value-type="string">
            <text:p>5101001.Ônibus urbano</text:p>
          </table:table-cell>
          <table:table-cell office:value-type="string">
            <text:p>8,11</text:p>
          </table:table-cell>
          <table:table-cell office:value-type="string">
            <text:p>4,68</text:p>
          </table:table-cell>
          <table:table-cell office:value-type="string">
            <text:p>3,08</text:p>
          </table:table-cell>
          <table:table-cell office:value-type="string">
            <text:p>5,33</text:p>
          </table:table-cell>
          <table:table-cell office:value-type="string">
            <text:p>7,55</text:p>
          </table:table-cell>
          <table:table-cell office:value-type="string">
            <text:p>8,44</text:p>
          </table:table-cell>
        </table:table-row>
        <table:table-row table:style-name="ro1">
          <table:table-cell office:value-type="string">
            <text:p>5101002.Táxi</text:p>
          </table:table-cell>
          <table:table-cell office:value-type="string">
            <text:p>9,17</text:p>
          </table:table-cell>
          <table:table-cell office:value-type="string">
            <text:p>3,09</text:p>
          </table:table-cell>
          <table:table-cell office:value-type="string">
            <text:p>3,19</text:p>
          </table:table-cell>
          <table:table-cell office:value-type="string">
            <text:p>3,09</text:p>
          </table:table-cell>
          <table:table-cell office:value-type="string">
            <text:p>3,86</text:p>
          </table:table-cell>
          <table:table-cell office:value-type="string">
            <text:p>9,55</text:p>
          </table:table-cell>
        </table:table-row>
        <table:table-row table:style-name="ro1">
          <table:table-cell office:value-type="string">
            <text:p>5101004.Trem</text:p>
          </table:table-cell>
          <table:table-cell office:value-type="string">
            <text:p>6,87</text:p>
          </table:table-cell>
          <table:table-cell office:value-type="string">
            <text:p>2,10</text:p>
          </table:table-cell>
          <table:table-cell office:value-type="string">
            <text:p>5,66</text:p>
          </table:table-cell>
          <table:table-cell office:value-type="string">
            <text:p>6,68</text:p>
          </table:table-cell>
          <table:table-cell office:value-type="string">
            <text:p>2,61</text:p>
          </table:table-cell>
          <table:table-cell office:value-type="string">
            <text:p>8,62</text:p>
          </table:table-cell>
        </table:table-row>
        <table:table-row table:style-name="ro1">
          <table:table-cell office:value-type="string">
            <text:p>5101006.Ônibus intermunicipal</text:p>
          </table:table-cell>
          <table:table-cell office:value-type="string">
            <text:p>8,87</text:p>
          </table:table-cell>
          <table:table-cell office:value-type="string">
            <text:p>4,19</text:p>
          </table:table-cell>
          <table:table-cell office:value-type="string">
            <text:p>5,66</text:p>
          </table:table-cell>
          <table:table-cell office:value-type="string">
            <text:p>6,21</text:p>
          </table:table-cell>
          <table:table-cell office:value-type="string">
            <text:p>4,78</text:p>
          </table:table-cell>
          <table:table-cell office:value-type="string">
            <text:p>5,90</text:p>
          </table:table-cell>
        </table:table-row>
        <table:table-row table:style-name="ro1">
          <table:table-cell office:value-type="string">
            <text:p>5101007.Ônibus interestadual</text:p>
          </table:table-cell>
          <table:table-cell office:value-type="string">
            <text:p>6,14</text:p>
          </table:table-cell>
          <table:table-cell office:value-type="string">
            <text:p>4,63</text:p>
          </table:table-cell>
          <table:table-cell office:value-type="string">
            <text:p>9,35</text:p>
          </table:table-cell>
          <table:table-cell office:value-type="string">
            <text:p>5,49</text:p>
          </table:table-cell>
          <table:table-cell office:value-type="string">
            <text:p>-0,68</text:p>
          </table:table-cell>
          <table:table-cell office:value-type="string">
            <text:p>6,66</text:p>
          </table:table-cell>
        </table:table-row>
        <table:table-row table:style-name="ro1">
          <table:table-cell office:value-type="string">
            <text:p>5101009.Ferry-boat</text:p>
          </table:table-cell>
          <table:table-cell office:value-type="string">
            <text:p>9,89</text:p>
          </table:table-cell>
          <table:table-cell office:value-type="string">
            <text:p>11,30</text:p>
          </table:table-cell>
          <table:table-cell office:value-type="string">
            <text:p>0,00</text:p>
          </table:table-cell>
          <table:table-cell office:value-type="string">
            <text:p>14,86</text:p>
          </table:table-cell>
          <table:table-cell office:value-type="string">
            <text:p>4,41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5101010.Passagem aérea</text:p>
          </table:table-cell>
          <table:table-cell office:value-type="string">
            <text:p>-9,64</text:p>
          </table:table-cell>
          <table:table-cell office:value-type="string">
            <text:p>3,14</text:p>
          </table:table-cell>
          <table:table-cell office:value-type="string">
            <text:p>12,17</text:p>
          </table:table-cell>
          <table:table-cell office:value-type="string">
            <text:p>31,88</text:p>
          </table:table-cell>
          <table:table-cell office:value-type="string">
            <text:p>3,17</text:p>
          </table:table-cell>
          <table:table-cell office:value-type="string">
            <text:p>52,91</text:p>
          </table:table-cell>
        </table:table-row>
        <table:table-row table:style-name="ro1">
          <table:table-cell office:value-type="string">
            <text:p>5101011.Metrô</text:p>
          </table:table-cell>
          <table:table-cell office:value-type="string">
            <text:p>7,94</text:p>
          </table:table-cell>
          <table:table-cell office:value-type="string">
            <text:p>2,06</text:p>
          </table:table-cell>
          <table:table-cell office:value-type="string">
            <text:p>4,36</text:p>
          </table:table-cell>
          <table:table-cell office:value-type="string">
            <text:p>5,63</text:p>
          </table:table-cell>
          <table:table-cell office:value-type="string">
            <text:p>2,79</text:p>
          </table:table-cell>
          <table:table-cell office:value-type="string">
            <text:p>8,76</text:p>
          </table:table-cell>
        </table:table-row>
        <table:table-row table:style-name="ro1">
          <table:table-cell office:value-type="string">
            <text:p>5101022.Barco</text:p>
          </table:table-cell>
          <table:table-cell office:value-type="string">
            <text:p>0,55</text:p>
          </table:table-cell>
          <table:table-cell office:value-type="string">
            <text:p>7,86</text:p>
          </table:table-cell>
          <table:table-cell office:value-type="string">
            <text:p>2,91</text:p>
          </table:table-cell>
          <table:table-cell office:value-type="string">
            <text:p>1,01</text:p>
          </table:table-cell>
          <table:table-cell office:value-type="string">
            <text:p>1,1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5101026.Transporte escolar</text:p>
          </table:table-cell>
          <table:table-cell office:value-type="string">
            <text:p>4,38</text:p>
          </table:table-cell>
          <table:table-cell office:value-type="string">
            <text:p>1,44</text:p>
          </table:table-cell>
          <table:table-cell office:value-type="string">
            <text:p>4,61</text:p>
          </table:table-cell>
          <table:table-cell office:value-type="string">
            <text:p>8,45</text:p>
          </table:table-cell>
          <table:table-cell office:value-type="string">
            <text:p>7,85</text:p>
          </table:table-cell>
          <table:table-cell office:value-type="string">
            <text:p>3,28</text:p>
          </table:table-cell>
        </table:table-row>
        <table:table-row table:style-name="ro1">
          <table:table-cell office:value-type="string">
            <text:p>5102.Veículo próprio</text:p>
          </table:table-cell>
          <table:table-cell office:value-type="string">
            <text:p>0,68</text:p>
          </table:table-cell>
          <table:table-cell office:value-type="string">
            <text:p>1,94</text:p>
          </table:table-cell>
          <table:table-cell office:value-type="string">
            <text:p>1,77</text:p>
          </table:table-cell>
          <table:table-cell office:value-type="string">
            <text:p>-1,06</text:p>
          </table:table-cell>
          <table:table-cell office:value-type="string">
            <text:p>-0,04</text:p>
          </table:table-cell>
          <table:table-cell office:value-type="string">
            <text:p>1,58</text:p>
          </table:table-cell>
        </table:table-row>
        <table:table-row table:style-name="ro1">
          <table:table-cell office:value-type="string">
            <text:p>5102001.Automóvel novo</text:p>
          </table:table-cell>
          <table:table-cell office:value-type="string">
            <text:p>0,93</text:p>
          </table:table-cell>
          <table:table-cell office:value-type="string">
            <text:p>1,74</text:p>
          </table:table-cell>
          <table:table-cell office:value-type="string">
            <text:p>-2,25</text:p>
          </table:table-cell>
          <table:table-cell office:value-type="string">
            <text:p>-3,62</text:p>
          </table:table-cell>
          <table:table-cell office:value-type="string">
            <text:p>-1,03</text:p>
          </table:table-cell>
          <table:table-cell office:value-type="string">
            <text:p>-2,88</text:p>
          </table:table-cell>
        </table:table-row>
        <table:table-row table:style-name="ro1">
          <table:table-cell office:value-type="string">
            <text:p>5102004.Emplacamento e licença</text:p>
          </table:table-cell>
          <table:table-cell office:value-type="string">
            <text:p>1,18</text:p>
          </table:table-cell>
          <table:table-cell office:value-type="string">
            <text:p>8,53</text:p>
          </table:table-cell>
          <table:table-cell office:value-type="string">
            <text:p>4,74</text:p>
          </table:table-cell>
          <table:table-cell office:value-type="string">
            <text:p>4,38</text:p>
          </table:table-cell>
          <table:table-cell office:value-type="string">
            <text:p>-9,51</text:p>
          </table:table-cell>
          <table:table-cell office:value-type="string">
            <text:p>3,98</text:p>
          </table:table-cell>
        </table:table-row>
        <table:table-row table:style-name="ro1">
          <table:table-cell office:value-type="string">
            <text:p>5102005.Seguro voluntário de veículo</text:p>
          </table:table-cell>
          <table:table-cell office:value-type="string">
            <text:p>1,51</text:p>
          </table:table-cell>
          <table:table-cell office:value-type="string">
            <text:p>-14,93</text:p>
          </table:table-cell>
          <table:table-cell office:value-type="string">
            <text:p>6,16</text:p>
          </table:table-cell>
          <table:table-cell office:value-type="string">
            <text:p>-4,25</text:p>
          </table:table-cell>
          <table:table-cell office:value-type="string">
            <text:p>-3,53</text:p>
          </table:table-cell>
          <table:table-cell office:value-type="string">
            <text:p>-0,91</text:p>
          </table:table-cell>
        </table:table-row>
        <table:table-row table:style-name="ro1">
          <table:table-cell office:value-type="string">
            <text:p>5102006.Multa</text:p>
          </table:table-cell>
          <table:table-cell office:value-type="string">
            <text:p>-17,39</text:p>
          </table:table-cell>
          <table:table-cell table:number-columns-repeated="5" office:value-type="string">
            <text:p>0,00</text:p>
          </table:table-cell>
        </table:table-row>
        <table:table-row table:style-name="ro1">
          <table:table-cell office:value-type="string">
            <text:p>5102007.Óleo lubrificante</text:p>
          </table:table-cell>
          <table:table-cell office:value-type="string">
            <text:p>12,00</text:p>
          </table:table-cell>
          <table:table-cell office:value-type="string">
            <text:p>4,55</text:p>
          </table:table-cell>
          <table:table-cell office:value-type="string">
            <text:p>20,34</text:p>
          </table:table-cell>
          <table:table-cell office:value-type="string">
            <text:p>9,93</text:p>
          </table:table-cell>
          <table:table-cell office:value-type="string">
            <text:p>1,28</text:p>
          </table:table-cell>
          <table:table-cell office:value-type="string">
            <text:p>5,16</text:p>
          </table:table-cell>
        </table:table-row>
        <table:table-row table:style-name="ro1">
          <table:table-cell office:value-type="string">
            <text:p>5102009.Acessórios e peças</text:p>
          </table:table-cell>
          <table:table-cell office:value-type="string">
            <text:p>1,67</text:p>
          </table:table-cell>
          <table:table-cell office:value-type="string">
            <text:p>4,53</text:p>
          </table:table-cell>
          <table:table-cell office:value-type="string">
            <text:p>8,52</text:p>
          </table:table-cell>
          <table:table-cell office:value-type="string">
            <text:p>2,25</text:p>
          </table:table-cell>
          <table:table-cell office:value-type="string">
            <text:p>3,66</text:p>
          </table:table-cell>
          <table:table-cell office:value-type="string">
            <text:p>3,13</text:p>
          </table:table-cell>
        </table:table-row>
        <table:table-row table:style-name="ro1">
          <table:table-cell office:value-type="string">
            <text:p>5102010.Pneu e câmara-de-ar</text:p>
          </table:table-cell>
          <table:table-cell office:value-type="string">
            <text:p>-1,91</text:p>
          </table:table-cell>
          <table:table-cell office:value-type="string">
            <text:p>-2,24</text:p>
          </table:table-cell>
          <table:table-cell office:value-type="string">
            <text:p>10,60</text:p>
          </table:table-cell>
          <table:table-cell office:value-type="string">
            <text:p>1,14</text:p>
          </table:table-cell>
          <table:table-cell office:value-type="string">
            <text:p>3,52</text:p>
          </table:table-cell>
          <table:table-cell office:value-type="string">
            <text:p>2,82</text:p>
          </table:table-cell>
        </table:table-row>
        <table:table-row table:style-name="ro1">
          <table:table-cell office:value-type="string">
            <text:p>5102011.Conserto de automóvel</text:p>
          </table:table-cell>
          <table:table-cell office:value-type="string">
            <text:p>5,11</text:p>
          </table:table-cell>
          <table:table-cell office:value-type="string">
            <text:p>6,20</text:p>
          </table:table-cell>
          <table:table-cell office:value-type="string">
            <text:p>9,24</text:p>
          </table:table-cell>
          <table:table-cell office:value-type="string">
            <text:p>8,28</text:p>
          </table:table-cell>
          <table:table-cell office:value-type="string">
            <text:p>6,57</text:p>
          </table:table-cell>
          <table:table-cell office:value-type="string">
            <text:p>10,38</text:p>
          </table:table-cell>
        </table:table-row>
        <table:table-row table:style-name="ro1">
          <table:table-cell office:value-type="string">
            <text:p>5102013.Estacionamento</text:p>
          </table:table-cell>
          <table:table-cell office:value-type="string">
            <text:p>8,01</text:p>
          </table:table-cell>
          <table:table-cell office:value-type="string">
            <text:p>6,78</text:p>
          </table:table-cell>
          <table:table-cell office:value-type="string">
            <text:p>7,56</text:p>
          </table:table-cell>
          <table:table-cell office:value-type="string">
            <text:p>9,54</text:p>
          </table:table-cell>
          <table:table-cell office:value-type="string">
            <text:p>10,65</text:p>
          </table:table-cell>
          <table:table-cell office:value-type="string">
            <text:p>13,96</text:p>
          </table:table-cell>
        </table:table-row>
        <table:table-row table:style-name="ro1">
          <table:table-cell office:value-type="string">
            <text:p>5102015.Pedágio</text:p>
          </table:table-cell>
          <table:table-cell office:value-type="string">
            <text:p>0,80</text:p>
          </table:table-cell>
          <table:table-cell office:value-type="string">
            <text:p>4,62</text:p>
          </table:table-cell>
          <table:table-cell office:value-type="string">
            <text:p>11,88</text:p>
          </table:table-cell>
          <table:table-cell office:value-type="string">
            <text:p>3,23</text:p>
          </table:table-cell>
          <table:table-cell office:value-type="string">
            <text:p>-5,84</text:p>
          </table:table-cell>
          <table:table-cell office:value-type="string">
            <text:p>6,41</text:p>
          </table:table-cell>
        </table:table-row>
        <table:table-row table:style-name="ro1">
          <table:table-cell office:value-type="string">
            <text:p>5102019.Lubrificação e lavagem</text:p>
          </table:table-cell>
          <table:table-cell office:value-type="string">
            <text:p>4,91</text:p>
          </table:table-cell>
          <table:table-cell office:value-type="string">
            <text:p>8,32</text:p>
          </table:table-cell>
          <table:table-cell office:value-type="string">
            <text:p>7,07</text:p>
          </table:table-cell>
          <table:table-cell office:value-type="string">
            <text:p>11,74</text:p>
          </table:table-cell>
          <table:table-cell office:value-type="string">
            <text:p>15,82</text:p>
          </table:table-cell>
          <table:table-cell office:value-type="string">
            <text:p>10,58</text:p>
          </table:table-cell>
        </table:table-row>
        <table:table-row table:style-name="ro1">
          <table:table-cell office:value-type="string">
            <text:p>5102020.Automóvel usado</text:p>
          </table:table-cell>
          <table:table-cell office:value-type="string">
            <text:p>-3,25</text:p>
          </table:table-cell>
          <table:table-cell office:value-type="string">
            <text:p>0,09</text:p>
          </table:table-cell>
          <table:table-cell office:value-type="string">
            <text:p>-4,32</text:p>
          </table:table-cell>
          <table:table-cell office:value-type="string">
            <text:p>-11,90</text:p>
          </table:table-cell>
          <table:table-cell office:value-type="string">
            <text:p>-2,01</text:p>
          </table:table-cell>
          <table:table-cell office:value-type="string">
            <text:p>-3,71</text:p>
          </table:table-cell>
        </table:table-row>
        <table:table-row table:style-name="ro1">
          <table:table-cell office:value-type="string">
            <text:p>5102033.Reboque</text:p>
          </table:table-cell>
          <table:table-cell office:value-type="string">
            <text:p>3,33</text:p>
          </table:table-cell>
          <table:table-cell office:value-type="string">
            <text:p>3,24</text:p>
          </table:table-cell>
          <table:table-cell office:value-type="string">
            <text:p>4,75</text:p>
          </table:table-cell>
          <table:table-cell office:value-type="string">
            <text:p>-0,96</text:p>
          </table:table-cell>
          <table:table-cell office:value-type="string">
            <text:p>3,72</text:p>
          </table:table-cell>
          <table:table-cell office:value-type="string">
            <text:p>4,63</text:p>
          </table:table-cell>
        </table:table-row>
        <table:table-row table:style-name="ro1">
          <table:table-cell office:value-type="string">
            <text:p>5102037.Pintura de veículo</text:p>
          </table:table-cell>
          <table:table-cell office:value-type="string">
            <text:p>-2,00</text:p>
          </table:table-cell>
          <table:table-cell office:value-type="string">
            <text:p>2,68</text:p>
          </table:table-cell>
          <table:table-cell office:value-type="string">
            <text:p>5,08</text:p>
          </table:table-cell>
          <table:table-cell office:value-type="string">
            <text:p>14,83</text:p>
          </table:table-cell>
          <table:table-cell office:value-type="string">
            <text:p>-1,16</text:p>
          </table:table-cell>
          <table:table-cell office:value-type="string">
            <text:p>9,25</text:p>
          </table:table-cell>
        </table:table-row>
        <table:table-row table:style-name="ro1">
          <table:table-cell office:value-type="string">
            <text:p>5102051.Aluguel de veículo</text:p>
          </table:table-cell>
          <table:table-cell office:value-type="string">
            <text:p>-1,20</text:p>
          </table:table-cell>
          <table:table-cell office:value-type="string">
            <text:p>1,19</text:p>
          </table:table-cell>
          <table:table-cell office:value-type="string">
            <text:p>2,91</text:p>
          </table:table-cell>
          <table:table-cell office:value-type="string">
            <text:p>1,87</text:p>
          </table:table-cell>
          <table:table-cell office:value-type="string">
            <text:p>6,42</text:p>
          </table:table-cell>
          <table:table-cell office:value-type="string">
            <text:p>-1,14</text:p>
          </table:table-cell>
        </table:table-row>
        <table:table-row table:style-name="ro1">
          <table:table-cell office:value-type="string">
            <text:p>5102053.Motocicleta</text:p>
          </table:table-cell>
          <table:table-cell office:value-type="string">
            <text:p>1,13</text:p>
          </table:table-cell>
          <table:table-cell office:value-type="string">
            <text:p>-0,53</text:p>
          </table:table-cell>
          <table:table-cell office:value-type="string">
            <text:p>-2,55</text:p>
          </table:table-cell>
          <table:table-cell office:value-type="string">
            <text:p>-2,12</text:p>
          </table:table-cell>
          <table:table-cell office:value-type="string">
            <text:p>-1,41</text:p>
          </table:table-cell>
          <table:table-cell office:value-type="string">
            <text:p>-2,09</text:p>
          </table:table-cell>
        </table:table-row>
        <table:table-row table:style-name="ro1">
          <table:table-cell office:value-type="string">
            <text:p>5104.Combustíveis (veículos)</text:p>
          </table:table-cell>
          <table:table-cell office:value-type="string">
            <text:p>2,30</text:p>
          </table:table-cell>
          <table:table-cell office:value-type="string">
            <text:p>-0,33</text:p>
          </table:table-cell>
          <table:table-cell office:value-type="string">
            <text:p>0,55</text:p>
          </table:table-cell>
          <table:table-cell office:value-type="string">
            <text:p>2,61</text:p>
          </table:table-cell>
          <table:table-cell office:value-type="string">
            <text:p>1,80</text:p>
          </table:table-cell>
          <table:table-cell office:value-type="string">
            <text:p>7,49</text:p>
          </table:table-cell>
        </table:table-row>
        <table:table-row table:style-name="ro1">
          <table:table-cell office:value-type="string">
            <text:p>5104001.Gasolina</text:p>
          </table:table-cell>
          <table:table-cell office:value-type="string">
            <text:p>2,94</text:p>
          </table:table-cell>
          <table:table-cell office:value-type="string">
            <text:p>-0,69</text:p>
          </table:table-cell>
          <table:table-cell office:value-type="string">
            <text:p>-0,27</text:p>
          </table:table-cell>
          <table:table-cell office:value-type="string">
            <text:p>2,06</text:p>
          </table:table-cell>
          <table:table-cell office:value-type="string">
            <text:p>1,67</text:p>
          </table:table-cell>
          <table:table-cell office:value-type="string">
            <text:p>6,92</text:p>
          </table:table-cell>
        </table:table-row>
        <table:table-row table:style-name="ro1">
          <table:table-cell office:value-type="string">
            <text:p>5104002.Etanol</text:p>
          </table:table-cell>
          <table:table-cell office:value-type="string">
            <text:p>-5,10</text:p>
          </table:table-cell>
          <table:table-cell office:value-type="string">
            <text:p>2,55</text:p>
          </table:table-cell>
          <table:table-cell office:value-type="string">
            <text:p>1,06</text:p>
          </table:table-cell>
          <table:table-cell office:value-type="string">
            <text:p>14,98</text:p>
          </table:table-cell>
          <table:table-cell office:value-type="string">
            <text:p>4,36</text:p>
          </table:table-cell>
          <table:table-cell office:value-type="string">
            <text:p>15,75</text:p>
          </table:table-cell>
        </table:table-row>
        <table:table-row table:style-name="ro1">
          <table:table-cell office:value-type="string">
            <text:p>5104003.Óleo diesel</text:p>
          </table:table-cell>
          <table:table-cell office:value-type="string">
            <text:p>0,69</text:p>
          </table:table-cell>
          <table:table-cell office:value-type="string">
            <text:p>-0,43</text:p>
          </table:table-cell>
          <table:table-cell office:value-type="string">
            <text:p>12,97</text:p>
          </table:table-cell>
          <table:table-cell office:value-type="string">
            <text:p>-5,35</text:p>
          </table:table-cell>
          <table:table-cell office:value-type="string">
            <text:p>-0,11</text:p>
          </table:table-cell>
          <table:table-cell office:value-type="string">
            <text:p>1,86</text:p>
          </table:table-cell>
        </table:table-row>
        <table:table-row table:style-name="ro1">
          <table:table-cell office:value-type="string">
            <text:p>5104005.Gás veicular</text:p>
          </table:table-cell>
          <table:table-cell office:value-type="string">
            <text:p>0,04</text:p>
          </table:table-cell>
          <table:table-cell office:value-type="string">
            <text:p>5,42</text:p>
          </table:table-cell>
          <table:table-cell office:value-type="string">
            <text:p>23,41</text:p>
          </table:table-cell>
          <table:table-cell office:value-type="string">
            <text:p>-8,48</text:p>
          </table:table-cell>
          <table:table-cell office:value-type="string">
            <text:p>-1,16</text:p>
          </table:table-cell>
          <table:table-cell office:value-type="string">
            <text:p>2,50</text:p>
          </table:table-cell>
        </table:table-row>
        <table:table-row table:style-name="ro1">
          <table:table-cell office:value-type="string">
            <text:p>6.Saúde e cuidados pessoais</text:p>
          </table:table-cell>
          <table:table-cell office:value-type="string">
            <text:p>5,99</text:p>
          </table:table-cell>
          <table:table-cell office:value-type="string">
            <text:p>4,48</text:p>
          </table:table-cell>
          <table:table-cell office:value-type="string">
            <text:p>5,73</text:p>
          </table:table-cell>
          <table:table-cell office:value-type="string">
            <text:p>5,35</text:p>
          </table:table-cell>
          <table:table-cell office:value-type="string">
            <text:p>5,07</text:p>
          </table:table-cell>
          <table:table-cell office:value-type="string">
            <text:p>6,32</text:p>
          </table:table-cell>
        </table:table-row>
        <table:table-row table:style-name="ro1">
          <table:table-cell office:value-type="string">
            <text:p>61.Produtos farmacêuticos e óticos</text:p>
          </table:table-cell>
          <table:table-cell office:value-type="string">
            <text:p>4,99</text:p>
          </table:table-cell>
          <table:table-cell office:value-type="string">
            <text:p>1,29</text:p>
          </table:table-cell>
          <table:table-cell office:value-type="string">
            <text:p>4,17</text:p>
          </table:table-cell>
          <table:table-cell office:value-type="string">
            <text:p>5,68</text:p>
          </table:table-cell>
          <table:table-cell office:value-type="string">
            <text:p>3,29</text:p>
          </table:table-cell>
          <table:table-cell office:value-type="string">
            <text:p>4,52</text:p>
          </table:table-cell>
        </table:table-row>
        <table:table-row table:style-name="ro1">
          <table:table-cell office:value-type="string">
            <text:p>6101.Produtos farmacêuticos</text:p>
          </table:table-cell>
          <table:table-cell office:value-type="string">
            <text:p>4,60</text:p>
          </table:table-cell>
          <table:table-cell office:value-type="string">
            <text:p>0,54</text:p>
          </table:table-cell>
          <table:table-cell office:value-type="string">
            <text:p>3,96</text:p>
          </table:table-cell>
          <table:table-cell office:value-type="string">
            <text:p>5,83</text:p>
          </table:table-cell>
          <table:table-cell office:value-type="string">
            <text:p>3,37</text:p>
          </table:table-cell>
          <table:table-cell office:value-type="string">
            <text:p>4,39</text:p>
          </table:table-cell>
        </table:table-row>
        <table:table-row table:style-name="ro1">
          <table:table-cell office:value-type="string">
            <text:p>6101001.Anti-infeccioso e antibiótico</text:p>
          </table:table-cell>
          <table:table-cell office:value-type="string">
            <text:p>4,48</text:p>
          </table:table-cell>
          <table:table-cell office:value-type="string">
            <text:p>-1,54</text:p>
          </table:table-cell>
          <table:table-cell office:value-type="string">
            <text:p>4,97</text:p>
          </table:table-cell>
          <table:table-cell office:value-type="string">
            <text:p>4,84</text:p>
          </table:table-cell>
          <table:table-cell office:value-type="string">
            <text:p>4,20</text:p>
          </table:table-cell>
          <table:table-cell office:value-type="string">
            <text:p>5,26</text:p>
          </table:table-cell>
        </table:table-row>
        <table:table-row table:style-name="ro1">
          <table:table-cell office:value-type="string">
            <text:p>6101002.Analgésico e antitérmico</text:p>
          </table:table-cell>
          <table:table-cell office:value-type="string">
            <text:p>8,89</text:p>
          </table:table-cell>
          <table:table-cell office:value-type="string">
            <text:p>3,96</text:p>
          </table:table-cell>
          <table:table-cell office:value-type="string">
            <text:p>4,97</text:p>
          </table:table-cell>
          <table:table-cell office:value-type="string">
            <text:p>5,25</text:p>
          </table:table-cell>
          <table:table-cell office:value-type="string">
            <text:p>5,22</text:p>
          </table:table-cell>
          <table:table-cell office:value-type="string">
            <text:p>6,18</text:p>
          </table:table-cell>
        </table:table-row>
        <table:table-row table:style-name="ro1">
          <table:table-cell office:value-type="string">
            <text:p>6101003.Anti-inflamatório e antirreumático</text:p>
          </table:table-cell>
          <table:table-cell office:value-type="string">
            <text:p>2,23</text:p>
          </table:table-cell>
          <table:table-cell office:value-type="string">
            <text:p>0,94</text:p>
          </table:table-cell>
          <table:table-cell office:value-type="string">
            <text:p>5,09</text:p>
          </table:table-cell>
          <table:table-cell office:value-type="string">
            <text:p>5,48</text:p>
          </table:table-cell>
          <table:table-cell office:value-type="string">
            <text:p>4,03</text:p>
          </table:table-cell>
          <table:table-cell office:value-type="string">
            <text:p>4,06</text:p>
          </table:table-cell>
        </table:table-row>
        <table:table-row table:style-name="ro1">
          <table:table-cell office:value-type="string">
            <text:p>6101004.Antigripal e antitussígeno</text:p>
          </table:table-cell>
          <table:table-cell office:value-type="string">
            <text:p>7,86</text:p>
          </table:table-cell>
          <table:table-cell office:value-type="string">
            <text:p>5,79</text:p>
          </table:table-cell>
          <table:table-cell office:value-type="string">
            <text:p>6,83</text:p>
          </table:table-cell>
          <table:table-cell office:value-type="string">
            <text:p>7,65</text:p>
          </table:table-cell>
          <table:table-cell office:value-type="string">
            <text:p>3,06</text:p>
          </table:table-cell>
          <table:table-cell office:value-type="string">
            <text:p>4,71</text:p>
          </table:table-cell>
        </table:table-row>
        <table:table-row table:style-name="ro1">
          <table:table-cell office:value-type="string">
            <text:p>6101006.Antimicótico e parasiticida</text:p>
          </table:table-cell>
          <table:table-cell office:value-type="string">
            <text:p>4,01</text:p>
          </table:table-cell>
          <table:table-cell office:value-type="string">
            <text:p>0,00</text:p>
          </table:table-cell>
          <table:table-cell office:value-type="string">
            <text:p>3,48</text:p>
          </table:table-cell>
          <table:table-cell office:value-type="string">
            <text:p>6,68</text:p>
          </table:table-cell>
          <table:table-cell office:value-type="string">
            <text:p>3,74</text:p>
          </table:table-cell>
          <table:table-cell office:value-type="string">
            <text:p>4,89</text:p>
          </table:table-cell>
        </table:table-row>
        <table:table-row table:style-name="ro1">
          <table:table-cell office:value-type="string">
            <text:p>6101007.Antialérgico e broncodilatador</text:p>
          </table:table-cell>
          <table:table-cell office:value-type="string">
            <text:p>3,67</text:p>
          </table:table-cell>
          <table:table-cell office:value-type="string">
            <text:p>0,96</text:p>
          </table:table-cell>
          <table:table-cell office:value-type="string">
            <text:p>-1,47</text:p>
          </table:table-cell>
          <table:table-cell office:value-type="string">
            <text:p>6,00</text:p>
          </table:table-cell>
          <table:table-cell office:value-type="string">
            <text:p>4,38</text:p>
          </table:table-cell>
          <table:table-cell office:value-type="string">
            <text:p>4,21</text:p>
          </table:table-cell>
        </table:table-row>
        <table:table-row table:style-name="ro1">
          <table:table-cell office:value-type="string">
            <text:p>6101009.Gastroprotetor</text:p>
          </table:table-cell>
          <table:table-cell office:value-type="string">
            <text:p>3,41</text:p>
          </table:table-cell>
          <table:table-cell office:value-type="string">
            <text:p>-0,15</text:p>
          </table:table-cell>
          <table:table-cell office:value-type="string">
            <text:p>2,93</text:p>
          </table:table-cell>
          <table:table-cell office:value-type="string">
            <text:p>5,74</text:p>
          </table:table-cell>
          <table:table-cell office:value-type="string">
            <text:p>2,19</text:p>
          </table:table-cell>
          <table:table-cell office:value-type="string">
            <text:p>4,94</text:p>
          </table:table-cell>
        </table:table-row>
        <table:table-row table:style-name="ro1">
          <table:table-cell office:value-type="string">
            <text:p>6101010.Vitamina e fortificante</text:p>
          </table:table-cell>
          <table:table-cell office:value-type="string">
            <text:p>4,55</text:p>
          </table:table-cell>
          <table:table-cell office:value-type="string">
            <text:p>-0,16</text:p>
          </table:table-cell>
          <table:table-cell office:value-type="string">
            <text:p>4,92</text:p>
          </table:table-cell>
          <table:table-cell office:value-type="string">
            <text:p>6,42</text:p>
          </table:table-cell>
          <table:table-cell office:value-type="string">
            <text:p>4,01</text:p>
          </table:table-cell>
          <table:table-cell office:value-type="string">
            <text:p>3,02</text:p>
          </table:table-cell>
        </table:table-row>
        <table:table-row table:style-name="ro1">
          <table:table-cell office:value-type="string">
            <text:p>6101011.Hormônio</text:p>
          </table:table-cell>
          <table:table-cell office:value-type="string">
            <text:p>3,51</text:p>
          </table:table-cell>
          <table:table-cell office:value-type="string">
            <text:p>-0,81</text:p>
          </table:table-cell>
          <table:table-cell office:value-type="string">
            <text:p>4,55</text:p>
          </table:table-cell>
          <table:table-cell office:value-type="string">
            <text:p>6,94</text:p>
          </table:table-cell>
          <table:table-cell office:value-type="string">
            <text:p>3,00</text:p>
          </table:table-cell>
          <table:table-cell office:value-type="string">
            <text:p>4,39</text:p>
          </table:table-cell>
        </table:table-row>
        <table:table-row table:style-name="ro1">
          <table:table-cell office:value-type="string">
            <text:p>6101013.Psicotrópico e anorexígeno</text:p>
          </table:table-cell>
          <table:table-cell office:value-type="string">
            <text:p>3,80</text:p>
          </table:table-cell>
          <table:table-cell office:value-type="string">
            <text:p>0,22</text:p>
          </table:table-cell>
          <table:table-cell office:value-type="string">
            <text:p>4,57</text:p>
          </table:table-cell>
          <table:table-cell office:value-type="string">
            <text:p>4,66</text:p>
          </table:table-cell>
          <table:table-cell office:value-type="string">
            <text:p>4,70</text:p>
          </table:table-cell>
          <table:table-cell office:value-type="string">
            <text:p>4,22</text:p>
          </table:table-cell>
        </table:table-row>
        <table:table-row table:style-name="ro1">
          <table:table-cell office:value-type="string">
            <text:p>6101014.Hipotensor e hipocolesterolêmico</text:p>
          </table:table-cell>
          <table:table-cell office:value-type="string">
            <text:p>3,44</text:p>
          </table:table-cell>
          <table:table-cell office:value-type="string">
            <text:p>-0,65</text:p>
          </table:table-cell>
          <table:table-cell office:value-type="string">
            <text:p>3,09</text:p>
          </table:table-cell>
          <table:table-cell office:value-type="string">
            <text:p>6,10</text:p>
          </table:table-cell>
          <table:table-cell office:value-type="string">
            <text:p>0,56</text:p>
          </table:table-cell>
          <table:table-cell office:value-type="string">
            <text:p>3,38</text:p>
          </table:table-cell>
        </table:table-row>
        <table:table-row table:style-name="ro1">
          <table:table-cell office:value-type="string">
            <text:p>6101051.Oftalmológico</text:p>
          </table:table-cell>
          <table:table-cell office:value-type="string">
            <text:p>0,07</text:p>
          </table:table-cell>
          <table:table-cell office:value-type="string">
            <text:p>0,43</text:p>
          </table:table-cell>
          <table:table-cell office:value-type="string">
            <text:p>2,40</text:p>
          </table:table-cell>
          <table:table-cell office:value-type="string">
            <text:p>3,50</text:p>
          </table:table-cell>
          <table:table-cell office:value-type="string">
            <text:p>3,11</text:p>
          </table:table-cell>
          <table:table-cell office:value-type="string">
            <text:p>2,64</text:p>
          </table:table-cell>
        </table:table-row>
        <table:table-row table:style-name="ro1">
          <table:table-cell office:value-type="string">
            <text:p>6102.Produtos óticos</text:p>
          </table:table-cell>
          <table:table-cell office:value-type="string">
            <text:p>7,55</text:p>
          </table:table-cell>
          <table:table-cell office:value-type="string">
            <text:p>6,25</text:p>
          </table:table-cell>
          <table:table-cell office:value-type="string">
            <text:p>5,47</text:p>
          </table:table-cell>
          <table:table-cell office:value-type="string">
            <text:p>4,75</text:p>
          </table:table-cell>
          <table:table-cell office:value-type="string">
            <text:p>2,78</text:p>
          </table:table-cell>
          <table:table-cell office:value-type="string">
            <text:p>5,36</text:p>
          </table:table-cell>
        </table:table-row>
        <table:table-row table:style-name="ro1">
          <table:table-cell office:value-type="string">
            <text:p>6102001.Lente de grau</text:p>
          </table:table-cell>
          <table:table-cell office:value-type="string">
            <text:p>3,33</text:p>
          </table:table-cell>
          <table:table-cell office:value-type="string">
            <text:p>3,21</text:p>
          </table:table-cell>
          <table:table-cell office:value-type="string">
            <text:p>3,84</text:p>
          </table:table-cell>
          <table:table-cell office:value-type="string">
            <text:p>3,49</text:p>
          </table:table-cell>
          <table:table-cell office:value-type="string">
            <text:p>4,68</text:p>
          </table:table-cell>
          <table:table-cell office:value-type="string">
            <text:p>3,93</text:p>
          </table:table-cell>
        </table:table-row>
        <table:table-row table:style-name="ro1">
          <table:table-cell office:value-type="string">
            <text:p>6102002.Armação de óculos</text:p>
          </table:table-cell>
          <table:table-cell office:value-type="string">
            <text:p>12,21</text:p>
          </table:table-cell>
          <table:table-cell office:value-type="string">
            <text:p>10,11</text:p>
          </table:table-cell>
          <table:table-cell office:value-type="string">
            <text:p>7,71</text:p>
          </table:table-cell>
          <table:table-cell office:value-type="string">
            <text:p>5,83</text:p>
          </table:table-cell>
          <table:table-cell office:value-type="string">
            <text:p>-0,30</text:p>
          </table:table-cell>
          <table:table-cell office:value-type="string">
            <text:p>7,32</text:p>
          </table:table-cell>
        </table:table-row>
        <table:table-row table:style-name="ro1">
          <table:table-cell office:value-type="string">
            <text:p>6102003.Óculos sem grau</text:p>
          </table:table-cell>
          <table:table-cell office:value-type="string">
            <text:p>10,10</text:p>
          </table:table-cell>
          <table:table-cell office:value-type="string">
            <text:p>7,78</text:p>
          </table:table-cell>
          <table:table-cell office:value-type="string">
            <text:p>5,93</text:p>
          </table:table-cell>
          <table:table-cell office:value-type="string">
            <text:p>5,84</text:p>
          </table:table-cell>
          <table:table-cell office:value-type="string">
            <text:p>3,59</text:p>
          </table:table-cell>
          <table:table-cell office:value-type="string">
            <text:p>5,55</text:p>
          </table:table-cell>
        </table:table-row>
        <table:table-row table:style-name="ro1">
          <table:table-cell office:value-type="string">
            <text:p>6102008.Lente de contato</text:p>
          </table:table-cell>
          <table:table-cell office:value-type="string">
            <text:p>2,01</text:p>
          </table:table-cell>
          <table:table-cell office:value-type="string">
            <text:p>0,76</text:p>
          </table:table-cell>
          <table:table-cell office:value-type="string">
            <text:p>-2,09</text:p>
          </table:table-cell>
          <table:table-cell office:value-type="string">
            <text:p>5,77</text:p>
          </table:table-cell>
          <table:table-cell office:value-type="string">
            <text:p>3,42</text:p>
          </table:table-cell>
          <table:table-cell office:value-type="string">
            <text:p>3,22</text:p>
          </table:table-cell>
        </table:table-row>
        <table:table-row table:style-name="ro1">
          <table:table-cell office:value-type="string">
            <text:p>62.Serviços de saúde</text:p>
          </table:table-cell>
          <table:table-cell office:value-type="string">
            <text:p>9,13</text:p>
          </table:table-cell>
          <table:table-cell office:value-type="string">
            <text:p>7,73</text:p>
          </table:table-cell>
          <table:table-cell office:value-type="string">
            <text:p>6,03</text:p>
          </table:table-cell>
          <table:table-cell office:value-type="string">
            <text:p>6,42</text:p>
          </table:table-cell>
          <table:table-cell office:value-type="string">
            <text:p>7,38</text:p>
          </table:table-cell>
          <table:table-cell office:value-type="string">
            <text:p>8,14</text:p>
          </table:table-cell>
        </table:table-row>
        <table:table-row table:style-name="ro1">
          <table:table-cell office:value-type="string">
            <text:p>6201.Serviços médicos e dentários</text:p>
          </table:table-cell>
          <table:table-cell office:value-type="string">
            <text:p>4,11</text:p>
          </table:table-cell>
          <table:table-cell office:value-type="string">
            <text:p>7,53</text:p>
          </table:table-cell>
          <table:table-cell office:value-type="string">
            <text:p>6,20</text:p>
          </table:table-cell>
          <table:table-cell office:value-type="string">
            <text:p>6,92</text:p>
          </table:table-cell>
          <table:table-cell office:value-type="string">
            <text:p>8,50</text:p>
          </table:table-cell>
          <table:table-cell office:value-type="string">
            <text:p>8,90</text:p>
          </table:table-cell>
        </table:table-row>
        <table:table-row table:style-name="ro1">
          <table:table-cell office:value-type="string">
            <text:p>6201002.Médico</text:p>
          </table:table-cell>
          <table:table-cell office:value-type="string">
            <text:p>3,95</text:p>
          </table:table-cell>
          <table:table-cell office:value-type="string">
            <text:p>8,52</text:p>
          </table:table-cell>
          <table:table-cell office:value-type="string">
            <text:p>6,57</text:p>
          </table:table-cell>
          <table:table-cell office:value-type="string">
            <text:p>8,26</text:p>
          </table:table-cell>
          <table:table-cell office:value-type="string">
            <text:p>10,79</text:p>
          </table:table-cell>
          <table:table-cell office:value-type="string">
            <text:p>8,81</text:p>
          </table:table-cell>
        </table:table-row>
        <table:table-row table:style-name="ro1">
          <table:table-cell office:value-type="string">
            <text:p>6201003.Dentista</text:p>
          </table:table-cell>
          <table:table-cell office:value-type="string">
            <text:p>4,82</text:p>
          </table:table-cell>
          <table:table-cell office:value-type="string">
            <text:p>7,75</text:p>
          </table:table-cell>
          <table:table-cell office:value-type="string">
            <text:p>5,67</text:p>
          </table:table-cell>
          <table:table-cell office:value-type="string">
            <text:p>6,74</text:p>
          </table:table-cell>
          <table:table-cell office:value-type="string">
            <text:p>8,03</text:p>
          </table:table-cell>
          <table:table-cell office:value-type="string">
            <text:p>9,03</text:p>
          </table:table-cell>
        </table:table-row>
        <table:table-row table:style-name="ro1">
          <table:table-cell office:value-type="string">
            <text:p>6201005.Aparelho dentário</text:p>
          </table:table-cell>
          <table:table-cell office:value-type="string">
            <text:p>3,71</text:p>
          </table:table-cell>
          <table:table-cell office:value-type="string">
            <text:p>6,04</text:p>
          </table:table-cell>
          <table:table-cell office:value-type="string">
            <text:p>6,78</text:p>
          </table:table-cell>
          <table:table-cell office:value-type="string">
            <text:p>5,94</text:p>
          </table:table-cell>
          <table:table-cell office:value-type="string">
            <text:p>7,06</text:p>
          </table:table-cell>
          <table:table-cell office:value-type="string">
            <text:p>9,16</text:p>
          </table:table-cell>
        </table:table-row>
        <table:table-row table:style-name="ro1">
          <table:table-cell office:value-type="string">
            <text:p>6201006.Artigos ortopédicos</text:p>
          </table:table-cell>
          <table:table-cell office:value-type="string">
            <text:p>3,51</text:p>
          </table:table-cell>
          <table:table-cell office:value-type="string">
            <text:p>3,70</text:p>
          </table:table-cell>
          <table:table-cell office:value-type="string">
            <text:p>8,42</text:p>
          </table:table-cell>
          <table:table-cell office:value-type="string">
            <text:p>-0,83</text:p>
          </table:table-cell>
          <table:table-cell office:value-type="string">
            <text:p>2,42</text:p>
          </table:table-cell>
          <table:table-cell office:value-type="string">
            <text:p>7,87</text:p>
          </table:table-cell>
        </table:table-row>
        <table:table-row table:style-name="ro1">
          <table:table-cell office:value-type="string">
            <text:p>6201008.Tratamento psicológico e fisioterápico</text:p>
          </table:table-cell>
          <table:table-cell office:value-type="string">
            <text:p>1,06</text:p>
          </table:table-cell>
          <table:table-cell office:value-type="string">
            <text:p>4,64</text:p>
          </table:table-cell>
          <table:table-cell office:value-type="string">
            <text:p>7,77</text:p>
          </table:table-cell>
          <table:table-cell office:value-type="string">
            <text:p>5,79</text:p>
          </table:table-cell>
          <table:table-cell office:value-type="string">
            <text:p>5,35</text:p>
          </table:table-cell>
          <table:table-cell office:value-type="string">
            <text:p>7,15</text:p>
          </table:table-cell>
        </table:table-row>
        <table:table-row table:style-name="ro1">
          <table:table-cell office:value-type="string">
            <text:p>6202.Serviços laboratoriais e hospitalares</text:p>
          </table:table-cell>
          <table:table-cell office:value-type="string">
            <text:p>3,16</text:p>
          </table:table-cell>
          <table:table-cell office:value-type="string">
            <text:p>5,45</text:p>
          </table:table-cell>
          <table:table-cell office:value-type="string">
            <text:p>4,65</text:p>
          </table:table-cell>
          <table:table-cell office:value-type="string">
            <text:p>5,24</text:p>
          </table:table-cell>
          <table:table-cell office:value-type="string">
            <text:p>7,97</text:p>
          </table:table-cell>
          <table:table-cell office:value-type="string">
            <text:p>10,31</text:p>
          </table:table-cell>
        </table:table-row>
        <table:table-row table:style-name="ro1">
          <table:table-cell office:value-type="string">
            <text:p>6202003.Exame de laboratório</text:p>
          </table:table-cell>
          <table:table-cell office:value-type="string">
            <text:p>0,59</text:p>
          </table:table-cell>
          <table:table-cell office:value-type="string">
            <text:p>1,41</text:p>
          </table:table-cell>
          <table:table-cell office:value-type="string">
            <text:p>1,07</text:p>
          </table:table-cell>
          <table:table-cell office:value-type="string">
            <text:p>2,54</text:p>
          </table:table-cell>
          <table:table-cell office:value-type="string">
            <text:p>3,09</text:p>
          </table:table-cell>
          <table:table-cell office:value-type="string">
            <text:p>2,99</text:p>
          </table:table-cell>
        </table:table-row>
        <table:table-row table:style-name="ro1">
          <table:table-cell office:value-type="string">
            <text:p>6202004.Hospitalização e cirurgia</text:p>
          </table:table-cell>
          <table:table-cell office:value-type="string">
            <text:p>3,93</text:p>
          </table:table-cell>
          <table:table-cell office:value-type="string">
            <text:p>6,35</text:p>
          </table:table-cell>
          <table:table-cell office:value-type="string">
            <text:p>5,26</text:p>
          </table:table-cell>
          <table:table-cell office:value-type="string">
            <text:p>6,39</text:p>
          </table:table-cell>
          <table:table-cell office:value-type="string">
            <text:p>8,81</text:p>
          </table:table-cell>
          <table:table-cell office:value-type="string">
            <text:p>11,63</text:p>
          </table:table-cell>
        </table:table-row>
        <table:table-row table:style-name="ro1">
          <table:table-cell office:value-type="string">
            <text:p>6202006.Eletrodiagnóstico</text:p>
          </table:table-cell>
          <table:table-cell office:value-type="string">
            <text:p>2,17</text:p>
          </table:table-cell>
          <table:table-cell office:value-type="string">
            <text:p>2,46</text:p>
          </table:table-cell>
          <table:table-cell office:value-type="string">
            <text:p>3,45</text:p>
          </table:table-cell>
          <table:table-cell office:value-type="string">
            <text:p>3,74</text:p>
          </table:table-cell>
          <table:table-cell office:value-type="string">
            <text:p>3,83</text:p>
          </table:table-cell>
          <table:table-cell office:value-type="string">
            <text:p>5,06</text:p>
          </table:table-cell>
        </table:table-row>
        <table:table-row table:style-name="ro1">
          <table:table-cell office:value-type="string">
            <text:p>6202008.Asilo</text:p>
          </table:table-cell>
          <table:table-cell office:value-type="string">
            <text:p>1,26</text:p>
          </table:table-cell>
          <table:table-cell office:value-type="string">
            <text:p>11,25</text:p>
          </table:table-cell>
          <table:table-cell office:value-type="string">
            <text:p>9,60</text:p>
          </table:table-cell>
          <table:table-cell office:value-type="string">
            <text:p>3,99</text:p>
          </table:table-cell>
          <table:table-cell office:value-type="string">
            <text:p>16,03</text:p>
          </table:table-cell>
          <table:table-cell office:value-type="string">
            <text:p>19,56</text:p>
          </table:table-cell>
        </table:table-row>
        <table:table-row table:style-name="ro1">
          <table:table-cell office:value-type="string">
            <text:p>6202013.Radiografia</text:p>
          </table:table-cell>
          <table:table-cell office:value-type="string">
            <text:p>2,26</text:p>
          </table:table-cell>
          <table:table-cell office:value-type="string">
            <text:p>7,47</text:p>
          </table:table-cell>
          <table:table-cell office:value-type="string">
            <text:p>-4,01</text:p>
          </table:table-cell>
          <table:table-cell office:value-type="string">
            <text:p>5,93</text:p>
          </table:table-cell>
          <table:table-cell office:value-type="string">
            <text:p>4,18</text:p>
          </table:table-cell>
          <table:table-cell office:value-type="string">
            <text:p>2,56</text:p>
          </table:table-cell>
        </table:table-row>
        <table:table-row table:style-name="ro1">
          <table:table-cell office:value-type="string">
            <text:p>6203.Plano de saúde</text:p>
          </table:table-cell>
          <table:table-cell office:value-type="string">
            <text:p>12,30</text:p>
          </table:table-cell>
          <table:table-cell office:value-type="string">
            <text:p>8,11</text:p>
          </table:table-cell>
          <table:table-cell office:value-type="string">
            <text:p>6,15</text:p>
          </table:table-cell>
          <table:table-cell office:value-type="string">
            <text:p>6,38</text:p>
          </table:table-cell>
          <table:table-cell office:value-type="string">
            <text:p>6,86</text:p>
          </table:table-cell>
          <table:table-cell office:value-type="string">
            <text:p>7,54</text:p>
          </table:table-cell>
        </table:table-row>
        <table:table-row table:style-name="ro1">
          <table:table-cell office:value-type="string">
            <text:p>6203001.Plano de saúde</text:p>
          </table:table-cell>
          <table:table-cell office:value-type="string">
            <text:p>12,30</text:p>
          </table:table-cell>
          <table:table-cell office:value-type="string">
            <text:p>8,11</text:p>
          </table:table-cell>
          <table:table-cell office:value-type="string">
            <text:p>6,15</text:p>
          </table:table-cell>
          <table:table-cell office:value-type="string">
            <text:p>6,38</text:p>
          </table:table-cell>
          <table:table-cell office:value-type="string">
            <text:p>6,86</text:p>
          </table:table-cell>
          <table:table-cell office:value-type="string">
            <text:p>7,54</text:p>
          </table:table-cell>
        </table:table-row>
        <table:table-row table:style-name="ro1">
          <table:table-cell office:value-type="string">
            <text:p>63.Cuidados pessoais</text:p>
          </table:table-cell>
          <table:table-cell office:value-type="string">
            <text:p>0,65</text:p>
          </table:table-cell>
          <table:table-cell office:value-type="string">
            <text:p>2,29</text:p>
          </table:table-cell>
          <table:table-cell office:value-type="string">
            <text:p>7,32</text:p>
          </table:table-cell>
          <table:table-cell office:value-type="string">
            <text:p>2,53</text:p>
          </table:table-cell>
          <table:table-cell office:value-type="string">
            <text:p>2,34</text:p>
          </table:table-cell>
          <table:table-cell office:value-type="string">
            <text:p>4,59</text:p>
          </table:table-cell>
        </table:table-row>
        <table:table-row table:style-name="ro1">
          <table:table-cell office:value-type="string">
            <text:p>6301.Higiene pessoal</text:p>
          </table:table-cell>
          <table:table-cell office:value-type="string">
            <text:p>0,65</text:p>
          </table:table-cell>
          <table:table-cell office:value-type="string">
            <text:p>2,29</text:p>
          </table:table-cell>
          <table:table-cell office:value-type="string">
            <text:p>7,32</text:p>
          </table:table-cell>
          <table:table-cell office:value-type="string">
            <text:p>2,53</text:p>
          </table:table-cell>
          <table:table-cell office:value-type="string">
            <text:p>2,34</text:p>
          </table:table-cell>
          <table:table-cell office:value-type="string">
            <text:p>4,59</text:p>
          </table:table-cell>
        </table:table-row>
        <table:table-row table:style-name="ro1">
          <table:table-cell office:value-type="string">
            <text:p>6301001.Produto para cabelo</text:p>
          </table:table-cell>
          <table:table-cell office:value-type="string">
            <text:p>-2,92</text:p>
          </table:table-cell>
          <table:table-cell office:value-type="string">
            <text:p>-1,15</text:p>
          </table:table-cell>
          <table:table-cell office:value-type="string">
            <text:p>6,51</text:p>
          </table:table-cell>
          <table:table-cell office:value-type="string">
            <text:p>0,86</text:p>
          </table:table-cell>
          <table:table-cell office:value-type="string">
            <text:p>3,46</text:p>
          </table:table-cell>
          <table:table-cell office:value-type="string">
            <text:p>7,90</text:p>
          </table:table-cell>
        </table:table-row>
        <table:table-row table:style-name="ro1">
          <table:table-cell office:value-type="string">
            <text:p>6301006.Produto para pele</text:p>
          </table:table-cell>
          <table:table-cell office:value-type="string">
            <text:p>-1,39</text:p>
          </table:table-cell>
          <table:table-cell office:value-type="string">
            <text:p>6,09</text:p>
          </table:table-cell>
          <table:table-cell office:value-type="string">
            <text:p>5,73</text:p>
          </table:table-cell>
          <table:table-cell office:value-type="string">
            <text:p>0,56</text:p>
          </table:table-cell>
          <table:table-cell office:value-type="string">
            <text:p>-0,20</text:p>
          </table:table-cell>
          <table:table-cell office:value-type="string">
            <text:p>1,70</text:p>
          </table:table-cell>
        </table:table-row>
        <table:table-row table:style-name="ro1">
          <table:table-cell office:value-type="string">
            <text:p>6301007.Produto para higiene bucal</text:p>
          </table:table-cell>
          <table:table-cell office:value-type="string">
            <text:p>-1,04</text:p>
          </table:table-cell>
          <table:table-cell office:value-type="string">
            <text:p>1,05</text:p>
          </table:table-cell>
          <table:table-cell office:value-type="string">
            <text:p>4,26</text:p>
          </table:table-cell>
          <table:table-cell office:value-type="string">
            <text:p>4,41</text:p>
          </table:table-cell>
          <table:table-cell office:value-type="string">
            <text:p>3,19</text:p>
          </table:table-cell>
          <table:table-cell office:value-type="string">
            <text:p>5,24</text:p>
          </table:table-cell>
        </table:table-row>
        <table:table-row table:style-name="ro1">
          <table:table-cell office:value-type="string">
            <text:p>6301010.Produto para unha</text:p>
          </table:table-cell>
          <table:table-cell office:value-type="string">
            <text:p>-1,27</text:p>
          </table:table-cell>
          <table:table-cell office:value-type="string">
            <text:p>1,07</text:p>
          </table:table-cell>
          <table:table-cell office:value-type="string">
            <text:p>4,37</text:p>
          </table:table-cell>
          <table:table-cell office:value-type="string">
            <text:p>22,32</text:p>
          </table:table-cell>
          <table:table-cell office:value-type="string">
            <text:p>9,85</text:p>
          </table:table-cell>
          <table:table-cell office:value-type="string">
            <text:p>7,11</text:p>
          </table:table-cell>
        </table:table-row>
        <table:table-row table:style-name="ro1">
          <table:table-cell office:value-type="string">
            <text:p>6301011.Perfume</text:p>
          </table:table-cell>
          <table:table-cell office:value-type="string">
            <text:p>3,83</text:p>
          </table:table-cell>
          <table:table-cell office:value-type="string">
            <text:p>1,52</text:p>
          </table:table-cell>
          <table:table-cell office:value-type="string">
            <text:p>5,85</text:p>
          </table:table-cell>
          <table:table-cell office:value-type="string">
            <text:p>2,55</text:p>
          </table:table-cell>
          <table:table-cell office:value-type="string">
            <text:p>2,42</text:p>
          </table:table-cell>
          <table:table-cell office:value-type="string">
            <text:p>3,25</text:p>
          </table:table-cell>
        </table:table-row>
        <table:table-row table:style-name="ro1">
          <table:table-cell office:value-type="string">
            <text:p>6301014.Desodorante</text:p>
          </table:table-cell>
          <table:table-cell office:value-type="string">
            <text:p>2,34</text:p>
          </table:table-cell>
          <table:table-cell office:value-type="string">
            <text:p>5,99</text:p>
          </table:table-cell>
          <table:table-cell office:value-type="string">
            <text:p>10,30</text:p>
          </table:table-cell>
          <table:table-cell office:value-type="string">
            <text:p>3,97</text:p>
          </table:table-cell>
          <table:table-cell office:value-type="string">
            <text:p>-0,53</text:p>
          </table:table-cell>
          <table:table-cell office:value-type="string">
            <text:p>2,93</text:p>
          </table:table-cell>
        </table:table-row>
        <table:table-row table:style-name="ro1">
          <table:table-cell office:value-type="string">
            <text:p>6301015.Absorvente higiênico</text:p>
          </table:table-cell>
          <table:table-cell office:value-type="string">
            <text:p>-0,01</text:p>
          </table:table-cell>
          <table:table-cell office:value-type="string">
            <text:p>-0,32</text:p>
          </table:table-cell>
          <table:table-cell office:value-type="string">
            <text:p>-1,35</text:p>
          </table:table-cell>
          <table:table-cell office:value-type="string">
            <text:p>8,92</text:p>
          </table:table-cell>
          <table:table-cell office:value-type="string">
            <text:p>2,15</text:p>
          </table:table-cell>
          <table:table-cell office:value-type="string">
            <text:p>0,95</text:p>
          </table:table-cell>
        </table:table-row>
        <table:table-row table:style-name="ro1">
          <table:table-cell office:value-type="string">
            <text:p>6301016.Sabonete</text:p>
          </table:table-cell>
          <table:table-cell office:value-type="string">
            <text:p>-5,39</text:p>
          </table:table-cell>
          <table:table-cell office:value-type="string">
            <text:p>3,34</text:p>
          </table:table-cell>
          <table:table-cell office:value-type="string">
            <text:p>24,38</text:p>
          </table:table-cell>
          <table:table-cell office:value-type="string">
            <text:p>2,64</text:p>
          </table:table-cell>
          <table:table-cell office:value-type="string">
            <text:p>0,28</text:p>
          </table:table-cell>
          <table:table-cell office:value-type="string">
            <text:p>10,85</text:p>
          </table:table-cell>
        </table:table-row>
        <table:table-row table:style-name="ro1">
          <table:table-cell office:value-type="string">
            <text:p>6301017.Papel higiênico</text:p>
          </table:table-cell>
          <table:table-cell office:value-type="string">
            <text:p>1,04</text:p>
          </table:table-cell>
          <table:table-cell office:value-type="string">
            <text:p>2,87</text:p>
          </table:table-cell>
          <table:table-cell office:value-type="string">
            <text:p>7,92</text:p>
          </table:table-cell>
          <table:table-cell office:value-type="string">
            <text:p>1,88</text:p>
          </table:table-cell>
          <table:table-cell office:value-type="string">
            <text:p>6,86</text:p>
          </table:table-cell>
          <table:table-cell office:value-type="string">
            <text:p>6,91</text:p>
          </table:table-cell>
        </table:table-row>
        <table:table-row table:style-name="ro1">
          <table:table-cell office:value-type="string">
            <text:p>6301020.Artigos de maquiagem</text:p>
          </table:table-cell>
          <table:table-cell office:value-type="string">
            <text:p>6,58</text:p>
          </table:table-cell>
          <table:table-cell office:value-type="string">
            <text:p>3,95</text:p>
          </table:table-cell>
          <table:table-cell office:value-type="string">
            <text:p>9,18</text:p>
          </table:table-cell>
          <table:table-cell office:value-type="string">
            <text:p>0,68</text:p>
          </table:table-cell>
          <table:table-cell office:value-type="string">
            <text:p>1,93</text:p>
          </table:table-cell>
          <table:table-cell office:value-type="string">
            <text:p>3,28</text:p>
          </table:table-cell>
        </table:table-row>
        <table:table-row table:style-name="ro1">
          <table:table-cell office:value-type="string">
            <text:p>7.Despesas pessoais</text:p>
          </table:table-cell>
          <table:table-cell office:value-type="string">
            <text:p>7,23</text:p>
          </table:table-cell>
          <table:table-cell office:value-type="string">
            <text:p>6,53</text:p>
          </table:table-cell>
          <table:table-cell office:value-type="string">
            <text:p>7,35</text:p>
          </table:table-cell>
          <table:table-cell office:value-type="string">
            <text:p>8,03</text:p>
          </table:table-cell>
          <table:table-cell office:value-type="string">
            <text:p>7,37</text:p>
          </table:table-cell>
          <table:table-cell office:value-type="string">
            <text:p>8,61</text:p>
          </table:table-cell>
        </table:table-row>
        <table:table-row table:style-name="ro1">
          <table:table-cell office:value-type="string">
            <text:p>71.Serviços pessoais</text:p>
          </table:table-cell>
          <table:table-cell office:value-type="string">
            <text:p>7,99</text:p>
          </table:table-cell>
          <table:table-cell office:value-type="string">
            <text:p>7,57</text:p>
          </table:table-cell>
          <table:table-cell office:value-type="string">
            <text:p>9,66</text:p>
          </table:table-cell>
          <table:table-cell office:value-type="string">
            <text:p>7,50</text:p>
          </table:table-cell>
          <table:table-cell office:value-type="string">
            <text:p>9,38</text:p>
          </table:table-cell>
          <table:table-cell office:value-type="string">
            <text:p>11,04</text:p>
          </table:table-cell>
        </table:table-row>
        <table:table-row table:style-name="ro1">
          <table:table-cell office:value-type="string">
            <text:p>7101.Serviços pessoais</text:p>
          </table:table-cell>
          <table:table-cell office:value-type="string">
            <text:p>7,99</text:p>
          </table:table-cell>
          <table:table-cell office:value-type="string">
            <text:p>7,57</text:p>
          </table:table-cell>
          <table:table-cell office:value-type="string">
            <text:p>9,66</text:p>
          </table:table-cell>
          <table:table-cell office:value-type="string">
            <text:p>7,50</text:p>
          </table:table-cell>
          <table:table-cell office:value-type="string">
            <text:p>9,38</text:p>
          </table:table-cell>
          <table:table-cell office:value-type="string">
            <text:p>11,04</text:p>
          </table:table-cell>
        </table:table-row>
        <table:table-row table:style-name="ro1">
          <table:table-cell office:value-type="string">
            <text:p>7101001.Costureira</text:p>
          </table:table-cell>
          <table:table-cell office:value-type="string">
            <text:p>2,60</text:p>
          </table:table-cell>
          <table:table-cell office:value-type="string">
            <text:p>4,75</text:p>
          </table:table-cell>
          <table:table-cell office:value-type="string">
            <text:p>12,15</text:p>
          </table:table-cell>
          <table:table-cell office:value-type="string">
            <text:p>11,79</text:p>
          </table:table-cell>
          <table:table-cell office:value-type="string">
            <text:p>11,78</text:p>
          </table:table-cell>
          <table:table-cell office:value-type="string">
            <text:p>10,67</text:p>
          </table:table-cell>
        </table:table-row>
        <table:table-row table:style-name="ro1">
          <table:table-cell office:value-type="string">
            <text:p>7101005.Manicure e pedicure</text:p>
          </table:table-cell>
          <table:table-cell office:value-type="string">
            <text:p>4,53</text:p>
          </table:table-cell>
          <table:table-cell office:value-type="string">
            <text:p>5,27</text:p>
          </table:table-cell>
          <table:table-cell office:value-type="string">
            <text:p>8,79</text:p>
          </table:table-cell>
          <table:table-cell office:value-type="string">
            <text:p>9,39</text:p>
          </table:table-cell>
          <table:table-cell office:value-type="string">
            <text:p>8,32</text:p>
          </table:table-cell>
          <table:table-cell office:value-type="string">
            <text:p>11,29</text:p>
          </table:table-cell>
        </table:table-row>
        <table:table-row table:style-name="ro1">
          <table:table-cell office:value-type="string">
            <text:p>7101008.Barbeiro</text:p>
          </table:table-cell>
          <table:table-cell office:value-type="string">
            <text:p>5,50</text:p>
          </table:table-cell>
          <table:table-cell office:value-type="string">
            <text:p>2,81</text:p>
          </table:table-cell>
          <table:table-cell office:value-type="string">
            <text:p>5,43</text:p>
          </table:table-cell>
          <table:table-cell office:value-type="string">
            <text:p>10,32</text:p>
          </table:table-cell>
          <table:table-cell office:value-type="string">
            <text:p>7,24</text:p>
          </table:table-cell>
          <table:table-cell office:value-type="string">
            <text:p>10,93</text:p>
          </table:table-cell>
        </table:table-row>
        <table:table-row table:style-name="ro1">
          <table:table-cell office:value-type="string">
            <text:p>7101009.Cabeleireiro</text:p>
          </table:table-cell>
          <table:table-cell office:value-type="string">
            <text:p>5,08</text:p>
          </table:table-cell>
          <table:table-cell office:value-type="string">
            <text:p>7,53</text:p>
          </table:table-cell>
          <table:table-cell office:value-type="string">
            <text:p>6,79</text:p>
          </table:table-cell>
          <table:table-cell office:value-type="string">
            <text:p>7,84</text:p>
          </table:table-cell>
          <table:table-cell office:value-type="string">
            <text:p>8,16</text:p>
          </table:table-cell>
          <table:table-cell office:value-type="string">
            <text:p>9,88</text:p>
          </table:table-cell>
        </table:table-row>
        <table:table-row table:style-name="ro1">
          <table:table-cell office:value-type="string">
            <text:p>7101010.Empregado doméstico</text:p>
          </table:table-cell>
          <table:table-cell office:value-type="string">
            <text:p>10,73</text:p>
          </table:table-cell>
          <table:table-cell office:value-type="string">
            <text:p>9,51</text:p>
          </table:table-cell>
          <table:table-cell office:value-type="string">
            <text:p>11,04</text:p>
          </table:table-cell>
          <table:table-cell office:value-type="string">
            <text:p>8,73</text:p>
          </table:table-cell>
          <table:table-cell office:value-type="string">
            <text:p>11,82</text:p>
          </table:table-cell>
          <table:table-cell office:value-type="string">
            <text:p>11,37</text:p>
          </table:table-cell>
        </table:table-row>
        <table:table-row table:style-name="ro1">
          <table:table-cell office:value-type="string">
            <text:p>7101014.Depilação</text:p>
          </table:table-cell>
          <table:table-cell office:value-type="string">
            <text:p>7,43</text:p>
          </table:table-cell>
          <table:table-cell office:value-type="string">
            <text:p>6,67</text:p>
          </table:table-cell>
          <table:table-cell office:value-type="string">
            <text:p>12,28</text:p>
          </table:table-cell>
          <table:table-cell office:value-type="string">
            <text:p>7,31</text:p>
          </table:table-cell>
          <table:table-cell office:value-type="string">
            <text:p>13,90</text:p>
          </table:table-cell>
          <table:table-cell office:value-type="string">
            <text:p>10,02</text:p>
          </table:table-cell>
        </table:table-row>
        <table:table-row table:style-name="ro1">
          <table:table-cell office:value-type="string">
            <text:p>7101034.Cartório</text:p>
          </table:table-cell>
          <table:table-cell office:value-type="string">
            <text:p>4,06</text:p>
          </table:table-cell>
          <table:table-cell office:value-type="string">
            <text:p>4,52</text:p>
          </table:table-cell>
          <table:table-cell office:value-type="string">
            <text:p>3,13</text:p>
          </table:table-cell>
          <table:table-cell office:value-type="string">
            <text:p>5,48</text:p>
          </table:table-cell>
          <table:table-cell office:value-type="string">
            <text:p>5,18</text:p>
          </table:table-cell>
          <table:table-cell office:value-type="string">
            <text:p>5,37</text:p>
          </table:table-cell>
        </table:table-row>
        <table:table-row table:style-name="ro1">
          <table:table-cell office:value-type="string">
            <text:p>7101036.Despachante</text:p>
          </table:table-cell>
          <table:table-cell office:value-type="string">
            <text:p>2,88</text:p>
          </table:table-cell>
          <table:table-cell office:value-type="string">
            <text:p>0,39</text:p>
          </table:table-cell>
          <table:table-cell office:value-type="string">
            <text:p>1,54</text:p>
          </table:table-cell>
          <table:table-cell office:value-type="string">
            <text:p>4,95</text:p>
          </table:table-cell>
          <table:table-cell office:value-type="string">
            <text:p>5,17</text:p>
          </table:table-cell>
          <table:table-cell office:value-type="string">
            <text:p>8,10</text:p>
          </table:table-cell>
        </table:table-row>
        <table:table-row table:style-name="ro1">
          <table:table-cell office:value-type="string">
            <text:p>7101076.Serviço bancário</text:p>
          </table:table-cell>
          <table:table-cell office:value-type="string">
            <text:p>4,32</text:p>
          </table:table-cell>
          <table:table-cell office:value-type="string">
            <text:p>0,48</text:p>
          </table:table-cell>
          <table:table-cell office:value-type="string">
            <text:p>9,52</text:p>
          </table:table-cell>
          <table:table-cell office:value-type="string">
            <text:p>-1,57</text:p>
          </table:table-cell>
          <table:table-cell office:value-type="string">
            <text:p>-1,55</text:p>
          </table:table-cell>
          <table:table-cell office:value-type="string">
            <text:p>12,46</text:p>
          </table:table-cell>
        </table:table-row>
        <table:table-row table:style-name="ro1">
          <table:table-cell office:value-type="string">
            <text:p>7101090.Conselho de classe</text:p>
          </table:table-cell>
          <table:table-cell office:value-type="string">
            <text:p>6,21</text:p>
          </table:table-cell>
          <table:table-cell office:value-type="string">
            <text:p>4,87</text:p>
          </table:table-cell>
          <table:table-cell office:value-type="string">
            <text:p>3,08</text:p>
          </table:table-cell>
          <table:table-cell office:value-type="string">
            <text:p>9,65</text:p>
          </table:table-cell>
          <table:table-cell office:value-type="string">
            <text:p>3,88</text:p>
          </table:table-cell>
          <table:table-cell office:value-type="string">
            <text:p>6,05</text:p>
          </table:table-cell>
        </table:table-row>
        <table:table-row table:style-name="ro1">
          <table:table-cell office:value-type="string">
            <text:p>72.Recreação, fumo e filmes</text:p>
          </table:table-cell>
          <table:table-cell office:value-type="string">
            <text:p>6,41</text:p>
          </table:table-cell>
          <table:table-cell office:value-type="string">
            <text:p>5,39</text:p>
          </table:table-cell>
          <table:table-cell office:value-type="string">
            <text:p>4,77</text:p>
          </table:table-cell>
          <table:table-cell office:value-type="string">
            <text:p>8,65</text:p>
          </table:table-cell>
          <table:table-cell office:value-type="string">
            <text:p>5,04</text:p>
          </table:table-cell>
          <table:table-cell office:value-type="string">
            <text:p>5,68</text:p>
          </table:table-cell>
        </table:table-row>
        <table:table-row table:style-name="ro1">
          <table:table-cell office:value-type="string">
            <text:p>7201.Recreação</text:p>
          </table:table-cell>
          <table:table-cell office:value-type="string">
            <text:p>6,22</text:p>
          </table:table-cell>
          <table:table-cell office:value-type="string">
            <text:p>4,87</text:p>
          </table:table-cell>
          <table:table-cell office:value-type="string">
            <text:p>4,75</text:p>
          </table:table-cell>
          <table:table-cell office:value-type="string">
            <text:p>4,65</text:p>
          </table:table-cell>
          <table:table-cell office:value-type="string">
            <text:p>5,31</text:p>
          </table:table-cell>
          <table:table-cell office:value-type="string">
            <text:p>5,91</text:p>
          </table:table-cell>
        </table:table-row>
        <table:table-row table:style-name="ro1">
          <table:table-cell office:value-type="string">
            <text:p>7201001.Cinema</text:p>
          </table:table-cell>
          <table:table-cell office:value-type="string">
            <text:p>6,88</text:p>
          </table:table-cell>
          <table:table-cell office:value-type="string">
            <text:p>5,33</text:p>
          </table:table-cell>
          <table:table-cell office:value-type="string">
            <text:p>0,69</text:p>
          </table:table-cell>
          <table:table-cell office:value-type="string">
            <text:p>5,61</text:p>
          </table:table-cell>
          <table:table-cell office:value-type="string">
            <text:p>7,76</text:p>
          </table:table-cell>
          <table:table-cell office:value-type="string">
            <text:p>8,45</text:p>
          </table:table-cell>
        </table:table-row>
        <table:table-row table:style-name="ro1">
          <table:table-cell office:value-type="string">
            <text:p>7201003.Ingresso para jogo</text:p>
          </table:table-cell>
          <table:table-cell office:value-type="string">
            <text:p>5,90</text:p>
          </table:table-cell>
          <table:table-cell office:value-type="string">
            <text:p>7,80</text:p>
          </table:table-cell>
          <table:table-cell office:value-type="string">
            <text:p>40,12</text:p>
          </table:table-cell>
          <table:table-cell office:value-type="string">
            <text:p>2,80</text:p>
          </table:table-cell>
          <table:table-cell office:value-type="string">
            <text:p>31,08</text:p>
          </table:table-cell>
          <table:table-cell office:value-type="string">
            <text:p>8,64</text:p>
          </table:table-cell>
        </table:table-row>
        <table:table-row table:style-name="ro1">
          <table:table-cell office:value-type="string">
            <text:p>7201006.Clube</text:p>
          </table:table-cell>
          <table:table-cell office:value-type="string">
            <text:p>6,42</text:p>
          </table:table-cell>
          <table:table-cell office:value-type="string">
            <text:p>7,62</text:p>
          </table:table-cell>
          <table:table-cell office:value-type="string">
            <text:p>3,84</text:p>
          </table:table-cell>
          <table:table-cell office:value-type="string">
            <text:p>8,54</text:p>
          </table:table-cell>
          <table:table-cell office:value-type="string">
            <text:p>8,33</text:p>
          </table:table-cell>
          <table:table-cell office:value-type="string">
            <text:p>9,67</text:p>
          </table:table-cell>
        </table:table-row>
        <table:table-row table:style-name="ro1">
          <table:table-cell office:value-type="string">
            <text:p>7201008.Disco laser</text:p>
          </table:table-cell>
          <table:table-cell office:value-type="string">
            <text:p>4,62</text:p>
          </table:table-cell>
          <table:table-cell office:value-type="string">
            <text:p>1,35</text:p>
          </table:table-cell>
          <table:table-cell office:value-type="string">
            <text:p>5,91</text:p>
          </table:table-cell>
          <table:table-cell office:value-type="string">
            <text:p>0,20</text:p>
          </table:table-cell>
          <table:table-cell office:value-type="string">
            <text:p>-4,83</text:p>
          </table:table-cell>
          <table:table-cell office:value-type="string">
            <text:p>-8,28</text:p>
          </table:table-cell>
        </table:table-row>
        <table:table-row table:style-name="ro1">
          <table:table-cell office:value-type="string">
            <text:p>7201010.Instrumento musical</text:p>
          </table:table-cell>
          <table:table-cell office:value-type="string">
            <text:p>6,37</text:p>
          </table:table-cell>
          <table:table-cell office:value-type="string">
            <text:p>0,45</text:p>
          </table:table-cell>
          <table:table-cell office:value-type="string">
            <text:p>3,03</text:p>
          </table:table-cell>
          <table:table-cell office:value-type="string">
            <text:p>4,38</text:p>
          </table:table-cell>
          <table:table-cell office:value-type="string">
            <text:p>-2,12</text:p>
          </table:table-cell>
          <table:table-cell office:value-type="string">
            <text:p>-6,10</text:p>
          </table:table-cell>
        </table:table-row>
        <table:table-row table:style-name="ro1">
          <table:table-cell office:value-type="string">
            <text:p>7201018.Compra e tratamento de animais</text:p>
          </table:table-cell>
          <table:table-cell office:value-type="string">
            <text:p>3,50</text:p>
          </table:table-cell>
          <table:table-cell office:value-type="string">
            <text:p>5,24</text:p>
          </table:table-cell>
          <table:table-cell office:value-type="string">
            <text:p>4,23</text:p>
          </table:table-cell>
          <table:table-cell office:value-type="string">
            <text:p>3,63</text:p>
          </table:table-cell>
          <table:table-cell office:value-type="string">
            <text:p>9,38</text:p>
          </table:table-cell>
          <table:table-cell office:value-type="string">
            <text:p>8,61</text:p>
          </table:table-cell>
        </table:table-row>
        <table:table-row table:style-name="ro1">
          <table:table-cell office:value-type="string">
            <text:p>7201019.Bicicleta</text:p>
          </table:table-cell>
          <table:table-cell office:value-type="string">
            <text:p>4,84</text:p>
          </table:table-cell>
          <table:table-cell office:value-type="string">
            <text:p>3,20</text:p>
          </table:table-cell>
          <table:table-cell office:value-type="string">
            <text:p>3,62</text:p>
          </table:table-cell>
          <table:table-cell office:value-type="string">
            <text:p>6,30</text:p>
          </table:table-cell>
          <table:table-cell office:value-type="string">
            <text:p>1,67</text:p>
          </table:table-cell>
          <table:table-cell office:value-type="string">
            <text:p>2,19</text:p>
          </table:table-cell>
        </table:table-row>
        <table:table-row table:style-name="ro1">
          <table:table-cell office:value-type="string">
            <text:p>7201020.Alimento para animais</text:p>
          </table:table-cell>
          <table:table-cell office:value-type="string">
            <text:p>10,52</text:p>
          </table:table-cell>
          <table:table-cell office:value-type="string">
            <text:p>7,25</text:p>
          </table:table-cell>
          <table:table-cell office:value-type="string">
            <text:p>14,39</text:p>
          </table:table-cell>
          <table:table-cell office:value-type="string">
            <text:p>3,67</text:p>
          </table:table-cell>
          <table:table-cell office:value-type="string">
            <text:p>1,49</text:p>
          </table:table-cell>
          <table:table-cell office:value-type="string">
            <text:p>1,67</text:p>
          </table:table-cell>
        </table:table-row>
        <table:table-row table:style-name="ro1">
          <table:table-cell office:value-type="string">
            <text:p>7201023.Brinquedo</text:p>
          </table:table-cell>
          <table:table-cell office:value-type="string">
            <text:p>7,98</text:p>
          </table:table-cell>
          <table:table-cell office:value-type="string">
            <text:p>7,88</text:p>
          </table:table-cell>
          <table:table-cell office:value-type="string">
            <text:p>0,15</text:p>
          </table:table-cell>
          <table:table-cell office:value-type="string">
            <text:p>5,08</text:p>
          </table:table-cell>
          <table:table-cell office:value-type="string">
            <text:p>4,33</text:p>
          </table:table-cell>
          <table:table-cell office:value-type="string">
            <text:p>4,04</text:p>
          </table:table-cell>
        </table:table-row>
        <table:table-row table:style-name="ro1">
          <table:table-cell office:value-type="string">
            <text:p>7201052.Aluguel de DVD e fita de videocassete</text:p>
          </table:table-cell>
          <table:table-cell office:value-type="string">
            <text:p>3,80</text:p>
          </table:table-cell>
          <table:table-cell office:value-type="string">
            <text:p>0,74</text:p>
          </table:table-cell>
          <table:table-cell office:value-type="string">
            <text:p>1,67</text:p>
          </table:table-cell>
          <table:table-cell office:value-type="string">
            <text:p>1,81</text:p>
          </table:table-cell>
          <table:table-cell office:value-type="string">
            <text:p>7,04</text:p>
          </table:table-cell>
          <table:table-cell office:value-type="string">
            <text:p>5,88</text:p>
          </table:table-cell>
        </table:table-row>
        <table:table-row table:style-name="ro1">
          <table:table-cell office:value-type="string">
            <text:p>7201054.Boate, danceteria e discoteca</text:p>
          </table:table-cell>
          <table:table-cell office:value-type="string">
            <text:p>7,79</text:p>
          </table:table-cell>
          <table:table-cell office:value-type="string">
            <text:p>6,15</text:p>
          </table:table-cell>
          <table:table-cell office:value-type="string">
            <text:p>-3,38</text:p>
          </table:table-cell>
          <table:table-cell office:value-type="string">
            <text:p>4,83</text:p>
          </table:table-cell>
          <table:table-cell office:value-type="string">
            <text:p>5,25</text:p>
          </table:table-cell>
          <table:table-cell office:value-type="string">
            <text:p>5,95</text:p>
          </table:table-cell>
        </table:table-row>
        <table:table-row table:style-name="ro1">
          <table:table-cell office:value-type="string">
            <text:p>7201063.Jogos de azar</text:p>
          </table:table-cell>
          <table:table-cell office:value-type="string">
            <text:p>0,00</text:p>
          </table:table-cell>
          <table:table-cell office:value-type="string">
            <text:p>0,05</text:p>
          </table:table-cell>
          <table:table-cell office:value-type="string">
            <text:p>2,12</text:p>
          </table:table-cell>
          <table:table-cell office:value-type="string">
            <text:p>4,56</text:p>
          </table:table-cell>
          <table:table-cell office:value-type="string">
            <text:p>0,00</text:p>
          </table:table-cell>
          <table:table-cell office:value-type="string">
            <text:p>10,67</text:p>
          </table:table-cell>
        </table:table-row>
        <table:table-row table:style-name="ro1">
          <table:table-cell office:value-type="string">
            <text:p>7201068.Motel</text:p>
          </table:table-cell>
          <table:table-cell office:value-type="string">
            <text:p>1,88</text:p>
          </table:table-cell>
          <table:table-cell office:value-type="string">
            <text:p>8,78</text:p>
          </table:table-cell>
          <table:table-cell office:value-type="string">
            <text:p>6,97</text:p>
          </table:table-cell>
          <table:table-cell office:value-type="string">
            <text:p>12,04</text:p>
          </table:table-cell>
          <table:table-cell office:value-type="string">
            <text:p>13,86</text:p>
          </table:table-cell>
          <table:table-cell office:value-type="string">
            <text:p>2,72</text:p>
          </table:table-cell>
        </table:table-row>
        <table:table-row table:style-name="ro1">
          <table:table-cell office:value-type="string">
            <text:p>7201083.Material esportivo</text:p>
          </table:table-cell>
          <table:table-cell office:value-type="string">
            <text:p>9,92</text:p>
          </table:table-cell>
          <table:table-cell office:value-type="string">
            <text:p>-2,61</text:p>
          </table:table-cell>
          <table:table-cell office:value-type="string">
            <text:p>-5,59</text:p>
          </table:table-cell>
          <table:table-cell office:value-type="string">
            <text:p>13,24</text:p>
          </table:table-cell>
          <table:table-cell office:value-type="string">
            <text:p>0,76</text:p>
          </table:table-cell>
          <table:table-cell office:value-type="string">
            <text:p>8,51</text:p>
          </table:table-cell>
        </table:table-row>
        <table:table-row table:style-name="ro1">
          <table:table-cell office:value-type="string">
            <text:p>7201090.Hotel</text:p>
          </table:table-cell>
          <table:table-cell office:value-type="string">
            <text:p>9,12</text:p>
          </table:table-cell>
          <table:table-cell office:value-type="string">
            <text:p>6,67</text:p>
          </table:table-cell>
          <table:table-cell office:value-type="string">
            <text:p>12,81</text:p>
          </table:table-cell>
          <table:table-cell office:value-type="string">
            <text:p>8,26</text:p>
          </table:table-cell>
          <table:table-cell office:value-type="string">
            <text:p>11,31</text:p>
          </table:table-cell>
          <table:table-cell office:value-type="string">
            <text:p>17,19</text:p>
          </table:table-cell>
        </table:table-row>
        <table:table-row table:style-name="ro1">
          <table:table-cell office:value-type="string">
            <text:p>7201095.Excursão</text:p>
          </table:table-cell>
          <table:table-cell office:value-type="string">
            <text:p>15,06</text:p>
          </table:table-cell>
          <table:table-cell office:value-type="string">
            <text:p>6,50</text:p>
          </table:table-cell>
          <table:table-cell office:value-type="string">
            <text:p>16,52</text:p>
          </table:table-cell>
          <table:table-cell office:value-type="string">
            <text:p>-2,27</text:p>
          </table:table-cell>
          <table:table-cell office:value-type="string">
            <text:p>13,05</text:p>
          </table:table-cell>
          <table:table-cell office:value-type="string">
            <text:p>1,15</text:p>
          </table:table-cell>
        </table:table-row>
        <table:table-row table:style-name="ro1">
          <table:table-cell office:value-type="string">
            <text:p>7202.Fumo</text:p>
          </table:table-cell>
          <table:table-cell office:value-type="string">
            <text:p>11,27</text:p>
          </table:table-cell>
          <table:table-cell office:value-type="string">
            <text:p>9,65</text:p>
          </table:table-cell>
          <table:table-cell office:value-type="string">
            <text:p>6,09</text:p>
          </table:table-cell>
          <table:table-cell office:value-type="string">
            <text:p>27,00</text:p>
          </table:table-cell>
          <table:table-cell office:value-type="string">
            <text:p>4,96</text:p>
          </table:table-cell>
          <table:table-cell office:value-type="string">
            <text:p>4,76</text:p>
          </table:table-cell>
        </table:table-row>
        <table:table-row table:style-name="ro1">
          <table:table-cell office:value-type="string">
            <text:p>7202041.Cigarro</text:p>
          </table:table-cell>
          <table:table-cell office:value-type="string">
            <text:p>11,27</text:p>
          </table:table-cell>
          <table:table-cell office:value-type="string">
            <text:p>9,65</text:p>
          </table:table-cell>
          <table:table-cell office:value-type="string">
            <text:p>6,09</text:p>
          </table:table-cell>
          <table:table-cell office:value-type="string">
            <text:p>27,00</text:p>
          </table:table-cell>
          <table:table-cell office:value-type="string">
            <text:p>4,96</text:p>
          </table:table-cell>
          <table:table-cell office:value-type="string">
            <text:p>4,76</text:p>
          </table:table-cell>
        </table:table-row>
        <table:table-row table:style-name="ro1">
          <table:table-cell office:value-type="string">
            <text:p>7203.Fotografia e filmagem</text:p>
          </table:table-cell>
          <table:table-cell office:value-type="string">
            <text:p>-0,17</text:p>
          </table:table-cell>
          <table:table-cell office:value-type="string">
            <text:p>-1,12</text:p>
          </table:table-cell>
          <table:table-cell office:value-type="string">
            <text:p>0,40</text:p>
          </table:table-cell>
          <table:table-cell office:value-type="string">
            <text:p>0,02</text:p>
          </table:table-cell>
          <table:table-cell office:value-type="string">
            <text:p>1,21</text:p>
          </table:table-cell>
          <table:table-cell office:value-type="string">
            <text:p>6,39</text:p>
          </table:table-cell>
        </table:table-row>
        <table:table-row table:style-name="ro1">
          <table:table-cell office:value-type="string">
            <text:p>7203001.Máquina fotográfica</text:p>
          </table:table-cell>
          <table:table-cell office:value-type="string">
            <text:p>4,81</text:p>
          </table:table-cell>
          <table:table-cell office:value-type="string">
            <text:p>3,50</text:p>
          </table:table-cell>
          <table:table-cell office:value-type="string">
            <text:p>-6,33</text:p>
          </table:table-cell>
          <table:table-cell office:value-type="string">
            <text:p>-13,16</text:p>
          </table:table-cell>
          <table:table-cell office:value-type="string">
            <text:p>-6,84</text:p>
          </table:table-cell>
          <table:table-cell office:value-type="string">
            <text:p>-3,51</text:p>
          </table:table-cell>
        </table:table-row>
        <table:table-row table:style-name="ro1">
          <table:table-cell office:value-type="string">
            <text:p>7203002.Filme e flash descartável</text:p>
          </table:table-cell>
          <table:table-cell office:value-type="string">
            <text:p>-0,17</text:p>
          </table:table-cell>
          <table:table-cell office:value-type="string">
            <text:p>-5,92</text:p>
          </table:table-cell>
          <table:table-cell office:value-type="string">
            <text:p>-0,94</text:p>
          </table:table-cell>
          <table:table-cell office:value-type="string">
            <text:p>0,50</text:p>
          </table:table-cell>
          <table:table-cell office:value-type="string">
            <text:p>0,22</text:p>
          </table:table-cell>
          <table:table-cell office:value-type="string">
            <text:p>4,46</text:p>
          </table:table-cell>
        </table:table-row>
        <table:table-row table:style-name="ro1">
          <table:table-cell office:value-type="string">
            <text:p>7203003.Revelação e cópia</text:p>
          </table:table-cell>
          <table:table-cell office:value-type="string">
            <text:p>-0,79</text:p>
          </table:table-cell>
          <table:table-cell office:value-type="string">
            <text:p>0,17</text:p>
          </table:table-cell>
          <table:table-cell office:value-type="string">
            <text:p>1,05</text:p>
          </table:table-cell>
          <table:table-cell office:value-type="string">
            <text:p>0,36</text:p>
          </table:table-cell>
          <table:table-cell office:value-type="string">
            <text:p>1,74</text:p>
          </table:table-cell>
          <table:table-cell office:value-type="string">
            <text:p>7,21</text:p>
          </table:table-cell>
        </table:table-row>
        <table:table-row table:style-name="ro1">
          <table:table-cell office:value-type="string">
            <text:p>8.Educação</text:p>
          </table:table-cell>
          <table:table-cell office:value-type="string">
            <text:p>6,25</text:p>
          </table:table-cell>
          <table:table-cell office:value-type="string">
            <text:p>4,18</text:p>
          </table:table-cell>
          <table:table-cell office:value-type="string">
            <text:p>4,56</text:p>
          </table:table-cell>
          <table:table-cell office:value-type="string">
            <text:p>6,13</text:p>
          </table:table-cell>
          <table:table-cell office:value-type="string">
            <text:p>6,22</text:p>
          </table:table-cell>
          <table:table-cell office:value-type="string">
            <text:p>8,06</text:p>
          </table:table-cell>
        </table:table-row>
        <table:table-row table:style-name="ro1">
          <table:table-cell office:value-type="string">
            <text:p>81.Cursos, leitura e papelaria</text:p>
          </table:table-cell>
          <table:table-cell office:value-type="string">
            <text:p>6,25</text:p>
          </table:table-cell>
          <table:table-cell office:value-type="string">
            <text:p>4,18</text:p>
          </table:table-cell>
          <table:table-cell office:value-type="string">
            <text:p>4,56</text:p>
          </table:table-cell>
          <table:table-cell office:value-type="string">
            <text:p>6,13</text:p>
          </table:table-cell>
          <table:table-cell office:value-type="string">
            <text:p>6,22</text:p>
          </table:table-cell>
          <table:table-cell office:value-type="string">
            <text:p>8,06</text:p>
          </table:table-cell>
        </table:table-row>
        <table:table-row table:style-name="ro1">
          <table:table-cell office:value-type="string">
            <text:p>8101.Cursos</text:p>
          </table:table-cell>
          <table:table-cell office:value-type="string">
            <text:p>6,79</text:p>
          </table:table-cell>
          <table:table-cell office:value-type="string">
            <text:p>5,04</text:p>
          </table:table-cell>
          <table:table-cell office:value-type="string">
            <text:p>4,75</text:p>
          </table:table-cell>
          <table:table-cell office:value-type="string">
            <text:p>5,94</text:p>
          </table:table-cell>
          <table:table-cell office:value-type="string">
            <text:p>6,64</text:p>
          </table:table-cell>
          <table:table-cell office:value-type="string">
            <text:p>8,09</text:p>
          </table:table-cell>
        </table:table-row>
        <table:table-row table:style-name="ro1">
          <table:table-cell office:value-type="string">
            <text:p>8101001.Creche</text:p>
          </table:table-cell>
          <table:table-cell office:value-type="string">
            <text:p>7,65</text:p>
          </table:table-cell>
          <table:table-cell office:value-type="string">
            <text:p>11,75</text:p>
          </table:table-cell>
          <table:table-cell table:number-columns-repeated="2" office:value-type="string">
            <text:p>7,04</text:p>
          </table:table-cell>
          <table:table-cell office:value-type="string">
            <text:p>6,80</text:p>
          </table:table-cell>
          <table:table-cell office:value-type="string">
            <text:p>8,76</text:p>
          </table:table-cell>
        </table:table-row>
        <table:table-row table:style-name="ro1">
          <table:table-cell office:value-type="string">
            <text:p>8101002.Educação infantil</text:p>
          </table:table-cell>
          <table:table-cell office:value-type="string">
            <text:p>8,32</text:p>
          </table:table-cell>
          <table:table-cell office:value-type="string">
            <text:p>6,53</text:p>
          </table:table-cell>
          <table:table-cell office:value-type="string">
            <text:p>6,21</text:p>
          </table:table-cell>
          <table:table-cell office:value-type="string">
            <text:p>6,64</text:p>
          </table:table-cell>
          <table:table-cell office:value-type="string">
            <text:p>7,74</text:p>
          </table:table-cell>
          <table:table-cell office:value-type="string">
            <text:p>8,96</text:p>
          </table:table-cell>
        </table:table-row>
        <table:table-row table:style-name="ro1">
          <table:table-cell office:value-type="string">
            <text:p>8101003.Ensino fundamental</text:p>
          </table:table-cell>
          <table:table-cell office:value-type="string">
            <text:p>8,26</text:p>
          </table:table-cell>
          <table:table-cell office:value-type="string">
            <text:p>5,90</text:p>
          </table:table-cell>
          <table:table-cell office:value-type="string">
            <text:p>6,38</text:p>
          </table:table-cell>
          <table:table-cell office:value-type="string">
            <text:p>8,62</text:p>
          </table:table-cell>
          <table:table-cell office:value-type="string">
            <text:p>8,01</text:p>
          </table:table-cell>
          <table:table-cell office:value-type="string">
            <text:p>8,77</text:p>
          </table:table-cell>
        </table:table-row>
        <table:table-row table:style-name="ro1">
          <table:table-cell office:value-type="string">
            <text:p>8101004.Ensino médio</text:p>
          </table:table-cell>
          <table:table-cell office:value-type="string">
            <text:p>7,26</text:p>
          </table:table-cell>
          <table:table-cell office:value-type="string">
            <text:p>5,79</text:p>
          </table:table-cell>
          <table:table-cell office:value-type="string">
            <text:p>5,92</text:p>
          </table:table-cell>
          <table:table-cell office:value-type="string">
            <text:p>8,56</text:p>
          </table:table-cell>
          <table:table-cell office:value-type="string">
            <text:p>8,52</text:p>
          </table:table-cell>
          <table:table-cell office:value-type="string">
            <text:p>8,63</text:p>
          </table:table-cell>
        </table:table-row>
        <table:table-row table:style-name="ro1">
          <table:table-cell office:value-type="string">
            <text:p>8101005.Ensino superior</text:p>
          </table:table-cell>
          <table:table-cell office:value-type="string">
            <text:p>6,61</text:p>
          </table:table-cell>
          <table:table-cell office:value-type="string">
            <text:p>4,06</text:p>
          </table:table-cell>
          <table:table-cell office:value-type="string">
            <text:p>3,29</text:p>
          </table:table-cell>
          <table:table-cell office:value-type="string">
            <text:p>3,26</text:p>
          </table:table-cell>
          <table:table-cell office:value-type="string">
            <text:p>4,87</text:p>
          </table:table-cell>
          <table:table-cell office:value-type="string">
            <text:p>7,30</text:p>
          </table:table-cell>
        </table:table-row>
        <table:table-row table:style-name="ro1">
          <table:table-cell office:value-type="string">
            <text:p>8101006.Pós-graduação</text:p>
          </table:table-cell>
          <table:table-cell office:value-type="string">
            <text:p>0,75</text:p>
          </table:table-cell>
          <table:table-cell office:value-type="string">
            <text:p>1,25</text:p>
          </table:table-cell>
          <table:table-cell office:value-type="string">
            <text:p>0,67</text:p>
          </table:table-cell>
          <table:table-cell office:value-type="string">
            <text:p>6,09</text:p>
          </table:table-cell>
          <table:table-cell office:value-type="string">
            <text:p>6,93</text:p>
          </table:table-cell>
          <table:table-cell office:value-type="string">
            <text:p>7,16</text:p>
          </table:table-cell>
        </table:table-row>
        <table:table-row table:style-name="ro1">
          <table:table-cell office:value-type="string">
            <text:p>8101008.Curso supletivo</text:p>
          </table:table-cell>
          <table:table-cell office:value-type="string">
            <text:p>0,13</text:p>
          </table:table-cell>
          <table:table-cell office:value-type="string">
            <text:p>4,08</text:p>
          </table:table-cell>
          <table:table-cell office:value-type="string">
            <text:p>8,47</text:p>
          </table:table-cell>
          <table:table-cell office:value-type="string">
            <text:p>8,79</text:p>
          </table:table-cell>
          <table:table-cell office:value-type="string">
            <text:p>9,19</text:p>
          </table:table-cell>
          <table:table-cell office:value-type="string">
            <text:p>5,92</text:p>
          </table:table-cell>
        </table:table-row>
        <table:table-row table:style-name="ro1">
          <table:table-cell office:value-type="string">
            <text:p>8102.Leitura</text:p>
          </table:table-cell>
          <table:table-cell office:value-type="string">
            <text:p>2,90</text:p>
          </table:table-cell>
          <table:table-cell office:value-type="string">
            <text:p>1,88</text:p>
          </table:table-cell>
          <table:table-cell office:value-type="string">
            <text:p>2,42</text:p>
          </table:table-cell>
          <table:table-cell office:value-type="string">
            <text:p>4,73</text:p>
          </table:table-cell>
          <table:table-cell office:value-type="string">
            <text:p>2,55</text:p>
          </table:table-cell>
          <table:table-cell office:value-type="string">
            <text:p>5,44</text:p>
          </table:table-cell>
        </table:table-row>
        <table:table-row table:style-name="ro1">
          <table:table-cell office:value-type="string">
            <text:p>8102001.Jornal diário</text:p>
          </table:table-cell>
          <table:table-cell office:value-type="string">
            <text:p>0,18</text:p>
          </table:table-cell>
          <table:table-cell office:value-type="string">
            <text:p>-3,24</text:p>
          </table:table-cell>
          <table:table-cell office:value-type="string">
            <text:p>-1,11</text:p>
          </table:table-cell>
          <table:table-cell office:value-type="string">
            <text:p>5,17</text:p>
          </table:table-cell>
          <table:table-cell office:value-type="string">
            <text:p>-1,18</text:p>
          </table:table-cell>
          <table:table-cell office:value-type="string">
            <text:p>4,44</text:p>
          </table:table-cell>
        </table:table-row>
        <table:table-row table:style-name="ro1">
          <table:table-cell office:value-type="string">
            <text:p>8102002.Assinatura de jornal</text:p>
          </table:table-cell>
          <table:table-cell office:value-type="string">
            <text:p>1,43</text:p>
          </table:table-cell>
          <table:table-cell office:value-type="string">
            <text:p>3,89</text:p>
          </table:table-cell>
          <table:table-cell office:value-type="string">
            <text:p>1,26</text:p>
          </table:table-cell>
          <table:table-cell office:value-type="string">
            <text:p>4,27</text:p>
          </table:table-cell>
          <table:table-cell office:value-type="string">
            <text:p>2,04</text:p>
          </table:table-cell>
          <table:table-cell office:value-type="string">
            <text:p>6,38</text:p>
          </table:table-cell>
        </table:table-row>
        <table:table-row table:style-name="ro1">
          <table:table-cell office:value-type="string">
            <text:p>8102004.Revista</text:p>
          </table:table-cell>
          <table:table-cell office:value-type="string">
            <text:p>6,40</text:p>
          </table:table-cell>
          <table:table-cell office:value-type="string">
            <text:p>-0,17</text:p>
          </table:table-cell>
          <table:table-cell office:value-type="string">
            <text:p>2,54</text:p>
          </table:table-cell>
          <table:table-cell office:value-type="string">
            <text:p>5,28</text:p>
          </table:table-cell>
          <table:table-cell office:value-type="string">
            <text:p>1,34</text:p>
          </table:table-cell>
          <table:table-cell office:value-type="string">
            <text:p>6,61</text:p>
          </table:table-cell>
        </table:table-row>
        <table:table-row table:style-name="ro1">
          <table:table-cell office:value-type="string">
            <text:p>8102005.Livro</text:p>
          </table:table-cell>
          <table:table-cell office:value-type="string">
            <text:p>3,48</text:p>
          </table:table-cell>
          <table:table-cell office:value-type="string">
            <text:p>5,21</text:p>
          </table:table-cell>
          <table:table-cell office:value-type="string">
            <text:p>4,45</text:p>
          </table:table-cell>
          <table:table-cell office:value-type="string">
            <text:p>4,31</text:p>
          </table:table-cell>
          <table:table-cell office:value-type="string">
            <text:p>5,35</text:p>
          </table:table-cell>
          <table:table-cell office:value-type="string">
            <text:p>4,55</text:p>
          </table:table-cell>
        </table:table-row>
        <table:table-row table:style-name="ro1">
          <table:table-cell office:value-type="string">
            <text:p>8103.Papelaria</text:p>
          </table:table-cell>
          <table:table-cell office:value-type="string">
            <text:p>2,70</text:p>
          </table:table-cell>
          <table:table-cell office:value-type="string">
            <text:p>-0,06</text:p>
          </table:table-cell>
          <table:table-cell office:value-type="string">
            <text:p>2,87</text:p>
          </table:table-cell>
          <table:table-cell office:value-type="string">
            <text:p>6,42</text:p>
          </table:table-cell>
          <table:table-cell office:value-type="string">
            <text:p>6,10</text:p>
          </table:table-cell>
          <table:table-cell office:value-type="string">
            <text:p>5,48</text:p>
          </table:table-cell>
        </table:table-row>
        <table:table-row table:style-name="ro1">
          <table:table-cell office:value-type="string">
            <text:p>8103001.Caderno</text:p>
          </table:table-cell>
          <table:table-cell office:value-type="string">
            <text:p>1,27</text:p>
          </table:table-cell>
          <table:table-cell office:value-type="string">
            <text:p>4,61</text:p>
          </table:table-cell>
          <table:table-cell office:value-type="string">
            <text:p>-0,72</text:p>
          </table:table-cell>
          <table:table-cell office:value-type="string">
            <text:p>8,56</text:p>
          </table:table-cell>
          <table:table-cell office:value-type="string">
            <text:p>5,73</text:p>
          </table:table-cell>
          <table:table-cell office:value-type="string">
            <text:p>5,03</text:p>
          </table:table-cell>
        </table:table-row>
        <table:table-row table:style-name="ro1">
          <table:table-cell office:value-type="string">
            <text:p>8103002.Fotocópia</text:p>
          </table:table-cell>
          <table:table-cell office:value-type="string">
            <text:p>-0,21</text:p>
          </table:table-cell>
          <table:table-cell office:value-type="string">
            <text:p>-3,78</text:p>
          </table:table-cell>
          <table:table-cell office:value-type="string">
            <text:p>1,38</text:p>
          </table:table-cell>
          <table:table-cell office:value-type="string">
            <text:p>1,00</text:p>
          </table:table-cell>
          <table:table-cell office:value-type="string">
            <text:p>3,10</text:p>
          </table:table-cell>
          <table:table-cell office:value-type="string">
            <text:p>2,86</text:p>
          </table:table-cell>
        </table:table-row>
        <table:table-row table:style-name="ro1">
          <table:table-cell office:value-type="string">
            <text:p>8103014.Artigos de papelaria</text:p>
          </table:table-cell>
          <table:table-cell office:value-type="string">
            <text:p>3,97</text:p>
          </table:table-cell>
          <table:table-cell office:value-type="string">
            <text:p>-1,49</text:p>
          </table:table-cell>
          <table:table-cell office:value-type="string">
            <text:p>5,63</text:p>
          </table:table-cell>
          <table:table-cell office:value-type="string">
            <text:p>6,98</text:p>
          </table:table-cell>
          <table:table-cell office:value-type="string">
            <text:p>7,28</text:p>
          </table:table-cell>
          <table:table-cell office:value-type="string">
            <text:p>6,55</text:p>
          </table:table-cell>
        </table:table-row>
        <table:table-row table:style-name="ro1">
          <table:table-cell office:value-type="string">
            <text:p>8104.Cursos diversos</text:p>
          </table:table-cell>
          <table:table-cell office:value-type="string">
            <text:p>3,95</text:p>
          </table:table-cell>
          <table:table-cell office:value-type="string">
            <text:p>3,38</text:p>
          </table:table-cell>
          <table:table-cell office:value-type="string">
            <text:p>5,87</text:p>
          </table:table-cell>
          <table:table-cell office:value-type="string">
            <text:p>7,99</text:p>
          </table:table-cell>
          <table:table-cell office:value-type="string">
            <text:p>7,01</text:p>
          </table:table-cell>
          <table:table-cell office:value-type="string">
            <text:p>10,52</text:p>
          </table:table-cell>
        </table:table-row>
        <table:table-row table:style-name="ro1">
          <table:table-cell office:value-type="string">
            <text:p>8104001.Curso preparatório</text:p>
          </table:table-cell>
          <table:table-cell office:value-type="string">
            <text:p>2,73</text:p>
          </table:table-cell>
          <table:table-cell office:value-type="string">
            <text:p>5,03</text:p>
          </table:table-cell>
          <table:table-cell office:value-type="string">
            <text:p>8,41</text:p>
          </table:table-cell>
          <table:table-cell office:value-type="string">
            <text:p>6,44</text:p>
          </table:table-cell>
          <table:table-cell office:value-type="string">
            <text:p>6,83</text:p>
          </table:table-cell>
          <table:table-cell office:value-type="string">
            <text:p>12,03</text:p>
          </table:table-cell>
        </table:table-row>
        <table:table-row table:style-name="ro1">
          <table:table-cell office:value-type="string">
            <text:p>8104002.Curso técnico</text:p>
          </table:table-cell>
          <table:table-cell office:value-type="string">
            <text:p>5,35</text:p>
          </table:table-cell>
          <table:table-cell office:value-type="string">
            <text:p>3,52</text:p>
          </table:table-cell>
          <table:table-cell office:value-type="string">
            <text:p>5,70</text:p>
          </table:table-cell>
          <table:table-cell office:value-type="string">
            <text:p>9,70</text:p>
          </table:table-cell>
          <table:table-cell office:value-type="string">
            <text:p>4,67</text:p>
          </table:table-cell>
          <table:table-cell office:value-type="string">
            <text:p>10,68</text:p>
          </table:table-cell>
        </table:table-row>
        <table:table-row table:style-name="ro1">
          <table:table-cell office:value-type="string">
            <text:p>8104003.Curso de idioma</text:p>
          </table:table-cell>
          <table:table-cell office:value-type="string">
            <text:p>3,93</text:p>
          </table:table-cell>
          <table:table-cell office:value-type="string">
            <text:p>5,28</text:p>
          </table:table-cell>
          <table:table-cell office:value-type="string">
            <text:p>7,71</text:p>
          </table:table-cell>
          <table:table-cell office:value-type="string">
            <text:p>10,65</text:p>
          </table:table-cell>
          <table:table-cell office:value-type="string">
            <text:p>6,56</text:p>
          </table:table-cell>
          <table:table-cell office:value-type="string">
            <text:p>10,42</text:p>
          </table:table-cell>
        </table:table-row>
        <table:table-row table:style-name="ro1">
          <table:table-cell office:value-type="string">
            <text:p>8104004.Curso de informática</text:p>
          </table:table-cell>
          <table:table-cell office:value-type="string">
            <text:p>4,24</text:p>
          </table:table-cell>
          <table:table-cell office:value-type="string">
            <text:p>-2,68</text:p>
          </table:table-cell>
          <table:table-cell office:value-type="string">
            <text:p>-2,38</text:p>
          </table:table-cell>
          <table:table-cell office:value-type="string">
            <text:p>2,99</text:p>
          </table:table-cell>
          <table:table-cell office:value-type="string">
            <text:p>6,46</text:p>
          </table:table-cell>
          <table:table-cell office:value-type="string">
            <text:p>11,04</text:p>
          </table:table-cell>
        </table:table-row>
        <table:table-row table:style-name="ro1">
          <table:table-cell office:value-type="string">
            <text:p>8104005.Autoescola</text:p>
          </table:table-cell>
          <table:table-cell office:value-type="string">
            <text:p>1,34</text:p>
          </table:table-cell>
          <table:table-cell office:value-type="string">
            <text:p>-4,79</text:p>
          </table:table-cell>
          <table:table-cell office:value-type="string">
            <text:p>2,98</text:p>
          </table:table-cell>
          <table:table-cell office:value-type="string">
            <text:p>11,94</text:p>
          </table:table-cell>
          <table:table-cell office:value-type="string">
            <text:p>-0,81</text:p>
          </table:table-cell>
          <table:table-cell office:value-type="string">
            <text:p>16,49</text:p>
          </table:table-cell>
        </table:table-row>
        <table:table-row table:style-name="ro1">
          <table:table-cell office:value-type="string">
            <text:p>8104006.Ginástica</text:p>
          </table:table-cell>
          <table:table-cell office:value-type="string">
            <text:p>5,10</text:p>
          </table:table-cell>
          <table:table-cell office:value-type="string">
            <text:p>3,52</text:p>
          </table:table-cell>
          <table:table-cell office:value-type="string">
            <text:p>6,17</text:p>
          </table:table-cell>
          <table:table-cell office:value-type="string">
            <text:p>7,94</text:p>
          </table:table-cell>
          <table:table-cell office:value-type="string">
            <text:p>7,45</text:p>
          </table:table-cell>
          <table:table-cell office:value-type="string">
            <text:p>8,26</text:p>
          </table:table-cell>
        </table:table-row>
        <table:table-row table:style-name="ro1">
          <table:table-cell office:value-type="string">
            <text:p>8104007.Natação</text:p>
          </table:table-cell>
          <table:table-cell office:value-type="string">
            <text:p>4,33</text:p>
          </table:table-cell>
          <table:table-cell office:value-type="string">
            <text:p>5,22</text:p>
          </table:table-cell>
          <table:table-cell office:value-type="string">
            <text:p>6,16</text:p>
          </table:table-cell>
          <table:table-cell office:value-type="string">
            <text:p>12,09</text:p>
          </table:table-cell>
          <table:table-cell office:value-type="string">
            <text:p>13,31</text:p>
          </table:table-cell>
          <table:table-cell office:value-type="string">
            <text:p>10,95</text:p>
          </table:table-cell>
        </table:table-row>
        <table:table-row table:style-name="ro1">
          <table:table-cell office:value-type="string">
            <text:p>8104008.Balé</text:p>
          </table:table-cell>
          <table:table-cell office:value-type="string">
            <text:p>7,35</text:p>
          </table:table-cell>
          <table:table-cell office:value-type="string">
            <text:p>2,06</text:p>
          </table:table-cell>
          <table:table-cell office:value-type="string">
            <text:p>14,31</text:p>
          </table:table-cell>
          <table:table-cell office:value-type="string">
            <text:p>4,26</text:p>
          </table:table-cell>
          <table:table-cell office:value-type="string">
            <text:p>7,16</text:p>
          </table:table-cell>
          <table:table-cell office:value-type="string">
            <text:p>2,82</text:p>
          </table:table-cell>
        </table:table-row>
        <table:table-row table:style-name="ro1">
          <table:table-cell office:value-type="string">
            <text:p>8104009.Escolinha de esporte</text:p>
          </table:table-cell>
          <table:table-cell office:value-type="string">
            <text:p>4,93</text:p>
          </table:table-cell>
          <table:table-cell office:value-type="string">
            <text:p>5,02</text:p>
          </table:table-cell>
          <table:table-cell office:value-type="string">
            <text:p>5,76</text:p>
          </table:table-cell>
          <table:table-cell office:value-type="string">
            <text:p>5,82</text:p>
          </table:table-cell>
          <table:table-cell office:value-type="string">
            <text:p>6,72</text:p>
          </table:table-cell>
          <table:table-cell office:value-type="string">
            <text:p>6,48</text:p>
          </table:table-cell>
        </table:table-row>
        <table:table-row table:style-name="ro1">
          <table:table-cell office:value-type="string">
            <text:p>9.Comunicação</text:p>
          </table:table-cell>
          <table:table-cell office:value-type="string">
            <text:p>-0,24</text:p>
          </table:table-cell>
          <table:table-cell office:value-type="string">
            <text:p>0,67</text:p>
          </table:table-cell>
          <table:table-cell office:value-type="string">
            <text:p>1,78</text:p>
          </table:table-cell>
          <table:table-cell office:value-type="string">
            <text:p>1,08</text:p>
          </table:table-cell>
          <table:table-cell office:value-type="string">
            <text:p>0,88</text:p>
          </table:table-cell>
          <table:table-cell office:value-type="string">
            <text:p>1,52</text:p>
          </table:table-cell>
        </table:table-row>
        <table:table-row table:style-name="ro1">
          <table:table-cell office:value-type="string">
            <text:p>91.Comunicação</text:p>
          </table:table-cell>
          <table:table-cell office:value-type="string">
            <text:p>-0,24</text:p>
          </table:table-cell>
          <table:table-cell office:value-type="string">
            <text:p>0,67</text:p>
          </table:table-cell>
          <table:table-cell office:value-type="string">
            <text:p>1,78</text:p>
          </table:table-cell>
          <table:table-cell office:value-type="string">
            <text:p>1,08</text:p>
          </table:table-cell>
          <table:table-cell office:value-type="string">
            <text:p>0,88</text:p>
          </table:table-cell>
          <table:table-cell office:value-type="string">
            <text:p>1,52</text:p>
          </table:table-cell>
        </table:table-row>
        <table:table-row table:style-name="ro1">
          <table:table-cell office:value-type="string">
            <text:p>9101.Comunicação</text:p>
          </table:table-cell>
          <table:table-cell office:value-type="string">
            <text:p>-0,24</text:p>
          </table:table-cell>
          <table:table-cell office:value-type="string">
            <text:p>0,67</text:p>
          </table:table-cell>
          <table:table-cell office:value-type="string">
            <text:p>1,78</text:p>
          </table:table-cell>
          <table:table-cell office:value-type="string">
            <text:p>1,08</text:p>
          </table:table-cell>
          <table:table-cell office:value-type="string">
            <text:p>0,88</text:p>
          </table:table-cell>
          <table:table-cell office:value-type="string">
            <text:p>1,52</text:p>
          </table:table-cell>
        </table:table-row>
        <table:table-row table:style-name="ro1">
          <table:table-cell office:value-type="string">
            <text:p>9101001.Correio</text:p>
          </table:table-cell>
          <table:table-cell office:value-type="string">
            <text:p>0,00</text:p>
          </table:table-cell>
          <table:table-cell office:value-type="string">
            <text:p>9,09</text:p>
          </table:table-cell>
          <table:table-cell office:value-type="string">
            <text:p>7,75</text:p>
          </table:table-cell>
          <table:table-cell office:value-type="string">
            <text:p>2,37</text:p>
          </table:table-cell>
          <table:table-cell office:value-type="string">
            <text:p>6,35</text:p>
          </table:table-cell>
          <table:table-cell office:value-type="string">
            <text:p>5,77</text:p>
          </table:table-cell>
        </table:table-row>
        <table:table-row table:style-name="ro1">
          <table:table-cell office:value-type="string">
            <text:p>9101002.Telefone fixo</text:p>
          </table:table-cell>
          <table:table-cell office:value-type="string">
            <text:p>-0,83</text:p>
          </table:table-cell>
          <table:table-cell office:value-type="string">
            <text:p>0,34</text:p>
          </table:table-cell>
          <table:table-cell office:value-type="string">
            <text:p>3,64</text:p>
          </table:table-cell>
          <table:table-cell office:value-type="string">
            <text:p>0,91</text:p>
          </table:table-cell>
          <table:table-cell office:value-type="string">
            <text:p>0,82</text:p>
          </table:table-cell>
          <table:table-cell office:value-type="string">
            <text:p>0,23</text:p>
          </table:table-cell>
        </table:table-row>
        <table:table-row table:style-name="ro1">
          <table:table-cell office:value-type="string">
            <text:p>9101003.Telefone público</text:p>
          </table:table-cell>
          <table:table-cell office:value-type="string">
            <text:p>2,18</text:p>
          </table:table-cell>
          <table:table-cell office:value-type="string">
            <text:p>1,38</text:p>
          </table:table-cell>
          <table:table-cell office:value-type="string">
            <text:p>2,00</text:p>
          </table:table-cell>
          <table:table-cell office:value-type="string">
            <text:p>2,19</text:p>
          </table:table-cell>
          <table:table-cell office:value-type="string">
            <text:p>2,41</text:p>
          </table:table-cell>
          <table:table-cell office:value-type="string">
            <text:p>1,18</text:p>
          </table:table-cell>
        </table:table-row>
        <table:table-row table:style-name="ro1">
          <table:table-cell office:value-type="string">
            <text:p>9101008.Telefone celular</text:p>
          </table:table-cell>
          <table:table-cell office:value-type="string">
            <text:p>5,61</text:p>
          </table:table-cell>
          <table:table-cell office:value-type="string">
            <text:p>2,92</text:p>
          </table:table-cell>
          <table:table-cell office:value-type="string">
            <text:p>-2,82</text:p>
          </table:table-cell>
          <table:table-cell office:value-type="string">
            <text:p>2,54</text:p>
          </table:table-cell>
          <table:table-cell office:value-type="string">
            <text:p>1,91</text:p>
          </table:table-cell>
          <table:table-cell office:value-type="string">
            <text:p>6,18</text:p>
          </table:table-cell>
        </table:table-row>
        <table:table-row table:style-name="ro1">
          <table:table-cell office:value-type="string">
            <text:p>9101010.TV a cabo</text:p>
          </table:table-cell>
          <table:table-cell office:value-type="string">
            <text:p>5,74</text:p>
          </table:table-cell>
          <table:table-cell office:value-type="string">
            <text:p>1,15</text:p>
          </table:table-cell>
          <table:table-cell office:value-type="string">
            <text:p>6,27</text:p>
          </table:table-cell>
          <table:table-cell office:value-type="string">
            <text:p>4,54</text:p>
          </table:table-cell>
          <table:table-cell office:value-type="string">
            <text:p>1,79</text:p>
          </table:table-cell>
          <table:table-cell office:value-type="string">
            <text:p>4,27</text:p>
          </table:table-cell>
        </table:table-row>
        <table:table-row table:style-name="ro1">
          <table:table-cell office:value-type="string">
            <text:p>9101018.Acesso à internet</text:p>
          </table:table-cell>
          <table:table-cell office:value-type="string">
            <text:p>0,37</text:p>
          </table:table-cell>
          <table:table-cell office:value-type="string">
            <text:p>0,72</text:p>
          </table:table-cell>
          <table:table-cell office:value-type="string">
            <text:p>2,56</text:p>
          </table:table-cell>
          <table:table-cell office:value-type="string">
            <text:p>2,14</text:p>
          </table:table-cell>
          <table:table-cell office:value-type="string">
            <text:p>-1,07</text:p>
          </table:table-cell>
          <table:table-cell office:value-type="string">
            <text:p>4,35</text:p>
          </table:table-cell>
        </table:table-row>
        <table:table-row table:style-name="ro1">
          <table:table-cell office:value-type="string">
            <text:p>9101019.Aparelho telefônico</text:p>
          </table:table-cell>
          <table:table-cell office:value-type="string">
            <text:p>-7,93</text:p>
          </table:table-cell>
          <table:table-cell office:value-type="string">
            <text:p>-6,57</text:p>
          </table:table-cell>
          <table:table-cell office:value-type="string">
            <text:p>-3,66</text:p>
          </table:table-cell>
          <table:table-cell office:value-type="string">
            <text:p>-8,87</text:p>
          </table:table-cell>
          <table:table-cell office:value-type="string">
            <text:p>-5,95</text:p>
          </table:table-cell>
          <table:table-cell office:value-type="string">
            <text:p>-11,89</text:p>
          </table:table-cell>
        </table:table-row>
      </table:table>
      <table:table table:name="Sheet3" table:style-name="ta1">
        <table:table-column table:style-name="co5" table:number-columns-repeated="8" table:default-cell-style-name="Default"/>
        <table:table-row table:style-name="ro1">
          <table:table-cell/>
          <table:table-cell office:value-type="string">
            <text:p>dezembro 1999</text:p>
          </table:table-cell>
          <table:table-cell office:value-type="string">
            <text:p>dezembro 2000</text:p>
          </table:table-cell>
          <table:table-cell office:value-type="string">
            <text:p>dezembro 2001</text:p>
          </table:table-cell>
          <table:table-cell office:value-type="string">
            <text:p>dezembro 2002</text:p>
          </table:table-cell>
          <table:table-cell office:value-type="string">
            <text:p>dezembro 2003</text:p>
          </table:table-cell>
          <table:table-cell office:value-type="string">
            <text:p>dezembro 2004</text:p>
          </table:table-cell>
          <table:table-cell office:value-type="string">
            <text:p>dezembro 2005</text:p>
          </table:table-cell>
        </table:table-row>
        <table:table-row table:style-name="ro1">
          <table:table-cell office:value-type="string">
            <text:p>Índice geral</text:p>
          </table:table-cell>
          <table:table-cell office:value-type="string">
            <text:p>8,94</text:p>
          </table:table-cell>
          <table:table-cell office:value-type="string">
            <text:p>5,97</text:p>
          </table:table-cell>
          <table:table-cell office:value-type="string">
            <text:p>7,67</text:p>
          </table:table-cell>
          <table:table-cell office:value-type="string">
            <text:p>12,53</text:p>
          </table:table-cell>
          <table:table-cell office:value-type="string">
            <text:p>9,30</text:p>
          </table:table-cell>
          <table:table-cell office:value-type="string">
            <text:p>7,60</text:p>
          </table:table-cell>
          <table:table-cell office:value-type="string">
            <text:p>5,69</text:p>
          </table:table-cell>
        </table:table-row>
        <table:table-row table:style-name="ro1">
          <table:table-cell office:value-type="string">
            <text:p>1.Alimentação e bebidas</text:p>
          </table:table-cell>
          <table:table-cell office:value-type="string">
            <text:p>8,14</text:p>
          </table:table-cell>
          <table:table-cell office:value-type="string">
            <text:p>3,20</text:p>
          </table:table-cell>
          <table:table-cell office:value-type="string">
            <text:p>9,63</text:p>
          </table:table-cell>
          <table:table-cell office:value-type="string">
            <text:p>19,47</text:p>
          </table:table-cell>
          <table:table-cell office:value-type="string">
            <text:p>7,48</text:p>
          </table:table-cell>
          <table:table-cell office:value-type="string">
            <text:p>3,86</text:p>
          </table:table-cell>
          <table:table-cell office:value-type="string">
            <text:p>1,99</text:p>
          </table:table-cell>
        </table:table-row>
        <table:table-row table:style-name="ro1">
          <table:table-cell office:value-type="string">
            <text:p>11.Alimentação no domicílio</text:p>
          </table:table-cell>
          <table:table-cell office:value-type="string">
            <text:p>10,25</text:p>
          </table:table-cell>
          <table:table-cell office:value-type="string">
            <text:p>3,08</text:p>
          </table:table-cell>
          <table:table-cell office:value-type="string">
            <text:p>9,63</text:p>
          </table:table-cell>
          <table:table-cell office:value-type="string">
            <text:p>21,58</text:p>
          </table:table-cell>
          <table:table-cell office:value-type="string">
            <text:p>6,71</text:p>
          </table:table-cell>
          <table:table-cell office:value-type="string">
            <text:p>2,57</text:p>
          </table:table-cell>
          <table:table-cell office:value-type="string">
            <text:p>0,59</text:p>
          </table:table-cell>
        </table:table-row>
        <table:table-row table:style-name="ro1">
          <table:table-cell office:value-type="string">
            <text:p>1101.Cereais, leguminosas e oleaginosas</text:p>
          </table:table-cell>
          <table:table-cell office:value-type="string">
            <text:p>-18,75</text:p>
          </table:table-cell>
          <table:table-cell office:value-type="string">
            <text:p>-8,98</text:p>
          </table:table-cell>
          <table:table-cell office:value-type="string">
            <text:p>49,67</text:p>
          </table:table-cell>
          <table:table-cell office:value-type="string">
            <text:p>32,71</text:p>
          </table:table-cell>
          <table:table-cell office:value-type="string">
            <text:p>9,66</text:p>
          </table:table-cell>
          <table:table-cell office:value-type="string">
            <text:p>-8,52</text:p>
          </table:table-cell>
          <table:table-cell office:value-type="string">
            <text:p>-13,68</text:p>
          </table:table-cell>
        </table:table-row>
        <table:table-row table:style-name="ro1">
          <table:table-cell office:value-type="string">
            <text:p>1101002.Arroz</text:p>
          </table:table-cell>
          <table:table-cell office:value-type="string">
            <text:p>-13,73</text:p>
          </table:table-cell>
          <table:table-cell office:value-type="string">
            <text:p>-10,21</text:p>
          </table:table-cell>
          <table:table-cell office:value-type="string">
            <text:p>43,58</text:p>
          </table:table-cell>
          <table:table-cell office:value-type="string">
            <text:p>36,69</text:p>
          </table:table-cell>
          <table:table-cell office:value-type="string">
            <text:p>25,21</text:p>
          </table:table-cell>
          <table:table-cell office:value-type="string">
            <text:p>-17,14</text:p>
          </table:table-cell>
          <table:table-cell office:value-type="string">
            <text:p>-21,45</text:p>
          </table:table-cell>
        </table:table-row>
        <table:table-row table:style-name="ro1">
          <table:table-cell office:value-type="string">
            <text:p>1101051.Feijão - mulatinho</text:p>
          </table:table-cell>
          <table:table-cell office:value-type="string">
            <text:p>-32,05</text:p>
          </table:table-cell>
          <table:table-cell office:value-type="string">
            <text:p>-1,30</text:p>
          </table:table-cell>
          <table:table-cell office:value-type="string">
            <text:p>54,45</text:p>
          </table:table-cell>
          <table:table-cell office:value-type="string">
            <text:p>43,04</text:p>
          </table:table-cell>
          <table:table-cell office:value-type="string">
            <text:p>-7,93</text:p>
          </table:table-cell>
          <table:table-cell office:value-type="string">
            <text:p>8,79</text:p>
          </table:table-cell>
          <table:table-cell office:value-type="string">
            <text:p>2,19</text:p>
          </table:table-cell>
        </table:table-row>
        <table:table-row table:style-name="ro1">
          <table:table-cell office:value-type="string">
            <text:p>1101052.Feijão - preto</text:p>
          </table:table-cell>
          <table:table-cell office:value-type="string">
            <text:p>-31,22</text:p>
          </table:table-cell>
          <table:table-cell office:value-type="string">
            <text:p>-17,08</text:p>
          </table:table-cell>
          <table:table-cell office:value-type="string">
            <text:p>162,31</text:p>
          </table:table-cell>
          <table:table-cell office:value-type="string">
            <text:p>-7,95</text:p>
          </table:table-cell>
          <table:table-cell office:value-type="string">
            <text:p>-13,32</text:p>
          </table:table-cell>
          <table:table-cell office:value-type="string">
            <text:p>8,51</text:p>
          </table:table-cell>
          <table:table-cell office:value-type="string">
            <text:p>11,86</text:p>
          </table:table-cell>
        </table:table-row>
        <table:table-row table:style-name="ro1">
          <table:table-cell office:value-type="string">
            <text:p>1101053.Feijão - macassar (fradinho)</text:p>
          </table:table-cell>
          <table:table-cell office:value-type="string">
            <text:p>-41,42</text:p>
          </table:table-cell>
          <table:table-cell office:value-type="string">
            <text:p>36,33</text:p>
          </table:table-cell>
          <table:table-cell office:value-type="string">
            <text:p>53,04</text:p>
          </table:table-cell>
          <table:table-cell office:value-type="string">
            <text:p>1,67</text:p>
          </table:table-cell>
          <table:table-cell office:value-type="string">
            <text:p>-1,59</text:p>
          </table:table-cell>
          <table:table-cell office:value-type="string">
            <text:p>6,32</text:p>
          </table:table-cell>
          <table:table-cell office:value-type="string">
            <text:p>7,09</text:p>
          </table:table-cell>
        </table:table-row>
        <table:table-row table:style-name="ro3">
          <table:table-cell office:value-type="string">
            <text:p>1101064.Feijão - jalo (enxofrão)</text:p>
          </table:table-cell>
          <table:table-cell office:value-type="string">
            <text:p>-26,90</text:p>
          </table:table-cell>
          <table:table-cell office:value-type="string">
            <text:p>11,82</text:p>
          </table:table-cell>
          <table:table-cell office:value-type="string">
            <text:p>5,20</text:p>
          </table:table-cell>
          <table:table-cell office:value-type="string">
            <text:p>56,11</text:p>
          </table:table-cell>
          <table:table-cell office:value-type="string">
            <text:p>-19,65</text:p>
          </table:table-cell>
          <table:table-cell office:value-type="string">
            <text:p>13,55</text:p>
          </table:table-cell>
          <table:table-cell office:value-type="string">
            <text:p>-0,60</text:p>
          </table:table-cell>
        </table:table-row>
        <table:table-row table:style-name="ro1">
          <table:table-cell office:value-type="string">
            <text:p>1101068.Feijão - roxo</text:p>
          </table:table-cell>
          <table:table-cell office:value-type="string">
            <text:p>-24,36</text:p>
          </table:table-cell>
          <table:table-cell office:value-type="string">
            <text:p>20,04</text:p>
          </table:table-cell>
          <table:table-cell office:value-type="string">
            <text:p>13,96</text:p>
          </table:table-cell>
          <table:table-cell office:value-type="string">
            <text:p>17,22</text:p>
          </table:table-cell>
          <table:table-cell office:value-type="string">
            <text:p>25,70</text:p>
          </table:table-cell>
          <table:table-cell office:value-type="string">
            <text:p>-6,43</text:p>
          </table:table-cell>
          <table:table-cell office:value-type="string">
            <text:p>2,98</text:p>
          </table:table-cell>
        </table:table-row>
        <table:table-row table:style-name="ro1">
          <table:table-cell office:value-type="string">
            <text:p>1101073.Feijão - carioca (rajado))</text:p>
          </table:table-cell>
          <table:table-cell office:value-type="string">
            <text:p>-24,72</text:p>
          </table:table-cell>
          <table:table-cell office:value-type="string">
            <text:p>-6,77</text:p>
          </table:table-cell>
          <table:table-cell office:value-type="string">
            <text:p>23,47</text:p>
          </table:table-cell>
          <table:table-cell office:value-type="string">
            <text:p>61,79</text:p>
          </table:table-cell>
          <table:table-cell office:value-type="string">
            <text:p>-22,69</text:p>
          </table:table-cell>
          <table:table-cell office:value-type="string">
            <text:p>16,82</text:p>
          </table:table-cell>
          <table:table-cell office:value-type="string">
            <text:p>-7,72</text:p>
          </table:table-cell>
        </table:table-row>
        <table:table-row table:style-name="ro1">
          <table:table-cell office:value-type="string">
            <text:p>1101079.Milho em grão</text:p>
          </table:table-cell>
          <table:table-cell office:value-type="string">
            <text:p>6,77</text:p>
          </table:table-cell>
          <table:table-cell office:value-type="string">
            <text:p>-10,27</text:p>
          </table:table-cell>
          <table:table-cell office:value-type="string">
            <text:p>5,87</text:p>
          </table:table-cell>
          <table:table-cell office:value-type="string">
            <text:p>9,62</text:p>
          </table:table-cell>
          <table:table-cell office:value-type="string">
            <text:p>48,29</text:p>
          </table:table-cell>
          <table:table-cell office:value-type="string">
            <text:p>-3,22</text:p>
          </table:table-cell>
          <table:table-cell office:value-type="string">
            <text:p>-4,12</text:p>
          </table:table-cell>
        </table:table-row>
        <table:table-row table:style-name="ro1">
          <table:table-cell office:value-type="string">
            <text:p>1101080.Milho em espiga</text:p>
          </table:table-cell>
          <table:table-cell office:value-type="string">
            <text:p>8,95</text:p>
          </table:table-cell>
          <table:table-cell office:value-type="string">
            <text:p>5,93</text:p>
          </table:table-cell>
          <table:table-cell office:value-type="string">
            <text:p>7,07</text:p>
          </table:table-cell>
          <table:table-cell office:value-type="string">
            <text:p>43,56</text:p>
          </table:table-cell>
          <table:table-cell office:value-type="string">
            <text:p>14,71</text:p>
          </table:table-cell>
          <table:table-cell office:value-type="string">
            <text:p>16,26</text:p>
          </table:table-cell>
          <table:table-cell office:value-type="string">
            <text:p>4,57</text:p>
          </table:table-cell>
        </table:table-row>
        <table:table-row table:style-name="ro1">
          <table:table-cell office:value-type="string">
            <text:p>1102.Farinhas, féculas e massas</text:p>
          </table:table-cell>
          <table:table-cell office:value-type="string">
            <text:p>19,43</text:p>
          </table:table-cell>
          <table:table-cell office:value-type="string">
            <text:p>1,39</text:p>
          </table:table-cell>
          <table:table-cell office:value-type="string">
            <text:p>15,76</text:p>
          </table:table-cell>
          <table:table-cell office:value-type="string">
            <text:p>40,40</text:p>
          </table:table-cell>
          <table:table-cell office:value-type="string">
            <text:p>9,24</text:p>
          </table:table-cell>
          <table:table-cell office:value-type="string">
            <text:p>-4,28</text:p>
          </table:table-cell>
          <table:table-cell office:value-type="string">
            <text:p>-3,61</text:p>
          </table:table-cell>
        </table:table-row>
        <table:table-row table:style-name="ro1">
          <table:table-cell office:value-type="string">
            <text:p>1102001.Farinha de arroz</text:p>
          </table:table-cell>
          <table:table-cell office:value-type="string">
            <text:p>7,74</text:p>
          </table:table-cell>
          <table:table-cell office:value-type="string">
            <text:p>5,80</text:p>
          </table:table-cell>
          <table:table-cell office:value-type="string">
            <text:p>13,69</text:p>
          </table:table-cell>
          <table:table-cell office:value-type="string">
            <text:p>6,06</text:p>
          </table:table-cell>
          <table:table-cell office:value-type="string">
            <text:p>21,90</text:p>
          </table:table-cell>
          <table:table-cell office:value-type="string">
            <text:p>-5,17</text:p>
          </table:table-cell>
          <table:table-cell office:value-type="string">
            <text:p>6,04</text:p>
          </table:table-cell>
        </table:table-row>
        <table:table-row table:style-name="ro1">
          <table:table-cell office:value-type="string">
            <text:p>1102002.Aveia em flocos</text:p>
          </table:table-cell>
          <table:table-cell office:value-type="string">
            <text:p>1,76</text:p>
          </table:table-cell>
          <table:table-cell office:value-type="string">
            <text:p>7,82</text:p>
          </table:table-cell>
          <table:table-cell office:value-type="string">
            <text:p>4,06</text:p>
          </table:table-cell>
          <table:table-cell office:value-type="string">
            <text:p>10,70</text:p>
          </table:table-cell>
          <table:table-cell office:value-type="string">
            <text:p>9,60</text:p>
          </table:table-cell>
          <table:table-cell office:value-type="string">
            <text:p>6,03</text:p>
          </table:table-cell>
          <table:table-cell office:value-type="string">
            <text:p>15,11</text:p>
          </table:table-cell>
        </table:table-row>
        <table:table-row table:style-name="ro1">
          <table:table-cell office:value-type="string">
            <text:p>1102006.Macarrão</text:p>
          </table:table-cell>
          <table:table-cell office:value-type="string">
            <text:p>17,93</text:p>
          </table:table-cell>
          <table:table-cell office:value-type="string">
            <text:p>4,68</text:p>
          </table:table-cell>
          <table:table-cell office:value-type="string">
            <text:p>25,70</text:p>
          </table:table-cell>
          <table:table-cell office:value-type="string">
            <text:p>38,12</text:p>
          </table:table-cell>
          <table:table-cell office:value-type="string">
            <text:p>0,60</text:p>
          </table:table-cell>
          <table:table-cell office:value-type="string">
            <text:p>0,01</text:p>
          </table:table-cell>
          <table:table-cell office:value-type="string">
            <text:p>-4,38</text:p>
          </table:table-cell>
        </table:table-row>
        <table:table-row table:style-name="ro1">
          <table:table-cell office:value-type="string">
            <text:p>1102008.Fubá de milho</text:p>
          </table:table-cell>
          <table:table-cell office:value-type="string">
            <text:p>24,05</text:p>
          </table:table-cell>
          <table:table-cell office:value-type="string">
            <text:p>4,60</text:p>
          </table:table-cell>
          <table:table-cell office:value-type="string">
            <text:p>6,00</text:p>
          </table:table-cell>
          <table:table-cell office:value-type="string">
            <text:p>42,43</text:p>
          </table:table-cell>
          <table:table-cell office:value-type="string">
            <text:p>9,21</text:p>
          </table:table-cell>
          <table:table-cell office:value-type="string">
            <text:p>-0,41</text:p>
          </table:table-cell>
          <table:table-cell office:value-type="string">
            <text:p>-0,76</text:p>
          </table:table-cell>
        </table:table-row>
        <table:table-row table:style-name="ro1">
          <table:table-cell office:value-type="string">
            <text:p>1102009.Amido de milho</text:p>
          </table:table-cell>
          <table:table-cell office:value-type="string">
            <text:p>5,72</text:p>
          </table:table-cell>
          <table:table-cell office:value-type="string">
            <text:p>3,15</text:p>
          </table:table-cell>
          <table:table-cell office:value-type="string">
            <text:p>9,46</text:p>
          </table:table-cell>
          <table:table-cell office:value-type="string">
            <text:p>8,02</text:p>
          </table:table-cell>
          <table:table-cell office:value-type="string">
            <text:p>22,56</text:p>
          </table:table-cell>
          <table:table-cell office:value-type="string">
            <text:p>19,79</text:p>
          </table:table-cell>
          <table:table-cell office:value-type="string">
            <text:p>-1,40</text:p>
          </table:table-cell>
        </table:table-row>
        <table:table-row table:style-name="ro1">
          <table:table-cell office:value-type="string">
            <text:p>1102010.Flocos de milho</text:p>
          </table:table-cell>
          <table:table-cell office:value-type="string">
            <text:p>6,98</text:p>
          </table:table-cell>
          <table:table-cell office:value-type="string">
            <text:p>5,25</text:p>
          </table:table-cell>
          <table:table-cell office:value-type="string">
            <text:p>0,22</text:p>
          </table:table-cell>
          <table:table-cell office:value-type="string">
            <text:p>7,34</text:p>
          </table:table-cell>
          <table:table-cell office:value-type="string">
            <text:p>15,13</text:p>
          </table:table-cell>
          <table:table-cell office:value-type="string">
            <text:p>4,92</text:p>
          </table:table-cell>
          <table:table-cell office:value-type="string">
            <text:p>6,99</text:p>
          </table:table-cell>
        </table:table-row>
        <table:table-row table:style-name="ro1">
          <table:table-cell office:value-type="string">
            <text:p>1102012.Farinha de trigo</text:p>
          </table:table-cell>
          <table:table-cell office:value-type="string">
            <text:p>36,00</text:p>
          </table:table-cell>
          <table:table-cell office:value-type="string">
            <text:p>-5,45</text:p>
          </table:table-cell>
          <table:table-cell office:value-type="string">
            <text:p>29,66</text:p>
          </table:table-cell>
          <table:table-cell office:value-type="string">
            <text:p>75,57</text:p>
          </table:table-cell>
          <table:table-cell office:value-type="string">
            <text:p>-18,31</text:p>
          </table:table-cell>
          <table:table-cell office:value-type="string">
            <text:p>-3,39</text:p>
          </table:table-cell>
          <table:table-cell office:value-type="string">
            <text:p>-6,91</text:p>
          </table:table-cell>
        </table:table-row>
        <table:table-row table:style-name="ro1">
          <table:table-cell office:value-type="string">
            <text:p>1102013.Farinha vitaminada</text:p>
          </table:table-cell>
          <table:table-cell office:value-type="string">
            <text:p>12,98</text:p>
          </table:table-cell>
          <table:table-cell office:value-type="string">
            <text:p>0,82</text:p>
          </table:table-cell>
          <table:table-cell office:value-type="string">
            <text:p>12,74</text:p>
          </table:table-cell>
          <table:table-cell office:value-type="string">
            <text:p>14,13</text:p>
          </table:table-cell>
          <table:table-cell office:value-type="string">
            <text:p>4,09</text:p>
          </table:table-cell>
          <table:table-cell office:value-type="string">
            <text:p>2,98</text:p>
          </table:table-cell>
          <table:table-cell office:value-type="string">
            <text:p>10,62</text:p>
          </table:table-cell>
        </table:table-row>
        <table:table-row table:style-name="ro1">
          <table:table-cell office:value-type="string">
            <text:p>1102016.Flocos de cereais</text:p>
          </table:table-cell>
          <table:table-cell office:value-type="string">
            <text:p>10,56</text:p>
          </table:table-cell>
          <table:table-cell office:value-type="string">
            <text:p>9,40</text:p>
          </table:table-cell>
          <table:table-cell office:value-type="string">
            <text:p>15,01</text:p>
          </table:table-cell>
          <table:table-cell office:value-type="string">
            <text:p>3,14</text:p>
          </table:table-cell>
          <table:table-cell office:value-type="string">
            <text:p>22,77</text:p>
          </table:table-cell>
          <table:table-cell office:value-type="string">
            <text:p>-3,56</text:p>
          </table:table-cell>
          <table:table-cell office:value-type="string">
            <text:p>10,85</text:p>
          </table:table-cell>
        </table:table-row>
        <table:table-row table:style-name="ro1">
          <table:table-cell office:value-type="string">
            <text:p>1102022.Fécula de mandioca</text:p>
          </table:table-cell>
          <table:table-cell office:value-type="string">
            <text:p>21,19</text:p>
          </table:table-cell>
          <table:table-cell office:value-type="string">
            <text:p>11,41</text:p>
          </table:table-cell>
          <table:table-cell office:value-type="string">
            <text:p>-6,08</text:p>
          </table:table-cell>
          <table:table-cell office:value-type="string">
            <text:p>11,90</text:p>
          </table:table-cell>
          <table:table-cell office:value-type="string">
            <text:p>71,78</text:p>
          </table:table-cell>
          <table:table-cell office:value-type="string">
            <text:p>19,15</text:p>
          </table:table-cell>
          <table:table-cell office:value-type="string">
            <text:p>-21,12</text:p>
          </table:table-cell>
        </table:table-row>
        <table:table-row table:style-name="ro1">
          <table:table-cell office:value-type="string">
            <text:p>1102023.Farinha de mandioca</text:p>
          </table:table-cell>
          <table:table-cell office:value-type="string">
            <text:p>11,16</text:p>
          </table:table-cell>
          <table:table-cell office:value-type="string">
            <text:p>-4,95</text:p>
          </table:table-cell>
          <table:table-cell office:value-type="string">
            <text:p>-2,80</text:p>
          </table:table-cell>
          <table:table-cell office:value-type="string">
            <text:p>54,69</text:p>
          </table:table-cell>
          <table:table-cell office:value-type="string">
            <text:p>53,82</text:p>
          </table:table-cell>
          <table:table-cell office:value-type="string">
            <text:p>-20,19</text:p>
          </table:table-cell>
          <table:table-cell office:value-type="string">
            <text:p>-8,89</text:p>
          </table:table-cell>
        </table:table-row>
        <table:table-row table:style-name="ro1">
          <table:table-cell office:value-type="string">
            <text:p>1102028.Cremogema</text:p>
          </table:table-cell>
          <table:table-cell office:value-type="string">
            <text:p>4,95</text:p>
          </table:table-cell>
          <table:table-cell office:value-type="string">
            <text:p>22,11</text:p>
          </table:table-cell>
          <table:table-cell office:value-type="string">
            <text:p>11,88</text:p>
          </table:table-cell>
          <table:table-cell office:value-type="string">
            <text:p>9,65</text:p>
          </table:table-cell>
          <table:table-cell office:value-type="string">
            <text:p>33,67</text:p>
          </table:table-cell>
          <table:table-cell office:value-type="string">
            <text:p>5,13</text:p>
          </table:table-cell>
          <table:table-cell office:value-type="string">
            <text:p>1,04</text:p>
          </table:table-cell>
        </table:table-row>
        <table:table-row table:style-name="ro1">
          <table:table-cell office:value-type="string">
            <text:p>1102038.Massa para pizza</text:p>
          </table:table-cell>
          <table:table-cell office:value-type="string">
            <text:p>13,57</text:p>
          </table:table-cell>
          <table:table-cell office:value-type="string">
            <text:p>1,49</text:p>
          </table:table-cell>
          <table:table-cell office:value-type="string">
            <text:p>14,21</text:p>
          </table:table-cell>
          <table:table-cell office:value-type="string">
            <text:p>25,51</text:p>
          </table:table-cell>
          <table:table-cell office:value-type="string">
            <text:p>11,09</text:p>
          </table:table-cell>
          <table:table-cell office:value-type="string">
            <text:p>0,70</text:p>
          </table:table-cell>
          <table:table-cell office:value-type="string">
            <text:p>1,38</text:p>
          </table:table-cell>
        </table:table-row>
        <table:table-row table:style-name="ro1">
          <table:table-cell office:value-type="string">
            <text:p>1102040.Massa para pastel</text:p>
          </table:table-cell>
          <table:table-cell office:value-type="string">
            <text:p>5,15</text:p>
          </table:table-cell>
          <table:table-cell office:value-type="string">
            <text:p>-2,97</text:p>
          </table:table-cell>
          <table:table-cell office:value-type="string">
            <text:p>5,73</text:p>
          </table:table-cell>
          <table:table-cell office:value-type="string">
            <text:p>23,42</text:p>
          </table:table-cell>
          <table:table-cell office:value-type="string">
            <text:p>8,30</text:p>
          </table:table-cell>
          <table:table-cell office:value-type="string">
            <text:p>10,32</text:p>
          </table:table-cell>
          <table:table-cell office:value-type="string">
            <text:p>-1,90</text:p>
          </table:table-cell>
        </table:table-row>
        <table:table-row table:style-name="ro1">
          <table:table-cell office:value-type="string">
            <text:p>1102043.Massa para lasanha</text:p>
          </table:table-cell>
          <table:table-cell office:value-type="string">
            <text:p>8,73</text:p>
          </table:table-cell>
          <table:table-cell office:value-type="string">
            <text:p>-2,54</text:p>
          </table:table-cell>
          <table:table-cell office:value-type="string">
            <text:p>6,22</text:p>
          </table:table-cell>
          <table:table-cell office:value-type="string">
            <text:p>13,76</text:p>
          </table:table-cell>
          <table:table-cell office:value-type="string">
            <text:p>13,26</text:p>
          </table:table-cell>
          <table:table-cell office:value-type="string">
            <text:p>2,80</text:p>
          </table:table-cell>
          <table:table-cell office:value-type="string">
            <text:p>2,66</text:p>
          </table:table-cell>
        </table:table-row>
        <table:table-row table:style-name="ro1">
          <table:table-cell office:value-type="string">
            <text:p>1103.Tubérculos, raízes e legumes</text:p>
          </table:table-cell>
          <table:table-cell office:value-type="string">
            <text:p>-19,78</text:p>
          </table:table-cell>
          <table:table-cell office:value-type="string">
            <text:p>14,72</text:p>
          </table:table-cell>
          <table:table-cell office:value-type="string">
            <text:p>-10,14</text:p>
          </table:table-cell>
          <table:table-cell office:value-type="string">
            <text:p>4,08</text:p>
          </table:table-cell>
          <table:table-cell office:value-type="string">
            <text:p>-6,54</text:p>
          </table:table-cell>
          <table:table-cell office:value-type="string">
            <text:p>8,58</text:p>
          </table:table-cell>
          <table:table-cell office:value-type="string">
            <text:p>22,58</text:p>
          </table:table-cell>
        </table:table-row>
        <table:table-row table:style-name="ro1">
          <table:table-cell office:value-type="string">
            <text:p>1103002.Batata-doce</text:p>
          </table:table-cell>
          <table:table-cell office:value-type="string">
            <text:p>-19,39</text:p>
          </table:table-cell>
          <table:table-cell office:value-type="string">
            <text:p>2,35</text:p>
          </table:table-cell>
          <table:table-cell office:value-type="string">
            <text:p>7,27</text:p>
          </table:table-cell>
          <table:table-cell office:value-type="string">
            <text:p>54,76</text:p>
          </table:table-cell>
          <table:table-cell office:value-type="string">
            <text:p>-18,42</text:p>
          </table:table-cell>
          <table:table-cell office:value-type="string">
            <text:p>23,33</text:p>
          </table:table-cell>
          <table:table-cell office:value-type="string">
            <text:p>12,09</text:p>
          </table:table-cell>
        </table:table-row>
        <table:table-row table:style-name="ro1">
          <table:table-cell office:value-type="string">
            <text:p>1103003.Batata-inglesa</text:p>
          </table:table-cell>
          <table:table-cell office:value-type="string">
            <text:p>-25,10</text:p>
          </table:table-cell>
          <table:table-cell office:value-type="string">
            <text:p>62,31</text:p>
          </table:table-cell>
          <table:table-cell office:value-type="string">
            <text:p>-19,62</text:p>
          </table:table-cell>
          <table:table-cell office:value-type="string">
            <text:p>24,74</text:p>
          </table:table-cell>
          <table:table-cell office:value-type="string">
            <text:p>-14,66</text:p>
          </table:table-cell>
          <table:table-cell office:value-type="string">
            <text:p>34,63</text:p>
          </table:table-cell>
          <table:table-cell office:value-type="string">
            <text:p>35,50</text:p>
          </table:table-cell>
        </table:table-row>
        <table:table-row table:style-name="ro1">
          <table:table-cell office:value-type="string">
            <text:p>1103004.Inhame</text:p>
          </table:table-cell>
          <table:table-cell office:value-type="string">
            <text:p>-27,50</text:p>
          </table:table-cell>
          <table:table-cell office:value-type="string">
            <text:p>-15,87</text:p>
          </table:table-cell>
          <table:table-cell office:value-type="string">
            <text:p>48,02</text:p>
          </table:table-cell>
          <table:table-cell office:value-type="string">
            <text:p>-14,75</text:p>
          </table:table-cell>
          <table:table-cell office:value-type="string">
            <text:p>15,37</text:p>
          </table:table-cell>
          <table:table-cell office:value-type="string">
            <text:p>10,41</text:p>
          </table:table-cell>
          <table:table-cell office:value-type="string">
            <text:p>75,20</text:p>
          </table:table-cell>
        </table:table-row>
        <table:table-row table:style-name="ro1">
          <table:table-cell office:value-type="string">
            <text:p>1103005.Mandioca (aipim)</text:p>
          </table:table-cell>
          <table:table-cell office:value-type="string">
            <text:p>-8,96</text:p>
          </table:table-cell>
          <table:table-cell office:value-type="string">
            <text:p>11,45</text:p>
          </table:table-cell>
          <table:table-cell office:value-type="string">
            <text:p>18,67</text:p>
          </table:table-cell>
          <table:table-cell office:value-type="string">
            <text:p>-13,68</text:p>
          </table:table-cell>
          <table:table-cell office:value-type="string">
            <text:p>49,60</text:p>
          </table:table-cell>
          <table:table-cell office:value-type="string">
            <text:p>-12,09</text:p>
          </table:table-cell>
          <table:table-cell office:value-type="string">
            <text:p>25,92</text:p>
          </table:table-cell>
        </table:table-row>
        <table:table-row table:style-name="ro1">
          <table:table-cell office:value-type="string">
            <text:p>1103017.Abóbora</text:p>
          </table:table-cell>
          <table:table-cell office:value-type="string">
            <text:p>-2,94</text:p>
          </table:table-cell>
          <table:table-cell office:value-type="string">
            <text:p>10,90</text:p>
          </table:table-cell>
          <table:table-cell office:value-type="string">
            <text:p>2,94</text:p>
          </table:table-cell>
          <table:table-cell office:value-type="string">
            <text:p>43,63</text:p>
          </table:table-cell>
          <table:table-cell office:value-type="string">
            <text:p>-16,83</text:p>
          </table:table-cell>
          <table:table-cell office:value-type="string">
            <text:p>41,58</text:p>
          </table:table-cell>
          <table:table-cell office:value-type="string">
            <text:p>-5,94</text:p>
          </table:table-cell>
        </table:table-row>
        <table:table-row table:style-name="ro1">
          <table:table-cell office:value-type="string">
            <text:p>1103020.Abobrinha</text:p>
          </table:table-cell>
          <table:table-cell office:value-type="string">
            <text:p>-7,68</text:p>
          </table:table-cell>
          <table:table-cell office:value-type="string">
            <text:p>22,08</text:p>
          </table:table-cell>
          <table:table-cell office:value-type="string">
            <text:p>-7,70</text:p>
          </table:table-cell>
          <table:table-cell office:value-type="string">
            <text:p>15,80</text:p>
          </table:table-cell>
          <table:table-cell office:value-type="string">
            <text:p>15,42</text:p>
          </table:table-cell>
          <table:table-cell office:value-type="string">
            <text:p>20,84</text:p>
          </table:table-cell>
          <table:table-cell office:value-type="string">
            <text:p>-1,83</text:p>
          </table:table-cell>
        </table:table-row>
        <table:table-row table:style-name="ro1">
          <table:table-cell office:value-type="string">
            <text:p>1103021.Chuchu</text:p>
          </table:table-cell>
          <table:table-cell office:value-type="string">
            <text:p>17,04</text:p>
          </table:table-cell>
          <table:table-cell office:value-type="string">
            <text:p>8,85</text:p>
          </table:table-cell>
          <table:table-cell office:value-type="string">
            <text:p>-7,49</text:p>
          </table:table-cell>
          <table:table-cell office:value-type="string">
            <text:p>47,09</text:p>
          </table:table-cell>
          <table:table-cell office:value-type="string">
            <text:p>-8,88</text:p>
          </table:table-cell>
          <table:table-cell office:value-type="string">
            <text:p>2,47</text:p>
          </table:table-cell>
          <table:table-cell office:value-type="string">
            <text:p>10,66</text:p>
          </table:table-cell>
        </table:table-row>
        <table:table-row table:style-name="ro1">
          <table:table-cell office:value-type="string">
            <text:p>1103022.Jiló</text:p>
          </table:table-cell>
          <table:table-cell office:value-type="string">
            <text:p>1,39</text:p>
          </table:table-cell>
          <table:table-cell office:value-type="string">
            <text:p>17,60</text:p>
          </table:table-cell>
          <table:table-cell office:value-type="string">
            <text:p>-11,30</text:p>
          </table:table-cell>
          <table:table-cell office:value-type="string">
            <text:p>5,03</text:p>
          </table:table-cell>
          <table:table-cell office:value-type="string">
            <text:p>-2,07</text:p>
          </table:table-cell>
          <table:table-cell office:value-type="string">
            <text:p>58,71</text:p>
          </table:table-cell>
          <table:table-cell office:value-type="string">
            <text:p>22,54</text:p>
          </table:table-cell>
        </table:table-row>
        <table:table-row table:style-name="ro1">
          <table:table-cell office:value-type="string">
            <text:p>1103025.Pepino</text:p>
          </table:table-cell>
          <table:table-cell office:value-type="string">
            <text:p>-0,27</text:p>
          </table:table-cell>
          <table:table-cell office:value-type="string">
            <text:p>12,48</text:p>
          </table:table-cell>
          <table:table-cell office:value-type="string">
            <text:p>4,06</text:p>
          </table:table-cell>
          <table:table-cell office:value-type="string">
            <text:p>7,22</text:p>
          </table:table-cell>
          <table:table-cell office:value-type="string">
            <text:p>5,65</text:p>
          </table:table-cell>
          <table:table-cell office:value-type="string">
            <text:p>17,80</text:p>
          </table:table-cell>
          <table:table-cell office:value-type="string">
            <text:p>5,21</text:p>
          </table:table-cell>
        </table:table-row>
        <table:table-row table:style-name="ro1">
          <table:table-cell office:value-type="string">
            <text:p>1103026.Pimentão</text:p>
          </table:table-cell>
          <table:table-cell office:value-type="string">
            <text:p>3,98</text:p>
          </table:table-cell>
          <table:table-cell office:value-type="string">
            <text:p>6,87</text:p>
          </table:table-cell>
          <table:table-cell office:value-type="string">
            <text:p>-10,93</text:p>
          </table:table-cell>
          <table:table-cell office:value-type="string">
            <text:p>20,56</text:p>
          </table:table-cell>
          <table:table-cell office:value-type="string">
            <text:p>8,99</text:p>
          </table:table-cell>
          <table:table-cell office:value-type="string">
            <text:p>11,78</text:p>
          </table:table-cell>
          <table:table-cell office:value-type="string">
            <text:p>25,75</text:p>
          </table:table-cell>
        </table:table-row>
        <table:table-row table:style-name="ro1">
          <table:table-cell office:value-type="string">
            <text:p>1103027.Quiabo</text:p>
          </table:table-cell>
          <table:table-cell office:value-type="string">
            <text:p>31,02</text:p>
          </table:table-cell>
          <table:table-cell office:value-type="string">
            <text:p>0,27</text:p>
          </table:table-cell>
          <table:table-cell office:value-type="string">
            <text:p>50,89</text:p>
          </table:table-cell>
          <table:table-cell office:value-type="string">
            <text:p>-2,03</text:p>
          </table:table-cell>
          <table:table-cell office:value-type="string">
            <text:p>-4,30</text:p>
          </table:table-cell>
          <table:table-cell office:value-type="string">
            <text:p>23,77</text:p>
          </table:table-cell>
          <table:table-cell office:value-type="string">
            <text:p>43,77</text:p>
          </table:table-cell>
        </table:table-row>
        <table:table-row table:style-name="ro1">
          <table:table-cell office:value-type="string">
            <text:p>1103028.Tomate</text:p>
          </table:table-cell>
          <table:table-cell office:value-type="string">
            <text:p>8,79</text:p>
          </table:table-cell>
          <table:table-cell office:value-type="string">
            <text:p>10,23</text:p>
          </table:table-cell>
          <table:table-cell office:value-type="string">
            <text:p>10,69</text:p>
          </table:table-cell>
          <table:table-cell office:value-type="string">
            <text:p>1,44</text:p>
          </table:table-cell>
          <table:table-cell office:value-type="string">
            <text:p>15,65</text:p>
          </table:table-cell>
          <table:table-cell office:value-type="string">
            <text:p>2,58</text:p>
          </table:table-cell>
          <table:table-cell office:value-type="string">
            <text:p>50,00</text:p>
          </table:table-cell>
        </table:table-row>
        <table:table-row table:style-name="ro1">
          <table:table-cell office:value-type="string">
            <text:p>1103029.Vagem</text:p>
          </table:table-cell>
          <table:table-cell office:value-type="string">
            <text:p>-8,78</text:p>
          </table:table-cell>
          <table:table-cell office:value-type="string">
            <text:p>29,66</text:p>
          </table:table-cell>
          <table:table-cell office:value-type="string">
            <text:p>13,95</text:p>
          </table:table-cell>
          <table:table-cell office:value-type="string">
            <text:p>8,87</text:p>
          </table:table-cell>
          <table:table-cell office:value-type="string">
            <text:p>8,39</text:p>
          </table:table-cell>
          <table:table-cell office:value-type="string">
            <text:p>13,85</text:p>
          </table:table-cell>
          <table:table-cell office:value-type="string">
            <text:p>1,46</text:p>
          </table:table-cell>
        </table:table-row>
        <table:table-row table:style-name="ro1">
          <table:table-cell office:value-type="string">
            <text:p>1103042.Beterraba</text:p>
          </table:table-cell>
          <table:table-cell office:value-type="string">
            <text:p>-11,67</text:p>
          </table:table-cell>
          <table:table-cell office:value-type="string">
            <text:p>22,69</text:p>
          </table:table-cell>
          <table:table-cell office:value-type="string">
            <text:p>-6,87</text:p>
          </table:table-cell>
          <table:table-cell office:value-type="string">
            <text:p>4,59</text:p>
          </table:table-cell>
          <table:table-cell office:value-type="string">
            <text:p>6,71</text:p>
          </table:table-cell>
          <table:table-cell office:value-type="string">
            <text:p>16,44</text:p>
          </table:table-cell>
          <table:table-cell office:value-type="string">
            <text:p>13,88</text:p>
          </table:table-cell>
        </table:table-row>
        <table:table-row table:style-name="ro1">
          <table:table-cell office:value-type="string">
            <text:p>1103043.Cebola</text:p>
          </table:table-cell>
          <table:table-cell office:value-type="string">
            <text:p>-37,91</text:p>
          </table:table-cell>
          <table:table-cell office:value-type="string">
            <text:p>30,83</text:p>
          </table:table-cell>
          <table:table-cell office:value-type="string">
            <text:p>29,55</text:p>
          </table:table-cell>
          <table:table-cell office:value-type="string">
            <text:p>-9,86</text:p>
          </table:table-cell>
          <table:table-cell office:value-type="string">
            <text:p>3,30</text:p>
          </table:table-cell>
          <table:table-cell office:value-type="string">
            <text:p>17,67</text:p>
          </table:table-cell>
          <table:table-cell office:value-type="string">
            <text:p>25,60</text:p>
          </table:table-cell>
        </table:table-row>
        <table:table-row table:style-name="ro1">
          <table:table-cell office:value-type="string">
            <text:p>1103044.Cenoura</text:p>
          </table:table-cell>
          <table:table-cell office:value-type="string">
            <text:p>-5,00</text:p>
          </table:table-cell>
          <table:table-cell office:value-type="string">
            <text:p>26,91</text:p>
          </table:table-cell>
          <table:table-cell office:value-type="string">
            <text:p>-11,02</text:p>
          </table:table-cell>
          <table:table-cell office:value-type="string">
            <text:p>15,80</text:p>
          </table:table-cell>
          <table:table-cell office:value-type="string">
            <text:p>-4,34</text:p>
          </table:table-cell>
          <table:table-cell office:value-type="string">
            <text:p>18,98</text:p>
          </table:table-cell>
          <table:table-cell office:value-type="string">
            <text:p>38,03</text:p>
          </table:table-cell>
        </table:table-row>
        <table:table-row table:style-name="ro1">
          <table:table-cell office:value-type="string">
            <text:p>1103046.Batata-baroa</text:p>
          </table:table-cell>
          <table:table-cell office:value-type="string">
            <text:p>1,50</text:p>
          </table:table-cell>
          <table:table-cell office:value-type="string">
            <text:p>13,35</text:p>
          </table:table-cell>
          <table:table-cell office:value-type="string">
            <text:p>35,05</text:p>
          </table:table-cell>
          <table:table-cell office:value-type="string">
            <text:p>-8,57</text:p>
          </table:table-cell>
          <table:table-cell office:value-type="string">
            <text:p>24,06</text:p>
          </table:table-cell>
          <table:table-cell office:value-type="string">
            <text:p>-28,34</text:p>
          </table:table-cell>
          <table:table-cell office:value-type="string">
            <text:p>70,36</text:p>
          </table:table-cell>
        </table:table-row>
        <table:table-row table:style-name="ro1">
          <table:table-cell office:value-type="string">
            <text:p>1103048.Mandioquinha (batata-aipo)</text:p>
          </table:table-cell>
          <table:table-cell office:value-type="string">
            <text:p>-1,59</text:p>
          </table:table-cell>
          <table:table-cell office:value-type="string">
            <text:p>-11,72</text:p>
          </table:table-cell>
          <table:table-cell office:value-type="string">
            <text:p>48,39</text:p>
          </table:table-cell>
          <table:table-cell office:value-type="string">
            <text:p>17,87</text:p>
          </table:table-cell>
          <table:table-cell office:value-type="string">
            <text:p>7,94</text:p>
          </table:table-cell>
          <table:table-cell office:value-type="string">
            <text:p>-17,29</text:p>
          </table:table-cell>
          <table:table-cell office:value-type="string">
            <text:p>56,93</text:p>
          </table:table-cell>
        </table:table-row>
        <table:table-row table:style-name="ro1">
          <table:table-cell office:value-type="string">
            <text:p>1104.Açúcares e derivados</text:p>
          </table:table-cell>
          <table:table-cell office:value-type="string">
            <text:p>23,81</text:p>
          </table:table-cell>
          <table:table-cell office:value-type="string">
            <text:p>21,91</text:p>
          </table:table-cell>
          <table:table-cell office:value-type="string">
            <text:p>1,43</text:p>
          </table:table-cell>
          <table:table-cell office:value-type="string">
            <text:p>41,09</text:p>
          </table:table-cell>
          <table:table-cell office:value-type="string">
            <text:p>-6,95</text:p>
          </table:table-cell>
          <table:table-cell office:value-type="string">
            <text:p>7,78</text:p>
          </table:table-cell>
          <table:table-cell office:value-type="string">
            <text:p>4,23</text:p>
          </table:table-cell>
        </table:table-row>
        <table:table-row table:style-name="ro1">
          <table:table-cell office:value-type="string">
            <text:p>1104003.Açúcar refinado</text:p>
          </table:table-cell>
          <table:table-cell office:value-type="string">
            <text:p>31,53</text:p>
          </table:table-cell>
          <table:table-cell office:value-type="string">
            <text:p>37,21</text:p>
          </table:table-cell>
          <table:table-cell office:value-type="string">
            <text:p>-8,18</text:p>
          </table:table-cell>
          <table:table-cell office:value-type="string">
            <text:p>66,23</text:p>
          </table:table-cell>
          <table:table-cell office:value-type="string">
            <text:p>-17,28</text:p>
          </table:table-cell>
          <table:table-cell office:value-type="string">
            <text:p>8,78</text:p>
          </table:table-cell>
          <table:table-cell office:value-type="string">
            <text:p>3,10</text:p>
          </table:table-cell>
        </table:table-row>
        <table:table-row table:style-name="ro1">
          <table:table-cell office:value-type="string">
            <text:p>1104004.Açúcar cristal</text:p>
          </table:table-cell>
          <table:table-cell office:value-type="string">
            <text:p>33,64</text:p>
          </table:table-cell>
          <table:table-cell office:value-type="string">
            <text:p>34,51</text:p>
          </table:table-cell>
          <table:table-cell office:value-type="string">
            <text:p>4,74</text:p>
          </table:table-cell>
          <table:table-cell office:value-type="string">
            <text:p>51,79</text:p>
          </table:table-cell>
          <table:table-cell office:value-type="string">
            <text:p>-31,79</text:p>
          </table:table-cell>
          <table:table-cell office:value-type="string">
            <text:p>19,52</text:p>
          </table:table-cell>
          <table:table-cell office:value-type="string">
            <text:p>14,29</text:p>
          </table:table-cell>
        </table:table-row>
        <table:table-row table:style-name="ro1">
          <table:table-cell office:value-type="string">
            <text:p>1104014.Rapadura</text:p>
          </table:table-cell>
          <table:table-cell office:value-type="string">
            <text:p>24,44</text:p>
          </table:table-cell>
          <table:table-cell office:value-type="string">
            <text:p>14,33</text:p>
          </table:table-cell>
          <table:table-cell office:value-type="string">
            <text:p>-6,26</text:p>
          </table:table-cell>
          <table:table-cell office:value-type="string">
            <text:p>-7,35</text:p>
          </table:table-cell>
          <table:table-cell office:value-type="string">
            <text:p>2,91</text:p>
          </table:table-cell>
          <table:table-cell office:value-type="string">
            <text:p>2,23</text:p>
          </table:table-cell>
          <table:table-cell office:value-type="string">
            <text:p>0,49</text:p>
          </table:table-cell>
        </table:table-row>
        <table:table-row table:style-name="ro1">
          <table:table-cell office:value-type="string">
            <text:p>1104018.Balas, chicletes, etc.</text:p>
          </table:table-cell>
          <table:table-cell office:value-type="string">
            <text:p>7,23</text:p>
          </table:table-cell>
          <table:table-cell office:value-type="string">
            <text:p>7,09</text:p>
          </table:table-cell>
          <table:table-cell office:value-type="string">
            <text:p>9,12</text:p>
          </table:table-cell>
          <table:table-cell office:value-type="string">
            <text:p>7,41</text:p>
          </table:table-cell>
          <table:table-cell office:value-type="string">
            <text:p>20,28</text:p>
          </table:table-cell>
          <table:table-cell office:value-type="string">
            <text:p>5,22</text:p>
          </table:table-cell>
          <table:table-cell office:value-type="string">
            <text:p>-0,42</text:p>
          </table:table-cell>
        </table:table-row>
        <table:table-row table:style-name="ro1">
          <table:table-cell office:value-type="string">
            <text:p>1104023.Chocolate em barra</text:p>
          </table:table-cell>
          <table:table-cell office:value-type="string">
            <text:p>10,37</text:p>
          </table:table-cell>
          <table:table-cell office:value-type="string">
            <text:p>10,58</text:p>
          </table:table-cell>
          <table:table-cell office:value-type="string">
            <text:p>6,65</text:p>
          </table:table-cell>
          <table:table-cell office:value-type="string">
            <text:p>24,36</text:p>
          </table:table-cell>
          <table:table-cell office:value-type="string">
            <text:p>19,05</text:p>
          </table:table-cell>
          <table:table-cell office:value-type="string">
            <text:p>-0,09</text:p>
          </table:table-cell>
          <table:table-cell office:value-type="string">
            <text:p>-3,11</text:p>
          </table:table-cell>
        </table:table-row>
        <table:table-row table:style-name="ro1">
          <table:table-cell office:value-type="string">
            <text:p>1104024.Bombom</text:p>
          </table:table-cell>
          <table:table-cell office:value-type="string">
            <text:p>4,29</text:p>
          </table:table-cell>
          <table:table-cell office:value-type="string">
            <text:p>0,59</text:p>
          </table:table-cell>
          <table:table-cell office:value-type="string">
            <text:p>13,33</text:p>
          </table:table-cell>
          <table:table-cell office:value-type="string">
            <text:p>18,55</text:p>
          </table:table-cell>
          <table:table-cell office:value-type="string">
            <text:p>11,57</text:p>
          </table:table-cell>
          <table:table-cell office:value-type="string">
            <text:p>5,14</text:p>
          </table:table-cell>
          <table:table-cell office:value-type="string">
            <text:p>-3,72</text:p>
          </table:table-cell>
        </table:table-row>
        <table:table-row table:style-name="ro1">
          <table:table-cell office:value-type="string">
            <text:p>1104027.Geléia de frutas</text:p>
          </table:table-cell>
          <table:table-cell office:value-type="string">
            <text:p>22,16</text:p>
          </table:table-cell>
          <table:table-cell office:value-type="string">
            <text:p>-5,31</text:p>
          </table:table-cell>
          <table:table-cell office:value-type="string">
            <text:p>7,84</text:p>
          </table:table-cell>
          <table:table-cell office:value-type="string">
            <text:p>11,91</text:p>
          </table:table-cell>
          <table:table-cell office:value-type="string">
            <text:p>22,24</text:p>
          </table:table-cell>
          <table:table-cell office:value-type="string">
            <text:p>-4,20</text:p>
          </table:table-cell>
          <table:table-cell office:value-type="string">
            <text:p>2,76</text:p>
          </table:table-cell>
        </table:table-row>
        <table:table-row table:style-name="ro1">
          <table:table-cell office:value-type="string">
            <text:p>1104028.Gelatina de frutas em pó</text:p>
          </table:table-cell>
          <table:table-cell office:value-type="string">
            <text:p>22,41</text:p>
          </table:table-cell>
          <table:table-cell office:value-type="string">
            <text:p>6,49</text:p>
          </table:table-cell>
          <table:table-cell office:value-type="string">
            <text:p>22,41</text:p>
          </table:table-cell>
          <table:table-cell office:value-type="string">
            <text:p>17,45</text:p>
          </table:table-cell>
          <table:table-cell office:value-type="string">
            <text:p>10,46</text:p>
          </table:table-cell>
          <table:table-cell office:value-type="string">
            <text:p>0,36</text:p>
          </table:table-cell>
          <table:table-cell office:value-type="string">
            <text:p>10,93</text:p>
          </table:table-cell>
        </table:table-row>
        <table:table-row table:style-name="ro1">
          <table:table-cell office:value-type="string">
            <text:p>1104029.Geléia de mocotó</text:p>
          </table:table-cell>
          <table:table-cell office:value-type="string">
            <text:p>35,48</text:p>
          </table:table-cell>
          <table:table-cell office:value-type="string">
            <text:p>5,34</text:p>
          </table:table-cell>
          <table:table-cell office:value-type="string">
            <text:p>4,09</text:p>
          </table:table-cell>
          <table:table-cell office:value-type="string">
            <text:p>-6,82</text:p>
          </table:table-cell>
          <table:table-cell office:value-type="string">
            <text:p>16,61</text:p>
          </table:table-cell>
          <table:table-cell office:value-type="string">
            <text:p>15,24</text:p>
          </table:table-cell>
          <table:table-cell office:value-type="string">
            <text:p>11,18</text:p>
          </table:table-cell>
        </table:table-row>
        <table:table-row table:style-name="ro1">
          <table:table-cell office:value-type="string">
            <text:p>1104031.Mel de abelha</text:p>
          </table:table-cell>
          <table:table-cell office:value-type="string">
            <text:p>14,78</text:p>
          </table:table-cell>
          <table:table-cell office:value-type="string">
            <text:p>18,10</text:p>
          </table:table-cell>
          <table:table-cell office:value-type="string">
            <text:p>2,25</text:p>
          </table:table-cell>
          <table:table-cell office:value-type="string">
            <text:p>22,12</text:p>
          </table:table-cell>
          <table:table-cell office:value-type="string">
            <text:p>50,10</text:p>
          </table:table-cell>
          <table:table-cell office:value-type="string">
            <text:p>-0,17</text:p>
          </table:table-cell>
          <table:table-cell office:value-type="string">
            <text:p>-4,97</text:p>
          </table:table-cell>
        </table:table-row>
        <table:table-row table:style-name="ro1">
          <table:table-cell office:value-type="string">
            <text:p>1104032.Sorvete</text:p>
          </table:table-cell>
          <table:table-cell office:value-type="string">
            <text:p>5,50</text:p>
          </table:table-cell>
          <table:table-cell office:value-type="string">
            <text:p>4,91</text:p>
          </table:table-cell>
          <table:table-cell office:value-type="string">
            <text:p>4,47</text:p>
          </table:table-cell>
          <table:table-cell office:value-type="string">
            <text:p>5,27</text:p>
          </table:table-cell>
          <table:table-cell office:value-type="string">
            <text:p>18,80</text:p>
          </table:table-cell>
          <table:table-cell office:value-type="string">
            <text:p>12,04</text:p>
          </table:table-cell>
          <table:table-cell office:value-type="string">
            <text:p>4,62</text:p>
          </table:table-cell>
        </table:table-row>
        <table:table-row table:style-name="ro1">
          <table:table-cell office:value-type="string">
            <text:p>1104052.Achocolatado em pó</text:p>
          </table:table-cell>
          <table:table-cell office:value-type="string">
            <text:p>10,78</text:p>
          </table:table-cell>
          <table:table-cell office:value-type="string">
            <text:p>5,85</text:p>
          </table:table-cell>
          <table:table-cell office:value-type="string">
            <text:p>10,29</text:p>
          </table:table-cell>
          <table:table-cell office:value-type="string">
            <text:p>26,74</text:p>
          </table:table-cell>
          <table:table-cell office:value-type="string">
            <text:p>33,01</text:p>
          </table:table-cell>
          <table:table-cell office:value-type="string">
            <text:p>-3,61</text:p>
          </table:table-cell>
          <table:table-cell office:value-type="string">
            <text:p>-0,12</text:p>
          </table:table-cell>
        </table:table-row>
        <table:table-row table:style-name="ro1">
          <table:table-cell office:value-type="string">
            <text:p>1104059.Doce de frutas em calda</text:p>
          </table:table-cell>
          <table:table-cell office:value-type="string">
            <text:p>8,00</text:p>
          </table:table-cell>
          <table:table-cell office:value-type="string">
            <text:p>4,68</text:p>
          </table:table-cell>
          <table:table-cell office:value-type="string">
            <text:p>10,21</text:p>
          </table:table-cell>
          <table:table-cell office:value-type="string">
            <text:p>7,22</text:p>
          </table:table-cell>
          <table:table-cell office:value-type="string">
            <text:p>22,10</text:p>
          </table:table-cell>
          <table:table-cell office:value-type="string">
            <text:p>0,47</text:p>
          </table:table-cell>
          <table:table-cell office:value-type="string">
            <text:p>-2,76</text:p>
          </table:table-cell>
        </table:table-row>
        <table:table-row table:style-name="ro1">
          <table:table-cell office:value-type="string">
            <text:p>1104060.Doce de frutas em pasta</text:p>
          </table:table-cell>
          <table:table-cell office:value-type="string">
            <text:p>17,26</text:p>
          </table:table-cell>
          <table:table-cell office:value-type="string">
            <text:p>4,01</text:p>
          </table:table-cell>
          <table:table-cell office:value-type="string">
            <text:p>11,22</text:p>
          </table:table-cell>
          <table:table-cell office:value-type="string">
            <text:p>10,13</text:p>
          </table:table-cell>
          <table:table-cell office:value-type="string">
            <text:p>19,50</text:p>
          </table:table-cell>
          <table:table-cell office:value-type="string">
            <text:p>2,73</text:p>
          </table:table-cell>
          <table:table-cell office:value-type="string">
            <text:p>7,54</text:p>
          </table:table-cell>
        </table:table-row>
        <table:table-row table:style-name="ro1">
          <table:table-cell office:value-type="string">
            <text:p>1104064.Pamonha</text:p>
          </table:table-cell>
          <table:table-cell office:value-type="string">
            <text:p>28,05</text:p>
          </table:table-cell>
          <table:table-cell office:value-type="string">
            <text:p>1,71</text:p>
          </table:table-cell>
          <table:table-cell office:value-type="string">
            <text:p>9,38</text:p>
          </table:table-cell>
          <table:table-cell office:value-type="string">
            <text:p>5,66</text:p>
          </table:table-cell>
          <table:table-cell office:value-type="string">
            <text:p>21,58</text:p>
          </table:table-cell>
          <table:table-cell office:value-type="string">
            <text:p>6,33</text:p>
          </table:table-cell>
          <table:table-cell office:value-type="string">
            <text:p>11,02</text:p>
          </table:table-cell>
        </table:table-row>
        <table:table-row table:style-name="ro1">
          <table:table-cell office:value-type="string">
            <text:p>1104066.Doce de leite</text:p>
          </table:table-cell>
          <table:table-cell office:value-type="string">
            <text:p>6,19</text:p>
          </table:table-cell>
          <table:table-cell office:value-type="string">
            <text:p>9,92</text:p>
          </table:table-cell>
          <table:table-cell office:value-type="string">
            <text:p>4,55</text:p>
          </table:table-cell>
          <table:table-cell office:value-type="string">
            <text:p>13,83</text:p>
          </table:table-cell>
          <table:table-cell office:value-type="string">
            <text:p>18,27</text:p>
          </table:table-cell>
          <table:table-cell office:value-type="string">
            <text:p>8,43</text:p>
          </table:table-cell>
          <table:table-cell office:value-type="string">
            <text:p>2,66</text:p>
          </table:table-cell>
        </table:table-row>
        <table:table-row table:style-name="ro1">
          <table:table-cell office:value-type="string">
            <text:p>1104069.Adoçante artificial</text:p>
          </table:table-cell>
          <table:table-cell office:value-type="string">
            <text:p>23,97</text:p>
          </table:table-cell>
          <table:table-cell office:value-type="string">
            <text:p>-1,42</text:p>
          </table:table-cell>
          <table:table-cell office:value-type="string">
            <text:p>0,53</text:p>
          </table:table-cell>
          <table:table-cell office:value-type="string">
            <text:p>-6,10</text:p>
          </table:table-cell>
          <table:table-cell office:value-type="string">
            <text:p>5,64</text:p>
          </table:table-cell>
          <table:table-cell office:value-type="string">
            <text:p>5,11</text:p>
          </table:table-cell>
          <table:table-cell office:value-type="string">
            <text:p>-2,25</text:p>
          </table:table-cell>
        </table:table-row>
        <table:table-row table:style-name="ro1">
          <table:table-cell office:value-type="string">
            <text:p>1104075.Fruta seca</text:p>
          </table:table-cell>
          <table:table-cell office:value-type="string">
            <text:p>31,09</text:p>
          </table:table-cell>
          <table:table-cell office:value-type="string">
            <text:p>10,32</text:p>
          </table:table-cell>
          <table:table-cell office:value-type="string">
            <text:p>-4,15</text:p>
          </table:table-cell>
          <table:table-cell office:value-type="string">
            <text:p>10,25</text:p>
          </table:table-cell>
          <table:table-cell office:value-type="string">
            <text:p>22,50</text:p>
          </table:table-cell>
          <table:table-cell office:value-type="string">
            <text:p>3,81</text:p>
          </table:table-cell>
          <table:table-cell office:value-type="string">
            <text:p>14,63</text:p>
          </table:table-cell>
        </table:table-row>
        <table:table-row table:style-name="ro1">
          <table:table-cell office:value-type="string">
            <text:p>1104095.Beiju</text:p>
          </table:table-cell>
          <table:table-cell office:value-type="string">
            <text:p>32,55</text:p>
          </table:table-cell>
          <table:table-cell office:value-type="string">
            <text:p>1,36</text:p>
          </table:table-cell>
          <table:table-cell office:value-type="string">
            <text:p>-8,49</text:p>
          </table:table-cell>
          <table:table-cell office:value-type="string">
            <text:p>7,57</text:p>
          </table:table-cell>
          <table:table-cell office:value-type="string">
            <text:p>15,48</text:p>
          </table:table-cell>
          <table:table-cell office:value-type="string">
            <text:p>-0,89</text:p>
          </table:table-cell>
          <table:table-cell office:value-type="string">
            <text:p>2,57</text:p>
          </table:table-cell>
        </table:table-row>
        <table:table-row table:style-name="ro1">
          <table:table-cell office:value-type="string">
            <text:p>1104096.Schimier de frutas</text:p>
          </table:table-cell>
          <table:table-cell office:value-type="string">
            <text:p>11,91</text:p>
          </table:table-cell>
          <table:table-cell office:value-type="string">
            <text:p>16,67</text:p>
          </table:table-cell>
          <table:table-cell office:value-type="string">
            <text:p>-0,33</text:p>
          </table:table-cell>
          <table:table-cell office:value-type="string">
            <text:p>6,43</text:p>
          </table:table-cell>
          <table:table-cell office:value-type="string">
            <text:p>19,44</text:p>
          </table:table-cell>
          <table:table-cell office:value-type="string">
            <text:p>8,18</text:p>
          </table:table-cell>
          <table:table-cell office:value-type="string">
            <text:p>-4,12</text:p>
          </table:table-cell>
        </table:table-row>
        <table:table-row table:style-name="ro1">
          <table:table-cell office:value-type="string">
            <text:p>1105.Hortaliças e verduras</text:p>
          </table:table-cell>
          <table:table-cell office:value-type="string">
            <text:p>-3,63</text:p>
          </table:table-cell>
          <table:table-cell office:value-type="string">
            <text:p>18,06</text:p>
          </table:table-cell>
          <table:table-cell office:value-type="string">
            <text:p>-6,13</text:p>
          </table:table-cell>
          <table:table-cell office:value-type="string">
            <text:p>15,08</text:p>
          </table:table-cell>
          <table:table-cell office:value-type="string">
            <text:p>-2,41</text:p>
          </table:table-cell>
          <table:table-cell office:value-type="string">
            <text:p>7,67</text:p>
          </table:table-cell>
          <table:table-cell office:value-type="string">
            <text:p>2,03</text:p>
          </table:table-cell>
        </table:table-row>
        <table:table-row table:style-name="ro1">
          <table:table-cell office:value-type="string">
            <text:p>1105001.Alface</text:p>
          </table:table-cell>
          <table:table-cell office:value-type="string">
            <text:p>-1,91</text:p>
          </table:table-cell>
          <table:table-cell office:value-type="string">
            <text:p>19,73</text:p>
          </table:table-cell>
          <table:table-cell office:value-type="string">
            <text:p>-2,93</text:p>
          </table:table-cell>
          <table:table-cell office:value-type="string">
            <text:p>23,44</text:p>
          </table:table-cell>
          <table:table-cell office:value-type="string">
            <text:p>-8,50</text:p>
          </table:table-cell>
          <table:table-cell office:value-type="string">
            <text:p>18,90</text:p>
          </table:table-cell>
          <table:table-cell office:value-type="string">
            <text:p>2,10</text:p>
          </table:table-cell>
        </table:table-row>
        <table:table-row table:style-name="ro1">
          <table:table-cell office:value-type="string">
            <text:p>1105003.Chicória</text:p>
          </table:table-cell>
          <table:table-cell office:value-type="string">
            <text:p>-3,65</text:p>
          </table:table-cell>
          <table:table-cell office:value-type="string">
            <text:p>21,46</text:p>
          </table:table-cell>
          <table:table-cell office:value-type="string">
            <text:p>-3,75</text:p>
          </table:table-cell>
          <table:table-cell office:value-type="string">
            <text:p>26,66</text:p>
          </table:table-cell>
          <table:table-cell office:value-type="string">
            <text:p>-10,22</text:p>
          </table:table-cell>
          <table:table-cell office:value-type="string">
            <text:p>22,74</text:p>
          </table:table-cell>
          <table:table-cell office:value-type="string">
            <text:p>-7,68</text:p>
          </table:table-cell>
        </table:table-row>
        <table:table-row table:style-name="ro1">
          <table:table-cell office:value-type="string">
            <text:p>1105004.Coentro</text:p>
          </table:table-cell>
          <table:table-cell office:value-type="string">
            <text:p>5,47</text:p>
          </table:table-cell>
          <table:table-cell office:value-type="string">
            <text:p>12,93</text:p>
          </table:table-cell>
          <table:table-cell office:value-type="string">
            <text:p>9,28</text:p>
          </table:table-cell>
          <table:table-cell office:value-type="string">
            <text:p>1,40</text:p>
          </table:table-cell>
          <table:table-cell office:value-type="string">
            <text:p>10,66</text:p>
          </table:table-cell>
          <table:table-cell office:value-type="string">
            <text:p>-10,67</text:p>
          </table:table-cell>
          <table:table-cell office:value-type="string">
            <text:p>14,49</text:p>
          </table:table-cell>
        </table:table-row>
        <table:table-row table:style-name="ro1">
          <table:table-cell office:value-type="string">
            <text:p>1105005.Couve</text:p>
          </table:table-cell>
          <table:table-cell office:value-type="string">
            <text:p>2,04</text:p>
          </table:table-cell>
          <table:table-cell office:value-type="string">
            <text:p>4,46</text:p>
          </table:table-cell>
          <table:table-cell office:value-type="string">
            <text:p>0,05</text:p>
          </table:table-cell>
          <table:table-cell office:value-type="string">
            <text:p>10,14</text:p>
          </table:table-cell>
          <table:table-cell office:value-type="string">
            <text:p>-2,37</text:p>
          </table:table-cell>
          <table:table-cell office:value-type="string">
            <text:p>11,71</text:p>
          </table:table-cell>
          <table:table-cell office:value-type="string">
            <text:p>2,08</text:p>
          </table:table-cell>
        </table:table-row>
        <table:table-row table:style-name="ro1">
          <table:table-cell office:value-type="string">
            <text:p>1105006.Couve-flor</text:p>
          </table:table-cell>
          <table:table-cell office:value-type="string">
            <text:p>-6,52</text:p>
          </table:table-cell>
          <table:table-cell office:value-type="string">
            <text:p>59,53</text:p>
          </table:table-cell>
          <table:table-cell office:value-type="string">
            <text:p>-8,51</text:p>
          </table:table-cell>
          <table:table-cell office:value-type="string">
            <text:p>13,85</text:p>
          </table:table-cell>
          <table:table-cell office:value-type="string">
            <text:p>-5,77</text:p>
          </table:table-cell>
          <table:table-cell office:value-type="string">
            <text:p>19,02</text:p>
          </table:table-cell>
          <table:table-cell office:value-type="string">
            <text:p>6,40</text:p>
          </table:table-cell>
        </table:table-row>
        <table:table-row table:style-name="ro1">
          <table:table-cell office:value-type="string">
            <text:p>1105010.Repolho</text:p>
          </table:table-cell>
          <table:table-cell office:value-type="string">
            <text:p>-1,76</text:p>
          </table:table-cell>
          <table:table-cell office:value-type="string">
            <text:p>31,29</text:p>
          </table:table-cell>
          <table:table-cell office:value-type="string">
            <text:p>-9,15</text:p>
          </table:table-cell>
          <table:table-cell office:value-type="string">
            <text:p>18,09</text:p>
          </table:table-cell>
          <table:table-cell office:value-type="string">
            <text:p>2,74</text:p>
          </table:table-cell>
          <table:table-cell office:value-type="string">
            <text:p>14,42</text:p>
          </table:table-cell>
          <table:table-cell office:value-type="string">
            <text:p>16,78</text:p>
          </table:table-cell>
        </table:table-row>
        <table:table-row table:style-name="ro1">
          <table:table-cell office:value-type="string">
            <text:p>1105012.Cheiro-verde</text:p>
          </table:table-cell>
          <table:table-cell office:value-type="string">
            <text:p>0,86</text:p>
          </table:table-cell>
          <table:table-cell office:value-type="string">
            <text:p>10,77</text:p>
          </table:table-cell>
          <table:table-cell office:value-type="string">
            <text:p>-3,48</text:p>
          </table:table-cell>
          <table:table-cell office:value-type="string">
            <text:p>5,08</text:p>
          </table:table-cell>
          <table:table-cell office:value-type="string">
            <text:p>6,79</text:p>
          </table:table-cell>
          <table:table-cell office:value-type="string">
            <text:p>2,21</text:p>
          </table:table-cell>
          <table:table-cell office:value-type="string">
            <text:p>7,59</text:p>
          </table:table-cell>
        </table:table-row>
        <table:table-row table:style-name="ro1">
          <table:table-cell office:value-type="string">
            <text:p>1105013.Agrião</text:p>
          </table:table-cell>
          <table:table-cell office:value-type="string">
            <text:p>0,60</text:p>
          </table:table-cell>
          <table:table-cell office:value-type="string">
            <text:p>-6,33</text:p>
          </table:table-cell>
          <table:table-cell office:value-type="string">
            <text:p>-4,77</text:p>
          </table:table-cell>
          <table:table-cell office:value-type="string">
            <text:p>10,31</text:p>
          </table:table-cell>
          <table:table-cell office:value-type="string">
            <text:p>4,29</text:p>
          </table:table-cell>
          <table:table-cell office:value-type="string">
            <text:p>8,65</text:p>
          </table:table-cell>
          <table:table-cell office:value-type="string">
            <text:p>5,23</text:p>
          </table:table-cell>
        </table:table-row>
        <table:table-row table:style-name="ro1">
          <table:table-cell office:value-type="string">
            <text:p>1105017.Almeirão</text:p>
          </table:table-cell>
          <table:table-cell office:value-type="string">
            <text:p>-0,39</text:p>
          </table:table-cell>
          <table:table-cell office:value-type="string">
            <text:p>13,79</text:p>
          </table:table-cell>
          <table:table-cell office:value-type="string">
            <text:p>-13,85</text:p>
          </table:table-cell>
          <table:table-cell office:value-type="string">
            <text:p>7,02</text:p>
          </table:table-cell>
          <table:table-cell office:value-type="string">
            <text:p>5,63</text:p>
          </table:table-cell>
          <table:table-cell office:value-type="string">
            <text:p>10,61</text:p>
          </table:table-cell>
          <table:table-cell office:value-type="string">
            <text:p>11,89</text:p>
          </table:table-cell>
        </table:table-row>
        <table:table-row table:style-name="ro1">
          <table:table-cell office:value-type="string">
            <text:p>1105018.Cebolinha</text:p>
          </table:table-cell>
          <table:table-cell office:value-type="string">
            <text:p>0,37</text:p>
          </table:table-cell>
          <table:table-cell office:value-type="string">
            <text:p>10,47</text:p>
          </table:table-cell>
          <table:table-cell office:value-type="string">
            <text:p>5,84</text:p>
          </table:table-cell>
          <table:table-cell office:value-type="string">
            <text:p>6,37</text:p>
          </table:table-cell>
          <table:table-cell office:value-type="string">
            <text:p>6,48</text:p>
          </table:table-cell>
          <table:table-cell office:value-type="string">
            <text:p>3,28</text:p>
          </table:table-cell>
          <table:table-cell office:value-type="string">
            <text:p>10,05</text:p>
          </table:table-cell>
        </table:table-row>
        <table:table-row table:style-name="ro1">
          <table:table-cell office:value-type="string">
            <text:p>1105019.Brócolis</text:p>
          </table:table-cell>
          <table:table-cell office:value-type="string">
            <text:p>-2,43</text:p>
          </table:table-cell>
          <table:table-cell office:value-type="string">
            <text:p>14,27</text:p>
          </table:table-cell>
          <table:table-cell office:value-type="string">
            <text:p>-2,43</text:p>
          </table:table-cell>
          <table:table-cell office:value-type="string">
            <text:p>15,86</text:p>
          </table:table-cell>
          <table:table-cell office:value-type="string">
            <text:p>3,77</text:p>
          </table:table-cell>
          <table:table-cell office:value-type="string">
            <text:p>16,82</text:p>
          </table:table-cell>
          <table:table-cell office:value-type="string">
            <text:p>2,03</text:p>
          </table:table-cell>
        </table:table-row>
        <table:table-row table:style-name="ro1">
          <table:table-cell office:value-type="string">
            <text:p>1106.Frutas</text:p>
          </table:table-cell>
          <table:table-cell office:value-type="string">
            <text:p>-6,83</text:p>
          </table:table-cell>
          <table:table-cell office:value-type="string">
            <text:p>-8,45</text:p>
          </table:table-cell>
          <table:table-cell office:value-type="string">
            <text:p>-7,32</text:p>
          </table:table-cell>
          <table:table-cell office:value-type="string">
            <text:p>-0,50</text:p>
          </table:table-cell>
          <table:table-cell office:value-type="string">
            <text:p>-6,15</text:p>
          </table:table-cell>
          <table:table-cell office:value-type="string">
            <text:p>-10,90</text:p>
          </table:table-cell>
          <table:table-cell office:value-type="string">
            <text:p>-5,40</text:p>
          </table:table-cell>
        </table:table-row>
        <table:table-row table:style-name="ro1">
          <table:table-cell office:value-type="string">
            <text:p>1106001.Banana-da-terra</text:p>
          </table:table-cell>
          <table:table-cell office:value-type="string">
            <text:p>-13,28</text:p>
          </table:table-cell>
          <table:table-cell office:value-type="string">
            <text:p>-1,14</text:p>
          </table:table-cell>
          <table:table-cell office:value-type="string">
            <text:p>31,16</text:p>
          </table:table-cell>
          <table:table-cell office:value-type="string">
            <text:p>4,23</text:p>
          </table:table-cell>
          <table:table-cell office:value-type="string">
            <text:p>7,42</text:p>
          </table:table-cell>
          <table:table-cell office:value-type="string">
            <text:p>1,04</text:p>
          </table:table-cell>
          <table:table-cell office:value-type="string">
            <text:p>16,39</text:p>
          </table:table-cell>
        </table:table-row>
        <table:table-row table:style-name="ro1">
          <table:table-cell office:value-type="string">
            <text:p>1106003.Abacaxi</text:p>
          </table:table-cell>
          <table:table-cell office:value-type="string">
            <text:p>-1,94</text:p>
          </table:table-cell>
          <table:table-cell office:value-type="string">
            <text:p>9,53</text:p>
          </table:table-cell>
          <table:table-cell office:value-type="string">
            <text:p>9,62</text:p>
          </table:table-cell>
          <table:table-cell office:value-type="string">
            <text:p>8,58</text:p>
          </table:table-cell>
          <table:table-cell office:value-type="string">
            <text:p>8,25</text:p>
          </table:table-cell>
          <table:table-cell office:value-type="string">
            <text:p>16,53</text:p>
          </table:table-cell>
          <table:table-cell office:value-type="string">
            <text:p>20,65</text:p>
          </table:table-cell>
        </table:table-row>
        <table:table-row table:style-name="ro1">
          <table:table-cell office:value-type="string">
            <text:p>1106004.Abacate</text:p>
          </table:table-cell>
          <table:table-cell office:value-type="string">
            <text:p>-25,31</text:p>
          </table:table-cell>
          <table:table-cell office:value-type="string">
            <text:p>-19,56</text:p>
          </table:table-cell>
          <table:table-cell office:value-type="string">
            <text:p>12,86</text:p>
          </table:table-cell>
          <table:table-cell office:value-type="string">
            <text:p>-8,01</text:p>
          </table:table-cell>
          <table:table-cell office:value-type="string">
            <text:p>24,52</text:p>
          </table:table-cell>
          <table:table-cell office:value-type="string">
            <text:p>-8,77</text:p>
          </table:table-cell>
          <table:table-cell office:value-type="string">
            <text:p>32,59</text:p>
          </table:table-cell>
        </table:table-row>
        <table:table-row table:style-name="ro1">
          <table:table-cell office:value-type="string">
            <text:p>1106005.Banana - d'agua</text:p>
          </table:table-cell>
          <table:table-cell office:value-type="string">
            <text:p>6,99</text:p>
          </table:table-cell>
          <table:table-cell office:value-type="string">
            <text:p>10,84</text:p>
          </table:table-cell>
          <table:table-cell office:value-type="string">
            <text:p>-7,75</text:p>
          </table:table-cell>
          <table:table-cell office:value-type="string">
            <text:p>9,03</text:p>
          </table:table-cell>
          <table:table-cell office:value-type="string">
            <text:p>35,82</text:p>
          </table:table-cell>
          <table:table-cell office:value-type="string">
            <text:p>-5,53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1106006.Banana - maçã</text:p>
          </table:table-cell>
          <table:table-cell office:value-type="string">
            <text:p>6,44</text:p>
          </table:table-cell>
          <table:table-cell office:value-type="string">
            <text:p>-0,86</text:p>
          </table:table-cell>
          <table:table-cell office:value-type="string">
            <text:p>8,24</text:p>
          </table:table-cell>
          <table:table-cell office:value-type="string">
            <text:p>23,62</text:p>
          </table:table-cell>
          <table:table-cell office:value-type="string">
            <text:p>8,26</text:p>
          </table:table-cell>
          <table:table-cell office:value-type="string">
            <text:p>17,94</text:p>
          </table:table-cell>
          <table:table-cell office:value-type="string">
            <text:p>-6,55</text:p>
          </table:table-cell>
        </table:table-row>
        <table:table-row table:style-name="ro1">
          <table:table-cell office:value-type="string">
            <text:p>1106008.Banana - prata</text:p>
          </table:table-cell>
          <table:table-cell office:value-type="string">
            <text:p>3,98</text:p>
          </table:table-cell>
          <table:table-cell office:value-type="string">
            <text:p>-2,83</text:p>
          </table:table-cell>
          <table:table-cell office:value-type="string">
            <text:p>5,94</text:p>
          </table:table-cell>
          <table:table-cell office:value-type="string">
            <text:p>9,20</text:p>
          </table:table-cell>
          <table:table-cell office:value-type="string">
            <text:p>20,32</text:p>
          </table:table-cell>
          <table:table-cell office:value-type="string">
            <text:p>-0,37</text:p>
          </table:table-cell>
          <table:table-cell office:value-type="string">
            <text:p>12,11</text:p>
          </table:table-cell>
        </table:table-row>
        <table:table-row table:style-name="ro1">
          <table:table-cell office:value-type="string">
            <text:p>1106011.Laranja - baía</text:p>
          </table:table-cell>
          <table:table-cell office:value-type="string">
            <text:p>21,07</text:p>
          </table:table-cell>
          <table:table-cell office:value-type="string">
            <text:p>-14,14</text:p>
          </table:table-cell>
          <table:table-cell office:value-type="string">
            <text:p>79,22</text:p>
          </table:table-cell>
          <table:table-cell office:value-type="string">
            <text:p>18,71</text:p>
          </table:table-cell>
          <table:table-cell office:value-type="string">
            <text:p>-20,60</text:p>
          </table:table-cell>
          <table:table-cell office:value-type="string">
            <text:p>-2,11</text:p>
          </table:table-cell>
          <table:table-cell office:value-type="string">
            <text:p>34,74</text:p>
          </table:table-cell>
        </table:table-row>
        <table:table-row table:style-name="ro1">
          <table:table-cell office:value-type="string">
            <text:p>1106012.Laranja - lima</text:p>
          </table:table-cell>
          <table:table-cell office:value-type="string">
            <text:p>-31,23</text:p>
          </table:table-cell>
          <table:table-cell office:value-type="string">
            <text:p>23,09</text:p>
          </table:table-cell>
          <table:table-cell office:value-type="string">
            <text:p>85,11</text:p>
          </table:table-cell>
          <table:table-cell office:value-type="string">
            <text:p>-21,37</text:p>
          </table:table-cell>
          <table:table-cell office:value-type="string">
            <text:p>23,56</text:p>
          </table:table-cell>
          <table:table-cell office:value-type="string">
            <text:p>-17,72</text:p>
          </table:table-cell>
          <table:table-cell office:value-type="string">
            <text:p>43,25</text:p>
          </table:table-cell>
        </table:table-row>
        <table:table-row table:style-name="ro1">
          <table:table-cell office:value-type="string">
            <text:p>1106013.Laranja - seleta</text:p>
          </table:table-cell>
          <table:table-cell office:value-type="string">
            <text:p>-6,99</text:p>
          </table:table-cell>
          <table:table-cell office:value-type="string">
            <text:p>16,49</text:p>
          </table:table-cell>
          <table:table-cell office:value-type="string">
            <text:p>40,27</text:p>
          </table:table-cell>
          <table:table-cell office:value-type="string">
            <text:p>-4,51</text:p>
          </table:table-cell>
          <table:table-cell office:value-type="string">
            <text:p>19,22</text:p>
          </table:table-cell>
          <table:table-cell office:value-type="string">
            <text:p>-9,53</text:p>
          </table:table-cell>
          <table:table-cell office:value-type="string">
            <text:p>13,02</text:p>
          </table:table-cell>
        </table:table-row>
        <table:table-row table:style-name="ro1">
          <table:table-cell office:value-type="string">
            <text:p>1106015.Limão</text:p>
          </table:table-cell>
          <table:table-cell office:value-type="string">
            <text:p>0,94</text:p>
          </table:table-cell>
          <table:table-cell office:value-type="string">
            <text:p>18,32</text:p>
          </table:table-cell>
          <table:table-cell office:value-type="string">
            <text:p>-2,61</text:p>
          </table:table-cell>
          <table:table-cell office:value-type="string">
            <text:p>62,73</text:p>
          </table:table-cell>
          <table:table-cell office:value-type="string">
            <text:p>-5,65</text:p>
          </table:table-cell>
          <table:table-cell office:value-type="string">
            <text:p>79,90</text:p>
          </table:table-cell>
          <table:table-cell office:value-type="string">
            <text:p>-35,68</text:p>
          </table:table-cell>
        </table:table-row>
        <table:table-row table:style-name="ro1">
          <table:table-cell office:value-type="string">
            <text:p>1106017.Maçã</text:p>
          </table:table-cell>
          <table:table-cell office:value-type="string">
            <text:p>22,48</text:p>
          </table:table-cell>
          <table:table-cell office:value-type="string">
            <text:p>-12,48</text:p>
          </table:table-cell>
          <table:table-cell office:value-type="string">
            <text:p>29,29</text:p>
          </table:table-cell>
          <table:table-cell office:value-type="string">
            <text:p>14,96</text:p>
          </table:table-cell>
          <table:table-cell office:value-type="string">
            <text:p>2,67</text:p>
          </table:table-cell>
          <table:table-cell office:value-type="string">
            <text:p>-1,78</text:p>
          </table:table-cell>
          <table:table-cell office:value-type="string">
            <text:p>11,83</text:p>
          </table:table-cell>
        </table:table-row>
        <table:table-row table:style-name="ro1">
          <table:table-cell office:value-type="string">
            <text:p>1106018.Mamão</text:p>
          </table:table-cell>
          <table:table-cell office:value-type="string">
            <text:p>10,12</text:p>
          </table:table-cell>
          <table:table-cell office:value-type="string">
            <text:p>32,34</text:p>
          </table:table-cell>
          <table:table-cell office:value-type="string">
            <text:p>-7,23</text:p>
          </table:table-cell>
          <table:table-cell office:value-type="string">
            <text:p>-1,55</text:p>
          </table:table-cell>
          <table:table-cell office:value-type="string">
            <text:p>7,23</text:p>
          </table:table-cell>
          <table:table-cell office:value-type="string">
            <text:p>59,82</text:p>
          </table:table-cell>
          <table:table-cell office:value-type="string">
            <text:p>-10,71</text:p>
          </table:table-cell>
        </table:table-row>
        <table:table-row table:style-name="ro1">
          <table:table-cell office:value-type="string">
            <text:p>1106019.Manga</text:p>
          </table:table-cell>
          <table:table-cell office:value-type="string">
            <text:p>-7,32</text:p>
          </table:table-cell>
          <table:table-cell office:value-type="string">
            <text:p>7,78</text:p>
          </table:table-cell>
          <table:table-cell office:value-type="string">
            <text:p>2,52</text:p>
          </table:table-cell>
          <table:table-cell office:value-type="string">
            <text:p>19,09</text:p>
          </table:table-cell>
          <table:table-cell office:value-type="string">
            <text:p>-11,78</text:p>
          </table:table-cell>
          <table:table-cell office:value-type="string">
            <text:p>35,30</text:p>
          </table:table-cell>
          <table:table-cell office:value-type="string">
            <text:p>-9,31</text:p>
          </table:table-cell>
        </table:table-row>
        <table:table-row table:style-name="ro1">
          <table:table-cell office:value-type="string">
            <text:p>1106020.Maracujá</text:p>
          </table:table-cell>
          <table:table-cell office:value-type="string">
            <text:p>-30,31</text:p>
          </table:table-cell>
          <table:table-cell office:value-type="string">
            <text:p>3,61</text:p>
          </table:table-cell>
          <table:table-cell office:value-type="string">
            <text:p>34,73</text:p>
          </table:table-cell>
          <table:table-cell office:value-type="string">
            <text:p>-19,79</text:p>
          </table:table-cell>
          <table:table-cell office:value-type="string">
            <text:p>15,10</text:p>
          </table:table-cell>
          <table:table-cell office:value-type="string">
            <text:p>11,05</text:p>
          </table:table-cell>
          <table:table-cell office:value-type="string">
            <text:p>8,54</text:p>
          </table:table-cell>
        </table:table-row>
        <table:table-row table:style-name="ro1">
          <table:table-cell office:value-type="string">
            <text:p>1106021.Melancia</text:p>
          </table:table-cell>
          <table:table-cell office:value-type="string">
            <text:p>1,20</text:p>
          </table:table-cell>
          <table:table-cell office:value-type="string">
            <text:p>1,90</text:p>
          </table:table-cell>
          <table:table-cell office:value-type="string">
            <text:p>2,16</text:p>
          </table:table-cell>
          <table:table-cell office:value-type="string">
            <text:p>30,82</text:p>
          </table:table-cell>
          <table:table-cell office:value-type="string">
            <text:p>-3,76</text:p>
          </table:table-cell>
          <table:table-cell office:value-type="string">
            <text:p>9,91</text:p>
          </table:table-cell>
          <table:table-cell office:value-type="string">
            <text:p>19,72</text:p>
          </table:table-cell>
        </table:table-row>
        <table:table-row table:style-name="ro1">
          <table:table-cell office:value-type="string">
            <text:p>1106022.Melão</text:p>
          </table:table-cell>
          <table:table-cell office:value-type="string">
            <text:p>10,99</text:p>
          </table:table-cell>
          <table:table-cell office:value-type="string">
            <text:p>3,15</text:p>
          </table:table-cell>
          <table:table-cell office:value-type="string">
            <text:p>0,39</text:p>
          </table:table-cell>
          <table:table-cell office:value-type="string">
            <text:p>34,39</text:p>
          </table:table-cell>
          <table:table-cell office:value-type="string">
            <text:p>5,49</text:p>
          </table:table-cell>
          <table:table-cell office:value-type="string">
            <text:p>5,90</text:p>
          </table:table-cell>
          <table:table-cell office:value-type="string">
            <text:p>1,51</text:p>
          </table:table-cell>
        </table:table-row>
        <table:table-row table:style-name="ro1">
          <table:table-cell office:value-type="string">
            <text:p>1106023.Pera</text:p>
          </table:table-cell>
          <table:table-cell office:value-type="string">
            <text:p>22,56</text:p>
          </table:table-cell>
          <table:table-cell office:value-type="string">
            <text:p>-3,94</text:p>
          </table:table-cell>
          <table:table-cell office:value-type="string">
            <text:p>11,03</text:p>
          </table:table-cell>
          <table:table-cell office:value-type="string">
            <text:p>34,29</text:p>
          </table:table-cell>
          <table:table-cell office:value-type="string">
            <text:p>20,26</text:p>
          </table:table-cell>
          <table:table-cell office:value-type="string">
            <text:p>-5,11</text:p>
          </table:table-cell>
          <table:table-cell office:value-type="string">
            <text:p>-7,30</text:p>
          </table:table-cell>
        </table:table-row>
        <table:table-row table:style-name="ro1">
          <table:table-cell office:value-type="string">
            <text:p>1106024.Pêssego</text:p>
          </table:table-cell>
          <table:table-cell office:value-type="string">
            <text:p>-13,00</text:p>
          </table:table-cell>
          <table:table-cell office:value-type="string">
            <text:p>-0,23</text:p>
          </table:table-cell>
          <table:table-cell office:value-type="string">
            <text:p>-2,74</text:p>
          </table:table-cell>
          <table:table-cell office:value-type="string">
            <text:p>9,10</text:p>
          </table:table-cell>
          <table:table-cell office:value-type="string">
            <text:p>-6,83</text:p>
          </table:table-cell>
          <table:table-cell office:value-type="string">
            <text:p>1,22</text:p>
          </table:table-cell>
          <table:table-cell office:value-type="string">
            <text:p>-6,16</text:p>
          </table:table-cell>
        </table:table-row>
        <table:table-row table:style-name="ro1">
          <table:table-cell office:value-type="string">
            <text:p>1106026.Acerola</text:p>
          </table:table-cell>
          <table:table-cell office:value-type="string">
            <text:p>-17,67</text:p>
          </table:table-cell>
          <table:table-cell office:value-type="string">
            <text:p>43,28</text:p>
          </table:table-cell>
          <table:table-cell office:value-type="string">
            <text:p>0,13</text:p>
          </table:table-cell>
          <table:table-cell office:value-type="string">
            <text:p>17,39</text:p>
          </table:table-cell>
          <table:table-cell office:value-type="string">
            <text:p>19,29</text:p>
          </table:table-cell>
          <table:table-cell office:value-type="string">
            <text:p>21,06</text:p>
          </table:table-cell>
          <table:table-cell office:value-type="string">
            <text:p>-15,64</text:p>
          </table:table-cell>
        </table:table-row>
        <table:table-row table:style-name="ro1">
          <table:table-cell office:value-type="string">
            <text:p>1106027.Tangerina</text:p>
          </table:table-cell>
          <table:table-cell office:value-type="string">
            <text:p>-0,37</text:p>
          </table:table-cell>
          <table:table-cell office:value-type="string">
            <text:p>21,39</text:p>
          </table:table-cell>
          <table:table-cell office:value-type="string">
            <text:p>-13,23</text:p>
          </table:table-cell>
          <table:table-cell office:value-type="string">
            <text:p>49,00</text:p>
          </table:table-cell>
          <table:table-cell office:value-type="string">
            <text:p>6,98</text:p>
          </table:table-cell>
          <table:table-cell office:value-type="string">
            <text:p>8,00</text:p>
          </table:table-cell>
          <table:table-cell office:value-type="string">
            <text:p>56,27</text:p>
          </table:table-cell>
        </table:table-row>
        <table:table-row table:style-name="ro1">
          <table:table-cell office:value-type="string">
            <text:p>1106028.Uva</text:p>
          </table:table-cell>
          <table:table-cell office:value-type="string">
            <text:p>6,56</text:p>
          </table:table-cell>
          <table:table-cell office:value-type="string">
            <text:p>5,89</text:p>
          </table:table-cell>
          <table:table-cell office:value-type="string">
            <text:p>-18,86</text:p>
          </table:table-cell>
          <table:table-cell office:value-type="string">
            <text:p>27,42</text:p>
          </table:table-cell>
          <table:table-cell office:value-type="string">
            <text:p>8,06</text:p>
          </table:table-cell>
          <table:table-cell office:value-type="string">
            <text:p>1,68</text:p>
          </table:table-cell>
          <table:table-cell office:value-type="string">
            <text:p>19,21</text:p>
          </table:table-cell>
        </table:table-row>
        <table:table-row table:style-name="ro1">
          <table:table-cell office:value-type="string">
            <text:p>1106034.Ameixa</text:p>
          </table:table-cell>
          <table:table-cell office:value-type="string">
            <text:p>-30,01</text:p>
          </table:table-cell>
          <table:table-cell office:value-type="string">
            <text:p>22,17</text:p>
          </table:table-cell>
          <table:table-cell office:value-type="string">
            <text:p>-24,96</text:p>
          </table:table-cell>
          <table:table-cell office:value-type="string">
            <text:p>-17,36</text:p>
          </table:table-cell>
          <table:table-cell office:value-type="string">
            <text:p>-57,51</text:p>
          </table:table-cell>
          <table:table-cell office:value-type="string">
            <text:p>-35,05</text:p>
          </table:table-cell>
          <table:table-cell office:value-type="string">
            <text:p>15,15</text:p>
          </table:table-cell>
        </table:table-row>
        <table:table-row table:style-name="ro1">
          <table:table-cell office:value-type="string">
            <text:p>1106039.Laranja - pera</text:p>
          </table:table-cell>
          <table:table-cell office:value-type="string">
            <text:p>-16,25</text:p>
          </table:table-cell>
          <table:table-cell office:value-type="string">
            <text:p>18,13</text:p>
          </table:table-cell>
          <table:table-cell office:value-type="string">
            <text:p>45,60</text:p>
          </table:table-cell>
          <table:table-cell office:value-type="string">
            <text:p>14,98</text:p>
          </table:table-cell>
          <table:table-cell office:value-type="string">
            <text:p>5,80</text:p>
          </table:table-cell>
          <table:table-cell office:value-type="string">
            <text:p>-10,47</text:p>
          </table:table-cell>
          <table:table-cell office:value-type="string">
            <text:p>21,13</text:p>
          </table:table-cell>
        </table:table-row>
        <table:table-row table:style-name="ro1">
          <table:table-cell office:value-type="string">
            <text:p>1106051.Morango</text:p>
          </table:table-cell>
          <table:table-cell office:value-type="string">
            <text:p>9,35</text:p>
          </table:table-cell>
          <table:table-cell office:value-type="string">
            <text:p>-36,89</text:p>
          </table:table-cell>
          <table:table-cell office:value-type="string">
            <text:p>-29,03</text:p>
          </table:table-cell>
          <table:table-cell office:value-type="string">
            <text:p>19,35</text:p>
          </table:table-cell>
          <table:table-cell office:value-type="string">
            <text:p>-15,52</text:p>
          </table:table-cell>
          <table:table-cell office:value-type="string">
            <text:p>4,85</text:p>
          </table:table-cell>
          <table:table-cell office:value-type="string">
            <text:p>-1,60</text:p>
          </table:table-cell>
        </table:table-row>
        <table:table-row table:style-name="ro1">
          <table:table-cell office:value-type="string">
            <text:p>1106097.Cupuaçú</text:p>
          </table:table-cell>
          <table:table-cell office:value-type="string">
            <text:p>3,39</text:p>
          </table:table-cell>
          <table:table-cell office:value-type="string">
            <text:p>-2,47</text:p>
          </table:table-cell>
          <table:table-cell office:value-type="string">
            <text:p>-2,34</text:p>
          </table:table-cell>
          <table:table-cell office:value-type="string">
            <text:p>29,95</text:p>
          </table:table-cell>
          <table:table-cell office:value-type="string">
            <text:p>-17,74</text:p>
          </table:table-cell>
          <table:table-cell office:value-type="string">
            <text:p>-11,79</text:p>
          </table:table-cell>
          <table:table-cell office:value-type="string">
            <text:p>-15,69</text:p>
          </table:table-cell>
        </table:table-row>
        <table:table-row table:style-name="ro1">
          <table:table-cell office:value-type="string">
            <text:p>1107.Carnes</text:p>
          </table:table-cell>
          <table:table-cell office:value-type="string">
            <text:p>25,06</text:p>
          </table:table-cell>
          <table:table-cell office:value-type="string">
            <text:p>2,57</text:p>
          </table:table-cell>
          <table:table-cell office:value-type="string">
            <text:p>12,18</text:p>
          </table:table-cell>
          <table:table-cell office:value-type="string">
            <text:p>14,60</text:p>
          </table:table-cell>
          <table:table-cell office:value-type="string">
            <text:p>9,38</text:p>
          </table:table-cell>
          <table:table-cell office:value-type="string">
            <text:p>4,87</text:p>
          </table:table-cell>
          <table:table-cell office:value-type="string">
            <text:p>0,97</text:p>
          </table:table-cell>
        </table:table-row>
        <table:table-row table:style-name="ro1">
          <table:table-cell office:value-type="string">
            <text:p>1107008.Tripa e bucho</text:p>
          </table:table-cell>
          <table:table-cell office:value-type="string">
            <text:p>33,22</text:p>
          </table:table-cell>
          <table:table-cell office:value-type="string">
            <text:p>7,34</text:p>
          </table:table-cell>
          <table:table-cell office:value-type="string">
            <text:p>5,51</text:p>
          </table:table-cell>
          <table:table-cell office:value-type="string">
            <text:p>16,31</text:p>
          </table:table-cell>
          <table:table-cell office:value-type="string">
            <text:p>24,84</text:p>
          </table:table-cell>
          <table:table-cell office:value-type="string">
            <text:p>0,92</text:p>
          </table:table-cell>
          <table:table-cell office:value-type="string">
            <text:p>-5,00</text:p>
          </table:table-cell>
        </table:table-row>
        <table:table-row table:style-name="ro1">
          <table:table-cell office:value-type="string">
            <text:p>1107009.Fígado</text:p>
          </table:table-cell>
          <table:table-cell office:value-type="string">
            <text:p>4,87</text:p>
          </table:table-cell>
          <table:table-cell office:value-type="string">
            <text:p>13,05</text:p>
          </table:table-cell>
          <table:table-cell office:value-type="string">
            <text:p>14,95</text:p>
          </table:table-cell>
          <table:table-cell office:value-type="string">
            <text:p>5,49</text:p>
          </table:table-cell>
          <table:table-cell office:value-type="string">
            <text:p>18,96</text:p>
          </table:table-cell>
          <table:table-cell office:value-type="string">
            <text:p>-2,85</text:p>
          </table:table-cell>
          <table:table-cell office:value-type="string">
            <text:p>-6,99</text:p>
          </table:table-cell>
        </table:table-row>
        <table:table-row table:style-name="ro1">
          <table:table-cell office:value-type="string">
            <text:p>1107018.Carne de porco</text:p>
          </table:table-cell>
          <table:table-cell office:value-type="string">
            <text:p>23,31</text:p>
          </table:table-cell>
          <table:table-cell office:value-type="string">
            <text:p>-0,08</text:p>
          </table:table-cell>
          <table:table-cell office:value-type="string">
            <text:p>15,06</text:p>
          </table:table-cell>
          <table:table-cell office:value-type="string">
            <text:p>4,47</text:p>
          </table:table-cell>
          <table:table-cell office:value-type="string">
            <text:p>20,61</text:p>
          </table:table-cell>
          <table:table-cell office:value-type="string">
            <text:p>26,72</text:p>
          </table:table-cell>
          <table:table-cell office:value-type="string">
            <text:p>-7,76</text:p>
          </table:table-cell>
        </table:table-row>
        <table:table-row table:style-name="ro1">
          <table:table-cell office:value-type="string">
            <text:p>1107031.Carne de carneiro</text:p>
          </table:table-cell>
          <table:table-cell office:value-type="string">
            <text:p>16,63</text:p>
          </table:table-cell>
          <table:table-cell office:value-type="string">
            <text:p>7,07</text:p>
          </table:table-cell>
          <table:table-cell office:value-type="string">
            <text:p>1,46</text:p>
          </table:table-cell>
          <table:table-cell office:value-type="string">
            <text:p>20,10</text:p>
          </table:table-cell>
          <table:table-cell office:value-type="string">
            <text:p>5,07</text:p>
          </table:table-cell>
          <table:table-cell office:value-type="string">
            <text:p>7,79</text:p>
          </table:table-cell>
          <table:table-cell office:value-type="string">
            <text:p>6,83</text:p>
          </table:table-cell>
        </table:table-row>
        <table:table-row table:style-name="ro1">
          <table:table-cell office:value-type="string">
            <text:p>1107081.Cupim</text:p>
          </table:table-cell>
          <table:table-cell office:value-type="string">
            <text:p>30,70</text:p>
          </table:table-cell>
          <table:table-cell office:value-type="string">
            <text:p>-1,12</text:p>
          </table:table-cell>
          <table:table-cell office:value-type="string">
            <text:p>13,94</text:p>
          </table:table-cell>
          <table:table-cell office:value-type="string">
            <text:p>24,18</text:p>
          </table:table-cell>
          <table:table-cell office:value-type="string">
            <text:p>7,63</text:p>
          </table:table-cell>
          <table:table-cell office:value-type="string">
            <text:p>15,47</text:p>
          </table:table-cell>
          <table:table-cell office:value-type="string">
            <text:p>-9,56</text:p>
          </table:table-cell>
        </table:table-row>
        <table:table-row table:style-name="ro1">
          <table:table-cell office:value-type="string">
            <text:p>1107084.Contrafilé</text:p>
          </table:table-cell>
          <table:table-cell office:value-type="string">
            <text:p>22,64</text:p>
          </table:table-cell>
          <table:table-cell office:value-type="string">
            <text:p>2,96</text:p>
          </table:table-cell>
          <table:table-cell office:value-type="string">
            <text:p>13,79</text:p>
          </table:table-cell>
          <table:table-cell office:value-type="string">
            <text:p>13,41</text:p>
          </table:table-cell>
          <table:table-cell office:value-type="string">
            <text:p>8,64</text:p>
          </table:table-cell>
          <table:table-cell office:value-type="string">
            <text:p>5,56</text:p>
          </table:table-cell>
          <table:table-cell office:value-type="string">
            <text:p>0,73</text:p>
          </table:table-cell>
        </table:table-row>
        <table:table-row table:style-name="ro1">
          <table:table-cell office:value-type="string">
            <text:p>1107085.Filé-mignon</text:p>
          </table:table-cell>
          <table:table-cell office:value-type="string">
            <text:p>33,73</text:p>
          </table:table-cell>
          <table:table-cell office:value-type="string">
            <text:p>0,63</text:p>
          </table:table-cell>
          <table:table-cell office:value-type="string">
            <text:p>6,61</text:p>
          </table:table-cell>
          <table:table-cell office:value-type="string">
            <text:p>18,96</text:p>
          </table:table-cell>
          <table:table-cell office:value-type="string">
            <text:p>11,55</text:p>
          </table:table-cell>
          <table:table-cell office:value-type="string">
            <text:p>-1,44</text:p>
          </table:table-cell>
          <table:table-cell office:value-type="string">
            <text:p>-2,57</text:p>
          </table:table-cell>
        </table:table-row>
        <table:table-row table:style-name="ro1">
          <table:table-cell office:value-type="string">
            <text:p>1107087.Chã de dentro</text:p>
          </table:table-cell>
          <table:table-cell office:value-type="string">
            <text:p>25,58</text:p>
          </table:table-cell>
          <table:table-cell office:value-type="string">
            <text:p>1,29</text:p>
          </table:table-cell>
          <table:table-cell office:value-type="string">
            <text:p>13,32</text:p>
          </table:table-cell>
          <table:table-cell office:value-type="string">
            <text:p>15,79</text:p>
          </table:table-cell>
          <table:table-cell office:value-type="string">
            <text:p>8,76</text:p>
          </table:table-cell>
          <table:table-cell office:value-type="string">
            <text:p>3,70</text:p>
          </table:table-cell>
          <table:table-cell office:value-type="string">
            <text:p>1,38</text:p>
          </table:table-cell>
        </table:table-row>
        <table:table-row table:style-name="ro1">
          <table:table-cell office:value-type="string">
            <text:p>1107088.Alcatra</text:p>
          </table:table-cell>
          <table:table-cell office:value-type="string">
            <text:p>23,17</text:p>
          </table:table-cell>
          <table:table-cell office:value-type="string">
            <text:p>1,53</text:p>
          </table:table-cell>
          <table:table-cell office:value-type="string">
            <text:p>14,03</text:p>
          </table:table-cell>
          <table:table-cell office:value-type="string">
            <text:p>12,69</text:p>
          </table:table-cell>
          <table:table-cell office:value-type="string">
            <text:p>7,41</text:p>
          </table:table-cell>
          <table:table-cell office:value-type="string">
            <text:p>6,09</text:p>
          </table:table-cell>
          <table:table-cell office:value-type="string">
            <text:p>3,09</text:p>
          </table:table-cell>
        </table:table-row>
        <table:table-row table:style-name="ro1">
          <table:table-cell office:value-type="string">
            <text:p>1107089.Patinho</text:p>
          </table:table-cell>
          <table:table-cell office:value-type="string">
            <text:p>27,10</text:p>
          </table:table-cell>
          <table:table-cell office:value-type="string">
            <text:p>0,95</text:p>
          </table:table-cell>
          <table:table-cell office:value-type="string">
            <text:p>14,75</text:p>
          </table:table-cell>
          <table:table-cell office:value-type="string">
            <text:p>15,32</text:p>
          </table:table-cell>
          <table:table-cell office:value-type="string">
            <text:p>6,71</text:p>
          </table:table-cell>
          <table:table-cell office:value-type="string">
            <text:p>3,43</text:p>
          </table:table-cell>
          <table:table-cell office:value-type="string">
            <text:p>2,75</text:p>
          </table:table-cell>
        </table:table-row>
        <table:table-row table:style-name="ro1">
          <table:table-cell office:value-type="string">
            <text:p>1107090.Lagarto redondo</text:p>
          </table:table-cell>
          <table:table-cell office:value-type="string">
            <text:p>16,73</text:p>
          </table:table-cell>
          <table:table-cell office:value-type="string">
            <text:p>9,18</text:p>
          </table:table-cell>
          <table:table-cell office:value-type="string">
            <text:p>8,69</text:p>
          </table:table-cell>
          <table:table-cell office:value-type="string">
            <text:p>16,31</text:p>
          </table:table-cell>
          <table:table-cell office:value-type="string">
            <text:p>9,87</text:p>
          </table:table-cell>
          <table:table-cell office:value-type="string">
            <text:p>4,43</text:p>
          </table:table-cell>
          <table:table-cell office:value-type="string">
            <text:p>1,41</text:p>
          </table:table-cell>
        </table:table-row>
        <table:table-row table:style-name="ro1">
          <table:table-cell office:value-type="string">
            <text:p>1107091.Lagarto plano</text:p>
          </table:table-cell>
          <table:table-cell office:value-type="string">
            <text:p>16,46</text:p>
          </table:table-cell>
          <table:table-cell office:value-type="string">
            <text:p>-1,23</text:p>
          </table:table-cell>
          <table:table-cell office:value-type="string">
            <text:p>16,13</text:p>
          </table:table-cell>
          <table:table-cell office:value-type="string">
            <text:p>16,94</text:p>
          </table:table-cell>
          <table:table-cell office:value-type="string">
            <text:p>7,42</text:p>
          </table:table-cell>
          <table:table-cell office:value-type="string">
            <text:p>3,19</text:p>
          </table:table-cell>
          <table:table-cell office:value-type="string">
            <text:p>2,49</text:p>
          </table:table-cell>
        </table:table-row>
        <table:table-row table:style-name="ro1">
          <table:table-cell office:value-type="string">
            <text:p>1107093.Músculo</text:p>
          </table:table-cell>
          <table:table-cell office:value-type="string">
            <text:p>27,51</text:p>
          </table:table-cell>
          <table:table-cell office:value-type="string">
            <text:p>0,55</text:p>
          </table:table-cell>
          <table:table-cell office:value-type="string">
            <text:p>13,93</text:p>
          </table:table-cell>
          <table:table-cell office:value-type="string">
            <text:p>17,39</text:p>
          </table:table-cell>
          <table:table-cell office:value-type="string">
            <text:p>8,46</text:p>
          </table:table-cell>
          <table:table-cell office:value-type="string">
            <text:p>3,96</text:p>
          </table:table-cell>
          <table:table-cell office:value-type="string">
            <text:p>-1,19</text:p>
          </table:table-cell>
        </table:table-row>
        <table:table-row table:style-name="ro1">
          <table:table-cell office:value-type="string">
            <text:p>1107094.Pá</text:p>
          </table:table-cell>
          <table:table-cell office:value-type="string">
            <text:p>21,79</text:p>
          </table:table-cell>
          <table:table-cell office:value-type="string">
            <text:p>9,00</text:p>
          </table:table-cell>
          <table:table-cell office:value-type="string">
            <text:p>7,76</text:p>
          </table:table-cell>
          <table:table-cell office:value-type="string">
            <text:p>10,95</text:p>
          </table:table-cell>
          <table:table-cell office:value-type="string">
            <text:p>8,19</text:p>
          </table:table-cell>
          <table:table-cell office:value-type="string">
            <text:p>2,34</text:p>
          </table:table-cell>
          <table:table-cell office:value-type="string">
            <text:p>1,29</text:p>
          </table:table-cell>
        </table:table-row>
        <table:table-row table:style-name="ro1">
          <table:table-cell office:value-type="string">
            <text:p>1107095.Acém</text:p>
          </table:table-cell>
          <table:table-cell office:value-type="string">
            <text:p>29,24</text:p>
          </table:table-cell>
          <table:table-cell office:value-type="string">
            <text:p>2,06</text:p>
          </table:table-cell>
          <table:table-cell office:value-type="string">
            <text:p>11,02</text:p>
          </table:table-cell>
          <table:table-cell office:value-type="string">
            <text:p>19,07</text:p>
          </table:table-cell>
          <table:table-cell office:value-type="string">
            <text:p>8,54</text:p>
          </table:table-cell>
          <table:table-cell office:value-type="string">
            <text:p>2,02</text:p>
          </table:table-cell>
          <table:table-cell office:value-type="string">
            <text:p>1,83</text:p>
          </table:table-cell>
        </table:table-row>
        <table:table-row table:style-name="ro1">
          <table:table-cell office:value-type="string">
            <text:p>1107096.Peito</text:p>
          </table:table-cell>
          <table:table-cell office:value-type="string">
            <text:p>23,41</text:p>
          </table:table-cell>
          <table:table-cell office:value-type="string">
            <text:p>1,43</text:p>
          </table:table-cell>
          <table:table-cell office:value-type="string">
            <text:p>8,44</text:p>
          </table:table-cell>
          <table:table-cell office:value-type="string">
            <text:p>18,17</text:p>
          </table:table-cell>
          <table:table-cell office:value-type="string">
            <text:p>10,00</text:p>
          </table:table-cell>
          <table:table-cell office:value-type="string">
            <text:p>1,92</text:p>
          </table:table-cell>
          <table:table-cell office:value-type="string">
            <text:p>-1,17</text:p>
          </table:table-cell>
        </table:table-row>
        <table:table-row table:style-name="ro1">
          <table:table-cell office:value-type="string">
            <text:p>1107099.Costela</text:p>
          </table:table-cell>
          <table:table-cell office:value-type="string">
            <text:p>27,39</text:p>
          </table:table-cell>
          <table:table-cell office:value-type="string">
            <text:p>9,38</text:p>
          </table:table-cell>
          <table:table-cell office:value-type="string">
            <text:p>5,90</text:p>
          </table:table-cell>
          <table:table-cell office:value-type="string">
            <text:p>13,70</text:p>
          </table:table-cell>
          <table:table-cell office:value-type="string">
            <text:p>10,87</text:p>
          </table:table-cell>
          <table:table-cell office:value-type="string">
            <text:p>2,25</text:p>
          </table:table-cell>
          <table:table-cell office:value-type="string">
            <text:p>3,80</text:p>
          </table:table-cell>
        </table:table-row>
        <table:table-row table:style-name="ro1">
          <table:table-cell office:value-type="string">
            <text:p>1108.Pescados</text:p>
          </table:table-cell>
          <table:table-cell office:value-type="string">
            <text:p>21,69</text:p>
          </table:table-cell>
          <table:table-cell office:value-type="string">
            <text:p>4,32</text:p>
          </table:table-cell>
          <table:table-cell office:value-type="string">
            <text:p>9,85</text:p>
          </table:table-cell>
          <table:table-cell office:value-type="string">
            <text:p>15,41</text:p>
          </table:table-cell>
          <table:table-cell office:value-type="string">
            <text:p>9,22</text:p>
          </table:table-cell>
          <table:table-cell office:value-type="string">
            <text:p>9,25</text:p>
          </table:table-cell>
          <table:table-cell office:value-type="string">
            <text:p>6,11</text:p>
          </table:table-cell>
        </table:table-row>
        <table:table-row table:style-name="ro1">
          <table:table-cell office:value-type="string">
            <text:p>1108001.Filé de peixe</text:p>
          </table:table-cell>
          <table:table-cell office:value-type="string">
            <text:p>30,16</text:p>
          </table:table-cell>
          <table:table-cell office:value-type="string">
            <text:p>7,60</text:p>
          </table:table-cell>
          <table:table-cell office:value-type="string">
            <text:p>11,85</text:p>
          </table:table-cell>
          <table:table-cell office:value-type="string">
            <text:p>7,68</text:p>
          </table:table-cell>
          <table:table-cell office:value-type="string">
            <text:p>12,51</text:p>
          </table:table-cell>
          <table:table-cell office:value-type="string">
            <text:p>11,18</text:p>
          </table:table-cell>
          <table:table-cell office:value-type="string">
            <text:p>1,41</text:p>
          </table:table-cell>
        </table:table-row>
        <table:table-row table:style-name="ro1">
          <table:table-cell office:value-type="string">
            <text:p>1108002.Peixe - anchova</text:p>
          </table:table-cell>
          <table:table-cell office:value-type="string">
            <text:p>13,27</text:p>
          </table:table-cell>
          <table:table-cell office:value-type="string">
            <text:p>-1,00</text:p>
          </table:table-cell>
          <table:table-cell office:value-type="string">
            <text:p>16,50</text:p>
          </table:table-cell>
          <table:table-cell office:value-type="string">
            <text:p>12,30</text:p>
          </table:table-cell>
          <table:table-cell office:value-type="string">
            <text:p>4,21</text:p>
          </table:table-cell>
          <table:table-cell office:value-type="string">
            <text:p>13,59</text:p>
          </table:table-cell>
          <table:table-cell office:value-type="string">
            <text:p>4,08</text:p>
          </table:table-cell>
        </table:table-row>
        <table:table-row table:style-name="ro1">
          <table:table-cell office:value-type="string">
            <text:p>1108004.Peixe - corvina</text:p>
          </table:table-cell>
          <table:table-cell office:value-type="string">
            <text:p>14,61</text:p>
          </table:table-cell>
          <table:table-cell office:value-type="string">
            <text:p>-3,08</text:p>
          </table:table-cell>
          <table:table-cell office:value-type="string">
            <text:p>12,22</text:p>
          </table:table-cell>
          <table:table-cell office:value-type="string">
            <text:p>10,58</text:p>
          </table:table-cell>
          <table:table-cell office:value-type="string">
            <text:p>8,82</text:p>
          </table:table-cell>
          <table:table-cell office:value-type="string">
            <text:p>16,68</text:p>
          </table:table-cell>
          <table:table-cell office:value-type="string">
            <text:p>17,14</text:p>
          </table:table-cell>
        </table:table-row>
        <table:table-row table:style-name="ro1">
          <table:table-cell office:value-type="string">
            <text:p>1108005.Peixe - cavalinha</text:p>
          </table:table-cell>
          <table:table-cell office:value-type="string">
            <text:p>49,33</text:p>
          </table:table-cell>
          <table:table-cell office:value-type="string">
            <text:p>2,19</text:p>
          </table:table-cell>
          <table:table-cell office:value-type="string">
            <text:p>16,25</text:p>
          </table:table-cell>
          <table:table-cell office:value-type="string">
            <text:p>18,69</text:p>
          </table:table-cell>
          <table:table-cell office:value-type="string">
            <text:p>2,36</text:p>
          </table:table-cell>
          <table:table-cell office:value-type="string">
            <text:p>-1,08</text:p>
          </table:table-cell>
          <table:table-cell office:value-type="string">
            <text:p>13,87</text:p>
          </table:table-cell>
        </table:table-row>
        <table:table-row table:style-name="ro1">
          <table:table-cell office:value-type="string">
            <text:p>1108009.Peixe - pescadinha</text:p>
          </table:table-cell>
          <table:table-cell office:value-type="string">
            <text:p>33,06</text:p>
          </table:table-cell>
          <table:table-cell office:value-type="string">
            <text:p>-7,51</text:p>
          </table:table-cell>
          <table:table-cell office:value-type="string">
            <text:p>12,94</text:p>
          </table:table-cell>
          <table:table-cell office:value-type="string">
            <text:p>19,43</text:p>
          </table:table-cell>
          <table:table-cell office:value-type="string">
            <text:p>9,91</text:p>
          </table:table-cell>
          <table:table-cell office:value-type="string">
            <text:p>26,17</text:p>
          </table:table-cell>
          <table:table-cell office:value-type="string">
            <text:p>-6,08</text:p>
          </table:table-cell>
        </table:table-row>
        <table:table-row table:style-name="ro1">
          <table:table-cell office:value-type="string">
            <text:p>1108011.Peixe - tainha</text:p>
          </table:table-cell>
          <table:table-cell office:value-type="string">
            <text:p>-1,65</text:p>
          </table:table-cell>
          <table:table-cell office:value-type="string">
            <text:p>-9,81</text:p>
          </table:table-cell>
          <table:table-cell office:value-type="string">
            <text:p>39,15</text:p>
          </table:table-cell>
          <table:table-cell office:value-type="string">
            <text:p>16,03</text:p>
          </table:table-cell>
          <table:table-cell office:value-type="string">
            <text:p>-13,15</text:p>
          </table:table-cell>
          <table:table-cell office:value-type="string">
            <text:p>15,01</text:p>
          </table:table-cell>
          <table:table-cell office:value-type="string">
            <text:p>-4,15</text:p>
          </table:table-cell>
        </table:table-row>
        <table:table-row table:style-name="ro1">
          <table:table-cell office:value-type="string">
            <text:p>1108012.Peixe - sardinha</text:p>
          </table:table-cell>
          <table:table-cell office:value-type="string">
            <text:p>76,48</text:p>
          </table:table-cell>
          <table:table-cell office:value-type="string">
            <text:p>3,46</text:p>
          </table:table-cell>
          <table:table-cell office:value-type="string">
            <text:p>-7,85</text:p>
          </table:table-cell>
          <table:table-cell office:value-type="string">
            <text:p>29,84</text:p>
          </table:table-cell>
          <table:table-cell office:value-type="string">
            <text:p>12,13</text:p>
          </table:table-cell>
          <table:table-cell office:value-type="string">
            <text:p>-4,14</text:p>
          </table:table-cell>
          <table:table-cell office:value-type="string">
            <text:p>6,20</text:p>
          </table:table-cell>
        </table:table-row>
        <table:table-row table:style-name="ro1">
          <table:table-cell office:value-type="string">
            <text:p>1108013.Camarão</text:p>
          </table:table-cell>
          <table:table-cell office:value-type="string">
            <text:p>15,86</text:p>
          </table:table-cell>
          <table:table-cell office:value-type="string">
            <text:p>4,36</text:p>
          </table:table-cell>
          <table:table-cell office:value-type="string">
            <text:p>14,93</text:p>
          </table:table-cell>
          <table:table-cell office:value-type="string">
            <text:p>20,99</text:p>
          </table:table-cell>
          <table:table-cell office:value-type="string">
            <text:p>8,10</text:p>
          </table:table-cell>
          <table:table-cell office:value-type="string">
            <text:p>-1,00</text:p>
          </table:table-cell>
          <table:table-cell office:value-type="string">
            <text:p>0,43</text:p>
          </table:table-cell>
        </table:table-row>
        <table:table-row table:style-name="ro1">
          <table:table-cell office:value-type="string">
            <text:p>1108015.Peixe - vermelho</text:p>
          </table:table-cell>
          <table:table-cell office:value-type="string">
            <text:p>9,44</text:p>
          </table:table-cell>
          <table:table-cell office:value-type="string">
            <text:p>17,75</text:p>
          </table:table-cell>
          <table:table-cell office:value-type="string">
            <text:p>20,89</text:p>
          </table:table-cell>
          <table:table-cell office:value-type="string">
            <text:p>22,69</text:p>
          </table:table-cell>
          <table:table-cell office:value-type="string">
            <text:p>8,54</text:p>
          </table:table-cell>
          <table:table-cell office:value-type="string">
            <text:p>9,10</text:p>
          </table:table-cell>
          <table:table-cell office:value-type="string">
            <text:p>2,82</text:p>
          </table:table-cell>
        </table:table-row>
        <table:table-row table:style-name="ro1">
          <table:table-cell office:value-type="string">
            <text:p>1108019.Peixe - cavala</text:p>
          </table:table-cell>
          <table:table-cell office:value-type="string">
            <text:p>7,84</text:p>
          </table:table-cell>
          <table:table-cell office:value-type="string">
            <text:p>19,21</text:p>
          </table:table-cell>
          <table:table-cell office:value-type="string">
            <text:p>8,55</text:p>
          </table:table-cell>
          <table:table-cell office:value-type="string">
            <text:p>10,73</text:p>
          </table:table-cell>
          <table:table-cell office:value-type="string">
            <text:p>0,97</text:p>
          </table:table-cell>
          <table:table-cell office:value-type="string">
            <text:p>7,93</text:p>
          </table:table-cell>
          <table:table-cell office:value-type="string">
            <text:p>12,58</text:p>
          </table:table-cell>
        </table:table-row>
        <table:table-row table:style-name="ro1">
          <table:table-cell office:value-type="string">
            <text:p>1108020.Peixe - cocoroca</text:p>
          </table:table-cell>
          <table:table-cell office:value-type="string">
            <text:p>0,66</text:p>
          </table:table-cell>
          <table:table-cell office:value-type="string">
            <text:p>14,66</text:p>
          </table:table-cell>
          <table:table-cell office:value-type="string">
            <text:p>-3,66</text:p>
          </table:table-cell>
          <table:table-cell office:value-type="string">
            <text:p>5,43</text:p>
          </table:table-cell>
          <table:table-cell office:value-type="string">
            <text:p>27,59</text:p>
          </table:table-cell>
          <table:table-cell office:value-type="string">
            <text:p>3,74</text:p>
          </table:table-cell>
          <table:table-cell office:value-type="string">
            <text:p>9,97</text:p>
          </table:table-cell>
        </table:table-row>
        <table:table-row table:style-name="ro1">
          <table:table-cell office:value-type="string">
            <text:p>1108028.Peixe - dourado</text:p>
          </table:table-cell>
          <table:table-cell office:value-type="string">
            <text:p>3,98</text:p>
          </table:table-cell>
          <table:table-cell office:value-type="string">
            <text:p>-6,30</text:p>
          </table:table-cell>
          <table:table-cell office:value-type="string">
            <text:p>3,32</text:p>
          </table:table-cell>
          <table:table-cell office:value-type="string">
            <text:p>14,51</text:p>
          </table:table-cell>
          <table:table-cell office:value-type="string">
            <text:p>12,48</text:p>
          </table:table-cell>
          <table:table-cell office:value-type="string">
            <text:p>13,89</text:p>
          </table:table-cell>
          <table:table-cell office:value-type="string">
            <text:p>4,58</text:p>
          </table:table-cell>
        </table:table-row>
        <table:table-row table:style-name="ro1">
          <table:table-cell office:value-type="string">
            <text:p>1108032.Peixe - serra</text:p>
          </table:table-cell>
          <table:table-cell office:value-type="string">
            <text:p>0,11</text:p>
          </table:table-cell>
          <table:table-cell office:value-type="string">
            <text:p>17,18</text:p>
          </table:table-cell>
          <table:table-cell office:value-type="string">
            <text:p>3,78</text:p>
          </table:table-cell>
          <table:table-cell office:value-type="string">
            <text:p>14,03</text:p>
          </table:table-cell>
          <table:table-cell office:value-type="string">
            <text:p>8,74</text:p>
          </table:table-cell>
          <table:table-cell office:value-type="string">
            <text:p>3,85</text:p>
          </table:table-cell>
          <table:table-cell office:value-type="string">
            <text:p>4,84</text:p>
          </table:table-cell>
        </table:table-row>
        <table:table-row table:style-name="ro1">
          <table:table-cell office:value-type="string">
            <text:p>1108033.Peixe - pargo</text:p>
          </table:table-cell>
          <table:table-cell office:value-type="string">
            <text:p>9,00</text:p>
          </table:table-cell>
          <table:table-cell office:value-type="string">
            <text:p>40,07</text:p>
          </table:table-cell>
          <table:table-cell office:value-type="string">
            <text:p>7,81</text:p>
          </table:table-cell>
          <table:table-cell office:value-type="string">
            <text:p>34,66</text:p>
          </table:table-cell>
          <table:table-cell office:value-type="string">
            <text:p>1,51</text:p>
          </table:table-cell>
          <table:table-cell office:value-type="string">
            <text:p>5,89</text:p>
          </table:table-cell>
          <table:table-cell office:value-type="string">
            <text:p>1,94</text:p>
          </table:table-cell>
        </table:table-row>
        <table:table-row table:style-name="ro1">
          <table:table-cell office:value-type="string">
            <text:p>1108035.Peixe - pampo</text:p>
          </table:table-cell>
          <table:table-cell office:value-type="string">
            <text:p>2,54</text:p>
          </table:table-cell>
          <table:table-cell office:value-type="string">
            <text:p>1,76</text:p>
          </table:table-cell>
          <table:table-cell office:value-type="string">
            <text:p>24,19</text:p>
          </table:table-cell>
          <table:table-cell office:value-type="string">
            <text:p>-4,75</text:p>
          </table:table-cell>
          <table:table-cell office:value-type="string">
            <text:p>12,15</text:p>
          </table:table-cell>
          <table:table-cell office:value-type="string">
            <text:p>3,74</text:p>
          </table:table-cell>
          <table:table-cell office:value-type="string">
            <text:p>27,83</text:p>
          </table:table-cell>
        </table:table-row>
        <table:table-row table:style-name="ro1">
          <table:table-cell office:value-type="string">
            <text:p>1108038.Peixe - pescada</text:p>
          </table:table-cell>
          <table:table-cell office:value-type="string">
            <text:p>11,17</text:p>
          </table:table-cell>
          <table:table-cell office:value-type="string">
            <text:p>6,49</text:p>
          </table:table-cell>
          <table:table-cell office:value-type="string">
            <text:p>7,28</text:p>
          </table:table-cell>
          <table:table-cell office:value-type="string">
            <text:p>13,02</text:p>
          </table:table-cell>
          <table:table-cell office:value-type="string">
            <text:p>10,32</text:p>
          </table:table-cell>
          <table:table-cell office:value-type="string">
            <text:p>12,83</text:p>
          </table:table-cell>
          <table:table-cell office:value-type="string">
            <text:p>5,11</text:p>
          </table:table-cell>
        </table:table-row>
        <table:table-row table:style-name="ro1">
          <table:table-cell office:value-type="string">
            <text:p>1108044.Peixe - cioba</text:p>
          </table:table-cell>
          <table:table-cell office:value-type="string">
            <text:p>15,52</text:p>
          </table:table-cell>
          <table:table-cell office:value-type="string">
            <text:p>20,98</text:p>
          </table:table-cell>
          <table:table-cell office:value-type="string">
            <text:p>16,37</text:p>
          </table:table-cell>
          <table:table-cell office:value-type="string">
            <text:p>11,35</text:p>
          </table:table-cell>
          <table:table-cell office:value-type="string">
            <text:p>8,32</text:p>
          </table:table-cell>
          <table:table-cell office:value-type="string">
            <text:p>17,36</text:p>
          </table:table-cell>
          <table:table-cell office:value-type="string">
            <text:p>2,90</text:p>
          </table:table-cell>
        </table:table-row>
        <table:table-row table:style-name="ro1">
          <table:table-cell office:value-type="string">
            <text:p>1108045.Caranguejo</text:p>
          </table:table-cell>
          <table:table-cell office:value-type="string">
            <text:p>-1,15</text:p>
          </table:table-cell>
          <table:table-cell office:value-type="string">
            <text:p>3,03</text:p>
          </table:table-cell>
          <table:table-cell office:value-type="string">
            <text:p>3,71</text:p>
          </table:table-cell>
          <table:table-cell office:value-type="string">
            <text:p>7,25</text:p>
          </table:table-cell>
          <table:table-cell office:value-type="string">
            <text:p>20,83</text:p>
          </table:table-cell>
          <table:table-cell office:value-type="string">
            <text:p>18,06</text:p>
          </table:table-cell>
          <table:table-cell office:value-type="string">
            <text:p>12,99</text:p>
          </table:table-cell>
        </table:table-row>
        <table:table-row table:style-name="ro1">
          <table:table-cell office:value-type="string">
            <text:p>1108047.Peixe - arraia</text:p>
          </table:table-cell>
          <table:table-cell office:value-type="string">
            <text:p>2,62</text:p>
          </table:table-cell>
          <table:table-cell office:value-type="string">
            <text:p>-1,24</text:p>
          </table:table-cell>
          <table:table-cell office:value-type="string">
            <text:p>14,86</text:p>
          </table:table-cell>
          <table:table-cell office:value-type="string">
            <text:p>4,48</text:p>
          </table:table-cell>
          <table:table-cell office:value-type="string">
            <text:p>15,57</text:p>
          </table:table-cell>
          <table:table-cell office:value-type="string">
            <text:p>12,11</text:p>
          </table:table-cell>
          <table:table-cell office:value-type="string">
            <text:p>9,11</text:p>
          </table:table-cell>
        </table:table-row>
        <table:table-row table:style-name="ro1">
          <table:table-cell office:value-type="string">
            <text:p>1108048.Peixe - xerelete</text:p>
          </table:table-cell>
          <table:table-cell office:value-type="string">
            <text:p>5,16</text:p>
          </table:table-cell>
          <table:table-cell office:value-type="string">
            <text:p>-3,76</text:p>
          </table:table-cell>
          <table:table-cell office:value-type="string">
            <text:p>3,63</text:p>
          </table:table-cell>
          <table:table-cell office:value-type="string">
            <text:p>28,71</text:p>
          </table:table-cell>
          <table:table-cell office:value-type="string">
            <text:p>5,16</text:p>
          </table:table-cell>
          <table:table-cell office:value-type="string">
            <text:p>13,75</text:p>
          </table:table-cell>
          <table:table-cell office:value-type="string">
            <text:p>-2,47</text:p>
          </table:table-cell>
        </table:table-row>
        <table:table-row table:style-name="ro1">
          <table:table-cell office:value-type="string">
            <text:p>1108057.Peixe - surubim</text:p>
          </table:table-cell>
          <table:table-cell office:value-type="string">
            <text:p>3,76</text:p>
          </table:table-cell>
          <table:table-cell office:value-type="string">
            <text:p>4,83</text:p>
          </table:table-cell>
          <table:table-cell office:value-type="string">
            <text:p>4,81</text:p>
          </table:table-cell>
          <table:table-cell office:value-type="string">
            <text:p>17,77</text:p>
          </table:table-cell>
          <table:table-cell office:value-type="string">
            <text:p>18,60</text:p>
          </table:table-cell>
          <table:table-cell office:value-type="string">
            <text:p>7,19</text:p>
          </table:table-cell>
          <table:table-cell office:value-type="string">
            <text:p>4,74</text:p>
          </table:table-cell>
        </table:table-row>
        <table:table-row table:style-name="ro1">
          <table:table-cell office:value-type="string">
            <text:p>1108058.Peixe - albacora</text:p>
          </table:table-cell>
          <table:table-cell office:value-type="string">
            <text:p>6,78</text:p>
          </table:table-cell>
          <table:table-cell office:value-type="string">
            <text:p>-9,05</text:p>
          </table:table-cell>
          <table:table-cell office:value-type="string">
            <text:p>20,70</text:p>
          </table:table-cell>
          <table:table-cell office:value-type="string">
            <text:p>25,17</text:p>
          </table:table-cell>
          <table:table-cell office:value-type="string">
            <text:p>6,77</text:p>
          </table:table-cell>
          <table:table-cell office:value-type="string">
            <text:p>14,45</text:p>
          </table:table-cell>
          <table:table-cell office:value-type="string">
            <text:p>1,53</text:p>
          </table:table-cell>
        </table:table-row>
        <table:table-row table:style-name="ro1">
          <table:table-cell office:value-type="string">
            <text:p>1108064.Siri</text:p>
          </table:table-cell>
          <table:table-cell office:value-type="string">
            <text:p>18,11</text:p>
          </table:table-cell>
          <table:table-cell office:value-type="string">
            <text:p>4,55</text:p>
          </table:table-cell>
          <table:table-cell office:value-type="string">
            <text:p>3,63</text:p>
          </table:table-cell>
          <table:table-cell office:value-type="string">
            <text:p>-0,14</text:p>
          </table:table-cell>
          <table:table-cell office:value-type="string">
            <text:p>20,21</text:p>
          </table:table-cell>
          <table:table-cell office:value-type="string">
            <text:p>23,69</text:p>
          </table:table-cell>
          <table:table-cell office:value-type="string">
            <text:p>2,57</text:p>
          </table:table-cell>
        </table:table-row>
        <table:table-row table:style-name="ro1">
          <table:table-cell office:value-type="string">
            <text:p>1108076.Peixe - acará</text:p>
          </table:table-cell>
          <table:table-cell office:value-type="string">
            <text:p>9,67</text:p>
          </table:table-cell>
          <table:table-cell office:value-type="string">
            <text:p>4,84</text:p>
          </table:table-cell>
          <table:table-cell office:value-type="string">
            <text:p>2,38</text:p>
          </table:table-cell>
          <table:table-cell office:value-type="string">
            <text:p>12,78</text:p>
          </table:table-cell>
          <table:table-cell office:value-type="string">
            <text:p>9,45</text:p>
          </table:table-cell>
          <table:table-cell office:value-type="string">
            <text:p>5,98</text:p>
          </table:table-cell>
          <table:table-cell office:value-type="string">
            <text:p>2,63</text:p>
          </table:table-cell>
        </table:table-row>
        <table:table-row table:style-name="ro1">
          <table:table-cell office:value-type="string">
            <text:p>1108088.Peixe - dourada</text:p>
          </table:table-cell>
          <table:table-cell office:value-type="string">
            <text:p>15,01</text:p>
          </table:table-cell>
          <table:table-cell office:value-type="string">
            <text:p>4,89</text:p>
          </table:table-cell>
          <table:table-cell office:value-type="string">
            <text:p>17,74</text:p>
          </table:table-cell>
          <table:table-cell office:value-type="string">
            <text:p>21,34</text:p>
          </table:table-cell>
          <table:table-cell office:value-type="string">
            <text:p>7,36</text:p>
          </table:table-cell>
          <table:table-cell office:value-type="string">
            <text:p>10,34</text:p>
          </table:table-cell>
          <table:table-cell office:value-type="string">
            <text:p>14,98</text:p>
          </table:table-cell>
        </table:table-row>
        <table:table-row table:style-name="ro1">
          <table:table-cell office:value-type="string">
            <text:p>1108092.Peixe - fillhote</text:p>
          </table:table-cell>
          <table:table-cell office:value-type="string">
            <text:p>1,36</text:p>
          </table:table-cell>
          <table:table-cell office:value-type="string">
            <text:p>9,23</text:p>
          </table:table-cell>
          <table:table-cell office:value-type="string">
            <text:p>14,35</text:p>
          </table:table-cell>
          <table:table-cell office:value-type="string">
            <text:p>23,00</text:p>
          </table:table-cell>
          <table:table-cell office:value-type="string">
            <text:p>6,44</text:p>
          </table:table-cell>
          <table:table-cell office:value-type="string">
            <text:p>14,43</text:p>
          </table:table-cell>
          <table:table-cell office:value-type="string">
            <text:p>14,30</text:p>
          </table:table-cell>
        </table:table-row>
        <table:table-row table:style-name="ro1">
          <table:table-cell office:value-type="string">
            <text:p>1109.Carnes e peixes industrializados</text:p>
          </table:table-cell>
          <table:table-cell office:value-type="string">
            <text:p>16,14</text:p>
          </table:table-cell>
          <table:table-cell office:value-type="string">
            <text:p>5,00</text:p>
          </table:table-cell>
          <table:table-cell office:value-type="string">
            <text:p>10,67</text:p>
          </table:table-cell>
          <table:table-cell office:value-type="string">
            <text:p>11,72</text:p>
          </table:table-cell>
          <table:table-cell office:value-type="string">
            <text:p>20,69</text:p>
          </table:table-cell>
          <table:table-cell office:value-type="string">
            <text:p>4,84</text:p>
          </table:table-cell>
          <table:table-cell office:value-type="string">
            <text:p>3,86</text:p>
          </table:table-cell>
        </table:table-row>
        <table:table-row table:style-name="ro1">
          <table:table-cell office:value-type="string">
            <text:p>1109002.Presunto</text:p>
          </table:table-cell>
          <table:table-cell office:value-type="string">
            <text:p>4,84</text:p>
          </table:table-cell>
          <table:table-cell office:value-type="string">
            <text:p>7,24</text:p>
          </table:table-cell>
          <table:table-cell office:value-type="string">
            <text:p>10,25</text:p>
          </table:table-cell>
          <table:table-cell office:value-type="string">
            <text:p>9,03</text:p>
          </table:table-cell>
          <table:table-cell office:value-type="string">
            <text:p>41,30</text:p>
          </table:table-cell>
          <table:table-cell office:value-type="string">
            <text:p>2,62</text:p>
          </table:table-cell>
          <table:table-cell office:value-type="string">
            <text:p>2,75</text:p>
          </table:table-cell>
        </table:table-row>
        <table:table-row table:style-name="ro1">
          <table:table-cell office:value-type="string">
            <text:p>1109004.Bacon</text:p>
          </table:table-cell>
          <table:table-cell office:value-type="string">
            <text:p>4,03</text:p>
          </table:table-cell>
          <table:table-cell office:value-type="string">
            <text:p>16,71</text:p>
          </table:table-cell>
          <table:table-cell office:value-type="string">
            <text:p>0,06</text:p>
          </table:table-cell>
          <table:table-cell office:value-type="string">
            <text:p>5,59</text:p>
          </table:table-cell>
          <table:table-cell office:value-type="string">
            <text:p>25,98</text:p>
          </table:table-cell>
          <table:table-cell office:value-type="string">
            <text:p>1,90</text:p>
          </table:table-cell>
          <table:table-cell office:value-type="string">
            <text:p>7,92</text:p>
          </table:table-cell>
        </table:table-row>
        <table:table-row table:style-name="ro1">
          <table:table-cell office:value-type="string">
            <text:p>1109007.Salsicha e salsichão</text:p>
          </table:table-cell>
          <table:table-cell office:value-type="string">
            <text:p>9,01</text:p>
          </table:table-cell>
          <table:table-cell office:value-type="string">
            <text:p>8,35</text:p>
          </table:table-cell>
          <table:table-cell office:value-type="string">
            <text:p>-2,57</text:p>
          </table:table-cell>
          <table:table-cell office:value-type="string">
            <text:p>19,67</text:p>
          </table:table-cell>
          <table:table-cell office:value-type="string">
            <text:p>27,05</text:p>
          </table:table-cell>
          <table:table-cell office:value-type="string">
            <text:p>1,43</text:p>
          </table:table-cell>
          <table:table-cell office:value-type="string">
            <text:p>2,88</text:p>
          </table:table-cell>
        </table:table-row>
        <table:table-row table:style-name="ro1">
          <table:table-cell office:value-type="string">
            <text:p>1109008.Linguiça</text:p>
          </table:table-cell>
          <table:table-cell office:value-type="string">
            <text:p>5,86</text:p>
          </table:table-cell>
          <table:table-cell office:value-type="string">
            <text:p>3,52</text:p>
          </table:table-cell>
          <table:table-cell office:value-type="string">
            <text:p>5,62</text:p>
          </table:table-cell>
          <table:table-cell office:value-type="string">
            <text:p>6,89</text:p>
          </table:table-cell>
          <table:table-cell office:value-type="string">
            <text:p>27,81</text:p>
          </table:table-cell>
          <table:table-cell office:value-type="string">
            <text:p>6,62</text:p>
          </table:table-cell>
          <table:table-cell office:value-type="string">
            <text:p>7,01</text:p>
          </table:table-cell>
        </table:table-row>
        <table:table-row table:style-name="ro1">
          <table:table-cell office:value-type="string">
            <text:p>1109010.Mortadela</text:p>
          </table:table-cell>
          <table:table-cell office:value-type="string">
            <text:p>12,48</text:p>
          </table:table-cell>
          <table:table-cell office:value-type="string">
            <text:p>8,41</text:p>
          </table:table-cell>
          <table:table-cell office:value-type="string">
            <text:p>4,25</text:p>
          </table:table-cell>
          <table:table-cell office:value-type="string">
            <text:p>13,21</text:p>
          </table:table-cell>
          <table:table-cell office:value-type="string">
            <text:p>29,79</text:p>
          </table:table-cell>
          <table:table-cell office:value-type="string">
            <text:p>-2,22</text:p>
          </table:table-cell>
          <table:table-cell office:value-type="string">
            <text:p>6,57</text:p>
          </table:table-cell>
        </table:table-row>
        <table:table-row table:style-name="ro1">
          <table:table-cell office:value-type="string">
            <text:p>1109012.Salame e salaminho</text:p>
          </table:table-cell>
          <table:table-cell office:value-type="string">
            <text:p>-5,36</text:p>
          </table:table-cell>
          <table:table-cell office:value-type="string">
            <text:p>14,39</text:p>
          </table:table-cell>
          <table:table-cell office:value-type="string">
            <text:p>-6,69</text:p>
          </table:table-cell>
          <table:table-cell office:value-type="string">
            <text:p>24,23</text:p>
          </table:table-cell>
          <table:table-cell office:value-type="string">
            <text:p>15,34</text:p>
          </table:table-cell>
          <table:table-cell office:value-type="string">
            <text:p>13,47</text:p>
          </table:table-cell>
          <table:table-cell office:value-type="string">
            <text:p>1,89</text:p>
          </table:table-cell>
        </table:table-row>
        <table:table-row table:style-name="ro1">
          <table:table-cell office:value-type="string">
            <text:p>1109023.Bacalhau</text:p>
          </table:table-cell>
          <table:table-cell office:value-type="string">
            <text:p>61,30</text:p>
          </table:table-cell>
          <table:table-cell office:value-type="string">
            <text:p>6,22</text:p>
          </table:table-cell>
          <table:table-cell office:value-type="string">
            <text:p>55,14</text:p>
          </table:table-cell>
          <table:table-cell office:value-type="string">
            <text:p>23,61</text:p>
          </table:table-cell>
          <table:table-cell office:value-type="string">
            <text:p>-11,02</text:p>
          </table:table-cell>
          <table:table-cell office:value-type="string">
            <text:p>12,99</text:p>
          </table:table-cell>
          <table:table-cell office:value-type="string">
            <text:p>-9,58</text:p>
          </table:table-cell>
        </table:table-row>
        <table:table-row table:style-name="ro1">
          <table:table-cell office:value-type="string">
            <text:p>1109024.Camarão seco salgado</text:p>
          </table:table-cell>
          <table:table-cell office:value-type="string">
            <text:p>23,84</text:p>
          </table:table-cell>
          <table:table-cell office:value-type="string">
            <text:p>20,24</text:p>
          </table:table-cell>
          <table:table-cell office:value-type="string">
            <text:p>4,22</text:p>
          </table:table-cell>
          <table:table-cell office:value-type="string">
            <text:p>9,93</text:p>
          </table:table-cell>
          <table:table-cell office:value-type="string">
            <text:p>4,48</text:p>
          </table:table-cell>
          <table:table-cell office:value-type="string">
            <text:p>25,51</text:p>
          </table:table-cell>
          <table:table-cell office:value-type="string">
            <text:p>10,43</text:p>
          </table:table-cell>
        </table:table-row>
        <table:table-row table:style-name="ro1">
          <table:table-cell office:value-type="string">
            <text:p>1109027.Peixe - pirarucu - salgado</text:p>
          </table:table-cell>
          <table:table-cell office:value-type="string">
            <text:p>22,35</text:p>
          </table:table-cell>
          <table:table-cell office:value-type="string">
            <text:p>41,37</text:p>
          </table:table-cell>
          <table:table-cell office:value-type="string">
            <text:p>16,83</text:p>
          </table:table-cell>
          <table:table-cell office:value-type="string">
            <text:p>11,68</text:p>
          </table:table-cell>
          <table:table-cell office:value-type="string">
            <text:p>11,37</text:p>
          </table:table-cell>
          <table:table-cell office:value-type="string">
            <text:p>7,57</text:p>
          </table:table-cell>
          <table:table-cell office:value-type="string">
            <text:p>13,29</text:p>
          </table:table-cell>
        </table:table-row>
        <table:table-row table:style-name="ro1">
          <table:table-cell office:value-type="string">
            <text:p>1109056.Carne seca</text:p>
          </table:table-cell>
          <table:table-cell office:value-type="string">
            <text:p>24,10</text:p>
          </table:table-cell>
          <table:table-cell office:value-type="string">
            <text:p>-0,98</text:p>
          </table:table-cell>
          <table:table-cell office:value-type="string">
            <text:p>18,16</text:p>
          </table:table-cell>
          <table:table-cell office:value-type="string">
            <text:p>9,40</text:p>
          </table:table-cell>
          <table:table-cell office:value-type="string">
            <text:p>7,75</text:p>
          </table:table-cell>
          <table:table-cell office:value-type="string">
            <text:p>4,11</text:p>
          </table:table-cell>
          <table:table-cell office:value-type="string">
            <text:p>6,60</text:p>
          </table:table-cell>
        </table:table-row>
        <table:table-row table:style-name="ro1">
          <table:table-cell office:value-type="string">
            <text:p>1109058.Carne de porco salgada e defumada</text:p>
          </table:table-cell>
          <table:table-cell office:value-type="string">
            <text:p>22,24</text:p>
          </table:table-cell>
          <table:table-cell office:value-type="string">
            <text:p>4,91</text:p>
          </table:table-cell>
          <table:table-cell office:value-type="string">
            <text:p>6,16</text:p>
          </table:table-cell>
          <table:table-cell office:value-type="string">
            <text:p>3,97</text:p>
          </table:table-cell>
          <table:table-cell office:value-type="string">
            <text:p>43,75</text:p>
          </table:table-cell>
          <table:table-cell office:value-type="string">
            <text:p>13,94</text:p>
          </table:table-cell>
          <table:table-cell office:value-type="string">
            <text:p>-12,44</text:p>
          </table:table-cell>
        </table:table-row>
        <table:table-row table:style-name="ro1">
          <table:table-cell office:value-type="string">
            <text:p>1109088.Carne de hambúrguer</text:p>
          </table:table-cell>
          <table:table-cell office:value-type="string">
            <text:p>4,15</text:p>
          </table:table-cell>
          <table:table-cell office:value-type="string">
            <text:p>12,65</text:p>
          </table:table-cell>
          <table:table-cell office:value-type="string">
            <text:p>0,39</text:p>
          </table:table-cell>
          <table:table-cell office:value-type="string">
            <text:p>14,11</text:p>
          </table:table-cell>
          <table:table-cell office:value-type="string">
            <text:p>11,12</text:p>
          </table:table-cell>
          <table:table-cell office:value-type="string">
            <text:p>6,69</text:p>
          </table:table-cell>
          <table:table-cell office:value-type="string">
            <text:p>6,70</text:p>
          </table:table-cell>
        </table:table-row>
        <table:table-row table:style-name="ro1">
          <table:table-cell office:value-type="string">
            <text:p>1110.Aves e ovos</text:p>
          </table:table-cell>
          <table:table-cell office:value-type="string">
            <text:p>23,36</text:p>
          </table:table-cell>
          <table:table-cell office:value-type="string">
            <text:p>9,23</text:p>
          </table:table-cell>
          <table:table-cell office:value-type="string">
            <text:p>4,85</text:p>
          </table:table-cell>
          <table:table-cell office:value-type="string">
            <text:p>25,28</text:p>
          </table:table-cell>
          <table:table-cell office:value-type="string">
            <text:p>11,69</text:p>
          </table:table-cell>
          <table:table-cell office:value-type="string">
            <text:p>-0,26</text:p>
          </table:table-cell>
          <table:table-cell office:value-type="string">
            <text:p>3,21</text:p>
          </table:table-cell>
        </table:table-row>
        <table:table-row table:style-name="ro1">
          <table:table-cell office:value-type="string">
            <text:p>1110009.Frango</text:p>
          </table:table-cell>
          <table:table-cell office:value-type="string">
            <text:p>25,90</text:p>
          </table:table-cell>
          <table:table-cell office:value-type="string">
            <text:p>6,99</text:p>
          </table:table-cell>
          <table:table-cell office:value-type="string">
            <text:p>3,63</text:p>
          </table:table-cell>
          <table:table-cell office:value-type="string">
            <text:p>24,00</text:p>
          </table:table-cell>
          <table:table-cell office:value-type="string">
            <text:p>13,04</text:p>
          </table:table-cell>
          <table:table-cell office:value-type="string">
            <text:p>2,81</text:p>
          </table:table-cell>
          <table:table-cell office:value-type="string">
            <text:p>2,12</text:p>
          </table:table-cell>
        </table:table-row>
        <table:table-row table:style-name="ro1">
          <table:table-cell office:value-type="string">
            <text:p>1110011.Peito de frango</text:p>
          </table:table-cell>
          <table:table-cell office:value-type="string">
            <text:p>10,76</text:p>
          </table:table-cell>
          <table:table-cell office:value-type="string">
            <text:p>22,33</text:p>
          </table:table-cell>
          <table:table-cell office:value-type="string">
            <text:p>12,66</text:p>
          </table:table-cell>
          <table:table-cell office:value-type="string">
            <text:p>7,24</text:p>
          </table:table-cell>
          <table:table-cell office:value-type="string">
            <text:p>9,86</text:p>
          </table:table-cell>
          <table:table-cell office:value-type="string">
            <text:p>-1,86</text:p>
          </table:table-cell>
          <table:table-cell office:value-type="string">
            <text:p>4,63</text:p>
          </table:table-cell>
        </table:table-row>
        <table:table-row table:style-name="ro1">
          <table:table-cell office:value-type="string">
            <text:p>1110012.Coxa de frango</text:p>
          </table:table-cell>
          <table:table-cell office:value-type="string">
            <text:p>13,15</text:p>
          </table:table-cell>
          <table:table-cell office:value-type="string">
            <text:p>7,42</text:p>
          </table:table-cell>
          <table:table-cell office:value-type="string">
            <text:p>9,50</text:p>
          </table:table-cell>
          <table:table-cell office:value-type="string">
            <text:p>11,61</text:p>
          </table:table-cell>
          <table:table-cell office:value-type="string">
            <text:p>19,73</text:p>
          </table:table-cell>
          <table:table-cell office:value-type="string">
            <text:p>-3,43</text:p>
          </table:table-cell>
          <table:table-cell office:value-type="string">
            <text:p>5,39</text:p>
          </table:table-cell>
        </table:table-row>
        <table:table-row table:style-name="ro1">
          <table:table-cell office:value-type="string">
            <text:p>1110014.Asa de frango</text:p>
          </table:table-cell>
          <table:table-cell office:value-type="string">
            <text:p>28,77</text:p>
          </table:table-cell>
          <table:table-cell office:value-type="string">
            <text:p>-9,19</text:p>
          </table:table-cell>
          <table:table-cell office:value-type="string">
            <text:p>-4,73</text:p>
          </table:table-cell>
          <table:table-cell office:value-type="string">
            <text:p>8,43</text:p>
          </table:table-cell>
          <table:table-cell office:value-type="string">
            <text:p>21,55</text:p>
          </table:table-cell>
          <table:table-cell office:value-type="string">
            <text:p>12,19</text:p>
          </table:table-cell>
          <table:table-cell office:value-type="string">
            <text:p>0,94</text:p>
          </table:table-cell>
        </table:table-row>
        <table:table-row table:style-name="ro1">
          <table:table-cell office:value-type="string">
            <text:p>1110044.Ovo de galinha</text:p>
          </table:table-cell>
          <table:table-cell office:value-type="string">
            <text:p>15,31</text:p>
          </table:table-cell>
          <table:table-cell office:value-type="string">
            <text:p>13,14</text:p>
          </table:table-cell>
          <table:table-cell office:value-type="string">
            <text:p>4,33</text:p>
          </table:table-cell>
          <table:table-cell office:value-type="string">
            <text:p>44,96</text:p>
          </table:table-cell>
          <table:table-cell office:value-type="string">
            <text:p>5,98</text:p>
          </table:table-cell>
          <table:table-cell office:value-type="string">
            <text:p>-9,73</text:p>
          </table:table-cell>
          <table:table-cell office:value-type="string">
            <text:p>6,35</text:p>
          </table:table-cell>
        </table:table-row>
        <table:table-row table:style-name="ro1">
          <table:table-cell office:value-type="string">
            <text:p>1111.Leites e derivados</text:p>
          </table:table-cell>
          <table:table-cell office:value-type="string">
            <text:p>14,16</text:p>
          </table:table-cell>
          <table:table-cell office:value-type="string">
            <text:p>8,10</text:p>
          </table:table-cell>
          <table:table-cell office:value-type="string">
            <text:p>1,93</text:p>
          </table:table-cell>
          <table:table-cell office:value-type="string">
            <text:p>20,22</text:p>
          </table:table-cell>
          <table:table-cell office:value-type="string">
            <text:p>8,78</text:p>
          </table:table-cell>
          <table:table-cell office:value-type="string">
            <text:p>7,64</text:p>
          </table:table-cell>
          <table:table-cell office:value-type="string">
            <text:p>-2,79</text:p>
          </table:table-cell>
        </table:table-row>
        <table:table-row table:style-name="ro1">
          <table:table-cell office:value-type="string">
            <text:p>1111004.Leite pasteurizado</text:p>
          </table:table-cell>
          <table:table-cell office:value-type="string">
            <text:p>13,85</text:p>
          </table:table-cell>
          <table:table-cell office:value-type="string">
            <text:p>11,56</text:p>
          </table:table-cell>
          <table:table-cell office:value-type="string">
            <text:p>0,55</text:p>
          </table:table-cell>
          <table:table-cell office:value-type="string">
            <text:p>22,73</text:p>
          </table:table-cell>
          <table:table-cell office:value-type="string">
            <text:p>5,33</text:p>
          </table:table-cell>
          <table:table-cell office:value-type="string">
            <text:p>9,49</text:p>
          </table:table-cell>
          <table:table-cell office:value-type="string">
            <text:p>-7,46</text:p>
          </table:table-cell>
        </table:table-row>
        <table:table-row table:style-name="ro1">
          <table:table-cell office:value-type="string">
            <text:p>1111008.Leite condensado</text:p>
          </table:table-cell>
          <table:table-cell office:value-type="string">
            <text:p>1,30</text:p>
          </table:table-cell>
          <table:table-cell office:value-type="string">
            <text:p>4,06</text:p>
          </table:table-cell>
          <table:table-cell office:value-type="string">
            <text:p>2,45</text:p>
          </table:table-cell>
          <table:table-cell office:value-type="string">
            <text:p>13,89</text:p>
          </table:table-cell>
          <table:table-cell office:value-type="string">
            <text:p>18,42</text:p>
          </table:table-cell>
          <table:table-cell office:value-type="string">
            <text:p>0,32</text:p>
          </table:table-cell>
          <table:table-cell office:value-type="string">
            <text:p>0,72</text:p>
          </table:table-cell>
        </table:table-row>
        <table:table-row table:style-name="ro1">
          <table:table-cell office:value-type="string">
            <text:p>1111009.Leite em pó</text:p>
          </table:table-cell>
          <table:table-cell office:value-type="string">
            <text:p>13,70</text:p>
          </table:table-cell>
          <table:table-cell office:value-type="string">
            <text:p>5,63</text:p>
          </table:table-cell>
          <table:table-cell office:value-type="string">
            <text:p>6,40</text:p>
          </table:table-cell>
          <table:table-cell office:value-type="string">
            <text:p>11,97</text:p>
          </table:table-cell>
          <table:table-cell office:value-type="string">
            <text:p>11,28</text:p>
          </table:table-cell>
          <table:table-cell office:value-type="string">
            <text:p>5,81</text:p>
          </table:table-cell>
          <table:table-cell office:value-type="string">
            <text:p>11,64</text:p>
          </table:table-cell>
        </table:table-row>
        <table:table-row table:style-name="ro1">
          <table:table-cell office:value-type="string">
            <text:p>1111012.Creme de leite</text:p>
          </table:table-cell>
          <table:table-cell office:value-type="string">
            <text:p>1,18</text:p>
          </table:table-cell>
          <table:table-cell office:value-type="string">
            <text:p>11,81</text:p>
          </table:table-cell>
          <table:table-cell office:value-type="string">
            <text:p>-2,68</text:p>
          </table:table-cell>
          <table:table-cell office:value-type="string">
            <text:p>8,06</text:p>
          </table:table-cell>
          <table:table-cell office:value-type="string">
            <text:p>7,51</text:p>
          </table:table-cell>
          <table:table-cell office:value-type="string">
            <text:p>4,92</text:p>
          </table:table-cell>
          <table:table-cell office:value-type="string">
            <text:p>-2,86</text:p>
          </table:table-cell>
        </table:table-row>
        <table:table-row table:style-name="ro1">
          <table:table-cell office:value-type="string">
            <text:p>1111019.Iogurte</text:p>
          </table:table-cell>
          <table:table-cell office:value-type="string">
            <text:p>3,78</text:p>
          </table:table-cell>
          <table:table-cell office:value-type="string">
            <text:p>1,83</text:p>
          </table:table-cell>
          <table:table-cell office:value-type="string">
            <text:p>-0,35</text:p>
          </table:table-cell>
          <table:table-cell office:value-type="string">
            <text:p>13,32</text:p>
          </table:table-cell>
          <table:table-cell office:value-type="string">
            <text:p>17,83</text:p>
          </table:table-cell>
          <table:table-cell office:value-type="string">
            <text:p>3,72</text:p>
          </table:table-cell>
          <table:table-cell office:value-type="string">
            <text:p>-1,67</text:p>
          </table:table-cell>
        </table:table-row>
        <table:table-row table:style-name="ro1">
          <table:table-cell office:value-type="string">
            <text:p>1111021.Queijo cremoso</text:p>
          </table:table-cell>
          <table:table-cell office:value-type="string">
            <text:p>0,74</text:p>
          </table:table-cell>
          <table:table-cell office:value-type="string">
            <text:p>6,67</text:p>
          </table:table-cell>
          <table:table-cell office:value-type="string">
            <text:p>4,46</text:p>
          </table:table-cell>
          <table:table-cell office:value-type="string">
            <text:p>10,46</text:p>
          </table:table-cell>
          <table:table-cell office:value-type="string">
            <text:p>9,75</text:p>
          </table:table-cell>
          <table:table-cell office:value-type="string">
            <text:p>0,01</text:p>
          </table:table-cell>
          <table:table-cell office:value-type="string">
            <text:p>0,03</text:p>
          </table:table-cell>
        </table:table-row>
        <table:table-row table:style-name="ro1">
          <table:table-cell office:value-type="string">
            <text:p>1111023.Queijo-de-minas</text:p>
          </table:table-cell>
          <table:table-cell office:value-type="string">
            <text:p>12,24</text:p>
          </table:table-cell>
          <table:table-cell office:value-type="string">
            <text:p>13,83</text:p>
          </table:table-cell>
          <table:table-cell office:value-type="string">
            <text:p>1,38</text:p>
          </table:table-cell>
          <table:table-cell office:value-type="string">
            <text:p>17,68</text:p>
          </table:table-cell>
          <table:table-cell office:value-type="string">
            <text:p>14,80</text:p>
          </table:table-cell>
          <table:table-cell office:value-type="string">
            <text:p>5,42</text:p>
          </table:table-cell>
          <table:table-cell office:value-type="string">
            <text:p>3,62</text:p>
          </table:table-cell>
        </table:table-row>
        <table:table-row table:style-name="ro1">
          <table:table-cell office:value-type="string">
            <text:p>1111024.Queijo prato</text:p>
          </table:table-cell>
          <table:table-cell office:value-type="string">
            <text:p>18,48</text:p>
          </table:table-cell>
          <table:table-cell office:value-type="string">
            <text:p>0,71</text:p>
          </table:table-cell>
          <table:table-cell office:value-type="string">
            <text:p>2,73</text:p>
          </table:table-cell>
          <table:table-cell office:value-type="string">
            <text:p>24,42</text:p>
          </table:table-cell>
          <table:table-cell office:value-type="string">
            <text:p>13,13</text:p>
          </table:table-cell>
          <table:table-cell office:value-type="string">
            <text:p>10,22</text:p>
          </table:table-cell>
          <table:table-cell office:value-type="string">
            <text:p>-2,45</text:p>
          </table:table-cell>
        </table:table-row>
        <table:table-row table:style-name="ro1">
          <table:table-cell office:value-type="string">
            <text:p>1111025.Queijo parmesão</text:p>
          </table:table-cell>
          <table:table-cell office:value-type="string">
            <text:p>2,20</text:p>
          </table:table-cell>
          <table:table-cell office:value-type="string">
            <text:p>7,64</text:p>
          </table:table-cell>
          <table:table-cell office:value-type="string">
            <text:p>7,16</text:p>
          </table:table-cell>
          <table:table-cell office:value-type="string">
            <text:p>36,39</text:p>
          </table:table-cell>
          <table:table-cell office:value-type="string">
            <text:p>4,52</text:p>
          </table:table-cell>
          <table:table-cell office:value-type="string">
            <text:p>-6,23</text:p>
          </table:table-cell>
          <table:table-cell office:value-type="string">
            <text:p>6,65</text:p>
          </table:table-cell>
        </table:table-row>
        <table:table-row table:style-name="ro1">
          <table:table-cell office:value-type="string">
            <text:p>1111026.Queijo muzzarella</text:p>
          </table:table-cell>
          <table:table-cell office:value-type="string">
            <text:p>14,29</text:p>
          </table:table-cell>
          <table:table-cell office:value-type="string">
            <text:p>-2,96</text:p>
          </table:table-cell>
          <table:table-cell office:value-type="string">
            <text:p>5,00</text:p>
          </table:table-cell>
          <table:table-cell office:value-type="string">
            <text:p>25,00</text:p>
          </table:table-cell>
          <table:table-cell office:value-type="string">
            <text:p>13,28</text:p>
          </table:table-cell>
          <table:table-cell office:value-type="string">
            <text:p>11,15</text:p>
          </table:table-cell>
          <table:table-cell office:value-type="string">
            <text:p>-3,24</text:p>
          </table:table-cell>
        </table:table-row>
        <table:table-row table:style-name="ro1">
          <table:table-cell office:value-type="string">
            <text:p>1111031.Manteiga</text:p>
          </table:table-cell>
          <table:table-cell office:value-type="string">
            <text:p>12,06</text:p>
          </table:table-cell>
          <table:table-cell office:value-type="string">
            <text:p>-3,60</text:p>
          </table:table-cell>
          <table:table-cell office:value-type="string">
            <text:p>1,18</text:p>
          </table:table-cell>
          <table:table-cell office:value-type="string">
            <text:p>52,63</text:p>
          </table:table-cell>
          <table:table-cell office:value-type="string">
            <text:p>2,36</text:p>
          </table:table-cell>
          <table:table-cell office:value-type="string">
            <text:p>1,16</text:p>
          </table:table-cell>
          <table:table-cell office:value-type="string">
            <text:p>-1,10</text:p>
          </table:table-cell>
        </table:table-row>
        <table:table-row table:style-name="ro1">
          <table:table-cell office:value-type="string">
            <text:p>1111038.Leite fermentado</text:p>
          </table:table-cell>
          <table:table-cell office:value-type="string">
            <text:p>1,05</text:p>
          </table:table-cell>
          <table:table-cell office:value-type="string">
            <text:p>10,79</text:p>
          </table:table-cell>
          <table:table-cell office:value-type="string">
            <text:p>7,19</text:p>
          </table:table-cell>
          <table:table-cell office:value-type="string">
            <text:p>14,83</text:p>
          </table:table-cell>
          <table:table-cell office:value-type="string">
            <text:p>12,77</text:p>
          </table:table-cell>
          <table:table-cell office:value-type="string">
            <text:p>-0,57</text:p>
          </table:table-cell>
          <table:table-cell office:value-type="string">
            <text:p>-6,62</text:p>
          </table:table-cell>
        </table:table-row>
        <table:table-row table:style-name="ro1">
          <table:table-cell office:value-type="string">
            <text:p>1111040.Queijo reino</text:p>
          </table:table-cell>
          <table:table-cell office:value-type="string">
            <text:p>2,20</text:p>
          </table:table-cell>
          <table:table-cell office:value-type="string">
            <text:p>7,64</text:p>
          </table:table-cell>
          <table:table-cell office:value-type="string">
            <text:p>17,21</text:p>
          </table:table-cell>
          <table:table-cell office:value-type="string">
            <text:p>-11,66</text:p>
          </table:table-cell>
          <table:table-cell office:value-type="string">
            <text:p>21,06</text:p>
          </table:table-cell>
          <table:table-cell office:value-type="string">
            <text:p>-3,13</text:p>
          </table:table-cell>
          <table:table-cell office:value-type="string">
            <text:p>14,80</text:p>
          </table:table-cell>
        </table:table-row>
        <table:table-row table:style-name="ro1">
          <table:table-cell office:value-type="string">
            <text:p>1111046.Nata</text:p>
          </table:table-cell>
          <table:table-cell office:value-type="string">
            <text:p>-7,37</text:p>
          </table:table-cell>
          <table:table-cell office:value-type="string">
            <text:p>-4,29</text:p>
          </table:table-cell>
          <table:table-cell office:value-type="string">
            <text:p>-1,72</text:p>
          </table:table-cell>
          <table:table-cell office:value-type="string">
            <text:p>27,86</text:p>
          </table:table-cell>
          <table:table-cell office:value-type="string">
            <text:p>13,59</text:p>
          </table:table-cell>
          <table:table-cell office:value-type="string">
            <text:p>0,14</text:p>
          </table:table-cell>
          <table:table-cell office:value-type="string">
            <text:p>-5,09</text:p>
          </table:table-cell>
        </table:table-row>
        <table:table-row table:style-name="ro1">
          <table:table-cell office:value-type="string">
            <text:p>1111051.Leite com sabor</text:p>
          </table:table-cell>
          <table:table-cell office:value-type="string">
            <text:p>2,20</text:p>
          </table:table-cell>
          <table:table-cell office:value-type="string">
            <text:p>19,68</text:p>
          </table:table-cell>
          <table:table-cell office:value-type="string">
            <text:p>11,33</text:p>
          </table:table-cell>
          <table:table-cell office:value-type="string">
            <text:p>19,35</text:p>
          </table:table-cell>
          <table:table-cell office:value-type="string">
            <text:p>14,79</text:p>
          </table:table-cell>
          <table:table-cell office:value-type="string">
            <text:p>7,85</text:p>
          </table:table-cell>
          <table:table-cell office:value-type="string">
            <text:p>5,17</text:p>
          </table:table-cell>
        </table:table-row>
        <table:table-row table:style-name="ro1">
          <table:table-cell office:value-type="string">
            <text:p>1112.Panificados</text:p>
          </table:table-cell>
          <table:table-cell office:value-type="string">
            <text:p>11,63</text:p>
          </table:table-cell>
          <table:table-cell office:value-type="string">
            <text:p>0,65</text:p>
          </table:table-cell>
          <table:table-cell office:value-type="string">
            <text:p>18,96</text:p>
          </table:table-cell>
          <table:table-cell office:value-type="string">
            <text:p>31,45</text:p>
          </table:table-cell>
          <table:table-cell office:value-type="string">
            <text:p>0,72</text:p>
          </table:table-cell>
          <table:table-cell office:value-type="string">
            <text:p>2,21</text:p>
          </table:table-cell>
          <table:table-cell office:value-type="string">
            <text:p>2,83</text:p>
          </table:table-cell>
        </table:table-row>
        <table:table-row table:style-name="ro1">
          <table:table-cell office:value-type="string">
            <text:p>1112003.Biscoito</text:p>
          </table:table-cell>
          <table:table-cell office:value-type="string">
            <text:p>15,42</text:p>
          </table:table-cell>
          <table:table-cell office:value-type="string">
            <text:p>1,05</text:p>
          </table:table-cell>
          <table:table-cell office:value-type="string">
            <text:p>14,87</text:p>
          </table:table-cell>
          <table:table-cell office:value-type="string">
            <text:p>20,84</text:p>
          </table:table-cell>
          <table:table-cell office:value-type="string">
            <text:p>13,00</text:p>
          </table:table-cell>
          <table:table-cell office:value-type="string">
            <text:p>1,33</text:p>
          </table:table-cell>
          <table:table-cell office:value-type="string">
            <text:p>-1,06</text:p>
          </table:table-cell>
        </table:table-row>
        <table:table-row table:style-name="ro1">
          <table:table-cell office:value-type="string">
            <text:p>1112012.Pão de milho</text:p>
          </table:table-cell>
          <table:table-cell office:value-type="string">
            <text:p>-1,09</text:p>
          </table:table-cell>
          <table:table-cell office:value-type="string">
            <text:p>-0,17</text:p>
          </table:table-cell>
          <table:table-cell office:value-type="string">
            <text:p>19,08</text:p>
          </table:table-cell>
          <table:table-cell office:value-type="string">
            <text:p>35,85</text:p>
          </table:table-cell>
          <table:table-cell office:value-type="string">
            <text:p>-1,62</text:p>
          </table:table-cell>
          <table:table-cell office:value-type="string">
            <text:p>-0,09</text:p>
          </table:table-cell>
          <table:table-cell office:value-type="string">
            <text:p>-3,05</text:p>
          </table:table-cell>
        </table:table-row>
        <table:table-row table:style-name="ro1">
          <table:table-cell office:value-type="string">
            <text:p>1112015.Pão francês</text:p>
          </table:table-cell>
          <table:table-cell office:value-type="string">
            <text:p>10,99</text:p>
          </table:table-cell>
          <table:table-cell office:value-type="string">
            <text:p>0,21</text:p>
          </table:table-cell>
          <table:table-cell office:value-type="string">
            <text:p>22,06</text:p>
          </table:table-cell>
          <table:table-cell office:value-type="string">
            <text:p>37,14</text:p>
          </table:table-cell>
          <table:table-cell office:value-type="string">
            <text:p>-3,48</text:p>
          </table:table-cell>
          <table:table-cell office:value-type="string">
            <text:p>2,13</text:p>
          </table:table-cell>
          <table:table-cell office:value-type="string">
            <text:p>4,77</text:p>
          </table:table-cell>
        </table:table-row>
        <table:table-row table:style-name="ro1">
          <table:table-cell office:value-type="string">
            <text:p>1112017.Pão doce</text:p>
          </table:table-cell>
          <table:table-cell office:value-type="string">
            <text:p>9,34</text:p>
          </table:table-cell>
          <table:table-cell office:value-type="string">
            <text:p>2,58</text:p>
          </table:table-cell>
          <table:table-cell office:value-type="string">
            <text:p>12,09</text:p>
          </table:table-cell>
          <table:table-cell office:value-type="string">
            <text:p>24,26</text:p>
          </table:table-cell>
          <table:table-cell office:value-type="string">
            <text:p>6,90</text:p>
          </table:table-cell>
          <table:table-cell office:value-type="string">
            <text:p>4,81</text:p>
          </table:table-cell>
          <table:table-cell office:value-type="string">
            <text:p>-0,70</text:p>
          </table:table-cell>
        </table:table-row>
        <table:table-row table:style-name="ro1">
          <table:table-cell office:value-type="string">
            <text:p>1112018.Pão de forma</text:p>
          </table:table-cell>
          <table:table-cell office:value-type="string">
            <text:p>-1,49</text:p>
          </table:table-cell>
          <table:table-cell office:value-type="string">
            <text:p>2,19</text:p>
          </table:table-cell>
          <table:table-cell office:value-type="string">
            <text:p>14,85</text:p>
          </table:table-cell>
          <table:table-cell office:value-type="string">
            <text:p>25,54</text:p>
          </table:table-cell>
          <table:table-cell office:value-type="string">
            <text:p>-2,99</text:p>
          </table:table-cell>
          <table:table-cell office:value-type="string">
            <text:p>2,34</text:p>
          </table:table-cell>
          <table:table-cell office:value-type="string">
            <text:p>-1,06</text:p>
          </table:table-cell>
        </table:table-row>
        <table:table-row table:style-name="ro1">
          <table:table-cell office:value-type="string">
            <text:p>1112019.Bolo</text:p>
          </table:table-cell>
          <table:table-cell office:value-type="string">
            <text:p>5,29</text:p>
          </table:table-cell>
          <table:table-cell office:value-type="string">
            <text:p>-0,65</text:p>
          </table:table-cell>
          <table:table-cell office:value-type="string">
            <text:p>4,87</text:p>
          </table:table-cell>
          <table:table-cell office:value-type="string">
            <text:p>14,40</text:p>
          </table:table-cell>
          <table:table-cell office:value-type="string">
            <text:p>3,94</text:p>
          </table:table-cell>
          <table:table-cell office:value-type="string">
            <text:p>6,04</text:p>
          </table:table-cell>
          <table:table-cell office:value-type="string">
            <text:p>1,46</text:p>
          </table:table-cell>
        </table:table-row>
        <table:table-row table:style-name="ro1">
          <table:table-cell office:value-type="string">
            <text:p>1112021.Massa para pão de queijo</text:p>
          </table:table-cell>
          <table:table-cell office:value-type="string">
            <text:p>-0,40</text:p>
          </table:table-cell>
          <table:table-cell office:value-type="string">
            <text:p>7,85</text:p>
          </table:table-cell>
          <table:table-cell office:value-type="string">
            <text:p>23,43</text:p>
          </table:table-cell>
          <table:table-cell office:value-type="string">
            <text:p>7,10</text:p>
          </table:table-cell>
          <table:table-cell office:value-type="string">
            <text:p>0,54</text:p>
          </table:table-cell>
          <table:table-cell office:value-type="string">
            <text:p>16,12</text:p>
          </table:table-cell>
          <table:table-cell office:value-type="string">
            <text:p>-4,32</text:p>
          </table:table-cell>
        </table:table-row>
        <table:table-row table:style-name="ro1">
          <table:table-cell office:value-type="string">
            <text:p>1112025.Pão de queijo</text:p>
          </table:table-cell>
          <table:table-cell office:value-type="string">
            <text:p>-0,44</text:p>
          </table:table-cell>
          <table:table-cell office:value-type="string">
            <text:p>-1,54</text:p>
          </table:table-cell>
          <table:table-cell office:value-type="string">
            <text:p>7,42</text:p>
          </table:table-cell>
          <table:table-cell office:value-type="string">
            <text:p>11,37</text:p>
          </table:table-cell>
          <table:table-cell office:value-type="string">
            <text:p>18,64</text:p>
          </table:table-cell>
          <table:table-cell office:value-type="string">
            <text:p>5,09</text:p>
          </table:table-cell>
          <table:table-cell office:value-type="string">
            <text:p>9,76</text:p>
          </table:table-cell>
        </table:table-row>
        <table:table-row table:style-name="ro1">
          <table:table-cell office:value-type="string">
            <text:p>1112034.Rosca doce</text:p>
          </table:table-cell>
          <table:table-cell office:value-type="string">
            <text:p>-1,25</text:p>
          </table:table-cell>
          <table:table-cell office:value-type="string">
            <text:p>-16,90</text:p>
          </table:table-cell>
          <table:table-cell office:value-type="string">
            <text:p>66,23</text:p>
          </table:table-cell>
          <table:table-cell office:value-type="string">
            <text:p>30,25</text:p>
          </table:table-cell>
          <table:table-cell office:value-type="string">
            <text:p>-0,36</text:p>
          </table:table-cell>
          <table:table-cell office:value-type="string">
            <text:p>7,65</text:p>
          </table:table-cell>
          <table:table-cell office:value-type="string">
            <text:p>5,75</text:p>
          </table:table-cell>
        </table:table-row>
        <table:table-row table:style-name="ro1">
          <table:table-cell office:value-type="string">
            <text:p>1112040.Torta doce</text:p>
          </table:table-cell>
          <table:table-cell office:value-type="string">
            <text:p>-0,14</text:p>
          </table:table-cell>
          <table:table-cell office:value-type="string">
            <text:p>10,68</text:p>
          </table:table-cell>
          <table:table-cell office:value-type="string">
            <text:p>3,16</text:p>
          </table:table-cell>
          <table:table-cell office:value-type="string">
            <text:p>10,95</text:p>
          </table:table-cell>
          <table:table-cell office:value-type="string">
            <text:p>8,66</text:p>
          </table:table-cell>
          <table:table-cell office:value-type="string">
            <text:p>5,98</text:p>
          </table:table-cell>
          <table:table-cell office:value-type="string">
            <text:p>6,80</text:p>
          </table:table-cell>
        </table:table-row>
        <table:table-row table:style-name="ro1">
          <table:table-cell office:value-type="string">
            <text:p>1113.Óleos e gorduras</text:p>
          </table:table-cell>
          <table:table-cell office:value-type="string">
            <text:p>4,89</text:p>
          </table:table-cell>
          <table:table-cell office:value-type="string">
            <text:p>-9,10</text:p>
          </table:table-cell>
          <table:table-cell office:value-type="string">
            <text:p>33,29</text:p>
          </table:table-cell>
          <table:table-cell office:value-type="string">
            <text:p>54,94</text:p>
          </table:table-cell>
          <table:table-cell office:value-type="string">
            <text:p>-0,42</text:p>
          </table:table-cell>
          <table:table-cell office:value-type="string">
            <text:p>-5,01</text:p>
          </table:table-cell>
          <table:table-cell office:value-type="string">
            <text:p>-10,90</text:p>
          </table:table-cell>
        </table:table-row>
        <table:table-row table:style-name="ro1">
          <table:table-cell office:value-type="string">
            <text:p>1113013.Óleo de soja</text:p>
          </table:table-cell>
          <table:table-cell office:value-type="string">
            <text:p>3,14</text:p>
          </table:table-cell>
          <table:table-cell office:value-type="string">
            <text:p>-14,63</text:p>
          </table:table-cell>
          <table:table-cell office:value-type="string">
            <text:p>46,38</text:p>
          </table:table-cell>
          <table:table-cell office:value-type="string">
            <text:p>73,07</text:p>
          </table:table-cell>
          <table:table-cell office:value-type="string">
            <text:p>-3,88</text:p>
          </table:table-cell>
          <table:table-cell office:value-type="string">
            <text:p>-11,27</text:p>
          </table:table-cell>
          <table:table-cell office:value-type="string">
            <text:p>-17,21</text:p>
          </table:table-cell>
        </table:table-row>
        <table:table-row table:style-name="ro1">
          <table:table-cell office:value-type="string">
            <text:p>1113014.Azeite de oliva</text:p>
          </table:table-cell>
          <table:table-cell office:value-type="string">
            <text:p>3,49</text:p>
          </table:table-cell>
          <table:table-cell office:value-type="string">
            <text:p>-2,13</text:p>
          </table:table-cell>
          <table:table-cell office:value-type="string">
            <text:p>12,75</text:p>
          </table:table-cell>
          <table:table-cell office:value-type="string">
            <text:p>39,00</text:p>
          </table:table-cell>
          <table:table-cell office:value-type="string">
            <text:p>11,52</text:p>
          </table:table-cell>
          <table:table-cell office:value-type="string">
            <text:p>19,74</text:p>
          </table:table-cell>
          <table:table-cell office:value-type="string">
            <text:p>5,70</text:p>
          </table:table-cell>
        </table:table-row>
        <table:table-row table:style-name="ro1">
          <table:table-cell office:value-type="string">
            <text:p>1113040.Margarina vegetal</text:p>
          </table:table-cell>
          <table:table-cell office:value-type="string">
            <text:p>9,26</text:p>
          </table:table-cell>
          <table:table-cell office:value-type="string">
            <text:p>-2,15</text:p>
          </table:table-cell>
          <table:table-cell office:value-type="string">
            <text:p>20,64</text:p>
          </table:table-cell>
          <table:table-cell office:value-type="string">
            <text:p>28,35</text:p>
          </table:table-cell>
          <table:table-cell office:value-type="string">
            <text:p>4,23</text:p>
          </table:table-cell>
          <table:table-cell office:value-type="string">
            <text:p>0,90</text:p>
          </table:table-cell>
          <table:table-cell office:value-type="string">
            <text:p>-5,07</text:p>
          </table:table-cell>
        </table:table-row>
        <table:table-row table:style-name="ro1">
          <table:table-cell office:value-type="string">
            <text:p>1114.Bebidas e infusões</text:p>
          </table:table-cell>
          <table:table-cell office:value-type="string">
            <text:p>10,62</text:p>
          </table:table-cell>
          <table:table-cell office:value-type="string">
            <text:p>1,09</text:p>
          </table:table-cell>
          <table:table-cell office:value-type="string">
            <text:p>2,96</text:p>
          </table:table-cell>
          <table:table-cell office:value-type="string">
            <text:p>12,24</text:p>
          </table:table-cell>
          <table:table-cell office:value-type="string">
            <text:p>12,67</text:p>
          </table:table-cell>
          <table:table-cell office:value-type="string">
            <text:p>5,52</text:p>
          </table:table-cell>
          <table:table-cell office:value-type="string">
            <text:p>7,02</text:p>
          </table:table-cell>
        </table:table-row>
        <table:table-row table:style-name="ro1">
          <table:table-cell office:value-type="string">
            <text:p>1114001.Suco de frutas</text:p>
          </table:table-cell>
          <table:table-cell office:value-type="string">
            <text:p>1,43</text:p>
          </table:table-cell>
          <table:table-cell office:value-type="string">
            <text:p>-2,72</text:p>
          </table:table-cell>
          <table:table-cell office:value-type="string">
            <text:p>13,26</text:p>
          </table:table-cell>
          <table:table-cell office:value-type="string">
            <text:p>11,62</text:p>
          </table:table-cell>
          <table:table-cell office:value-type="string">
            <text:p>8,76</text:p>
          </table:table-cell>
          <table:table-cell office:value-type="string">
            <text:p>0,82</text:p>
          </table:table-cell>
          <table:table-cell office:value-type="string">
            <text:p>3,95</text:p>
          </table:table-cell>
        </table:table-row>
        <table:table-row table:style-name="ro1">
          <table:table-cell office:value-type="string">
            <text:p>1114004.Polpa de açaí</text:p>
          </table:table-cell>
          <table:table-cell office:value-type="string">
            <text:p>0,50</text:p>
          </table:table-cell>
          <table:table-cell office:value-type="string">
            <text:p>0,22</text:p>
          </table:table-cell>
          <table:table-cell office:value-type="string">
            <text:p>0,01</text:p>
          </table:table-cell>
          <table:table-cell office:value-type="string">
            <text:p>-3,35</text:p>
          </table:table-cell>
          <table:table-cell office:value-type="string">
            <text:p>16,01</text:p>
          </table:table-cell>
          <table:table-cell office:value-type="string">
            <text:p>8,84</text:p>
          </table:table-cell>
          <table:table-cell office:value-type="string">
            <text:p>27,96</text:p>
          </table:table-cell>
        </table:table-row>
        <table:table-row table:style-name="ro1">
          <table:table-cell office:value-type="string">
            <text:p>1114022.Café moído</text:p>
          </table:table-cell>
          <table:table-cell office:value-type="string">
            <text:p>22,61</text:p>
          </table:table-cell>
          <table:table-cell office:value-type="string">
            <text:p>-5,56</text:p>
          </table:table-cell>
          <table:table-cell office:value-type="string">
            <text:p>-15,91</text:p>
          </table:table-cell>
          <table:table-cell office:value-type="string">
            <text:p>15,83</text:p>
          </table:table-cell>
          <table:table-cell office:value-type="string">
            <text:p>25,43</text:p>
          </table:table-cell>
          <table:table-cell office:value-type="string">
            <text:p>10,16</text:p>
          </table:table-cell>
          <table:table-cell office:value-type="string">
            <text:p>8,43</text:p>
          </table:table-cell>
        </table:table-row>
        <table:table-row table:style-name="ro1">
          <table:table-cell office:value-type="string">
            <text:p>1114023.Café solúvel</text:p>
          </table:table-cell>
          <table:table-cell office:value-type="string">
            <text:p>1,29</text:p>
          </table:table-cell>
          <table:table-cell office:value-type="string">
            <text:p>2,49</text:p>
          </table:table-cell>
          <table:table-cell office:value-type="string">
            <text:p>-5,82</text:p>
          </table:table-cell>
          <table:table-cell office:value-type="string">
            <text:p>-8,30</text:p>
          </table:table-cell>
          <table:table-cell office:value-type="string">
            <text:p>34,48</text:p>
          </table:table-cell>
          <table:table-cell office:value-type="string">
            <text:p>8,52</text:p>
          </table:table-cell>
          <table:table-cell office:value-type="string">
            <text:p>6,63</text:p>
          </table:table-cell>
        </table:table-row>
        <table:table-row table:style-name="ro1">
          <table:table-cell office:value-type="string">
            <text:p>1114029.Mate</text:p>
          </table:table-cell>
          <table:table-cell office:value-type="string">
            <text:p>7,22</text:p>
          </table:table-cell>
          <table:table-cell office:value-type="string">
            <text:p>11,20</text:p>
          </table:table-cell>
          <table:table-cell office:value-type="string">
            <text:p>6,64</text:p>
          </table:table-cell>
          <table:table-cell office:value-type="string">
            <text:p>6,22</text:p>
          </table:table-cell>
          <table:table-cell office:value-type="string">
            <text:p>12,86</text:p>
          </table:table-cell>
          <table:table-cell office:value-type="string">
            <text:p>20,26</text:p>
          </table:table-cell>
          <table:table-cell office:value-type="string">
            <text:p>16,53</text:p>
          </table:table-cell>
        </table:table-row>
        <table:table-row table:style-name="ro1">
          <table:table-cell office:value-type="string">
            <text:p>1114083.Refrigerante</text:p>
          </table:table-cell>
          <table:table-cell office:value-type="string">
            <text:p>2,98</text:p>
          </table:table-cell>
          <table:table-cell office:value-type="string">
            <text:p>4,42</text:p>
          </table:table-cell>
          <table:table-cell office:value-type="string">
            <text:p>5,51</text:p>
          </table:table-cell>
          <table:table-cell office:value-type="string">
            <text:p>12,10</text:p>
          </table:table-cell>
          <table:table-cell office:value-type="string">
            <text:p>9,61</text:p>
          </table:table-cell>
          <table:table-cell office:value-type="string">
            <text:p>6,34</text:p>
          </table:table-cell>
          <table:table-cell office:value-type="string">
            <text:p>7,88</text:p>
          </table:table-cell>
        </table:table-row>
        <table:table-row table:style-name="ro1">
          <table:table-cell office:value-type="string">
            <text:p>1114084.Cerveja</text:p>
          </table:table-cell>
          <table:table-cell office:value-type="string">
            <text:p>6,20</text:p>
          </table:table-cell>
          <table:table-cell office:value-type="string">
            <text:p>-0,05</text:p>
          </table:table-cell>
          <table:table-cell office:value-type="string">
            <text:p>14,45</text:p>
          </table:table-cell>
          <table:table-cell office:value-type="string">
            <text:p>12,23</text:p>
          </table:table-cell>
          <table:table-cell office:value-type="string">
            <text:p>8,42</text:p>
          </table:table-cell>
          <table:table-cell office:value-type="string">
            <text:p>0,20</text:p>
          </table:table-cell>
          <table:table-cell office:value-type="string">
            <text:p>4,19</text:p>
          </table:table-cell>
        </table:table-row>
        <table:table-row table:style-name="ro1">
          <table:table-cell office:value-type="string">
            <text:p>1114085.Outras bebidas alcoólicas</text:p>
          </table:table-cell>
          <table:table-cell office:value-type="string">
            <text:p>13,43</text:p>
          </table:table-cell>
          <table:table-cell office:value-type="string">
            <text:p>4,64</text:p>
          </table:table-cell>
          <table:table-cell office:value-type="string">
            <text:p>10,52</text:p>
          </table:table-cell>
          <table:table-cell office:value-type="string">
            <text:p>7,16</text:p>
          </table:table-cell>
          <table:table-cell office:value-type="string">
            <text:p>6,92</text:p>
          </table:table-cell>
          <table:table-cell office:value-type="string">
            <text:p>2,10</text:p>
          </table:table-cell>
          <table:table-cell office:value-type="string">
            <text:p>4,97</text:p>
          </table:table-cell>
        </table:table-row>
        <table:table-row table:style-name="ro1">
          <table:table-cell office:value-type="string">
            <text:p>1114087.Vinho</text:p>
          </table:table-cell>
          <table:table-cell office:value-type="string">
            <text:p>30,06</text:p>
          </table:table-cell>
          <table:table-cell office:value-type="string">
            <text:p>18,20</text:p>
          </table:table-cell>
          <table:table-cell office:value-type="string">
            <text:p>5,08</text:p>
          </table:table-cell>
          <table:table-cell office:value-type="string">
            <text:p>15,91</text:p>
          </table:table-cell>
          <table:table-cell office:value-type="string">
            <text:p>16,28</text:p>
          </table:table-cell>
          <table:table-cell office:value-type="string">
            <text:p>7,40</text:p>
          </table:table-cell>
          <table:table-cell office:value-type="string">
            <text:p>3,05</text:p>
          </table:table-cell>
        </table:table-row>
        <table:table-row table:style-name="ro1">
          <table:table-cell office:value-type="string">
            <text:p>1114096.Água mineral</text:p>
          </table:table-cell>
          <table:table-cell office:value-type="string">
            <text:p>2,76</text:p>
          </table:table-cell>
          <table:table-cell office:value-type="string">
            <text:p>22,01</text:p>
          </table:table-cell>
          <table:table-cell office:value-type="string">
            <text:p>12,23</text:p>
          </table:table-cell>
          <table:table-cell office:value-type="string">
            <text:p>7,44</text:p>
          </table:table-cell>
          <table:table-cell office:value-type="string">
            <text:p>9,72</text:p>
          </table:table-cell>
          <table:table-cell office:value-type="string">
            <text:p>12,46</text:p>
          </table:table-cell>
          <table:table-cell office:value-type="string">
            <text:p>8,60</text:p>
          </table:table-cell>
        </table:table-row>
        <table:table-row table:style-name="ro1">
          <table:table-cell office:value-type="string">
            <text:p>1115.Enlatados e conservas</text:p>
          </table:table-cell>
          <table:table-cell office:value-type="string">
            <text:p>17,64</text:p>
          </table:table-cell>
          <table:table-cell office:value-type="string">
            <text:p>7,41</text:p>
          </table:table-cell>
          <table:table-cell office:value-type="string">
            <text:p>7,79</text:p>
          </table:table-cell>
          <table:table-cell office:value-type="string">
            <text:p>15,04</text:p>
          </table:table-cell>
          <table:table-cell office:value-type="string">
            <text:p>17,19</text:p>
          </table:table-cell>
          <table:table-cell office:value-type="string">
            <text:p>10,96</text:p>
          </table:table-cell>
          <table:table-cell office:value-type="string">
            <text:p>2,98</text:p>
          </table:table-cell>
        </table:table-row>
        <table:table-row table:style-name="ro1">
          <table:table-cell office:value-type="string">
            <text:p>1115004.Coco ralado</text:p>
          </table:table-cell>
          <table:table-cell office:value-type="string">
            <text:p>32,57</text:p>
          </table:table-cell>
          <table:table-cell office:value-type="string">
            <text:p>-0,15</text:p>
          </table:table-cell>
          <table:table-cell office:value-type="string">
            <text:p>-6,27</text:p>
          </table:table-cell>
          <table:table-cell office:value-type="string">
            <text:p>16,59</text:p>
          </table:table-cell>
          <table:table-cell office:value-type="string">
            <text:p>-0,25</text:p>
          </table:table-cell>
          <table:table-cell office:value-type="string">
            <text:p>4,42</text:p>
          </table:table-cell>
          <table:table-cell office:value-type="string">
            <text:p>4,56</text:p>
          </table:table-cell>
        </table:table-row>
        <table:table-row table:style-name="ro1">
          <table:table-cell office:value-type="string">
            <text:p>1115006.Ervilha em lata</text:p>
          </table:table-cell>
          <table:table-cell office:value-type="string">
            <text:p>7,45</text:p>
          </table:table-cell>
          <table:table-cell office:value-type="string">
            <text:p>9,91</text:p>
          </table:table-cell>
          <table:table-cell office:value-type="string">
            <text:p>8,49</text:p>
          </table:table-cell>
          <table:table-cell office:value-type="string">
            <text:p>21,88</text:p>
          </table:table-cell>
          <table:table-cell office:value-type="string">
            <text:p>22,56</text:p>
          </table:table-cell>
          <table:table-cell office:value-type="string">
            <text:p>5,89</text:p>
          </table:table-cell>
          <table:table-cell office:value-type="string">
            <text:p>0,97</text:p>
          </table:table-cell>
        </table:table-row>
        <table:table-row table:style-name="ro1">
          <table:table-cell office:value-type="string">
            <text:p>1115008.Feijoada em lata</text:p>
          </table:table-cell>
          <table:table-cell office:value-type="string">
            <text:p>1,88</text:p>
          </table:table-cell>
          <table:table-cell office:value-type="string">
            <text:p>14,93</text:p>
          </table:table-cell>
          <table:table-cell office:value-type="string">
            <text:p>23,96</text:p>
          </table:table-cell>
          <table:table-cell office:value-type="string">
            <text:p>13,08</text:p>
          </table:table-cell>
          <table:table-cell office:value-type="string">
            <text:p>7,05</text:p>
          </table:table-cell>
          <table:table-cell office:value-type="string">
            <text:p>8,03</text:p>
          </table:table-cell>
          <table:table-cell office:value-type="string">
            <text:p>12,76</text:p>
          </table:table-cell>
        </table:table-row>
        <table:table-row table:style-name="ro1">
          <table:table-cell office:value-type="string">
            <text:p>1115013.Sopa infantil</text:p>
          </table:table-cell>
          <table:table-cell office:value-type="string">
            <text:p>4,71</text:p>
          </table:table-cell>
          <table:table-cell office:value-type="string">
            <text:p>5,19</text:p>
          </table:table-cell>
          <table:table-cell office:value-type="string">
            <text:p>-7,15</text:p>
          </table:table-cell>
          <table:table-cell office:value-type="string">
            <text:p>2,80</text:p>
          </table:table-cell>
          <table:table-cell office:value-type="string">
            <text:p>17,45</text:p>
          </table:table-cell>
          <table:table-cell office:value-type="string">
            <text:p>-1,29</text:p>
          </table:table-cell>
          <table:table-cell office:value-type="string">
            <text:p>10,88</text:p>
          </table:table-cell>
        </table:table-row>
        <table:table-row table:style-name="ro1">
          <table:table-cell office:value-type="string">
            <text:p>1115016.Palmito em conserva</text:p>
          </table:table-cell>
          <table:table-cell office:value-type="string">
            <text:p>7,13</text:p>
          </table:table-cell>
          <table:table-cell office:value-type="string">
            <text:p>7,41</text:p>
          </table:table-cell>
          <table:table-cell office:value-type="string">
            <text:p>2,21</text:p>
          </table:table-cell>
          <table:table-cell office:value-type="string">
            <text:p>1,39</text:p>
          </table:table-cell>
          <table:table-cell office:value-type="string">
            <text:p>9,96</text:p>
          </table:table-cell>
          <table:table-cell office:value-type="string">
            <text:p>18,24</text:p>
          </table:table-cell>
          <table:table-cell office:value-type="string">
            <text:p>-10,25</text:p>
          </table:table-cell>
        </table:table-row>
        <table:table-row table:style-name="ro1">
          <table:table-cell office:value-type="string">
            <text:p>1115017.Pepino em conserva</text:p>
          </table:table-cell>
          <table:table-cell office:value-type="string">
            <text:p>1,10</text:p>
          </table:table-cell>
          <table:table-cell office:value-type="string">
            <text:p>41,71</text:p>
          </table:table-cell>
          <table:table-cell office:value-type="string">
            <text:p>-6,10</text:p>
          </table:table-cell>
          <table:table-cell office:value-type="string">
            <text:p>9,34</text:p>
          </table:table-cell>
          <table:table-cell office:value-type="string">
            <text:p>10,67</text:p>
          </table:table-cell>
          <table:table-cell office:value-type="string">
            <text:p>20,12</text:p>
          </table:table-cell>
          <table:table-cell office:value-type="string">
            <text:p>4,13</text:p>
          </table:table-cell>
        </table:table-row>
        <table:table-row table:style-name="ro1">
          <table:table-cell office:value-type="string">
            <text:p>1115039.Sardinha em lata</text:p>
          </table:table-cell>
          <table:table-cell office:value-type="string">
            <text:p>29,50</text:p>
          </table:table-cell>
          <table:table-cell office:value-type="string">
            <text:p>6,73</text:p>
          </table:table-cell>
          <table:table-cell office:value-type="string">
            <text:p>13,55</text:p>
          </table:table-cell>
          <table:table-cell office:value-type="string">
            <text:p>17,60</text:p>
          </table:table-cell>
          <table:table-cell office:value-type="string">
            <text:p>23,02</text:p>
          </table:table-cell>
          <table:table-cell office:value-type="string">
            <text:p>1,22</text:p>
          </table:table-cell>
          <table:table-cell office:value-type="string">
            <text:p>3,95</text:p>
          </table:table-cell>
        </table:table-row>
        <table:table-row table:style-name="ro1">
          <table:table-cell office:value-type="string">
            <text:p>1115050.Salsicha em lata</text:p>
          </table:table-cell>
          <table:table-cell office:value-type="string">
            <text:p>9,20</text:p>
          </table:table-cell>
          <table:table-cell office:value-type="string">
            <text:p>13,82</text:p>
          </table:table-cell>
          <table:table-cell office:value-type="string">
            <text:p>2,11</text:p>
          </table:table-cell>
          <table:table-cell office:value-type="string">
            <text:p>13,57</text:p>
          </table:table-cell>
          <table:table-cell office:value-type="string">
            <text:p>13,35</text:p>
          </table:table-cell>
          <table:table-cell office:value-type="string">
            <text:p>0,52</text:p>
          </table:table-cell>
          <table:table-cell office:value-type="string">
            <text:p>17,51</text:p>
          </table:table-cell>
        </table:table-row>
        <table:table-row table:style-name="ro1">
          <table:table-cell office:value-type="string">
            <text:p>1115051.Carne de boi em lata</text:p>
          </table:table-cell>
          <table:table-cell office:value-type="string">
            <text:p>1,85</text:p>
          </table:table-cell>
          <table:table-cell office:value-type="string">
            <text:p>19,08</text:p>
          </table:table-cell>
          <table:table-cell office:value-type="string">
            <text:p>3,51</text:p>
          </table:table-cell>
          <table:table-cell office:value-type="string">
            <text:p>27,34</text:p>
          </table:table-cell>
          <table:table-cell office:value-type="string">
            <text:p>15,37</text:p>
          </table:table-cell>
          <table:table-cell office:value-type="string">
            <text:p>2,17</text:p>
          </table:table-cell>
          <table:table-cell office:value-type="string">
            <text:p>25,44</text:p>
          </table:table-cell>
        </table:table-row>
        <table:table-row table:style-name="ro1">
          <table:table-cell office:value-type="string">
            <text:p>1115056.Sopa desidratada</text:p>
          </table:table-cell>
          <table:table-cell office:value-type="string">
            <text:p>19,14</text:p>
          </table:table-cell>
          <table:table-cell office:value-type="string">
            <text:p>1,80</text:p>
          </table:table-cell>
          <table:table-cell office:value-type="string">
            <text:p>3,92</text:p>
          </table:table-cell>
          <table:table-cell office:value-type="string">
            <text:p>10,83</text:p>
          </table:table-cell>
          <table:table-cell office:value-type="string">
            <text:p>19,10</text:p>
          </table:table-cell>
          <table:table-cell office:value-type="string">
            <text:p>9,75</text:p>
          </table:table-cell>
          <table:table-cell office:value-type="string">
            <text:p>6,93</text:p>
          </table:table-cell>
        </table:table-row>
        <table:table-row table:style-name="ro1">
          <table:table-cell office:value-type="string">
            <text:p>1115057.Azeitona</text:p>
          </table:table-cell>
          <table:table-cell office:value-type="string">
            <text:p>20,70</text:p>
          </table:table-cell>
          <table:table-cell office:value-type="string">
            <text:p>10,62</text:p>
          </table:table-cell>
          <table:table-cell office:value-type="string">
            <text:p>15,69</text:p>
          </table:table-cell>
          <table:table-cell office:value-type="string">
            <text:p>15,89</text:p>
          </table:table-cell>
          <table:table-cell office:value-type="string">
            <text:p>9,40</text:p>
          </table:table-cell>
          <table:table-cell office:value-type="string">
            <text:p>39,20</text:p>
          </table:table-cell>
          <table:table-cell office:value-type="string">
            <text:p>1,94</text:p>
          </table:table-cell>
        </table:table-row>
        <table:table-row table:style-name="ro1">
          <table:table-cell office:value-type="string">
            <text:p>1115058.Milho-verde em lata</text:p>
          </table:table-cell>
          <table:table-cell office:value-type="string">
            <text:p>0,18</text:p>
          </table:table-cell>
          <table:table-cell office:value-type="string">
            <text:p>7,79</text:p>
          </table:table-cell>
          <table:table-cell office:value-type="string">
            <text:p>8,69</text:p>
          </table:table-cell>
          <table:table-cell office:value-type="string">
            <text:p>14,79</text:p>
          </table:table-cell>
          <table:table-cell office:value-type="string">
            <text:p>20,51</text:p>
          </table:table-cell>
          <table:table-cell office:value-type="string">
            <text:p>5,44</text:p>
          </table:table-cell>
          <table:table-cell office:value-type="string">
            <text:p>-5,31</text:p>
          </table:table-cell>
        </table:table-row>
        <table:table-row table:style-name="ro1">
          <table:table-cell office:value-type="string">
            <text:p>1115075.Atum em lata</text:p>
          </table:table-cell>
          <table:table-cell office:value-type="string">
            <text:p>-0,42</text:p>
          </table:table-cell>
          <table:table-cell office:value-type="string">
            <text:p>-0,30</text:p>
          </table:table-cell>
          <table:table-cell office:value-type="string">
            <text:p>7,75</text:p>
          </table:table-cell>
          <table:table-cell office:value-type="string">
            <text:p>13,54</text:p>
          </table:table-cell>
          <table:table-cell office:value-type="string">
            <text:p>26,09</text:p>
          </table:table-cell>
          <table:table-cell office:value-type="string">
            <text:p>-0,07</text:p>
          </table:table-cell>
          <table:table-cell office:value-type="string">
            <text:p>4,27</text:p>
          </table:table-cell>
        </table:table-row>
        <table:table-row table:style-name="ro1">
          <table:table-cell office:value-type="string">
            <text:p>1116.Sal e condimentos</text:p>
          </table:table-cell>
          <table:table-cell office:value-type="string">
            <text:p>5,35</text:p>
          </table:table-cell>
          <table:table-cell office:value-type="string">
            <text:p>2,70</text:p>
          </table:table-cell>
          <table:table-cell office:value-type="string">
            <text:p>8,22</text:p>
          </table:table-cell>
          <table:table-cell office:value-type="string">
            <text:p>12,05</text:p>
          </table:table-cell>
          <table:table-cell office:value-type="string">
            <text:p>7,72</text:p>
          </table:table-cell>
          <table:table-cell office:value-type="string">
            <text:p>7,06</text:p>
          </table:table-cell>
          <table:table-cell office:value-type="string">
            <text:p>3,10</text:p>
          </table:table-cell>
        </table:table-row>
        <table:table-row table:style-name="ro1">
          <table:table-cell office:value-type="string">
            <text:p>1116001.Leite de coco</text:p>
          </table:table-cell>
          <table:table-cell office:value-type="string">
            <text:p>18,36</text:p>
          </table:table-cell>
          <table:table-cell office:value-type="string">
            <text:p>-7,47</text:p>
          </table:table-cell>
          <table:table-cell office:value-type="string">
            <text:p>2,88</text:p>
          </table:table-cell>
          <table:table-cell office:value-type="string">
            <text:p>22,83</text:p>
          </table:table-cell>
          <table:table-cell office:value-type="string">
            <text:p>8,23</text:p>
          </table:table-cell>
          <table:table-cell office:value-type="string">
            <text:p>-0,09</text:p>
          </table:table-cell>
          <table:table-cell office:value-type="string">
            <text:p>-2,70</text:p>
          </table:table-cell>
        </table:table-row>
        <table:table-row table:style-name="ro1">
          <table:table-cell office:value-type="string">
            <text:p>1116005.Massa de tomate</text:p>
          </table:table-cell>
          <table:table-cell office:value-type="string">
            <text:p>9,12</text:p>
          </table:table-cell>
          <table:table-cell office:value-type="string">
            <text:p>0,39</text:p>
          </table:table-cell>
          <table:table-cell office:value-type="string">
            <text:p>3,10</text:p>
          </table:table-cell>
          <table:table-cell office:value-type="string">
            <text:p>10,75</text:p>
          </table:table-cell>
          <table:table-cell office:value-type="string">
            <text:p>16,62</text:p>
          </table:table-cell>
          <table:table-cell office:value-type="string">
            <text:p>6,70</text:p>
          </table:table-cell>
          <table:table-cell office:value-type="string">
            <text:p>7,37</text:p>
          </table:table-cell>
        </table:table-row>
        <table:table-row table:style-name="ro1">
          <table:table-cell office:value-type="string">
            <text:p>1116010.Alho</text:p>
          </table:table-cell>
          <table:table-cell office:value-type="string">
            <text:p>-7,69</text:p>
          </table:table-cell>
          <table:table-cell office:value-type="string">
            <text:p>2,19</text:p>
          </table:table-cell>
          <table:table-cell office:value-type="string">
            <text:p>25,55</text:p>
          </table:table-cell>
          <table:table-cell office:value-type="string">
            <text:p>3,92</text:p>
          </table:table-cell>
          <table:table-cell office:value-type="string">
            <text:p>-17,81</text:p>
          </table:table-cell>
          <table:table-cell office:value-type="string">
            <text:p>26,80</text:p>
          </table:table-cell>
          <table:table-cell office:value-type="string">
            <text:p>-5,55</text:p>
          </table:table-cell>
        </table:table-row>
        <table:table-row table:style-name="ro1">
          <table:table-cell office:value-type="string">
            <text:p>1116013.Sal refinado</text:p>
          </table:table-cell>
          <table:table-cell office:value-type="string">
            <text:p>1,44</text:p>
          </table:table-cell>
          <table:table-cell office:value-type="string">
            <text:p>7,51</text:p>
          </table:table-cell>
          <table:table-cell office:value-type="string">
            <text:p>4,89</text:p>
          </table:table-cell>
          <table:table-cell office:value-type="string">
            <text:p>19,26</text:p>
          </table:table-cell>
          <table:table-cell office:value-type="string">
            <text:p>26,92</text:p>
          </table:table-cell>
          <table:table-cell office:value-type="string">
            <text:p>17,78</text:p>
          </table:table-cell>
          <table:table-cell office:value-type="string">
            <text:p>8,18</text:p>
          </table:table-cell>
        </table:table-row>
        <table:table-row table:style-name="ro1">
          <table:table-cell office:value-type="string">
            <text:p>1116022.Colorau</text:p>
          </table:table-cell>
          <table:table-cell office:value-type="string">
            <text:p>8,37</text:p>
          </table:table-cell>
          <table:table-cell office:value-type="string">
            <text:p>1,70</text:p>
          </table:table-cell>
          <table:table-cell office:value-type="string">
            <text:p>7,79</text:p>
          </table:table-cell>
          <table:table-cell office:value-type="string">
            <text:p>12,32</text:p>
          </table:table-cell>
          <table:table-cell office:value-type="string">
            <text:p>12,76</text:p>
          </table:table-cell>
          <table:table-cell office:value-type="string">
            <text:p>-4,74</text:p>
          </table:table-cell>
          <table:table-cell office:value-type="string">
            <text:p>0,65</text:p>
          </table:table-cell>
        </table:table-row>
        <table:table-row table:style-name="ro1">
          <table:table-cell office:value-type="string">
            <text:p>1116023.Caldo de tucupi</text:p>
          </table:table-cell>
          <table:table-cell office:value-type="string">
            <text:p>-0,66</text:p>
          </table:table-cell>
          <table:table-cell office:value-type="string">
            <text:p>-9,25</text:p>
          </table:table-cell>
          <table:table-cell office:value-type="string">
            <text:p>-2,05</text:p>
          </table:table-cell>
          <table:table-cell office:value-type="string">
            <text:p>18,27</text:p>
          </table:table-cell>
          <table:table-cell office:value-type="string">
            <text:p>-6,04</text:p>
          </table:table-cell>
          <table:table-cell office:value-type="string">
            <text:p>23,12</text:p>
          </table:table-cell>
          <table:table-cell office:value-type="string">
            <text:p>6,25</text:p>
          </table:table-cell>
        </table:table-row>
        <table:table-row table:style-name="ro1">
          <table:table-cell office:value-type="string">
            <text:p>1116026.Fermento</text:p>
          </table:table-cell>
          <table:table-cell office:value-type="string">
            <text:p>31,64</text:p>
          </table:table-cell>
          <table:table-cell office:value-type="string">
            <text:p>13,20</text:p>
          </table:table-cell>
          <table:table-cell office:value-type="string">
            <text:p>9,40</text:p>
          </table:table-cell>
          <table:table-cell office:value-type="string">
            <text:p>7,85</text:p>
          </table:table-cell>
          <table:table-cell office:value-type="string">
            <text:p>9,69</text:p>
          </table:table-cell>
          <table:table-cell office:value-type="string">
            <text:p>3,93</text:p>
          </table:table-cell>
          <table:table-cell office:value-type="string">
            <text:p>3,21</text:p>
          </table:table-cell>
        </table:table-row>
        <table:table-row table:style-name="ro1">
          <table:table-cell office:value-type="string">
            <text:p>1116033.Maionese</text:p>
          </table:table-cell>
          <table:table-cell office:value-type="string">
            <text:p>11,43</text:p>
          </table:table-cell>
          <table:table-cell office:value-type="string">
            <text:p>0,60</text:p>
          </table:table-cell>
          <table:table-cell office:value-type="string">
            <text:p>5,22</text:p>
          </table:table-cell>
          <table:table-cell office:value-type="string">
            <text:p>24,39</text:p>
          </table:table-cell>
          <table:table-cell office:value-type="string">
            <text:p>3,76</text:p>
          </table:table-cell>
          <table:table-cell office:value-type="string">
            <text:p>-3,57</text:p>
          </table:table-cell>
          <table:table-cell office:value-type="string">
            <text:p>-4,16</text:p>
          </table:table-cell>
        </table:table-row>
        <table:table-row table:style-name="ro1">
          <table:table-cell office:value-type="string">
            <text:p>1116041.Vinagre</text:p>
          </table:table-cell>
          <table:table-cell office:value-type="string">
            <text:p>12,98</text:p>
          </table:table-cell>
          <table:table-cell office:value-type="string">
            <text:p>13,24</text:p>
          </table:table-cell>
          <table:table-cell office:value-type="string">
            <text:p>14,58</text:p>
          </table:table-cell>
          <table:table-cell office:value-type="string">
            <text:p>11,80</text:p>
          </table:table-cell>
          <table:table-cell office:value-type="string">
            <text:p>5,56</text:p>
          </table:table-cell>
          <table:table-cell office:value-type="string">
            <text:p>2,87</text:p>
          </table:table-cell>
          <table:table-cell office:value-type="string">
            <text:p>10,33</text:p>
          </table:table-cell>
        </table:table-row>
        <table:table-row table:style-name="ro1">
          <table:table-cell office:value-type="string">
            <text:p>1116048.Caldo concentrado</text:p>
          </table:table-cell>
          <table:table-cell office:value-type="string">
            <text:p>0,09</text:p>
          </table:table-cell>
          <table:table-cell office:value-type="string">
            <text:p>0,75</text:p>
          </table:table-cell>
          <table:table-cell office:value-type="string">
            <text:p>5,43</text:p>
          </table:table-cell>
          <table:table-cell office:value-type="string">
            <text:p>5,12</text:p>
          </table:table-cell>
          <table:table-cell office:value-type="string">
            <text:p>9,62</text:p>
          </table:table-cell>
          <table:table-cell office:value-type="string">
            <text:p>-2,90</text:p>
          </table:table-cell>
          <table:table-cell office:value-type="string">
            <text:p>0,14</text:p>
          </table:table-cell>
        </table:table-row>
        <table:table-row table:style-name="ro1">
          <table:table-cell office:value-type="string">
            <text:p>1116055.Cominho</text:p>
          </table:table-cell>
          <table:table-cell office:value-type="string">
            <text:p>5,48</text:p>
          </table:table-cell>
          <table:table-cell office:value-type="string">
            <text:p>1,52</text:p>
          </table:table-cell>
          <table:table-cell office:value-type="string">
            <text:p>28,14</text:p>
          </table:table-cell>
          <table:table-cell office:value-type="string">
            <text:p>29,63</text:p>
          </table:table-cell>
          <table:table-cell office:value-type="string">
            <text:p>19,26</text:p>
          </table:table-cell>
          <table:table-cell office:value-type="string">
            <text:p>-16,34</text:p>
          </table:table-cell>
          <table:table-cell office:value-type="string">
            <text:p>4,35</text:p>
          </table:table-cell>
        </table:table-row>
        <table:table-row table:style-name="ro1">
          <table:table-cell office:value-type="string">
            <text:p>1116062.Pimenta do reino</text:p>
          </table:table-cell>
          <table:table-cell office:value-type="string">
            <text:p>1,77</text:p>
          </table:table-cell>
          <table:table-cell office:value-type="string">
            <text:p>24,55</text:p>
          </table:table-cell>
          <table:table-cell office:value-type="string">
            <text:p>0,24</text:p>
          </table:table-cell>
          <table:table-cell office:value-type="string">
            <text:p>2,56</text:p>
          </table:table-cell>
          <table:table-cell office:value-type="string">
            <text:p>-11,04</text:p>
          </table:table-cell>
          <table:table-cell office:value-type="string">
            <text:p>8,57</text:p>
          </table:table-cell>
          <table:table-cell office:value-type="string">
            <text:p>8,71</text:p>
          </table:table-cell>
        </table:table-row>
        <table:table-row table:style-name="ro1">
          <table:table-cell office:value-type="string">
            <text:p>1116071.Tempero misto</text:p>
          </table:table-cell>
          <table:table-cell office:value-type="string">
            <text:p>17,90</text:p>
          </table:table-cell>
          <table:table-cell office:value-type="string">
            <text:p>1,90</text:p>
          </table:table-cell>
          <table:table-cell office:value-type="string">
            <text:p>-3,98</text:p>
          </table:table-cell>
          <table:table-cell office:value-type="string">
            <text:p>7,13</text:p>
          </table:table-cell>
          <table:table-cell office:value-type="string">
            <text:p>13,07</text:p>
          </table:table-cell>
          <table:table-cell office:value-type="string">
            <text:p>6,72</text:p>
          </table:table-cell>
          <table:table-cell office:value-type="string">
            <text:p>2,96</text:p>
          </table:table-cell>
        </table:table-row>
        <table:table-row table:style-name="ro1">
          <table:table-cell office:value-type="string">
            <text:p>1117.Alimentos prontos</text:p>
          </table:table-cell>
          <table:table-cell office:value-type="string">
            <text:p>6,75</text:p>
          </table:table-cell>
          <table:table-cell office:value-type="string">
            <text:p>-2,01</text:p>
          </table:table-cell>
          <table:table-cell office:value-type="string">
            <text:p>3,29</text:p>
          </table:table-cell>
          <table:table-cell office:value-type="string">
            <text:p>11,52</text:p>
          </table:table-cell>
          <table:table-cell office:value-type="string">
            <text:p>6,44</text:p>
          </table:table-cell>
          <table:table-cell office:value-type="string">
            <text:p>4,67</text:p>
          </table:table-cell>
          <table:table-cell office:value-type="string">
            <text:p>1,53</text:p>
          </table:table-cell>
        </table:table-row>
        <table:table-row table:style-name="ro1">
          <table:table-cell office:value-type="string">
            <text:p>1117001.Refeição pronta</text:p>
          </table:table-cell>
          <table:table-cell office:value-type="string">
            <text:p>7,62</text:p>
          </table:table-cell>
          <table:table-cell office:value-type="string">
            <text:p>-3,51</text:p>
          </table:table-cell>
          <table:table-cell office:value-type="string">
            <text:p>2,06</text:p>
          </table:table-cell>
          <table:table-cell office:value-type="string">
            <text:p>11,31</text:p>
          </table:table-cell>
          <table:table-cell office:value-type="string">
            <text:p>6,45</text:p>
          </table:table-cell>
          <table:table-cell office:value-type="string">
            <text:p>3,96</text:p>
          </table:table-cell>
          <table:table-cell office:value-type="string">
            <text:p>0,72</text:p>
          </table:table-cell>
        </table:table-row>
        <table:table-row table:style-name="ro1">
          <table:table-cell office:value-type="string">
            <text:p>1117012.Lanche para viagem</text:p>
          </table:table-cell>
          <table:table-cell office:value-type="string">
            <text:p>1,57</text:p>
          </table:table-cell>
          <table:table-cell office:value-type="string">
            <text:p>7,49</text:p>
          </table:table-cell>
          <table:table-cell office:value-type="string">
            <text:p>10,28</text:p>
          </table:table-cell>
          <table:table-cell office:value-type="string">
            <text:p>12,67</text:p>
          </table:table-cell>
          <table:table-cell office:value-type="string">
            <text:p>6,36</text:p>
          </table:table-cell>
          <table:table-cell office:value-type="string">
            <text:p>8,34</text:p>
          </table:table-cell>
          <table:table-cell office:value-type="string">
            <text:p>5,55</text:p>
          </table:table-cell>
        </table:table-row>
        <table:table-row table:style-name="ro1">
          <table:table-cell office:value-type="string">
            <text:p>12.Alimentação fora do domicílio</text:p>
          </table:table-cell>
          <table:table-cell office:value-type="string">
            <text:p>1,90</text:p>
          </table:table-cell>
          <table:table-cell office:value-type="string">
            <text:p>3,62</text:p>
          </table:table-cell>
          <table:table-cell office:value-type="string">
            <text:p>9,63</text:p>
          </table:table-cell>
          <table:table-cell office:value-type="string">
            <text:p>12,00</text:p>
          </table:table-cell>
          <table:table-cell office:value-type="string">
            <text:p>10,45</text:p>
          </table:table-cell>
          <table:table-cell office:value-type="string">
            <text:p>8,66</text:p>
          </table:table-cell>
          <table:table-cell office:value-type="string">
            <text:p>6,89</text:p>
          </table:table-cell>
        </table:table-row>
        <table:table-row table:style-name="ro1">
          <table:table-cell office:value-type="string">
            <text:p>1201.Alimentação fora do domicílio</text:p>
          </table:table-cell>
          <table:table-cell office:value-type="string">
            <text:p>1,90</text:p>
          </table:table-cell>
          <table:table-cell office:value-type="string">
            <text:p>3,62</text:p>
          </table:table-cell>
          <table:table-cell office:value-type="string">
            <text:p>9,63</text:p>
          </table:table-cell>
          <table:table-cell office:value-type="string">
            <text:p>12,00</text:p>
          </table:table-cell>
          <table:table-cell office:value-type="string">
            <text:p>10,45</text:p>
          </table:table-cell>
          <table:table-cell office:value-type="string">
            <text:p>8,66</text:p>
          </table:table-cell>
          <table:table-cell office:value-type="string">
            <text:p>6,89</text:p>
          </table:table-cell>
        </table:table-row>
        <table:table-row table:style-name="ro1">
          <table:table-cell office:value-type="string">
            <text:p>1201001.Refeição</text:p>
          </table:table-cell>
          <table:table-cell office:value-type="string">
            <text:p>2,47</text:p>
          </table:table-cell>
          <table:table-cell office:value-type="string">
            <text:p>4,40</text:p>
          </table:table-cell>
          <table:table-cell office:value-type="string">
            <text:p>11,92</text:p>
          </table:table-cell>
          <table:table-cell office:value-type="string">
            <text:p>11,38</text:p>
          </table:table-cell>
          <table:table-cell office:value-type="string">
            <text:p>9,58</text:p>
          </table:table-cell>
          <table:table-cell office:value-type="string">
            <text:p>9,31</text:p>
          </table:table-cell>
          <table:table-cell office:value-type="string">
            <text:p>7,20</text:p>
          </table:table-cell>
        </table:table-row>
        <table:table-row table:style-name="ro1">
          <table:table-cell office:value-type="string">
            <text:p>1201003.Lanche</text:p>
          </table:table-cell>
          <table:table-cell office:value-type="string">
            <text:p>0,72</text:p>
          </table:table-cell>
          <table:table-cell office:value-type="string">
            <text:p>1,43</text:p>
          </table:table-cell>
          <table:table-cell office:value-type="string">
            <text:p>5,79</text:p>
          </table:table-cell>
          <table:table-cell office:value-type="string">
            <text:p>10,74</text:p>
          </table:table-cell>
          <table:table-cell office:value-type="string">
            <text:p>11,11</text:p>
          </table:table-cell>
          <table:table-cell office:value-type="string">
            <text:p>11,96</text:p>
          </table:table-cell>
          <table:table-cell office:value-type="string">
            <text:p>7,87</text:p>
          </table:table-cell>
        </table:table-row>
        <table:table-row table:style-name="ro1">
          <table:table-cell office:value-type="string">
            <text:p>1201005.Café da manhã</text:p>
          </table:table-cell>
          <table:table-cell office:value-type="string">
            <text:p>1,70</text:p>
          </table:table-cell>
          <table:table-cell office:value-type="string">
            <text:p>5,55</text:p>
          </table:table-cell>
          <table:table-cell office:value-type="string">
            <text:p>5,36</text:p>
          </table:table-cell>
          <table:table-cell office:value-type="string">
            <text:p>13,33</text:p>
          </table:table-cell>
          <table:table-cell office:value-type="string">
            <text:p>10,54</text:p>
          </table:table-cell>
          <table:table-cell office:value-type="string">
            <text:p>7,73</text:p>
          </table:table-cell>
          <table:table-cell office:value-type="string">
            <text:p>6,68</text:p>
          </table:table-cell>
        </table:table-row>
        <table:table-row table:style-name="ro1">
          <table:table-cell office:value-type="string">
            <text:p>1201007.Refrigerante</text:p>
          </table:table-cell>
          <table:table-cell office:value-type="string">
            <text:p>0,04</text:p>
          </table:table-cell>
          <table:table-cell office:value-type="string">
            <text:p>3,87</text:p>
          </table:table-cell>
          <table:table-cell office:value-type="string">
            <text:p>7,82</text:p>
          </table:table-cell>
          <table:table-cell office:value-type="string">
            <text:p>13,02</text:p>
          </table:table-cell>
          <table:table-cell office:value-type="string">
            <text:p>10,17</text:p>
          </table:table-cell>
          <table:table-cell office:value-type="string">
            <text:p>9,14</text:p>
          </table:table-cell>
          <table:table-cell office:value-type="string">
            <text:p>4,91</text:p>
          </table:table-cell>
        </table:table-row>
        <table:table-row table:style-name="ro1">
          <table:table-cell office:value-type="string">
            <text:p>1201009.Cafezinho</text:p>
          </table:table-cell>
          <table:table-cell office:value-type="string">
            <text:p>7,00</text:p>
          </table:table-cell>
          <table:table-cell office:value-type="string">
            <text:p>4,80</text:p>
          </table:table-cell>
          <table:table-cell office:value-type="string">
            <text:p>7,91</text:p>
          </table:table-cell>
          <table:table-cell office:value-type="string">
            <text:p>10,79</text:p>
          </table:table-cell>
          <table:table-cell office:value-type="string">
            <text:p>12,19</text:p>
          </table:table-cell>
          <table:table-cell office:value-type="string">
            <text:p>6,28</text:p>
          </table:table-cell>
          <table:table-cell office:value-type="string">
            <text:p>7,47</text:p>
          </table:table-cell>
        </table:table-row>
        <table:table-row table:style-name="ro1">
          <table:table-cell office:value-type="string">
            <text:p>1201032.Caldos</text:p>
          </table:table-cell>
          <table:table-cell office:value-type="string">
            <text:p>2,96</text:p>
          </table:table-cell>
          <table:table-cell office:value-type="string">
            <text:p>0,72</text:p>
          </table:table-cell>
          <table:table-cell office:value-type="string">
            <text:p>2,75</text:p>
          </table:table-cell>
          <table:table-cell office:value-type="string">
            <text:p>10,80</text:p>
          </table:table-cell>
          <table:table-cell office:value-type="string">
            <text:p>10,37</text:p>
          </table:table-cell>
          <table:table-cell office:value-type="string">
            <text:p>6,01</text:p>
          </table:table-cell>
          <table:table-cell office:value-type="string">
            <text:p>7,48</text:p>
          </table:table-cell>
        </table:table-row>
        <table:table-row table:style-name="ro1">
          <table:table-cell office:value-type="string">
            <text:p>1201048.Cerveja</text:p>
          </table:table-cell>
          <table:table-cell office:value-type="string">
            <text:p>0,81</text:p>
          </table:table-cell>
          <table:table-cell office:value-type="string">
            <text:p>1,62</text:p>
          </table:table-cell>
          <table:table-cell office:value-type="string">
            <text:p>11,98</text:p>
          </table:table-cell>
          <table:table-cell office:value-type="string">
            <text:p>14,42</text:p>
          </table:table-cell>
          <table:table-cell office:value-type="string">
            <text:p>11,68</text:p>
          </table:table-cell>
          <table:table-cell office:value-type="string">
            <text:p>3,65</text:p>
          </table:table-cell>
          <table:table-cell office:value-type="string">
            <text:p>5,86</text:p>
          </table:table-cell>
        </table:table-row>
        <table:table-row table:style-name="ro1">
          <table:table-cell office:value-type="string">
            <text:p>1201049.Chopp</text:p>
          </table:table-cell>
          <table:table-cell office:value-type="string">
            <text:p>5,77</text:p>
          </table:table-cell>
          <table:table-cell office:value-type="string">
            <text:p>2,07</text:p>
          </table:table-cell>
          <table:table-cell office:value-type="string">
            <text:p>14,11</text:p>
          </table:table-cell>
          <table:table-cell office:value-type="string">
            <text:p>16,70</text:p>
          </table:table-cell>
          <table:table-cell office:value-type="string">
            <text:p>15,71</text:p>
          </table:table-cell>
          <table:table-cell office:value-type="string">
            <text:p>7,49</text:p>
          </table:table-cell>
          <table:table-cell office:value-type="string">
            <text:p>11,15</text:p>
          </table:table-cell>
        </table:table-row>
        <table:table-row table:style-name="ro1">
          <table:table-cell office:value-type="string">
            <text:p>1201050.Aguardente</text:p>
          </table:table-cell>
          <table:table-cell office:value-type="string">
            <text:p>1,76</text:p>
          </table:table-cell>
          <table:table-cell office:value-type="string">
            <text:p>13,81</text:p>
          </table:table-cell>
          <table:table-cell office:value-type="string">
            <text:p>1,75</text:p>
          </table:table-cell>
          <table:table-cell office:value-type="string">
            <text:p>20,14</text:p>
          </table:table-cell>
          <table:table-cell office:value-type="string">
            <text:p>27,53</text:p>
          </table:table-cell>
          <table:table-cell office:value-type="string">
            <text:p>10,34</text:p>
          </table:table-cell>
          <table:table-cell office:value-type="string">
            <text:p>9,87</text:p>
          </table:table-cell>
        </table:table-row>
        <table:table-row table:style-name="ro1">
          <table:table-cell office:value-type="string">
            <text:p>1201051.Outras bebidas alcoólicas</text:p>
          </table:table-cell>
          <table:table-cell office:value-type="string">
            <text:p>5,88</text:p>
          </table:table-cell>
          <table:table-cell office:value-type="string">
            <text:p>2,65</text:p>
          </table:table-cell>
          <table:table-cell office:value-type="string">
            <text:p>10,95</text:p>
          </table:table-cell>
          <table:table-cell office:value-type="string">
            <text:p>12,64</text:p>
          </table:table-cell>
          <table:table-cell office:value-type="string">
            <text:p>7,96</text:p>
          </table:table-cell>
          <table:table-cell office:value-type="string">
            <text:p>9,93</text:p>
          </table:table-cell>
          <table:table-cell office:value-type="string">
            <text:p>7,24</text:p>
          </table:table-cell>
        </table:table-row>
        <table:table-row table:style-name="ro1">
          <table:table-cell office:value-type="string">
            <text:p>1201061.Doces</text:p>
          </table:table-cell>
          <table:table-cell office:value-type="string">
            <text:p>1,16</text:p>
          </table:table-cell>
          <table:table-cell office:value-type="string">
            <text:p>7,04</text:p>
          </table:table-cell>
          <table:table-cell office:value-type="string">
            <text:p>3,70</text:p>
          </table:table-cell>
          <table:table-cell office:value-type="string">
            <text:p>12,27</text:p>
          </table:table-cell>
          <table:table-cell office:value-type="string">
            <text:p>9,44</text:p>
          </table:table-cell>
          <table:table-cell office:value-type="string">
            <text:p>3,64</text:p>
          </table:table-cell>
          <table:table-cell office:value-type="string">
            <text:p>4,93</text:p>
          </table:table-cell>
        </table:table-row>
        <table:table-row table:style-name="ro1">
          <table:table-cell office:value-type="string">
            <text:p>2.Habitação</text:p>
          </table:table-cell>
          <table:table-cell office:value-type="string">
            <text:p>6,11</text:p>
          </table:table-cell>
          <table:table-cell office:value-type="string">
            <text:p>4,48</text:p>
          </table:table-cell>
          <table:table-cell office:value-type="string">
            <text:p>9,42</text:p>
          </table:table-cell>
          <table:table-cell office:value-type="string">
            <text:p>12,97</text:p>
          </table:table-cell>
          <table:table-cell office:value-type="string">
            <text:p>12,32</text:p>
          </table:table-cell>
          <table:table-cell office:value-type="string">
            <text:p>7,14</text:p>
          </table:table-cell>
          <table:table-cell office:value-type="string">
            <text:p>6,42</text:p>
          </table:table-cell>
        </table:table-row>
        <table:table-row table:style-name="ro1">
          <table:table-cell office:value-type="string">
            <text:p>21.Encargos e manutenção</text:p>
          </table:table-cell>
          <table:table-cell office:value-type="string">
            <text:p>2,21</text:p>
          </table:table-cell>
          <table:table-cell office:value-type="string">
            <text:p>0,45</text:p>
          </table:table-cell>
          <table:table-cell office:value-type="string">
            <text:p>5,92</text:p>
          </table:table-cell>
          <table:table-cell office:value-type="string">
            <text:p>6,10</text:p>
          </table:table-cell>
          <table:table-cell office:value-type="string">
            <text:p>10,19</text:p>
          </table:table-cell>
          <table:table-cell office:value-type="string">
            <text:p>6,07</text:p>
          </table:table-cell>
          <table:table-cell office:value-type="string">
            <text:p>6,71</text:p>
          </table:table-cell>
        </table:table-row>
        <table:table-row table:style-name="ro1">
          <table:table-cell office:value-type="string">
            <text:p>2101.Aluguel e taxas</text:p>
          </table:table-cell>
          <table:table-cell office:value-type="string">
            <text:p>0,55</text:p>
          </table:table-cell>
          <table:table-cell office:value-type="string">
            <text:p>-0,11</text:p>
          </table:table-cell>
          <table:table-cell office:value-type="string">
            <text:p>5,38</text:p>
          </table:table-cell>
          <table:table-cell office:value-type="string">
            <text:p>4,76</text:p>
          </table:table-cell>
          <table:table-cell office:value-type="string">
            <text:p>9,63</text:p>
          </table:table-cell>
          <table:table-cell office:value-type="string">
            <text:p>5,84</text:p>
          </table:table-cell>
          <table:table-cell office:value-type="string">
            <text:p>6,88</text:p>
          </table:table-cell>
        </table:table-row>
        <table:table-row table:style-name="ro1">
          <table:table-cell office:value-type="string">
            <text:p>2101001.Aluguel residencial</text:p>
          </table:table-cell>
          <table:table-cell office:value-type="string">
            <text:p>-2,41</text:p>
          </table:table-cell>
          <table:table-cell office:value-type="string">
            <text:p>-2,31</text:p>
          </table:table-cell>
          <table:table-cell office:value-type="string">
            <text:p>1,07</text:p>
          </table:table-cell>
          <table:table-cell office:value-type="string">
            <text:p>0,29</text:p>
          </table:table-cell>
          <table:table-cell office:value-type="string">
            <text:p>3,73</text:p>
          </table:table-cell>
          <table:table-cell office:value-type="string">
            <text:p>1,51</text:p>
          </table:table-cell>
          <table:table-cell office:value-type="string">
            <text:p>2,55</text:p>
          </table:table-cell>
        </table:table-row>
        <table:table-row table:style-name="ro1">
          <table:table-cell office:value-type="string">
            <text:p>2101002.Condomínio</text:p>
          </table:table-cell>
          <table:table-cell office:value-type="string">
            <text:p>3,88</text:p>
          </table:table-cell>
          <table:table-cell office:value-type="string">
            <text:p>1,97</text:p>
          </table:table-cell>
          <table:table-cell office:value-type="string">
            <text:p>8,60</text:p>
          </table:table-cell>
          <table:table-cell office:value-type="string">
            <text:p>5,99</text:p>
          </table:table-cell>
          <table:table-cell office:value-type="string">
            <text:p>11,57</text:p>
          </table:table-cell>
          <table:table-cell office:value-type="string">
            <text:p>8,94</text:p>
          </table:table-cell>
          <table:table-cell office:value-type="string">
            <text:p>8,90</text:p>
          </table:table-cell>
        </table:table-row>
        <table:table-row table:style-name="ro1">
          <table:table-cell office:value-type="string">
            <text:p>2101003.Imposto predial</text:p>
          </table:table-cell>
          <table:table-cell office:value-type="string">
            <text:p>4,64</text:p>
          </table:table-cell>
          <table:table-cell office:value-type="string">
            <text:p>1,24</text:p>
          </table:table-cell>
          <table:table-cell office:value-type="string">
            <text:p>6,26</text:p>
          </table:table-cell>
          <table:table-cell office:value-type="string">
            <text:p>16,18</text:p>
          </table:table-cell>
          <table:table-cell office:value-type="string">
            <text:p>13,69</text:p>
          </table:table-cell>
          <table:table-cell office:value-type="string">
            <text:p>9,62</text:p>
          </table:table-cell>
          <table:table-cell office:value-type="string">
            <text:p>7,75</text:p>
          </table:table-cell>
        </table:table-row>
        <table:table-row table:style-name="ro1">
          <table:table-cell office:value-type="string">
            <text:p>2101004.Taxa de água e esgoto</text:p>
          </table:table-cell>
          <table:table-cell office:value-type="string">
            <text:p>12,78</text:p>
          </table:table-cell>
          <table:table-cell office:value-type="string">
            <text:p>4,39</text:p>
          </table:table-cell>
          <table:table-cell office:value-type="string">
            <text:p>15,50</text:p>
          </table:table-cell>
          <table:table-cell office:value-type="string">
            <text:p>9,47</text:p>
          </table:table-cell>
          <table:table-cell office:value-type="string">
            <text:p>20,98</text:p>
          </table:table-cell>
          <table:table-cell office:value-type="string">
            <text:p>10,41</text:p>
          </table:table-cell>
          <table:table-cell office:value-type="string">
            <text:p>13,38</text:p>
          </table:table-cell>
        </table:table-row>
        <table:table-row table:style-name="ro1">
          <table:table-cell office:value-type="string">
            <text:p>2101008.Compra de água</text:p>
          </table:table-cell>
          <table:table-cell office:value-type="string">
            <text:p>-6,18</text:p>
          </table:table-cell>
          <table:table-cell office:value-type="string">
            <text:p>-0,91</text:p>
          </table:table-cell>
          <table:table-cell office:value-type="string">
            <text:p>20,02</text:p>
          </table:table-cell>
          <table:table-cell office:value-type="string">
            <text:p>10,77</text:p>
          </table:table-cell>
          <table:table-cell office:value-type="string">
            <text:p>23,04</text:p>
          </table:table-cell>
          <table:table-cell office:value-type="string">
            <text:p>13,80</text:p>
          </table:table-cell>
          <table:table-cell office:value-type="string">
            <text:p>6,93</text:p>
          </table:table-cell>
        </table:table-row>
        <table:table-row table:style-name="ro1">
          <table:table-cell office:value-type="string">
            <text:p>2101012.Mudança</text:p>
          </table:table-cell>
          <table:table-cell office:value-type="string">
            <text:p>2,35</text:p>
          </table:table-cell>
          <table:table-cell office:value-type="string">
            <text:p>-0,72</text:p>
          </table:table-cell>
          <table:table-cell office:value-type="string">
            <text:p>3,38</text:p>
          </table:table-cell>
          <table:table-cell office:value-type="string">
            <text:p>16,26</text:p>
          </table:table-cell>
          <table:table-cell office:value-type="string">
            <text:p>4,82</text:p>
          </table:table-cell>
          <table:table-cell office:value-type="string">
            <text:p>10,33</text:p>
          </table:table-cell>
          <table:table-cell office:value-type="string">
            <text:p>23,81</text:p>
          </table:table-cell>
        </table:table-row>
        <table:table-row table:style-name="ro1">
          <table:table-cell office:value-type="string">
            <text:p>2103.Reparos</text:p>
          </table:table-cell>
          <table:table-cell office:value-type="string">
            <text:p>14,58</text:p>
          </table:table-cell>
          <table:table-cell office:value-type="string">
            <text:p>3,62</text:p>
          </table:table-cell>
          <table:table-cell office:value-type="string">
            <text:p>9,52</text:p>
          </table:table-cell>
          <table:table-cell office:value-type="string">
            <text:p>13,09</text:p>
          </table:table-cell>
          <table:table-cell office:value-type="string">
            <text:p>13,53</text:p>
          </table:table-cell>
          <table:table-cell office:value-type="string">
            <text:p>14,88</text:p>
          </table:table-cell>
          <table:table-cell office:value-type="string">
            <text:p>7,31</text:p>
          </table:table-cell>
        </table:table-row>
        <table:table-row table:style-name="ro1">
          <table:table-cell office:value-type="string">
            <text:p>2103005.Ferragens</text:p>
          </table:table-cell>
          <table:table-cell office:value-type="string">
            <text:p>11,17</text:p>
          </table:table-cell>
          <table:table-cell office:value-type="string">
            <text:p>4,12</text:p>
          </table:table-cell>
          <table:table-cell office:value-type="string">
            <text:p>7,51</text:p>
          </table:table-cell>
          <table:table-cell office:value-type="string">
            <text:p>11,50</text:p>
          </table:table-cell>
          <table:table-cell office:value-type="string">
            <text:p>21,55</text:p>
          </table:table-cell>
          <table:table-cell office:value-type="string">
            <text:p>21,64</text:p>
          </table:table-cell>
          <table:table-cell office:value-type="string">
            <text:p>9,59</text:p>
          </table:table-cell>
        </table:table-row>
        <table:table-row table:style-name="ro1">
          <table:table-cell office:value-type="string">
            <text:p>2103008.Material de eletricidade</text:p>
          </table:table-cell>
          <table:table-cell office:value-type="string">
            <text:p>4,76</text:p>
          </table:table-cell>
          <table:table-cell office:value-type="string">
            <text:p>4,81</text:p>
          </table:table-cell>
          <table:table-cell office:value-type="string">
            <text:p>7,37</text:p>
          </table:table-cell>
          <table:table-cell office:value-type="string">
            <text:p>12,47</text:p>
          </table:table-cell>
          <table:table-cell office:value-type="string">
            <text:p>14,48</text:p>
          </table:table-cell>
          <table:table-cell office:value-type="string">
            <text:p>17,33</text:p>
          </table:table-cell>
          <table:table-cell office:value-type="string">
            <text:p>7,48</text:p>
          </table:table-cell>
        </table:table-row>
        <table:table-row table:style-name="ro1">
          <table:table-cell office:value-type="string">
            <text:p>2103009.Material de pintura</text:p>
          </table:table-cell>
          <table:table-cell office:value-type="string">
            <text:p>8,47</text:p>
          </table:table-cell>
          <table:table-cell office:value-type="string">
            <text:p>5,23</text:p>
          </table:table-cell>
          <table:table-cell office:value-type="string">
            <text:p>7,06</text:p>
          </table:table-cell>
          <table:table-cell office:value-type="string">
            <text:p>13,29</text:p>
          </table:table-cell>
          <table:table-cell office:value-type="string">
            <text:p>15,59</text:p>
          </table:table-cell>
          <table:table-cell office:value-type="string">
            <text:p>12,62</text:p>
          </table:table-cell>
          <table:table-cell office:value-type="string">
            <text:p>5,07</text:p>
          </table:table-cell>
        </table:table-row>
        <table:table-row table:style-name="ro1">
          <table:table-cell office:value-type="string">
            <text:p>2103012.Material de vidro</text:p>
          </table:table-cell>
          <table:table-cell office:value-type="string">
            <text:p>7,04</text:p>
          </table:table-cell>
          <table:table-cell office:value-type="string">
            <text:p>10,22</text:p>
          </table:table-cell>
          <table:table-cell office:value-type="string">
            <text:p>26,40</text:p>
          </table:table-cell>
          <table:table-cell office:value-type="string">
            <text:p>20,18</text:p>
          </table:table-cell>
          <table:table-cell office:value-type="string">
            <text:p>13,79</text:p>
          </table:table-cell>
          <table:table-cell office:value-type="string">
            <text:p>10,31</text:p>
          </table:table-cell>
          <table:table-cell office:value-type="string">
            <text:p>5,34</text:p>
          </table:table-cell>
        </table:table-row>
        <table:table-row table:style-name="ro1">
          <table:table-cell office:value-type="string">
            <text:p>2103014.Tinta</text:p>
          </table:table-cell>
          <table:table-cell office:value-type="string">
            <text:p>21,41</text:p>
          </table:table-cell>
          <table:table-cell office:value-type="string">
            <text:p>2,62</text:p>
          </table:table-cell>
          <table:table-cell office:value-type="string">
            <text:p>12,00</text:p>
          </table:table-cell>
          <table:table-cell office:value-type="string">
            <text:p>14,26</text:p>
          </table:table-cell>
          <table:table-cell office:value-type="string">
            <text:p>7,92</text:p>
          </table:table-cell>
          <table:table-cell office:value-type="string">
            <text:p>9,92</text:p>
          </table:table-cell>
          <table:table-cell office:value-type="string">
            <text:p>5,94</text:p>
          </table:table-cell>
        </table:table-row>
        <table:table-row table:style-name="ro1">
          <table:table-cell office:value-type="string">
            <text:p>2103031.Ferramentas</text:p>
          </table:table-cell>
          <table:table-cell office:value-type="string">
            <text:p>1,96</text:p>
          </table:table-cell>
          <table:table-cell office:value-type="string">
            <text:p>1,50</text:p>
          </table:table-cell>
          <table:table-cell office:value-type="string">
            <text:p>7,19</text:p>
          </table:table-cell>
          <table:table-cell office:value-type="string">
            <text:p>10,24</text:p>
          </table:table-cell>
          <table:table-cell office:value-type="string">
            <text:p>9,28</text:p>
          </table:table-cell>
          <table:table-cell office:value-type="string">
            <text:p>17,79</text:p>
          </table:table-cell>
          <table:table-cell office:value-type="string">
            <text:p>10,44</text:p>
          </table:table-cell>
        </table:table-row>
        <table:table-row table:style-name="ro1">
          <table:table-cell office:value-type="string">
            <text:p>2104.Artigos de limpeza</text:p>
          </table:table-cell>
          <table:table-cell office:value-type="string">
            <text:p>14,50</text:p>
          </table:table-cell>
          <table:table-cell office:value-type="string">
            <text:p>5,50</text:p>
          </table:table-cell>
          <table:table-cell office:value-type="string">
            <text:p>10,08</text:p>
          </table:table-cell>
          <table:table-cell office:value-type="string">
            <text:p>16,99</text:p>
          </table:table-cell>
          <table:table-cell office:value-type="string">
            <text:p>13,93</text:p>
          </table:table-cell>
          <table:table-cell office:value-type="string">
            <text:p>3,74</text:p>
          </table:table-cell>
          <table:table-cell office:value-type="string">
            <text:p>4,74</text:p>
          </table:table-cell>
        </table:table-row>
        <table:table-row table:style-name="ro1">
          <table:table-cell office:value-type="string">
            <text:p>2104002.Vassoura</text:p>
          </table:table-cell>
          <table:table-cell office:value-type="string">
            <text:p>7,97</text:p>
          </table:table-cell>
          <table:table-cell office:value-type="string">
            <text:p>5,33</text:p>
          </table:table-cell>
          <table:table-cell office:value-type="string">
            <text:p>11,16</text:p>
          </table:table-cell>
          <table:table-cell office:value-type="string">
            <text:p>6,88</text:p>
          </table:table-cell>
          <table:table-cell office:value-type="string">
            <text:p>13,09</text:p>
          </table:table-cell>
          <table:table-cell office:value-type="string">
            <text:p>10,63</text:p>
          </table:table-cell>
          <table:table-cell office:value-type="string">
            <text:p>12,01</text:p>
          </table:table-cell>
        </table:table-row>
        <table:table-row table:style-name="ro1">
          <table:table-cell office:value-type="string">
            <text:p>2104003.Saco para lixo</text:p>
          </table:table-cell>
          <table:table-cell office:value-type="string">
            <text:p>3,61</text:p>
          </table:table-cell>
          <table:table-cell office:value-type="string">
            <text:p>-9,05</text:p>
          </table:table-cell>
          <table:table-cell office:value-type="string">
            <text:p>23,52</text:p>
          </table:table-cell>
          <table:table-cell office:value-type="string">
            <text:p>2,45</text:p>
          </table:table-cell>
          <table:table-cell office:value-type="string">
            <text:p>32,06</text:p>
          </table:table-cell>
          <table:table-cell office:value-type="string">
            <text:p>-0,23</text:p>
          </table:table-cell>
          <table:table-cell office:value-type="string">
            <text:p>8,32</text:p>
          </table:table-cell>
        </table:table-row>
        <table:table-row table:style-name="ro1">
          <table:table-cell office:value-type="string">
            <text:p>2104005.Água sanitária</text:p>
          </table:table-cell>
          <table:table-cell office:value-type="string">
            <text:p>7,97</text:p>
          </table:table-cell>
          <table:table-cell office:value-type="string">
            <text:p>11,51</text:p>
          </table:table-cell>
          <table:table-cell office:value-type="string">
            <text:p>16,88</text:p>
          </table:table-cell>
          <table:table-cell office:value-type="string">
            <text:p>10,32</text:p>
          </table:table-cell>
          <table:table-cell office:value-type="string">
            <text:p>17,30</text:p>
          </table:table-cell>
          <table:table-cell office:value-type="string">
            <text:p>8,68</text:p>
          </table:table-cell>
          <table:table-cell office:value-type="string">
            <text:p>8,67</text:p>
          </table:table-cell>
        </table:table-row>
        <table:table-row table:style-name="ro1">
          <table:table-cell office:value-type="string">
            <text:p>2104008.Detergente</text:p>
          </table:table-cell>
          <table:table-cell office:value-type="string">
            <text:p>16,07</text:p>
          </table:table-cell>
          <table:table-cell office:value-type="string">
            <text:p>2,32</text:p>
          </table:table-cell>
          <table:table-cell office:value-type="string">
            <text:p>9,77</text:p>
          </table:table-cell>
          <table:table-cell office:value-type="string">
            <text:p>18,79</text:p>
          </table:table-cell>
          <table:table-cell office:value-type="string">
            <text:p>11,54</text:p>
          </table:table-cell>
          <table:table-cell office:value-type="string">
            <text:p>6,19</text:p>
          </table:table-cell>
          <table:table-cell office:value-type="string">
            <text:p>4,69</text:p>
          </table:table-cell>
        </table:table-row>
        <table:table-row table:style-name="ro1">
          <table:table-cell office:value-type="string">
            <text:p>2104009.Sabão em pó</text:p>
          </table:table-cell>
          <table:table-cell office:value-type="string">
            <text:p>14,58</text:p>
          </table:table-cell>
          <table:table-cell office:value-type="string">
            <text:p>5,01</text:p>
          </table:table-cell>
          <table:table-cell office:value-type="string">
            <text:p>14,13</text:p>
          </table:table-cell>
          <table:table-cell office:value-type="string">
            <text:p>21,14</text:p>
          </table:table-cell>
          <table:table-cell office:value-type="string">
            <text:p>10,97</text:p>
          </table:table-cell>
          <table:table-cell office:value-type="string">
            <text:p>0,01</text:p>
          </table:table-cell>
          <table:table-cell office:value-type="string">
            <text:p>1,02</text:p>
          </table:table-cell>
        </table:table-row>
        <table:table-row table:style-name="ro1">
          <table:table-cell office:value-type="string">
            <text:p>2104012.Desinfetante</text:p>
          </table:table-cell>
          <table:table-cell office:value-type="string">
            <text:p>15,01</text:p>
          </table:table-cell>
          <table:table-cell office:value-type="string">
            <text:p>1,80</text:p>
          </table:table-cell>
          <table:table-cell office:value-type="string">
            <text:p>9,66</text:p>
          </table:table-cell>
          <table:table-cell office:value-type="string">
            <text:p>7,17</text:p>
          </table:table-cell>
          <table:table-cell office:value-type="string">
            <text:p>13,07</text:p>
          </table:table-cell>
          <table:table-cell office:value-type="string">
            <text:p>7,64</text:p>
          </table:table-cell>
          <table:table-cell office:value-type="string">
            <text:p>6,78</text:p>
          </table:table-cell>
        </table:table-row>
        <table:table-row table:style-name="ro1">
          <table:table-cell office:value-type="string">
            <text:p>2104013.Inseticida</text:p>
          </table:table-cell>
          <table:table-cell office:value-type="string">
            <text:p>16,77</text:p>
          </table:table-cell>
          <table:table-cell office:value-type="string">
            <text:p>3,85</text:p>
          </table:table-cell>
          <table:table-cell office:value-type="string">
            <text:p>1,20</text:p>
          </table:table-cell>
          <table:table-cell office:value-type="string">
            <text:p>8,43</text:p>
          </table:table-cell>
          <table:table-cell office:value-type="string">
            <text:p>9,37</text:p>
          </table:table-cell>
          <table:table-cell office:value-type="string">
            <text:p>4,76</text:p>
          </table:table-cell>
          <table:table-cell office:value-type="string">
            <text:p>5,91</text:p>
          </table:table-cell>
        </table:table-row>
        <table:table-row table:style-name="ro1">
          <table:table-cell office:value-type="string">
            <text:p>2104014.Cera para assoalho</text:p>
          </table:table-cell>
          <table:table-cell office:value-type="string">
            <text:p>16,63</text:p>
          </table:table-cell>
          <table:table-cell office:value-type="string">
            <text:p>8,24</text:p>
          </table:table-cell>
          <table:table-cell office:value-type="string">
            <text:p>17,10</text:p>
          </table:table-cell>
          <table:table-cell office:value-type="string">
            <text:p>11,51</text:p>
          </table:table-cell>
          <table:table-cell office:value-type="string">
            <text:p>9,67</text:p>
          </table:table-cell>
          <table:table-cell office:value-type="string">
            <text:p>8,71</text:p>
          </table:table-cell>
          <table:table-cell office:value-type="string">
            <text:p>1,63</text:p>
          </table:table-cell>
        </table:table-row>
        <table:table-row table:style-name="ro1">
          <table:table-cell office:value-type="string">
            <text:p>2104015.Sabão em barra</text:p>
          </table:table-cell>
          <table:table-cell office:value-type="string">
            <text:p>17,45</text:p>
          </table:table-cell>
          <table:table-cell office:value-type="string">
            <text:p>4,29</text:p>
          </table:table-cell>
          <table:table-cell office:value-type="string">
            <text:p>0,30</text:p>
          </table:table-cell>
          <table:table-cell office:value-type="string">
            <text:p>26,69</text:p>
          </table:table-cell>
          <table:table-cell office:value-type="string">
            <text:p>24,66</text:p>
          </table:table-cell>
          <table:table-cell office:value-type="string">
            <text:p>1,02</text:p>
          </table:table-cell>
          <table:table-cell office:value-type="string">
            <text:p>-4,34</text:p>
          </table:table-cell>
        </table:table-row>
        <table:table-row table:style-name="ro1">
          <table:table-cell office:value-type="string">
            <text:p>2104016.Esponja de limpeza</text:p>
          </table:table-cell>
          <table:table-cell office:value-type="string">
            <text:p>14,99</text:p>
          </table:table-cell>
          <table:table-cell office:value-type="string">
            <text:p>8,60</text:p>
          </table:table-cell>
          <table:table-cell office:value-type="string">
            <text:p>10,41</text:p>
          </table:table-cell>
          <table:table-cell office:value-type="string">
            <text:p>10,55</text:p>
          </table:table-cell>
          <table:table-cell office:value-type="string">
            <text:p>10,08</text:p>
          </table:table-cell>
          <table:table-cell office:value-type="string">
            <text:p>13,87</text:p>
          </table:table-cell>
          <table:table-cell office:value-type="string">
            <text:p>37,94</text:p>
          </table:table-cell>
        </table:table-row>
        <table:table-row table:style-name="ro1">
          <table:table-cell office:value-type="string">
            <text:p>2104018.Desodorante ambiental</text:p>
          </table:table-cell>
          <table:table-cell office:value-type="string">
            <text:p>16,38</text:p>
          </table:table-cell>
          <table:table-cell office:value-type="string">
            <text:p>2,22</text:p>
          </table:table-cell>
          <table:table-cell office:value-type="string">
            <text:p>11,37</text:p>
          </table:table-cell>
          <table:table-cell office:value-type="string">
            <text:p>7,43</text:p>
          </table:table-cell>
          <table:table-cell office:value-type="string">
            <text:p>7,66</text:p>
          </table:table-cell>
          <table:table-cell office:value-type="string">
            <text:p>3,16</text:p>
          </table:table-cell>
          <table:table-cell office:value-type="string">
            <text:p>4,36</text:p>
          </table:table-cell>
        </table:table-row>
        <table:table-row table:style-name="ro1">
          <table:table-cell office:value-type="string">
            <text:p>2104020.Limpador com amoníaco</text:p>
          </table:table-cell>
          <table:table-cell office:value-type="string">
            <text:p>16,19</text:p>
          </table:table-cell>
          <table:table-cell office:value-type="string">
            <text:p>-6,48</text:p>
          </table:table-cell>
          <table:table-cell office:value-type="string">
            <text:p>15,80</text:p>
          </table:table-cell>
          <table:table-cell office:value-type="string">
            <text:p>16,87</text:p>
          </table:table-cell>
          <table:table-cell office:value-type="string">
            <text:p>8,43</text:p>
          </table:table-cell>
          <table:table-cell office:value-type="string">
            <text:p>9,96</text:p>
          </table:table-cell>
          <table:table-cell office:value-type="string">
            <text:p>12,17</text:p>
          </table:table-cell>
        </table:table-row>
        <table:table-row table:style-name="ro1">
          <table:table-cell office:value-type="string">
            <text:p>2104032.Amaciante, alvejante</text:p>
          </table:table-cell>
          <table:table-cell office:value-type="string">
            <text:p>8,18</text:p>
          </table:table-cell>
          <table:table-cell office:value-type="string">
            <text:p>9,15</text:p>
          </table:table-cell>
          <table:table-cell office:value-type="string">
            <text:p>3,97</text:p>
          </table:table-cell>
          <table:table-cell office:value-type="string">
            <text:p>8,92</text:p>
          </table:table-cell>
          <table:table-cell office:value-type="string">
            <text:p>18,16</text:p>
          </table:table-cell>
          <table:table-cell office:value-type="string">
            <text:p>5,84</text:p>
          </table:table-cell>
          <table:table-cell office:value-type="string">
            <text:p>7,00</text:p>
          </table:table-cell>
        </table:table-row>
        <table:table-row table:style-name="ro1">
          <table:table-cell office:value-type="string">
            <text:p>2104035.Polidor de metais</text:p>
          </table:table-cell>
          <table:table-cell office:value-type="string">
            <text:p>3,73</text:p>
          </table:table-cell>
          <table:table-cell office:value-type="string">
            <text:p>16,05</text:p>
          </table:table-cell>
          <table:table-cell office:value-type="string">
            <text:p>9,27</text:p>
          </table:table-cell>
          <table:table-cell office:value-type="string">
            <text:p>4,23</text:p>
          </table:table-cell>
          <table:table-cell office:value-type="string">
            <text:p>7,17</text:p>
          </table:table-cell>
          <table:table-cell office:value-type="string">
            <text:p>7,26</text:p>
          </table:table-cell>
          <table:table-cell office:value-type="string">
            <text:p>14,26</text:p>
          </table:table-cell>
        </table:table-row>
        <table:table-row table:style-name="ro1">
          <table:table-cell office:value-type="string">
            <text:p>2104041.Papel toalha</text:p>
          </table:table-cell>
          <table:table-cell office:value-type="string">
            <text:p>12,26</text:p>
          </table:table-cell>
          <table:table-cell office:value-type="string">
            <text:p>4,29</text:p>
          </table:table-cell>
          <table:table-cell office:value-type="string">
            <text:p>-2,73</text:p>
          </table:table-cell>
          <table:table-cell office:value-type="string">
            <text:p>18,94</text:p>
          </table:table-cell>
          <table:table-cell office:value-type="string">
            <text:p>16,65</text:p>
          </table:table-cell>
          <table:table-cell office:value-type="string">
            <text:p>-1,88</text:p>
          </table:table-cell>
          <table:table-cell office:value-type="string">
            <text:p>-10,84</text:p>
          </table:table-cell>
        </table:table-row>
        <table:table-row table:style-name="ro1">
          <table:table-cell office:value-type="string">
            <text:p>2104056.Lustra móveis</text:p>
          </table:table-cell>
          <table:table-cell office:value-type="string">
            <text:p>16,19</text:p>
          </table:table-cell>
          <table:table-cell office:value-type="string">
            <text:p>14,82</text:p>
          </table:table-cell>
          <table:table-cell office:value-type="string">
            <text:p>8,23</text:p>
          </table:table-cell>
          <table:table-cell office:value-type="string">
            <text:p>4,25</text:p>
          </table:table-cell>
          <table:table-cell office:value-type="string">
            <text:p>19,45</text:p>
          </table:table-cell>
          <table:table-cell office:value-type="string">
            <text:p>4,12</text:p>
          </table:table-cell>
          <table:table-cell office:value-type="string">
            <text:p>12,89</text:p>
          </table:table-cell>
        </table:table-row>
        <table:table-row table:style-name="ro1">
          <table:table-cell office:value-type="string">
            <text:p>22.Combustíveis e energia</text:p>
          </table:table-cell>
          <table:table-cell office:value-type="string">
            <text:p>27,50</text:p>
          </table:table-cell>
          <table:table-cell office:value-type="string">
            <text:p>14,79</text:p>
          </table:table-cell>
          <table:table-cell office:value-type="string">
            <text:p>17,27</text:p>
          </table:table-cell>
          <table:table-cell office:value-type="string">
            <text:p>26,91</text:p>
          </table:table-cell>
          <table:table-cell office:value-type="string">
            <text:p>15,95</text:p>
          </table:table-cell>
          <table:table-cell office:value-type="string">
            <text:p>8,87</text:p>
          </table:table-cell>
          <table:table-cell office:value-type="string">
            <text:p>5,96</text:p>
          </table:table-cell>
        </table:table-row>
        <table:table-row table:style-name="ro1">
          <table:table-cell office:value-type="string">
            <text:p>2201.Combustíveis (domésticos)</text:p>
          </table:table-cell>
          <table:table-cell office:value-type="string">
            <text:p>43,01</text:p>
          </table:table-cell>
          <table:table-cell office:value-type="string">
            <text:p>20,87</text:p>
          </table:table-cell>
          <table:table-cell office:value-type="string">
            <text:p>15,55</text:p>
          </table:table-cell>
          <table:table-cell office:value-type="string">
            <text:p>46,02</text:p>
          </table:table-cell>
          <table:table-cell office:value-type="string">
            <text:p>3,96</text:p>
          </table:table-cell>
          <table:table-cell office:value-type="string">
            <text:p>6,87</text:p>
          </table:table-cell>
          <table:table-cell office:value-type="string">
            <text:p>0,43</text:p>
          </table:table-cell>
        </table:table-row>
        <table:table-row table:style-name="ro1">
          <table:table-cell office:value-type="string">
            <text:p>2201003.Carvão vegetal</text:p>
          </table:table-cell>
          <table:table-cell office:value-type="string">
            <text:p>4,33</text:p>
          </table:table-cell>
          <table:table-cell office:value-type="string">
            <text:p>46,76</text:p>
          </table:table-cell>
          <table:table-cell office:value-type="string">
            <text:p>13,20</text:p>
          </table:table-cell>
          <table:table-cell office:value-type="string">
            <text:p>12,13</text:p>
          </table:table-cell>
          <table:table-cell office:value-type="string">
            <text:p>-1,68</text:p>
          </table:table-cell>
          <table:table-cell office:value-type="string">
            <text:p>13,90</text:p>
          </table:table-cell>
          <table:table-cell office:value-type="string">
            <text:p>6,11</text:p>
          </table:table-cell>
        </table:table-row>
        <table:table-row table:style-name="ro1">
          <table:table-cell office:value-type="string">
            <text:p>2201004.Gás de botijão</text:p>
          </table:table-cell>
          <table:table-cell office:value-type="string">
            <text:p>44,48</text:p>
          </table:table-cell>
          <table:table-cell office:value-type="string">
            <text:p>21,02</text:p>
          </table:table-cell>
          <table:table-cell office:value-type="string">
            <text:p>15,62</text:p>
          </table:table-cell>
          <table:table-cell office:value-type="string">
            <text:p>48,33</text:p>
          </table:table-cell>
          <table:table-cell office:value-type="string">
            <text:p>2,91</text:p>
          </table:table-cell>
          <table:table-cell office:value-type="string">
            <text:p>7,15</text:p>
          </table:table-cell>
          <table:table-cell office:value-type="string">
            <text:p>0,25</text:p>
          </table:table-cell>
        </table:table-row>
        <table:table-row table:style-name="ro1">
          <table:table-cell office:value-type="string">
            <text:p>2201005.Gás encanado</text:p>
          </table:table-cell>
          <table:table-cell office:value-type="string">
            <text:p>9,21</text:p>
          </table:table-cell>
          <table:table-cell office:value-type="string">
            <text:p>15,50</text:p>
          </table:table-cell>
          <table:table-cell office:value-type="string">
            <text:p>14,79</text:p>
          </table:table-cell>
          <table:table-cell office:value-type="string">
            <text:p>11,13</text:p>
          </table:table-cell>
          <table:table-cell office:value-type="string">
            <text:p>28,83</text:p>
          </table:table-cell>
          <table:table-cell office:value-type="string">
            <text:p>0,89</text:p>
          </table:table-cell>
          <table:table-cell office:value-type="string">
            <text:p>3,29</text:p>
          </table:table-cell>
        </table:table-row>
        <table:table-row table:style-name="ro1">
          <table:table-cell office:value-type="string">
            <text:p>2202.Energia elétrica residencial</text:p>
          </table:table-cell>
          <table:table-cell office:value-type="string">
            <text:p>19,89</text:p>
          </table:table-cell>
          <table:table-cell office:value-type="string">
            <text:p>12,66</text:p>
          </table:table-cell>
          <table:table-cell office:value-type="string">
            <text:p>17,92</text:p>
          </table:table-cell>
          <table:table-cell office:value-type="string">
            <text:p>19,88</text:p>
          </table:table-cell>
          <table:table-cell office:value-type="string">
            <text:p>21,31</text:p>
          </table:table-cell>
          <table:table-cell office:value-type="string">
            <text:p>9,64</text:p>
          </table:table-cell>
          <table:table-cell office:value-type="string">
            <text:p>8,03</text:p>
          </table:table-cell>
        </table:table-row>
        <table:table-row table:style-name="ro1">
          <table:table-cell office:value-type="string">
            <text:p>2202003.Energia elétrica residencial</text:p>
          </table:table-cell>
          <table:table-cell office:value-type="string">
            <text:p>19,89</text:p>
          </table:table-cell>
          <table:table-cell office:value-type="string">
            <text:p>12,66</text:p>
          </table:table-cell>
          <table:table-cell office:value-type="string">
            <text:p>17,92</text:p>
          </table:table-cell>
          <table:table-cell office:value-type="string">
            <text:p>19,88</text:p>
          </table:table-cell>
          <table:table-cell office:value-type="string">
            <text:p>21,31</text:p>
          </table:table-cell>
          <table:table-cell office:value-type="string">
            <text:p>9,64</text:p>
          </table:table-cell>
          <table:table-cell office:value-type="string">
            <text:p>8,03</text:p>
          </table:table-cell>
        </table:table-row>
        <table:table-row table:style-name="ro1">
          <table:table-cell office:value-type="string">
            <text:p>3.Artigos de residência</text:p>
          </table:table-cell>
          <table:table-cell office:value-type="string">
            <text:p>8,10</text:p>
          </table:table-cell>
          <table:table-cell office:value-type="string">
            <text:p>5,20</text:p>
          </table:table-cell>
          <table:table-cell office:value-type="string">
            <text:p>5,10</text:p>
          </table:table-cell>
          <table:table-cell office:value-type="string">
            <text:p>12,97</text:p>
          </table:table-cell>
          <table:table-cell office:value-type="string">
            <text:p>6,90</text:p>
          </table:table-cell>
          <table:table-cell office:value-type="string">
            <text:p>5,42</text:p>
          </table:table-cell>
          <table:table-cell office:value-type="string">
            <text:p>2,71</text:p>
          </table:table-cell>
        </table:table-row>
        <table:table-row table:style-name="ro1">
          <table:table-cell office:value-type="string">
            <text:p>31.Móveis e utensílios</text:p>
          </table:table-cell>
          <table:table-cell office:value-type="string">
            <text:p>5,09</text:p>
          </table:table-cell>
          <table:table-cell office:value-type="string">
            <text:p>8,24</text:p>
          </table:table-cell>
          <table:table-cell office:value-type="string">
            <text:p>10,64</text:p>
          </table:table-cell>
          <table:table-cell office:value-type="string">
            <text:p>12,91</text:p>
          </table:table-cell>
          <table:table-cell office:value-type="string">
            <text:p>11,82</text:p>
          </table:table-cell>
          <table:table-cell office:value-type="string">
            <text:p>6,32</text:p>
          </table:table-cell>
          <table:table-cell office:value-type="string">
            <text:p>3,49</text:p>
          </table:table-cell>
        </table:table-row>
        <table:table-row table:style-name="ro1">
          <table:table-cell office:value-type="string">
            <text:p>3101.Mobiliário</text:p>
          </table:table-cell>
          <table:table-cell office:value-type="string">
            <text:p>6,15</text:p>
          </table:table-cell>
          <table:table-cell office:value-type="string">
            <text:p>9,06</text:p>
          </table:table-cell>
          <table:table-cell office:value-type="string">
            <text:p>11,86</text:p>
          </table:table-cell>
          <table:table-cell office:value-type="string">
            <text:p>14,90</text:p>
          </table:table-cell>
          <table:table-cell office:value-type="string">
            <text:p>11,57</text:p>
          </table:table-cell>
          <table:table-cell office:value-type="string">
            <text:p>5,47</text:p>
          </table:table-cell>
          <table:table-cell office:value-type="string">
            <text:p>1,61</text:p>
          </table:table-cell>
        </table:table-row>
        <table:table-row table:style-name="ro1">
          <table:table-cell office:value-type="string">
            <text:p>3101002.Móvel para sala</text:p>
          </table:table-cell>
          <table:table-cell office:value-type="string">
            <text:p>6,93</text:p>
          </table:table-cell>
          <table:table-cell office:value-type="string">
            <text:p>8,16</text:p>
          </table:table-cell>
          <table:table-cell office:value-type="string">
            <text:p>17,86</text:p>
          </table:table-cell>
          <table:table-cell office:value-type="string">
            <text:p>14,92</text:p>
          </table:table-cell>
          <table:table-cell office:value-type="string">
            <text:p>11,74</text:p>
          </table:table-cell>
          <table:table-cell office:value-type="string">
            <text:p>4,19</text:p>
          </table:table-cell>
          <table:table-cell office:value-type="string">
            <text:p>1,39</text:p>
          </table:table-cell>
        </table:table-row>
        <table:table-row table:style-name="ro1">
          <table:table-cell office:value-type="string">
            <text:p>3101003.Móvel para quarto</text:p>
          </table:table-cell>
          <table:table-cell office:value-type="string">
            <text:p>2,48</text:p>
          </table:table-cell>
          <table:table-cell office:value-type="string">
            <text:p>9,27</text:p>
          </table:table-cell>
          <table:table-cell office:value-type="string">
            <text:p>7,91</text:p>
          </table:table-cell>
          <table:table-cell office:value-type="string">
            <text:p>12,59</text:p>
          </table:table-cell>
          <table:table-cell office:value-type="string">
            <text:p>12,60</text:p>
          </table:table-cell>
          <table:table-cell office:value-type="string">
            <text:p>5,44</text:p>
          </table:table-cell>
          <table:table-cell office:value-type="string">
            <text:p>1,04</text:p>
          </table:table-cell>
        </table:table-row>
        <table:table-row table:style-name="ro1">
          <table:table-cell office:value-type="string">
            <text:p>3101015.Móvel para copa e cozinha</text:p>
          </table:table-cell>
          <table:table-cell office:value-type="string">
            <text:p>6,37</text:p>
          </table:table-cell>
          <table:table-cell office:value-type="string">
            <text:p>10,67</text:p>
          </table:table-cell>
          <table:table-cell office:value-type="string">
            <text:p>8,66</text:p>
          </table:table-cell>
          <table:table-cell office:value-type="string">
            <text:p>14,81</text:p>
          </table:table-cell>
          <table:table-cell office:value-type="string">
            <text:p>14,79</text:p>
          </table:table-cell>
          <table:table-cell office:value-type="string">
            <text:p>7,87</text:p>
          </table:table-cell>
          <table:table-cell office:value-type="string">
            <text:p>2,09</text:p>
          </table:table-cell>
        </table:table-row>
        <table:table-row table:style-name="ro1">
          <table:table-cell office:value-type="string">
            <text:p>3101017.Colchão</text:p>
          </table:table-cell>
          <table:table-cell office:value-type="string">
            <text:p>18,97</text:p>
          </table:table-cell>
          <table:table-cell office:value-type="string">
            <text:p>9,23</text:p>
          </table:table-cell>
          <table:table-cell office:value-type="string">
            <text:p>10,67</text:p>
          </table:table-cell>
          <table:table-cell office:value-type="string">
            <text:p>27,97</text:p>
          </table:table-cell>
          <table:table-cell office:value-type="string">
            <text:p>-0,72</text:p>
          </table:table-cell>
          <table:table-cell office:value-type="string">
            <text:p>6,68</text:p>
          </table:table-cell>
          <table:table-cell office:value-type="string">
            <text:p>4,64</text:p>
          </table:table-cell>
        </table:table-row>
        <table:table-row table:style-name="ro1">
          <table:table-cell office:value-type="string">
            <text:p>3101060.Rede</text:p>
          </table:table-cell>
          <table:table-cell office:value-type="string">
            <text:p>2,74</text:p>
          </table:table-cell>
          <table:table-cell office:value-type="string">
            <text:p>1,53</text:p>
          </table:table-cell>
          <table:table-cell office:value-type="string">
            <text:p>7,79</text:p>
          </table:table-cell>
          <table:table-cell office:value-type="string">
            <text:p>-0,25</text:p>
          </table:table-cell>
          <table:table-cell office:value-type="string">
            <text:p>4,87</text:p>
          </table:table-cell>
          <table:table-cell office:value-type="string">
            <text:p>5,73</text:p>
          </table:table-cell>
          <table:table-cell office:value-type="string">
            <text:p>1,72</text:p>
          </table:table-cell>
        </table:table-row>
        <table:table-row table:style-name="ro1">
          <table:table-cell office:value-type="string">
            <text:p>3102.Utensílios e enfeites</text:p>
          </table:table-cell>
          <table:table-cell office:value-type="string">
            <text:p>3,19</text:p>
          </table:table-cell>
          <table:table-cell office:value-type="string">
            <text:p>7,69</text:p>
          </table:table-cell>
          <table:table-cell office:value-type="string">
            <text:p>10,23</text:p>
          </table:table-cell>
          <table:table-cell office:value-type="string">
            <text:p>8,33</text:p>
          </table:table-cell>
          <table:table-cell office:value-type="string">
            <text:p>11,29</text:p>
          </table:table-cell>
          <table:table-cell office:value-type="string">
            <text:p>9,64</text:p>
          </table:table-cell>
          <table:table-cell office:value-type="string">
            <text:p>9,62</text:p>
          </table:table-cell>
        </table:table-row>
        <table:table-row table:style-name="ro1">
          <table:table-cell office:value-type="string">
            <text:p>3102004.Relógio despertador</text:p>
          </table:table-cell>
          <table:table-cell office:value-type="string">
            <text:p>1,33</text:p>
          </table:table-cell>
          <table:table-cell office:value-type="string">
            <text:p>2,58</text:p>
          </table:table-cell>
          <table:table-cell office:value-type="string">
            <text:p>9,93</text:p>
          </table:table-cell>
          <table:table-cell office:value-type="string">
            <text:p>5,57</text:p>
          </table:table-cell>
          <table:table-cell office:value-type="string">
            <text:p>3,85</text:p>
          </table:table-cell>
          <table:table-cell office:value-type="string">
            <text:p>7,76</text:p>
          </table:table-cell>
          <table:table-cell office:value-type="string">
            <text:p>4,45</text:p>
          </table:table-cell>
        </table:table-row>
        <table:table-row table:style-name="ro1">
          <table:table-cell office:value-type="string">
            <text:p>3102005.Tapete</text:p>
          </table:table-cell>
          <table:table-cell office:value-type="string">
            <text:p>10,23</text:p>
          </table:table-cell>
          <table:table-cell office:value-type="string">
            <text:p>14,63</text:p>
          </table:table-cell>
          <table:table-cell office:value-type="string">
            <text:p>8,57</text:p>
          </table:table-cell>
          <table:table-cell office:value-type="string">
            <text:p>9,35</text:p>
          </table:table-cell>
          <table:table-cell office:value-type="string">
            <text:p>13,68</text:p>
          </table:table-cell>
          <table:table-cell office:value-type="string">
            <text:p>12,83</text:p>
          </table:table-cell>
          <table:table-cell office:value-type="string">
            <text:p>8,96</text:p>
          </table:table-cell>
        </table:table-row>
        <table:table-row table:style-name="ro1">
          <table:table-cell office:value-type="string">
            <text:p>3102006.Cortina</text:p>
          </table:table-cell>
          <table:table-cell office:value-type="string">
            <text:p>-11,39</text:p>
          </table:table-cell>
          <table:table-cell office:value-type="string">
            <text:p>-0,96</text:p>
          </table:table-cell>
          <table:table-cell office:value-type="string">
            <text:p>13,63</text:p>
          </table:table-cell>
          <table:table-cell office:value-type="string">
            <text:p>1,04</text:p>
          </table:table-cell>
          <table:table-cell office:value-type="string">
            <text:p>6,82</text:p>
          </table:table-cell>
          <table:table-cell office:value-type="string">
            <text:p>10,37</text:p>
          </table:table-cell>
          <table:table-cell office:value-type="string">
            <text:p>12,55</text:p>
          </table:table-cell>
        </table:table-row>
        <table:table-row table:style-name="ro1">
          <table:table-cell office:value-type="string">
            <text:p>3102007.Utensílios para copa e cozinha de metal</text:p>
          </table:table-cell>
          <table:table-cell office:value-type="string">
            <text:p>13,41</text:p>
          </table:table-cell>
          <table:table-cell office:value-type="string">
            <text:p>8,35</text:p>
          </table:table-cell>
          <table:table-cell office:value-type="string">
            <text:p>9,32</text:p>
          </table:table-cell>
          <table:table-cell office:value-type="string">
            <text:p>10,30</text:p>
          </table:table-cell>
          <table:table-cell office:value-type="string">
            <text:p>10,45</text:p>
          </table:table-cell>
          <table:table-cell office:value-type="string">
            <text:p>11,05</text:p>
          </table:table-cell>
          <table:table-cell office:value-type="string">
            <text:p>14,18</text:p>
          </table:table-cell>
        </table:table-row>
        <table:table-row table:style-name="ro1">
          <table:table-cell office:value-type="string">
            <text:p>3102009.Utensílios para copa e cozinha de louça</text:p>
          </table:table-cell>
          <table:table-cell office:value-type="string">
            <text:p>-1,27</text:p>
          </table:table-cell>
          <table:table-cell office:value-type="string">
            <text:p>1,87</text:p>
          </table:table-cell>
          <table:table-cell office:value-type="string">
            <text:p>6,42</text:p>
          </table:table-cell>
          <table:table-cell office:value-type="string">
            <text:p>4,66</text:p>
          </table:table-cell>
          <table:table-cell office:value-type="string">
            <text:p>12,33</text:p>
          </table:table-cell>
          <table:table-cell office:value-type="string">
            <text:p>15,01</text:p>
          </table:table-cell>
          <table:table-cell office:value-type="string">
            <text:p>6,71</text:p>
          </table:table-cell>
        </table:table-row>
        <table:table-row table:style-name="ro1">
          <table:table-cell office:value-type="string">
            <text:p>3102010.Artigos de plástico</text:p>
          </table:table-cell>
          <table:table-cell office:value-type="string">
            <text:p>-1,77</text:p>
          </table:table-cell>
          <table:table-cell office:value-type="string">
            <text:p>8,00</text:p>
          </table:table-cell>
          <table:table-cell office:value-type="string">
            <text:p>9,89</text:p>
          </table:table-cell>
          <table:table-cell office:value-type="string">
            <text:p>10,74</text:p>
          </table:table-cell>
          <table:table-cell office:value-type="string">
            <text:p>12,61</text:p>
          </table:table-cell>
          <table:table-cell office:value-type="string">
            <text:p>6,79</text:p>
          </table:table-cell>
          <table:table-cell office:value-type="string">
            <text:p>11,12</text:p>
          </table:table-cell>
        </table:table-row>
        <table:table-row table:style-name="ro1">
          <table:table-cell office:value-type="string">
            <text:p>3102012.Garrafa térmica</text:p>
          </table:table-cell>
          <table:table-cell office:value-type="string">
            <text:p>2,15</text:p>
          </table:table-cell>
          <table:table-cell office:value-type="string">
            <text:p>10,21</text:p>
          </table:table-cell>
          <table:table-cell office:value-type="string">
            <text:p>8,70</text:p>
          </table:table-cell>
          <table:table-cell office:value-type="string">
            <text:p>9,34</text:p>
          </table:table-cell>
          <table:table-cell office:value-type="string">
            <text:p>10,64</text:p>
          </table:table-cell>
          <table:table-cell office:value-type="string">
            <text:p>7,13</text:p>
          </table:table-cell>
          <table:table-cell office:value-type="string">
            <text:p>1,43</text:p>
          </table:table-cell>
        </table:table-row>
        <table:table-row table:style-name="ro1">
          <table:table-cell office:value-type="string">
            <text:p>3102014.Copo de vidro</text:p>
          </table:table-cell>
          <table:table-cell office:value-type="string">
            <text:p>1,92</text:p>
          </table:table-cell>
          <table:table-cell office:value-type="string">
            <text:p>-8,88</text:p>
          </table:table-cell>
          <table:table-cell office:value-type="string">
            <text:p>15,00</text:p>
          </table:table-cell>
          <table:table-cell office:value-type="string">
            <text:p>-2,58</text:p>
          </table:table-cell>
          <table:table-cell office:value-type="string">
            <text:p>8,65</text:p>
          </table:table-cell>
          <table:table-cell office:value-type="string">
            <text:p>-0,29</text:p>
          </table:table-cell>
          <table:table-cell office:value-type="string">
            <text:p>10,53</text:p>
          </table:table-cell>
        </table:table-row>
        <table:table-row table:style-name="ro1">
          <table:table-cell office:value-type="string">
            <text:p>3102015.Mamadeira</text:p>
          </table:table-cell>
          <table:table-cell office:value-type="string">
            <text:p>-4,07</text:p>
          </table:table-cell>
          <table:table-cell office:value-type="string">
            <text:p>15,24</text:p>
          </table:table-cell>
          <table:table-cell office:value-type="string">
            <text:p>5,53</text:p>
          </table:table-cell>
          <table:table-cell office:value-type="string">
            <text:p>10,52</text:p>
          </table:table-cell>
          <table:table-cell office:value-type="string">
            <text:p>10,20</text:p>
          </table:table-cell>
          <table:table-cell office:value-type="string">
            <text:p>10,44</text:p>
          </table:table-cell>
          <table:table-cell office:value-type="string">
            <text:p>10,48</text:p>
          </table:table-cell>
        </table:table-row>
        <table:table-row table:style-name="ro1">
          <table:table-cell office:value-type="string">
            <text:p>3102016.Bujão de gás vazio</text:p>
          </table:table-cell>
          <table:table-cell office:value-type="string">
            <text:p>-3,34</text:p>
          </table:table-cell>
          <table:table-cell office:value-type="string">
            <text:p>-0,31</text:p>
          </table:table-cell>
          <table:table-cell office:value-type="string">
            <text:p>8,08</text:p>
          </table:table-cell>
          <table:table-cell office:value-type="string">
            <text:p>6,46</text:p>
          </table:table-cell>
          <table:table-cell office:value-type="string">
            <text:p>0,93</text:p>
          </table:table-cell>
          <table:table-cell office:value-type="string">
            <text:p>8,01</text:p>
          </table:table-cell>
          <table:table-cell office:value-type="string">
            <text:p>3,00</text:p>
          </table:table-cell>
        </table:table-row>
        <table:table-row table:style-name="ro1">
          <table:table-cell office:value-type="string">
            <text:p>3102032.Chupeta e bico</text:p>
          </table:table-cell>
          <table:table-cell office:value-type="string">
            <text:p>1,09</text:p>
          </table:table-cell>
          <table:table-cell office:value-type="string">
            <text:p>9,44</text:p>
          </table:table-cell>
          <table:table-cell office:value-type="string">
            <text:p>11,32</text:p>
          </table:table-cell>
          <table:table-cell office:value-type="string">
            <text:p>8,46</text:p>
          </table:table-cell>
          <table:table-cell office:value-type="string">
            <text:p>3,53</text:p>
          </table:table-cell>
          <table:table-cell office:value-type="string">
            <text:p>10,19</text:p>
          </table:table-cell>
          <table:table-cell office:value-type="string">
            <text:p>10,71</text:p>
          </table:table-cell>
        </table:table-row>
        <table:table-row table:style-name="ro1">
          <table:table-cell office:value-type="string">
            <text:p>3102034.Filtro de água</text:p>
          </table:table-cell>
          <table:table-cell office:value-type="string">
            <text:p>9,53</text:p>
          </table:table-cell>
          <table:table-cell office:value-type="string">
            <text:p>13,97</text:p>
          </table:table-cell>
          <table:table-cell office:value-type="string">
            <text:p>3,13</text:p>
          </table:table-cell>
          <table:table-cell office:value-type="string">
            <text:p>21,22</text:p>
          </table:table-cell>
          <table:table-cell office:value-type="string">
            <text:p>3,48</text:p>
          </table:table-cell>
          <table:table-cell office:value-type="string">
            <text:p>4,90</text:p>
          </table:table-cell>
          <table:table-cell office:value-type="string">
            <text:p>7,92</text:p>
          </table:table-cell>
        </table:table-row>
        <table:table-row table:style-name="ro1">
          <table:table-cell office:value-type="string">
            <text:p>3102035.Flores naturais</text:p>
          </table:table-cell>
          <table:table-cell office:value-type="string">
            <text:p>-0,33</text:p>
          </table:table-cell>
          <table:table-cell office:value-type="string">
            <text:p>1,44</text:p>
          </table:table-cell>
          <table:table-cell office:value-type="string">
            <text:p>-0,04</text:p>
          </table:table-cell>
          <table:table-cell office:value-type="string">
            <text:p>4,49</text:p>
          </table:table-cell>
          <table:table-cell office:value-type="string">
            <text:p>8,01</text:p>
          </table:table-cell>
          <table:table-cell office:value-type="string">
            <text:p>5,84</text:p>
          </table:table-cell>
          <table:table-cell office:value-type="string">
            <text:p>7,82</text:p>
          </table:table-cell>
        </table:table-row>
        <table:table-row table:style-name="ro1">
          <table:table-cell office:value-type="string">
            <text:p>3102036.Artigos de jardinagem</text:p>
          </table:table-cell>
          <table:table-cell office:value-type="string">
            <text:p>-1,44</text:p>
          </table:table-cell>
          <table:table-cell office:value-type="string">
            <text:p>7,06</text:p>
          </table:table-cell>
          <table:table-cell office:value-type="string">
            <text:p>6,48</text:p>
          </table:table-cell>
          <table:table-cell office:value-type="string">
            <text:p>2,29</text:p>
          </table:table-cell>
          <table:table-cell office:value-type="string">
            <text:p>8,02</text:p>
          </table:table-cell>
          <table:table-cell office:value-type="string">
            <text:p>1,46</text:p>
          </table:table-cell>
          <table:table-cell office:value-type="string">
            <text:p>3,54</text:p>
          </table:table-cell>
        </table:table-row>
        <table:table-row table:style-name="ro1">
          <table:table-cell office:value-type="string">
            <text:p>3102037.Fósforos</text:p>
          </table:table-cell>
          <table:table-cell office:value-type="string">
            <text:p>0,45</text:p>
          </table:table-cell>
          <table:table-cell office:value-type="string">
            <text:p>38,46</text:p>
          </table:table-cell>
          <table:table-cell office:value-type="string">
            <text:p>18,26</text:p>
          </table:table-cell>
          <table:table-cell office:value-type="string">
            <text:p>20,75</text:p>
          </table:table-cell>
          <table:table-cell office:value-type="string">
            <text:p>20,85</text:p>
          </table:table-cell>
          <table:table-cell office:value-type="string">
            <text:p>12,17</text:p>
          </table:table-cell>
          <table:table-cell office:value-type="string">
            <text:p>6,16</text:p>
          </table:table-cell>
        </table:table-row>
        <table:table-row table:style-name="ro1">
          <table:table-cell office:value-type="string">
            <text:p>3102039.Vela para iluminação</text:p>
          </table:table-cell>
          <table:table-cell office:value-type="string">
            <text:p>-0,54</text:p>
          </table:table-cell>
          <table:table-cell office:value-type="string">
            <text:p>4,85</text:p>
          </table:table-cell>
          <table:table-cell office:value-type="string">
            <text:p>12,48</text:p>
          </table:table-cell>
          <table:table-cell office:value-type="string">
            <text:p>12,33</text:p>
          </table:table-cell>
          <table:table-cell office:value-type="string">
            <text:p>11,20</text:p>
          </table:table-cell>
          <table:table-cell office:value-type="string">
            <text:p>5,30</text:p>
          </table:table-cell>
          <table:table-cell office:value-type="string">
            <text:p>8,14</text:p>
          </table:table-cell>
        </table:table-row>
        <table:table-row table:style-name="ro1">
          <table:table-cell office:value-type="string">
            <text:p>3102070.Espelho</text:p>
          </table:table-cell>
          <table:table-cell office:value-type="string">
            <text:p>3,14</text:p>
          </table:table-cell>
          <table:table-cell office:value-type="string">
            <text:p>10,34</text:p>
          </table:table-cell>
          <table:table-cell office:value-type="string">
            <text:p>13,94</text:p>
          </table:table-cell>
          <table:table-cell office:value-type="string">
            <text:p>17,12</text:p>
          </table:table-cell>
          <table:table-cell office:value-type="string">
            <text:p>10,79</text:p>
          </table:table-cell>
          <table:table-cell office:value-type="string">
            <text:p>7,48</text:p>
          </table:table-cell>
          <table:table-cell office:value-type="string">
            <text:p>0,71</text:p>
          </table:table-cell>
        </table:table-row>
        <table:table-row table:style-name="ro1">
          <table:table-cell office:value-type="string">
            <text:p>3102072.Persiana</text:p>
          </table:table-cell>
          <table:table-cell office:value-type="string">
            <text:p>3,24</text:p>
          </table:table-cell>
          <table:table-cell office:value-type="string">
            <text:p>-7,79</text:p>
          </table:table-cell>
          <table:table-cell office:value-type="string">
            <text:p>10,59</text:p>
          </table:table-cell>
          <table:table-cell office:value-type="string">
            <text:p>13,08</text:p>
          </table:table-cell>
          <table:table-cell office:value-type="string">
            <text:p>3,45</text:p>
          </table:table-cell>
          <table:table-cell office:value-type="string">
            <text:p>7,53</text:p>
          </table:table-cell>
          <table:table-cell office:value-type="string">
            <text:p>10,59</text:p>
          </table:table-cell>
        </table:table-row>
        <table:table-row table:style-name="ro1">
          <table:table-cell office:value-type="string">
            <text:p>3102088.Filtro de papel</text:p>
          </table:table-cell>
          <table:table-cell office:value-type="string">
            <text:p>18,34</text:p>
          </table:table-cell>
          <table:table-cell office:value-type="string">
            <text:p>4,91</text:p>
          </table:table-cell>
          <table:table-cell office:value-type="string">
            <text:p>7,20</text:p>
          </table:table-cell>
          <table:table-cell office:value-type="string">
            <text:p>5,47</text:p>
          </table:table-cell>
          <table:table-cell office:value-type="string">
            <text:p>22,50</text:p>
          </table:table-cell>
          <table:table-cell office:value-type="string">
            <text:p>1,37</text:p>
          </table:table-cell>
          <table:table-cell office:value-type="string">
            <text:p>2,12</text:p>
          </table:table-cell>
        </table:table-row>
        <table:table-row table:style-name="ro1">
          <table:table-cell office:value-type="string">
            <text:p>3102089.Guardanapo de papel</text:p>
          </table:table-cell>
          <table:table-cell office:value-type="string">
            <text:p>3,44</text:p>
          </table:table-cell>
          <table:table-cell office:value-type="string">
            <text:p>20,36</text:p>
          </table:table-cell>
          <table:table-cell office:value-type="string">
            <text:p>13,21</text:p>
          </table:table-cell>
          <table:table-cell office:value-type="string">
            <text:p>9,00</text:p>
          </table:table-cell>
          <table:table-cell office:value-type="string">
            <text:p>-1,84</text:p>
          </table:table-cell>
          <table:table-cell office:value-type="string">
            <text:p>7,49</text:p>
          </table:table-cell>
          <table:table-cell office:value-type="string">
            <text:p>-4,11</text:p>
          </table:table-cell>
        </table:table-row>
        <table:table-row table:style-name="ro1">
          <table:table-cell office:value-type="string">
            <text:p>3102090.Papel alumínio</text:p>
          </table:table-cell>
          <table:table-cell office:value-type="string">
            <text:p>-0,68</text:p>
          </table:table-cell>
          <table:table-cell office:value-type="string">
            <text:p>9,39</text:p>
          </table:table-cell>
          <table:table-cell office:value-type="string">
            <text:p>5,96</text:p>
          </table:table-cell>
          <table:table-cell office:value-type="string">
            <text:p>19,87</text:p>
          </table:table-cell>
          <table:table-cell office:value-type="string">
            <text:p>21,76</text:p>
          </table:table-cell>
          <table:table-cell office:value-type="string">
            <text:p>9,84</text:p>
          </table:table-cell>
          <table:table-cell office:value-type="string">
            <text:p>4,64</text:p>
          </table:table-cell>
        </table:table-row>
        <table:table-row table:style-name="ro1">
          <table:table-cell office:value-type="string">
            <text:p>3103.Cama, mesa e banho</text:p>
          </table:table-cell>
          <table:table-cell office:value-type="string">
            <text:p>7,55</text:p>
          </table:table-cell>
          <table:table-cell office:value-type="string">
            <text:p>5,05</text:p>
          </table:table-cell>
          <table:table-cell office:value-type="string">
            <text:p>4,89</text:p>
          </table:table-cell>
          <table:table-cell office:value-type="string">
            <text:p>11,19</text:p>
          </table:table-cell>
          <table:table-cell office:value-type="string">
            <text:p>14,47</text:p>
          </table:table-cell>
          <table:table-cell office:value-type="string">
            <text:p>4,60</text:p>
          </table:table-cell>
          <table:table-cell office:value-type="string">
            <text:p>1,55</text:p>
          </table:table-cell>
        </table:table-row>
        <table:table-row table:style-name="ro1">
          <table:table-cell office:value-type="string">
            <text:p>3103001.Roupa de cama</text:p>
          </table:table-cell>
          <table:table-cell office:value-type="string">
            <text:p>7,18</text:p>
          </table:table-cell>
          <table:table-cell office:value-type="string">
            <text:p>5,76</text:p>
          </table:table-cell>
          <table:table-cell office:value-type="string">
            <text:p>5,94</text:p>
          </table:table-cell>
          <table:table-cell office:value-type="string">
            <text:p>11,13</text:p>
          </table:table-cell>
          <table:table-cell office:value-type="string">
            <text:p>14,13</text:p>
          </table:table-cell>
          <table:table-cell office:value-type="string">
            <text:p>3,97</text:p>
          </table:table-cell>
          <table:table-cell office:value-type="string">
            <text:p>1,74</text:p>
          </table:table-cell>
        </table:table-row>
        <table:table-row table:style-name="ro1">
          <table:table-cell office:value-type="string">
            <text:p>3103002.Roupa de mesa</text:p>
          </table:table-cell>
          <table:table-cell office:value-type="string">
            <text:p>12,25</text:p>
          </table:table-cell>
          <table:table-cell office:value-type="string">
            <text:p>2,14</text:p>
          </table:table-cell>
          <table:table-cell office:value-type="string">
            <text:p>6,33</text:p>
          </table:table-cell>
          <table:table-cell office:value-type="string">
            <text:p>12,42</text:p>
          </table:table-cell>
          <table:table-cell office:value-type="string">
            <text:p>13,43</text:p>
          </table:table-cell>
          <table:table-cell office:value-type="string">
            <text:p>0,67</text:p>
          </table:table-cell>
          <table:table-cell office:value-type="string">
            <text:p>2,12</text:p>
          </table:table-cell>
        </table:table-row>
        <table:table-row table:style-name="ro1">
          <table:table-cell office:value-type="string">
            <text:p>3103003.Roupa de banho</text:p>
          </table:table-cell>
          <table:table-cell office:value-type="string">
            <text:p>8,39</text:p>
          </table:table-cell>
          <table:table-cell office:value-type="string">
            <text:p>3,34</text:p>
          </table:table-cell>
          <table:table-cell office:value-type="string">
            <text:p>1,34</text:p>
          </table:table-cell>
          <table:table-cell office:value-type="string">
            <text:p>11,18</text:p>
          </table:table-cell>
          <table:table-cell office:value-type="string">
            <text:p>15,79</text:p>
          </table:table-cell>
          <table:table-cell office:value-type="string">
            <text:p>7,34</text:p>
          </table:table-cell>
          <table:table-cell office:value-type="string">
            <text:p>0,87</text:p>
          </table:table-cell>
        </table:table-row>
        <table:table-row table:style-name="ro1">
          <table:table-cell office:value-type="string">
            <text:p>32.Aparelhos eletroeletrônicos</text:p>
          </table:table-cell>
          <table:table-cell office:value-type="string">
            <text:p>13,17</text:p>
          </table:table-cell>
          <table:table-cell office:value-type="string">
            <text:p>3,70</text:p>
          </table:table-cell>
          <table:table-cell office:value-type="string">
            <text:p>1,21</text:p>
          </table:table-cell>
          <table:table-cell office:value-type="string">
            <text:p>13,66</text:p>
          </table:table-cell>
          <table:table-cell office:value-type="string">
            <text:p>3,54</text:p>
          </table:table-cell>
          <table:table-cell office:value-type="string">
            <text:p>4,75</text:p>
          </table:table-cell>
          <table:table-cell office:value-type="string">
            <text:p>1,78</text:p>
          </table:table-cell>
        </table:table-row>
        <table:table-row table:style-name="ro1">
          <table:table-cell office:value-type="string">
            <text:p>3201.Eletrodomésticos e equipamentos</text:p>
          </table:table-cell>
          <table:table-cell office:value-type="string">
            <text:p>8,74</text:p>
          </table:table-cell>
          <table:table-cell office:value-type="string">
            <text:p>7,38</text:p>
          </table:table-cell>
          <table:table-cell office:value-type="string">
            <text:p>0,52</text:p>
          </table:table-cell>
          <table:table-cell office:value-type="string">
            <text:p>14,33</text:p>
          </table:table-cell>
          <table:table-cell office:value-type="string">
            <text:p>12,05</text:p>
          </table:table-cell>
          <table:table-cell office:value-type="string">
            <text:p>9,62</text:p>
          </table:table-cell>
          <table:table-cell office:value-type="string">
            <text:p>10,33</text:p>
          </table:table-cell>
        </table:table-row>
        <table:table-row table:style-name="ro1">
          <table:table-cell office:value-type="string">
            <text:p>3201001.Refrigerador</text:p>
          </table:table-cell>
          <table:table-cell office:value-type="string">
            <text:p>7,17</text:p>
          </table:table-cell>
          <table:table-cell office:value-type="string">
            <text:p>7,43</text:p>
          </table:table-cell>
          <table:table-cell office:value-type="string">
            <text:p>-0,13</text:p>
          </table:table-cell>
          <table:table-cell office:value-type="string">
            <text:p>17,36</text:p>
          </table:table-cell>
          <table:table-cell office:value-type="string">
            <text:p>12,71</text:p>
          </table:table-cell>
          <table:table-cell office:value-type="string">
            <text:p>8,79</text:p>
          </table:table-cell>
          <table:table-cell office:value-type="string">
            <text:p>12,63</text:p>
          </table:table-cell>
        </table:table-row>
        <table:table-row table:style-name="ro1">
          <table:table-cell office:value-type="string">
            <text:p>3201002.Condicionador de ar</text:p>
          </table:table-cell>
          <table:table-cell office:value-type="string">
            <text:p>-2,48</text:p>
          </table:table-cell>
          <table:table-cell office:value-type="string">
            <text:p>2,05</text:p>
          </table:table-cell>
          <table:table-cell office:value-type="string">
            <text:p>1,91</text:p>
          </table:table-cell>
          <table:table-cell office:value-type="string">
            <text:p>14,39</text:p>
          </table:table-cell>
          <table:table-cell office:value-type="string">
            <text:p>15,60</text:p>
          </table:table-cell>
          <table:table-cell office:value-type="string">
            <text:p>2,31</text:p>
          </table:table-cell>
          <table:table-cell office:value-type="string">
            <text:p>2,47</text:p>
          </table:table-cell>
        </table:table-row>
        <table:table-row table:style-name="ro1">
          <table:table-cell office:value-type="string">
            <text:p>3201003.Máquina de costura</text:p>
          </table:table-cell>
          <table:table-cell office:value-type="string">
            <text:p>8,02</text:p>
          </table:table-cell>
          <table:table-cell office:value-type="string">
            <text:p>5,83</text:p>
          </table:table-cell>
          <table:table-cell office:value-type="string">
            <text:p>6,31</text:p>
          </table:table-cell>
          <table:table-cell office:value-type="string">
            <text:p>4,53</text:p>
          </table:table-cell>
          <table:table-cell office:value-type="string">
            <text:p>9,82</text:p>
          </table:table-cell>
          <table:table-cell office:value-type="string">
            <text:p>14,12</text:p>
          </table:table-cell>
          <table:table-cell office:value-type="string">
            <text:p>13,82</text:p>
          </table:table-cell>
        </table:table-row>
        <table:table-row table:style-name="ro1">
          <table:table-cell office:value-type="string">
            <text:p>3201006.Máquina de lavar roupa</text:p>
          </table:table-cell>
          <table:table-cell office:value-type="string">
            <text:p>8,15</text:p>
          </table:table-cell>
          <table:table-cell office:value-type="string">
            <text:p>7,99</text:p>
          </table:table-cell>
          <table:table-cell office:value-type="string">
            <text:p>-0,45</text:p>
          </table:table-cell>
          <table:table-cell office:value-type="string">
            <text:p>18,16</text:p>
          </table:table-cell>
          <table:table-cell office:value-type="string">
            <text:p>10,72</text:p>
          </table:table-cell>
          <table:table-cell office:value-type="string">
            <text:p>11,99</text:p>
          </table:table-cell>
          <table:table-cell office:value-type="string">
            <text:p>6,73</text:p>
          </table:table-cell>
        </table:table-row>
        <table:table-row table:style-name="ro1">
          <table:table-cell office:value-type="string">
            <text:p>3201007.Ferro elétrico</text:p>
          </table:table-cell>
          <table:table-cell office:value-type="string">
            <text:p>0,46</text:p>
          </table:table-cell>
          <table:table-cell office:value-type="string">
            <text:p>4,43</text:p>
          </table:table-cell>
          <table:table-cell office:value-type="string">
            <text:p>2,08</text:p>
          </table:table-cell>
          <table:table-cell office:value-type="string">
            <text:p>7,51</text:p>
          </table:table-cell>
          <table:table-cell office:value-type="string">
            <text:p>10,96</text:p>
          </table:table-cell>
          <table:table-cell office:value-type="string">
            <text:p>10,89</text:p>
          </table:table-cell>
          <table:table-cell office:value-type="string">
            <text:p>12,74</text:p>
          </table:table-cell>
        </table:table-row>
        <table:table-row table:style-name="ro1">
          <table:table-cell office:value-type="string">
            <text:p>3201008.Máquina de secar roupa</text:p>
          </table:table-cell>
          <table:table-cell office:value-type="string">
            <text:p>10,49</text:p>
          </table:table-cell>
          <table:table-cell office:value-type="string">
            <text:p>7,43</text:p>
          </table:table-cell>
          <table:table-cell office:value-type="string">
            <text:p>-11,15</text:p>
          </table:table-cell>
          <table:table-cell office:value-type="string">
            <text:p>11,89</text:p>
          </table:table-cell>
          <table:table-cell office:value-type="string">
            <text:p>7,65</text:p>
          </table:table-cell>
          <table:table-cell office:value-type="string">
            <text:p>16,19</text:p>
          </table:table-cell>
          <table:table-cell office:value-type="string">
            <text:p>24,30</text:p>
          </table:table-cell>
        </table:table-row>
        <table:table-row table:style-name="ro1">
          <table:table-cell office:value-type="string">
            <text:p>3201012.Liquidificador</text:p>
          </table:table-cell>
          <table:table-cell office:value-type="string">
            <text:p>11,96</text:p>
          </table:table-cell>
          <table:table-cell office:value-type="string">
            <text:p>-1,47</text:p>
          </table:table-cell>
          <table:table-cell office:value-type="string">
            <text:p>2,69</text:p>
          </table:table-cell>
          <table:table-cell office:value-type="string">
            <text:p>11,33</text:p>
          </table:table-cell>
          <table:table-cell office:value-type="string">
            <text:p>5,70</text:p>
          </table:table-cell>
          <table:table-cell office:value-type="string">
            <text:p>6,84</text:p>
          </table:table-cell>
          <table:table-cell office:value-type="string">
            <text:p>4,34</text:p>
          </table:table-cell>
        </table:table-row>
        <table:table-row table:style-name="ro1">
          <table:table-cell office:value-type="string">
            <text:p>3201013.Ventilador</text:p>
          </table:table-cell>
          <table:table-cell office:value-type="string">
            <text:p>16,38</text:p>
          </table:table-cell>
          <table:table-cell office:value-type="string">
            <text:p>5,46</text:p>
          </table:table-cell>
          <table:table-cell office:value-type="string">
            <text:p>4,74</text:p>
          </table:table-cell>
          <table:table-cell office:value-type="string">
            <text:p>11,13</text:p>
          </table:table-cell>
          <table:table-cell office:value-type="string">
            <text:p>10,98</text:p>
          </table:table-cell>
          <table:table-cell office:value-type="string">
            <text:p>11,63</text:p>
          </table:table-cell>
          <table:table-cell office:value-type="string">
            <text:p>9,51</text:p>
          </table:table-cell>
        </table:table-row>
        <table:table-row table:style-name="ro1">
          <table:table-cell office:value-type="string">
            <text:p>3201021.Fogão</text:p>
          </table:table-cell>
          <table:table-cell office:value-type="string">
            <text:p>10,78</text:p>
          </table:table-cell>
          <table:table-cell office:value-type="string">
            <text:p>10,74</text:p>
          </table:table-cell>
          <table:table-cell office:value-type="string">
            <text:p>-0,03</text:p>
          </table:table-cell>
          <table:table-cell office:value-type="string">
            <text:p>11,59</text:p>
          </table:table-cell>
          <table:table-cell office:value-type="string">
            <text:p>15,15</text:p>
          </table:table-cell>
          <table:table-cell office:value-type="string">
            <text:p>9,56</text:p>
          </table:table-cell>
          <table:table-cell office:value-type="string">
            <text:p>11,42</text:p>
          </table:table-cell>
        </table:table-row>
        <table:table-row table:style-name="ro1">
          <table:table-cell office:value-type="string">
            <text:p>3201027.Lâmpada</text:p>
          </table:table-cell>
          <table:table-cell office:value-type="string">
            <text:p>1,05</text:p>
          </table:table-cell>
          <table:table-cell office:value-type="string">
            <text:p>1,34</text:p>
          </table:table-cell>
          <table:table-cell office:value-type="string">
            <text:p>3,55</text:p>
          </table:table-cell>
          <table:table-cell office:value-type="string">
            <text:p>16,12</text:p>
          </table:table-cell>
          <table:table-cell office:value-type="string">
            <text:p>1,04</text:p>
          </table:table-cell>
          <table:table-cell office:value-type="string">
            <text:p>-0,87</text:p>
          </table:table-cell>
          <table:table-cell office:value-type="string">
            <text:p>3,33</text:p>
          </table:table-cell>
        </table:table-row>
        <table:table-row table:style-name="ro1">
          <table:table-cell office:value-type="string">
            <text:p>3201029.Pilha</text:p>
          </table:table-cell>
          <table:table-cell office:value-type="string">
            <text:p>0,63</text:p>
          </table:table-cell>
          <table:table-cell office:value-type="string">
            <text:p>1,73</text:p>
          </table:table-cell>
          <table:table-cell office:value-type="string">
            <text:p>6,19</text:p>
          </table:table-cell>
          <table:table-cell office:value-type="string">
            <text:p>11,99</text:p>
          </table:table-cell>
          <table:table-cell office:value-type="string">
            <text:p>10,07</text:p>
          </table:table-cell>
          <table:table-cell office:value-type="string">
            <text:p>7,17</text:p>
          </table:table-cell>
          <table:table-cell office:value-type="string">
            <text:p>5,74</text:p>
          </table:table-cell>
        </table:table-row>
        <table:table-row table:style-name="ro1">
          <table:table-cell office:value-type="string">
            <text:p>3201033.Freezer</text:p>
          </table:table-cell>
          <table:table-cell office:value-type="string">
            <text:p>7,31</text:p>
          </table:table-cell>
          <table:table-cell office:value-type="string">
            <text:p>5,02</text:p>
          </table:table-cell>
          <table:table-cell office:value-type="string">
            <text:p>2,97</text:p>
          </table:table-cell>
          <table:table-cell office:value-type="string">
            <text:p>5,04</text:p>
          </table:table-cell>
          <table:table-cell office:value-type="string">
            <text:p>13,72</text:p>
          </table:table-cell>
          <table:table-cell office:value-type="string">
            <text:p>13,78</text:p>
          </table:table-cell>
          <table:table-cell office:value-type="string">
            <text:p>15,93</text:p>
          </table:table-cell>
        </table:table-row>
        <table:table-row table:style-name="ro1">
          <table:table-cell office:value-type="string">
            <text:p>3201034.Máquina de lavar louça</text:p>
          </table:table-cell>
          <table:table-cell office:value-type="string">
            <text:p>2,43</text:p>
          </table:table-cell>
          <table:table-cell office:value-type="string">
            <text:p>-0,16</text:p>
          </table:table-cell>
          <table:table-cell office:value-type="string">
            <text:p>-4,40</text:p>
          </table:table-cell>
          <table:table-cell office:value-type="string">
            <text:p>3,00</text:p>
          </table:table-cell>
          <table:table-cell office:value-type="string">
            <text:p>15,85</text:p>
          </table:table-cell>
          <table:table-cell office:value-type="string">
            <text:p>6,57</text:p>
          </table:table-cell>
          <table:table-cell office:value-type="string">
            <text:p>6,76</text:p>
          </table:table-cell>
        </table:table-row>
        <table:table-row table:style-name="ro1">
          <table:table-cell office:value-type="string">
            <text:p>3201036.Batedeira</text:p>
          </table:table-cell>
          <table:table-cell office:value-type="string">
            <text:p>1,38</text:p>
          </table:table-cell>
          <table:table-cell office:value-type="string">
            <text:p>-4,06</text:p>
          </table:table-cell>
          <table:table-cell office:value-type="string">
            <text:p>-0,96</text:p>
          </table:table-cell>
          <table:table-cell office:value-type="string">
            <text:p>4,33</text:p>
          </table:table-cell>
          <table:table-cell office:value-type="string">
            <text:p>17,55</text:p>
          </table:table-cell>
          <table:table-cell office:value-type="string">
            <text:p>4,35</text:p>
          </table:table-cell>
          <table:table-cell office:value-type="string">
            <text:p>12,68</text:p>
          </table:table-cell>
        </table:table-row>
        <table:table-row table:style-name="ro1">
          <table:table-cell office:value-type="string">
            <text:p>3201042.Ozonizador</text:p>
          </table:table-cell>
          <table:table-cell office:value-type="string">
            <text:p>-1,36</text:p>
          </table:table-cell>
          <table:table-cell office:value-type="string">
            <text:p>15,66</text:p>
          </table:table-cell>
          <table:table-cell office:value-type="string">
            <text:p>7,62</text:p>
          </table:table-cell>
          <table:table-cell office:value-type="string">
            <text:p>-3,36</text:p>
          </table:table-cell>
          <table:table-cell office:value-type="string">
            <text:p>7,89</text:p>
          </table:table-cell>
          <table:table-cell office:value-type="string">
            <text:p>13,20</text:p>
          </table:table-cell>
          <table:table-cell office:value-type="string">
            <text:p>10,70</text:p>
          </table:table-cell>
        </table:table-row>
        <table:table-row table:style-name="ro1">
          <table:table-cell office:value-type="string">
            <text:p>3201044.Aspirador de pó</text:p>
          </table:table-cell>
          <table:table-cell office:value-type="string">
            <text:p>10,66</text:p>
          </table:table-cell>
          <table:table-cell office:value-type="string">
            <text:p>3,92</text:p>
          </table:table-cell>
          <table:table-cell office:value-type="string">
            <text:p>-4,71</text:p>
          </table:table-cell>
          <table:table-cell office:value-type="string">
            <text:p>0,56</text:p>
          </table:table-cell>
          <table:table-cell office:value-type="string">
            <text:p>18,70</text:p>
          </table:table-cell>
          <table:table-cell office:value-type="string">
            <text:p>7,56</text:p>
          </table:table-cell>
          <table:table-cell office:value-type="string">
            <text:p>10,98</text:p>
          </table:table-cell>
        </table:table-row>
        <table:table-row table:style-name="ro1">
          <table:table-cell office:value-type="string">
            <text:p>3201050.Chuveiro elétrico</text:p>
          </table:table-cell>
          <table:table-cell office:value-type="string">
            <text:p>0,94</text:p>
          </table:table-cell>
          <table:table-cell office:value-type="string">
            <text:p>1,00</text:p>
          </table:table-cell>
          <table:table-cell office:value-type="string">
            <text:p>9,77</text:p>
          </table:table-cell>
          <table:table-cell office:value-type="string">
            <text:p>11,07</text:p>
          </table:table-cell>
          <table:table-cell office:value-type="string">
            <text:p>11,52</text:p>
          </table:table-cell>
          <table:table-cell office:value-type="string">
            <text:p>24,13</text:p>
          </table:table-cell>
          <table:table-cell office:value-type="string">
            <text:p>14,32</text:p>
          </table:table-cell>
        </table:table-row>
        <table:table-row table:style-name="ro1">
          <table:table-cell office:value-type="string">
            <text:p>3201065.Forno de micro-ondas</text:p>
          </table:table-cell>
          <table:table-cell office:value-type="string">
            <text:p>4,44</text:p>
          </table:table-cell>
          <table:table-cell office:value-type="string">
            <text:p>11,64</text:p>
          </table:table-cell>
          <table:table-cell office:value-type="string">
            <text:p>-0,03</text:p>
          </table:table-cell>
          <table:table-cell office:value-type="string">
            <text:p>25,35</text:p>
          </table:table-cell>
          <table:table-cell office:value-type="string">
            <text:p>7,43</text:p>
          </table:table-cell>
          <table:table-cell office:value-type="string">
            <text:p>3,13</text:p>
          </table:table-cell>
          <table:table-cell office:value-type="string">
            <text:p>2,22</text:p>
          </table:table-cell>
        </table:table-row>
        <table:table-row table:style-name="ro1">
          <table:table-cell office:value-type="string">
            <text:p>3202.TV, som e informática</text:p>
          </table:table-cell>
          <table:table-cell office:value-type="string">
            <text:p>19,41</text:p>
          </table:table-cell>
          <table:table-cell office:value-type="string">
            <text:p>0,49</text:p>
          </table:table-cell>
          <table:table-cell office:value-type="string">
            <text:p>1,86</text:p>
          </table:table-cell>
          <table:table-cell office:value-type="string">
            <text:p>13,04</text:p>
          </table:table-cell>
          <table:table-cell office:value-type="string">
            <text:p>-4,37</text:p>
          </table:table-cell>
          <table:table-cell office:value-type="string">
            <text:p>-0,57</text:p>
          </table:table-cell>
          <table:table-cell office:value-type="string">
            <text:p>-8,49</text:p>
          </table:table-cell>
        </table:table-row>
        <table:table-row table:style-name="ro1">
          <table:table-cell office:value-type="string">
            <text:p>3202001.Televisor</text:p>
          </table:table-cell>
          <table:table-cell office:value-type="string">
            <text:p>25,37</text:p>
          </table:table-cell>
          <table:table-cell office:value-type="string">
            <text:p>5,51</text:p>
          </table:table-cell>
          <table:table-cell office:value-type="string">
            <text:p>6,33</text:p>
          </table:table-cell>
          <table:table-cell office:value-type="string">
            <text:p>21,31</text:p>
          </table:table-cell>
          <table:table-cell office:value-type="string">
            <text:p>-5,39</text:p>
          </table:table-cell>
          <table:table-cell office:value-type="string">
            <text:p>0,87</text:p>
          </table:table-cell>
          <table:table-cell office:value-type="string">
            <text:p>-11,05</text:p>
          </table:table-cell>
        </table:table-row>
        <table:table-row table:style-name="ro1">
          <table:table-cell office:value-type="string">
            <text:p>3202003.Aparelho de som</text:p>
          </table:table-cell>
          <table:table-cell office:value-type="string">
            <text:p>11,00</text:p>
          </table:table-cell>
          <table:table-cell office:value-type="string">
            <text:p>-0,09</text:p>
          </table:table-cell>
          <table:table-cell office:value-type="string">
            <text:p>2,78</text:p>
          </table:table-cell>
          <table:table-cell office:value-type="string">
            <text:p>6,53</text:p>
          </table:table-cell>
          <table:table-cell office:value-type="string">
            <text:p>3,34</text:p>
          </table:table-cell>
          <table:table-cell office:value-type="string">
            <text:p>0,10</text:p>
          </table:table-cell>
          <table:table-cell office:value-type="string">
            <text:p>-1,66</text:p>
          </table:table-cell>
        </table:table-row>
        <table:table-row table:style-name="ro1">
          <table:table-cell office:value-type="string">
            <text:p>3202005.Vídeo-cassete</text:p>
          </table:table-cell>
          <table:table-cell office:value-type="string">
            <text:p>27,44</text:p>
          </table:table-cell>
          <table:table-cell office:value-type="string">
            <text:p>-2,26</text:p>
          </table:table-cell>
          <table:table-cell office:value-type="string">
            <text:p>-1,23</text:p>
          </table:table-cell>
          <table:table-cell office:value-type="string">
            <text:p>8,18</text:p>
          </table:table-cell>
          <table:table-cell office:value-type="string">
            <text:p>-10,34</text:p>
          </table:table-cell>
          <table:table-cell office:value-type="string">
            <text:p>-8,56</text:p>
          </table:table-cell>
          <table:table-cell office:value-type="string">
            <text:p>-19,39</text:p>
          </table:table-cell>
        </table:table-row>
        <table:table-row table:style-name="ro1">
          <table:table-cell office:value-type="string">
            <text:p>3202008.Vídeo-game</text:p>
          </table:table-cell>
          <table:table-cell office:value-type="string">
            <text:p>3,40</text:p>
          </table:table-cell>
          <table:table-cell office:value-type="string">
            <text:p>3,67</text:p>
          </table:table-cell>
          <table:table-cell office:value-type="string">
            <text:p>-6,31</text:p>
          </table:table-cell>
          <table:table-cell office:value-type="string">
            <text:p>28,63</text:p>
          </table:table-cell>
          <table:table-cell office:value-type="string">
            <text:p>10,45</text:p>
          </table:table-cell>
          <table:table-cell office:value-type="string">
            <text:p>0,72</text:p>
          </table:table-cell>
          <table:table-cell office:value-type="string">
            <text:p>7,88</text:p>
          </table:table-cell>
        </table:table-row>
        <table:table-row table:style-name="ro1">
          <table:table-cell office:value-type="string">
            <text:p>3202028.Microcomputador</text:p>
          </table:table-cell>
          <table:table-cell office:value-type="string">
            <text:p>2,79</text:p>
          </table:table-cell>
          <table:table-cell office:value-type="string">
            <text:p>-6,09</text:p>
          </table:table-cell>
          <table:table-cell office:value-type="string">
            <text:p>-5,80</text:p>
          </table:table-cell>
          <table:table-cell office:value-type="string">
            <text:p>7,22</text:p>
          </table:table-cell>
          <table:table-cell office:value-type="string">
            <text:p>-12,34</text:p>
          </table:table-cell>
          <table:table-cell office:value-type="string">
            <text:p>-1,44</text:p>
          </table:table-cell>
          <table:table-cell office:value-type="string">
            <text:p>-11,14</text:p>
          </table:table-cell>
        </table:table-row>
        <table:table-row table:style-name="ro1">
          <table:table-cell office:value-type="string">
            <text:p>33.Consertos e manutenção</text:p>
          </table:table-cell>
          <table:table-cell office:value-type="string">
            <text:p>0,55</text:p>
          </table:table-cell>
          <table:table-cell office:value-type="string">
            <text:p>1,91</text:p>
          </table:table-cell>
          <table:table-cell office:value-type="string">
            <text:p>6,20</text:p>
          </table:table-cell>
          <table:table-cell office:value-type="string">
            <text:p>8,54</text:p>
          </table:table-cell>
          <table:table-cell office:value-type="string">
            <text:p>5,07</text:p>
          </table:table-cell>
          <table:table-cell office:value-type="string">
            <text:p>5,10</text:p>
          </table:table-cell>
          <table:table-cell office:value-type="string">
            <text:p>4,88</text:p>
          </table:table-cell>
        </table:table-row>
        <table:table-row table:style-name="ro1">
          <table:table-cell office:value-type="string">
            <text:p>3301.Consertos e manutenção</text:p>
          </table:table-cell>
          <table:table-cell office:value-type="string">
            <text:p>0,55</text:p>
          </table:table-cell>
          <table:table-cell office:value-type="string">
            <text:p>1,91</text:p>
          </table:table-cell>
          <table:table-cell office:value-type="string">
            <text:p>6,20</text:p>
          </table:table-cell>
          <table:table-cell office:value-type="string">
            <text:p>8,54</text:p>
          </table:table-cell>
          <table:table-cell office:value-type="string">
            <text:p>5,07</text:p>
          </table:table-cell>
          <table:table-cell office:value-type="string">
            <text:p>5,10</text:p>
          </table:table-cell>
          <table:table-cell office:value-type="string">
            <text:p>4,88</text:p>
          </table:table-cell>
        </table:table-row>
        <table:table-row table:style-name="ro1">
          <table:table-cell office:value-type="string">
            <text:p>3301002.Conserto de refrigerador e freezer</text:p>
          </table:table-cell>
          <table:table-cell office:value-type="string">
            <text:p>2,91</text:p>
          </table:table-cell>
          <table:table-cell office:value-type="string">
            <text:p>8,90</text:p>
          </table:table-cell>
          <table:table-cell office:value-type="string">
            <text:p>3,64</text:p>
          </table:table-cell>
          <table:table-cell office:value-type="string">
            <text:p>5,98</text:p>
          </table:table-cell>
          <table:table-cell office:value-type="string">
            <text:p>4,15</text:p>
          </table:table-cell>
          <table:table-cell office:value-type="string">
            <text:p>4,87</text:p>
          </table:table-cell>
          <table:table-cell office:value-type="string">
            <text:p>4,32</text:p>
          </table:table-cell>
        </table:table-row>
        <table:table-row table:style-name="ro1">
          <table:table-cell office:value-type="string">
            <text:p>3301009.Conserto de aparelho de som</text:p>
          </table:table-cell>
          <table:table-cell office:value-type="string">
            <text:p>8,03</text:p>
          </table:table-cell>
          <table:table-cell office:value-type="string">
            <text:p>12,64</text:p>
          </table:table-cell>
          <table:table-cell office:value-type="string">
            <text:p>10,58</text:p>
          </table:table-cell>
          <table:table-cell office:value-type="string">
            <text:p>11,97</text:p>
          </table:table-cell>
          <table:table-cell office:value-type="string">
            <text:p>2,90</text:p>
          </table:table-cell>
          <table:table-cell office:value-type="string">
            <text:p>2,95</text:p>
          </table:table-cell>
          <table:table-cell office:value-type="string">
            <text:p>5,76</text:p>
          </table:table-cell>
        </table:table-row>
        <table:table-row table:style-name="ro1">
          <table:table-cell office:value-type="string">
            <text:p>3301012.Conserto de vídeo-cassete</text:p>
          </table:table-cell>
          <table:table-cell office:value-type="string">
            <text:p>4,10</text:p>
          </table:table-cell>
          <table:table-cell office:value-type="string">
            <text:p>13,82</text:p>
          </table:table-cell>
          <table:table-cell office:value-type="string">
            <text:p>2,43</text:p>
          </table:table-cell>
          <table:table-cell office:value-type="string">
            <text:p>17,96</text:p>
          </table:table-cell>
          <table:table-cell office:value-type="string">
            <text:p>7,07</text:p>
          </table:table-cell>
          <table:table-cell office:value-type="string">
            <text:p>2,54</text:p>
          </table:table-cell>
          <table:table-cell office:value-type="string">
            <text:p>2,48</text:p>
          </table:table-cell>
        </table:table-row>
        <table:table-row table:style-name="ro1">
          <table:table-cell office:value-type="string">
            <text:p>3301015.Conserto de máquina de lavar/secar roupa</text:p>
          </table:table-cell>
          <table:table-cell office:value-type="string">
            <text:p>-0,17</text:p>
          </table:table-cell>
          <table:table-cell office:value-type="string">
            <text:p>14,12</text:p>
          </table:table-cell>
          <table:table-cell office:value-type="string">
            <text:p>-0,04</text:p>
          </table:table-cell>
          <table:table-cell office:value-type="string">
            <text:p>6,67</text:p>
          </table:table-cell>
          <table:table-cell office:value-type="string">
            <text:p>6,59</text:p>
          </table:table-cell>
          <table:table-cell office:value-type="string">
            <text:p>2,93</text:p>
          </table:table-cell>
          <table:table-cell office:value-type="string">
            <text:p>3,61</text:p>
          </table:table-cell>
        </table:table-row>
        <table:table-row table:style-name="ro1">
          <table:table-cell office:value-type="string">
            <text:p>3301021.Conserto de condicionador de ar</text:p>
          </table:table-cell>
          <table:table-cell office:value-type="string">
            <text:p>16,68</text:p>
          </table:table-cell>
          <table:table-cell office:value-type="string">
            <text:p>8,94</text:p>
          </table:table-cell>
          <table:table-cell office:value-type="string">
            <text:p>-5,47</text:p>
          </table:table-cell>
          <table:table-cell office:value-type="string">
            <text:p>8,17</text:p>
          </table:table-cell>
          <table:table-cell office:value-type="string">
            <text:p>2,31</text:p>
          </table:table-cell>
          <table:table-cell office:value-type="string">
            <text:p>2,09</text:p>
          </table:table-cell>
          <table:table-cell office:value-type="string">
            <text:p>5,86</text:p>
          </table:table-cell>
        </table:table-row>
        <table:table-row table:style-name="ro1">
          <table:table-cell office:value-type="string">
            <text:p>3301022.Reforma de estofado</text:p>
          </table:table-cell>
          <table:table-cell office:value-type="string">
            <text:p>-1,53</text:p>
          </table:table-cell>
          <table:table-cell office:value-type="string">
            <text:p>-6,49</text:p>
          </table:table-cell>
          <table:table-cell office:value-type="string">
            <text:p>5,67</text:p>
          </table:table-cell>
          <table:table-cell office:value-type="string">
            <text:p>6,34</text:p>
          </table:table-cell>
          <table:table-cell office:value-type="string">
            <text:p>7,21</text:p>
          </table:table-cell>
          <table:table-cell office:value-type="string">
            <text:p>3,95</text:p>
          </table:table-cell>
          <table:table-cell office:value-type="string">
            <text:p>2,21</text:p>
          </table:table-cell>
        </table:table-row>
        <table:table-row table:style-name="ro1">
          <table:table-cell office:value-type="string">
            <text:p>3301023.Conserto de bomba d'água</text:p>
          </table:table-cell>
          <table:table-cell office:value-type="string">
            <text:p>2,59</text:p>
          </table:table-cell>
          <table:table-cell office:value-type="string">
            <text:p>-2,47</text:p>
          </table:table-cell>
          <table:table-cell office:value-type="string">
            <text:p>11,78</text:p>
          </table:table-cell>
          <table:table-cell office:value-type="string">
            <text:p>15,86</text:p>
          </table:table-cell>
          <table:table-cell office:value-type="string">
            <text:p>3,68</text:p>
          </table:table-cell>
          <table:table-cell office:value-type="string">
            <text:p>9,40</text:p>
          </table:table-cell>
          <table:table-cell office:value-type="string">
            <text:p>9,16</text:p>
          </table:table-cell>
        </table:table-row>
        <table:table-row table:style-name="ro1">
          <table:table-cell office:value-type="string">
            <text:p>3301024.Manutenção de caixa d'água, fossa, etc.</text:p>
          </table:table-cell>
          <table:table-cell office:value-type="string">
            <text:p>1,57</text:p>
          </table:table-cell>
          <table:table-cell office:value-type="string">
            <text:p>2,37</text:p>
          </table:table-cell>
          <table:table-cell office:value-type="string">
            <text:p>11,53</text:p>
          </table:table-cell>
          <table:table-cell office:value-type="string">
            <text:p>0,10</text:p>
          </table:table-cell>
          <table:table-cell office:value-type="string">
            <text:p>3,11</text:p>
          </table:table-cell>
          <table:table-cell office:value-type="string">
            <text:p>-0,20</text:p>
          </table:table-cell>
          <table:table-cell office:value-type="string">
            <text:p>6,09</text:p>
          </table:table-cell>
        </table:table-row>
        <table:table-row table:style-name="ro1">
          <table:table-cell office:value-type="string">
            <text:p>4.Vestuário</text:p>
          </table:table-cell>
          <table:table-cell office:value-type="string">
            <text:p>4,18</text:p>
          </table:table-cell>
          <table:table-cell office:value-type="string">
            <text:p>4,14</text:p>
          </table:table-cell>
          <table:table-cell office:value-type="string">
            <text:p>4,89</text:p>
          </table:table-cell>
          <table:table-cell office:value-type="string">
            <text:p>8,81</text:p>
          </table:table-cell>
          <table:table-cell office:value-type="string">
            <text:p>10,21</text:p>
          </table:table-cell>
          <table:table-cell office:value-type="string">
            <text:p>9,95</text:p>
          </table:table-cell>
          <table:table-cell office:value-type="string">
            <text:p>7,11</text:p>
          </table:table-cell>
        </table:table-row>
        <table:table-row table:style-name="ro1">
          <table:table-cell office:value-type="string">
            <text:p>41.Roupas</text:p>
          </table:table-cell>
          <table:table-cell office:value-type="string">
            <text:p>3,17</text:p>
          </table:table-cell>
          <table:table-cell office:value-type="string">
            <text:p>2,48</text:p>
          </table:table-cell>
          <table:table-cell office:value-type="string">
            <text:p>3,60</text:p>
          </table:table-cell>
          <table:table-cell office:value-type="string">
            <text:p>7,88</text:p>
          </table:table-cell>
          <table:table-cell office:value-type="string">
            <text:p>9,65</text:p>
          </table:table-cell>
          <table:table-cell office:value-type="string">
            <text:p>11,20</text:p>
          </table:table-cell>
          <table:table-cell office:value-type="string">
            <text:p>7,29</text:p>
          </table:table-cell>
        </table:table-row>
        <table:table-row table:style-name="ro1">
          <table:table-cell office:value-type="string">
            <text:p>4101.Roupa masculina</text:p>
          </table:table-cell>
          <table:table-cell office:value-type="string">
            <text:p>5,40</text:p>
          </table:table-cell>
          <table:table-cell office:value-type="string">
            <text:p>3,50</text:p>
          </table:table-cell>
          <table:table-cell office:value-type="string">
            <text:p>4,37</text:p>
          </table:table-cell>
          <table:table-cell office:value-type="string">
            <text:p>8,50</text:p>
          </table:table-cell>
          <table:table-cell office:value-type="string">
            <text:p>9,70</text:p>
          </table:table-cell>
          <table:table-cell office:value-type="string">
            <text:p>10,66</text:p>
          </table:table-cell>
          <table:table-cell office:value-type="string">
            <text:p>7,27</text:p>
          </table:table-cell>
        </table:table-row>
        <table:table-row table:style-name="ro1">
          <table:table-cell office:value-type="string">
            <text:p>4101002.Calça comprida masculina</text:p>
          </table:table-cell>
          <table:table-cell office:value-type="string">
            <text:p>4,32</text:p>
          </table:table-cell>
          <table:table-cell office:value-type="string">
            <text:p>2,26</text:p>
          </table:table-cell>
          <table:table-cell office:value-type="string">
            <text:p>2,28</text:p>
          </table:table-cell>
          <table:table-cell office:value-type="string">
            <text:p>6,52</text:p>
          </table:table-cell>
          <table:table-cell office:value-type="string">
            <text:p>10,29</text:p>
          </table:table-cell>
          <table:table-cell office:value-type="string">
            <text:p>12,26</text:p>
          </table:table-cell>
          <table:table-cell office:value-type="string">
            <text:p>7,40</text:p>
          </table:table-cell>
        </table:table-row>
        <table:table-row table:style-name="ro1">
          <table:table-cell office:value-type="string">
            <text:p>4101004.Terno</text:p>
          </table:table-cell>
          <table:table-cell office:value-type="string">
            <text:p>0,64</text:p>
          </table:table-cell>
          <table:table-cell office:value-type="string">
            <text:p>1,93</text:p>
          </table:table-cell>
          <table:table-cell office:value-type="string">
            <text:p>0,52</text:p>
          </table:table-cell>
          <table:table-cell office:value-type="string">
            <text:p>3,43</text:p>
          </table:table-cell>
          <table:table-cell office:value-type="string">
            <text:p>8,75</text:p>
          </table:table-cell>
          <table:table-cell office:value-type="string">
            <text:p>2,63</text:p>
          </table:table-cell>
          <table:table-cell office:value-type="string">
            <text:p>8,18</text:p>
          </table:table-cell>
        </table:table-row>
        <table:table-row table:style-name="ro1">
          <table:table-cell office:value-type="string">
            <text:p>4101005.Agasalho masculino</text:p>
          </table:table-cell>
          <table:table-cell office:value-type="string">
            <text:p>-2,37</text:p>
          </table:table-cell>
          <table:table-cell office:value-type="string">
            <text:p>5,30</text:p>
          </table:table-cell>
          <table:table-cell office:value-type="string">
            <text:p>5,86</text:p>
          </table:table-cell>
          <table:table-cell office:value-type="string">
            <text:p>3,19</text:p>
          </table:table-cell>
          <table:table-cell office:value-type="string">
            <text:p>11,74</text:p>
          </table:table-cell>
          <table:table-cell office:value-type="string">
            <text:p>20,02</text:p>
          </table:table-cell>
          <table:table-cell office:value-type="string">
            <text:p>13,83</text:p>
          </table:table-cell>
        </table:table-row>
        <table:table-row table:style-name="ro1">
          <table:table-cell office:value-type="string">
            <text:p>4101006.Short e bermuda masculina</text:p>
          </table:table-cell>
          <table:table-cell office:value-type="string">
            <text:p>7,38</text:p>
          </table:table-cell>
          <table:table-cell office:value-type="string">
            <text:p>2,40</text:p>
          </table:table-cell>
          <table:table-cell office:value-type="string">
            <text:p>10,05</text:p>
          </table:table-cell>
          <table:table-cell office:value-type="string">
            <text:p>7,34</text:p>
          </table:table-cell>
          <table:table-cell office:value-type="string">
            <text:p>7,68</text:p>
          </table:table-cell>
          <table:table-cell office:value-type="string">
            <text:p>10,09</text:p>
          </table:table-cell>
          <table:table-cell office:value-type="string">
            <text:p>6,51</text:p>
          </table:table-cell>
        </table:table-row>
        <table:table-row table:style-name="ro1">
          <table:table-cell office:value-type="string">
            <text:p>4101008.Cueca</text:p>
          </table:table-cell>
          <table:table-cell office:value-type="string">
            <text:p>2,59</text:p>
          </table:table-cell>
          <table:table-cell office:value-type="string">
            <text:p>-1,50</text:p>
          </table:table-cell>
          <table:table-cell office:value-type="string">
            <text:p>2,61</text:p>
          </table:table-cell>
          <table:table-cell office:value-type="string">
            <text:p>4,96</text:p>
          </table:table-cell>
          <table:table-cell office:value-type="string">
            <text:p>10,25</text:p>
          </table:table-cell>
          <table:table-cell office:value-type="string">
            <text:p>8,83</text:p>
          </table:table-cell>
          <table:table-cell office:value-type="string">
            <text:p>8,14</text:p>
          </table:table-cell>
        </table:table-row>
        <table:table-row table:style-name="ro1">
          <table:table-cell office:value-type="string">
            <text:p>4101009.Camisa masculina</text:p>
          </table:table-cell>
          <table:table-cell office:value-type="string">
            <text:p>8,10</text:p>
          </table:table-cell>
          <table:table-cell office:value-type="string">
            <text:p>5,52</text:p>
          </table:table-cell>
          <table:table-cell office:value-type="string">
            <text:p>4,88</text:p>
          </table:table-cell>
          <table:table-cell office:value-type="string">
            <text:p>11,41</text:p>
          </table:table-cell>
          <table:table-cell office:value-type="string">
            <text:p>10,18</text:p>
          </table:table-cell>
          <table:table-cell office:value-type="string">
            <text:p>9,54</text:p>
          </table:table-cell>
          <table:table-cell office:value-type="string">
            <text:p>6,74</text:p>
          </table:table-cell>
        </table:table-row>
        <table:table-row table:style-name="ro1">
          <table:table-cell office:value-type="string">
            <text:p>4101010.Camiseta masculina</text:p>
          </table:table-cell>
          <table:table-cell office:value-type="string">
            <text:p>2,77</text:p>
          </table:table-cell>
          <table:table-cell office:value-type="string">
            <text:p>2,36</text:p>
          </table:table-cell>
          <table:table-cell office:value-type="string">
            <text:p>4,74</text:p>
          </table:table-cell>
          <table:table-cell office:value-type="string">
            <text:p>11,95</text:p>
          </table:table-cell>
          <table:table-cell office:value-type="string">
            <text:p>8,36</text:p>
          </table:table-cell>
          <table:table-cell office:value-type="string">
            <text:p>9,46</text:p>
          </table:table-cell>
          <table:table-cell office:value-type="string">
            <text:p>3,46</text:p>
          </table:table-cell>
        </table:table-row>
        <table:table-row table:style-name="ro1">
          <table:table-cell office:value-type="string">
            <text:p>4101011.Meia masculina</text:p>
          </table:table-cell>
          <table:table-cell office:value-type="string">
            <text:p>4,85</text:p>
          </table:table-cell>
          <table:table-cell office:value-type="string">
            <text:p>2,62</text:p>
          </table:table-cell>
          <table:table-cell office:value-type="string">
            <text:p>1,85</text:p>
          </table:table-cell>
          <table:table-cell office:value-type="string">
            <text:p>7,27</text:p>
          </table:table-cell>
          <table:table-cell office:value-type="string">
            <text:p>2,84</text:p>
          </table:table-cell>
          <table:table-cell office:value-type="string">
            <text:p>11,14</text:p>
          </table:table-cell>
          <table:table-cell office:value-type="string">
            <text:p>7,64</text:p>
          </table:table-cell>
        </table:table-row>
        <table:table-row table:style-name="ro1">
          <table:table-cell office:value-type="string">
            <text:p>4101015.Conjunto esportivo masculino</text:p>
          </table:table-cell>
          <table:table-cell office:value-type="string">
            <text:p>0,93</text:p>
          </table:table-cell>
          <table:table-cell office:value-type="string">
            <text:p>11,96</text:p>
          </table:table-cell>
          <table:table-cell office:value-type="string">
            <text:p>10,67</text:p>
          </table:table-cell>
          <table:table-cell office:value-type="string">
            <text:p>17,74</text:p>
          </table:table-cell>
          <table:table-cell office:value-type="string">
            <text:p>15,34</text:p>
          </table:table-cell>
          <table:table-cell office:value-type="string">
            <text:p>19,64</text:p>
          </table:table-cell>
          <table:table-cell office:value-type="string">
            <text:p>10,03</text:p>
          </table:table-cell>
        </table:table-row>
        <table:table-row table:style-name="ro1">
          <table:table-cell office:value-type="string">
            <text:p>4101021.Aluguel de roupa masculina</text:p>
          </table:table-cell>
          <table:table-cell office:value-type="string">
            <text:p>2,04</text:p>
          </table:table-cell>
          <table:table-cell office:value-type="string">
            <text:p>2,10</text:p>
          </table:table-cell>
          <table:table-cell office:value-type="string">
            <text:p>0,28</text:p>
          </table:table-cell>
          <table:table-cell office:value-type="string">
            <text:p>8,42</text:p>
          </table:table-cell>
          <table:table-cell office:value-type="string">
            <text:p>4,90</text:p>
          </table:table-cell>
          <table:table-cell office:value-type="string">
            <text:p>1,60</text:p>
          </table:table-cell>
          <table:table-cell office:value-type="string">
            <text:p>11,41</text:p>
          </table:table-cell>
        </table:table-row>
        <table:table-row table:style-name="ro1">
          <table:table-cell office:value-type="string">
            <text:p>4102.Roupa feminina</text:p>
          </table:table-cell>
          <table:table-cell office:value-type="string">
            <text:p>0,92</text:p>
          </table:table-cell>
          <table:table-cell office:value-type="string">
            <text:p>1,59</text:p>
          </table:table-cell>
          <table:table-cell office:value-type="string">
            <text:p>3,65</text:p>
          </table:table-cell>
          <table:table-cell office:value-type="string">
            <text:p>8,63</text:p>
          </table:table-cell>
          <table:table-cell office:value-type="string">
            <text:p>9,67</text:p>
          </table:table-cell>
          <table:table-cell office:value-type="string">
            <text:p>12,26</text:p>
          </table:table-cell>
          <table:table-cell office:value-type="string">
            <text:p>7,81</text:p>
          </table:table-cell>
        </table:table-row>
        <table:table-row table:style-name="ro1">
          <table:table-cell office:value-type="string">
            <text:p>4102002.Calça comprida feminina</text:p>
          </table:table-cell>
          <table:table-cell office:value-type="string">
            <text:p>3,64</text:p>
          </table:table-cell>
          <table:table-cell office:value-type="string">
            <text:p>3,59</text:p>
          </table:table-cell>
          <table:table-cell office:value-type="string">
            <text:p>6,00</text:p>
          </table:table-cell>
          <table:table-cell office:value-type="string">
            <text:p>5,08</text:p>
          </table:table-cell>
          <table:table-cell office:value-type="string">
            <text:p>11,93</text:p>
          </table:table-cell>
          <table:table-cell office:value-type="string">
            <text:p>11,81</text:p>
          </table:table-cell>
          <table:table-cell office:value-type="string">
            <text:p>4,13</text:p>
          </table:table-cell>
        </table:table-row>
        <table:table-row table:style-name="ro1">
          <table:table-cell office:value-type="string">
            <text:p>4102003.Agasalho feminino</text:p>
          </table:table-cell>
          <table:table-cell office:value-type="string">
            <text:p>-0,87</text:p>
          </table:table-cell>
          <table:table-cell office:value-type="string">
            <text:p>0,93</text:p>
          </table:table-cell>
          <table:table-cell office:value-type="string">
            <text:p>0,56</text:p>
          </table:table-cell>
          <table:table-cell office:value-type="string">
            <text:p>9,34</text:p>
          </table:table-cell>
          <table:table-cell office:value-type="string">
            <text:p>8,44</text:p>
          </table:table-cell>
          <table:table-cell office:value-type="string">
            <text:p>14,44</text:p>
          </table:table-cell>
          <table:table-cell office:value-type="string">
            <text:p>10,43</text:p>
          </table:table-cell>
        </table:table-row>
        <table:table-row table:style-name="ro1">
          <table:table-cell office:value-type="string">
            <text:p>4102004.Saia</text:p>
          </table:table-cell>
          <table:table-cell office:value-type="string">
            <text:p>-0,17</text:p>
          </table:table-cell>
          <table:table-cell office:value-type="string">
            <text:p>1,93</text:p>
          </table:table-cell>
          <table:table-cell office:value-type="string">
            <text:p>3,71</text:p>
          </table:table-cell>
          <table:table-cell office:value-type="string">
            <text:p>14,58</text:p>
          </table:table-cell>
          <table:table-cell office:value-type="string">
            <text:p>8,35</text:p>
          </table:table-cell>
          <table:table-cell office:value-type="string">
            <text:p>11,70</text:p>
          </table:table-cell>
          <table:table-cell office:value-type="string">
            <text:p>12,96</text:p>
          </table:table-cell>
        </table:table-row>
        <table:table-row table:style-name="ro1">
          <table:table-cell office:value-type="string">
            <text:p>4102005.Vestido</text:p>
          </table:table-cell>
          <table:table-cell office:value-type="string">
            <text:p>-2,15</text:p>
          </table:table-cell>
          <table:table-cell office:value-type="string">
            <text:p>-0,32</text:p>
          </table:table-cell>
          <table:table-cell office:value-type="string">
            <text:p>3,98</text:p>
          </table:table-cell>
          <table:table-cell office:value-type="string">
            <text:p>15,61</text:p>
          </table:table-cell>
          <table:table-cell office:value-type="string">
            <text:p>7,47</text:p>
          </table:table-cell>
          <table:table-cell office:value-type="string">
            <text:p>13,55</text:p>
          </table:table-cell>
          <table:table-cell office:value-type="string">
            <text:p>6,60</text:p>
          </table:table-cell>
        </table:table-row>
        <table:table-row table:style-name="ro1">
          <table:table-cell office:value-type="string">
            <text:p>4102008.Blusa</text:p>
          </table:table-cell>
          <table:table-cell office:value-type="string">
            <text:p>0,90</text:p>
          </table:table-cell>
          <table:table-cell office:value-type="string">
            <text:p>1,08</text:p>
          </table:table-cell>
          <table:table-cell office:value-type="string">
            <text:p>1,20</text:p>
          </table:table-cell>
          <table:table-cell table:number-columns-repeated="2" office:value-type="string">
            <text:p>9,46</text:p>
          </table:table-cell>
          <table:table-cell office:value-type="string">
            <text:p>12,86</text:p>
          </table:table-cell>
          <table:table-cell office:value-type="string">
            <text:p>10,73</text:p>
          </table:table-cell>
        </table:table-row>
        <table:table-row table:style-name="ro1">
          <table:table-cell office:value-type="string">
            <text:p>4102009.Meia feminina</text:p>
          </table:table-cell>
          <table:table-cell office:value-type="string">
            <text:p>4,25</text:p>
          </table:table-cell>
          <table:table-cell office:value-type="string">
            <text:p>-0,06</text:p>
          </table:table-cell>
          <table:table-cell office:value-type="string">
            <text:p>1,86</text:p>
          </table:table-cell>
          <table:table-cell office:value-type="string">
            <text:p>11,10</text:p>
          </table:table-cell>
          <table:table-cell office:value-type="string">
            <text:p>17,90</text:p>
          </table:table-cell>
          <table:table-cell office:value-type="string">
            <text:p>22,57</text:p>
          </table:table-cell>
          <table:table-cell office:value-type="string">
            <text:p>10,12</text:p>
          </table:table-cell>
        </table:table-row>
        <table:table-row table:style-name="ro1">
          <table:table-cell office:value-type="string">
            <text:p>4102010.Lingerie</text:p>
          </table:table-cell>
          <table:table-cell office:value-type="string">
            <text:p>5,41</text:p>
          </table:table-cell>
          <table:table-cell office:value-type="string">
            <text:p>1,85</text:p>
          </table:table-cell>
          <table:table-cell office:value-type="string">
            <text:p>2,77</text:p>
          </table:table-cell>
          <table:table-cell office:value-type="string">
            <text:p>6,19</text:p>
          </table:table-cell>
          <table:table-cell office:value-type="string">
            <text:p>11,20</text:p>
          </table:table-cell>
          <table:table-cell office:value-type="string">
            <text:p>9,98</text:p>
          </table:table-cell>
          <table:table-cell office:value-type="string">
            <text:p>6,98</text:p>
          </table:table-cell>
        </table:table-row>
        <table:table-row table:style-name="ro1">
          <table:table-cell office:value-type="string">
            <text:p>4102011.Roupa de dormir feminina</text:p>
          </table:table-cell>
          <table:table-cell office:value-type="string">
            <text:p>-1,29</text:p>
          </table:table-cell>
          <table:table-cell office:value-type="string">
            <text:p>3,83</text:p>
          </table:table-cell>
          <table:table-cell office:value-type="string">
            <text:p>1,28</text:p>
          </table:table-cell>
          <table:table-cell office:value-type="string">
            <text:p>2,34</text:p>
          </table:table-cell>
          <table:table-cell office:value-type="string">
            <text:p>8,21</text:p>
          </table:table-cell>
          <table:table-cell office:value-type="string">
            <text:p>7,11</text:p>
          </table:table-cell>
          <table:table-cell office:value-type="string">
            <text:p>9,03</text:p>
          </table:table-cell>
        </table:table-row>
        <table:table-row table:style-name="ro1">
          <table:table-cell office:value-type="string">
            <text:p>4102012.Roupa de banho feminina</text:p>
          </table:table-cell>
          <table:table-cell office:value-type="string">
            <text:p>2,92</text:p>
          </table:table-cell>
          <table:table-cell office:value-type="string">
            <text:p>2,44</text:p>
          </table:table-cell>
          <table:table-cell office:value-type="string">
            <text:p>4,86</text:p>
          </table:table-cell>
          <table:table-cell office:value-type="string">
            <text:p>5,03</text:p>
          </table:table-cell>
          <table:table-cell office:value-type="string">
            <text:p>6,50</text:p>
          </table:table-cell>
          <table:table-cell office:value-type="string">
            <text:p>7,27</text:p>
          </table:table-cell>
          <table:table-cell office:value-type="string">
            <text:p>7,89</text:p>
          </table:table-cell>
        </table:table-row>
        <table:table-row table:style-name="ro1">
          <table:table-cell office:value-type="string">
            <text:p>4102013.Bermuda e short feminino</text:p>
          </table:table-cell>
          <table:table-cell office:value-type="string">
            <text:p>-0,66</text:p>
          </table:table-cell>
          <table:table-cell office:value-type="string">
            <text:p>-0,70</text:p>
          </table:table-cell>
          <table:table-cell office:value-type="string">
            <text:p>7,12</text:p>
          </table:table-cell>
          <table:table-cell office:value-type="string">
            <text:p>6,58</text:p>
          </table:table-cell>
          <table:table-cell office:value-type="string">
            <text:p>7,87</text:p>
          </table:table-cell>
          <table:table-cell office:value-type="string">
            <text:p>11,25</text:p>
          </table:table-cell>
          <table:table-cell office:value-type="string">
            <text:p>7,10</text:p>
          </table:table-cell>
        </table:table-row>
        <table:table-row table:style-name="ro1">
          <table:table-cell office:value-type="string">
            <text:p>4102014.Conjunto esportivo feminino</text:p>
          </table:table-cell>
          <table:table-cell office:value-type="string">
            <text:p>-0,43</text:p>
          </table:table-cell>
          <table:table-cell office:value-type="string">
            <text:p>2,58</text:p>
          </table:table-cell>
          <table:table-cell office:value-type="string">
            <text:p>8,80</text:p>
          </table:table-cell>
          <table:table-cell office:value-type="string">
            <text:p>18,88</text:p>
          </table:table-cell>
          <table:table-cell office:value-type="string">
            <text:p>23,85</text:p>
          </table:table-cell>
          <table:table-cell office:value-type="string">
            <text:p>21,41</text:p>
          </table:table-cell>
          <table:table-cell office:value-type="string">
            <text:p>17,02</text:p>
          </table:table-cell>
        </table:table-row>
        <table:table-row table:style-name="ro1">
          <table:table-cell office:value-type="string">
            <text:p>4102050.Camiseta feminina</text:p>
          </table:table-cell>
          <table:table-cell office:value-type="string">
            <text:p>4,58</text:p>
          </table:table-cell>
          <table:table-cell office:value-type="string">
            <text:p>1,18</text:p>
          </table:table-cell>
          <table:table-cell office:value-type="string">
            <text:p>4,37</text:p>
          </table:table-cell>
          <table:table-cell office:value-type="string">
            <text:p>7,37</text:p>
          </table:table-cell>
          <table:table-cell office:value-type="string">
            <text:p>4,69</text:p>
          </table:table-cell>
          <table:table-cell office:value-type="string">
            <text:p>14,30</text:p>
          </table:table-cell>
          <table:table-cell office:value-type="string">
            <text:p>7,70</text:p>
          </table:table-cell>
        </table:table-row>
        <table:table-row table:style-name="ro1">
          <table:table-cell office:value-type="string">
            <text:p>4103.Roupa infantil</text:p>
          </table:table-cell>
          <table:table-cell office:value-type="string">
            <text:p>3,90</text:p>
          </table:table-cell>
          <table:table-cell office:value-type="string">
            <text:p>2,53</text:p>
          </table:table-cell>
          <table:table-cell office:value-type="string">
            <text:p>2,26</text:p>
          </table:table-cell>
          <table:table-cell office:value-type="string">
            <text:p>5,42</text:p>
          </table:table-cell>
          <table:table-cell office:value-type="string">
            <text:p>9,54</text:p>
          </table:table-cell>
          <table:table-cell office:value-type="string">
            <text:p>10,06</text:p>
          </table:table-cell>
          <table:table-cell office:value-type="string">
            <text:p>6,26</text:p>
          </table:table-cell>
        </table:table-row>
        <table:table-row table:style-name="ro1">
          <table:table-cell office:value-type="string">
            <text:p>4103001.Uniforme</text:p>
          </table:table-cell>
          <table:table-cell office:value-type="string">
            <text:p>-0,50</text:p>
          </table:table-cell>
          <table:table-cell office:value-type="string">
            <text:p>4,01</text:p>
          </table:table-cell>
          <table:table-cell office:value-type="string">
            <text:p>3,32</text:p>
          </table:table-cell>
          <table:table-cell office:value-type="string">
            <text:p>8,71</text:p>
          </table:table-cell>
          <table:table-cell office:value-type="string">
            <text:p>13,32</text:p>
          </table:table-cell>
          <table:table-cell office:value-type="string">
            <text:p>8,64</text:p>
          </table:table-cell>
          <table:table-cell office:value-type="string">
            <text:p>5,80</text:p>
          </table:table-cell>
        </table:table-row>
        <table:table-row table:style-name="ro1">
          <table:table-cell office:value-type="string">
            <text:p>4103002.Calça comprida infantil</text:p>
          </table:table-cell>
          <table:table-cell office:value-type="string">
            <text:p>6,56</text:p>
          </table:table-cell>
          <table:table-cell office:value-type="string">
            <text:p>4,49</text:p>
          </table:table-cell>
          <table:table-cell office:value-type="string">
            <text:p>2,34</text:p>
          </table:table-cell>
          <table:table-cell office:value-type="string">
            <text:p>6,52</text:p>
          </table:table-cell>
          <table:table-cell office:value-type="string">
            <text:p>11,89</text:p>
          </table:table-cell>
          <table:table-cell office:value-type="string">
            <text:p>11,43</text:p>
          </table:table-cell>
          <table:table-cell office:value-type="string">
            <text:p>7,88</text:p>
          </table:table-cell>
        </table:table-row>
        <table:table-row table:style-name="ro1">
          <table:table-cell office:value-type="string">
            <text:p>4103005.Agasalho infantil</text:p>
          </table:table-cell>
          <table:table-cell office:value-type="string">
            <text:p>0,27</text:p>
          </table:table-cell>
          <table:table-cell office:value-type="string">
            <text:p>2,33</text:p>
          </table:table-cell>
          <table:table-cell office:value-type="string">
            <text:p>4,60</text:p>
          </table:table-cell>
          <table:table-cell office:value-type="string">
            <text:p>0,52</text:p>
          </table:table-cell>
          <table:table-cell office:value-type="string">
            <text:p>10,80</text:p>
          </table:table-cell>
          <table:table-cell office:value-type="string">
            <text:p>12,49</text:p>
          </table:table-cell>
          <table:table-cell office:value-type="string">
            <text:p>14,42</text:p>
          </table:table-cell>
        </table:table-row>
        <table:table-row table:style-name="ro1">
          <table:table-cell office:value-type="string">
            <text:p>4103007.Vestido infantil</text:p>
          </table:table-cell>
          <table:table-cell office:value-type="string">
            <text:p>-0,38</text:p>
          </table:table-cell>
          <table:table-cell office:value-type="string">
            <text:p>-2,46</text:p>
          </table:table-cell>
          <table:table-cell office:value-type="string">
            <text:p>1,28</text:p>
          </table:table-cell>
          <table:table-cell office:value-type="string">
            <text:p>6,21</text:p>
          </table:table-cell>
          <table:table-cell office:value-type="string">
            <text:p>12,03</text:p>
          </table:table-cell>
          <table:table-cell office:value-type="string">
            <text:p>13,22</text:p>
          </table:table-cell>
          <table:table-cell office:value-type="string">
            <text:p>3,39</text:p>
          </table:table-cell>
        </table:table-row>
        <table:table-row table:style-name="ro1">
          <table:table-cell office:value-type="string">
            <text:p>4103008.Bermuda e short infantil</text:p>
          </table:table-cell>
          <table:table-cell office:value-type="string">
            <text:p>4,73</text:p>
          </table:table-cell>
          <table:table-cell office:value-type="string">
            <text:p>3,69</text:p>
          </table:table-cell>
          <table:table-cell office:value-type="string">
            <text:p>4,62</text:p>
          </table:table-cell>
          <table:table-cell office:value-type="string">
            <text:p>6,36</text:p>
          </table:table-cell>
          <table:table-cell office:value-type="string">
            <text:p>7,92</text:p>
          </table:table-cell>
          <table:table-cell office:value-type="string">
            <text:p>10,31</text:p>
          </table:table-cell>
          <table:table-cell office:value-type="string">
            <text:p>3,12</text:p>
          </table:table-cell>
        </table:table-row>
        <table:table-row table:style-name="ro1">
          <table:table-cell office:value-type="string">
            <text:p>4103011.Camisa infantil</text:p>
          </table:table-cell>
          <table:table-cell office:value-type="string">
            <text:p>5,29</text:p>
          </table:table-cell>
          <table:table-cell office:value-type="string">
            <text:p>-2,58</text:p>
          </table:table-cell>
          <table:table-cell office:value-type="string">
            <text:p>0,27</text:p>
          </table:table-cell>
          <table:table-cell office:value-type="string">
            <text:p>6,32</text:p>
          </table:table-cell>
          <table:table-cell office:value-type="string">
            <text:p>9,13</text:p>
          </table:table-cell>
          <table:table-cell office:value-type="string">
            <text:p>11,06</text:p>
          </table:table-cell>
          <table:table-cell office:value-type="string">
            <text:p>7,48</text:p>
          </table:table-cell>
        </table:table-row>
        <table:table-row table:style-name="ro1">
          <table:table-cell office:value-type="string">
            <text:p>4103012.Camiseta infantil</text:p>
          </table:table-cell>
          <table:table-cell office:value-type="string">
            <text:p>3,85</text:p>
          </table:table-cell>
          <table:table-cell office:value-type="string">
            <text:p>5,72</text:p>
          </table:table-cell>
          <table:table-cell office:value-type="string">
            <text:p>3,50</text:p>
          </table:table-cell>
          <table:table-cell office:value-type="string">
            <text:p>3,77</text:p>
          </table:table-cell>
          <table:table-cell office:value-type="string">
            <text:p>10,98</text:p>
          </table:table-cell>
          <table:table-cell office:value-type="string">
            <text:p>14,75</text:p>
          </table:table-cell>
          <table:table-cell office:value-type="string">
            <text:p>2,20</text:p>
          </table:table-cell>
        </table:table-row>
        <table:table-row table:style-name="ro1">
          <table:table-cell office:value-type="string">
            <text:p>4103013.Meia infantil</text:p>
          </table:table-cell>
          <table:table-cell office:value-type="string">
            <text:p>1,76</text:p>
          </table:table-cell>
          <table:table-cell office:value-type="string">
            <text:p>3,44</text:p>
          </table:table-cell>
          <table:table-cell office:value-type="string">
            <text:p>3,79</text:p>
          </table:table-cell>
          <table:table-cell office:value-type="string">
            <text:p>13,64</text:p>
          </table:table-cell>
          <table:table-cell office:value-type="string">
            <text:p>10,50</text:p>
          </table:table-cell>
          <table:table-cell office:value-type="string">
            <text:p>16,72</text:p>
          </table:table-cell>
          <table:table-cell office:value-type="string">
            <text:p>6,36</text:p>
          </table:table-cell>
        </table:table-row>
        <table:table-row table:style-name="ro1">
          <table:table-cell office:value-type="string">
            <text:p>4103014.Lingerie infantil</text:p>
          </table:table-cell>
          <table:table-cell office:value-type="string">
            <text:p>3,04</text:p>
          </table:table-cell>
          <table:table-cell office:value-type="string">
            <text:p>-2,57</text:p>
          </table:table-cell>
          <table:table-cell office:value-type="string">
            <text:p>0,60</text:p>
          </table:table-cell>
          <table:table-cell office:value-type="string">
            <text:p>-2,13</text:p>
          </table:table-cell>
          <table:table-cell office:value-type="string">
            <text:p>6,00</text:p>
          </table:table-cell>
          <table:table-cell office:value-type="string">
            <text:p>11,84</text:p>
          </table:table-cell>
          <table:table-cell office:value-type="string">
            <text:p>5,28</text:p>
          </table:table-cell>
        </table:table-row>
        <table:table-row table:style-name="ro1">
          <table:table-cell office:value-type="string">
            <text:p>4103017.Fralda</text:p>
          </table:table-cell>
          <table:table-cell office:value-type="string">
            <text:p>4,54</text:p>
          </table:table-cell>
          <table:table-cell office:value-type="string">
            <text:p>0,54</text:p>
          </table:table-cell>
          <table:table-cell office:value-type="string">
            <text:p>-3,80</text:p>
          </table:table-cell>
          <table:table-cell office:value-type="string">
            <text:p>4,43</text:p>
          </table:table-cell>
          <table:table-cell office:value-type="string">
            <text:p>4,44</text:p>
          </table:table-cell>
          <table:table-cell office:value-type="string">
            <text:p>6,71</text:p>
          </table:table-cell>
          <table:table-cell office:value-type="string">
            <text:p>0,64</text:p>
          </table:table-cell>
        </table:table-row>
        <table:table-row table:style-name="ro1">
          <table:table-cell office:value-type="string">
            <text:p>4103020.Conjunto esportivo infantil</text:p>
          </table:table-cell>
          <table:table-cell office:value-type="string">
            <text:p>2,00</text:p>
          </table:table-cell>
          <table:table-cell office:value-type="string">
            <text:p>14,22</text:p>
          </table:table-cell>
          <table:table-cell office:value-type="string">
            <text:p>5,25</text:p>
          </table:table-cell>
          <table:table-cell office:value-type="string">
            <text:p>5,90</text:p>
          </table:table-cell>
          <table:table-cell office:value-type="string">
            <text:p>7,75</text:p>
          </table:table-cell>
          <table:table-cell office:value-type="string">
            <text:p>9,26</text:p>
          </table:table-cell>
          <table:table-cell office:value-type="string">
            <text:p>13,34</text:p>
          </table:table-cell>
        </table:table-row>
        <table:table-row table:style-name="ro1">
          <table:table-cell office:value-type="string">
            <text:p>4103021.Cueca infantil</text:p>
          </table:table-cell>
          <table:table-cell office:value-type="string">
            <text:p>-1,38</text:p>
          </table:table-cell>
          <table:table-cell office:value-type="string">
            <text:p>-4,97</text:p>
          </table:table-cell>
          <table:table-cell office:value-type="string">
            <text:p>-0,73</text:p>
          </table:table-cell>
          <table:table-cell office:value-type="string">
            <text:p>-27,22</text:p>
          </table:table-cell>
          <table:table-cell office:value-type="string">
            <text:p>10,84</text:p>
          </table:table-cell>
          <table:table-cell office:value-type="string">
            <text:p>4,09</text:p>
          </table:table-cell>
          <table:table-cell office:value-type="string">
            <text:p>-4,41</text:p>
          </table:table-cell>
        </table:table-row>
        <table:table-row table:style-name="ro1">
          <table:table-cell office:value-type="string">
            <text:p>4103022.Macacão infantil</text:p>
          </table:table-cell>
          <table:table-cell office:value-type="string">
            <text:p>2,90</text:p>
          </table:table-cell>
          <table:table-cell office:value-type="string">
            <text:p>1,77</text:p>
          </table:table-cell>
          <table:table-cell office:value-type="string">
            <text:p>3,69</text:p>
          </table:table-cell>
          <table:table-cell office:value-type="string">
            <text:p>4,49</text:p>
          </table:table-cell>
          <table:table-cell office:value-type="string">
            <text:p>12,18</text:p>
          </table:table-cell>
          <table:table-cell office:value-type="string">
            <text:p>10,67</text:p>
          </table:table-cell>
          <table:table-cell office:value-type="string">
            <text:p>5,82</text:p>
          </table:table-cell>
        </table:table-row>
        <table:table-row table:style-name="ro1">
          <table:table-cell office:value-type="string">
            <text:p>4103031.Conjunto de short e camiseta infantil</text:p>
          </table:table-cell>
          <table:table-cell office:value-type="string">
            <text:p>1,57</text:p>
          </table:table-cell>
          <table:table-cell office:value-type="string">
            <text:p>1,25</text:p>
          </table:table-cell>
          <table:table-cell office:value-type="string">
            <text:p>4,12</text:p>
          </table:table-cell>
          <table:table-cell office:value-type="string">
            <text:p>4,93</text:p>
          </table:table-cell>
          <table:table-cell office:value-type="string">
            <text:p>8,17</text:p>
          </table:table-cell>
          <table:table-cell office:value-type="string">
            <text:p>4,59</text:p>
          </table:table-cell>
          <table:table-cell office:value-type="string">
            <text:p>7,29</text:p>
          </table:table-cell>
        </table:table-row>
        <table:table-row table:style-name="ro1">
          <table:table-cell office:value-type="string">
            <text:p>4103040.Conjunto de saia e blusa infantil</text:p>
          </table:table-cell>
          <table:table-cell office:value-type="string">
            <text:p>2,69</text:p>
          </table:table-cell>
          <table:table-cell office:value-type="string">
            <text:p>-7,42</text:p>
          </table:table-cell>
          <table:table-cell office:value-type="string">
            <text:p>1,53</text:p>
          </table:table-cell>
          <table:table-cell office:value-type="string">
            <text:p>8,98</text:p>
          </table:table-cell>
          <table:table-cell office:value-type="string">
            <text:p>9,55</text:p>
          </table:table-cell>
          <table:table-cell office:value-type="string">
            <text:p>13,54</text:p>
          </table:table-cell>
          <table:table-cell office:value-type="string">
            <text:p>10,35</text:p>
          </table:table-cell>
        </table:table-row>
        <table:table-row table:style-name="ro1">
          <table:table-cell office:value-type="string">
            <text:p>4103051.Roupa de banho infantil</text:p>
          </table:table-cell>
          <table:table-cell office:value-type="string">
            <text:p>1,80</text:p>
          </table:table-cell>
          <table:table-cell office:value-type="string">
            <text:p>5,70</text:p>
          </table:table-cell>
          <table:table-cell office:value-type="string">
            <text:p>4,27</text:p>
          </table:table-cell>
          <table:table-cell office:value-type="string">
            <text:p>6,27</text:p>
          </table:table-cell>
          <table:table-cell office:value-type="string">
            <text:p>12,55</text:p>
          </table:table-cell>
          <table:table-cell office:value-type="string">
            <text:p>5,70</text:p>
          </table:table-cell>
          <table:table-cell office:value-type="string">
            <text:p>5,64</text:p>
          </table:table-cell>
        </table:table-row>
        <table:table-row table:style-name="ro1">
          <table:table-cell office:value-type="string">
            <text:p>42.Calçados e acessórios</text:p>
          </table:table-cell>
          <table:table-cell office:value-type="string">
            <text:p>1,03</text:p>
          </table:table-cell>
          <table:table-cell office:value-type="string">
            <text:p>6,98</text:p>
          </table:table-cell>
          <table:table-cell office:value-type="string">
            <text:p>6,06</text:p>
          </table:table-cell>
          <table:table-cell office:value-type="string">
            <text:p>9,38</text:p>
          </table:table-cell>
          <table:table-cell office:value-type="string">
            <text:p>11,69</text:p>
          </table:table-cell>
          <table:table-cell office:value-type="string">
            <text:p>10,00</text:p>
          </table:table-cell>
          <table:table-cell office:value-type="string">
            <text:p>8,96</text:p>
          </table:table-cell>
        </table:table-row>
        <table:table-row table:style-name="ro1">
          <table:table-cell office:value-type="string">
            <text:p>4201.Calçados e acessórios</text:p>
          </table:table-cell>
          <table:table-cell office:value-type="string">
            <text:p>1,03</text:p>
          </table:table-cell>
          <table:table-cell office:value-type="string">
            <text:p>6,98</text:p>
          </table:table-cell>
          <table:table-cell office:value-type="string">
            <text:p>6,06</text:p>
          </table:table-cell>
          <table:table-cell office:value-type="string">
            <text:p>9,38</text:p>
          </table:table-cell>
          <table:table-cell office:value-type="string">
            <text:p>11,69</text:p>
          </table:table-cell>
          <table:table-cell office:value-type="string">
            <text:p>10,00</text:p>
          </table:table-cell>
          <table:table-cell office:value-type="string">
            <text:p>8,96</text:p>
          </table:table-cell>
        </table:table-row>
        <table:table-row table:style-name="ro1">
          <table:table-cell office:value-type="string">
            <text:p>4201002.Sapato masculino</text:p>
          </table:table-cell>
          <table:table-cell office:value-type="string">
            <text:p>2,16</text:p>
          </table:table-cell>
          <table:table-cell office:value-type="string">
            <text:p>9,00</text:p>
          </table:table-cell>
          <table:table-cell office:value-type="string">
            <text:p>10,25</text:p>
          </table:table-cell>
          <table:table-cell office:value-type="string">
            <text:p>9,47</text:p>
          </table:table-cell>
          <table:table-cell office:value-type="string">
            <text:p>11,97</text:p>
          </table:table-cell>
          <table:table-cell office:value-type="string">
            <text:p>7,97</text:p>
          </table:table-cell>
          <table:table-cell office:value-type="string">
            <text:p>5,37</text:p>
          </table:table-cell>
        </table:table-row>
        <table:table-row table:style-name="ro1">
          <table:table-cell office:value-type="string">
            <text:p>4201003.Sapato feminino</text:p>
          </table:table-cell>
          <table:table-cell office:value-type="string">
            <text:p>1,74</text:p>
          </table:table-cell>
          <table:table-cell office:value-type="string">
            <text:p>9,92</text:p>
          </table:table-cell>
          <table:table-cell office:value-type="string">
            <text:p>4,69</text:p>
          </table:table-cell>
          <table:table-cell office:value-type="string">
            <text:p>12,12</text:p>
          </table:table-cell>
          <table:table-cell office:value-type="string">
            <text:p>11,61</text:p>
          </table:table-cell>
          <table:table-cell office:value-type="string">
            <text:p>8,79</text:p>
          </table:table-cell>
          <table:table-cell office:value-type="string">
            <text:p>8,85</text:p>
          </table:table-cell>
        </table:table-row>
        <table:table-row table:style-name="ro1">
          <table:table-cell office:value-type="string">
            <text:p>4201004.Sapato infantil</text:p>
          </table:table-cell>
          <table:table-cell office:value-type="string">
            <text:p>-1,94</text:p>
          </table:table-cell>
          <table:table-cell office:value-type="string">
            <text:p>4,53</text:p>
          </table:table-cell>
          <table:table-cell office:value-type="string">
            <text:p>4,06</text:p>
          </table:table-cell>
          <table:table-cell office:value-type="string">
            <text:p>5,14</text:p>
          </table:table-cell>
          <table:table-cell office:value-type="string">
            <text:p>6,79</text:p>
          </table:table-cell>
          <table:table-cell office:value-type="string">
            <text:p>6,47</text:p>
          </table:table-cell>
          <table:table-cell office:value-type="string">
            <text:p>11,73</text:p>
          </table:table-cell>
        </table:table-row>
        <table:table-row table:style-name="ro1">
          <table:table-cell office:value-type="string">
            <text:p>4201006.Sandália / chinelo masculino</text:p>
          </table:table-cell>
          <table:table-cell office:value-type="string">
            <text:p>1,78</text:p>
          </table:table-cell>
          <table:table-cell office:value-type="string">
            <text:p>5,52</text:p>
          </table:table-cell>
          <table:table-cell office:value-type="string">
            <text:p>7,19</text:p>
          </table:table-cell>
          <table:table-cell office:value-type="string">
            <text:p>6,17</text:p>
          </table:table-cell>
          <table:table-cell office:value-type="string">
            <text:p>17,84</text:p>
          </table:table-cell>
          <table:table-cell office:value-type="string">
            <text:p>10,02</text:p>
          </table:table-cell>
          <table:table-cell office:value-type="string">
            <text:p>6,65</text:p>
          </table:table-cell>
        </table:table-row>
        <table:table-row table:style-name="ro1">
          <table:table-cell office:value-type="string">
            <text:p>4201007.Sandália / chinelo feminino</text:p>
          </table:table-cell>
          <table:table-cell office:value-type="string">
            <text:p>-0,49</text:p>
          </table:table-cell>
          <table:table-cell office:value-type="string">
            <text:p>3,21</text:p>
          </table:table-cell>
          <table:table-cell office:value-type="string">
            <text:p>6,67</text:p>
          </table:table-cell>
          <table:table-cell office:value-type="string">
            <text:p>11,22</text:p>
          </table:table-cell>
          <table:table-cell office:value-type="string">
            <text:p>9,72</text:p>
          </table:table-cell>
          <table:table-cell office:value-type="string">
            <text:p>9,17</text:p>
          </table:table-cell>
          <table:table-cell office:value-type="string">
            <text:p>10,64</text:p>
          </table:table-cell>
        </table:table-row>
        <table:table-row table:style-name="ro1">
          <table:table-cell office:value-type="string">
            <text:p>4201008.Sandália / chinelo infantil</text:p>
          </table:table-cell>
          <table:table-cell office:value-type="string">
            <text:p>1,24</text:p>
          </table:table-cell>
          <table:table-cell office:value-type="string">
            <text:p>5,81</text:p>
          </table:table-cell>
          <table:table-cell office:value-type="string">
            <text:p>4,50</text:p>
          </table:table-cell>
          <table:table-cell office:value-type="string">
            <text:p>15,36</text:p>
          </table:table-cell>
          <table:table-cell office:value-type="string">
            <text:p>15,10</text:p>
          </table:table-cell>
          <table:table-cell office:value-type="string">
            <text:p>7,80</text:p>
          </table:table-cell>
          <table:table-cell office:value-type="string">
            <text:p>9,60</text:p>
          </table:table-cell>
        </table:table-row>
        <table:table-row table:style-name="ro1">
          <table:table-cell office:value-type="string">
            <text:p>4201015.Bolsa e carteira feminina</text:p>
          </table:table-cell>
          <table:table-cell office:value-type="string">
            <text:p>5,43</text:p>
          </table:table-cell>
          <table:table-cell office:value-type="string">
            <text:p>3,51</text:p>
          </table:table-cell>
          <table:table-cell office:value-type="string">
            <text:p>5,13</text:p>
          </table:table-cell>
          <table:table-cell office:value-type="string">
            <text:p>11,11</text:p>
          </table:table-cell>
          <table:table-cell office:value-type="string">
            <text:p>11,15</text:p>
          </table:table-cell>
          <table:table-cell office:value-type="string">
            <text:p>9,89</text:p>
          </table:table-cell>
          <table:table-cell office:value-type="string">
            <text:p>6,66</text:p>
          </table:table-cell>
        </table:table-row>
        <table:table-row table:style-name="ro1">
          <table:table-cell office:value-type="string">
            <text:p>4201029.Bolsa e carteira masculina</text:p>
          </table:table-cell>
          <table:table-cell office:value-type="string">
            <text:p>-8,16</text:p>
          </table:table-cell>
          <table:table-cell office:value-type="string">
            <text:p>6,37</text:p>
          </table:table-cell>
          <table:table-cell office:value-type="string">
            <text:p>15,80</text:p>
          </table:table-cell>
          <table:table-cell office:value-type="string">
            <text:p>11,52</text:p>
          </table:table-cell>
          <table:table-cell office:value-type="string">
            <text:p>9,72</text:p>
          </table:table-cell>
          <table:table-cell office:value-type="string">
            <text:p>-1,25</text:p>
          </table:table-cell>
          <table:table-cell office:value-type="string">
            <text:p>-3,68</text:p>
          </table:table-cell>
        </table:table-row>
        <table:table-row table:style-name="ro1">
          <table:table-cell office:value-type="string">
            <text:p>4201063.Tênis</text:p>
          </table:table-cell>
          <table:table-cell office:value-type="string">
            <text:p>-0,45</text:p>
          </table:table-cell>
          <table:table-cell office:value-type="string">
            <text:p>6,90</text:p>
          </table:table-cell>
          <table:table-cell office:value-type="string">
            <text:p>5,10</text:p>
          </table:table-cell>
          <table:table-cell office:value-type="string">
            <text:p>7,56</text:p>
          </table:table-cell>
          <table:table-cell office:value-type="string">
            <text:p>11,92</text:p>
          </table:table-cell>
          <table:table-cell office:value-type="string">
            <text:p>12,15</text:p>
          </table:table-cell>
          <table:table-cell office:value-type="string">
            <text:p>10,65</text:p>
          </table:table-cell>
        </table:table-row>
        <table:table-row table:style-name="ro1">
          <table:table-cell office:value-type="string">
            <text:p>43.Joias e bijuterias</text:p>
          </table:table-cell>
          <table:table-cell office:value-type="string">
            <text:p>22,52</text:p>
          </table:table-cell>
          <table:table-cell office:value-type="string">
            <text:p>7,16</text:p>
          </table:table-cell>
          <table:table-cell office:value-type="string">
            <text:p>13,15</text:p>
          </table:table-cell>
          <table:table-cell office:value-type="string">
            <text:p>16,08</text:p>
          </table:table-cell>
          <table:table-cell office:value-type="string">
            <text:p>6,66</text:p>
          </table:table-cell>
          <table:table-cell office:value-type="string">
            <text:p>1,37</text:p>
          </table:table-cell>
          <table:table-cell office:value-type="string">
            <text:p>1,57</text:p>
          </table:table-cell>
        </table:table-row>
        <table:table-row table:style-name="ro1">
          <table:table-cell office:value-type="string">
            <text:p>4301.Joias e bijuterias</text:p>
          </table:table-cell>
          <table:table-cell office:value-type="string">
            <text:p>22,52</text:p>
          </table:table-cell>
          <table:table-cell office:value-type="string">
            <text:p>7,16</text:p>
          </table:table-cell>
          <table:table-cell office:value-type="string">
            <text:p>13,15</text:p>
          </table:table-cell>
          <table:table-cell office:value-type="string">
            <text:p>16,08</text:p>
          </table:table-cell>
          <table:table-cell office:value-type="string">
            <text:p>6,66</text:p>
          </table:table-cell>
          <table:table-cell office:value-type="string">
            <text:p>1,37</text:p>
          </table:table-cell>
          <table:table-cell office:value-type="string">
            <text:p>1,57</text:p>
          </table:table-cell>
        </table:table-row>
        <table:table-row table:style-name="ro1">
          <table:table-cell office:value-type="string">
            <text:p>4301001.Bijuteria</text:p>
          </table:table-cell>
          <table:table-cell office:value-type="string">
            <text:p>6,12</text:p>
          </table:table-cell>
          <table:table-cell office:value-type="string">
            <text:p>9,43</text:p>
          </table:table-cell>
          <table:table-cell office:value-type="string">
            <text:p>9,54</text:p>
          </table:table-cell>
          <table:table-cell office:value-type="string">
            <text:p>4,86</text:p>
          </table:table-cell>
          <table:table-cell office:value-type="string">
            <text:p>0,59</text:p>
          </table:table-cell>
          <table:table-cell office:value-type="string">
            <text:p>1,50</text:p>
          </table:table-cell>
          <table:table-cell office:value-type="string">
            <text:p>0,70</text:p>
          </table:table-cell>
        </table:table-row>
        <table:table-row table:style-name="ro1">
          <table:table-cell office:value-type="string">
            <text:p>4301002.Joia</text:p>
          </table:table-cell>
          <table:table-cell office:value-type="string">
            <text:p>27,48</text:p>
          </table:table-cell>
          <table:table-cell office:value-type="string">
            <text:p>5,00</text:p>
          </table:table-cell>
          <table:table-cell office:value-type="string">
            <text:p>16,73</text:p>
          </table:table-cell>
          <table:table-cell office:value-type="string">
            <text:p>28,22</text:p>
          </table:table-cell>
          <table:table-cell office:value-type="string">
            <text:p>7,93</text:p>
          </table:table-cell>
          <table:table-cell office:value-type="string">
            <text:p>-1,37</text:p>
          </table:table-cell>
          <table:table-cell office:value-type="string">
            <text:p>0,90</text:p>
          </table:table-cell>
        </table:table-row>
        <table:table-row table:style-name="ro1">
          <table:table-cell office:value-type="string">
            <text:p>4301004.Relógio de pulso</text:p>
          </table:table-cell>
          <table:table-cell office:value-type="string">
            <text:p>16,62</text:p>
          </table:table-cell>
          <table:table-cell office:value-type="string">
            <text:p>6,21</text:p>
          </table:table-cell>
          <table:table-cell office:value-type="string">
            <text:p>14,67</text:p>
          </table:table-cell>
          <table:table-cell office:value-type="string">
            <text:p>18,72</text:p>
          </table:table-cell>
          <table:table-cell office:value-type="string">
            <text:p>12,95</text:p>
          </table:table-cell>
          <table:table-cell office:value-type="string">
            <text:p>4,43</text:p>
          </table:table-cell>
          <table:table-cell office:value-type="string">
            <text:p>3,27</text:p>
          </table:table-cell>
        </table:table-row>
        <table:table-row table:style-name="ro1">
          <table:table-cell office:value-type="string">
            <text:p>44.Tecidos e armarinho</text:p>
          </table:table-cell>
          <table:table-cell office:value-type="string">
            <text:p>12,70</text:p>
          </table:table-cell>
          <table:table-cell office:value-type="string">
            <text:p>7,63</text:p>
          </table:table-cell>
          <table:table-cell office:value-type="string">
            <text:p>4,61</text:p>
          </table:table-cell>
          <table:table-cell office:value-type="string">
            <text:p>7,23</text:p>
          </table:table-cell>
          <table:table-cell office:value-type="string">
            <text:p>15,08</text:p>
          </table:table-cell>
          <table:table-cell office:value-type="string">
            <text:p>5,42</text:p>
          </table:table-cell>
          <table:table-cell office:value-type="string">
            <text:p>0,52</text:p>
          </table:table-cell>
        </table:table-row>
        <table:table-row table:style-name="ro1">
          <table:table-cell office:value-type="string">
            <text:p>4401.Tecidos e armarinho</text:p>
          </table:table-cell>
          <table:table-cell office:value-type="string">
            <text:p>12,70</text:p>
          </table:table-cell>
          <table:table-cell office:value-type="string">
            <text:p>7,63</text:p>
          </table:table-cell>
          <table:table-cell office:value-type="string">
            <text:p>4,61</text:p>
          </table:table-cell>
          <table:table-cell office:value-type="string">
            <text:p>7,23</text:p>
          </table:table-cell>
          <table:table-cell office:value-type="string">
            <text:p>15,08</text:p>
          </table:table-cell>
          <table:table-cell office:value-type="string">
            <text:p>5,42</text:p>
          </table:table-cell>
          <table:table-cell office:value-type="string">
            <text:p>0,52</text:p>
          </table:table-cell>
        </table:table-row>
        <table:table-row table:style-name="ro1">
          <table:table-cell office:value-type="string">
            <text:p>4401001.Tecido</text:p>
          </table:table-cell>
          <table:table-cell office:value-type="string">
            <text:p>14,06</text:p>
          </table:table-cell>
          <table:table-cell office:value-type="string">
            <text:p>8,75</text:p>
          </table:table-cell>
          <table:table-cell office:value-type="string">
            <text:p>4,41</text:p>
          </table:table-cell>
          <table:table-cell office:value-type="string">
            <text:p>7,99</text:p>
          </table:table-cell>
          <table:table-cell office:value-type="string">
            <text:p>16,72</text:p>
          </table:table-cell>
          <table:table-cell office:value-type="string">
            <text:p>6,21</text:p>
          </table:table-cell>
          <table:table-cell office:value-type="string">
            <text:p>0,20</text:p>
          </table:table-cell>
        </table:table-row>
        <table:table-row table:style-name="ro1">
          <table:table-cell office:value-type="string">
            <text:p>4401002.Artigos de armarinho</text:p>
          </table:table-cell>
          <table:table-cell office:value-type="string">
            <text:p>5,58</text:p>
          </table:table-cell>
          <table:table-cell office:value-type="string">
            <text:p>2,42</text:p>
          </table:table-cell>
          <table:table-cell office:value-type="string">
            <text:p>7,52</text:p>
          </table:table-cell>
          <table:table-cell office:value-type="string">
            <text:p>3,40</text:p>
          </table:table-cell>
          <table:table-cell office:value-type="string">
            <text:p>9,79</text:p>
          </table:table-cell>
          <table:table-cell office:value-type="string">
            <text:p>3,14</text:p>
          </table:table-cell>
          <table:table-cell office:value-type="string">
            <text:p>2,59</text:p>
          </table:table-cell>
        </table:table-row>
        <table:table-row table:style-name="ro1">
          <table:table-cell office:value-type="string">
            <text:p>4401005.Acortinado (mosquiteiro)</text:p>
          </table:table-cell>
          <table:table-cell office:value-type="string">
            <text:p>2,44</text:p>
          </table:table-cell>
          <table:table-cell office:value-type="string">
            <text:p>0,42</text:p>
          </table:table-cell>
          <table:table-cell office:value-type="string">
            <text:p>3,36</text:p>
          </table:table-cell>
          <table:table-cell office:value-type="string">
            <text:p>2,12</text:p>
          </table:table-cell>
          <table:table-cell office:value-type="string">
            <text:p>-0,85</text:p>
          </table:table-cell>
          <table:table-cell office:value-type="string">
            <text:p>-4,20</text:p>
          </table:table-cell>
          <table:table-cell office:value-type="string">
            <text:p>2,97</text:p>
          </table:table-cell>
        </table:table-row>
        <table:table-row table:style-name="ro1">
          <table:table-cell office:value-type="string">
            <text:p>5.Transportes</text:p>
          </table:table-cell>
          <table:table-cell office:value-type="string">
            <text:p>20,59</text:p>
          </table:table-cell>
          <table:table-cell office:value-type="string">
            <text:p>12,09</text:p>
          </table:table-cell>
          <table:table-cell office:value-type="string">
            <text:p>8,00</text:p>
          </table:table-cell>
          <table:table-cell office:value-type="string">
            <text:p>9,97</text:p>
          </table:table-cell>
          <table:table-cell office:value-type="string">
            <text:p>7,29</text:p>
          </table:table-cell>
          <table:table-cell office:value-type="string">
            <text:p>10,99</text:p>
          </table:table-cell>
          <table:table-cell office:value-type="string">
            <text:p>8,07</text:p>
          </table:table-cell>
        </table:table-row>
        <table:table-row table:style-name="ro1">
          <table:table-cell office:value-type="string">
            <text:p>51.Transportes</text:p>
          </table:table-cell>
          <table:table-cell office:value-type="string">
            <text:p>20,59</text:p>
          </table:table-cell>
          <table:table-cell office:value-type="string">
            <text:p>12,09</text:p>
          </table:table-cell>
          <table:table-cell office:value-type="string">
            <text:p>8,00</text:p>
          </table:table-cell>
          <table:table-cell office:value-type="string">
            <text:p>9,97</text:p>
          </table:table-cell>
          <table:table-cell office:value-type="string">
            <text:p>7,29</text:p>
          </table:table-cell>
          <table:table-cell office:value-type="string">
            <text:p>10,99</text:p>
          </table:table-cell>
          <table:table-cell office:value-type="string">
            <text:p>8,07</text:p>
          </table:table-cell>
        </table:table-row>
        <table:table-row table:style-name="ro1">
          <table:table-cell office:value-type="string">
            <text:p>5101.Transporte público</text:p>
          </table:table-cell>
          <table:table-cell office:value-type="string">
            <text:p>13,84</text:p>
          </table:table-cell>
          <table:table-cell office:value-type="string">
            <text:p>7,72</text:p>
          </table:table-cell>
          <table:table-cell office:value-type="string">
            <text:p>15,84</text:p>
          </table:table-cell>
          <table:table-cell office:value-type="string">
            <text:p>13,28</text:p>
          </table:table-cell>
          <table:table-cell office:value-type="string">
            <text:p>18,77</text:p>
          </table:table-cell>
          <table:table-cell office:value-type="string">
            <text:p>4,68</text:p>
          </table:table-cell>
          <table:table-cell office:value-type="string">
            <text:p>11,99</text:p>
          </table:table-cell>
        </table:table-row>
        <table:table-row table:style-name="ro1">
          <table:table-cell office:value-type="string">
            <text:p>5101001.Ônibus urbano</text:p>
          </table:table-cell>
          <table:table-cell office:value-type="string">
            <text:p>14,87</text:p>
          </table:table-cell>
          <table:table-cell office:value-type="string">
            <text:p>7,87</text:p>
          </table:table-cell>
          <table:table-cell office:value-type="string">
            <text:p>15,49</text:p>
          </table:table-cell>
          <table:table-cell office:value-type="string">
            <text:p>12,06</text:p>
          </table:table-cell>
          <table:table-cell office:value-type="string">
            <text:p>20,95</text:p>
          </table:table-cell>
          <table:table-cell office:value-type="string">
            <text:p>4,74</text:p>
          </table:table-cell>
          <table:table-cell office:value-type="string">
            <text:p>10,44</text:p>
          </table:table-cell>
        </table:table-row>
        <table:table-row table:style-name="ro1">
          <table:table-cell office:value-type="string">
            <text:p>5101002.Táxi</text:p>
          </table:table-cell>
          <table:table-cell office:value-type="string">
            <text:p>11,50</text:p>
          </table:table-cell>
          <table:table-cell office:value-type="string">
            <text:p>4,65</text:p>
          </table:table-cell>
          <table:table-cell office:value-type="string">
            <text:p>11,33</text:p>
          </table:table-cell>
          <table:table-cell office:value-type="string">
            <text:p>5,59</text:p>
          </table:table-cell>
          <table:table-cell office:value-type="string">
            <text:p>14,78</text:p>
          </table:table-cell>
          <table:table-cell office:value-type="string">
            <text:p>4,24</text:p>
          </table:table-cell>
          <table:table-cell office:value-type="string">
            <text:p>3,99</text:p>
          </table:table-cell>
        </table:table-row>
        <table:table-row table:style-name="ro1">
          <table:table-cell office:value-type="string">
            <text:p>5101004.Trem</text:p>
          </table:table-cell>
          <table:table-cell office:value-type="string">
            <text:p>9,71</text:p>
          </table:table-cell>
          <table:table-cell office:value-type="string">
            <text:p>0,00</text:p>
          </table:table-cell>
          <table:table-cell office:value-type="string">
            <text:p>13,80</text:p>
          </table:table-cell>
          <table:table-cell office:value-type="string">
            <text:p>0,00</text:p>
          </table:table-cell>
          <table:table-cell office:value-type="string">
            <text:p>22,04</text:p>
          </table:table-cell>
          <table:table-cell office:value-type="string">
            <text:p>0,07</text:p>
          </table:table-cell>
          <table:table-cell office:value-type="string">
            <text:p>10,55</text:p>
          </table:table-cell>
        </table:table-row>
        <table:table-row table:style-name="ro1">
          <table:table-cell office:value-type="string">
            <text:p>5101006.Ônibus intermunicipal</text:p>
          </table:table-cell>
          <table:table-cell office:value-type="string">
            <text:p>12,96</text:p>
          </table:table-cell>
          <table:table-cell office:value-type="string">
            <text:p>7,08</text:p>
          </table:table-cell>
          <table:table-cell office:value-type="string">
            <text:p>16,44</text:p>
          </table:table-cell>
          <table:table-cell office:value-type="string">
            <text:p>7,80</text:p>
          </table:table-cell>
          <table:table-cell office:value-type="string">
            <text:p>18,95</text:p>
          </table:table-cell>
          <table:table-cell office:value-type="string">
            <text:p>4,84</text:p>
          </table:table-cell>
          <table:table-cell office:value-type="string">
            <text:p>12,35</text:p>
          </table:table-cell>
        </table:table-row>
        <table:table-row table:style-name="ro1">
          <table:table-cell office:value-type="string">
            <text:p>5101007.Ônibus interestadual</text:p>
          </table:table-cell>
          <table:table-cell office:value-type="string">
            <text:p>7,26</text:p>
          </table:table-cell>
          <table:table-cell office:value-type="string">
            <text:p>6,28</text:p>
          </table:table-cell>
          <table:table-cell office:value-type="string">
            <text:p>20,91</text:p>
          </table:table-cell>
          <table:table-cell office:value-type="string">
            <text:p>10,25</text:p>
          </table:table-cell>
          <table:table-cell office:value-type="string">
            <text:p>16,95</text:p>
          </table:table-cell>
          <table:table-cell office:value-type="string">
            <text:p>5,08</text:p>
          </table:table-cell>
          <table:table-cell office:value-type="string">
            <text:p>14,49</text:p>
          </table:table-cell>
        </table:table-row>
        <table:table-row table:style-name="ro1">
          <table:table-cell office:value-type="string">
            <text:p>5101009.Ferry-boat</text:p>
          </table:table-cell>
          <table:table-cell office:value-type="string">
            <text:p>4,59</text:p>
          </table:table-cell>
          <table:table-cell office:value-type="string">
            <text:p>0,00</text:p>
          </table:table-cell>
          <table:table-cell office:value-type="string">
            <text:p>20,88</text:p>
          </table:table-cell>
          <table:table-cell office:value-type="string">
            <text:p>8,53</text:p>
          </table:table-cell>
          <table:table-cell office:value-type="string">
            <text:p>19,65</text:p>
          </table:table-cell>
          <table:table-cell table:number-columns-repeated="2" office:value-type="string">
            <text:p>0,00</text:p>
          </table:table-cell>
        </table:table-row>
        <table:table-row table:style-name="ro1">
          <table:table-cell office:value-type="string">
            <text:p>5101010.Passagem aérea</text:p>
          </table:table-cell>
          <table:table-cell office:value-type="string">
            <text:p>16,57</text:p>
          </table:table-cell>
          <table:table-cell office:value-type="string">
            <text:p>17,92</text:p>
          </table:table-cell>
          <table:table-cell office:value-type="string">
            <text:p>27,04</text:p>
          </table:table-cell>
          <table:table-cell office:value-type="string">
            <text:p>54,65</text:p>
          </table:table-cell>
          <table:table-cell office:value-type="string">
            <text:p>7,18</text:p>
          </table:table-cell>
          <table:table-cell office:value-type="string">
            <text:p>6,04</text:p>
          </table:table-cell>
          <table:table-cell office:value-type="string">
            <text:p>28,13</text:p>
          </table:table-cell>
        </table:table-row>
        <table:table-row table:style-name="ro1">
          <table:table-cell office:value-type="string">
            <text:p>5101011.Metrô</text:p>
          </table:table-cell>
          <table:table-cell office:value-type="string">
            <text:p>9,86</text:p>
          </table:table-cell>
          <table:table-cell office:value-type="string">
            <text:p>2,00</text:p>
          </table:table-cell>
          <table:table-cell office:value-type="string">
            <text:p>13,59</text:p>
          </table:table-cell>
          <table:table-cell office:value-type="string">
            <text:p>1,22</text:p>
          </table:table-cell>
          <table:table-cell office:value-type="string">
            <text:p>18,53</text:p>
          </table:table-cell>
          <table:table-cell office:value-type="string">
            <text:p>0,48</text:p>
          </table:table-cell>
          <table:table-cell office:value-type="string">
            <text:p>16,03</text:p>
          </table:table-cell>
        </table:table-row>
        <table:table-row table:style-name="ro1">
          <table:table-cell office:value-type="string">
            <text:p>5101020.Navio</text:p>
          </table:table-cell>
          <table:table-cell office:value-type="string">
            <text:p>0,00</text:p>
          </table:table-cell>
          <table:table-cell office:value-type="string">
            <text:p>16,99</text:p>
          </table:table-cell>
          <table:table-cell office:value-type="string">
            <text:p>2,87</text:p>
          </table:table-cell>
          <table:table-cell office:value-type="string">
            <text:p>10,06</text:p>
          </table:table-cell>
          <table:table-cell office:value-type="string">
            <text:p>12,50</text:p>
          </table:table-cell>
          <table:table-cell office:value-type="string">
            <text:p>21,72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5101022.Barco</text:p>
          </table:table-cell>
          <table:table-cell office:value-type="string">
            <text:p>0,08</text:p>
          </table:table-cell>
          <table:table-cell office:value-type="string">
            <text:p>26,53</text:p>
          </table:table-cell>
          <table:table-cell office:value-type="string">
            <text:p>3,81</text:p>
          </table:table-cell>
          <table:table-cell office:value-type="string">
            <text:p>12,40</text:p>
          </table:table-cell>
          <table:table-cell office:value-type="string">
            <text:p>-4,15</text:p>
          </table:table-cell>
          <table:table-cell office:value-type="string">
            <text:p>1,17</text:p>
          </table:table-cell>
          <table:table-cell office:value-type="string">
            <text:p>5,74</text:p>
          </table:table-cell>
        </table:table-row>
        <table:table-row table:style-name="ro1">
          <table:table-cell office:value-type="string">
            <text:p>5101026.Transporte escolar</text:p>
          </table:table-cell>
          <table:table-cell office:value-type="string">
            <text:p>3,75</text:p>
          </table:table-cell>
          <table:table-cell office:value-type="string">
            <text:p>2,70</text:p>
          </table:table-cell>
          <table:table-cell office:value-type="string">
            <text:p>0,81</text:p>
          </table:table-cell>
          <table:table-cell office:value-type="string">
            <text:p>11,15</text:p>
          </table:table-cell>
          <table:table-cell office:value-type="string">
            <text:p>7,68</text:p>
          </table:table-cell>
          <table:table-cell office:value-type="string">
            <text:p>5,86</text:p>
          </table:table-cell>
          <table:table-cell office:value-type="string">
            <text:p>10,12</text:p>
          </table:table-cell>
        </table:table-row>
        <table:table-row table:style-name="ro1">
          <table:table-cell office:value-type="string">
            <text:p>5102.Veículo próprio</text:p>
          </table:table-cell>
          <table:table-cell office:value-type="string">
            <text:p>12,53</text:p>
          </table:table-cell>
          <table:table-cell office:value-type="string">
            <text:p>6,12</text:p>
          </table:table-cell>
          <table:table-cell office:value-type="string">
            <text:p>4,68</text:p>
          </table:table-cell>
          <table:table-cell office:value-type="string">
            <text:p>3,93</text:p>
          </table:table-cell>
          <table:table-cell office:value-type="string">
            <text:p>3,64</text:p>
          </table:table-cell>
          <table:table-cell office:value-type="string">
            <text:p>12,68</text:p>
          </table:table-cell>
          <table:table-cell office:value-type="string">
            <text:p>5,10</text:p>
          </table:table-cell>
        </table:table-row>
        <table:table-row table:style-name="ro1">
          <table:table-cell office:value-type="string">
            <text:p>5102001.Automóvel novo</text:p>
          </table:table-cell>
          <table:table-cell office:value-type="string">
            <text:p>22,79</text:p>
          </table:table-cell>
          <table:table-cell office:value-type="string">
            <text:p>3,94</text:p>
          </table:table-cell>
          <table:table-cell office:value-type="string">
            <text:p>2,42</text:p>
          </table:table-cell>
          <table:table-cell office:value-type="string">
            <text:p>0,46</text:p>
          </table:table-cell>
          <table:table-cell office:value-type="string">
            <text:p>1,02</text:p>
          </table:table-cell>
          <table:table-cell office:value-type="string">
            <text:p>13,65</text:p>
          </table:table-cell>
          <table:table-cell office:value-type="string">
            <text:p>3,22</text:p>
          </table:table-cell>
        </table:table-row>
        <table:table-row table:style-name="ro1">
          <table:table-cell office:value-type="string">
            <text:p>5102004.Emplacamento e licença</text:p>
          </table:table-cell>
          <table:table-cell office:value-type="string">
            <text:p>-14,00</text:p>
          </table:table-cell>
          <table:table-cell office:value-type="string">
            <text:p>-4,84</text:p>
          </table:table-cell>
          <table:table-cell office:value-type="string">
            <text:p>3,68</text:p>
          </table:table-cell>
          <table:table-cell office:value-type="string">
            <text:p>-7,22</text:p>
          </table:table-cell>
          <table:table-cell office:value-type="string">
            <text:p>4,60</text:p>
          </table:table-cell>
          <table:table-cell office:value-type="string">
            <text:p>10,54</text:p>
          </table:table-cell>
          <table:table-cell office:value-type="string">
            <text:p>16,21</text:p>
          </table:table-cell>
        </table:table-row>
        <table:table-row table:style-name="ro1">
          <table:table-cell office:value-type="string">
            <text:p>5102005.Seguro voluntário de veículo</text:p>
          </table:table-cell>
          <table:table-cell office:value-type="string">
            <text:p>7,33</text:p>
          </table:table-cell>
          <table:table-cell office:value-type="string">
            <text:p>9,86</text:p>
          </table:table-cell>
          <table:table-cell office:value-type="string">
            <text:p>6,88</text:p>
          </table:table-cell>
          <table:table-cell office:value-type="string">
            <text:p>9,52</text:p>
          </table:table-cell>
          <table:table-cell office:value-type="string">
            <text:p>3,07</text:p>
          </table:table-cell>
          <table:table-cell office:value-type="string">
            <text:p>24,28</text:p>
          </table:table-cell>
          <table:table-cell office:value-type="string">
            <text:p>22,65</text:p>
          </table:table-cell>
        </table:table-row>
        <table:table-row table:style-name="ro1">
          <table:table-cell office:value-type="string">
            <text:p>5102007.Óleo lubrificante</text:p>
          </table:table-cell>
          <table:table-cell office:value-type="string">
            <text:p>12,01</text:p>
          </table:table-cell>
          <table:table-cell office:value-type="string">
            <text:p>7,58</text:p>
          </table:table-cell>
          <table:table-cell office:value-type="string">
            <text:p>5,83</text:p>
          </table:table-cell>
          <table:table-cell office:value-type="string">
            <text:p>16,21</text:p>
          </table:table-cell>
          <table:table-cell office:value-type="string">
            <text:p>16,34</text:p>
          </table:table-cell>
          <table:table-cell office:value-type="string">
            <text:p>9,48</text:p>
          </table:table-cell>
          <table:table-cell office:value-type="string">
            <text:p>6,85</text:p>
          </table:table-cell>
        </table:table-row>
        <table:table-row table:style-name="ro1">
          <table:table-cell office:value-type="string">
            <text:p>5102009.Acessórios e peças</text:p>
          </table:table-cell>
          <table:table-cell office:value-type="string">
            <text:p>16,07</text:p>
          </table:table-cell>
          <table:table-cell office:value-type="string">
            <text:p>4,09</text:p>
          </table:table-cell>
          <table:table-cell office:value-type="string">
            <text:p>3,50</text:p>
          </table:table-cell>
          <table:table-cell office:value-type="string">
            <text:p>7,41</text:p>
          </table:table-cell>
          <table:table-cell office:value-type="string">
            <text:p>7,61</text:p>
          </table:table-cell>
          <table:table-cell office:value-type="string">
            <text:p>19,50</text:p>
          </table:table-cell>
          <table:table-cell office:value-type="string">
            <text:p>3,97</text:p>
          </table:table-cell>
        </table:table-row>
        <table:table-row table:style-name="ro1">
          <table:table-cell office:value-type="string">
            <text:p>5102010.Pneu e câmara-de-ar</text:p>
          </table:table-cell>
          <table:table-cell office:value-type="string">
            <text:p>14,05</text:p>
          </table:table-cell>
          <table:table-cell office:value-type="string">
            <text:p>3,96</text:p>
          </table:table-cell>
          <table:table-cell office:value-type="string">
            <text:p>13,57</text:p>
          </table:table-cell>
          <table:table-cell office:value-type="string">
            <text:p>25,47</text:p>
          </table:table-cell>
          <table:table-cell office:value-type="string">
            <text:p>20,52</text:p>
          </table:table-cell>
          <table:table-cell office:value-type="string">
            <text:p>18,02</text:p>
          </table:table-cell>
          <table:table-cell office:value-type="string">
            <text:p>2,64</text:p>
          </table:table-cell>
        </table:table-row>
        <table:table-row table:style-name="ro1">
          <table:table-cell office:value-type="string">
            <text:p>5102011.Conserto de automóvel</text:p>
          </table:table-cell>
          <table:table-cell office:value-type="string">
            <text:p>4,86</text:p>
          </table:table-cell>
          <table:table-cell office:value-type="string">
            <text:p>3,11</text:p>
          </table:table-cell>
          <table:table-cell office:value-type="string">
            <text:p>7,38</text:p>
          </table:table-cell>
          <table:table-cell office:value-type="string">
            <text:p>5,46</text:p>
          </table:table-cell>
          <table:table-cell office:value-type="string">
            <text:p>8,57</text:p>
          </table:table-cell>
          <table:table-cell office:value-type="string">
            <text:p>10,52</text:p>
          </table:table-cell>
          <table:table-cell office:value-type="string">
            <text:p>4,76</text:p>
          </table:table-cell>
        </table:table-row>
        <table:table-row table:style-name="ro1">
          <table:table-cell office:value-type="string">
            <text:p>5102013.Estacionamento</text:p>
          </table:table-cell>
          <table:table-cell office:value-type="string">
            <text:p>-0,96</text:p>
          </table:table-cell>
          <table:table-cell office:value-type="string">
            <text:p>2,28</text:p>
          </table:table-cell>
          <table:table-cell office:value-type="string">
            <text:p>2,54</text:p>
          </table:table-cell>
          <table:table-cell office:value-type="string">
            <text:p>2,64</text:p>
          </table:table-cell>
          <table:table-cell office:value-type="string">
            <text:p>2,76</text:p>
          </table:table-cell>
          <table:table-cell office:value-type="string">
            <text:p>-2,37</text:p>
          </table:table-cell>
          <table:table-cell office:value-type="string">
            <text:p>5,55</text:p>
          </table:table-cell>
        </table:table-row>
        <table:table-row table:style-name="ro1">
          <table:table-cell office:value-type="string">
            <text:p>5102015.Pedágio</text:p>
          </table:table-cell>
          <table:table-cell office:value-type="string">
            <text:p>3,92</text:p>
          </table:table-cell>
          <table:table-cell office:value-type="string">
            <text:p>15,67</text:p>
          </table:table-cell>
          <table:table-cell office:value-type="string">
            <text:p>13,73</text:p>
          </table:table-cell>
          <table:table-cell office:value-type="string">
            <text:p>10,59</text:p>
          </table:table-cell>
          <table:table-cell office:value-type="string">
            <text:p>27,91</text:p>
          </table:table-cell>
          <table:table-cell office:value-type="string">
            <text:p>13,25</text:p>
          </table:table-cell>
          <table:table-cell office:value-type="string">
            <text:p>10,05</text:p>
          </table:table-cell>
        </table:table-row>
        <table:table-row table:style-name="ro1">
          <table:table-cell office:value-type="string">
            <text:p>5102019.Lubrificação e lavagem</text:p>
          </table:table-cell>
          <table:table-cell office:value-type="string">
            <text:p>2,58</text:p>
          </table:table-cell>
          <table:table-cell office:value-type="string">
            <text:p>3,44</text:p>
          </table:table-cell>
          <table:table-cell office:value-type="string">
            <text:p>3,56</text:p>
          </table:table-cell>
          <table:table-cell office:value-type="string">
            <text:p>3,94</text:p>
          </table:table-cell>
          <table:table-cell office:value-type="string">
            <text:p>4,01</text:p>
          </table:table-cell>
          <table:table-cell office:value-type="string">
            <text:p>2,04</text:p>
          </table:table-cell>
          <table:table-cell office:value-type="string">
            <text:p>7,13</text:p>
          </table:table-cell>
        </table:table-row>
        <table:table-row table:style-name="ro1">
          <table:table-cell office:value-type="string">
            <text:p>5102020.Compra de automóvel usado</text:p>
          </table:table-cell>
          <table:table-cell office:value-type="string">
            <text:p>16,44</text:p>
          </table:table-cell>
          <table:table-cell office:value-type="string">
            <text:p>13,33</text:p>
          </table:table-cell>
          <table:table-cell office:value-type="string">
            <text:p>5,76</text:p>
          </table:table-cell>
          <table:table-cell office:value-type="string">
            <text:p>6,17</text:p>
          </table:table-cell>
          <table:table-cell office:value-type="string">
            <text:p>1,08</text:p>
          </table:table-cell>
          <table:table-cell office:value-type="string">
            <text:p>12,37</text:p>
          </table:table-cell>
          <table:table-cell office:value-type="string">
            <text:p>4,66</text:p>
          </table:table-cell>
        </table:table-row>
        <table:table-row table:style-name="ro1">
          <table:table-cell office:value-type="string">
            <text:p>5102037.Pintura de veículo</text:p>
          </table:table-cell>
          <table:table-cell office:value-type="string">
            <text:p>2,16</text:p>
          </table:table-cell>
          <table:table-cell office:value-type="string">
            <text:p>6,20</text:p>
          </table:table-cell>
          <table:table-cell office:value-type="string">
            <text:p>5,52</text:p>
          </table:table-cell>
          <table:table-cell office:value-type="string">
            <text:p>-0,01</text:p>
          </table:table-cell>
          <table:table-cell office:value-type="string">
            <text:p>4,40</text:p>
          </table:table-cell>
          <table:table-cell office:value-type="string">
            <text:p>5,43</text:p>
          </table:table-cell>
          <table:table-cell office:value-type="string">
            <text:p>1,65</text:p>
          </table:table-cell>
        </table:table-row>
        <table:table-row table:style-name="ro1">
          <table:table-cell office:value-type="string">
            <text:p>5102053.Motocicleta</text:p>
          </table:table-cell>
          <table:table-cell office:value-type="string">
            <text:p>10,44</text:p>
          </table:table-cell>
          <table:table-cell office:value-type="string">
            <text:p>8,90</text:p>
          </table:table-cell>
          <table:table-cell office:value-type="string">
            <text:p>5,05</text:p>
          </table:table-cell>
          <table:table-cell office:value-type="string">
            <text:p>7,11</text:p>
          </table:table-cell>
          <table:table-cell office:value-type="string">
            <text:p>3,29</text:p>
          </table:table-cell>
          <table:table-cell office:value-type="string">
            <text:p>6,40</text:p>
          </table:table-cell>
          <table:table-cell office:value-type="string">
            <text:p>4,07</text:p>
          </table:table-cell>
        </table:table-row>
        <table:table-row table:style-name="ro1">
          <table:table-cell office:value-type="string">
            <text:p>5102054.Camioneta</text:p>
          </table:table-cell>
          <table:table-cell office:value-type="string">
            <text:p>21,07</text:p>
          </table:table-cell>
          <table:table-cell office:value-type="string">
            <text:p>2,81</text:p>
          </table:table-cell>
          <table:table-cell office:value-type="string">
            <text:p>2,83</text:p>
          </table:table-cell>
          <table:table-cell office:value-type="string">
            <text:p>-0,74</text:p>
          </table:table-cell>
          <table:table-cell office:value-type="string">
            <text:p>5,92</text:p>
          </table:table-cell>
          <table:table-cell office:value-type="string">
            <text:p>11,86</text:p>
          </table:table-cell>
          <table:table-cell office:value-type="string">
            <text:p>1,16</text:p>
          </table:table-cell>
        </table:table-row>
        <table:table-row table:style-name="ro1">
          <table:table-cell office:value-type="string">
            <text:p>5104.Combustíveis (veículos)</text:p>
          </table:table-cell>
          <table:table-cell office:value-type="string">
            <text:p>47,62</text:p>
          </table:table-cell>
          <table:table-cell office:value-type="string">
            <text:p>31,15</text:p>
          </table:table-cell>
          <table:table-cell office:value-type="string">
            <text:p>4,49</text:p>
          </table:table-cell>
          <table:table-cell office:value-type="string">
            <text:p>16,14</text:p>
          </table:table-cell>
          <table:table-cell office:value-type="string">
            <text:p>-1,62</text:p>
          </table:table-cell>
          <table:table-cell office:value-type="string">
            <text:p>17,87</text:p>
          </table:table-cell>
          <table:table-cell office:value-type="string">
            <text:p>7,38</text:p>
          </table:table-cell>
        </table:table-row>
        <table:table-row table:style-name="ro1">
          <table:table-cell office:value-type="string">
            <text:p>5104001.Gasolina</text:p>
          </table:table-cell>
          <table:table-cell office:value-type="string">
            <text:p>51,99</text:p>
          </table:table-cell>
          <table:table-cell office:value-type="string">
            <text:p>30,75</text:p>
          </table:table-cell>
          <table:table-cell office:value-type="string">
            <text:p>7,21</text:p>
          </table:table-cell>
          <table:table-cell office:value-type="string">
            <text:p>12,09</text:p>
          </table:table-cell>
          <table:table-cell office:value-type="string">
            <text:p>1,24</text:p>
          </table:table-cell>
          <table:table-cell office:value-type="string">
            <text:p>14,64</text:p>
          </table:table-cell>
          <table:table-cell office:value-type="string">
            <text:p>7,76</text:p>
          </table:table-cell>
        </table:table-row>
        <table:table-row table:style-name="ro1">
          <table:table-cell office:value-type="string">
            <text:p>5104002.Etanol</text:p>
          </table:table-cell>
          <table:table-cell office:value-type="string">
            <text:p>38,15</text:p>
          </table:table-cell>
          <table:table-cell office:value-type="string">
            <text:p>32,91</text:p>
          </table:table-cell>
          <table:table-cell office:value-type="string">
            <text:p>-6,45</text:p>
          </table:table-cell>
          <table:table-cell office:value-type="string">
            <text:p>31,51</text:p>
          </table:table-cell>
          <table:table-cell office:value-type="string">
            <text:p>-12,59</text:p>
          </table:table-cell>
          <table:table-cell office:value-type="string">
            <text:p>31,58</text:p>
          </table:table-cell>
          <table:table-cell office:value-type="string">
            <text:p>5,64</text:p>
          </table:table-cell>
        </table:table-row>
        <table:table-row table:style-name="ro1">
          <table:table-cell office:value-type="string">
            <text:p>5104003.Óleo diesel</text:p>
          </table:table-cell>
          <table:table-cell office:value-type="string">
            <text:p>2,08</text:p>
          </table:table-cell>
          <table:table-cell office:value-type="string">
            <text:p>27,12</text:p>
          </table:table-cell>
          <table:table-cell office:value-type="string">
            <text:p>15,68</text:p>
          </table:table-cell>
          <table:table-cell office:value-type="string">
            <text:p>51,26</text:p>
          </table:table-cell>
          <table:table-cell office:value-type="string">
            <text:p>2,73</text:p>
          </table:table-cell>
          <table:table-cell office:value-type="string">
            <text:p>19,91</text:p>
          </table:table-cell>
          <table:table-cell office:value-type="string">
            <text:p>11,38</text:p>
          </table:table-cell>
        </table:table-row>
        <table:table-row table:style-name="ro1">
          <table:table-cell office:value-type="string">
            <text:p>6.Saúde e cuidados pessoais</text:p>
          </table:table-cell>
          <table:table-cell office:value-type="string">
            <text:p>8,67</text:p>
          </table:table-cell>
          <table:table-cell office:value-type="string">
            <text:p>2,64</text:p>
          </table:table-cell>
          <table:table-cell office:value-type="string">
            <text:p>4,20</text:p>
          </table:table-cell>
          <table:table-cell office:value-type="string">
            <text:p>10,19</text:p>
          </table:table-cell>
          <table:table-cell office:value-type="string">
            <text:p>10,03</text:p>
          </table:table-cell>
          <table:table-cell office:value-type="string">
            <text:p>6,88</text:p>
          </table:table-cell>
          <table:table-cell office:value-type="string">
            <text:p>6,21</text:p>
          </table:table-cell>
        </table:table-row>
        <table:table-row table:style-name="ro1">
          <table:table-cell office:value-type="string">
            <text:p>61.Produtos farmacêuticos e óticos</text:p>
          </table:table-cell>
          <table:table-cell office:value-type="string">
            <text:p>14,91</text:p>
          </table:table-cell>
          <table:table-cell office:value-type="string">
            <text:p>1,24</text:p>
          </table:table-cell>
          <table:table-cell office:value-type="string">
            <text:p>2,41</text:p>
          </table:table-cell>
          <table:table-cell office:value-type="string">
            <text:p>11,09</text:p>
          </table:table-cell>
          <table:table-cell office:value-type="string">
            <text:p>11,49</text:p>
          </table:table-cell>
          <table:table-cell office:value-type="string">
            <text:p>7,12</text:p>
          </table:table-cell>
          <table:table-cell office:value-type="string">
            <text:p>6,19</text:p>
          </table:table-cell>
        </table:table-row>
        <table:table-row table:style-name="ro1">
          <table:table-cell office:value-type="string">
            <text:p>6101.Produtos farmacêuticos</text:p>
          </table:table-cell>
          <table:table-cell office:value-type="string">
            <text:p>16,36</text:p>
          </table:table-cell>
          <table:table-cell office:value-type="string">
            <text:p>0,97</text:p>
          </table:table-cell>
          <table:table-cell office:value-type="string">
            <text:p>1,69</text:p>
          </table:table-cell>
          <table:table-cell office:value-type="string">
            <text:p>10,89</text:p>
          </table:table-cell>
          <table:table-cell office:value-type="string">
            <text:p>11,50</text:p>
          </table:table-cell>
          <table:table-cell office:value-type="string">
            <text:p>6,95</text:p>
          </table:table-cell>
          <table:table-cell office:value-type="string">
            <text:p>6,00</text:p>
          </table:table-cell>
        </table:table-row>
        <table:table-row table:style-name="ro1">
          <table:table-cell office:value-type="string">
            <text:p>6101001.Anti-infeccioso e antibiótico</text:p>
          </table:table-cell>
          <table:table-cell office:value-type="string">
            <text:p>14,38</text:p>
          </table:table-cell>
          <table:table-cell office:value-type="string">
            <text:p>-1,06</text:p>
          </table:table-cell>
          <table:table-cell office:value-type="string">
            <text:p>-0,17</text:p>
          </table:table-cell>
          <table:table-cell office:value-type="string">
            <text:p>9,14</text:p>
          </table:table-cell>
          <table:table-cell office:value-type="string">
            <text:p>9,27</text:p>
          </table:table-cell>
          <table:table-cell office:value-type="string">
            <text:p>6,30</text:p>
          </table:table-cell>
          <table:table-cell office:value-type="string">
            <text:p>5,56</text:p>
          </table:table-cell>
        </table:table-row>
        <table:table-row table:style-name="ro1">
          <table:table-cell office:value-type="string">
            <text:p>6101002.Analgésico e antitérmico</text:p>
          </table:table-cell>
          <table:table-cell office:value-type="string">
            <text:p>16,35</text:p>
          </table:table-cell>
          <table:table-cell office:value-type="string">
            <text:p>2,52</text:p>
          </table:table-cell>
          <table:table-cell office:value-type="string">
            <text:p>8,58</text:p>
          </table:table-cell>
          <table:table-cell office:value-type="string">
            <text:p>12,47</text:p>
          </table:table-cell>
          <table:table-cell office:value-type="string">
            <text:p>17,27</text:p>
          </table:table-cell>
          <table:table-cell office:value-type="string">
            <text:p>11,33</text:p>
          </table:table-cell>
          <table:table-cell office:value-type="string">
            <text:p>9,17</text:p>
          </table:table-cell>
        </table:table-row>
        <table:table-row table:style-name="ro1">
          <table:table-cell office:value-type="string">
            <text:p>6101003.Anti-inflamatório e antirreumático</text:p>
          </table:table-cell>
          <table:table-cell office:value-type="string">
            <text:p>2,73</text:p>
          </table:table-cell>
          <table:table-cell office:value-type="string">
            <text:p>5,79</text:p>
          </table:table-cell>
          <table:table-cell office:value-type="string">
            <text:p>-4,15</text:p>
          </table:table-cell>
          <table:table-cell office:value-type="string">
            <text:p>11,82</text:p>
          </table:table-cell>
          <table:table-cell office:value-type="string">
            <text:p>10,28</text:p>
          </table:table-cell>
          <table:table-cell office:value-type="string">
            <text:p>5,63</text:p>
          </table:table-cell>
          <table:table-cell office:value-type="string">
            <text:p>5,21</text:p>
          </table:table-cell>
        </table:table-row>
        <table:table-row table:style-name="ro1">
          <table:table-cell office:value-type="string">
            <text:p>6101004.Antigripal e antitussígeno</text:p>
          </table:table-cell>
          <table:table-cell office:value-type="string">
            <text:p>17,91</text:p>
          </table:table-cell>
          <table:table-cell office:value-type="string">
            <text:p>1,99</text:p>
          </table:table-cell>
          <table:table-cell office:value-type="string">
            <text:p>4,69</text:p>
          </table:table-cell>
          <table:table-cell office:value-type="string">
            <text:p>11,07</text:p>
          </table:table-cell>
          <table:table-cell office:value-type="string">
            <text:p>10,09</text:p>
          </table:table-cell>
          <table:table-cell office:value-type="string">
            <text:p>9,11</text:p>
          </table:table-cell>
          <table:table-cell office:value-type="string">
            <text:p>7,92</text:p>
          </table:table-cell>
        </table:table-row>
        <table:table-row table:style-name="ro1">
          <table:table-cell office:value-type="string">
            <text:p>6101005.Hepatoprotetor</text:p>
          </table:table-cell>
          <table:table-cell office:value-type="string">
            <text:p>3,24</text:p>
          </table:table-cell>
          <table:table-cell office:value-type="string">
            <text:p>-3,23</text:p>
          </table:table-cell>
          <table:table-cell office:value-type="string">
            <text:p>9,90</text:p>
          </table:table-cell>
          <table:table-cell office:value-type="string">
            <text:p>15,96</text:p>
          </table:table-cell>
          <table:table-cell office:value-type="string">
            <text:p>14,82</text:p>
          </table:table-cell>
          <table:table-cell office:value-type="string">
            <text:p>8,27</text:p>
          </table:table-cell>
          <table:table-cell office:value-type="string">
            <text:p>11,59</text:p>
          </table:table-cell>
        </table:table-row>
        <table:table-row table:style-name="ro1">
          <table:table-cell office:value-type="string">
            <text:p>6101006.Antimicótico e parasiticida</text:p>
          </table:table-cell>
          <table:table-cell office:value-type="string">
            <text:p>18,16</text:p>
          </table:table-cell>
          <table:table-cell office:value-type="string">
            <text:p>-1,87</text:p>
          </table:table-cell>
          <table:table-cell office:value-type="string">
            <text:p>3,35</text:p>
          </table:table-cell>
          <table:table-cell office:value-type="string">
            <text:p>10,19</text:p>
          </table:table-cell>
          <table:table-cell office:value-type="string">
            <text:p>10,11</text:p>
          </table:table-cell>
          <table:table-cell office:value-type="string">
            <text:p>3,45</text:p>
          </table:table-cell>
          <table:table-cell office:value-type="string">
            <text:p>6,11</text:p>
          </table:table-cell>
        </table:table-row>
        <table:table-row table:style-name="ro1">
          <table:table-cell office:value-type="string">
            <text:p>6101007.Antialérgico e broncodilatador</text:p>
          </table:table-cell>
          <table:table-cell office:value-type="string">
            <text:p>14,28</text:p>
          </table:table-cell>
          <table:table-cell office:value-type="string">
            <text:p>-0,21</text:p>
          </table:table-cell>
          <table:table-cell office:value-type="string">
            <text:p>0,77</text:p>
          </table:table-cell>
          <table:table-cell office:value-type="string">
            <text:p>10,82</text:p>
          </table:table-cell>
          <table:table-cell office:value-type="string">
            <text:p>10,39</text:p>
          </table:table-cell>
          <table:table-cell office:value-type="string">
            <text:p>4,07</text:p>
          </table:table-cell>
          <table:table-cell office:value-type="string">
            <text:p>7,12</text:p>
          </table:table-cell>
        </table:table-row>
        <table:table-row table:style-name="ro1">
          <table:table-cell office:value-type="string">
            <text:p>6101009.Gastroprotetor</text:p>
          </table:table-cell>
          <table:table-cell office:value-type="string">
            <text:p>15,35</text:p>
          </table:table-cell>
          <table:table-cell office:value-type="string">
            <text:p>1,22</text:p>
          </table:table-cell>
          <table:table-cell office:value-type="string">
            <text:p>4,30</text:p>
          </table:table-cell>
          <table:table-cell office:value-type="string">
            <text:p>12,67</text:p>
          </table:table-cell>
          <table:table-cell office:value-type="string">
            <text:p>12,33</text:p>
          </table:table-cell>
          <table:table-cell office:value-type="string">
            <text:p>4,02</text:p>
          </table:table-cell>
          <table:table-cell office:value-type="string">
            <text:p>6,90</text:p>
          </table:table-cell>
        </table:table-row>
        <table:table-row table:style-name="ro1">
          <table:table-cell office:value-type="string">
            <text:p>6101010.Vitamina e fortificante</text:p>
          </table:table-cell>
          <table:table-cell office:value-type="string">
            <text:p>13,51</text:p>
          </table:table-cell>
          <table:table-cell office:value-type="string">
            <text:p>-1,04</text:p>
          </table:table-cell>
          <table:table-cell office:value-type="string">
            <text:p>5,61</text:p>
          </table:table-cell>
          <table:table-cell office:value-type="string">
            <text:p>12,74</text:p>
          </table:table-cell>
          <table:table-cell office:value-type="string">
            <text:p>13,72</text:p>
          </table:table-cell>
          <table:table-cell office:value-type="string">
            <text:p>8,45</text:p>
          </table:table-cell>
          <table:table-cell office:value-type="string">
            <text:p>6,71</text:p>
          </table:table-cell>
        </table:table-row>
        <table:table-row table:style-name="ro1">
          <table:table-cell office:value-type="string">
            <text:p>6101011.Anticoncepcional e hormônio</text:p>
          </table:table-cell>
          <table:table-cell office:value-type="string">
            <text:p>2,26</text:p>
          </table:table-cell>
          <table:table-cell office:value-type="string">
            <text:p>-3,27</text:p>
          </table:table-cell>
          <table:table-cell office:value-type="string">
            <text:p>3,63</text:p>
          </table:table-cell>
          <table:table-cell office:value-type="string">
            <text:p>10,11</text:p>
          </table:table-cell>
          <table:table-cell office:value-type="string">
            <text:p>7,30</text:p>
          </table:table-cell>
          <table:table-cell office:value-type="string">
            <text:p>6,21</text:p>
          </table:table-cell>
          <table:table-cell office:value-type="string">
            <text:p>4,57</text:p>
          </table:table-cell>
        </table:table-row>
        <table:table-row table:style-name="ro1">
          <table:table-cell office:value-type="string">
            <text:p>6101013.Psicotrópico e anorexígeno</text:p>
          </table:table-cell>
          <table:table-cell office:value-type="string">
            <text:p>13,83</text:p>
          </table:table-cell>
          <table:table-cell office:value-type="string">
            <text:p>2,84</text:p>
          </table:table-cell>
          <table:table-cell office:value-type="string">
            <text:p>-1,51</text:p>
          </table:table-cell>
          <table:table-cell office:value-type="string">
            <text:p>10,98</text:p>
          </table:table-cell>
          <table:table-cell office:value-type="string">
            <text:p>10,71</text:p>
          </table:table-cell>
          <table:table-cell office:value-type="string">
            <text:p>5,42</text:p>
          </table:table-cell>
          <table:table-cell office:value-type="string">
            <text:p>3,19</text:p>
          </table:table-cell>
        </table:table-row>
        <table:table-row table:style-name="ro1">
          <table:table-cell office:value-type="string">
            <text:p>6101014.Hipotensor e hipocolesterolêmico</text:p>
          </table:table-cell>
          <table:table-cell office:value-type="string">
            <text:p>21,75</text:p>
          </table:table-cell>
          <table:table-cell office:value-type="string">
            <text:p>-1,25</text:p>
          </table:table-cell>
          <table:table-cell office:value-type="string">
            <text:p>1,26</text:p>
          </table:table-cell>
          <table:table-cell office:value-type="string">
            <text:p>8,87</text:p>
          </table:table-cell>
          <table:table-cell office:value-type="string">
            <text:p>11,31</text:p>
          </table:table-cell>
          <table:table-cell office:value-type="string">
            <text:p>6,67</text:p>
          </table:table-cell>
          <table:table-cell office:value-type="string">
            <text:p>4,04</text:p>
          </table:table-cell>
        </table:table-row>
        <table:table-row table:style-name="ro1">
          <table:table-cell office:value-type="string">
            <text:p>6101016.Material para curativo</text:p>
          </table:table-cell>
          <table:table-cell office:value-type="string">
            <text:p>11,97</text:p>
          </table:table-cell>
          <table:table-cell office:value-type="string">
            <text:p>9,04</text:p>
          </table:table-cell>
          <table:table-cell office:value-type="string">
            <text:p>2,22</text:p>
          </table:table-cell>
          <table:table-cell office:value-type="string">
            <text:p>14,98</text:p>
          </table:table-cell>
          <table:table-cell office:value-type="string">
            <text:p>11,52</text:p>
          </table:table-cell>
          <table:table-cell office:value-type="string">
            <text:p>11,92</text:p>
          </table:table-cell>
          <table:table-cell office:value-type="string">
            <text:p>3,87</text:p>
          </table:table-cell>
        </table:table-row>
        <table:table-row table:style-name="ro1">
          <table:table-cell office:value-type="string">
            <text:p>6101064.Antidiabético</text:p>
          </table:table-cell>
          <table:table-cell office:value-type="string">
            <text:p>2,59</text:p>
          </table:table-cell>
          <table:table-cell office:value-type="string">
            <text:p>-0,06</text:p>
          </table:table-cell>
          <table:table-cell office:value-type="string">
            <text:p>-4,08</text:p>
          </table:table-cell>
          <table:table-cell office:value-type="string">
            <text:p>11,45</text:p>
          </table:table-cell>
          <table:table-cell office:value-type="string">
            <text:p>9,44</text:p>
          </table:table-cell>
          <table:table-cell office:value-type="string">
            <text:p>4,53</text:p>
          </table:table-cell>
          <table:table-cell office:value-type="string">
            <text:p>6,81</text:p>
          </table:table-cell>
        </table:table-row>
        <table:table-row table:style-name="ro1">
          <table:table-cell office:value-type="string">
            <text:p>6102.Óculos e lentes</text:p>
          </table:table-cell>
          <table:table-cell office:value-type="string">
            <text:p>6,03</text:p>
          </table:table-cell>
          <table:table-cell office:value-type="string">
            <text:p>5,83</text:p>
          </table:table-cell>
          <table:table-cell office:value-type="string">
            <text:p>14,10</text:p>
          </table:table-cell>
          <table:table-cell office:value-type="string">
            <text:p>13,99</text:p>
          </table:table-cell>
          <table:table-cell office:value-type="string">
            <text:p>11,34</text:p>
          </table:table-cell>
          <table:table-cell office:value-type="string">
            <text:p>9,56</text:p>
          </table:table-cell>
          <table:table-cell office:value-type="string">
            <text:p>8,84</text:p>
          </table:table-cell>
        </table:table-row>
        <table:table-row table:style-name="ro1">
          <table:table-cell office:value-type="string">
            <text:p>6102001.Lente de grau</text:p>
          </table:table-cell>
          <table:table-cell office:value-type="string">
            <text:p>6,77</text:p>
          </table:table-cell>
          <table:table-cell office:value-type="string">
            <text:p>5,31</text:p>
          </table:table-cell>
          <table:table-cell office:value-type="string">
            <text:p>14,27</text:p>
          </table:table-cell>
          <table:table-cell office:value-type="string">
            <text:p>17,93</text:p>
          </table:table-cell>
          <table:table-cell office:value-type="string">
            <text:p>11,42</text:p>
          </table:table-cell>
          <table:table-cell office:value-type="string">
            <text:p>7,69</text:p>
          </table:table-cell>
          <table:table-cell office:value-type="string">
            <text:p>7,61</text:p>
          </table:table-cell>
        </table:table-row>
        <table:table-row table:style-name="ro1">
          <table:table-cell office:value-type="string">
            <text:p>6102002.Armação de óculos</text:p>
          </table:table-cell>
          <table:table-cell office:value-type="string">
            <text:p>5,59</text:p>
          </table:table-cell>
          <table:table-cell office:value-type="string">
            <text:p>5,45</text:p>
          </table:table-cell>
          <table:table-cell office:value-type="string">
            <text:p>12,81</text:p>
          </table:table-cell>
          <table:table-cell office:value-type="string">
            <text:p>10,91</text:p>
          </table:table-cell>
          <table:table-cell office:value-type="string">
            <text:p>12,69</text:p>
          </table:table-cell>
          <table:table-cell office:value-type="string">
            <text:p>12,04</text:p>
          </table:table-cell>
          <table:table-cell office:value-type="string">
            <text:p>9,83</text:p>
          </table:table-cell>
        </table:table-row>
        <table:table-row table:style-name="ro1">
          <table:table-cell office:value-type="string">
            <text:p>6102003.Óculos sem grau</text:p>
          </table:table-cell>
          <table:table-cell office:value-type="string">
            <text:p>5,15</text:p>
          </table:table-cell>
          <table:table-cell office:value-type="string">
            <text:p>8,19</text:p>
          </table:table-cell>
          <table:table-cell office:value-type="string">
            <text:p>17,58</text:p>
          </table:table-cell>
          <table:table-cell office:value-type="string">
            <text:p>11,98</text:p>
          </table:table-cell>
          <table:table-cell office:value-type="string">
            <text:p>9,37</text:p>
          </table:table-cell>
          <table:table-cell office:value-type="string">
            <text:p>9,54</text:p>
          </table:table-cell>
          <table:table-cell office:value-type="string">
            <text:p>11,49</text:p>
          </table:table-cell>
        </table:table-row>
        <table:table-row table:style-name="ro1">
          <table:table-cell office:value-type="string">
            <text:p>6102008.Lente de contato</text:p>
          </table:table-cell>
          <table:table-cell office:value-type="string">
            <text:p>6,59</text:p>
          </table:table-cell>
          <table:table-cell office:value-type="string">
            <text:p>3,49</text:p>
          </table:table-cell>
          <table:table-cell office:value-type="string">
            <text:p>8,09</text:p>
          </table:table-cell>
          <table:table-cell office:value-type="string">
            <text:p>11,66</text:p>
          </table:table-cell>
          <table:table-cell office:value-type="string">
            <text:p>10,56</text:p>
          </table:table-cell>
          <table:table-cell office:value-type="string">
            <text:p>9,30</text:p>
          </table:table-cell>
          <table:table-cell office:value-type="string">
            <text:p>2,17</text:p>
          </table:table-cell>
        </table:table-row>
        <table:table-row table:style-name="ro1">
          <table:table-cell office:value-type="string">
            <text:p>62.Serviços de saúde</text:p>
          </table:table-cell>
          <table:table-cell office:value-type="string">
            <text:p>3,22</text:p>
          </table:table-cell>
          <table:table-cell office:value-type="string">
            <text:p>4,08</text:p>
          </table:table-cell>
          <table:table-cell office:value-type="string">
            <text:p>3,41</text:p>
          </table:table-cell>
          <table:table-cell office:value-type="string">
            <text:p>7,71</text:p>
          </table:table-cell>
          <table:table-cell office:value-type="string">
            <text:p>7,56</text:p>
          </table:table-cell>
          <table:table-cell office:value-type="string">
            <text:p>8,47</text:p>
          </table:table-cell>
          <table:table-cell office:value-type="string">
            <text:p>8,94</text:p>
          </table:table-cell>
        </table:table-row>
        <table:table-row table:style-name="ro1">
          <table:table-cell office:value-type="string">
            <text:p>6201.Serviços médicos e dentários</text:p>
          </table:table-cell>
          <table:table-cell office:value-type="string">
            <text:p>2,09</text:p>
          </table:table-cell>
          <table:table-cell office:value-type="string">
            <text:p>3,05</text:p>
          </table:table-cell>
          <table:table-cell office:value-type="string">
            <text:p>2,57</text:p>
          </table:table-cell>
          <table:table-cell office:value-type="string">
            <text:p>7,47</text:p>
          </table:table-cell>
          <table:table-cell office:value-type="string">
            <text:p>6,15</text:p>
          </table:table-cell>
          <table:table-cell office:value-type="string">
            <text:p>5,62</text:p>
          </table:table-cell>
          <table:table-cell office:value-type="string">
            <text:p>4,64</text:p>
          </table:table-cell>
        </table:table-row>
        <table:table-row table:style-name="ro1">
          <table:table-cell office:value-type="string">
            <text:p>6201002.Médico</text:p>
          </table:table-cell>
          <table:table-cell office:value-type="string">
            <text:p>2,42</text:p>
          </table:table-cell>
          <table:table-cell office:value-type="string">
            <text:p>3,77</text:p>
          </table:table-cell>
          <table:table-cell office:value-type="string">
            <text:p>3,79</text:p>
          </table:table-cell>
          <table:table-cell office:value-type="string">
            <text:p>5,41</text:p>
          </table:table-cell>
          <table:table-cell office:value-type="string">
            <text:p>7,21</text:p>
          </table:table-cell>
          <table:table-cell office:value-type="string">
            <text:p>7,55</text:p>
          </table:table-cell>
          <table:table-cell office:value-type="string">
            <text:p>8,18</text:p>
          </table:table-cell>
        </table:table-row>
        <table:table-row table:style-name="ro1">
          <table:table-cell office:value-type="string">
            <text:p>6201003.Dentista</text:p>
          </table:table-cell>
          <table:table-cell office:value-type="string">
            <text:p>2,01</text:p>
          </table:table-cell>
          <table:table-cell office:value-type="string">
            <text:p>3,03</text:p>
          </table:table-cell>
          <table:table-cell office:value-type="string">
            <text:p>2,33</text:p>
          </table:table-cell>
          <table:table-cell office:value-type="string">
            <text:p>8,69</text:p>
          </table:table-cell>
          <table:table-cell office:value-type="string">
            <text:p>6,22</text:p>
          </table:table-cell>
          <table:table-cell office:value-type="string">
            <text:p>5,05</text:p>
          </table:table-cell>
          <table:table-cell office:value-type="string">
            <text:p>3,44</text:p>
          </table:table-cell>
        </table:table-row>
        <table:table-row table:style-name="ro1">
          <table:table-cell office:value-type="string">
            <text:p>6201005.Aparelho dentário</text:p>
          </table:table-cell>
          <table:table-cell office:value-type="string">
            <text:p>0,38</text:p>
          </table:table-cell>
          <table:table-cell office:value-type="string">
            <text:p>2,99</text:p>
          </table:table-cell>
          <table:table-cell office:value-type="string">
            <text:p>1,68</text:p>
          </table:table-cell>
          <table:table-cell office:value-type="string">
            <text:p>5,37</text:p>
          </table:table-cell>
          <table:table-cell office:value-type="string">
            <text:p>5,51</text:p>
          </table:table-cell>
          <table:table-cell office:value-type="string">
            <text:p>6,80</text:p>
          </table:table-cell>
          <table:table-cell office:value-type="string">
            <text:p>4,99</text:p>
          </table:table-cell>
        </table:table-row>
        <table:table-row table:style-name="ro1">
          <table:table-cell office:value-type="string">
            <text:p>6201006.Artigos ortopédicos</text:p>
          </table:table-cell>
          <table:table-cell office:value-type="string">
            <text:p>0,47</text:p>
          </table:table-cell>
          <table:table-cell office:value-type="string">
            <text:p>5,64</text:p>
          </table:table-cell>
          <table:table-cell office:value-type="string">
            <text:p>2,59</text:p>
          </table:table-cell>
          <table:table-cell office:value-type="string">
            <text:p>5,04</text:p>
          </table:table-cell>
          <table:table-cell office:value-type="string">
            <text:p>1,47</text:p>
          </table:table-cell>
          <table:table-cell office:value-type="string">
            <text:p>5,53</text:p>
          </table:table-cell>
          <table:table-cell office:value-type="string">
            <text:p>3,49</text:p>
          </table:table-cell>
        </table:table-row>
        <table:table-row table:style-name="ro1">
          <table:table-cell office:value-type="string">
            <text:p>6201008.Tratamento psicológico e fisioterápico</text:p>
          </table:table-cell>
          <table:table-cell office:value-type="string">
            <text:p>4,53</text:p>
          </table:table-cell>
          <table:table-cell office:value-type="string">
            <text:p>1,05</text:p>
          </table:table-cell>
          <table:table-cell office:value-type="string">
            <text:p>2,76</text:p>
          </table:table-cell>
          <table:table-cell office:value-type="string">
            <text:p>3,80</text:p>
          </table:table-cell>
          <table:table-cell office:value-type="string">
            <text:p>3,06</text:p>
          </table:table-cell>
          <table:table-cell office:value-type="string">
            <text:p>4,20</text:p>
          </table:table-cell>
          <table:table-cell office:value-type="string">
            <text:p>6,40</text:p>
          </table:table-cell>
        </table:table-row>
        <table:table-row table:style-name="ro1">
          <table:table-cell office:value-type="string">
            <text:p>6202.Serviços laboratoriais e hospitalares</text:p>
          </table:table-cell>
          <table:table-cell office:value-type="string">
            <text:p>3,54</text:p>
          </table:table-cell>
          <table:table-cell office:value-type="string">
            <text:p>0,11</text:p>
          </table:table-cell>
          <table:table-cell office:value-type="string">
            <text:p>1,25</text:p>
          </table:table-cell>
          <table:table-cell office:value-type="string">
            <text:p>4,41</text:p>
          </table:table-cell>
          <table:table-cell office:value-type="string">
            <text:p>5,89</text:p>
          </table:table-cell>
          <table:table-cell office:value-type="string">
            <text:p>5,48</text:p>
          </table:table-cell>
          <table:table-cell office:value-type="string">
            <text:p>3,40</text:p>
          </table:table-cell>
        </table:table-row>
        <table:table-row table:style-name="ro1">
          <table:table-cell office:value-type="string">
            <text:p>6202003.Exame de laboratório</text:p>
          </table:table-cell>
          <table:table-cell office:value-type="string">
            <text:p>-1,74</text:p>
          </table:table-cell>
          <table:table-cell office:value-type="string">
            <text:p>1,49</text:p>
          </table:table-cell>
          <table:table-cell office:value-type="string">
            <text:p>0,48</text:p>
          </table:table-cell>
          <table:table-cell office:value-type="string">
            <text:p>4,38</text:p>
          </table:table-cell>
          <table:table-cell office:value-type="string">
            <text:p>2,99</text:p>
          </table:table-cell>
          <table:table-cell office:value-type="string">
            <text:p>2,86</text:p>
          </table:table-cell>
          <table:table-cell office:value-type="string">
            <text:p>2,06</text:p>
          </table:table-cell>
        </table:table-row>
        <table:table-row table:style-name="ro1">
          <table:table-cell office:value-type="string">
            <text:p>6202004.Hospitalização e cirurgia</text:p>
          </table:table-cell>
          <table:table-cell office:value-type="string">
            <text:p>1,85</text:p>
          </table:table-cell>
          <table:table-cell office:value-type="string">
            <text:p>-0,15</text:p>
          </table:table-cell>
          <table:table-cell office:value-type="string">
            <text:p>1,46</text:p>
          </table:table-cell>
          <table:table-cell office:value-type="string">
            <text:p>4,54</text:p>
          </table:table-cell>
          <table:table-cell office:value-type="string">
            <text:p>6,65</text:p>
          </table:table-cell>
          <table:table-cell office:value-type="string">
            <text:p>6,03</text:p>
          </table:table-cell>
          <table:table-cell office:value-type="string">
            <text:p>3,59</text:p>
          </table:table-cell>
        </table:table-row>
        <table:table-row table:style-name="ro1">
          <table:table-cell office:value-type="string">
            <text:p>6202006.Eletrodiagnóstico</text:p>
          </table:table-cell>
          <table:table-cell office:value-type="string">
            <text:p>1,00</text:p>
          </table:table-cell>
          <table:table-cell office:value-type="string">
            <text:p>1,56</text:p>
          </table:table-cell>
          <table:table-cell office:value-type="string">
            <text:p>-0,39</text:p>
          </table:table-cell>
          <table:table-cell office:value-type="string">
            <text:p>3,26</text:p>
          </table:table-cell>
          <table:table-cell office:value-type="string">
            <text:p>3,58</text:p>
          </table:table-cell>
          <table:table-cell office:value-type="string">
            <text:p>6,27</text:p>
          </table:table-cell>
          <table:table-cell office:value-type="string">
            <text:p>3,88</text:p>
          </table:table-cell>
        </table:table-row>
        <table:table-row table:style-name="ro1">
          <table:table-cell office:value-type="string">
            <text:p>6202013.Radiografia</text:p>
          </table:table-cell>
          <table:table-cell office:value-type="string">
            <text:p>-1,13</text:p>
          </table:table-cell>
          <table:table-cell office:value-type="string">
            <text:p>-1,88</text:p>
          </table:table-cell>
          <table:table-cell office:value-type="string">
            <text:p>1,33</text:p>
          </table:table-cell>
          <table:table-cell office:value-type="string">
            <text:p>1,83</text:p>
          </table:table-cell>
          <table:table-cell office:value-type="string">
            <text:p>2,17</text:p>
          </table:table-cell>
          <table:table-cell office:value-type="string">
            <text:p>2,44</text:p>
          </table:table-cell>
          <table:table-cell office:value-type="string">
            <text:p>4,78</text:p>
          </table:table-cell>
        </table:table-row>
        <table:table-row table:style-name="ro1">
          <table:table-cell office:value-type="string">
            <text:p>6203.Plano de saúde</text:p>
          </table:table-cell>
          <table:table-cell office:value-type="string">
            <text:p>8,33</text:p>
          </table:table-cell>
          <table:table-cell office:value-type="string">
            <text:p>5,42</text:p>
          </table:table-cell>
          <table:table-cell office:value-type="string">
            <text:p>4,28</text:p>
          </table:table-cell>
          <table:table-cell office:value-type="string">
            <text:p>8,41</text:p>
          </table:table-cell>
          <table:table-cell office:value-type="string">
            <text:p>8,63</text:p>
          </table:table-cell>
          <table:table-cell office:value-type="string">
            <text:p>10,51</text:p>
          </table:table-cell>
          <table:table-cell office:value-type="string">
            <text:p>12,02</text:p>
          </table:table-cell>
        </table:table-row>
        <table:table-row table:style-name="ro1">
          <table:table-cell office:value-type="string">
            <text:p>6203001.Plano de saúde</text:p>
          </table:table-cell>
          <table:table-cell office:value-type="string">
            <text:p>8,33</text:p>
          </table:table-cell>
          <table:table-cell office:value-type="string">
            <text:p>5,42</text:p>
          </table:table-cell>
          <table:table-cell office:value-type="string">
            <text:p>4,28</text:p>
          </table:table-cell>
          <table:table-cell office:value-type="string">
            <text:p>8,41</text:p>
          </table:table-cell>
          <table:table-cell office:value-type="string">
            <text:p>8,63</text:p>
          </table:table-cell>
          <table:table-cell office:value-type="string">
            <text:p>10,51</text:p>
          </table:table-cell>
          <table:table-cell office:value-type="string">
            <text:p>12,02</text:p>
          </table:table-cell>
        </table:table-row>
        <table:table-row table:style-name="ro1">
          <table:table-cell office:value-type="string">
            <text:p>63.Cuidados pessoais</text:p>
          </table:table-cell>
          <table:table-cell office:value-type="string">
            <text:p>14,08</text:p>
          </table:table-cell>
          <table:table-cell office:value-type="string">
            <text:p>2,57</text:p>
          </table:table-cell>
          <table:table-cell office:value-type="string">
            <text:p>10,36</text:p>
          </table:table-cell>
          <table:table-cell office:value-type="string">
            <text:p>13,85</text:p>
          </table:table-cell>
          <table:table-cell office:value-type="string">
            <text:p>12,22</text:p>
          </table:table-cell>
          <table:table-cell office:value-type="string">
            <text:p>3,05</text:p>
          </table:table-cell>
          <table:table-cell office:value-type="string">
            <text:p>0,31</text:p>
          </table:table-cell>
        </table:table-row>
        <table:table-row table:style-name="ro1">
          <table:table-cell office:value-type="string">
            <text:p>6301.Higiene pessoal</text:p>
          </table:table-cell>
          <table:table-cell office:value-type="string">
            <text:p>14,08</text:p>
          </table:table-cell>
          <table:table-cell office:value-type="string">
            <text:p>2,57</text:p>
          </table:table-cell>
          <table:table-cell office:value-type="string">
            <text:p>10,36</text:p>
          </table:table-cell>
          <table:table-cell office:value-type="string">
            <text:p>13,85</text:p>
          </table:table-cell>
          <table:table-cell office:value-type="string">
            <text:p>12,22</text:p>
          </table:table-cell>
          <table:table-cell office:value-type="string">
            <text:p>3,05</text:p>
          </table:table-cell>
          <table:table-cell office:value-type="string">
            <text:p>0,31</text:p>
          </table:table-cell>
        </table:table-row>
        <table:table-row table:style-name="ro1">
          <table:table-cell office:value-type="string">
            <text:p>6301001.Produto para cabelo</text:p>
          </table:table-cell>
          <table:table-cell office:value-type="string">
            <text:p>12,67</text:p>
          </table:table-cell>
          <table:table-cell office:value-type="string">
            <text:p>8,06</text:p>
          </table:table-cell>
          <table:table-cell office:value-type="string">
            <text:p>10,98</text:p>
          </table:table-cell>
          <table:table-cell office:value-type="string">
            <text:p>12,70</text:p>
          </table:table-cell>
          <table:table-cell office:value-type="string">
            <text:p>12,53</text:p>
          </table:table-cell>
          <table:table-cell office:value-type="string">
            <text:p>0,62</text:p>
          </table:table-cell>
          <table:table-cell office:value-type="string">
            <text:p>2,09</text:p>
          </table:table-cell>
        </table:table-row>
        <table:table-row table:style-name="ro1">
          <table:table-cell office:value-type="string">
            <text:p>6301004.Lâmina de barbear</text:p>
          </table:table-cell>
          <table:table-cell office:value-type="string">
            <text:p>7,99</text:p>
          </table:table-cell>
          <table:table-cell office:value-type="string">
            <text:p>10,83</text:p>
          </table:table-cell>
          <table:table-cell office:value-type="string">
            <text:p>11,58</text:p>
          </table:table-cell>
          <table:table-cell office:value-type="string">
            <text:p>15,05</text:p>
          </table:table-cell>
          <table:table-cell office:value-type="string">
            <text:p>5,43</text:p>
          </table:table-cell>
          <table:table-cell office:value-type="string">
            <text:p>1,80</text:p>
          </table:table-cell>
          <table:table-cell office:value-type="string">
            <text:p>7,22</text:p>
          </table:table-cell>
        </table:table-row>
        <table:table-row table:style-name="ro1">
          <table:table-cell office:value-type="string">
            <text:p>6301006.Creme para pele e bronzeador</text:p>
          </table:table-cell>
          <table:table-cell office:value-type="string">
            <text:p>9,60</text:p>
          </table:table-cell>
          <table:table-cell office:value-type="string">
            <text:p>-7,43</text:p>
          </table:table-cell>
          <table:table-cell office:value-type="string">
            <text:p>8,38</text:p>
          </table:table-cell>
          <table:table-cell office:value-type="string">
            <text:p>4,58</text:p>
          </table:table-cell>
          <table:table-cell office:value-type="string">
            <text:p>11,41</text:p>
          </table:table-cell>
          <table:table-cell office:value-type="string">
            <text:p>5,43</text:p>
          </table:table-cell>
          <table:table-cell office:value-type="string">
            <text:p>1,23</text:p>
          </table:table-cell>
        </table:table-row>
        <table:table-row table:style-name="ro1">
          <table:table-cell office:value-type="string">
            <text:p>6301007.Creme e fio dental</text:p>
          </table:table-cell>
          <table:table-cell office:value-type="string">
            <text:p>14,12</text:p>
          </table:table-cell>
          <table:table-cell office:value-type="string">
            <text:p>0,04</text:p>
          </table:table-cell>
          <table:table-cell office:value-type="string">
            <text:p>13,47</text:p>
          </table:table-cell>
          <table:table-cell office:value-type="string">
            <text:p>12,14</text:p>
          </table:table-cell>
          <table:table-cell office:value-type="string">
            <text:p>10,64</text:p>
          </table:table-cell>
          <table:table-cell office:value-type="string">
            <text:p>1,36</text:p>
          </table:table-cell>
          <table:table-cell office:value-type="string">
            <text:p>2,01</text:p>
          </table:table-cell>
        </table:table-row>
        <table:table-row table:style-name="ro1">
          <table:table-cell office:value-type="string">
            <text:p>6301010.Produto para unha</text:p>
          </table:table-cell>
          <table:table-cell office:value-type="string">
            <text:p>2,96</text:p>
          </table:table-cell>
          <table:table-cell office:value-type="string">
            <text:p>6,05</text:p>
          </table:table-cell>
          <table:table-cell office:value-type="string">
            <text:p>20,99</text:p>
          </table:table-cell>
          <table:table-cell office:value-type="string">
            <text:p>10,51</text:p>
          </table:table-cell>
          <table:table-cell office:value-type="string">
            <text:p>10,55</text:p>
          </table:table-cell>
          <table:table-cell office:value-type="string">
            <text:p>0,07</text:p>
          </table:table-cell>
          <table:table-cell office:value-type="string">
            <text:p>-1,32</text:p>
          </table:table-cell>
        </table:table-row>
        <table:table-row table:style-name="ro1">
          <table:table-cell office:value-type="string">
            <text:p>6301011.Perfume</text:p>
          </table:table-cell>
          <table:table-cell office:value-type="string">
            <text:p>7,85</text:p>
          </table:table-cell>
          <table:table-cell office:value-type="string">
            <text:p>0,84</text:p>
          </table:table-cell>
          <table:table-cell office:value-type="string">
            <text:p>5,54</text:p>
          </table:table-cell>
          <table:table-cell office:value-type="string">
            <text:p>19,49</text:p>
          </table:table-cell>
          <table:table-cell office:value-type="string">
            <text:p>12,07</text:p>
          </table:table-cell>
          <table:table-cell office:value-type="string">
            <text:p>4,07</text:p>
          </table:table-cell>
          <table:table-cell office:value-type="string">
            <text:p>2,85</text:p>
          </table:table-cell>
        </table:table-row>
        <table:table-row table:style-name="ro1">
          <table:table-cell office:value-type="string">
            <text:p>6301013.Produto para limpeza de pele</text:p>
          </table:table-cell>
          <table:table-cell office:value-type="string">
            <text:p>14,07</text:p>
          </table:table-cell>
          <table:table-cell office:value-type="string">
            <text:p>3,79</text:p>
          </table:table-cell>
          <table:table-cell office:value-type="string">
            <text:p>11,07</text:p>
          </table:table-cell>
          <table:table-cell office:value-type="string">
            <text:p>7,26</text:p>
          </table:table-cell>
          <table:table-cell office:value-type="string">
            <text:p>11,83</text:p>
          </table:table-cell>
          <table:table-cell office:value-type="string">
            <text:p>-0,23</text:p>
          </table:table-cell>
          <table:table-cell office:value-type="string">
            <text:p>-0,46</text:p>
          </table:table-cell>
        </table:table-row>
        <table:table-row table:style-name="ro1">
          <table:table-cell office:value-type="string">
            <text:p>6301014.Desodorante</text:p>
          </table:table-cell>
          <table:table-cell office:value-type="string">
            <text:p>7,95</text:p>
          </table:table-cell>
          <table:table-cell office:value-type="string">
            <text:p>13,83</text:p>
          </table:table-cell>
          <table:table-cell office:value-type="string">
            <text:p>10,58</text:p>
          </table:table-cell>
          <table:table-cell office:value-type="string">
            <text:p>13,22</text:p>
          </table:table-cell>
          <table:table-cell office:value-type="string">
            <text:p>16,50</text:p>
          </table:table-cell>
          <table:table-cell office:value-type="string">
            <text:p>4,09</text:p>
          </table:table-cell>
          <table:table-cell office:value-type="string">
            <text:p>1,57</text:p>
          </table:table-cell>
        </table:table-row>
        <table:table-row table:style-name="ro1">
          <table:table-cell office:value-type="string">
            <text:p>6301015.Absorvente higiênico</text:p>
          </table:table-cell>
          <table:table-cell office:value-type="string">
            <text:p>3,96</text:p>
          </table:table-cell>
          <table:table-cell office:value-type="string">
            <text:p>2,86</text:p>
          </table:table-cell>
          <table:table-cell office:value-type="string">
            <text:p>4,25</text:p>
          </table:table-cell>
          <table:table-cell office:value-type="string">
            <text:p>3,74</text:p>
          </table:table-cell>
          <table:table-cell office:value-type="string">
            <text:p>7,88</text:p>
          </table:table-cell>
          <table:table-cell office:value-type="string">
            <text:p>4,16</text:p>
          </table:table-cell>
          <table:table-cell office:value-type="string">
            <text:p>6,24</text:p>
          </table:table-cell>
        </table:table-row>
        <table:table-row table:style-name="ro1">
          <table:table-cell office:value-type="string">
            <text:p>6301016.Sabonete</text:p>
          </table:table-cell>
          <table:table-cell office:value-type="string">
            <text:p>14,72</text:p>
          </table:table-cell>
          <table:table-cell office:value-type="string">
            <text:p>6,05</text:p>
          </table:table-cell>
          <table:table-cell office:value-type="string">
            <text:p>9,92</text:p>
          </table:table-cell>
          <table:table-cell office:value-type="string">
            <text:p>16,70</text:p>
          </table:table-cell>
          <table:table-cell office:value-type="string">
            <text:p>26,19</text:p>
          </table:table-cell>
          <table:table-cell office:value-type="string">
            <text:p>0,72</text:p>
          </table:table-cell>
          <table:table-cell office:value-type="string">
            <text:p>-4,67</text:p>
          </table:table-cell>
        </table:table-row>
        <table:table-row table:style-name="ro1">
          <table:table-cell office:value-type="string">
            <text:p>6301017.Papel higiênico</text:p>
          </table:table-cell>
          <table:table-cell office:value-type="string">
            <text:p>50,27</text:p>
          </table:table-cell>
          <table:table-cell office:value-type="string">
            <text:p>4,63</text:p>
          </table:table-cell>
          <table:table-cell office:value-type="string">
            <text:p>25,56</text:p>
          </table:table-cell>
          <table:table-cell office:value-type="string">
            <text:p>13,65</text:p>
          </table:table-cell>
          <table:table-cell office:value-type="string">
            <text:p>7,87</text:p>
          </table:table-cell>
          <table:table-cell office:value-type="string">
            <text:p>2,61</text:p>
          </table:table-cell>
          <table:table-cell office:value-type="string">
            <text:p>-8,29</text:p>
          </table:table-cell>
        </table:table-row>
        <table:table-row table:style-name="ro1">
          <table:table-cell office:value-type="string">
            <text:p>6301020.Artigos de maquiagem</text:p>
          </table:table-cell>
          <table:table-cell office:value-type="string">
            <text:p>14,06</text:p>
          </table:table-cell>
          <table:table-cell office:value-type="string">
            <text:p>12,32</text:p>
          </table:table-cell>
          <table:table-cell office:value-type="string">
            <text:p>2,65</text:p>
          </table:table-cell>
          <table:table-cell office:value-type="string">
            <text:p>12,36</text:p>
          </table:table-cell>
          <table:table-cell office:value-type="string">
            <text:p>3,51</text:p>
          </table:table-cell>
          <table:table-cell office:value-type="string">
            <text:p>5,70</text:p>
          </table:table-cell>
          <table:table-cell office:value-type="string">
            <text:p>6,30</text:p>
          </table:table-cell>
        </table:table-row>
        <table:table-row table:style-name="ro1">
          <table:table-cell office:value-type="string">
            <text:p>7.Despesas pessoais</text:p>
          </table:table-cell>
          <table:table-cell office:value-type="string">
            <text:p>2,78</text:p>
          </table:table-cell>
          <table:table-cell office:value-type="string">
            <text:p>5,65</text:p>
          </table:table-cell>
          <table:table-cell office:value-type="string">
            <text:p>6,93</text:p>
          </table:table-cell>
          <table:table-cell office:value-type="string">
            <text:p>8,36</text:p>
          </table:table-cell>
          <table:table-cell office:value-type="string">
            <text:p>9,59</text:p>
          </table:table-cell>
          <table:table-cell office:value-type="string">
            <text:p>6,84</text:p>
          </table:table-cell>
          <table:table-cell office:value-type="string">
            <text:p>6,99</text:p>
          </table:table-cell>
        </table:table-row>
        <table:table-row table:style-name="ro1">
          <table:table-cell office:value-type="string">
            <text:p>71.Serviços pessoais</text:p>
          </table:table-cell>
          <table:table-cell office:value-type="string">
            <text:p>0,93</text:p>
          </table:table-cell>
          <table:table-cell office:value-type="string">
            <text:p>7,27</text:p>
          </table:table-cell>
          <table:table-cell office:value-type="string">
            <text:p>5,65</text:p>
          </table:table-cell>
          <table:table-cell office:value-type="string">
            <text:p>7,53</text:p>
          </table:table-cell>
          <table:table-cell office:value-type="string">
            <text:p>7,82</text:p>
          </table:table-cell>
          <table:table-cell office:value-type="string">
            <text:p>5,01</text:p>
          </table:table-cell>
          <table:table-cell office:value-type="string">
            <text:p>9,54</text:p>
          </table:table-cell>
        </table:table-row>
        <table:table-row table:style-name="ro1">
          <table:table-cell office:value-type="string">
            <text:p>7101.Serviços pessoais</text:p>
          </table:table-cell>
          <table:table-cell office:value-type="string">
            <text:p>0,93</text:p>
          </table:table-cell>
          <table:table-cell office:value-type="string">
            <text:p>7,27</text:p>
          </table:table-cell>
          <table:table-cell office:value-type="string">
            <text:p>5,65</text:p>
          </table:table-cell>
          <table:table-cell office:value-type="string">
            <text:p>7,53</text:p>
          </table:table-cell>
          <table:table-cell office:value-type="string">
            <text:p>7,82</text:p>
          </table:table-cell>
          <table:table-cell office:value-type="string">
            <text:p>5,01</text:p>
          </table:table-cell>
          <table:table-cell office:value-type="string">
            <text:p>9,54</text:p>
          </table:table-cell>
        </table:table-row>
        <table:table-row table:style-name="ro1">
          <table:table-cell office:value-type="string">
            <text:p>7101001.Costureira</text:p>
          </table:table-cell>
          <table:table-cell office:value-type="string">
            <text:p>0,78</text:p>
          </table:table-cell>
          <table:table-cell office:value-type="string">
            <text:p>4,15</text:p>
          </table:table-cell>
          <table:table-cell office:value-type="string">
            <text:p>0,49</text:p>
          </table:table-cell>
          <table:table-cell office:value-type="string">
            <text:p>6,54</text:p>
          </table:table-cell>
          <table:table-cell office:value-type="string">
            <text:p>4,48</text:p>
          </table:table-cell>
          <table:table-cell office:value-type="string">
            <text:p>5,35</text:p>
          </table:table-cell>
          <table:table-cell office:value-type="string">
            <text:p>6,67</text:p>
          </table:table-cell>
        </table:table-row>
        <table:table-row table:style-name="ro1">
          <table:table-cell office:value-type="string">
            <text:p>7101004.Tinturaria e lavanderia</text:p>
          </table:table-cell>
          <table:table-cell office:value-type="string">
            <text:p>2,26</text:p>
          </table:table-cell>
          <table:table-cell office:value-type="string">
            <text:p>0,93</text:p>
          </table:table-cell>
          <table:table-cell office:value-type="string">
            <text:p>1,51</text:p>
          </table:table-cell>
          <table:table-cell office:value-type="string">
            <text:p>4,61</text:p>
          </table:table-cell>
          <table:table-cell office:value-type="string">
            <text:p>10,58</text:p>
          </table:table-cell>
          <table:table-cell office:value-type="string">
            <text:p>7,78</text:p>
          </table:table-cell>
          <table:table-cell office:value-type="string">
            <text:p>3,65</text:p>
          </table:table-cell>
        </table:table-row>
        <table:table-row table:style-name="ro1">
          <table:table-cell office:value-type="string">
            <text:p>7101005.Manicure e pedicure</text:p>
          </table:table-cell>
          <table:table-cell office:value-type="string">
            <text:p>-1,55</text:p>
          </table:table-cell>
          <table:table-cell office:value-type="string">
            <text:p>3,18</text:p>
          </table:table-cell>
          <table:table-cell office:value-type="string">
            <text:p>0,10</text:p>
          </table:table-cell>
          <table:table-cell office:value-type="string">
            <text:p>3,50</text:p>
          </table:table-cell>
          <table:table-cell office:value-type="string">
            <text:p>1,97</text:p>
          </table:table-cell>
          <table:table-cell office:value-type="string">
            <text:p>3,25</text:p>
          </table:table-cell>
          <table:table-cell office:value-type="string">
            <text:p>4,19</text:p>
          </table:table-cell>
        </table:table-row>
        <table:table-row table:style-name="ro1">
          <table:table-cell office:value-type="string">
            <text:p>7101008.Barbeiro</text:p>
          </table:table-cell>
          <table:table-cell office:value-type="string">
            <text:p>-0,41</text:p>
          </table:table-cell>
          <table:table-cell office:value-type="string">
            <text:p>1,86</text:p>
          </table:table-cell>
          <table:table-cell office:value-type="string">
            <text:p>0,94</text:p>
          </table:table-cell>
          <table:table-cell office:value-type="string">
            <text:p>4,04</text:p>
          </table:table-cell>
          <table:table-cell office:value-type="string">
            <text:p>2,21</text:p>
          </table:table-cell>
          <table:table-cell office:value-type="string">
            <text:p>2,68</text:p>
          </table:table-cell>
          <table:table-cell office:value-type="string">
            <text:p>3,39</text:p>
          </table:table-cell>
        </table:table-row>
        <table:table-row table:style-name="ro1">
          <table:table-cell office:value-type="string">
            <text:p>7101009.Cabeleireiro</text:p>
          </table:table-cell>
          <table:table-cell office:value-type="string">
            <text:p>-1,96</text:p>
          </table:table-cell>
          <table:table-cell office:value-type="string">
            <text:p>-0,04</text:p>
          </table:table-cell>
          <table:table-cell office:value-type="string">
            <text:p>2,29</text:p>
          </table:table-cell>
          <table:table-cell office:value-type="string">
            <text:p>5,68</text:p>
          </table:table-cell>
          <table:table-cell office:value-type="string">
            <text:p>3,06</text:p>
          </table:table-cell>
          <table:table-cell office:value-type="string">
            <text:p>6,99</text:p>
          </table:table-cell>
          <table:table-cell office:value-type="string">
            <text:p>6,97</text:p>
          </table:table-cell>
        </table:table-row>
        <table:table-row table:style-name="ro1">
          <table:table-cell office:value-type="string">
            <text:p>7101010.Empregado doméstico</text:p>
          </table:table-cell>
          <table:table-cell office:value-type="string">
            <text:p>4,62</text:p>
          </table:table-cell>
          <table:table-cell office:value-type="string">
            <text:p>11,03</text:p>
          </table:table-cell>
          <table:table-cell office:value-type="string">
            <text:p>8,10</text:p>
          </table:table-cell>
          <table:table-cell office:value-type="string">
            <text:p>8,65</text:p>
          </table:table-cell>
          <table:table-cell office:value-type="string">
            <text:p>8,55</text:p>
          </table:table-cell>
          <table:table-cell office:value-type="string">
            <text:p>4,52</text:p>
          </table:table-cell>
          <table:table-cell office:value-type="string">
            <text:p>11,52</text:p>
          </table:table-cell>
        </table:table-row>
        <table:table-row table:style-name="ro1">
          <table:table-cell office:value-type="string">
            <text:p>7101014.Depilação</text:p>
          </table:table-cell>
          <table:table-cell office:value-type="string">
            <text:p>0,01</text:p>
          </table:table-cell>
          <table:table-cell office:value-type="string">
            <text:p>2,67</text:p>
          </table:table-cell>
          <table:table-cell office:value-type="string">
            <text:p>-0,14</text:p>
          </table:table-cell>
          <table:table-cell office:value-type="string">
            <text:p>3,98</text:p>
          </table:table-cell>
          <table:table-cell office:value-type="string">
            <text:p>2,57</text:p>
          </table:table-cell>
          <table:table-cell office:value-type="string">
            <text:p>8,91</text:p>
          </table:table-cell>
          <table:table-cell office:value-type="string">
            <text:p>2,86</text:p>
          </table:table-cell>
        </table:table-row>
        <table:table-row table:style-name="ro1">
          <table:table-cell office:value-type="string">
            <text:p>7101018.Massagem e sauna</text:p>
          </table:table-cell>
          <table:table-cell office:value-type="string">
            <text:p>0,00</text:p>
          </table:table-cell>
          <table:table-cell office:value-type="string">
            <text:p>11,44</text:p>
          </table:table-cell>
          <table:table-cell office:value-type="string">
            <text:p>3,03</text:p>
          </table:table-cell>
          <table:table-cell office:value-type="string">
            <text:p>-2,05</text:p>
          </table:table-cell>
          <table:table-cell office:value-type="string">
            <text:p>-5,24</text:p>
          </table:table-cell>
          <table:table-cell office:value-type="string">
            <text:p>2,78</text:p>
          </table:table-cell>
          <table:table-cell office:value-type="string">
            <text:p>5,84</text:p>
          </table:table-cell>
        </table:table-row>
        <table:table-row table:style-name="ro1">
          <table:table-cell office:value-type="string">
            <text:p>7101034.Cartório</text:p>
          </table:table-cell>
          <table:table-cell office:value-type="string">
            <text:p>0,05</text:p>
          </table:table-cell>
          <table:table-cell office:value-type="string">
            <text:p>-5,91</text:p>
          </table:table-cell>
          <table:table-cell office:value-type="string">
            <text:p>3,52</text:p>
          </table:table-cell>
          <table:table-cell office:value-type="string">
            <text:p>6,36</text:p>
          </table:table-cell>
          <table:table-cell office:value-type="string">
            <text:p>26,06</text:p>
          </table:table-cell>
          <table:table-cell office:value-type="string">
            <text:p>5,77</text:p>
          </table:table-cell>
          <table:table-cell office:value-type="string">
            <text:p>10,07</text:p>
          </table:table-cell>
        </table:table-row>
        <table:table-row table:style-name="ro1">
          <table:table-cell office:value-type="string">
            <text:p>7101036.Despachante</text:p>
          </table:table-cell>
          <table:table-cell office:value-type="string">
            <text:p>0,20</text:p>
          </table:table-cell>
          <table:table-cell office:value-type="string">
            <text:p>1,28</text:p>
          </table:table-cell>
          <table:table-cell office:value-type="string">
            <text:p>-6,01</text:p>
          </table:table-cell>
          <table:table-cell office:value-type="string">
            <text:p>0,08</text:p>
          </table:table-cell>
          <table:table-cell office:value-type="string">
            <text:p>6,54</text:p>
          </table:table-cell>
          <table:table-cell office:value-type="string">
            <text:p>7,88</text:p>
          </table:table-cell>
          <table:table-cell office:value-type="string">
            <text:p>3,67</text:p>
          </table:table-cell>
        </table:table-row>
        <table:table-row table:style-name="ro1">
          <table:table-cell office:value-type="string">
            <text:p>7101038.Serviço funerário</text:p>
          </table:table-cell>
          <table:table-cell office:value-type="string">
            <text:p>-1,26</text:p>
          </table:table-cell>
          <table:table-cell office:value-type="string">
            <text:p>3,57</text:p>
          </table:table-cell>
          <table:table-cell office:value-type="string">
            <text:p>6,91</text:p>
          </table:table-cell>
          <table:table-cell office:value-type="string">
            <text:p>11,83</text:p>
          </table:table-cell>
          <table:table-cell office:value-type="string">
            <text:p>13,71</text:p>
          </table:table-cell>
          <table:table-cell office:value-type="string">
            <text:p>7,80</text:p>
          </table:table-cell>
          <table:table-cell office:value-type="string">
            <text:p>4,72</text:p>
          </table:table-cell>
        </table:table-row>
        <table:table-row table:style-name="ro1">
          <table:table-cell office:value-type="string">
            <text:p>7101051.Alfaiate</text:p>
          </table:table-cell>
          <table:table-cell office:value-type="string">
            <text:p>0,24</text:p>
          </table:table-cell>
          <table:table-cell office:value-type="string">
            <text:p>1,82</text:p>
          </table:table-cell>
          <table:table-cell office:value-type="string">
            <text:p>4,04</text:p>
          </table:table-cell>
          <table:table-cell office:value-type="string">
            <text:p>8,43</text:p>
          </table:table-cell>
          <table:table-cell office:value-type="string">
            <text:p>7,03</text:p>
          </table:table-cell>
          <table:table-cell office:value-type="string">
            <text:p>0,96</text:p>
          </table:table-cell>
          <table:table-cell office:value-type="string">
            <text:p>7,55</text:p>
          </table:table-cell>
        </table:table-row>
        <table:table-row table:style-name="ro1">
          <table:table-cell office:value-type="string">
            <text:p>7101076.Serviço bancário</text:p>
          </table:table-cell>
          <table:table-cell table:number-columns-repeated="2" office:value-type="string">
            <text:p>0,00</text:p>
          </table:table-cell>
          <table:table-cell office:value-type="string">
            <text:p>1,79</text:p>
          </table:table-cell>
          <table:table-cell office:value-type="string">
            <text:p>4,35</text:p>
          </table:table-cell>
          <table:table-cell table:number-columns-repeated="2" office:value-type="string">
            <text:p>0,00</text:p>
          </table:table-cell>
          <table:table-cell office:value-type="string">
            <text:p>1,67</text:p>
          </table:table-cell>
        </table:table-row>
        <table:table-row table:style-name="ro1">
          <table:table-cell office:value-type="string">
            <text:p>7101090.Conselho de classe</text:p>
          </table:table-cell>
          <table:table-cell office:value-type="string">
            <text:p>0,00</text:p>
          </table:table-cell>
          <table:table-cell office:value-type="string">
            <text:p>14,77</text:p>
          </table:table-cell>
          <table:table-cell office:value-type="string">
            <text:p>2,47</text:p>
          </table:table-cell>
          <table:table-cell office:value-type="string">
            <text:p>8,17</text:p>
          </table:table-cell>
          <table:table-cell office:value-type="string">
            <text:p>9,30</text:p>
          </table:table-cell>
          <table:table-cell office:value-type="string">
            <text:p>10,28</text:p>
          </table:table-cell>
          <table:table-cell office:value-type="string">
            <text:p>6,27</text:p>
          </table:table-cell>
        </table:table-row>
        <table:table-row table:style-name="ro1">
          <table:table-cell office:value-type="string">
            <text:p>72.Recreação, fumo e filmes</text:p>
          </table:table-cell>
          <table:table-cell office:value-type="string">
            <text:p>4,28</text:p>
          </table:table-cell>
          <table:table-cell office:value-type="string">
            <text:p>3,84</text:p>
          </table:table-cell>
          <table:table-cell office:value-type="string">
            <text:p>8,41</text:p>
          </table:table-cell>
          <table:table-cell office:value-type="string">
            <text:p>9,29</text:p>
          </table:table-cell>
          <table:table-cell office:value-type="string">
            <text:p>11,54</text:p>
          </table:table-cell>
          <table:table-cell office:value-type="string">
            <text:p>8,80</text:p>
          </table:table-cell>
          <table:table-cell office:value-type="string">
            <text:p>4,37</text:p>
          </table:table-cell>
        </table:table-row>
        <table:table-row table:style-name="ro1">
          <table:table-cell office:value-type="string">
            <text:p>7201.Recreação</text:p>
          </table:table-cell>
          <table:table-cell office:value-type="string">
            <text:p>6,52</text:p>
          </table:table-cell>
          <table:table-cell office:value-type="string">
            <text:p>5,38</text:p>
          </table:table-cell>
          <table:table-cell office:value-type="string">
            <text:p>6,92</text:p>
          </table:table-cell>
          <table:table-cell office:value-type="string">
            <text:p>7,71</text:p>
          </table:table-cell>
          <table:table-cell office:value-type="string">
            <text:p>12,49</text:p>
          </table:table-cell>
          <table:table-cell office:value-type="string">
            <text:p>7,80</text:p>
          </table:table-cell>
          <table:table-cell office:value-type="string">
            <text:p>6,22</text:p>
          </table:table-cell>
        </table:table-row>
        <table:table-row table:style-name="ro1">
          <table:table-cell office:value-type="string">
            <text:p>7201001.Cinema</text:p>
          </table:table-cell>
          <table:table-cell office:value-type="string">
            <text:p>2,36</text:p>
          </table:table-cell>
          <table:table-cell office:value-type="string">
            <text:p>3,56</text:p>
          </table:table-cell>
          <table:table-cell office:value-type="string">
            <text:p>3,99</text:p>
          </table:table-cell>
          <table:table-cell office:value-type="string">
            <text:p>7,12</text:p>
          </table:table-cell>
          <table:table-cell office:value-type="string">
            <text:p>12,09</text:p>
          </table:table-cell>
          <table:table-cell office:value-type="string">
            <text:p>6,97</text:p>
          </table:table-cell>
          <table:table-cell office:value-type="string">
            <text:p>9,44</text:p>
          </table:table-cell>
        </table:table-row>
        <table:table-row table:style-name="ro1">
          <table:table-cell office:value-type="string">
            <text:p>7201003.Ingresso para jogo</text:p>
          </table:table-cell>
          <table:table-cell office:value-type="string">
            <text:p>8,76</text:p>
          </table:table-cell>
          <table:table-cell office:value-type="string">
            <text:p>4,65</text:p>
          </table:table-cell>
          <table:table-cell office:value-type="string">
            <text:p>7,99</text:p>
          </table:table-cell>
          <table:table-cell office:value-type="string">
            <text:p>8,77</text:p>
          </table:table-cell>
          <table:table-cell office:value-type="string">
            <text:p>12,12</text:p>
          </table:table-cell>
          <table:table-cell office:value-type="string">
            <text:p>9,30</text:p>
          </table:table-cell>
          <table:table-cell office:value-type="string">
            <text:p>7,03</text:p>
          </table:table-cell>
        </table:table-row>
        <table:table-row table:style-name="ro1">
          <table:table-cell office:value-type="string">
            <text:p>7201006.Clube</text:p>
          </table:table-cell>
          <table:table-cell office:value-type="string">
            <text:p>5,27</text:p>
          </table:table-cell>
          <table:table-cell office:value-type="string">
            <text:p>6,68</text:p>
          </table:table-cell>
          <table:table-cell office:value-type="string">
            <text:p>9,48</text:p>
          </table:table-cell>
          <table:table-cell office:value-type="string">
            <text:p>5,63</text:p>
          </table:table-cell>
          <table:table-cell office:value-type="string">
            <text:p>12,31</text:p>
          </table:table-cell>
          <table:table-cell office:value-type="string">
            <text:p>7,76</text:p>
          </table:table-cell>
          <table:table-cell office:value-type="string">
            <text:p>8,42</text:p>
          </table:table-cell>
        </table:table-row>
        <table:table-row table:style-name="ro1">
          <table:table-cell office:value-type="string">
            <text:p>7201008.Disco</text:p>
          </table:table-cell>
          <table:table-cell office:value-type="string">
            <text:p>7,82</text:p>
          </table:table-cell>
          <table:table-cell office:value-type="string">
            <text:p>7,93</text:p>
          </table:table-cell>
          <table:table-cell office:value-type="string">
            <text:p>9,02</text:p>
          </table:table-cell>
          <table:table-cell office:value-type="string">
            <text:p>8,44</text:p>
          </table:table-cell>
          <table:table-cell office:value-type="string">
            <text:p>13,31</text:p>
          </table:table-cell>
          <table:table-cell office:value-type="string">
            <text:p>6,07</text:p>
          </table:table-cell>
          <table:table-cell office:value-type="string">
            <text:p>9,62</text:p>
          </table:table-cell>
        </table:table-row>
        <table:table-row table:style-name="ro1">
          <table:table-cell office:value-type="string">
            <text:p>7201010.Instrumento musical</text:p>
          </table:table-cell>
          <table:table-cell office:value-type="string">
            <text:p>1,33</text:p>
          </table:table-cell>
          <table:table-cell office:value-type="string">
            <text:p>-0,71</text:p>
          </table:table-cell>
          <table:table-cell office:value-type="string">
            <text:p>9,33</text:p>
          </table:table-cell>
          <table:table-cell office:value-type="string">
            <text:p>20,09</text:p>
          </table:table-cell>
          <table:table-cell office:value-type="string">
            <text:p>13,69</text:p>
          </table:table-cell>
          <table:table-cell office:value-type="string">
            <text:p>19,13</text:p>
          </table:table-cell>
          <table:table-cell office:value-type="string">
            <text:p>7,63</text:p>
          </table:table-cell>
        </table:table-row>
        <table:table-row table:style-name="ro1">
          <table:table-cell office:value-type="string">
            <text:p>7201019.Bicicleta</text:p>
          </table:table-cell>
          <table:table-cell office:value-type="string">
            <text:p>8,34</text:p>
          </table:table-cell>
          <table:table-cell office:value-type="string">
            <text:p>3,56</text:p>
          </table:table-cell>
          <table:table-cell office:value-type="string">
            <text:p>3,00</text:p>
          </table:table-cell>
          <table:table-cell office:value-type="string">
            <text:p>12,42</text:p>
          </table:table-cell>
          <table:table-cell office:value-type="string">
            <text:p>11,03</text:p>
          </table:table-cell>
          <table:table-cell office:value-type="string">
            <text:p>8,05</text:p>
          </table:table-cell>
          <table:table-cell office:value-type="string">
            <text:p>8,26</text:p>
          </table:table-cell>
        </table:table-row>
        <table:table-row table:style-name="ro1">
          <table:table-cell office:value-type="string">
            <text:p>7201020.Alimento para cães</text:p>
          </table:table-cell>
          <table:table-cell office:value-type="string">
            <text:p>2,69</text:p>
          </table:table-cell>
          <table:table-cell office:value-type="string">
            <text:p>7,24</text:p>
          </table:table-cell>
          <table:table-cell office:value-type="string">
            <text:p>10,64</text:p>
          </table:table-cell>
          <table:table-cell office:value-type="string">
            <text:p>10,41</text:p>
          </table:table-cell>
          <table:table-cell office:value-type="string">
            <text:p>17,77</text:p>
          </table:table-cell>
          <table:table-cell office:value-type="string">
            <text:p>15,04</text:p>
          </table:table-cell>
          <table:table-cell office:value-type="string">
            <text:p>7,36</text:p>
          </table:table-cell>
        </table:table-row>
        <table:table-row table:style-name="ro1">
          <table:table-cell office:value-type="string">
            <text:p>7201023.Brinquedo</text:p>
          </table:table-cell>
          <table:table-cell office:value-type="string">
            <text:p>3,64</text:p>
          </table:table-cell>
          <table:table-cell office:value-type="string">
            <text:p>4,84</text:p>
          </table:table-cell>
          <table:table-cell office:value-type="string">
            <text:p>10,45</text:p>
          </table:table-cell>
          <table:table-cell office:value-type="string">
            <text:p>12,19</text:p>
          </table:table-cell>
          <table:table-cell office:value-type="string">
            <text:p>14,98</text:p>
          </table:table-cell>
          <table:table-cell office:value-type="string">
            <text:p>7,40</text:p>
          </table:table-cell>
          <table:table-cell office:value-type="string">
            <text:p>5,25</text:p>
          </table:table-cell>
        </table:table-row>
        <table:table-row table:style-name="ro1">
          <table:table-cell office:value-type="string">
            <text:p>7201051.Teatro</text:p>
          </table:table-cell>
          <table:table-cell office:value-type="string">
            <text:p>2,52</text:p>
          </table:table-cell>
          <table:table-cell office:value-type="string">
            <text:p>7,84</text:p>
          </table:table-cell>
          <table:table-cell office:value-type="string">
            <text:p>5,13</text:p>
          </table:table-cell>
          <table:table-cell office:value-type="string">
            <text:p>11,60</text:p>
          </table:table-cell>
          <table:table-cell office:value-type="string">
            <text:p>3,91</text:p>
          </table:table-cell>
          <table:table-cell office:value-type="string">
            <text:p>15,59</text:p>
          </table:table-cell>
          <table:table-cell office:value-type="string">
            <text:p>5,94</text:p>
          </table:table-cell>
        </table:table-row>
        <table:table-row table:style-name="ro1">
          <table:table-cell office:value-type="string">
            <text:p>7201052.Aluguel de fita de videocassete</text:p>
          </table:table-cell>
          <table:table-cell office:value-type="string">
            <text:p>10,51</text:p>
          </table:table-cell>
          <table:table-cell office:value-type="string">
            <text:p>1,89</text:p>
          </table:table-cell>
          <table:table-cell office:value-type="string">
            <text:p>5,62</text:p>
          </table:table-cell>
          <table:table-cell office:value-type="string">
            <text:p>9,62</text:p>
          </table:table-cell>
          <table:table-cell office:value-type="string">
            <text:p>8,02</text:p>
          </table:table-cell>
          <table:table-cell office:value-type="string">
            <text:p>5,72</text:p>
          </table:table-cell>
          <table:table-cell office:value-type="string">
            <text:p>4,96</text:p>
          </table:table-cell>
        </table:table-row>
        <table:table-row table:style-name="ro1">
          <table:table-cell office:value-type="string">
            <text:p>7201054.Boate, danceteria e discoteca</text:p>
          </table:table-cell>
          <table:table-cell office:value-type="string">
            <text:p>1,63</text:p>
          </table:table-cell>
          <table:table-cell office:value-type="string">
            <text:p>6,83</text:p>
          </table:table-cell>
          <table:table-cell office:value-type="string">
            <text:p>10,41</text:p>
          </table:table-cell>
          <table:table-cell office:value-type="string">
            <text:p>3,98</text:p>
          </table:table-cell>
          <table:table-cell office:value-type="string">
            <text:p>6,03</text:p>
          </table:table-cell>
          <table:table-cell office:value-type="string">
            <text:p>10,64</text:p>
          </table:table-cell>
          <table:table-cell office:value-type="string">
            <text:p>9,75</text:p>
          </table:table-cell>
        </table:table-row>
        <table:table-row table:style-name="ro1">
          <table:table-cell office:value-type="string">
            <text:p>7201063.Jogos lotéricos</text:p>
          </table:table-cell>
          <table:table-cell table:number-columns-repeated="4" office:value-type="string">
            <text:p>0,00</text:p>
          </table:table-cell>
          <table:table-cell office:value-type="string">
            <text:p>43,10</text:p>
          </table:table-cell>
          <table:table-cell office:value-type="string">
            <text:p>1,41</text:p>
          </table:table-cell>
          <table:table-cell office:value-type="string">
            <text:p>-0,47</text:p>
          </table:table-cell>
        </table:table-row>
        <table:table-row table:style-name="ro1">
          <table:table-cell office:value-type="string">
            <text:p>7201066.Aluguel de fita de vídeo-game</text:p>
          </table:table-cell>
          <table:table-cell office:value-type="string">
            <text:p>0,48</text:p>
          </table:table-cell>
          <table:table-cell office:value-type="string">
            <text:p>0,22</text:p>
          </table:table-cell>
          <table:table-cell office:value-type="string">
            <text:p>16,50</text:p>
          </table:table-cell>
          <table:table-cell office:value-type="string">
            <text:p>10,88</text:p>
          </table:table-cell>
          <table:table-cell office:value-type="string">
            <text:p>4,84</text:p>
          </table:table-cell>
          <table:table-cell office:value-type="string">
            <text:p>7,10</text:p>
          </table:table-cell>
          <table:table-cell office:value-type="string">
            <text:p>3,28</text:p>
          </table:table-cell>
        </table:table-row>
        <table:table-row table:style-name="ro1">
          <table:table-cell office:value-type="string">
            <text:p>7201068.Motel</text:p>
          </table:table-cell>
          <table:table-cell office:value-type="string">
            <text:p>1,58</text:p>
          </table:table-cell>
          <table:table-cell office:value-type="string">
            <text:p>1,60</text:p>
          </table:table-cell>
          <table:table-cell office:value-type="string">
            <text:p>11,22</text:p>
          </table:table-cell>
          <table:table-cell office:value-type="string">
            <text:p>5,10</text:p>
          </table:table-cell>
          <table:table-cell office:value-type="string">
            <text:p>9,17</text:p>
          </table:table-cell>
          <table:table-cell office:value-type="string">
            <text:p>6,47</text:p>
          </table:table-cell>
          <table:table-cell office:value-type="string">
            <text:p>6,70</text:p>
          </table:table-cell>
        </table:table-row>
        <table:table-row table:style-name="ro1">
          <table:table-cell office:value-type="string">
            <text:p>7201069.Bicicleta ergométrica</text:p>
          </table:table-cell>
          <table:table-cell office:value-type="string">
            <text:p>1,06</text:p>
          </table:table-cell>
          <table:table-cell office:value-type="string">
            <text:p>18,86</text:p>
          </table:table-cell>
          <table:table-cell office:value-type="string">
            <text:p>6,01</text:p>
          </table:table-cell>
          <table:table-cell office:value-type="string">
            <text:p>14,37</text:p>
          </table:table-cell>
          <table:table-cell office:value-type="string">
            <text:p>9,61</text:p>
          </table:table-cell>
          <table:table-cell office:value-type="string">
            <text:p>-2,01</text:p>
          </table:table-cell>
          <table:table-cell office:value-type="string">
            <text:p>8,20</text:p>
          </table:table-cell>
        </table:table-row>
        <table:table-row table:style-name="ro1">
          <table:table-cell office:value-type="string">
            <text:p>7201083.Material esportivo</text:p>
          </table:table-cell>
          <table:table-cell office:value-type="string">
            <text:p>0,78</text:p>
          </table:table-cell>
          <table:table-cell office:value-type="string">
            <text:p>8,40</text:p>
          </table:table-cell>
          <table:table-cell office:value-type="string">
            <text:p>8,95</text:p>
          </table:table-cell>
          <table:table-cell office:value-type="string">
            <text:p>9,86</text:p>
          </table:table-cell>
          <table:table-cell office:value-type="string">
            <text:p>19,55</text:p>
          </table:table-cell>
          <table:table-cell office:value-type="string">
            <text:p>31,87</text:p>
          </table:table-cell>
          <table:table-cell office:value-type="string">
            <text:p>10,38</text:p>
          </table:table-cell>
        </table:table-row>
        <table:table-row table:style-name="ro1">
          <table:table-cell office:value-type="string">
            <text:p>7201084.Telesena</text:p>
          </table:table-cell>
          <table:table-cell table:number-columns-repeated="6" office:value-type="string">
            <text:p>0,00</text:p>
          </table:table-cell>
          <table:table-cell office:value-type="string">
            <text:p>0,08</text:p>
          </table:table-cell>
        </table:table-row>
        <table:table-row table:style-name="ro1">
          <table:table-cell office:value-type="string">
            <text:p>7201085.Fita de vídeo gravada</text:p>
          </table:table-cell>
          <table:table-cell office:value-type="string">
            <text:p>3,87</text:p>
          </table:table-cell>
          <table:table-cell office:value-type="string">
            <text:p>-0,96</text:p>
          </table:table-cell>
          <table:table-cell office:value-type="string">
            <text:p>5,79</text:p>
          </table:table-cell>
          <table:table-cell office:value-type="string">
            <text:p>15,93</text:p>
          </table:table-cell>
          <table:table-cell office:value-type="string">
            <text:p>8,64</text:p>
          </table:table-cell>
          <table:table-cell office:value-type="string">
            <text:p>11,78</text:p>
          </table:table-cell>
          <table:table-cell office:value-type="string">
            <text:p>5,60</text:p>
          </table:table-cell>
        </table:table-row>
        <table:table-row table:style-name="ro1">
          <table:table-cell office:value-type="string">
            <text:p>7201088.Bingo</text:p>
          </table:table-cell>
          <table:table-cell office:value-type="string">
            <text:p>-2,14</text:p>
          </table:table-cell>
          <table:table-cell office:value-type="string">
            <text:p>8,99</text:p>
          </table:table-cell>
          <table:table-cell office:value-type="string">
            <text:p>1,76</text:p>
          </table:table-cell>
          <table:table-cell office:value-type="string">
            <text:p>4,52</text:p>
          </table:table-cell>
          <table:table-cell office:value-type="string">
            <text:p>4,50</text:p>
          </table:table-cell>
          <table:table-cell office:value-type="string">
            <text:p>1,27</text:p>
          </table:table-cell>
          <table:table-cell office:value-type="string">
            <text:p>1,29</text:p>
          </table:table-cell>
        </table:table-row>
        <table:table-row table:style-name="ro1">
          <table:table-cell office:value-type="string">
            <text:p>7201090.Hotel</text:p>
          </table:table-cell>
          <table:table-cell office:value-type="string">
            <text:p>8,97</text:p>
          </table:table-cell>
          <table:table-cell office:value-type="string">
            <text:p>12,85</text:p>
          </table:table-cell>
          <table:table-cell office:value-type="string">
            <text:p>2,06</text:p>
          </table:table-cell>
          <table:table-cell office:value-type="string">
            <text:p>5,56</text:p>
          </table:table-cell>
          <table:table-cell office:value-type="string">
            <text:p>7,72</text:p>
          </table:table-cell>
          <table:table-cell office:value-type="string">
            <text:p>9,27</text:p>
          </table:table-cell>
          <table:table-cell office:value-type="string">
            <text:p>2,06</text:p>
          </table:table-cell>
        </table:table-row>
        <table:table-row table:style-name="ro1">
          <table:table-cell office:value-type="string">
            <text:p>7201091.Arma de fogo</text:p>
          </table:table-cell>
          <table:table-cell office:value-type="string">
            <text:p>4,40</text:p>
          </table:table-cell>
          <table:table-cell office:value-type="string">
            <text:p>4,91</text:p>
          </table:table-cell>
          <table:table-cell office:value-type="string">
            <text:p>11,10</text:p>
          </table:table-cell>
          <table:table-cell office:value-type="string">
            <text:p>15,87</text:p>
          </table:table-cell>
          <table:table-cell office:value-type="string">
            <text:p>13,21</text:p>
          </table:table-cell>
          <table:table-cell office:value-type="string">
            <text:p>14,33</text:p>
          </table:table-cell>
          <table:table-cell office:value-type="string">
            <text:p>12,23</text:p>
          </table:table-cell>
        </table:table-row>
        <table:table-row table:style-name="ro1">
          <table:table-cell office:value-type="string">
            <text:p>7201095.Excursão</text:p>
          </table:table-cell>
          <table:table-cell office:value-type="string">
            <text:p>4,17</text:p>
          </table:table-cell>
          <table:table-cell office:value-type="string">
            <text:p>14,89</text:p>
          </table:table-cell>
          <table:table-cell office:value-type="string">
            <text:p>14,92</text:p>
          </table:table-cell>
          <table:table-cell office:value-type="string">
            <text:p>15,03</text:p>
          </table:table-cell>
          <table:table-cell office:value-type="string">
            <text:p>11,00</text:p>
          </table:table-cell>
          <table:table-cell office:value-type="string">
            <text:p>26,28</text:p>
          </table:table-cell>
          <table:table-cell office:value-type="string">
            <text:p>14,60</text:p>
          </table:table-cell>
        </table:table-row>
        <table:table-row table:style-name="ro1">
          <table:table-cell office:value-type="string">
            <text:p>7201097.Alimento para animais (exceto cães)</text:p>
          </table:table-cell>
          <table:table-cell office:value-type="string">
            <text:p>12,00</text:p>
          </table:table-cell>
          <table:table-cell office:value-type="string">
            <text:p>1,02</text:p>
          </table:table-cell>
          <table:table-cell office:value-type="string">
            <text:p>11,99</text:p>
          </table:table-cell>
          <table:table-cell office:value-type="string">
            <text:p>20,20</text:p>
          </table:table-cell>
          <table:table-cell office:value-type="string">
            <text:p>22,87</text:p>
          </table:table-cell>
          <table:table-cell office:value-type="string">
            <text:p>6,55</text:p>
          </table:table-cell>
          <table:table-cell office:value-type="string">
            <text:p>3,90</text:p>
          </table:table-cell>
        </table:table-row>
        <table:table-row table:style-name="ro1">
          <table:table-cell office:value-type="string">
            <text:p>7202.Fumo</text:p>
          </table:table-cell>
          <table:table-cell office:value-type="string">
            <text:p>-2,24</text:p>
          </table:table-cell>
          <table:table-cell office:value-type="string">
            <text:p>0,14</text:p>
          </table:table-cell>
          <table:table-cell office:value-type="string">
            <text:p>11,26</text:p>
          </table:table-cell>
          <table:table-cell office:value-type="string">
            <text:p>13,20</text:p>
          </table:table-cell>
          <table:table-cell office:value-type="string">
            <text:p>10,66</text:p>
          </table:table-cell>
          <table:table-cell office:value-type="string">
            <text:p>11,63</text:p>
          </table:table-cell>
          <table:table-cell office:value-type="string">
            <text:p>0,29</text:p>
          </table:table-cell>
        </table:table-row>
        <table:table-row table:style-name="ro1">
          <table:table-cell office:value-type="string">
            <text:p>7202041.Cigarro</text:p>
          </table:table-cell>
          <table:table-cell office:value-type="string">
            <text:p>-2,24</text:p>
          </table:table-cell>
          <table:table-cell office:value-type="string">
            <text:p>0,14</text:p>
          </table:table-cell>
          <table:table-cell office:value-type="string">
            <text:p>11,26</text:p>
          </table:table-cell>
          <table:table-cell office:value-type="string">
            <text:p>13,20</text:p>
          </table:table-cell>
          <table:table-cell office:value-type="string">
            <text:p>10,66</text:p>
          </table:table-cell>
          <table:table-cell office:value-type="string">
            <text:p>11,63</text:p>
          </table:table-cell>
          <table:table-cell office:value-type="string">
            <text:p>0,29</text:p>
          </table:table-cell>
        </table:table-row>
        <table:table-row table:style-name="ro1">
          <table:table-cell office:value-type="string">
            <text:p>7203.Fotografia e filmagem</text:p>
          </table:table-cell>
          <table:table-cell office:value-type="string">
            <text:p>4,15</text:p>
          </table:table-cell>
          <table:table-cell office:value-type="string">
            <text:p>3,10</text:p>
          </table:table-cell>
          <table:table-cell office:value-type="string">
            <text:p>13,63</text:p>
          </table:table-cell>
          <table:table-cell office:value-type="string">
            <text:p>9,83</text:p>
          </table:table-cell>
          <table:table-cell office:value-type="string">
            <text:p>4,58</text:p>
          </table:table-cell>
          <table:table-cell office:value-type="string">
            <text:p>6,78</text:p>
          </table:table-cell>
          <table:table-cell office:value-type="string">
            <text:p>2,76</text:p>
          </table:table-cell>
        </table:table-row>
        <table:table-row table:style-name="ro1">
          <table:table-cell office:value-type="string">
            <text:p>7203001.Máquina fotográfica</text:p>
          </table:table-cell>
          <table:table-cell office:value-type="string">
            <text:p>3,17</text:p>
          </table:table-cell>
          <table:table-cell office:value-type="string">
            <text:p>9,48</text:p>
          </table:table-cell>
          <table:table-cell office:value-type="string">
            <text:p>11,75</text:p>
          </table:table-cell>
          <table:table-cell office:value-type="string">
            <text:p>10,52</text:p>
          </table:table-cell>
          <table:table-cell office:value-type="string">
            <text:p>9,00</text:p>
          </table:table-cell>
          <table:table-cell office:value-type="string">
            <text:p>11,32</text:p>
          </table:table-cell>
          <table:table-cell office:value-type="string">
            <text:p>10,55</text:p>
          </table:table-cell>
        </table:table-row>
        <table:table-row table:style-name="ro1">
          <table:table-cell office:value-type="string">
            <text:p>7203002.Filme e flash descartável</text:p>
          </table:table-cell>
          <table:table-cell office:value-type="string">
            <text:p>14,81</text:p>
          </table:table-cell>
          <table:table-cell office:value-type="string">
            <text:p>-0,01</text:p>
          </table:table-cell>
          <table:table-cell office:value-type="string">
            <text:p>22,95</text:p>
          </table:table-cell>
          <table:table-cell office:value-type="string">
            <text:p>14,48</text:p>
          </table:table-cell>
          <table:table-cell office:value-type="string">
            <text:p>0,82</text:p>
          </table:table-cell>
          <table:table-cell office:value-type="string">
            <text:p>2,59</text:p>
          </table:table-cell>
          <table:table-cell office:value-type="string">
            <text:p>1,07</text:p>
          </table:table-cell>
        </table:table-row>
        <table:table-row table:style-name="ro1">
          <table:table-cell office:value-type="string">
            <text:p>7203003.Revelação e cópia</text:p>
          </table:table-cell>
          <table:table-cell office:value-type="string">
            <text:p>19,71</text:p>
          </table:table-cell>
          <table:table-cell office:value-type="string">
            <text:p>0,48</text:p>
          </table:table-cell>
          <table:table-cell office:value-type="string">
            <text:p>13,59</text:p>
          </table:table-cell>
          <table:table-cell office:value-type="string">
            <text:p>8,23</text:p>
          </table:table-cell>
          <table:table-cell office:value-type="string">
            <text:p>2,26</text:p>
          </table:table-cell>
          <table:table-cell office:value-type="string">
            <text:p>5,92</text:p>
          </table:table-cell>
          <table:table-cell office:value-type="string">
            <text:p>1,72</text:p>
          </table:table-cell>
        </table:table-row>
        <table:table-row table:style-name="ro1">
          <table:table-cell office:value-type="string">
            <text:p>7203004.Filmadora</text:p>
          </table:table-cell>
          <table:table-cell office:value-type="string">
            <text:p>8,01</text:p>
          </table:table-cell>
          <table:table-cell office:value-type="string">
            <text:p>10,84</text:p>
          </table:table-cell>
          <table:table-cell office:value-type="string">
            <text:p>9,16</text:p>
          </table:table-cell>
          <table:table-cell office:value-type="string">
            <text:p>11,00</text:p>
          </table:table-cell>
          <table:table-cell office:value-type="string">
            <text:p>12,17</text:p>
          </table:table-cell>
          <table:table-cell office:value-type="string">
            <text:p>9,61</text:p>
          </table:table-cell>
          <table:table-cell office:value-type="string">
            <text:p>3,32</text:p>
          </table:table-cell>
        </table:table-row>
        <table:table-row table:style-name="ro1">
          <table:table-cell office:value-type="string">
            <text:p>7203006.Fita de vídeo virgem</text:p>
          </table:table-cell>
          <table:table-cell office:value-type="string">
            <text:p>-15,76</text:p>
          </table:table-cell>
          <table:table-cell office:value-type="string">
            <text:p>4,09</text:p>
          </table:table-cell>
          <table:table-cell office:value-type="string">
            <text:p>7,66</text:p>
          </table:table-cell>
          <table:table-cell office:value-type="string">
            <text:p>10,39</text:p>
          </table:table-cell>
          <table:table-cell office:value-type="string">
            <text:p>3,39</text:p>
          </table:table-cell>
          <table:table-cell office:value-type="string">
            <text:p>10,40</text:p>
          </table:table-cell>
          <table:table-cell office:value-type="string">
            <text:p>1,39</text:p>
          </table:table-cell>
        </table:table-row>
        <table:table-row table:style-name="ro1">
          <table:table-cell office:value-type="string">
            <text:p>8.Educação</text:p>
          </table:table-cell>
          <table:table-cell office:value-type="string">
            <text:p>3,96</text:p>
          </table:table-cell>
          <table:table-cell office:value-type="string">
            <text:p>4,79</text:p>
          </table:table-cell>
          <table:table-cell office:value-type="string">
            <text:p>7,33</text:p>
          </table:table-cell>
          <table:table-cell office:value-type="string">
            <text:p>8,45</text:p>
          </table:table-cell>
          <table:table-cell office:value-type="string">
            <text:p>10,25</text:p>
          </table:table-cell>
          <table:table-cell office:value-type="string">
            <text:p>10,44</text:p>
          </table:table-cell>
          <table:table-cell office:value-type="string">
            <text:p>7,16</text:p>
          </table:table-cell>
        </table:table-row>
        <table:table-row table:style-name="ro1">
          <table:table-cell office:value-type="string">
            <text:p>81.Cursos, leitura e papelaria</text:p>
          </table:table-cell>
          <table:table-cell office:value-type="string">
            <text:p>3,96</text:p>
          </table:table-cell>
          <table:table-cell office:value-type="string">
            <text:p>4,79</text:p>
          </table:table-cell>
          <table:table-cell office:value-type="string">
            <text:p>7,33</text:p>
          </table:table-cell>
          <table:table-cell office:value-type="string">
            <text:p>8,45</text:p>
          </table:table-cell>
          <table:table-cell office:value-type="string">
            <text:p>10,25</text:p>
          </table:table-cell>
          <table:table-cell office:value-type="string">
            <text:p>10,44</text:p>
          </table:table-cell>
          <table:table-cell office:value-type="string">
            <text:p>7,16</text:p>
          </table:table-cell>
        </table:table-row>
        <table:table-row table:style-name="ro1">
          <table:table-cell office:value-type="string">
            <text:p>8101.Cursos</text:p>
          </table:table-cell>
          <table:table-cell office:value-type="string">
            <text:p>2,57</text:p>
          </table:table-cell>
          <table:table-cell office:value-type="string">
            <text:p>4,94</text:p>
          </table:table-cell>
          <table:table-cell office:value-type="string">
            <text:p>6,38</text:p>
          </table:table-cell>
          <table:table-cell office:value-type="string">
            <text:p>7,96</text:p>
          </table:table-cell>
          <table:table-cell office:value-type="string">
            <text:p>9,84</text:p>
          </table:table-cell>
          <table:table-cell office:value-type="string">
            <text:p>11,15</text:p>
          </table:table-cell>
          <table:table-cell office:value-type="string">
            <text:p>7,73</text:p>
          </table:table-cell>
        </table:table-row>
        <table:table-row table:style-name="ro1">
          <table:table-cell office:value-type="string">
            <text:p>8101001.Creche</text:p>
          </table:table-cell>
          <table:table-cell office:value-type="string">
            <text:p>7,44</text:p>
          </table:table-cell>
          <table:table-cell office:value-type="string">
            <text:p>13,41</text:p>
          </table:table-cell>
          <table:table-cell office:value-type="string">
            <text:p>2,01</text:p>
          </table:table-cell>
          <table:table-cell office:value-type="string">
            <text:p>5,51</text:p>
          </table:table-cell>
          <table:table-cell office:value-type="string">
            <text:p>12,26</text:p>
          </table:table-cell>
          <table:table-cell office:value-type="string">
            <text:p>9,48</text:p>
          </table:table-cell>
          <table:table-cell office:value-type="string">
            <text:p>10,12</text:p>
          </table:table-cell>
        </table:table-row>
        <table:table-row table:style-name="ro1">
          <table:table-cell office:value-type="string">
            <text:p>8101002.Curso pré-escolar</text:p>
          </table:table-cell>
          <table:table-cell office:value-type="string">
            <text:p>0,58</text:p>
          </table:table-cell>
          <table:table-cell office:value-type="string">
            <text:p>5,35</text:p>
          </table:table-cell>
          <table:table-cell office:value-type="string">
            <text:p>5,92</text:p>
          </table:table-cell>
          <table:table-cell office:value-type="string">
            <text:p>6,97</text:p>
          </table:table-cell>
          <table:table-cell office:value-type="string">
            <text:p>8,65</text:p>
          </table:table-cell>
          <table:table-cell office:value-type="string">
            <text:p>10,46</text:p>
          </table:table-cell>
          <table:table-cell office:value-type="string">
            <text:p>7,86</text:p>
          </table:table-cell>
        </table:table-row>
        <table:table-row table:style-name="ro1">
          <table:table-cell office:value-type="string">
            <text:p>8101003.Curso primeiro grau</text:p>
          </table:table-cell>
          <table:table-cell office:value-type="string">
            <text:p>1,97</text:p>
          </table:table-cell>
          <table:table-cell office:value-type="string">
            <text:p>3,03</text:p>
          </table:table-cell>
          <table:table-cell office:value-type="string">
            <text:p>6,25</text:p>
          </table:table-cell>
          <table:table-cell office:value-type="string">
            <text:p>7,86</text:p>
          </table:table-cell>
          <table:table-cell office:value-type="string">
            <text:p>9,58</text:p>
          </table:table-cell>
          <table:table-cell office:value-type="string">
            <text:p>11,51</text:p>
          </table:table-cell>
          <table:table-cell office:value-type="string">
            <text:p>9,46</text:p>
          </table:table-cell>
        </table:table-row>
        <table:table-row table:style-name="ro1">
          <table:table-cell office:value-type="string">
            <text:p>8101004.Curso segundo grau</text:p>
          </table:table-cell>
          <table:table-cell office:value-type="string">
            <text:p>1,92</text:p>
          </table:table-cell>
          <table:table-cell office:value-type="string">
            <text:p>6,27</text:p>
          </table:table-cell>
          <table:table-cell office:value-type="string">
            <text:p>7,08</text:p>
          </table:table-cell>
          <table:table-cell office:value-type="string">
            <text:p>8,43</text:p>
          </table:table-cell>
          <table:table-cell office:value-type="string">
            <text:p>10,59</text:p>
          </table:table-cell>
          <table:table-cell office:value-type="string">
            <text:p>11,99</text:p>
          </table:table-cell>
          <table:table-cell office:value-type="string">
            <text:p>9,53</text:p>
          </table:table-cell>
        </table:table-row>
        <table:table-row table:style-name="ro1">
          <table:table-cell office:value-type="string">
            <text:p>8101005.Curso terceiro grau</text:p>
          </table:table-cell>
          <table:table-cell office:value-type="string">
            <text:p>2,22</text:p>
          </table:table-cell>
          <table:table-cell office:value-type="string">
            <text:p>8,64</text:p>
          </table:table-cell>
          <table:table-cell office:value-type="string">
            <text:p>7,78</text:p>
          </table:table-cell>
          <table:table-cell office:value-type="string">
            <text:p>10,02</text:p>
          </table:table-cell>
          <table:table-cell office:value-type="string">
            <text:p>10,98</text:p>
          </table:table-cell>
          <table:table-cell office:value-type="string">
            <text:p>9,79</text:p>
          </table:table-cell>
          <table:table-cell office:value-type="string">
            <text:p>6,57</text:p>
          </table:table-cell>
        </table:table-row>
        <table:table-row table:style-name="ro1">
          <table:table-cell office:value-type="string">
            <text:p>8101014.Cursos diversos</text:p>
          </table:table-cell>
          <table:table-cell office:value-type="string">
            <text:p>1,97</text:p>
          </table:table-cell>
          <table:table-cell office:value-type="string">
            <text:p>1,64</text:p>
          </table:table-cell>
          <table:table-cell office:value-type="string">
            <text:p>4,18</text:p>
          </table:table-cell>
          <table:table-cell office:value-type="string">
            <text:p>5,12</text:p>
          </table:table-cell>
          <table:table-cell office:value-type="string">
            <text:p>7,51</text:p>
          </table:table-cell>
          <table:table-cell office:value-type="string">
            <text:p>11,78</text:p>
          </table:table-cell>
          <table:table-cell office:value-type="string">
            <text:p>4,57</text:p>
          </table:table-cell>
        </table:table-row>
        <table:table-row table:style-name="ro1">
          <table:table-cell office:value-type="string">
            <text:p>8101018.Livro didático</text:p>
          </table:table-cell>
          <table:table-cell office:value-type="string">
            <text:p>6,61</text:p>
          </table:table-cell>
          <table:table-cell office:value-type="string">
            <text:p>7,29</text:p>
          </table:table-cell>
          <table:table-cell office:value-type="string">
            <text:p>7,15</text:p>
          </table:table-cell>
          <table:table-cell office:value-type="string">
            <text:p>7,63</text:p>
          </table:table-cell>
          <table:table-cell office:value-type="string">
            <text:p>14,40</text:p>
          </table:table-cell>
          <table:table-cell office:value-type="string">
            <text:p>14,71</text:p>
          </table:table-cell>
          <table:table-cell office:value-type="string">
            <text:p>8,78</text:p>
          </table:table-cell>
        </table:table-row>
        <table:table-row table:style-name="ro1">
          <table:table-cell office:value-type="string">
            <text:p>8101024.Livro e revista técnica</text:p>
          </table:table-cell>
          <table:table-cell office:value-type="string">
            <text:p>11,00</text:p>
          </table:table-cell>
          <table:table-cell office:value-type="string">
            <text:p>0,11</text:p>
          </table:table-cell>
          <table:table-cell office:value-type="string">
            <text:p>7,29</text:p>
          </table:table-cell>
          <table:table-cell office:value-type="string">
            <text:p>11,89</text:p>
          </table:table-cell>
          <table:table-cell office:value-type="string">
            <text:p>13,76</text:p>
          </table:table-cell>
          <table:table-cell office:value-type="string">
            <text:p>12,76</text:p>
          </table:table-cell>
          <table:table-cell office:value-type="string">
            <text:p>3,68</text:p>
          </table:table-cell>
        </table:table-row>
        <table:table-row table:style-name="ro1">
          <table:table-cell office:value-type="string">
            <text:p>8102.Leitura</text:p>
          </table:table-cell>
          <table:table-cell office:value-type="string">
            <text:p>8,98</text:p>
          </table:table-cell>
          <table:table-cell office:value-type="string">
            <text:p>2,12</text:p>
          </table:table-cell>
          <table:table-cell office:value-type="string">
            <text:p>14,19</text:p>
          </table:table-cell>
          <table:table-cell office:value-type="string">
            <text:p>12,27</text:p>
          </table:table-cell>
          <table:table-cell office:value-type="string">
            <text:p>12,73</text:p>
          </table:table-cell>
          <table:table-cell office:value-type="string">
            <text:p>5,95</text:p>
          </table:table-cell>
          <table:table-cell office:value-type="string">
            <text:p>4,72</text:p>
          </table:table-cell>
        </table:table-row>
        <table:table-row table:style-name="ro1">
          <table:table-cell office:value-type="string">
            <text:p>8102001.Jornal diário</text:p>
          </table:table-cell>
          <table:table-cell office:value-type="string">
            <text:p>15,51</text:p>
          </table:table-cell>
          <table:table-cell office:value-type="string">
            <text:p>10,52</text:p>
          </table:table-cell>
          <table:table-cell office:value-type="string">
            <text:p>21,44</text:p>
          </table:table-cell>
          <table:table-cell office:value-type="string">
            <text:p>13,17</text:p>
          </table:table-cell>
          <table:table-cell office:value-type="string">
            <text:p>11,89</text:p>
          </table:table-cell>
          <table:table-cell office:value-type="string">
            <text:p>3,83</text:p>
          </table:table-cell>
          <table:table-cell office:value-type="string">
            <text:p>7,12</text:p>
          </table:table-cell>
        </table:table-row>
        <table:table-row table:style-name="ro1">
          <table:table-cell office:value-type="string">
            <text:p>8102002.Assinatura de jornal</text:p>
          </table:table-cell>
          <table:table-cell office:value-type="string">
            <text:p>13,23</text:p>
          </table:table-cell>
          <table:table-cell office:value-type="string">
            <text:p>3,87</text:p>
          </table:table-cell>
          <table:table-cell office:value-type="string">
            <text:p>16,60</text:p>
          </table:table-cell>
          <table:table-cell office:value-type="string">
            <text:p>11,92</text:p>
          </table:table-cell>
          <table:table-cell office:value-type="string">
            <text:p>13,09</text:p>
          </table:table-cell>
          <table:table-cell office:value-type="string">
            <text:p>5,12</text:p>
          </table:table-cell>
          <table:table-cell office:value-type="string">
            <text:p>1,12</text:p>
          </table:table-cell>
        </table:table-row>
        <table:table-row table:style-name="ro1">
          <table:table-cell office:value-type="string">
            <text:p>8102004.Revista não técnica</text:p>
          </table:table-cell>
          <table:table-cell office:value-type="string">
            <text:p>4,52</text:p>
          </table:table-cell>
          <table:table-cell office:value-type="string">
            <text:p>-10,65</text:p>
          </table:table-cell>
          <table:table-cell office:value-type="string">
            <text:p>5,95</text:p>
          </table:table-cell>
          <table:table-cell office:value-type="string">
            <text:p>10,00</text:p>
          </table:table-cell>
          <table:table-cell office:value-type="string">
            <text:p>13,82</text:p>
          </table:table-cell>
          <table:table-cell office:value-type="string">
            <text:p>9,54</text:p>
          </table:table-cell>
          <table:table-cell office:value-type="string">
            <text:p>4,26</text:p>
          </table:table-cell>
        </table:table-row>
        <table:table-row table:style-name="ro1">
          <table:table-cell office:value-type="string">
            <text:p>8102005.Livro não didático</text:p>
          </table:table-cell>
          <table:table-cell office:value-type="string">
            <text:p>6,77</text:p>
          </table:table-cell>
          <table:table-cell office:value-type="string">
            <text:p>9,98</text:p>
          </table:table-cell>
          <table:table-cell office:value-type="string">
            <text:p>2,11</text:p>
          </table:table-cell>
          <table:table-cell office:value-type="string">
            <text:p>15,98</text:p>
          </table:table-cell>
          <table:table-cell office:value-type="string">
            <text:p>12,69</text:p>
          </table:table-cell>
          <table:table-cell office:value-type="string">
            <text:p>7,65</text:p>
          </table:table-cell>
          <table:table-cell office:value-type="string">
            <text:p>3,91</text:p>
          </table:table-cell>
        </table:table-row>
        <table:table-row table:style-name="ro1">
          <table:table-cell office:value-type="string">
            <text:p>8103.Papelaria</text:p>
          </table:table-cell>
          <table:table-cell office:value-type="string">
            <text:p>5,67</text:p>
          </table:table-cell>
          <table:table-cell office:value-type="string">
            <text:p>8,79</text:p>
          </table:table-cell>
          <table:table-cell office:value-type="string">
            <text:p>7,44</text:p>
          </table:table-cell>
          <table:table-cell office:value-type="string">
            <text:p>7,27</text:p>
          </table:table-cell>
          <table:table-cell office:value-type="string">
            <text:p>10,87</text:p>
          </table:table-cell>
          <table:table-cell office:value-type="string">
            <text:p>10,40</text:p>
          </table:table-cell>
          <table:table-cell office:value-type="string">
            <text:p>3,63</text:p>
          </table:table-cell>
        </table:table-row>
        <table:table-row table:style-name="ro1">
          <table:table-cell office:value-type="string">
            <text:p>8103001.Caderno</text:p>
          </table:table-cell>
          <table:table-cell office:value-type="string">
            <text:p>8,30</text:p>
          </table:table-cell>
          <table:table-cell office:value-type="string">
            <text:p>13,40</text:p>
          </table:table-cell>
          <table:table-cell office:value-type="string">
            <text:p>8,67</text:p>
          </table:table-cell>
          <table:table-cell office:value-type="string">
            <text:p>8,01</text:p>
          </table:table-cell>
          <table:table-cell office:value-type="string">
            <text:p>11,26</text:p>
          </table:table-cell>
          <table:table-cell office:value-type="string">
            <text:p>11,97</text:p>
          </table:table-cell>
          <table:table-cell office:value-type="string">
            <text:p>3,38</text:p>
          </table:table-cell>
        </table:table-row>
        <table:table-row table:style-name="ro1">
          <table:table-cell office:value-type="string">
            <text:p>8103002.Fotocópia</text:p>
          </table:table-cell>
          <table:table-cell office:value-type="string">
            <text:p>4,53</text:p>
          </table:table-cell>
          <table:table-cell office:value-type="string">
            <text:p>2,98</text:p>
          </table:table-cell>
          <table:table-cell office:value-type="string">
            <text:p>1,86</text:p>
          </table:table-cell>
          <table:table-cell office:value-type="string">
            <text:p>6,71</text:p>
          </table:table-cell>
          <table:table-cell office:value-type="string">
            <text:p>11,43</text:p>
          </table:table-cell>
          <table:table-cell office:value-type="string">
            <text:p>5,79</text:p>
          </table:table-cell>
          <table:table-cell office:value-type="string">
            <text:p>0,69</text:p>
          </table:table-cell>
        </table:table-row>
        <table:table-row table:style-name="ro1">
          <table:table-cell office:value-type="string">
            <text:p>8103014.Artigos de papelaria</text:p>
          </table:table-cell>
          <table:table-cell office:value-type="string">
            <text:p>10,24</text:p>
          </table:table-cell>
          <table:table-cell office:value-type="string">
            <text:p>7,07</text:p>
          </table:table-cell>
          <table:table-cell office:value-type="string">
            <text:p>7,91</text:p>
          </table:table-cell>
          <table:table-cell office:value-type="string">
            <text:p>6,84</text:p>
          </table:table-cell>
          <table:table-cell office:value-type="string">
            <text:p>10,44</text:p>
          </table:table-cell>
          <table:table-cell office:value-type="string">
            <text:p>10,29</text:p>
          </table:table-cell>
          <table:table-cell office:value-type="string">
            <text:p>4,47</text:p>
          </table:table-cell>
        </table:table-row>
        <table:table-row table:style-name="ro1">
          <table:table-cell office:value-type="string">
            <text:p>9.Comunicação</text:p>
          </table:table-cell>
          <table:table-cell office:value-type="string">
            <text:p>9,23</text:p>
          </table:table-cell>
          <table:table-cell office:value-type="string">
            <text:p>12,90</text:p>
          </table:table-cell>
          <table:table-cell office:value-type="string">
            <text:p>7,59</text:p>
          </table:table-cell>
          <table:table-cell office:value-type="string">
            <text:p>11,27</text:p>
          </table:table-cell>
          <table:table-cell office:value-type="string">
            <text:p>18,69</text:p>
          </table:table-cell>
          <table:table-cell office:value-type="string">
            <text:p>13,91</text:p>
          </table:table-cell>
          <table:table-cell office:value-type="string">
            <text:p>6,45</text:p>
          </table:table-cell>
        </table:table-row>
        <table:table-row table:style-name="ro1">
          <table:table-cell office:value-type="string">
            <text:p>91.Comunicação</text:p>
          </table:table-cell>
          <table:table-cell office:value-type="string">
            <text:p>9,23</text:p>
          </table:table-cell>
          <table:table-cell office:value-type="string">
            <text:p>12,90</text:p>
          </table:table-cell>
          <table:table-cell office:value-type="string">
            <text:p>7,59</text:p>
          </table:table-cell>
          <table:table-cell office:value-type="string">
            <text:p>11,27</text:p>
          </table:table-cell>
          <table:table-cell office:value-type="string">
            <text:p>18,69</text:p>
          </table:table-cell>
          <table:table-cell office:value-type="string">
            <text:p>13,91</text:p>
          </table:table-cell>
          <table:table-cell office:value-type="string">
            <text:p>6,45</text:p>
          </table:table-cell>
        </table:table-row>
        <table:table-row table:style-name="ro1">
          <table:table-cell office:value-type="string">
            <text:p>9101.Comunicação</text:p>
          </table:table-cell>
          <table:table-cell office:value-type="string">
            <text:p>9,23</text:p>
          </table:table-cell>
          <table:table-cell office:value-type="string">
            <text:p>12,90</text:p>
          </table:table-cell>
          <table:table-cell office:value-type="string">
            <text:p>7,59</text:p>
          </table:table-cell>
          <table:table-cell office:value-type="string">
            <text:p>11,27</text:p>
          </table:table-cell>
          <table:table-cell office:value-type="string">
            <text:p>18,69</text:p>
          </table:table-cell>
          <table:table-cell office:value-type="string">
            <text:p>13,91</text:p>
          </table:table-cell>
          <table:table-cell office:value-type="string">
            <text:p>6,45</text:p>
          </table:table-cell>
        </table:table-row>
        <table:table-row table:style-name="ro1">
          <table:table-cell office:value-type="string">
            <text:p>9101001.Correio</text:p>
          </table:table-cell>
          <table:table-cell office:value-type="string">
            <text:p>0,00</text:p>
          </table:table-cell>
          <table:table-cell office:value-type="string">
            <text:p>22,73</text:p>
          </table:table-cell>
          <table:table-cell office:value-type="string">
            <text:p>48,15</text:p>
          </table:table-cell>
          <table:table-cell office:value-type="string">
            <text:p>12,50</text:p>
          </table:table-cell>
          <table:table-cell office:value-type="string">
            <text:p>11,11</text:p>
          </table:table-cell>
          <table:table-cell office:value-type="string">
            <text:p>10,00</text:p>
          </table:table-cell>
          <table:table-cell office:value-type="string">
            <text:p>0,00</text:p>
          </table:table-cell>
        </table:table-row>
        <table:table-row table:style-name="ro1">
          <table:table-cell office:value-type="string">
            <text:p>9101002.Telefone fixo</text:p>
          </table:table-cell>
          <table:table-cell office:value-type="string">
            <text:p>8,86</text:p>
          </table:table-cell>
          <table:table-cell office:value-type="string">
            <text:p>13,68</text:p>
          </table:table-cell>
          <table:table-cell office:value-type="string">
            <text:p>7,55</text:p>
          </table:table-cell>
          <table:table-cell office:value-type="string">
            <text:p>11,87</text:p>
          </table:table-cell>
          <table:table-cell office:value-type="string">
            <text:p>19,10</text:p>
          </table:table-cell>
          <table:table-cell office:value-type="string">
            <text:p>14,76</text:p>
          </table:table-cell>
          <table:table-cell office:value-type="string">
            <text:p>6,68</text:p>
          </table:table-cell>
        </table:table-row>
        <table:table-row table:style-name="ro1">
          <table:table-cell office:value-type="string">
            <text:p>9101003.Telefone público</text:p>
          </table:table-cell>
          <table:table-cell office:value-type="string">
            <text:p>1,65</text:p>
          </table:table-cell>
          <table:table-cell office:value-type="string">
            <text:p>9,10</text:p>
          </table:table-cell>
          <table:table-cell office:value-type="string">
            <text:p>7,49</text:p>
          </table:table-cell>
          <table:table-cell office:value-type="string">
            <text:p>9,00</text:p>
          </table:table-cell>
          <table:table-cell office:value-type="string">
            <text:p>18,01</text:p>
          </table:table-cell>
          <table:table-cell office:value-type="string">
            <text:p>9,53</text:p>
          </table:table-cell>
          <table:table-cell office:value-type="string">
            <text:p>5,80</text:p>
          </table:table-cell>
        </table:table-row>
        <table:table-row table:style-name="ro1">
          <table:table-cell office:value-type="string">
            <text:p>9101008.Telefone celular</text:p>
          </table:table-cell>
          <table:table-cell office:value-type="string">
            <text:p>2,39</text:p>
          </table:table-cell>
          <table:table-cell office:value-type="string">
            <text:p>6,01</text:p>
          </table:table-cell>
          <table:table-cell office:value-type="string">
            <text:p>2,21</text:p>
          </table:table-cell>
          <table:table-cell office:value-type="string">
            <text:p>6,07</text:p>
          </table:table-cell>
          <table:table-cell office:value-type="string">
            <text:p>17,18</text:p>
          </table:table-cell>
          <table:table-cell office:value-type="string">
            <text:p>7,61</text:p>
          </table:table-cell>
          <table:table-cell office:value-type="string">
            <text:p>5,62</text:p>
          </table:table-cell>
        </table:table-row>
        <table:table-row table:style-name="ro1">
          <table:table-cell office:value-type="string">
            <text:p>9101010.TV a cabo</text:p>
          </table:table-cell>
          <table:table-cell office:value-type="string">
            <text:p>0,58</text:p>
          </table:table-cell>
          <table:table-cell office:value-type="string">
            <text:p>20,25</text:p>
          </table:table-cell>
          <table:table-cell office:value-type="string">
            <text:p>7,90</text:p>
          </table:table-cell>
          <table:table-cell office:value-type="string">
            <text:p>6,14</text:p>
          </table:table-cell>
          <table:table-cell office:value-type="string">
            <text:p>11,37</text:p>
          </table:table-cell>
          <table:table-cell office:value-type="string">
            <text:p>11,61</text:p>
          </table:table-cell>
          <table:table-cell office:value-type="string">
            <text:p>5,86</text:p>
          </table:table-cell>
        </table:table-row>
        <table:table-row table:style-name="ro1">
          <table:table-cell office:value-type="string">
            <text:p>9101019.Aparelho telefônico</text:p>
          </table:table-cell>
          <table:table-cell office:value-type="string">
            <text:p>-3,11</text:p>
          </table:table-cell>
          <table:table-cell office:value-type="string">
            <text:p>-0,57</text:p>
          </table:table-cell>
          <table:table-cell office:value-type="string">
            <text:p>7,11</text:p>
          </table:table-cell>
          <table:table-cell office:value-type="string">
            <text:p>3,93</text:p>
          </table:table-cell>
          <table:table-cell office:value-type="string">
            <text:p>5,98</text:p>
          </table:table-cell>
          <table:table-cell office:value-type="string">
            <text:p>-0,85</text:p>
          </table:table-cell>
          <table:table-cell office:value-type="string">
            <text:p>-1,07</text:p>
          </table:table-cell>
        </table:table-row>
      </table:table>
      <table:table table:name="Sheet4" table:style-name="ta1">
        <table:table-column table:style-name="co7" table:number-columns-repeated="9" table:default-cell-style-name="Default"/>
        <table:table-column table:style-name="co5" table:default-cell-style-name="Default"/>
        <table:table-row table:style-name="ro3">
          <table:table-cell office:value-type="string">
            <text:p>codigo</text:p>
          </table:table-cell>
          <table:table-cell office:value-type="string">
            <text:p>nome</text:p>
          </table:table-cell>
          <table:table-cell office:value-type="string">
            <text:p>dezembro 1995</text:p>
          </table:table-cell>
          <table:table-cell office:value-type="string">
            <text:p>dezembro 1996</text:p>
          </table:table-cell>
          <table:table-cell office:value-type="string">
            <text:p>dezembro 1997</text:p>
          </table:table-cell>
          <table:table-cell office:value-type="string">
            <text:p>dezembro 1998</text:p>
          </table:table-cell>
          <table:table-cell office:value-type="string">
            <text:p>Grupo</text:p>
          </table:table-cell>
          <table:table-cell office:value-type="string">
            <text:p>subgrupo</text:p>
          </table:table-cell>
          <table:table-cell office:value-type="string">
            <text:p>item</text:p>
          </table:table-cell>
          <table:table-cell office:value-type="string">
            <text:p>subi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Índice geral</text:p>
          </table:table-cell>
          <table:table-cell office:value-type="string">
            <text:p>22,41</text:p>
          </table:table-cell>
          <table:table-cell office:value-type="string">
            <text:p>9,56</text:p>
          </table:table-cell>
          <table:table-cell office:value-type="string">
            <text:p>5,22</text:p>
          </table:table-cell>
          <table:table-cell office:value-type="string">
            <text:p>1,65</text:p>
          </table:table-cell>
          <table:table-cell table:number-columns-repeated="3" office:value-type="string">
            <text:p>Índice ger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imentação e bebidas</text:p>
          </table:table-cell>
          <table:table-cell office:value-type="string">
            <text:p>8,41</text:p>
          </table:table-cell>
          <table:table-cell office:value-type="string">
            <text:p>1,71</text:p>
          </table:table-cell>
          <table:table-cell office:value-type="string">
            <text:p>1,22</text:p>
          </table:table-cell>
          <table:table-cell office:value-type="string">
            <text:p>1,95</text:p>
          </table:table-cell>
          <table:table-cell table:number-columns-repeated="3" office:value-type="string">
            <text:p>Alimentação e bebid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limentação no domicílio</text:p>
          </table:table-cell>
          <table:table-cell office:value-type="string">
            <text:p>4,17</text:p>
          </table:table-cell>
          <table:table-cell office:value-type="string">
            <text:p>1,46</text:p>
          </table:table-cell>
          <table:table-cell office:value-type="string">
            <text:p>1,60</text:p>
          </table:table-cell>
          <table:table-cell office:value-type="string">
            <text:p>2,73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no domicíli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Cereais, leguminosas e oleaginosas</text:p>
          </table:table-cell>
          <table:table-cell office:value-type="string">
            <text:p>-0,83</text:p>
          </table:table-cell>
          <table:table-cell office:value-type="string">
            <text:p>12,35</text:p>
          </table:table-cell>
          <table:table-cell office:value-type="string">
            <text:p>6,66</text:p>
          </table:table-cell>
          <table:table-cell office:value-type="string">
            <text:p>37,4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002">
            <text:p>1101002</text:p>
          </table:table-cell>
          <table:table-cell office:value-type="string">
            <text:p>Arroz</text:p>
          </table:table-cell>
          <table:table-cell office:value-type="string">
            <text:p>7,41</text:p>
          </table:table-cell>
          <table:table-cell office:value-type="string">
            <text:p>6,27</text:p>
          </table:table-cell>
          <table:table-cell office:value-type="string">
            <text:p>14,69</text:p>
          </table:table-cell>
          <table:table-cell office:value-type="string">
            <text:p>22,2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051">
            <text:p>1101051</text:p>
          </table:table-cell>
          <table:table-cell office:value-type="string">
            <text:p>Feijão - mulatinho</text:p>
          </table:table-cell>
          <table:table-cell office:value-type="string">
            <text:p>-20,49</text:p>
          </table:table-cell>
          <table:table-cell office:value-type="string">
            <text:p>38,71</text:p>
          </table:table-cell>
          <table:table-cell office:value-type="string">
            <text:p>-23,58</text:p>
          </table:table-cell>
          <table:table-cell office:value-type="string">
            <text:p>98,4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052">
            <text:p>1101052</text:p>
          </table:table-cell>
          <table:table-cell office:value-type="string">
            <text:p>Feijão - preto</text:p>
          </table:table-cell>
          <table:table-cell office:value-type="string">
            <text:p>-21,49</text:p>
          </table:table-cell>
          <table:table-cell office:value-type="string">
            <text:p>2,48</text:p>
          </table:table-cell>
          <table:table-cell office:value-type="string">
            <text:p>52,50</text:p>
          </table:table-cell>
          <table:table-cell office:value-type="string">
            <text:p>10,9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053">
            <text:p>1101053</text:p>
          </table:table-cell>
          <table:table-cell office:value-type="string">
            <text:p>Feijão - macassar</text:p>
          </table:table-cell>
          <table:table-cell office:value-type="string">
            <text:p>51,07</text:p>
          </table:table-cell>
          <table:table-cell office:value-type="string">
            <text:p>-14,84</text:p>
          </table:table-cell>
          <table:table-cell office:value-type="string">
            <text:p>10,93</text:p>
          </table:table-cell>
          <table:table-cell office:value-type="string">
            <text:p>46,4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01064">
            <text:p>1101064</text:p>
          </table:table-cell>
          <table:table-cell office:value-type="string">
            <text:p>Feijão - jalo (enxofrão)</text:p>
          </table:table-cell>
          <table:table-cell office:value-type="string">
            <text:p>-23,21</text:p>
          </table:table-cell>
          <table:table-cell office:value-type="string">
            <text:p>24,83</text:p>
          </table:table-cell>
          <table:table-cell office:value-type="string">
            <text:p>-19,83</text:p>
          </table:table-cell>
          <table:table-cell office:value-type="string">
            <text:p>86,8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068">
            <text:p>1101068</text:p>
          </table:table-cell>
          <table:table-cell office:value-type="string">
            <text:p>Feijão - roxo</text:p>
          </table:table-cell>
          <table:table-cell office:value-type="string">
            <text:p>-13,07</text:p>
          </table:table-cell>
          <table:table-cell office:value-type="string">
            <text:p>54,50</text:p>
          </table:table-cell>
          <table:table-cell office:value-type="string">
            <text:p>-30,31</text:p>
          </table:table-cell>
          <table:table-cell office:value-type="string">
            <text:p>113,7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073">
            <text:p>1101073</text:p>
          </table:table-cell>
          <table:table-cell office:value-type="string">
            <text:p>Feijão - rajado</text:p>
          </table:table-cell>
          <table:table-cell office:value-type="string">
            <text:p>-13,34</text:p>
          </table:table-cell>
          <table:table-cell office:value-type="string">
            <text:p>36,97</text:p>
          </table:table-cell>
          <table:table-cell office:value-type="string">
            <text:p>-27,85</text:p>
          </table:table-cell>
          <table:table-cell office:value-type="string">
            <text:p>116,6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ereais, leguminosas e oleagino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Farinha, féculas e massas</text:p>
          </table:table-cell>
          <table:table-cell office:value-type="string">
            <text:p>31,60</text:p>
          </table:table-cell>
          <table:table-cell office:value-type="string">
            <text:p>8,41</text:p>
          </table:table-cell>
          <table:table-cell office:value-type="string">
            <text:p>-6,89</text:p>
          </table:table-cell>
          <table:table-cell office:value-type="string">
            <text:p>2,9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006">
            <text:p>1102006</text:p>
          </table:table-cell>
          <table:table-cell office:value-type="string">
            <text:p>Macarrão</text:p>
          </table:table-cell>
          <table:table-cell office:value-type="string">
            <text:p>26,37</text:p>
          </table:table-cell>
          <table:table-cell office:value-type="string">
            <text:p>11,64</text:p>
          </table:table-cell>
          <table:table-cell office:value-type="string">
            <text:p>-4,20</text:p>
          </table:table-cell>
          <table:table-cell office:value-type="string">
            <text:p>-1,7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08">
            <text:p>1102008</text:p>
          </table:table-cell>
          <table:table-cell office:value-type="string">
            <text:p>Fubá de milho</text:p>
          </table:table-cell>
          <table:table-cell office:value-type="string">
            <text:p>5,95</text:p>
          </table:table-cell>
          <table:table-cell office:value-type="string">
            <text:p>13,30</text:p>
          </table:table-cell>
          <table:table-cell office:value-type="string">
            <text:p>0,05</text:p>
          </table:table-cell>
          <table:table-cell office:value-type="string">
            <text:p>2,4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12">
            <text:p>1102012</text:p>
          </table:table-cell>
          <table:table-cell office:value-type="string">
            <text:p>Farinha de trigo</text:p>
          </table:table-cell>
          <table:table-cell office:value-type="string">
            <text:p>52,24</text:p>
          </table:table-cell>
          <table:table-cell office:value-type="string">
            <text:p>3,44</text:p>
          </table:table-cell>
          <table:table-cell office:value-type="string">
            <text:p>-12,81</text:p>
          </table:table-cell>
          <table:table-cell office:value-type="string">
            <text:p>3,3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13">
            <text:p>1102013</text:p>
          </table:table-cell>
          <table:table-cell office:value-type="string">
            <text:p>Farinha vitaminada</text:p>
          </table:table-cell>
          <table:table-cell office:value-type="string">
            <text:p>30,93</text:p>
          </table:table-cell>
          <table:table-cell office:value-type="string">
            <text:p>8,08</text:p>
          </table:table-cell>
          <table:table-cell office:value-type="string">
            <text:p>-3,55</text:p>
          </table:table-cell>
          <table:table-cell office:value-type="string">
            <text:p>2,7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16">
            <text:p>1102016</text:p>
          </table:table-cell>
          <table:table-cell office:value-type="string">
            <text:p>Flocos de cereais</text:p>
          </table:table-cell>
          <table:table-cell office:value-type="string">
            <text:p>47,36</text:p>
          </table:table-cell>
          <table:table-cell office:value-type="string">
            <text:p>-7,51</text:p>
          </table:table-cell>
          <table:table-cell office:value-type="string">
            <text:p>-6,00</text:p>
          </table:table-cell>
          <table:table-cell office:value-type="string">
            <text:p>6,2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22">
            <text:p>1102022</text:p>
          </table:table-cell>
          <table:table-cell office:value-type="string">
            <text:p>Fécula de mandioca</text:p>
          </table:table-cell>
          <table:table-cell office:value-type="string">
            <text:p>15,23</text:p>
          </table:table-cell>
          <table:table-cell office:value-type="string">
            <text:p>3,84</text:p>
          </table:table-cell>
          <table:table-cell office:value-type="string">
            <text:p>3,12</text:p>
          </table:table-cell>
          <table:table-cell office:value-type="string">
            <text:p>8,0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23">
            <text:p>1102023</text:p>
          </table:table-cell>
          <table:table-cell office:value-type="string">
            <text:p>Farinha de mandioca</text:p>
          </table:table-cell>
          <table:table-cell office:value-type="string">
            <text:p>37,79</text:p>
          </table:table-cell>
          <table:table-cell office:value-type="string">
            <text:p>5,52</text:p>
          </table:table-cell>
          <table:table-cell office:value-type="string">
            <text:p>-11,09</text:p>
          </table:table-cell>
          <table:table-cell office:value-type="string">
            <text:p>11,2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2038">
            <text:p>1102038</text:p>
          </table:table-cell>
          <table:table-cell office:value-type="string">
            <text:p>Massa para pizza</text:p>
          </table:table-cell>
          <table:table-cell office:value-type="string">
            <text:p>20,72</text:p>
          </table:table-cell>
          <table:table-cell office:value-type="string">
            <text:p>5,57</text:p>
          </table:table-cell>
          <table:table-cell office:value-type="string">
            <text:p>5,93</text:p>
          </table:table-cell>
          <table:table-cell office:value-type="string">
            <text:p>8,1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arinha, féculas e mas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Tubérculos, raízes e legumes</text:p>
          </table:table-cell>
          <table:table-cell office:value-type="string">
            <text:p>-18,01</text:p>
          </table:table-cell>
          <table:table-cell office:value-type="string">
            <text:p>-2,99</text:p>
          </table:table-cell>
          <table:table-cell office:value-type="string">
            <text:p>13,31</text:p>
          </table:table-cell>
          <table:table-cell office:value-type="string">
            <text:p>-13,4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002">
            <text:p>1103002</text:p>
          </table:table-cell>
          <table:table-cell office:value-type="string">
            <text:p>Batata-doce</text:p>
          </table:table-cell>
          <table:table-cell office:value-type="string">
            <text:p>-33,14</text:p>
          </table:table-cell>
          <table:table-cell office:value-type="string">
            <text:p>50,60</text:p>
          </table:table-cell>
          <table:table-cell office:value-type="string">
            <text:p>-10,87</text:p>
          </table:table-cell>
          <table:table-cell office:value-type="string">
            <text:p>19,9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03">
            <text:p>1103003</text:p>
          </table:table-cell>
          <table:table-cell office:value-type="string">
            <text:p>Batata-inglesa</text:p>
          </table:table-cell>
          <table:table-cell office:value-type="string">
            <text:p>-28,33</text:p>
          </table:table-cell>
          <table:table-cell office:value-type="string">
            <text:p>14,08</text:p>
          </table:table-cell>
          <table:table-cell office:value-type="string">
            <text:p>39,17</text:p>
          </table:table-cell>
          <table:table-cell office:value-type="string">
            <text:p>3,0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04">
            <text:p>1103004</text:p>
          </table:table-cell>
          <table:table-cell office:value-type="string">
            <text:p>Inhame</text:p>
          </table:table-cell>
          <table:table-cell office:value-type="string">
            <text:p>26,52</text:p>
          </table:table-cell>
          <table:table-cell office:value-type="string">
            <text:p>-35,92</text:p>
          </table:table-cell>
          <table:table-cell office:value-type="string">
            <text:p>-39,48</text:p>
          </table:table-cell>
          <table:table-cell office:value-type="string">
            <text:p>112,8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05">
            <text:p>1103005</text:p>
          </table:table-cell>
          <table:table-cell office:value-type="string">
            <text:p>Mandioca (aipim)</text:p>
          </table:table-cell>
          <table:table-cell office:value-type="string">
            <text:p>-12,76</text:p>
          </table:table-cell>
          <table:table-cell office:value-type="string">
            <text:p>-7,75</text:p>
          </table:table-cell>
          <table:table-cell office:value-type="string">
            <text:p>7,73</text:p>
          </table:table-cell>
          <table:table-cell office:value-type="string">
            <text:p>10,2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17">
            <text:p>1103017</text:p>
          </table:table-cell>
          <table:table-cell office:value-type="string">
            <text:p>Abóbora</text:p>
          </table:table-cell>
          <table:table-cell office:value-type="string">
            <text:p>-6,15</text:p>
          </table:table-cell>
          <table:table-cell office:value-type="string">
            <text:p>36,87</text:p>
          </table:table-cell>
          <table:table-cell office:value-type="string">
            <text:p>13,42</text:p>
          </table:table-cell>
          <table:table-cell office:value-type="string">
            <text:p>-6,7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0">
            <text:p>1103020</text:p>
          </table:table-cell>
          <table:table-cell office:value-type="string">
            <text:p>Abobrinha</text:p>
          </table:table-cell>
          <table:table-cell office:value-type="string">
            <text:p>3,61</text:p>
          </table:table-cell>
          <table:table-cell office:value-type="string">
            <text:p>-5,06</text:p>
          </table:table-cell>
          <table:table-cell office:value-type="string">
            <text:p>26,78</text:p>
          </table:table-cell>
          <table:table-cell office:value-type="string">
            <text:p>-14,7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1">
            <text:p>1103021</text:p>
          </table:table-cell>
          <table:table-cell office:value-type="string">
            <text:p>Chuchu</text:p>
          </table:table-cell>
          <table:table-cell office:value-type="string">
            <text:p>-13,41</text:p>
          </table:table-cell>
          <table:table-cell office:value-type="string">
            <text:p>9,93</text:p>
          </table:table-cell>
          <table:table-cell office:value-type="string">
            <text:p>16,29</text:p>
          </table:table-cell>
          <table:table-cell office:value-type="string">
            <text:p>-16,6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5">
            <text:p>1103025</text:p>
          </table:table-cell>
          <table:table-cell office:value-type="string">
            <text:p>Pepino</text:p>
          </table:table-cell>
          <table:table-cell office:value-type="string">
            <text:p>1,56</text:p>
          </table:table-cell>
          <table:table-cell office:value-type="string">
            <text:p>-13,41</text:p>
          </table:table-cell>
          <table:table-cell office:value-type="string">
            <text:p>14,11</text:p>
          </table:table-cell>
          <table:table-cell office:value-type="string">
            <text:p>-10,3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6">
            <text:p>1103026</text:p>
          </table:table-cell>
          <table:table-cell office:value-type="string">
            <text:p>Pimentão</text:p>
          </table:table-cell>
          <table:table-cell office:value-type="string">
            <text:p>5,49</text:p>
          </table:table-cell>
          <table:table-cell office:value-type="string">
            <text:p>-8,86</text:p>
          </table:table-cell>
          <table:table-cell office:value-type="string">
            <text:p>-2,97</text:p>
          </table:table-cell>
          <table:table-cell office:value-type="string">
            <text:p>0,8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7">
            <text:p>1103027</text:p>
          </table:table-cell>
          <table:table-cell office:value-type="string">
            <text:p>Quiabo</text:p>
          </table:table-cell>
          <table:table-cell office:value-type="string">
            <text:p>-14,74</text:p>
          </table:table-cell>
          <table:table-cell office:value-type="string">
            <text:p>-2,66</text:p>
          </table:table-cell>
          <table:table-cell office:value-type="string">
            <text:p>-10,02</text:p>
          </table:table-cell>
          <table:table-cell office:value-type="string">
            <text:p>24,8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8">
            <text:p>1103028</text:p>
          </table:table-cell>
          <table:table-cell office:value-type="string">
            <text:p>Tomate</text:p>
          </table:table-cell>
          <table:table-cell office:value-type="string">
            <text:p>15,77</text:p>
          </table:table-cell>
          <table:table-cell office:value-type="string">
            <text:p>-12,76</text:p>
          </table:table-cell>
          <table:table-cell office:value-type="string">
            <text:p>44,84</text:p>
          </table:table-cell>
          <table:table-cell office:value-type="string">
            <text:p>-26,6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29">
            <text:p>1103029</text:p>
          </table:table-cell>
          <table:table-cell office:value-type="string">
            <text:p>Vagem</text:p>
          </table:table-cell>
          <table:table-cell office:value-type="string">
            <text:p>-24,85</text:p>
          </table:table-cell>
          <table:table-cell office:value-type="string">
            <text:p>3,86</text:p>
          </table:table-cell>
          <table:table-cell office:value-type="string">
            <text:p>12,67</text:p>
          </table:table-cell>
          <table:table-cell office:value-type="string">
            <text:p>-4,4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31">
            <text:p>1103031</text:p>
          </table:table-cell>
          <table:table-cell office:value-type="string">
            <text:p>Berinjela</text:p>
          </table:table-cell>
          <table:table-cell office:value-type="string">
            <text:p>-15,40</text:p>
          </table:table-cell>
          <table:table-cell office:value-type="string">
            <text:p>-10,15</text:p>
          </table:table-cell>
          <table:table-cell office:value-type="string">
            <text:p>15,84</text:p>
          </table:table-cell>
          <table:table-cell office:value-type="string">
            <text:p>-12,3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33">
            <text:p>1103033</text:p>
          </table:table-cell>
          <table:table-cell office:value-type="string">
            <text:p>Moranga</text:p>
          </table:table-cell>
          <table:table-cell office:value-type="string">
            <text:p>-11,95</text:p>
          </table:table-cell>
          <table:table-cell office:value-type="string">
            <text:p>19,59</text:p>
          </table:table-cell>
          <table:table-cell office:value-type="string">
            <text:p>-2,79</text:p>
          </table:table-cell>
          <table:table-cell office:value-type="string">
            <text:p>18,5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42">
            <text:p>1103042</text:p>
          </table:table-cell>
          <table:table-cell office:value-type="string">
            <text:p>Beterraba</text:p>
          </table:table-cell>
          <table:table-cell office:value-type="string">
            <text:p>-2,53</text:p>
          </table:table-cell>
          <table:table-cell office:value-type="string">
            <text:p>-1,52</text:p>
          </table:table-cell>
          <table:table-cell office:value-type="string">
            <text:p>13,64</text:p>
          </table:table-cell>
          <table:table-cell office:value-type="string">
            <text:p>-6,0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43">
            <text:p>1103043</text:p>
          </table:table-cell>
          <table:table-cell office:value-type="string">
            <text:p>Cebola</text:p>
          </table:table-cell>
          <table:table-cell office:value-type="string">
            <text:p>-25,68</text:p>
          </table:table-cell>
          <table:table-cell office:value-type="string">
            <text:p>30,13</text:p>
          </table:table-cell>
          <table:table-cell office:value-type="string">
            <text:p>35,34</text:p>
          </table:table-cell>
          <table:table-cell office:value-type="string">
            <text:p>0,3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044">
            <text:p>1103044</text:p>
          </table:table-cell>
          <table:table-cell office:value-type="string">
            <text:p>Cenoura</text:p>
          </table:table-cell>
          <table:table-cell office:value-type="string">
            <text:p>11,98</text:p>
          </table:table-cell>
          <table:table-cell office:value-type="string">
            <text:p>7,70</text:p>
          </table:table-cell>
          <table:table-cell office:value-type="string">
            <text:p>-1,80</text:p>
          </table:table-cell>
          <table:table-cell office:value-type="string">
            <text:p>-2,3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Tubérculos, raízes e legum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Açúcares e derivados</text:p>
          </table:table-cell>
          <table:table-cell office:value-type="string">
            <text:p>14,78</text:p>
          </table:table-cell>
          <table:table-cell office:value-type="string">
            <text:p>-6,56</text:p>
          </table:table-cell>
          <table:table-cell office:value-type="string">
            <text:p>1,06</text:p>
          </table:table-cell>
          <table:table-cell office:value-type="string">
            <text:p>-3,4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4003">
            <text:p>1104003</text:p>
          </table:table-cell>
          <table:table-cell office:value-type="string">
            <text:p>Açúcar refinado</text:p>
          </table:table-cell>
          <table:table-cell office:value-type="string">
            <text:p>7,89</text:p>
          </table:table-cell>
          <table:table-cell office:value-type="string">
            <text:p>-18,86</text:p>
          </table:table-cell>
          <table:table-cell office:value-type="string">
            <text:p>-3,08</text:p>
          </table:table-cell>
          <table:table-cell office:value-type="string">
            <text:p>-6,5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04">
            <text:p>1104004</text:p>
          </table:table-cell>
          <table:table-cell office:value-type="string">
            <text:p>Açúcar cristal</text:p>
          </table:table-cell>
          <table:table-cell office:value-type="string">
            <text:p>14,55</text:p>
          </table:table-cell>
          <table:table-cell office:value-type="string">
            <text:p>-5,66</text:p>
          </table:table-cell>
          <table:table-cell office:value-type="string">
            <text:p>5,30</text:p>
          </table:table-cell>
          <table:table-cell office:value-type="string">
            <text:p>-10,7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18">
            <text:p>1104018</text:p>
          </table:table-cell>
          <table:table-cell office:value-type="string">
            <text:p>Balas, chicletes</text:p>
          </table:table-cell>
          <table:table-cell office:value-type="string">
            <text:p>18,72</text:p>
          </table:table-cell>
          <table:table-cell office:value-type="string">
            <text:p>-0,34</text:p>
          </table:table-cell>
          <table:table-cell office:value-type="string">
            <text:p>0,94</text:p>
          </table:table-cell>
          <table:table-cell office:value-type="string">
            <text:p>-1,4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23">
            <text:p>1104023</text:p>
          </table:table-cell>
          <table:table-cell office:value-type="string">
            <text:p>Chocolate em barra</text:p>
          </table:table-cell>
          <table:table-cell office:value-type="string">
            <text:p>21,25</text:p>
          </table:table-cell>
          <table:table-cell office:value-type="string">
            <text:p>9,16</text:p>
          </table:table-cell>
          <table:table-cell office:value-type="string">
            <text:p>8,31</text:p>
          </table:table-cell>
          <table:table-cell office:value-type="string">
            <text:p>6,2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24">
            <text:p>1104024</text:p>
          </table:table-cell>
          <table:table-cell office:value-type="string">
            <text:p>Bombons</text:p>
          </table:table-cell>
          <table:table-cell office:value-type="string">
            <text:p>22,48</text:p>
          </table:table-cell>
          <table:table-cell office:value-type="string">
            <text:p>-10,73</text:p>
          </table:table-cell>
          <table:table-cell office:value-type="string">
            <text:p>5,74</text:p>
          </table:table-cell>
          <table:table-cell office:value-type="string">
            <text:p>-1,0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32">
            <text:p>1104032</text:p>
          </table:table-cell>
          <table:table-cell office:value-type="string">
            <text:p>Sorvetes</text:p>
          </table:table-cell>
          <table:table-cell office:value-type="string">
            <text:p>22,92</text:p>
          </table:table-cell>
          <table:table-cell office:value-type="string">
            <text:p>7,73</text:p>
          </table:table-cell>
          <table:table-cell office:value-type="string">
            <text:p>1,58</text:p>
          </table:table-cell>
          <table:table-cell office:value-type="string">
            <text:p>-0,6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60">
            <text:p>1104060</text:p>
          </table:table-cell>
          <table:table-cell office:value-type="string">
            <text:p>Doce de frutas</text:p>
          </table:table-cell>
          <table:table-cell office:value-type="string">
            <text:p>15,68</text:p>
          </table:table-cell>
          <table:table-cell office:value-type="string">
            <text:p>6,99</text:p>
          </table:table-cell>
          <table:table-cell office:value-type="string">
            <text:p>0,67</text:p>
          </table:table-cell>
          <table:table-cell office:value-type="string">
            <text:p>-0,4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4066">
            <text:p>1104066</text:p>
          </table:table-cell>
          <table:table-cell office:value-type="string">
            <text:p>Doce de leite</text:p>
          </table:table-cell>
          <table:table-cell office:value-type="string">
            <text:p>41,19</text:p>
          </table:table-cell>
          <table:table-cell office:value-type="string">
            <text:p>-3,43</text:p>
          </table:table-cell>
          <table:table-cell office:value-type="string">
            <text:p>-1,80</text:p>
          </table:table-cell>
          <table:table-cell office:value-type="string">
            <text:p>8,9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çúcares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Hortaliças e verduras</text:p>
          </table:table-cell>
          <table:table-cell office:value-type="string">
            <text:p>-5,59</text:p>
          </table:table-cell>
          <table:table-cell office:value-type="string">
            <text:p>-9,59</text:p>
          </table:table-cell>
          <table:table-cell office:value-type="string">
            <text:p>8,05</text:p>
          </table:table-cell>
          <table:table-cell office:value-type="string">
            <text:p>-13,6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001">
            <text:p>1105001</text:p>
          </table:table-cell>
          <table:table-cell office:value-type="string">
            <text:p>Alface</text:p>
          </table:table-cell>
          <table:table-cell office:value-type="string">
            <text:p>-17,17</text:p>
          </table:table-cell>
          <table:table-cell office:value-type="string">
            <text:p>-10,51</text:p>
          </table:table-cell>
          <table:table-cell office:value-type="string">
            <text:p>20,45</text:p>
          </table:table-cell>
          <table:table-cell office:value-type="string">
            <text:p>-18,0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03">
            <text:p>1105003</text:p>
          </table:table-cell>
          <table:table-cell office:value-type="string">
            <text:p>Chicória</text:p>
          </table:table-cell>
          <table:table-cell office:value-type="string">
            <text:p>-25,39</text:p>
          </table:table-cell>
          <table:table-cell office:value-type="string">
            <text:p>-18,72</text:p>
          </table:table-cell>
          <table:table-cell office:value-type="string">
            <text:p>44,51</text:p>
          </table:table-cell>
          <table:table-cell office:value-type="string">
            <text:p>-25,2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04">
            <text:p>1105004</text:p>
          </table:table-cell>
          <table:table-cell office:value-type="string">
            <text:p>Coentro</text:p>
          </table:table-cell>
          <table:table-cell office:value-type="string">
            <text:p>65,36</text:p>
          </table:table-cell>
          <table:table-cell office:value-type="string">
            <text:p>9,12</text:p>
          </table:table-cell>
          <table:table-cell office:value-type="string">
            <text:p>-5,84</text:p>
          </table:table-cell>
          <table:table-cell office:value-type="string">
            <text:p>14,1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05">
            <text:p>1105005</text:p>
          </table:table-cell>
          <table:table-cell office:value-type="string">
            <text:p>Couve</text:p>
          </table:table-cell>
          <table:table-cell office:value-type="string">
            <text:p>18,32</text:p>
          </table:table-cell>
          <table:table-cell office:value-type="string">
            <text:p>-1,56</text:p>
          </table:table-cell>
          <table:table-cell office:value-type="string">
            <text:p>3,58</text:p>
          </table:table-cell>
          <table:table-cell office:value-type="string">
            <text:p>-6,6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06">
            <text:p>1105006</text:p>
          </table:table-cell>
          <table:table-cell office:value-type="string">
            <text:p>Couve-flor</text:p>
          </table:table-cell>
          <table:table-cell office:value-type="string">
            <text:p>-18,60</text:p>
          </table:table-cell>
          <table:table-cell office:value-type="string">
            <text:p>-9,00</text:p>
          </table:table-cell>
          <table:table-cell office:value-type="string">
            <text:p>14,22</text:p>
          </table:table-cell>
          <table:table-cell office:value-type="string">
            <text:p>-16,5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07">
            <text:p>1105007</text:p>
          </table:table-cell>
          <table:table-cell office:value-type="string">
            <text:p>Espinafre</text:p>
          </table:table-cell>
          <table:table-cell office:value-type="string">
            <text:p>29,34</text:p>
          </table:table-cell>
          <table:table-cell office:value-type="string">
            <text:p>-2,29</text:p>
          </table:table-cell>
          <table:table-cell office:value-type="string">
            <text:p>-8,76</text:p>
          </table:table-cell>
          <table:table-cell office:value-type="string">
            <text:p>7,1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10">
            <text:p>1105010</text:p>
          </table:table-cell>
          <table:table-cell office:value-type="string">
            <text:p>Repolho</text:p>
          </table:table-cell>
          <table:table-cell office:value-type="string">
            <text:p>0,56</text:p>
          </table:table-cell>
          <table:table-cell office:value-type="string">
            <text:p>-4,33</text:p>
          </table:table-cell>
          <table:table-cell office:value-type="string">
            <text:p>12,74</text:p>
          </table:table-cell>
          <table:table-cell office:value-type="string">
            <text:p>-4,5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12">
            <text:p>1105012</text:p>
          </table:table-cell>
          <table:table-cell office:value-type="string">
            <text:p>Cheiro-verde</text:p>
          </table:table-cell>
          <table:table-cell office:value-type="string">
            <text:p>22,82</text:p>
          </table:table-cell>
          <table:table-cell office:value-type="string">
            <text:p>-5,59</text:p>
          </table:table-cell>
          <table:table-cell office:value-type="string">
            <text:p>-3,74</text:p>
          </table:table-cell>
          <table:table-cell office:value-type="string">
            <text:p>4,4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13">
            <text:p>1105013</text:p>
          </table:table-cell>
          <table:table-cell office:value-type="string">
            <text:p>Agrião</text:p>
          </table:table-cell>
          <table:table-cell office:value-type="string">
            <text:p>6,39</text:p>
          </table:table-cell>
          <table:table-cell office:value-type="string">
            <text:p>-2,96</text:p>
          </table:table-cell>
          <table:table-cell office:value-type="string">
            <text:p>-0,40</text:p>
          </table:table-cell>
          <table:table-cell office:value-type="string">
            <text:p>-10,3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17">
            <text:p>1105017</text:p>
          </table:table-cell>
          <table:table-cell office:value-type="string">
            <text:p>Almeirão</text:p>
          </table:table-cell>
          <table:table-cell office:value-type="string">
            <text:p>-7,96</text:p>
          </table:table-cell>
          <table:table-cell office:value-type="string">
            <text:p>-3,96</text:p>
          </table:table-cell>
          <table:table-cell office:value-type="string">
            <text:p>0,08</text:p>
          </table:table-cell>
          <table:table-cell office:value-type="string">
            <text:p>-11,5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19">
            <text:p>1105019</text:p>
          </table:table-cell>
          <table:table-cell office:value-type="string">
            <text:p>Brócolis</text:p>
          </table:table-cell>
          <table:table-cell office:value-type="string">
            <text:p>-6,23</text:p>
          </table:table-cell>
          <table:table-cell office:value-type="string">
            <text:p>-8,70</text:p>
          </table:table-cell>
          <table:table-cell office:value-type="string">
            <text:p>15,26</text:p>
          </table:table-cell>
          <table:table-cell office:value-type="string">
            <text:p>-21,8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5021">
            <text:p>1105021</text:p>
          </table:table-cell>
          <table:table-cell office:value-type="string">
            <text:p>Caruru</text:p>
          </table:table-cell>
          <table:table-cell office:value-type="string">
            <text:p>1,71</text:p>
          </table:table-cell>
          <table:table-cell office:value-type="string">
            <text:p>0,59</text:p>
          </table:table-cell>
          <table:table-cell office:value-type="string">
            <text:p>-6,41</text:p>
          </table:table-cell>
          <table:table-cell office:value-type="string">
            <text:p>0,2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Hortaliças e ve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Frutas</text:p>
          </table:table-cell>
          <table:table-cell office:value-type="string">
            <text:p>-16,24</text:p>
          </table:table-cell>
          <table:table-cell office:value-type="string">
            <text:p>-12,53</text:p>
          </table:table-cell>
          <table:table-cell office:value-type="string">
            <text:p>-18,52</text:p>
          </table:table-cell>
          <table:table-cell office:value-type="string">
            <text:p>0,6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6001">
            <text:p>1106001</text:p>
          </table:table-cell>
          <table:table-cell office:value-type="string">
            <text:p>Banana-da-terra</text:p>
          </table:table-cell>
          <table:table-cell office:value-type="string">
            <text:p>13,85</text:p>
          </table:table-cell>
          <table:table-cell office:value-type="string">
            <text:p>-28,43</text:p>
          </table:table-cell>
          <table:table-cell office:value-type="string">
            <text:p>-20,03</text:p>
          </table:table-cell>
          <table:table-cell office:value-type="string">
            <text:p>25,0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03">
            <text:p>1106003</text:p>
          </table:table-cell>
          <table:table-cell office:value-type="string">
            <text:p>Abacaxi</text:p>
          </table:table-cell>
          <table:table-cell office:value-type="string">
            <text:p>8,81</text:p>
          </table:table-cell>
          <table:table-cell office:value-type="string">
            <text:p>-24,63</text:p>
          </table:table-cell>
          <table:table-cell office:value-type="string">
            <text:p>0,94</text:p>
          </table:table-cell>
          <table:table-cell office:value-type="string">
            <text:p>10,1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04">
            <text:p>1106004</text:p>
          </table:table-cell>
          <table:table-cell office:value-type="string">
            <text:p>Abacate</text:p>
          </table:table-cell>
          <table:table-cell office:value-type="string">
            <text:p>-14,71</text:p>
          </table:table-cell>
          <table:table-cell office:value-type="string">
            <text:p>-39,67</text:p>
          </table:table-cell>
          <table:table-cell office:value-type="string">
            <text:p>-17,15</text:p>
          </table:table-cell>
          <table:table-cell office:value-type="string">
            <text:p>55,3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05">
            <text:p>1106005</text:p>
          </table:table-cell>
          <table:table-cell office:value-type="string">
            <text:p>Banana-d'água</text:p>
          </table:table-cell>
          <table:table-cell office:value-type="string">
            <text:p>9,18</text:p>
          </table:table-cell>
          <table:table-cell office:value-type="string">
            <text:p>2,46</text:p>
          </table:table-cell>
          <table:table-cell office:value-type="string">
            <text:p>-17,31</text:p>
          </table:table-cell>
          <table:table-cell office:value-type="string">
            <text:p>10,7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06">
            <text:p>1106006</text:p>
          </table:table-cell>
          <table:table-cell office:value-type="string">
            <text:p>Banana-maçã</text:p>
          </table:table-cell>
          <table:table-cell office:value-type="string">
            <text:p>1,07</text:p>
          </table:table-cell>
          <table:table-cell office:value-type="string">
            <text:p>-30,54</text:p>
          </table:table-cell>
          <table:table-cell office:value-type="string">
            <text:p>-9,49</text:p>
          </table:table-cell>
          <table:table-cell office:value-type="string">
            <text:p>34,5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08">
            <text:p>1106008</text:p>
          </table:table-cell>
          <table:table-cell office:value-type="string">
            <text:p>Banana-prata</text:p>
          </table:table-cell>
          <table:table-cell office:value-type="string">
            <text:p>-1,12</text:p>
          </table:table-cell>
          <table:table-cell office:value-type="string">
            <text:p>-4,77</text:p>
          </table:table-cell>
          <table:table-cell office:value-type="string">
            <text:p>-12,13</text:p>
          </table:table-cell>
          <table:table-cell office:value-type="string">
            <text:p>25,5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11">
            <text:p>1106011</text:p>
          </table:table-cell>
          <table:table-cell office:value-type="string">
            <text:p>Laranja-da-baía</text:p>
          </table:table-cell>
          <table:table-cell office:value-type="string">
            <text:p>-2,81</text:p>
          </table:table-cell>
          <table:table-cell office:value-type="string">
            <text:p>-4,89</text:p>
          </table:table-cell>
          <table:table-cell office:value-type="string">
            <text:p>-4,97</text:p>
          </table:table-cell>
          <table:table-cell office:value-type="string">
            <text:p>22,4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12">
            <text:p>1106012</text:p>
          </table:table-cell>
          <table:table-cell office:value-type="string">
            <text:p>Laranja lima</text:p>
          </table:table-cell>
          <table:table-cell office:value-type="string">
            <text:p>-31,78</text:p>
          </table:table-cell>
          <table:table-cell office:value-type="string">
            <text:p>4,73</text:p>
          </table:table-cell>
          <table:table-cell office:value-type="string">
            <text:p>-13,69</text:p>
          </table:table-cell>
          <table:table-cell office:value-type="string">
            <text:p>17,6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13">
            <text:p>1106013</text:p>
          </table:table-cell>
          <table:table-cell office:value-type="string">
            <text:p>Laranja seleta</text:p>
          </table:table-cell>
          <table:table-cell office:value-type="string">
            <text:p>16,80</text:p>
          </table:table-cell>
          <table:table-cell office:value-type="string">
            <text:p>-3,55</text:p>
          </table:table-cell>
          <table:table-cell office:value-type="string">
            <text:p>6,76</text:p>
          </table:table-cell>
          <table:table-cell office:value-type="string">
            <text:p>10,9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15">
            <text:p>1106015</text:p>
          </table:table-cell>
          <table:table-cell office:value-type="string">
            <text:p>Limão</text:p>
          </table:table-cell>
          <table:table-cell office:value-type="string">
            <text:p>-42,82</text:p>
          </table:table-cell>
          <table:table-cell office:value-type="string">
            <text:p>4,36</text:p>
          </table:table-cell>
          <table:table-cell office:value-type="string">
            <text:p>-9,59</text:p>
          </table:table-cell>
          <table:table-cell office:value-type="string">
            <text:p>-16,5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17">
            <text:p>1106017</text:p>
          </table:table-cell>
          <table:table-cell office:value-type="string">
            <text:p>Maçã</text:p>
          </table:table-cell>
          <table:table-cell office:value-type="string">
            <text:p>-0,73</text:p>
          </table:table-cell>
          <table:table-cell office:value-type="string">
            <text:p>-3,40</text:p>
          </table:table-cell>
          <table:table-cell office:value-type="string">
            <text:p>-13,78</text:p>
          </table:table-cell>
          <table:table-cell office:value-type="string">
            <text:p>1,3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18">
            <text:p>1106018</text:p>
          </table:table-cell>
          <table:table-cell office:value-type="string">
            <text:p>Mamão</text:p>
          </table:table-cell>
          <table:table-cell office:value-type="string">
            <text:p>12,12</text:p>
          </table:table-cell>
          <table:table-cell office:value-type="string">
            <text:p>-6,61</text:p>
          </table:table-cell>
          <table:table-cell office:value-type="string">
            <text:p>13,36</text:p>
          </table:table-cell>
          <table:table-cell office:value-type="string">
            <text:p>-10,9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20">
            <text:p>1106020</text:p>
          </table:table-cell>
          <table:table-cell office:value-type="string">
            <text:p>Maracujá</text:p>
          </table:table-cell>
          <table:table-cell office:value-type="string">
            <text:p>-12,07</text:p>
          </table:table-cell>
          <table:table-cell office:value-type="string">
            <text:p>-18,32</text:p>
          </table:table-cell>
          <table:table-cell office:value-type="string">
            <text:p>36,77</text:p>
          </table:table-cell>
          <table:table-cell office:value-type="string">
            <text:p>-3,4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21">
            <text:p>1106021</text:p>
          </table:table-cell>
          <table:table-cell office:value-type="string">
            <text:p>Melancia</text:p>
          </table:table-cell>
          <table:table-cell office:value-type="string">
            <text:p>6,36</text:p>
          </table:table-cell>
          <table:table-cell office:value-type="string">
            <text:p>-22,70</text:p>
          </table:table-cell>
          <table:table-cell office:value-type="string">
            <text:p>3,16</text:p>
          </table:table-cell>
          <table:table-cell office:value-type="string">
            <text:p>1,1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22">
            <text:p>1106022</text:p>
          </table:table-cell>
          <table:table-cell office:value-type="string">
            <text:p>Melão</text:p>
          </table:table-cell>
          <table:table-cell office:value-type="string">
            <text:p>23,95</text:p>
          </table:table-cell>
          <table:table-cell office:value-type="string">
            <text:p>5,33</text:p>
          </table:table-cell>
          <table:table-cell office:value-type="string">
            <text:p>-7,73</text:p>
          </table:table-cell>
          <table:table-cell office:value-type="string">
            <text:p>2,3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23">
            <text:p>1106023</text:p>
          </table:table-cell>
          <table:table-cell office:value-type="string">
            <text:p>Pera</text:p>
          </table:table-cell>
          <table:table-cell office:value-type="string">
            <text:p>-3,82</text:p>
          </table:table-cell>
          <table:table-cell office:value-type="string">
            <text:p>-5,71</text:p>
          </table:table-cell>
          <table:table-cell office:value-type="string">
            <text:p>-20,80</text:p>
          </table:table-cell>
          <table:table-cell office:value-type="string">
            <text:p>19,8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27">
            <text:p>1106027</text:p>
          </table:table-cell>
          <table:table-cell office:value-type="string">
            <text:p>Tangerina</text:p>
          </table:table-cell>
          <table:table-cell office:value-type="string">
            <text:p>26,19</text:p>
          </table:table-cell>
          <table:table-cell office:value-type="string">
            <text:p>-2,02</text:p>
          </table:table-cell>
          <table:table-cell office:value-type="string">
            <text:p>-16,31</text:p>
          </table:table-cell>
          <table:table-cell office:value-type="string">
            <text:p>-9,1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28">
            <text:p>1106028</text:p>
          </table:table-cell>
          <table:table-cell office:value-type="string">
            <text:p>Uva</text:p>
          </table:table-cell>
          <table:table-cell office:value-type="string">
            <text:p>24,52</text:p>
          </table:table-cell>
          <table:table-cell office:value-type="string">
            <text:p>-1,98</text:p>
          </table:table-cell>
          <table:table-cell office:value-type="string">
            <text:p>-18,52</text:p>
          </table:table-cell>
          <table:table-cell office:value-type="string">
            <text:p>-5,8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39">
            <text:p>1106039</text:p>
          </table:table-cell>
          <table:table-cell office:value-type="string">
            <text:p>Laranja pera</text:p>
          </table:table-cell>
          <table:table-cell office:value-type="string">
            <text:p>-17,15</text:p>
          </table:table-cell>
          <table:table-cell office:value-type="string">
            <text:p>2,58</text:p>
          </table:table-cell>
          <table:table-cell office:value-type="string">
            <text:p>2,56</text:p>
          </table:table-cell>
          <table:table-cell office:value-type="string">
            <text:p>16,1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41">
            <text:p>1106041</text:p>
          </table:table-cell>
          <table:table-cell office:value-type="string">
            <text:p>Banana-marmelo</text:p>
          </table:table-cell>
          <table:table-cell office:value-type="string">
            <text:p>-30,52</text:p>
          </table:table-cell>
          <table:table-cell office:value-type="string">
            <text:p>15,69</text:p>
          </table:table-cell>
          <table:table-cell office:value-type="string">
            <text:p>-15,18</text:p>
          </table:table-cell>
          <table:table-cell office:value-type="string">
            <text:p>-1,6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Fru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Carnes frescas e vísceras</text:p>
          </table:table-cell>
          <table:table-cell office:value-type="string">
            <text:p>-10,25</text:p>
          </table:table-cell>
          <table:table-cell office:value-type="string">
            <text:p>-1,21</text:p>
          </table:table-cell>
          <table:table-cell office:value-type="string">
            <text:p>5,27</text:p>
          </table:table-cell>
          <table:table-cell office:value-type="string">
            <text:p>5,3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7008">
            <text:p>1107008</text:p>
          </table:table-cell>
          <table:table-cell office:value-type="string">
            <text:p>Vísceras de boi</text:p>
          </table:table-cell>
          <table:table-cell office:value-type="string">
            <text:p>-28,01</text:p>
          </table:table-cell>
          <table:table-cell office:value-type="string">
            <text:p>0,71</text:p>
          </table:table-cell>
          <table:table-cell office:value-type="string">
            <text:p>3,66</text:p>
          </table:table-cell>
          <table:table-cell office:value-type="string">
            <text:p>16,4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09">
            <text:p>1107009</text:p>
          </table:table-cell>
          <table:table-cell office:value-type="string">
            <text:p>Fígado</text:p>
          </table:table-cell>
          <table:table-cell office:value-type="string">
            <text:p>2,01</text:p>
          </table:table-cell>
          <table:table-cell office:value-type="string">
            <text:p>-0,95</text:p>
          </table:table-cell>
          <table:table-cell office:value-type="string">
            <text:p>1,81</text:p>
          </table:table-cell>
          <table:table-cell office:value-type="string">
            <text:p>15,4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18">
            <text:p>1107018</text:p>
          </table:table-cell>
          <table:table-cell office:value-type="string">
            <text:p>Carne de porco</text:p>
          </table:table-cell>
          <table:table-cell office:value-type="string">
            <text:p>-15,26</text:p>
          </table:table-cell>
          <table:table-cell office:value-type="string">
            <text:p>-0,14</text:p>
          </table:table-cell>
          <table:table-cell office:value-type="string">
            <text:p>5,36</text:p>
          </table:table-cell>
          <table:table-cell office:value-type="string">
            <text:p>-2,7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81">
            <text:p>1107081</text:p>
          </table:table-cell>
          <table:table-cell office:value-type="string">
            <text:p>Cupim</text:p>
          </table:table-cell>
          <table:table-cell office:value-type="string">
            <text:p>-8,98</text:p>
          </table:table-cell>
          <table:table-cell office:value-type="string">
            <text:p>-2,75</text:p>
          </table:table-cell>
          <table:table-cell office:value-type="string">
            <text:p>7,84</text:p>
          </table:table-cell>
          <table:table-cell office:value-type="string">
            <text:p>2,8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84">
            <text:p>1107084</text:p>
          </table:table-cell>
          <table:table-cell office:value-type="string">
            <text:p>Contra filé</text:p>
          </table:table-cell>
          <table:table-cell office:value-type="string">
            <text:p>-8,07</text:p>
          </table:table-cell>
          <table:table-cell office:value-type="string">
            <text:p>-0,70</text:p>
          </table:table-cell>
          <table:table-cell office:value-type="string">
            <text:p>4,84</text:p>
          </table:table-cell>
          <table:table-cell office:value-type="string">
            <text:p>5,3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85">
            <text:p>1107085</text:p>
          </table:table-cell>
          <table:table-cell office:value-type="string">
            <text:p>Filé mignon</text:p>
          </table:table-cell>
          <table:table-cell office:value-type="string">
            <text:p>-3,01</text:p>
          </table:table-cell>
          <table:table-cell office:value-type="string">
            <text:p>-0,86</text:p>
          </table:table-cell>
          <table:table-cell office:value-type="string">
            <text:p>-1,80</text:p>
          </table:table-cell>
          <table:table-cell office:value-type="string">
            <text:p>4,6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87">
            <text:p>1107087</text:p>
          </table:table-cell>
          <table:table-cell office:value-type="string">
            <text:p>Chã-de-dentro</text:p>
          </table:table-cell>
          <table:table-cell office:value-type="string">
            <text:p>-10,17</text:p>
          </table:table-cell>
          <table:table-cell office:value-type="string">
            <text:p>-0,82</text:p>
          </table:table-cell>
          <table:table-cell office:value-type="string">
            <text:p>2,53</text:p>
          </table:table-cell>
          <table:table-cell office:value-type="string">
            <text:p>5,5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88">
            <text:p>1107088</text:p>
          </table:table-cell>
          <table:table-cell office:value-type="string">
            <text:p>Alcatra</text:p>
          </table:table-cell>
          <table:table-cell office:value-type="string">
            <text:p>-8,44</text:p>
          </table:table-cell>
          <table:table-cell office:value-type="string">
            <text:p>-0,63</text:p>
          </table:table-cell>
          <table:table-cell office:value-type="string">
            <text:p>4,64</text:p>
          </table:table-cell>
          <table:table-cell office:value-type="string">
            <text:p>5,0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89">
            <text:p>1107089</text:p>
          </table:table-cell>
          <table:table-cell office:value-type="string">
            <text:p>Patinho</text:p>
          </table:table-cell>
          <table:table-cell office:value-type="string">
            <text:p>-10,27</text:p>
          </table:table-cell>
          <table:table-cell office:value-type="string">
            <text:p>-2,15</text:p>
          </table:table-cell>
          <table:table-cell office:value-type="string">
            <text:p>3,64</text:p>
          </table:table-cell>
          <table:table-cell office:value-type="string">
            <text:p>6,0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0">
            <text:p>1107090</text:p>
          </table:table-cell>
          <table:table-cell office:value-type="string">
            <text:p>Lagarto redondo</text:p>
          </table:table-cell>
          <table:table-cell office:value-type="string">
            <text:p>-8,20</text:p>
          </table:table-cell>
          <table:table-cell office:value-type="string">
            <text:p>-4,30</text:p>
          </table:table-cell>
          <table:table-cell office:value-type="string">
            <text:p>0,45</text:p>
          </table:table-cell>
          <table:table-cell office:value-type="string">
            <text:p>8,4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1">
            <text:p>1107091</text:p>
          </table:table-cell>
          <table:table-cell office:value-type="string">
            <text:p>Lagarto plano</text:p>
          </table:table-cell>
          <table:table-cell office:value-type="string">
            <text:p>-12,87</text:p>
          </table:table-cell>
          <table:table-cell office:value-type="string">
            <text:p>-0,79</text:p>
          </table:table-cell>
          <table:table-cell office:value-type="string">
            <text:p>1,28</text:p>
          </table:table-cell>
          <table:table-cell office:value-type="string">
            <text:p>4,4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3">
            <text:p>1107093</text:p>
          </table:table-cell>
          <table:table-cell office:value-type="string">
            <text:p>Músculo</text:p>
          </table:table-cell>
          <table:table-cell office:value-type="string">
            <text:p>-20,00</text:p>
          </table:table-cell>
          <table:table-cell office:value-type="string">
            <text:p>-0,33</text:p>
          </table:table-cell>
          <table:table-cell office:value-type="string">
            <text:p>2,59</text:p>
          </table:table-cell>
          <table:table-cell office:value-type="string">
            <text:p>6,8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4">
            <text:p>1107094</text:p>
          </table:table-cell>
          <table:table-cell office:value-type="string">
            <text:p>Pá</text:p>
          </table:table-cell>
          <table:table-cell office:value-type="string">
            <text:p>-7,64</text:p>
          </table:table-cell>
          <table:table-cell office:value-type="string">
            <text:p>-2,42</text:p>
          </table:table-cell>
          <table:table-cell office:value-type="string">
            <text:p>6,16</text:p>
          </table:table-cell>
          <table:table-cell office:value-type="string">
            <text:p>10,8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5">
            <text:p>1107095</text:p>
          </table:table-cell>
          <table:table-cell office:value-type="string">
            <text:p>Acém</text:p>
          </table:table-cell>
          <table:table-cell office:value-type="string">
            <text:p>-11,75</text:p>
          </table:table-cell>
          <table:table-cell office:value-type="string">
            <text:p>-1,80</text:p>
          </table:table-cell>
          <table:table-cell office:value-type="string">
            <text:p>6,82</text:p>
          </table:table-cell>
          <table:table-cell office:value-type="string">
            <text:p>5,1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6">
            <text:p>1107096</text:p>
          </table:table-cell>
          <table:table-cell office:value-type="string">
            <text:p>Peito</text:p>
          </table:table-cell>
          <table:table-cell office:value-type="string">
            <text:p>-5,75</text:p>
          </table:table-cell>
          <table:table-cell office:value-type="string">
            <text:p>-7,35</text:p>
          </table:table-cell>
          <table:table-cell office:value-type="string">
            <text:p>3,80</text:p>
          </table:table-cell>
          <table:table-cell office:value-type="string">
            <text:p>8,1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7099">
            <text:p>1107099</text:p>
          </table:table-cell>
          <table:table-cell office:value-type="string">
            <text:p>Costela</text:p>
          </table:table-cell>
          <table:table-cell office:value-type="string">
            <text:p>-12,01</text:p>
          </table:table-cell>
          <table:table-cell office:value-type="string">
            <text:p>-1,44</text:p>
          </table:table-cell>
          <table:table-cell office:value-type="string">
            <text:p>14,05</text:p>
          </table:table-cell>
          <table:table-cell office:value-type="string">
            <text:p>7,1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frescas e vísce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Pescado</text:p>
          </table:table-cell>
          <table:table-cell office:value-type="string">
            <text:p>11,42</text:p>
          </table:table-cell>
          <table:table-cell office:value-type="string">
            <text:p>-1,94</text:p>
          </table:table-cell>
          <table:table-cell office:value-type="string">
            <text:p>3,23</text:p>
          </table:table-cell>
          <table:table-cell office:value-type="string">
            <text:p>2,6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001">
            <text:p>1108001</text:p>
          </table:table-cell>
          <table:table-cell office:value-type="string">
            <text:p>Filé de peixe</text:p>
          </table:table-cell>
          <table:table-cell office:value-type="string">
            <text:p>9,80</text:p>
          </table:table-cell>
          <table:table-cell office:value-type="string">
            <text:p>5,61</text:p>
          </table:table-cell>
          <table:table-cell office:value-type="string">
            <text:p>12,17</text:p>
          </table:table-cell>
          <table:table-cell office:value-type="string">
            <text:p>9,7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02">
            <text:p>1108002</text:p>
          </table:table-cell>
          <table:table-cell office:value-type="string">
            <text:p>Peixe anchova</text:p>
          </table:table-cell>
          <table:table-cell office:value-type="string">
            <text:p>-20,48</text:p>
          </table:table-cell>
          <table:table-cell office:value-type="string">
            <text:p>16,41</text:p>
          </table:table-cell>
          <table:table-cell office:value-type="string">
            <text:p>30,91</text:p>
          </table:table-cell>
          <table:table-cell office:value-type="string">
            <text:p>-6,9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03">
            <text:p>1108003</text:p>
          </table:table-cell>
          <table:table-cell office:value-type="string">
            <text:p>Peixe badejo</text:p>
          </table:table-cell>
          <table:table-cell office:value-type="string">
            <text:p>3,51</text:p>
          </table:table-cell>
          <table:table-cell office:value-type="string">
            <text:p>-4,04</text:p>
          </table:table-cell>
          <table:table-cell office:value-type="string">
            <text:p>37,60</text:p>
          </table:table-cell>
          <table:table-cell office:value-type="string">
            <text:p>-19,2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04">
            <text:p>1108004</text:p>
          </table:table-cell>
          <table:table-cell office:value-type="string">
            <text:p>Peixe corvina</text:p>
          </table:table-cell>
          <table:table-cell office:value-type="string">
            <text:p>7,60</text:p>
          </table:table-cell>
          <table:table-cell office:value-type="string">
            <text:p>0,26</text:p>
          </table:table-cell>
          <table:table-cell office:value-type="string">
            <text:p>10,26</text:p>
          </table:table-cell>
          <table:table-cell office:value-type="string">
            <text:p>2,6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05">
            <text:p>1108005</text:p>
          </table:table-cell>
          <table:table-cell office:value-type="string">
            <text:p>Peixe cavalinha</text:p>
          </table:table-cell>
          <table:table-cell office:value-type="string">
            <text:p>8,90</text:p>
          </table:table-cell>
          <table:table-cell office:value-type="string">
            <text:p>4,90</text:p>
          </table:table-cell>
          <table:table-cell office:value-type="string">
            <text:p>0,80</text:p>
          </table:table-cell>
          <table:table-cell office:value-type="string">
            <text:p>9,0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09">
            <text:p>1108009</text:p>
          </table:table-cell>
          <table:table-cell office:value-type="string">
            <text:p>Peixe pescadinha</text:p>
          </table:table-cell>
          <table:table-cell office:value-type="string">
            <text:p>11,28</text:p>
          </table:table-cell>
          <table:table-cell office:value-type="string">
            <text:p>4,90</text:p>
          </table:table-cell>
          <table:table-cell office:value-type="string">
            <text:p>2,24</text:p>
          </table:table-cell>
          <table:table-cell office:value-type="string">
            <text:p>-9,8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12">
            <text:p>1108012</text:p>
          </table:table-cell>
          <table:table-cell office:value-type="string">
            <text:p>Peixe sardinha</text:p>
          </table:table-cell>
          <table:table-cell office:value-type="string">
            <text:p>39,51</text:p>
          </table:table-cell>
          <table:table-cell office:value-type="string">
            <text:p>-12,31</text:p>
          </table:table-cell>
          <table:table-cell office:value-type="string">
            <text:p>-6,43</text:p>
          </table:table-cell>
          <table:table-cell office:value-type="string">
            <text:p>14,0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13">
            <text:p>1108013</text:p>
          </table:table-cell>
          <table:table-cell office:value-type="string">
            <text:p>Camarão</text:p>
          </table:table-cell>
          <table:table-cell office:value-type="string">
            <text:p>14,54</text:p>
          </table:table-cell>
          <table:table-cell office:value-type="string">
            <text:p>-7,23</text:p>
          </table:table-cell>
          <table:table-cell office:value-type="string">
            <text:p>5,18</text:p>
          </table:table-cell>
          <table:table-cell office:value-type="string">
            <text:p>-2,7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15">
            <text:p>1108015</text:p>
          </table:table-cell>
          <table:table-cell office:value-type="string">
            <text:p>Peixe vermelho</text:p>
          </table:table-cell>
          <table:table-cell office:value-type="string">
            <text:p>5,38</text:p>
          </table:table-cell>
          <table:table-cell office:value-type="string">
            <text:p>2,92</text:p>
          </table:table-cell>
          <table:table-cell office:value-type="string">
            <text:p>-0,03</text:p>
          </table:table-cell>
          <table:table-cell office:value-type="string">
            <text:p>-7,8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19">
            <text:p>1108019</text:p>
          </table:table-cell>
          <table:table-cell office:value-type="string">
            <text:p>Peixe cavala</text:p>
          </table:table-cell>
          <table:table-cell office:value-type="string">
            <text:p>10,50</text:p>
          </table:table-cell>
          <table:table-cell office:value-type="string">
            <text:p>-1,13</text:p>
          </table:table-cell>
          <table:table-cell office:value-type="string">
            <text:p>-5,92</text:p>
          </table:table-cell>
          <table:table-cell office:value-type="string">
            <text:p>4,2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32">
            <text:p>1108032</text:p>
          </table:table-cell>
          <table:table-cell office:value-type="string">
            <text:p>Peixe serra</text:p>
          </table:table-cell>
          <table:table-cell office:value-type="string">
            <text:p>-3,10</text:p>
          </table:table-cell>
          <table:table-cell office:value-type="string">
            <text:p>13,38</text:p>
          </table:table-cell>
          <table:table-cell office:value-type="string">
            <text:p>4,23</text:p>
          </table:table-cell>
          <table:table-cell office:value-type="string">
            <text:p>3,9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33">
            <text:p>1108033</text:p>
          </table:table-cell>
          <table:table-cell office:value-type="string">
            <text:p>Peixe pargo</text:p>
          </table:table-cell>
          <table:table-cell office:value-type="string">
            <text:p>-6,37</text:p>
          </table:table-cell>
          <table:table-cell office:value-type="string">
            <text:p>9,83</text:p>
          </table:table-cell>
          <table:table-cell office:value-type="string">
            <text:p>0,93</text:p>
          </table:table-cell>
          <table:table-cell office:value-type="string">
            <text:p>-4,8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38">
            <text:p>1108038</text:p>
          </table:table-cell>
          <table:table-cell office:value-type="string">
            <text:p>Peixe pescada</text:p>
          </table:table-cell>
          <table:table-cell office:value-type="string">
            <text:p>15,05</text:p>
          </table:table-cell>
          <table:table-cell office:value-type="string">
            <text:p>-2,98</text:p>
          </table:table-cell>
          <table:table-cell office:value-type="string">
            <text:p>1,26</text:p>
          </table:table-cell>
          <table:table-cell office:value-type="string">
            <text:p>4,0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44">
            <text:p>1108044</text:p>
          </table:table-cell>
          <table:table-cell office:value-type="string">
            <text:p>Peixe cioba</text:p>
          </table:table-cell>
          <table:table-cell office:value-type="string">
            <text:p>-4,50</text:p>
          </table:table-cell>
          <table:table-cell office:value-type="string">
            <text:p>4,81</text:p>
          </table:table-cell>
          <table:table-cell office:value-type="string">
            <text:p>4,14</text:p>
          </table:table-cell>
          <table:table-cell office:value-type="string">
            <text:p>0,0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45">
            <text:p>1108045</text:p>
          </table:table-cell>
          <table:table-cell office:value-type="string">
            <text:p>Caranguejo</text:p>
          </table:table-cell>
          <table:table-cell office:value-type="string">
            <text:p>9,98</text:p>
          </table:table-cell>
          <table:table-cell office:value-type="string">
            <text:p>-6,02</text:p>
          </table:table-cell>
          <table:table-cell office:value-type="string">
            <text:p>-10,32</text:p>
          </table:table-cell>
          <table:table-cell office:value-type="string">
            <text:p>4,1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53">
            <text:p>1108053</text:p>
          </table:table-cell>
          <table:table-cell office:value-type="string">
            <text:p>Peixe piramutaba</text:p>
          </table:table-cell>
          <table:table-cell office:value-type="string">
            <text:p>-25,07</text:p>
          </table:table-cell>
          <table:table-cell office:value-type="string">
            <text:p>8,13</text:p>
          </table:table-cell>
          <table:table-cell office:value-type="string">
            <text:p>12,67</text:p>
          </table:table-cell>
          <table:table-cell office:value-type="string">
            <text:p>-5,2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57">
            <text:p>1108057</text:p>
          </table:table-cell>
          <table:table-cell office:value-type="string">
            <text:p>Peixe surubim</text:p>
          </table:table-cell>
          <table:table-cell office:value-type="string">
            <text:p>14,27</text:p>
          </table:table-cell>
          <table:table-cell office:value-type="string">
            <text:p>12,58</text:p>
          </table:table-cell>
          <table:table-cell office:value-type="string">
            <text:p>-4,56</text:p>
          </table:table-cell>
          <table:table-cell office:value-type="string">
            <text:p>8,6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59">
            <text:p>1108059</text:p>
          </table:table-cell>
          <table:table-cell office:value-type="string">
            <text:p>Peixe xaréu</text:p>
          </table:table-cell>
          <table:table-cell office:value-type="string">
            <text:p>-5,44</text:p>
          </table:table-cell>
          <table:table-cell office:value-type="string">
            <text:p>8,73</text:p>
          </table:table-cell>
          <table:table-cell office:value-type="string">
            <text:p>4,07</text:p>
          </table:table-cell>
          <table:table-cell office:value-type="string">
            <text:p>-5,0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64">
            <text:p>1108064</text:p>
          </table:table-cell>
          <table:table-cell office:value-type="string">
            <text:p>Siri</text:p>
          </table:table-cell>
          <table:table-cell office:value-type="string">
            <text:p>15,51</text:p>
          </table:table-cell>
          <table:table-cell office:value-type="string">
            <text:p>-6,17</text:p>
          </table:table-cell>
          <table:table-cell office:value-type="string">
            <text:p>-1,54</text:p>
          </table:table-cell>
          <table:table-cell office:value-type="string">
            <text:p>0,5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76">
            <text:p>1108076</text:p>
          </table:table-cell>
          <table:table-cell office:value-type="string">
            <text:p>Peixe acará</text:p>
          </table:table-cell>
          <table:table-cell office:value-type="string">
            <text:p>1,71</text:p>
          </table:table-cell>
          <table:table-cell office:value-type="string">
            <text:p>-4,48</text:p>
          </table:table-cell>
          <table:table-cell office:value-type="string">
            <text:p>10,07</text:p>
          </table:table-cell>
          <table:table-cell office:value-type="string">
            <text:p>29,1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88">
            <text:p>1108088</text:p>
          </table:table-cell>
          <table:table-cell office:value-type="string">
            <text:p>Peixe dourada</text:p>
          </table:table-cell>
          <table:table-cell office:value-type="string">
            <text:p>-15,86</text:p>
          </table:table-cell>
          <table:table-cell office:value-type="string">
            <text:p>2,68</text:p>
          </table:table-cell>
          <table:table-cell office:value-type="string">
            <text:p>1,36</text:p>
          </table:table-cell>
          <table:table-cell office:value-type="string">
            <text:p>-8,6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8099">
            <text:p>1108099</text:p>
          </table:table-cell>
          <table:table-cell office:value-type="string">
            <text:p>Marisco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esca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Carnes e peixes industrializados</text:p>
          </table:table-cell>
          <table:table-cell office:value-type="string">
            <text:p>4,76</text:p>
          </table:table-cell>
          <table:table-cell office:value-type="string">
            <text:p>-3,34</text:p>
          </table:table-cell>
          <table:table-cell office:value-type="string">
            <text:p>3,23</text:p>
          </table:table-cell>
          <table:table-cell office:value-type="string">
            <text:p>3,7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9002">
            <text:p>1109002</text:p>
          </table:table-cell>
          <table:table-cell office:value-type="string">
            <text:p>Presunto</text:p>
          </table:table-cell>
          <table:table-cell office:value-type="string">
            <text:p>16,02</text:p>
          </table:table-cell>
          <table:table-cell office:value-type="string">
            <text:p>-5,96</text:p>
          </table:table-cell>
          <table:table-cell office:value-type="string">
            <text:p>-1,11</text:p>
          </table:table-cell>
          <table:table-cell office:value-type="string">
            <text:p>-6,5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07">
            <text:p>1109007</text:p>
          </table:table-cell>
          <table:table-cell office:value-type="string">
            <text:p>Salsicha e salsichão</text:p>
          </table:table-cell>
          <table:table-cell office:value-type="string">
            <text:p>16,12</text:p>
          </table:table-cell>
          <table:table-cell office:value-type="string">
            <text:p>-2,12</text:p>
          </table:table-cell>
          <table:table-cell office:value-type="string">
            <text:p>6,74</text:p>
          </table:table-cell>
          <table:table-cell office:value-type="string">
            <text:p>4,3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08">
            <text:p>1109008</text:p>
          </table:table-cell>
          <table:table-cell office:value-type="string">
            <text:p>Linguiça</text:p>
          </table:table-cell>
          <table:table-cell office:value-type="string">
            <text:p>3,81</text:p>
          </table:table-cell>
          <table:table-cell office:value-type="string">
            <text:p>5,44</text:p>
          </table:table-cell>
          <table:table-cell office:value-type="string">
            <text:p>2,91</text:p>
          </table:table-cell>
          <table:table-cell office:value-type="string">
            <text:p>4,9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10">
            <text:p>1109010</text:p>
          </table:table-cell>
          <table:table-cell office:value-type="string">
            <text:p>Mortadela, salame, salaminho</text:p>
          </table:table-cell>
          <table:table-cell office:value-type="string">
            <text:p>22,36</text:p>
          </table:table-cell>
          <table:table-cell office:value-type="string">
            <text:p>-7,47</text:p>
          </table:table-cell>
          <table:table-cell office:value-type="string">
            <text:p>1,40</text:p>
          </table:table-cell>
          <table:table-cell office:value-type="string">
            <text:p>-4,1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23">
            <text:p>1109023</text:p>
          </table:table-cell>
          <table:table-cell office:value-type="string">
            <text:p>Bacalhau</text:p>
          </table:table-cell>
          <table:table-cell office:value-type="string">
            <text:p>12,95</text:p>
          </table:table-cell>
          <table:table-cell office:value-type="string">
            <text:p>-10,56</text:p>
          </table:table-cell>
          <table:table-cell office:value-type="string">
            <text:p>-1,29</text:p>
          </table:table-cell>
          <table:table-cell office:value-type="string">
            <text:p>5,8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24">
            <text:p>1109024</text:p>
          </table:table-cell>
          <table:table-cell office:value-type="string">
            <text:p>Camarão seco salgado</text:p>
          </table:table-cell>
          <table:table-cell office:value-type="string">
            <text:p>42,11</text:p>
          </table:table-cell>
          <table:table-cell office:value-type="string">
            <text:p>-4,76</text:p>
          </table:table-cell>
          <table:table-cell office:value-type="string">
            <text:p>-7,95</text:p>
          </table:table-cell>
          <table:table-cell office:value-type="string">
            <text:p>-1,93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56">
            <text:p>1109056</text:p>
          </table:table-cell>
          <table:table-cell office:value-type="string">
            <text:p>Carne seca</text:p>
          </table:table-cell>
          <table:table-cell office:value-type="string">
            <text:p>-7,23</text:p>
          </table:table-cell>
          <table:table-cell office:value-type="string">
            <text:p>-8,35</text:p>
          </table:table-cell>
          <table:table-cell office:value-type="string">
            <text:p>5,62</text:p>
          </table:table-cell>
          <table:table-cell office:value-type="string">
            <text:p>9,3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9058">
            <text:p>1109058</text:p>
          </table:table-cell>
          <table:table-cell office:value-type="string">
            <text:p>Carne de porco salgada defumada</text:p>
          </table:table-cell>
          <table:table-cell office:value-type="string">
            <text:p>-1,19</text:p>
          </table:table-cell>
          <table:table-cell office:value-type="string">
            <text:p>1,37</text:p>
          </table:table-cell>
          <table:table-cell office:value-type="string">
            <text:p>9,29</text:p>
          </table:table-cell>
          <table:table-cell office:value-type="string">
            <text:p>1,3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Carnes e peixes industrializ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Aves e ovos</text:p>
          </table:table-cell>
          <table:table-cell office:value-type="string">
            <text:p>-7,62</text:p>
          </table:table-cell>
          <table:table-cell office:value-type="string">
            <text:p>12,36</text:p>
          </table:table-cell>
          <table:table-cell office:value-type="string">
            <text:p>-6,12</text:p>
          </table:table-cell>
          <table:table-cell office:value-type="string">
            <text:p>0,0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ves e ov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009">
            <text:p>1110009</text:p>
          </table:table-cell>
          <table:table-cell office:value-type="string">
            <text:p>Frango</text:p>
          </table:table-cell>
          <table:table-cell office:value-type="string">
            <text:p>-9,38</text:p>
          </table:table-cell>
          <table:table-cell office:value-type="string">
            <text:p>10,01</text:p>
          </table:table-cell>
          <table:table-cell office:value-type="string">
            <text:p>-9,31</text:p>
          </table:table-cell>
          <table:table-cell office:value-type="string">
            <text:p>0,2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ves e ov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0044">
            <text:p>1110044</text:p>
          </table:table-cell>
          <table:table-cell office:value-type="string">
            <text:p>Ovo de galinha</text:p>
          </table:table-cell>
          <table:table-cell office:value-type="string">
            <text:p>-1,22</text:p>
          </table:table-cell>
          <table:table-cell office:value-type="string">
            <text:p>20,17</text:p>
          </table:table-cell>
          <table:table-cell office:value-type="string">
            <text:p>3,62</text:p>
          </table:table-cell>
          <table:table-cell office:value-type="string">
            <text:p>-0,6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Aves e ov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Leite e derivados</text:p>
          </table:table-cell>
          <table:table-cell office:value-type="string">
            <text:p>9,43</text:p>
          </table:table-cell>
          <table:table-cell office:value-type="string">
            <text:p>4,55</text:p>
          </table:table-cell>
          <table:table-cell office:value-type="string">
            <text:p>0,90</text:p>
          </table:table-cell>
          <table:table-cell office:value-type="string">
            <text:p>0,3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1004">
            <text:p>1111004</text:p>
          </table:table-cell>
          <table:table-cell office:value-type="string">
            <text:p>Leite pasteurizado</text:p>
          </table:table-cell>
          <table:table-cell office:value-type="string">
            <text:p>14,63</text:p>
          </table:table-cell>
          <table:table-cell office:value-type="string">
            <text:p>8,30</text:p>
          </table:table-cell>
          <table:table-cell office:value-type="string">
            <text:p>4,18</text:p>
          </table:table-cell>
          <table:table-cell office:value-type="string">
            <text:p>-1,6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009">
            <text:p>1111009</text:p>
          </table:table-cell>
          <table:table-cell office:value-type="string">
            <text:p>Leite em pó</text:p>
          </table:table-cell>
          <table:table-cell office:value-type="string">
            <text:p>27,85</text:p>
          </table:table-cell>
          <table:table-cell office:value-type="string">
            <text:p>-3,09</text:p>
          </table:table-cell>
          <table:table-cell office:value-type="string">
            <text:p>-1,39</text:p>
          </table:table-cell>
          <table:table-cell office:value-type="string">
            <text:p>-2,6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019">
            <text:p>1111019</text:p>
          </table:table-cell>
          <table:table-cell office:value-type="string">
            <text:p>Iogurte</text:p>
          </table:table-cell>
          <table:table-cell office:value-type="string">
            <text:p>22,82</text:p>
          </table:table-cell>
          <table:table-cell office:value-type="string">
            <text:p>3,50</text:p>
          </table:table-cell>
          <table:table-cell office:value-type="string">
            <text:p>3,02</text:p>
          </table:table-cell>
          <table:table-cell office:value-type="string">
            <text:p>-0,8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023">
            <text:p>1111023</text:p>
          </table:table-cell>
          <table:table-cell office:value-type="string">
            <text:p>Queijo-de-minas</text:p>
          </table:table-cell>
          <table:table-cell office:value-type="string">
            <text:p>-7,38</text:p>
          </table:table-cell>
          <table:table-cell office:value-type="string">
            <text:p>4,26</text:p>
          </table:table-cell>
          <table:table-cell office:value-type="string">
            <text:p>-2,49</text:p>
          </table:table-cell>
          <table:table-cell office:value-type="string">
            <text:p>5,2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024">
            <text:p>1111024</text:p>
          </table:table-cell>
          <table:table-cell office:value-type="string">
            <text:p>Queijo prato e muzzarela</text:p>
          </table:table-cell>
          <table:table-cell office:value-type="string">
            <text:p>-12,59</text:p>
          </table:table-cell>
          <table:table-cell office:value-type="string">
            <text:p>-2,55</text:p>
          </table:table-cell>
          <table:table-cell office:value-type="string">
            <text:p>-9,51</text:p>
          </table:table-cell>
          <table:table-cell office:value-type="string">
            <text:p>9,4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031">
            <text:p>1111031</text:p>
          </table:table-cell>
          <table:table-cell office:value-type="string">
            <text:p>Manteiga</text:p>
          </table:table-cell>
          <table:table-cell office:value-type="string">
            <text:p>7,87</text:p>
          </table:table-cell>
          <table:table-cell office:value-type="string">
            <text:p>1,26</text:p>
          </table:table-cell>
          <table:table-cell office:value-type="string">
            <text:p>-5,49</text:p>
          </table:table-cell>
          <table:table-cell office:value-type="string">
            <text:p>13,6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Leite e deriv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Panificados</text:p>
          </table:table-cell>
          <table:table-cell office:value-type="string">
            <text:p>36,46</text:p>
          </table:table-cell>
          <table:table-cell office:value-type="string">
            <text:p>5,99</text:p>
          </table:table-cell>
          <table:table-cell office:value-type="string">
            <text:p>-2,41</text:p>
          </table:table-cell>
          <table:table-cell office:value-type="string">
            <text:p>0,6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anificad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2003">
            <text:p>1112003</text:p>
          </table:table-cell>
          <table:table-cell office:value-type="string">
            <text:p>Biscoitos</text:p>
          </table:table-cell>
          <table:table-cell office:value-type="string">
            <text:p>23,43</text:p>
          </table:table-cell>
          <table:table-cell office:value-type="string">
            <text:p>6,31</text:p>
          </table:table-cell>
          <table:table-cell office:value-type="string">
            <text:p>0,83</text:p>
          </table:table-cell>
          <table:table-cell office:value-type="string">
            <text:p>0,1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anific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2015">
            <text:p>1112015</text:p>
          </table:table-cell>
          <table:table-cell office:value-type="string">
            <text:p>Pão francês</text:p>
          </table:table-cell>
          <table:table-cell office:value-type="string">
            <text:p>40,81</text:p>
          </table:table-cell>
          <table:table-cell office:value-type="string">
            <text:p>5,86</text:p>
          </table:table-cell>
          <table:table-cell office:value-type="string">
            <text:p>-3,62</text:p>
          </table:table-cell>
          <table:table-cell office:value-type="string">
            <text:p>0,9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anific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2017">
            <text:p>1112017</text:p>
          </table:table-cell>
          <table:table-cell office:value-type="string">
            <text:p>Pão doce</text:p>
          </table:table-cell>
          <table:table-cell office:value-type="string">
            <text:p>31,66</text:p>
          </table:table-cell>
          <table:table-cell office:value-type="string">
            <text:p>8,92</text:p>
          </table:table-cell>
          <table:table-cell office:value-type="string">
            <text:p>1,06</text:p>
          </table:table-cell>
          <table:table-cell office:value-type="string">
            <text:p>-1,8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anific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2018">
            <text:p>1112018</text:p>
          </table:table-cell>
          <table:table-cell office:value-type="string">
            <text:p>Pão de forma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anific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2019">
            <text:p>1112019</text:p>
          </table:table-cell>
          <table:table-cell office:value-type="string">
            <text:p>Bolo</text:p>
          </table:table-cell>
          <table:table-cell office:value-type="string">
            <text:p>37,88</text:p>
          </table:table-cell>
          <table:table-cell office:value-type="string">
            <text:p>-12,68</text:p>
          </table:table-cell>
          <table:table-cell office:value-type="string">
            <text:p>-1,76</text:p>
          </table:table-cell>
          <table:table-cell office:value-type="string">
            <text:p>13,9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Panificad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Óleos e gorduras</text:p>
          </table:table-cell>
          <table:table-cell office:value-type="string">
            <text:p>11,03</text:p>
          </table:table-cell>
          <table:table-cell office:value-type="string">
            <text:p>-0,43</text:p>
          </table:table-cell>
          <table:table-cell office:value-type="string">
            <text:p>18,43</text:p>
          </table:table-cell>
          <table:table-cell office:value-type="string">
            <text:p>1,0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Óleos e gordur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3013">
            <text:p>1113013</text:p>
          </table:table-cell>
          <table:table-cell office:value-type="string">
            <text:p>Óleo de soja</text:p>
          </table:table-cell>
          <table:table-cell office:value-type="string">
            <text:p>6,01</text:p>
          </table:table-cell>
          <table:table-cell office:value-type="string">
            <text:p>-0,90</text:p>
          </table:table-cell>
          <table:table-cell office:value-type="string">
            <text:p>25,52</text:p>
          </table:table-cell>
          <table:table-cell office:value-type="string">
            <text:p>-1,4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Óleos e go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3040">
            <text:p>1113040</text:p>
          </table:table-cell>
          <table:table-cell office:value-type="string">
            <text:p>Margarina vegetal</text:p>
          </table:table-cell>
          <table:table-cell office:value-type="string">
            <text:p>23,81</text:p>
          </table:table-cell>
          <table:table-cell office:value-type="string">
            <text:p>0,59</text:p>
          </table:table-cell>
          <table:table-cell office:value-type="string">
            <text:p>3,28</text:p>
          </table:table-cell>
          <table:table-cell office:value-type="string">
            <text:p>7,4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Óleos e gordur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Bebidas e infusões</text:p>
          </table:table-cell>
          <table:table-cell office:value-type="string">
            <text:p>11,87</text:p>
          </table:table-cell>
          <table:table-cell office:value-type="string">
            <text:p>-0,83</text:p>
          </table:table-cell>
          <table:table-cell office:value-type="string">
            <text:p>10,90</text:p>
          </table:table-cell>
          <table:table-cell office:value-type="string">
            <text:p>-5,7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4001">
            <text:p>1114001</text:p>
          </table:table-cell>
          <table:table-cell office:value-type="string">
            <text:p>Sucos artificiai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022">
            <text:p>1114022</text:p>
          </table:table-cell>
          <table:table-cell office:value-type="string">
            <text:p>Café moído</text:p>
          </table:table-cell>
          <table:table-cell office:value-type="string">
            <text:p>-6,00</text:p>
          </table:table-cell>
          <table:table-cell office:value-type="string">
            <text:p>-11,45</text:p>
          </table:table-cell>
          <table:table-cell office:value-type="string">
            <text:p>19,73</text:p>
          </table:table-cell>
          <table:table-cell office:value-type="string">
            <text:p>-13,1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029">
            <text:p>1114029</text:p>
          </table:table-cell>
          <table:table-cell office:value-type="string">
            <text:p>Mate</text:p>
          </table:table-cell>
          <table:table-cell office:value-type="string">
            <text:p>13,27</text:p>
          </table:table-cell>
          <table:table-cell office:value-type="string">
            <text:p>-2,90</text:p>
          </table:table-cell>
          <table:table-cell office:value-type="string">
            <text:p>-0,93</text:p>
          </table:table-cell>
          <table:table-cell office:value-type="string">
            <text:p>0,4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083">
            <text:p>1114083</text:p>
          </table:table-cell>
          <table:table-cell office:value-type="string">
            <text:p>Refrigerantes</text:p>
          </table:table-cell>
          <table:table-cell office:value-type="string">
            <text:p>29,82</text:p>
          </table:table-cell>
          <table:table-cell office:value-type="string">
            <text:p>7,42</text:p>
          </table:table-cell>
          <table:table-cell office:value-type="string">
            <text:p>10,33</text:p>
          </table:table-cell>
          <table:table-cell office:value-type="string">
            <text:p>-0,4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084">
            <text:p>1114084</text:p>
          </table:table-cell>
          <table:table-cell office:value-type="string">
            <text:p>Cerveja</text:p>
          </table:table-cell>
          <table:table-cell office:value-type="string">
            <text:p>28,74</text:p>
          </table:table-cell>
          <table:table-cell office:value-type="string">
            <text:p>5,48</text:p>
          </table:table-cell>
          <table:table-cell office:value-type="string">
            <text:p>1,79</text:p>
          </table:table-cell>
          <table:table-cell office:value-type="string">
            <text:p>-3,4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085">
            <text:p>1114085</text:p>
          </table:table-cell>
          <table:table-cell office:value-type="string">
            <text:p>Outras bebidas alcoólicas</text:p>
          </table:table-cell>
          <table:table-cell office:value-type="string">
            <text:p>12,56</text:p>
          </table:table-cell>
          <table:table-cell office:value-type="string">
            <text:p>10,63</text:p>
          </table:table-cell>
          <table:table-cell office:value-type="string">
            <text:p>-6,18</text:p>
          </table:table-cell>
          <table:table-cell office:value-type="string">
            <text:p>-7,3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4087">
            <text:p>1114087</text:p>
          </table:table-cell>
          <table:table-cell office:value-type="string">
            <text:p>Vinho</text:p>
          </table:table-cell>
          <table:table-cell office:value-type="string">
            <text:p>10,68</text:p>
          </table:table-cell>
          <table:table-cell office:value-type="string">
            <text:p>-10,46</text:p>
          </table:table-cell>
          <table:table-cell office:value-type="string">
            <text:p>6,19</text:p>
          </table:table-cell>
          <table:table-cell office:value-type="string">
            <text:p>22,17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Bebidas e infus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Enlatados e conservas</text:p>
          </table:table-cell>
          <table:table-cell office:value-type="string">
            <text:p>15,76</text:p>
          </table:table-cell>
          <table:table-cell office:value-type="string">
            <text:p>2,22</text:p>
          </table:table-cell>
          <table:table-cell office:value-type="string">
            <text:p>-3,26</text:p>
          </table:table-cell>
          <table:table-cell office:value-type="string">
            <text:p>2,0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5004">
            <text:p>1115004</text:p>
          </table:table-cell>
          <table:table-cell office:value-type="string">
            <text:p>Coco ralado</text:p>
          </table:table-cell>
          <table:table-cell office:value-type="string">
            <text:p>-5,78</text:p>
          </table:table-cell>
          <table:table-cell office:value-type="string">
            <text:p>24,45</text:p>
          </table:table-cell>
          <table:table-cell office:value-type="string">
            <text:p>1,88</text:p>
          </table:table-cell>
          <table:table-cell office:value-type="string">
            <text:p>5,2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06">
            <text:p>1115006</text:p>
          </table:table-cell>
          <table:table-cell office:value-type="string">
            <text:p>Ervilha em lata</text:p>
          </table:table-cell>
          <table:table-cell office:value-type="string">
            <text:p>6,49</text:p>
          </table:table-cell>
          <table:table-cell office:value-type="string">
            <text:p>2,56</text:p>
          </table:table-cell>
          <table:table-cell office:value-type="string">
            <text:p>1,07</text:p>
          </table:table-cell>
          <table:table-cell office:value-type="string">
            <text:p>6,7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16">
            <text:p>1115016</text:p>
          </table:table-cell>
          <table:table-cell office:value-type="string">
            <text:p>Palmito em conserva</text:p>
          </table:table-cell>
          <table:table-cell office:value-type="string">
            <text:p>35,93</text:p>
          </table:table-cell>
          <table:table-cell office:value-type="string">
            <text:p>-4,58</text:p>
          </table:table-cell>
          <table:table-cell office:value-type="string">
            <text:p>-0,19</text:p>
          </table:table-cell>
          <table:table-cell office:value-type="string">
            <text:p>-1,6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17">
            <text:p>1115017</text:p>
          </table:table-cell>
          <table:table-cell office:value-type="string">
            <text:p>Pepino em conserva</text:p>
          </table:table-cell>
          <table:table-cell office:value-type="string">
            <text:p>23,10</text:p>
          </table:table-cell>
          <table:table-cell office:value-type="string">
            <text:p>-8,24</text:p>
          </table:table-cell>
          <table:table-cell office:value-type="string">
            <text:p>3,55</text:p>
          </table:table-cell>
          <table:table-cell office:value-type="string">
            <text:p>0,71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39">
            <text:p>1115039</text:p>
          </table:table-cell>
          <table:table-cell office:value-type="string">
            <text:p>Sardinha em lata</text:p>
          </table:table-cell>
          <table:table-cell office:value-type="string">
            <text:p>14,60</text:p>
          </table:table-cell>
          <table:table-cell office:value-type="string">
            <text:p>2,29</text:p>
          </table:table-cell>
          <table:table-cell office:value-type="string">
            <text:p>-6,77</text:p>
          </table:table-cell>
          <table:table-cell office:value-type="string">
            <text:p>5,6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50">
            <text:p>1115050</text:p>
          </table:table-cell>
          <table:table-cell office:value-type="string">
            <text:p>Salsicha em lata</text:p>
          </table:table-cell>
          <table:table-cell office:value-type="string">
            <text:p>0,15</text:p>
          </table:table-cell>
          <table:table-cell office:value-type="string">
            <text:p>-5,03</text:p>
          </table:table-cell>
          <table:table-cell office:value-type="string">
            <text:p>-8,30</text:p>
          </table:table-cell>
          <table:table-cell office:value-type="string">
            <text:p>18,0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51">
            <text:p>1115051</text:p>
          </table:table-cell>
          <table:table-cell office:value-type="string">
            <text:p>Carne de boi em lata</text:p>
          </table:table-cell>
          <table:table-cell office:value-type="string">
            <text:p>-0,72</text:p>
          </table:table-cell>
          <table:table-cell office:value-type="string">
            <text:p>-8,35</text:p>
          </table:table-cell>
          <table:table-cell office:value-type="string">
            <text:p>-4,56</text:p>
          </table:table-cell>
          <table:table-cell office:value-type="string">
            <text:p>8,8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56">
            <text:p>1115056</text:p>
          </table:table-cell>
          <table:table-cell office:value-type="string">
            <text:p>Sopas desidratadas</text:p>
          </table:table-cell>
          <table:table-cell office:value-type="string">
            <text:p>18,44</text:p>
          </table:table-cell>
          <table:table-cell office:value-type="string">
            <text:p>6,47</text:p>
          </table:table-cell>
          <table:table-cell office:value-type="string">
            <text:p>9,45</text:p>
          </table:table-cell>
          <table:table-cell office:value-type="string">
            <text:p>6,6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57">
            <text:p>1115057</text:p>
          </table:table-cell>
          <table:table-cell office:value-type="string">
            <text:p>Azeitona</text:p>
          </table:table-cell>
          <table:table-cell office:value-type="string">
            <text:p>23,32</text:p>
          </table:table-cell>
          <table:table-cell office:value-type="string">
            <text:p>5,56</text:p>
          </table:table-cell>
          <table:table-cell office:value-type="string">
            <text:p>-6,05</text:p>
          </table:table-cell>
          <table:table-cell office:value-type="string">
            <text:p>-7,3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075">
            <text:p>1115075</text:p>
          </table:table-cell>
          <table:table-cell office:value-type="string">
            <text:p>Atum em lata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Enlatados e conserv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Sal e condimentos</text:p>
          </table:table-cell>
          <table:table-cell office:value-type="string">
            <text:p>17,06</text:p>
          </table:table-cell>
          <table:table-cell office:value-type="string">
            <text:p>5,00</text:p>
          </table:table-cell>
          <table:table-cell office:value-type="string">
            <text:p>7,24</text:p>
          </table:table-cell>
          <table:table-cell office:value-type="string">
            <text:p>5,64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6001">
            <text:p>1116001</text:p>
          </table:table-cell>
          <table:table-cell office:value-type="string">
            <text:p>Leite de coco</text:p>
          </table:table-cell>
          <table:table-cell office:value-type="string">
            <text:p>-9,05</text:p>
          </table:table-cell>
          <table:table-cell office:value-type="string">
            <text:p>25,60</text:p>
          </table:table-cell>
          <table:table-cell office:value-type="string">
            <text:p>-16,55</text:p>
          </table:table-cell>
          <table:table-cell office:value-type="string">
            <text:p>-0,4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05">
            <text:p>1116005</text:p>
          </table:table-cell>
          <table:table-cell office:value-type="string">
            <text:p>Massa de tomate</text:p>
          </table:table-cell>
          <table:table-cell office:value-type="string">
            <text:p>9,42</text:p>
          </table:table-cell>
          <table:table-cell office:value-type="string">
            <text:p>7,93</text:p>
          </table:table-cell>
          <table:table-cell office:value-type="string">
            <text:p>2,82</text:p>
          </table:table-cell>
          <table:table-cell office:value-type="string">
            <text:p>-0,09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10">
            <text:p>1116010</text:p>
          </table:table-cell>
          <table:table-cell office:value-type="string">
            <text:p>Alho</text:p>
          </table:table-cell>
          <table:table-cell office:value-type="string">
            <text:p>31,47</text:p>
          </table:table-cell>
          <table:table-cell office:value-type="string">
            <text:p>3,69</text:p>
          </table:table-cell>
          <table:table-cell office:value-type="string">
            <text:p>17,90</text:p>
          </table:table-cell>
          <table:table-cell office:value-type="string">
            <text:p>19,3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13">
            <text:p>1116013</text:p>
          </table:table-cell>
          <table:table-cell office:value-type="string">
            <text:p>Sal refinado</text:p>
          </table:table-cell>
          <table:table-cell office:value-type="string">
            <text:p>10,43</text:p>
          </table:table-cell>
          <table:table-cell office:value-type="string">
            <text:p>4,03</text:p>
          </table:table-cell>
          <table:table-cell office:value-type="string">
            <text:p>6,64</text:p>
          </table:table-cell>
          <table:table-cell office:value-type="string">
            <text:p>-0,66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22">
            <text:p>1116022</text:p>
          </table:table-cell>
          <table:table-cell office:value-type="string">
            <text:p>Colorau</text:p>
          </table:table-cell>
          <table:table-cell office:value-type="string">
            <text:p>7,36</text:p>
          </table:table-cell>
          <table:table-cell office:value-type="string">
            <text:p>-2,46</text:p>
          </table:table-cell>
          <table:table-cell office:value-type="string">
            <text:p>-3,03</text:p>
          </table:table-cell>
          <table:table-cell office:value-type="string">
            <text:p>-3,42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26">
            <text:p>1116026</text:p>
          </table:table-cell>
          <table:table-cell office:value-type="string">
            <text:p>Fermento em pó</text:p>
          </table:table-cell>
          <table:table-cell office:value-type="string">
            <text:p>16,28</text:p>
          </table:table-cell>
          <table:table-cell office:value-type="string">
            <text:p>4,45</text:p>
          </table:table-cell>
          <table:table-cell office:value-type="string">
            <text:p>6,74</text:p>
          </table:table-cell>
          <table:table-cell office:value-type="string">
            <text:p>5,6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33">
            <text:p>1116033</text:p>
          </table:table-cell>
          <table:table-cell office:value-type="string">
            <text:p>Maionese</text:p>
          </table:table-cell>
          <table:table-cell office:value-type="string">
            <text:p>18,63</text:p>
          </table:table-cell>
          <table:table-cell office:value-type="string">
            <text:p>1,46</text:p>
          </table:table-cell>
          <table:table-cell office:value-type="string">
            <text:p>6,18</text:p>
          </table:table-cell>
          <table:table-cell office:value-type="string">
            <text:p>4,48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41">
            <text:p>1116041</text:p>
          </table:table-cell>
          <table:table-cell office:value-type="string">
            <text:p>Vinagre</text:p>
          </table:table-cell>
          <table:table-cell office:value-type="string">
            <text:p>22,11</text:p>
          </table:table-cell>
          <table:table-cell office:value-type="string">
            <text:p>2,37</text:p>
          </table:table-cell>
          <table:table-cell office:value-type="string">
            <text:p>1,37</text:p>
          </table:table-cell>
          <table:table-cell office:value-type="string">
            <text:p>-1,0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48">
            <text:p>1116048</text:p>
          </table:table-cell>
          <table:table-cell office:value-type="string">
            <text:p>Caldo de galinha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55">
            <text:p>1116055</text:p>
          </table:table-cell>
          <table:table-cell office:value-type="string">
            <text:p>Cominho</text:p>
          </table:table-cell>
          <table:table-cell office:value-type="string">
            <text:p>0,25</text:p>
          </table:table-cell>
          <table:table-cell office:value-type="string">
            <text:p>12,00</text:p>
          </table:table-cell>
          <table:table-cell office:value-type="string">
            <text:p>0,19</text:p>
          </table:table-cell>
          <table:table-cell office:value-type="string">
            <text:p>3,9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62">
            <text:p>1116062</text:p>
          </table:table-cell>
          <table:table-cell office:value-type="string">
            <text:p>Pimenta-do-reino</text:p>
          </table:table-cell>
          <table:table-cell office:value-type="string">
            <text:p>-2,46</text:p>
          </table:table-cell>
          <table:table-cell office:value-type="string">
            <text:p>8,27</text:p>
          </table:table-cell>
          <table:table-cell office:value-type="string">
            <text:p>5,45</text:p>
          </table:table-cell>
          <table:table-cell office:value-type="string">
            <text:p>-1,80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071">
            <text:p>1116071</text:p>
          </table:table-cell>
          <table:table-cell office:value-type="string">
            <text:p>Tempero misto</text:p>
          </table:table-cell>
          <table:table-cell office:value-type="string">
            <text:p>30,09</text:p>
          </table:table-cell>
          <table:table-cell office:value-type="string">
            <text:p>4,92</text:p>
          </table:table-cell>
          <table:table-cell office:value-type="string">
            <text:p>1,52</text:p>
          </table:table-cell>
          <table:table-cell office:value-type="string">
            <text:p>-2,55</text:p>
          </table:table-cell>
          <table:table-cell office:value-type="string">
            <text:p>Alimentação e bebidas</text:p>
          </table:table-cell>
          <table:table-cell office:value-type="string">
            <text:p>Alimentação no domicílio</text:p>
          </table:table-cell>
          <table:table-cell office:value-type="string">
            <text:p>Sal e condi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imentação fora do domicílio</text:p>
          </table:table-cell>
          <table:table-cell office:value-type="string">
            <text:p>20,49</text:p>
          </table:table-cell>
          <table:table-cell office:value-type="string">
            <text:p>2,30</text:p>
          </table:table-cell>
          <table:table-cell office:value-type="string">
            <text:p>0,29</text:p>
          </table:table-cell>
          <table:table-cell office:value-type="string">
            <text:p>0,02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Alimentação fora do domicílio</text:p>
          </table:table-cell>
          <table:table-cell office:value-type="string">
            <text:p>20,49</text:p>
          </table:table-cell>
          <table:table-cell office:value-type="string">
            <text:p>2,30</text:p>
          </table:table-cell>
          <table:table-cell office:value-type="string">
            <text:p>0,29</text:p>
          </table:table-cell>
          <table:table-cell office:value-type="string">
            <text:p>0,02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1001">
            <text:p>1201001</text:p>
          </table:table-cell>
          <table:table-cell office:value-type="string">
            <text:p>Refeição</text:p>
          </table:table-cell>
          <table:table-cell office:value-type="string">
            <text:p>17,67</text:p>
          </table:table-cell>
          <table:table-cell office:value-type="string">
            <text:p>-0,13</text:p>
          </table:table-cell>
          <table:table-cell office:value-type="string">
            <text:p>-1,19</text:p>
          </table:table-cell>
          <table:table-cell office:value-type="string">
            <text:p>0,49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03">
            <text:p>1201003</text:p>
          </table:table-cell>
          <table:table-cell office:value-type="string">
            <text:p>Lanche</text:p>
          </table:table-cell>
          <table:table-cell office:value-type="string">
            <text:p>23,94</text:p>
          </table:table-cell>
          <table:table-cell office:value-type="string">
            <text:p>2,57</text:p>
          </table:table-cell>
          <table:table-cell office:value-type="string">
            <text:p>-1,23</text:p>
          </table:table-cell>
          <table:table-cell office:value-type="string">
            <text:p>-0,78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05">
            <text:p>1201005</text:p>
          </table:table-cell>
          <table:table-cell office:value-type="string">
            <text:p>Café da manhã</text:p>
          </table:table-cell>
          <table:table-cell office:value-type="string">
            <text:p>18,03</text:p>
          </table:table-cell>
          <table:table-cell office:value-type="string">
            <text:p>5,38</text:p>
          </table:table-cell>
          <table:table-cell office:value-type="string">
            <text:p>0,72</text:p>
          </table:table-cell>
          <table:table-cell office:value-type="string">
            <text:p>-0,01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07">
            <text:p>1201007</text:p>
          </table:table-cell>
          <table:table-cell office:value-type="string">
            <text:p>Refrigerantes e água mineral</text:p>
          </table:table-cell>
          <table:table-cell office:value-type="string">
            <text:p>27,37</text:p>
          </table:table-cell>
          <table:table-cell office:value-type="string">
            <text:p>8,48</text:p>
          </table:table-cell>
          <table:table-cell office:value-type="string">
            <text:p>8,58</text:p>
          </table:table-cell>
          <table:table-cell office:value-type="string">
            <text:p>0,32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09">
            <text:p>1201009</text:p>
          </table:table-cell>
          <table:table-cell office:value-type="string">
            <text:p>Cafezinho</text:p>
          </table:table-cell>
          <table:table-cell office:value-type="string">
            <text:p>25,82</text:p>
          </table:table-cell>
          <table:table-cell office:value-type="string">
            <text:p>10,87</text:p>
          </table:table-cell>
          <table:table-cell office:value-type="string">
            <text:p>6,82</text:p>
          </table:table-cell>
          <table:table-cell office:value-type="string">
            <text:p>2,56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32">
            <text:p>1201032</text:p>
          </table:table-cell>
          <table:table-cell office:value-type="string">
            <text:p>Caldo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48">
            <text:p>1201048</text:p>
          </table:table-cell>
          <table:table-cell office:value-type="string">
            <text:p>Cerveja</text:p>
          </table:table-cell>
          <table:table-cell office:value-type="string">
            <text:p>26,09</text:p>
          </table:table-cell>
          <table:table-cell office:value-type="string">
            <text:p>8,35</text:p>
          </table:table-cell>
          <table:table-cell office:value-type="string">
            <text:p>3,47</text:p>
          </table:table-cell>
          <table:table-cell office:value-type="string">
            <text:p>-1,74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49">
            <text:p>1201049</text:p>
          </table:table-cell>
          <table:table-cell office:value-type="string">
            <text:p>Chopp</text:p>
          </table:table-cell>
          <table:table-cell office:value-type="string">
            <text:p>19,00</text:p>
          </table:table-cell>
          <table:table-cell office:value-type="string">
            <text:p>6,94</text:p>
          </table:table-cell>
          <table:table-cell office:value-type="string">
            <text:p>11,17</text:p>
          </table:table-cell>
          <table:table-cell office:value-type="string">
            <text:p>7,39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051">
            <text:p>1201051</text:p>
          </table:table-cell>
          <table:table-cell office:value-type="string">
            <text:p>Outras bebidas alcoólicas</text:p>
          </table:table-cell>
          <table:table-cell office:value-type="string">
            <text:p>17,13</text:p>
          </table:table-cell>
          <table:table-cell office:value-type="string">
            <text:p>3,87</text:p>
          </table:table-cell>
          <table:table-cell office:value-type="string">
            <text:p>1,76</text:p>
          </table:table-cell>
          <table:table-cell office:value-type="string">
            <text:p>0,42</text:p>
          </table:table-cell>
          <table:table-cell office:value-type="string">
            <text:p>Alimentação e bebidas</text:p>
          </table:table-cell>
          <table:table-cell table:number-columns-repeated="2" office:value-type="string">
            <text:p>Alimentação fora do domicíl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bitação</text:p>
          </table:table-cell>
          <table:table-cell office:value-type="string">
            <text:p>66,08</text:p>
          </table:table-cell>
          <table:table-cell office:value-type="string">
            <text:p>24,09</text:p>
          </table:table-cell>
          <table:table-cell office:value-type="string">
            <text:p>8,51</text:p>
          </table:table-cell>
          <table:table-cell office:value-type="string">
            <text:p>1,50</text:p>
          </table:table-cell>
          <table:table-cell table:number-columns-repeated="3" office:value-type="string">
            <text:p>Habitaçã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cargos e manutenção</text:p>
          </table:table-cell>
          <table:table-cell office:value-type="string">
            <text:p>68,31</text:p>
          </table:table-cell>
          <table:table-cell office:value-type="string">
            <text:p>27,72</text:p>
          </table:table-cell>
          <table:table-cell office:value-type="string">
            <text:p>8,07</text:p>
          </table:table-cell>
          <table:table-cell office:value-type="string">
            <text:p>0,15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Habitaçã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Habitação</text:p>
          </table:table-cell>
          <table:table-cell office:value-type="string">
            <text:p>81,21</text:p>
          </table:table-cell>
          <table:table-cell office:value-type="string">
            <text:p>31,87</text:p>
          </table:table-cell>
          <table:table-cell office:value-type="string">
            <text:p>8,83</text:p>
          </table:table-cell>
          <table:table-cell office:value-type="string">
            <text:p>-0,35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Habitaçã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1001">
            <text:p>2101001</text:p>
          </table:table-cell>
          <table:table-cell office:value-type="string">
            <text:p>Aluguel residencial</text:p>
          </table:table-cell>
          <table:table-cell office:value-type="string">
            <text:p>94,73</text:p>
          </table:table-cell>
          <table:table-cell office:value-type="string">
            <text:p>35,39</text:p>
          </table:table-cell>
          <table:table-cell office:value-type="string">
            <text:p>9,23</text:p>
          </table:table-cell>
          <table:table-cell office:value-type="string">
            <text:p>-1,02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Habit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1002">
            <text:p>2101002</text:p>
          </table:table-cell>
          <table:table-cell office:value-type="string">
            <text:p>Condomínio</text:p>
          </table:table-cell>
          <table:table-cell office:value-type="string">
            <text:p>45,36</text:p>
          </table:table-cell>
          <table:table-cell office:value-type="string">
            <text:p>12,06</text:p>
          </table:table-cell>
          <table:table-cell office:value-type="string">
            <text:p>4,25</text:p>
          </table:table-cell>
          <table:table-cell office:value-type="string">
            <text:p>2,79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Habit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1003">
            <text:p>2101003</text:p>
          </table:table-cell>
          <table:table-cell office:value-type="string">
            <text:p>Imposto predial</text:p>
          </table:table-cell>
          <table:table-cell office:value-type="string">
            <text:p>30,71</text:p>
          </table:table-cell>
          <table:table-cell office:value-type="string">
            <text:p>14,09</text:p>
          </table:table-cell>
          <table:table-cell office:value-type="string">
            <text:p>10,35</text:p>
          </table:table-cell>
          <table:table-cell office:value-type="string">
            <text:p>6,77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Habit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1004">
            <text:p>2101004</text:p>
          </table:table-cell>
          <table:table-cell office:value-type="string">
            <text:p>Taxa de água e esgoto</text:p>
          </table:table-cell>
          <table:table-cell office:value-type="string">
            <text:p>32,71</text:p>
          </table:table-cell>
          <table:table-cell office:value-type="string">
            <text:p>24,08</text:p>
          </table:table-cell>
          <table:table-cell office:value-type="string">
            <text:p>9,29</text:p>
          </table:table-cell>
          <table:table-cell office:value-type="string">
            <text:p>2,46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Habit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Reparos</text:p>
          </table:table-cell>
          <table:table-cell office:value-type="string">
            <text:p>23,62</text:p>
          </table:table-cell>
          <table:table-cell office:value-type="string">
            <text:p>4,74</text:p>
          </table:table-cell>
          <table:table-cell office:value-type="string">
            <text:p>0,97</text:p>
          </table:table-cell>
          <table:table-cell office:value-type="string">
            <text:p>2,06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Repar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3005">
            <text:p>2103005</text:p>
          </table:table-cell>
          <table:table-cell office:value-type="string">
            <text:p>Ferragens</text:p>
          </table:table-cell>
          <table:table-cell office:value-type="string">
            <text:p>19,64</text:p>
          </table:table-cell>
          <table:table-cell office:value-type="string">
            <text:p>6,15</text:p>
          </table:table-cell>
          <table:table-cell office:value-type="string">
            <text:p>1,12</text:p>
          </table:table-cell>
          <table:table-cell office:value-type="string">
            <text:p>-1,55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Repar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3008">
            <text:p>2103008</text:p>
          </table:table-cell>
          <table:table-cell office:value-type="string">
            <text:p>Material de eletricidade</text:p>
          </table:table-cell>
          <table:table-cell office:value-type="string">
            <text:p>26,16</text:p>
          </table:table-cell>
          <table:table-cell office:value-type="string">
            <text:p>3,48</text:p>
          </table:table-cell>
          <table:table-cell office:value-type="string">
            <text:p>0,13</text:p>
          </table:table-cell>
          <table:table-cell office:value-type="string">
            <text:p>-4,25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Repar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3009">
            <text:p>2103009</text:p>
          </table:table-cell>
          <table:table-cell office:value-type="string">
            <text:p>Material de pintura</text:p>
          </table:table-cell>
          <table:table-cell office:value-type="string">
            <text:p>25,50</text:p>
          </table:table-cell>
          <table:table-cell office:value-type="string">
            <text:p>6,18</text:p>
          </table:table-cell>
          <table:table-cell office:value-type="string">
            <text:p>1,73</text:p>
          </table:table-cell>
          <table:table-cell office:value-type="string">
            <text:p>4,67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Repar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3012">
            <text:p>2103012</text:p>
          </table:table-cell>
          <table:table-cell office:value-type="string">
            <text:p>Material de vidro</text:p>
          </table:table-cell>
          <table:table-cell office:value-type="string">
            <text:p>11,28</text:p>
          </table:table-cell>
          <table:table-cell office:value-type="string">
            <text:p>0,40</text:p>
          </table:table-cell>
          <table:table-cell office:value-type="string">
            <text:p>-1,41</text:p>
          </table:table-cell>
          <table:table-cell office:value-type="string">
            <text:p>3,54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Repar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3014">
            <text:p>2103014</text:p>
          </table:table-cell>
          <table:table-cell office:value-type="string">
            <text:p>Tinta para casa</text:p>
          </table:table-cell>
          <table:table-cell office:value-type="string">
            <text:p>27,21</text:p>
          </table:table-cell>
          <table:table-cell office:value-type="string">
            <text:p>2,74</text:p>
          </table:table-cell>
          <table:table-cell office:value-type="string">
            <text:p>0,48</text:p>
          </table:table-cell>
          <table:table-cell office:value-type="string">
            <text:p>4,31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Repar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Artigos de limpeza</text:p>
          </table:table-cell>
          <table:table-cell office:value-type="string">
            <text:p>18,94</text:p>
          </table:table-cell>
          <table:table-cell office:value-type="string">
            <text:p>5,21</text:p>
          </table:table-cell>
          <table:table-cell office:value-type="string">
            <text:p>4,62</text:p>
          </table:table-cell>
          <table:table-cell office:value-type="string">
            <text:p>5,30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4002">
            <text:p>2104002</text:p>
          </table:table-cell>
          <table:table-cell office:value-type="string">
            <text:p>Vassoura, rodo, etc</text:p>
          </table:table-cell>
          <table:table-cell office:value-type="string">
            <text:p>23,42</text:p>
          </table:table-cell>
          <table:table-cell office:value-type="string">
            <text:p>7,37</text:p>
          </table:table-cell>
          <table:table-cell office:value-type="string">
            <text:p>3,27</text:p>
          </table:table-cell>
          <table:table-cell office:value-type="string">
            <text:p>1,21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05">
            <text:p>2104005</text:p>
          </table:table-cell>
          <table:table-cell office:value-type="string">
            <text:p>Água sanitária</text:p>
          </table:table-cell>
          <table:table-cell office:value-type="string">
            <text:p>24,99</text:p>
          </table:table-cell>
          <table:table-cell office:value-type="string">
            <text:p>0,21</text:p>
          </table:table-cell>
          <table:table-cell office:value-type="string">
            <text:p>0,88</text:p>
          </table:table-cell>
          <table:table-cell office:value-type="string">
            <text:p>1,42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08">
            <text:p>2104008</text:p>
          </table:table-cell>
          <table:table-cell office:value-type="string">
            <text:p>Detergente</text:p>
          </table:table-cell>
          <table:table-cell office:value-type="string">
            <text:p>35,04</text:p>
          </table:table-cell>
          <table:table-cell office:value-type="string">
            <text:p>2,36</text:p>
          </table:table-cell>
          <table:table-cell office:value-type="string">
            <text:p>0,00</text:p>
          </table:table-cell>
          <table:table-cell office:value-type="string">
            <text:p>2,68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09">
            <text:p>2104009</text:p>
          </table:table-cell>
          <table:table-cell office:value-type="string">
            <text:p>Sabão (pó e barra)</text:p>
          </table:table-cell>
          <table:table-cell office:value-type="string">
            <text:p>13,88</text:p>
          </table:table-cell>
          <table:table-cell office:value-type="string">
            <text:p>5,97</text:p>
          </table:table-cell>
          <table:table-cell office:value-type="string">
            <text:p>6,09</text:p>
          </table:table-cell>
          <table:table-cell office:value-type="string">
            <text:p>7,19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12">
            <text:p>2104012</text:p>
          </table:table-cell>
          <table:table-cell office:value-type="string">
            <text:p>Desinfetante</text:p>
          </table:table-cell>
          <table:table-cell office:value-type="string">
            <text:p>25,26</text:p>
          </table:table-cell>
          <table:table-cell office:value-type="string">
            <text:p>4,90</text:p>
          </table:table-cell>
          <table:table-cell office:value-type="string">
            <text:p>3,48</text:p>
          </table:table-cell>
          <table:table-cell office:value-type="string">
            <text:p>2,54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13">
            <text:p>2104013</text:p>
          </table:table-cell>
          <table:table-cell office:value-type="string">
            <text:p>Inseticida e raticida</text:p>
          </table:table-cell>
          <table:table-cell office:value-type="string">
            <text:p>9,79</text:p>
          </table:table-cell>
          <table:table-cell office:value-type="string">
            <text:p>1,00</text:p>
          </table:table-cell>
          <table:table-cell office:value-type="string">
            <text:p>-1,82</text:p>
          </table:table-cell>
          <table:table-cell office:value-type="string">
            <text:p>7,65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14">
            <text:p>2104014</text:p>
          </table:table-cell>
          <table:table-cell office:value-type="string">
            <text:p>Cera e lustra-móveis</text:p>
          </table:table-cell>
          <table:table-cell office:value-type="string">
            <text:p>19,97</text:p>
          </table:table-cell>
          <table:table-cell office:value-type="string">
            <text:p>8,22</text:p>
          </table:table-cell>
          <table:table-cell office:value-type="string">
            <text:p>6,05</text:p>
          </table:table-cell>
          <table:table-cell office:value-type="string">
            <text:p>3,59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16">
            <text:p>2104016</text:p>
          </table:table-cell>
          <table:table-cell office:value-type="string">
            <text:p>Esponja e bombril</text:p>
          </table:table-cell>
          <table:table-cell office:value-type="string">
            <text:p>19,42</text:p>
          </table:table-cell>
          <table:table-cell office:value-type="string">
            <text:p>5,79</text:p>
          </table:table-cell>
          <table:table-cell office:value-type="string">
            <text:p>10,66</text:p>
          </table:table-cell>
          <table:table-cell office:value-type="string">
            <text:p>0,12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32">
            <text:p>2104032</text:p>
          </table:table-cell>
          <table:table-cell office:value-type="string">
            <text:p>Amaciante, alvejante, etc</text:p>
          </table:table-cell>
          <table:table-cell office:value-type="string">
            <text:p>21,50</text:p>
          </table:table-cell>
          <table:table-cell office:value-type="string">
            <text:p>4,10</text:p>
          </table:table-cell>
          <table:table-cell office:value-type="string">
            <text:p>3,35</text:p>
          </table:table-cell>
          <table:table-cell office:value-type="string">
            <text:p>5,78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4045">
            <text:p>2104045</text:p>
          </table:table-cell>
          <table:table-cell office:value-type="string">
            <text:p>Filtro de papel para café</text:p>
          </table:table-cell>
          <table:table-cell office:value-type="string">
            <text:p>27,59</text:p>
          </table:table-cell>
          <table:table-cell office:value-type="string">
            <text:p>5,40</text:p>
          </table:table-cell>
          <table:table-cell office:value-type="string">
            <text:p>0,00</text:p>
          </table:table-cell>
          <table:table-cell office:value-type="string">
            <text:p>-1,16</text:p>
          </table:table-cell>
          <table:table-cell office:value-type="string">
            <text:p>Habitação</text:p>
          </table:table-cell>
          <table:table-cell office:value-type="string">
            <text:p>Encargos e manutenção</text:p>
          </table:table-cell>
          <table:table-cell office:value-type="string">
            <text:p>Artigos de limp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mbustíveis, energia</text:p>
          </table:table-cell>
          <table:table-cell office:value-type="string">
            <text:p>54,60</text:p>
          </table:table-cell>
          <table:table-cell office:value-type="string">
            <text:p>3,79</text:p>
          </table:table-cell>
          <table:table-cell office:value-type="string">
            <text:p>11,51</text:p>
          </table:table-cell>
          <table:table-cell office:value-type="string">
            <text:p>10,50</text:p>
          </table:table-cell>
          <table:table-cell office:value-type="string">
            <text:p>Habitação</text:p>
          </table:table-cell>
          <table:table-cell table:number-columns-repeated="2" office:value-type="string">
            <text:p>Combustíveis, energi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Combustível de uso doméstico</text:p>
          </table:table-cell>
          <table:table-cell office:value-type="string">
            <text:p>29,37</text:p>
          </table:table-cell>
          <table:table-cell office:value-type="string">
            <text:p>10,52</text:p>
          </table:table-cell>
          <table:table-cell office:value-type="string">
            <text:p>15,56</text:p>
          </table:table-cell>
          <table:table-cell office:value-type="string">
            <text:p>31,32</text:p>
          </table:table-cell>
          <table:table-cell office:value-type="string">
            <text:p>Habitação</text:p>
          </table:table-cell>
          <table:table-cell office:value-type="string">
            <text:p>Combustíveis, energia</text:p>
          </table:table-cell>
          <table:table-cell office:value-type="string">
            <text:p>Combustível de uso doméstic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1003">
            <text:p>2201003</text:p>
          </table:table-cell>
          <table:table-cell office:value-type="string">
            <text:p>Carvão vegetal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Habitação</text:p>
          </table:table-cell>
          <table:table-cell office:value-type="string">
            <text:p>Combustíveis, energia</text:p>
          </table:table-cell>
          <table:table-cell office:value-type="string">
            <text:p>Combustível de uso domést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01004">
            <text:p>2201004</text:p>
          </table:table-cell>
          <table:table-cell office:value-type="string">
            <text:p>Gás de bujão</text:p>
          </table:table-cell>
          <table:table-cell office:value-type="string">
            <text:p>29,25</text:p>
          </table:table-cell>
          <table:table-cell office:value-type="string">
            <text:p>11,12</text:p>
          </table:table-cell>
          <table:table-cell office:value-type="string">
            <text:p>15,99</text:p>
          </table:table-cell>
          <table:table-cell office:value-type="string">
            <text:p>32,81</text:p>
          </table:table-cell>
          <table:table-cell office:value-type="string">
            <text:p>Habitação</text:p>
          </table:table-cell>
          <table:table-cell office:value-type="string">
            <text:p>Combustíveis, energia</text:p>
          </table:table-cell>
          <table:table-cell office:value-type="string">
            <text:p>Combustível de uso domést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01005">
            <text:p>2201005</text:p>
          </table:table-cell>
          <table:table-cell office:value-type="string">
            <text:p>Gás encanado</text:p>
          </table:table-cell>
          <table:table-cell office:value-type="string">
            <text:p>31,11</text:p>
          </table:table-cell>
          <table:table-cell office:value-type="string">
            <text:p>1,71</text:p>
          </table:table-cell>
          <table:table-cell office:value-type="string">
            <text:p>8,71</text:p>
          </table:table-cell>
          <table:table-cell office:value-type="string">
            <text:p>5,55</text:p>
          </table:table-cell>
          <table:table-cell office:value-type="string">
            <text:p>Habitação</text:p>
          </table:table-cell>
          <table:table-cell office:value-type="string">
            <text:p>Combustíveis, energia</text:p>
          </table:table-cell>
          <table:table-cell office:value-type="string">
            <text:p>Combustível de uso domést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Energia elétrica</text:p>
          </table:table-cell>
          <table:table-cell office:value-type="string">
            <text:p>65,12</text:p>
          </table:table-cell>
          <table:table-cell office:value-type="string">
            <text:p>1,59</text:p>
          </table:table-cell>
          <table:table-cell office:value-type="string">
            <text:p>10,06</text:p>
          </table:table-cell>
          <table:table-cell office:value-type="string">
            <text:p>2,68</text:p>
          </table:table-cell>
          <table:table-cell office:value-type="string">
            <text:p>Habitação</text:p>
          </table:table-cell>
          <table:table-cell office:value-type="string">
            <text:p>Combustíveis, energia</text:p>
          </table:table-cell>
          <table:table-cell office:value-type="string">
            <text:p>Energia elétric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2003">
            <text:p>2202003</text:p>
          </table:table-cell>
          <table:table-cell office:value-type="string">
            <text:p>Energia elétrica</text:p>
          </table:table-cell>
          <table:table-cell office:value-type="string">
            <text:p>65,12</text:p>
          </table:table-cell>
          <table:table-cell office:value-type="string">
            <text:p>1,59</text:p>
          </table:table-cell>
          <table:table-cell office:value-type="string">
            <text:p>10,06</text:p>
          </table:table-cell>
          <table:table-cell office:value-type="string">
            <text:p>2,68</text:p>
          </table:table-cell>
          <table:table-cell office:value-type="string">
            <text:p>Habitação</text:p>
          </table:table-cell>
          <table:table-cell office:value-type="string">
            <text:p>Combustíveis, energia</text:p>
          </table:table-cell>
          <table:table-cell office:value-type="string">
            <text:p>Energia elétric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tigos de residência</text:p>
          </table:table-cell>
          <table:table-cell office:value-type="string">
            <text:p>14,74</text:p>
          </table:table-cell>
          <table:table-cell office:value-type="string">
            <text:p>1,94</text:p>
          </table:table-cell>
          <table:table-cell office:value-type="string">
            <text:p>-2,86</text:p>
          </table:table-cell>
          <table:table-cell office:value-type="string">
            <text:p>-0,71</text:p>
          </table:table-cell>
          <table:table-cell table:number-columns-repeated="3" office:value-type="string">
            <text:p>Artigos de residênci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óveis e utensílios</text:p>
          </table:table-cell>
          <table:table-cell office:value-type="string">
            <text:p>22,81</text:p>
          </table:table-cell>
          <table:table-cell office:value-type="string">
            <text:p>1,91</text:p>
          </table:table-cell>
          <table:table-cell office:value-type="string">
            <text:p>-0,60</text:p>
          </table:table-cell>
          <table:table-cell office:value-type="string">
            <text:p>-1,72</text:p>
          </table:table-cell>
          <table:table-cell office:value-type="string">
            <text:p>Artigos de residência</text:p>
          </table:table-cell>
          <table:table-cell table:number-columns-repeated="2" office:value-type="string">
            <text:p>Móveis e utensíli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Mobiliário</text:p>
          </table:table-cell>
          <table:table-cell office:value-type="string">
            <text:p>20,25</text:p>
          </table:table-cell>
          <table:table-cell office:value-type="string">
            <text:p>3,10</text:p>
          </table:table-cell>
          <table:table-cell office:value-type="string">
            <text:p>1,38</text:p>
          </table:table-cell>
          <table:table-cell office:value-type="string">
            <text:p>-1,97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Mobiliári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1002">
            <text:p>3101002</text:p>
          </table:table-cell>
          <table:table-cell office:value-type="string">
            <text:p>Móveis para sala</text:p>
          </table:table-cell>
          <table:table-cell office:value-type="string">
            <text:p>19,36</text:p>
          </table:table-cell>
          <table:table-cell office:value-type="string">
            <text:p>0,02</text:p>
          </table:table-cell>
          <table:table-cell office:value-type="string">
            <text:p>-1,34</text:p>
          </table:table-cell>
          <table:table-cell office:value-type="string">
            <text:p>-3,72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Mobiliá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1003">
            <text:p>3101003</text:p>
          </table:table-cell>
          <table:table-cell office:value-type="string">
            <text:p>Móveis para quarto</text:p>
          </table:table-cell>
          <table:table-cell office:value-type="string">
            <text:p>21,77</text:p>
          </table:table-cell>
          <table:table-cell office:value-type="string">
            <text:p>3,04</text:p>
          </table:table-cell>
          <table:table-cell office:value-type="string">
            <text:p>0,76</text:p>
          </table:table-cell>
          <table:table-cell office:value-type="string">
            <text:p>-2,06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Mobiliá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1015">
            <text:p>3101015</text:p>
          </table:table-cell>
          <table:table-cell office:value-type="string">
            <text:p>Móveis para copa e cozinha</text:p>
          </table:table-cell>
          <table:table-cell office:value-type="string">
            <text:p>18,82</text:p>
          </table:table-cell>
          <table:table-cell office:value-type="string">
            <text:p>6,83</text:p>
          </table:table-cell>
          <table:table-cell office:value-type="string">
            <text:p>7,11</text:p>
          </table:table-cell>
          <table:table-cell office:value-type="string">
            <text:p>-1,16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Mobiliá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1017">
            <text:p>3101017</text:p>
          </table:table-cell>
          <table:table-cell office:value-type="string">
            <text:p>Colchão</text:p>
          </table:table-cell>
          <table:table-cell office:value-type="string">
            <text:p>21,07</text:p>
          </table:table-cell>
          <table:table-cell office:value-type="string">
            <text:p>10,89</text:p>
          </table:table-cell>
          <table:table-cell office:value-type="string">
            <text:p>3,98</text:p>
          </table:table-cell>
          <table:table-cell office:value-type="string">
            <text:p>3,89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Mobiliá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1060">
            <text:p>3101060</text:p>
          </table:table-cell>
          <table:table-cell office:value-type="string">
            <text:p>Rede</text:p>
          </table:table-cell>
          <table:table-cell office:value-type="string">
            <text:p>24,43</text:p>
          </table:table-cell>
          <table:table-cell office:value-type="string">
            <text:p>-8,07</text:p>
          </table:table-cell>
          <table:table-cell office:value-type="string">
            <text:p>-5,23</text:p>
          </table:table-cell>
          <table:table-cell office:value-type="string">
            <text:p>2,24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Mobiliá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string">
            <text:p>Utensílios e enfeites</text:p>
          </table:table-cell>
          <table:table-cell office:value-type="string">
            <text:p>27,72</text:p>
          </table:table-cell>
          <table:table-cell office:value-type="string">
            <text:p>4,50</text:p>
          </table:table-cell>
          <table:table-cell office:value-type="string">
            <text:p>-1,21</text:p>
          </table:table-cell>
          <table:table-cell office:value-type="string">
            <text:p>-1,17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2005">
            <text:p>3102005</text:p>
          </table:table-cell>
          <table:table-cell office:value-type="string">
            <text:p>Tapetes</text:p>
          </table:table-cell>
          <table:table-cell office:value-type="string">
            <text:p>11,07</text:p>
          </table:table-cell>
          <table:table-cell office:value-type="string">
            <text:p>10,26</text:p>
          </table:table-cell>
          <table:table-cell office:value-type="string">
            <text:p>-1,10</text:p>
          </table:table-cell>
          <table:table-cell office:value-type="string">
            <text:p>-4,76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006">
            <text:p>3102006</text:p>
          </table:table-cell>
          <table:table-cell office:value-type="string">
            <text:p>Cortinas</text:p>
          </table:table-cell>
          <table:table-cell office:value-type="string">
            <text:p>24,21</text:p>
          </table:table-cell>
          <table:table-cell office:value-type="string">
            <text:p>4,22</text:p>
          </table:table-cell>
          <table:table-cell office:value-type="string">
            <text:p>6,49</text:p>
          </table:table-cell>
          <table:table-cell office:value-type="string">
            <text:p>-10,38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007">
            <text:p>3102007</text:p>
          </table:table-cell>
          <table:table-cell office:value-type="string">
            <text:p>Utensílios de copa e cozinha de metal</text:p>
          </table:table-cell>
          <table:table-cell office:value-type="string">
            <text:p>15,38</text:p>
          </table:table-cell>
          <table:table-cell office:value-type="string">
            <text:p>9,33</text:p>
          </table:table-cell>
          <table:table-cell office:value-type="string">
            <text:p>1,83</text:p>
          </table:table-cell>
          <table:table-cell office:value-type="string">
            <text:p>0,72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009">
            <text:p>3102009</text:p>
          </table:table-cell>
          <table:table-cell office:value-type="string">
            <text:p>Utensílios de copa e cozinha de louça</text:p>
          </table:table-cell>
          <table:table-cell office:value-type="string">
            <text:p>11,50</text:p>
          </table:table-cell>
          <table:table-cell office:value-type="string">
            <text:p>-3,82</text:p>
          </table:table-cell>
          <table:table-cell office:value-type="string">
            <text:p>-8,30</text:p>
          </table:table-cell>
          <table:table-cell office:value-type="string">
            <text:p>-2,07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010">
            <text:p>3102010</text:p>
          </table:table-cell>
          <table:table-cell office:value-type="string">
            <text:p>Artigos de plástico</text:p>
          </table:table-cell>
          <table:table-cell office:value-type="string">
            <text:p>32,27</text:p>
          </table:table-cell>
          <table:table-cell office:value-type="string">
            <text:p>7,66</text:p>
          </table:table-cell>
          <table:table-cell office:value-type="string">
            <text:p>-7,33</text:p>
          </table:table-cell>
          <table:table-cell office:value-type="string">
            <text:p>-5,35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012">
            <text:p>3102012</text:p>
          </table:table-cell>
          <table:table-cell office:value-type="string">
            <text:p>Mamadeira, garrafa térmica</text:p>
          </table:table-cell>
          <table:table-cell office:value-type="string">
            <text:p>9,10</text:p>
          </table:table-cell>
          <table:table-cell office:value-type="string">
            <text:p>-2,78</text:p>
          </table:table-cell>
          <table:table-cell office:value-type="string">
            <text:p>-0,40</text:p>
          </table:table-cell>
          <table:table-cell office:value-type="string">
            <text:p>-5,22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2038">
            <text:p>3102038</text:p>
          </table:table-cell>
          <table:table-cell office:value-type="string">
            <text:p>Conserto de utensílio e aparelho doméstico</text:p>
          </table:table-cell>
          <table:table-cell office:value-type="string">
            <text:p>30,25</text:p>
          </table:table-cell>
          <table:table-cell office:value-type="string">
            <text:p>4,09</text:p>
          </table:table-cell>
          <table:table-cell office:value-type="string">
            <text:p>-1,75</text:p>
          </table:table-cell>
          <table:table-cell office:value-type="string">
            <text:p>-0,03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Utensílios e enfei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Cama, mesa e banho</text:p>
          </table:table-cell>
          <table:table-cell office:value-type="string">
            <text:p>16,19</text:p>
          </table:table-cell>
          <table:table-cell office:value-type="string">
            <text:p>-8,54</text:p>
          </table:table-cell>
          <table:table-cell office:value-type="string">
            <text:p>-4,25</text:p>
          </table:table-cell>
          <table:table-cell office:value-type="string">
            <text:p>-2,86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Cama, mesa e banh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3001">
            <text:p>3103001</text:p>
          </table:table-cell>
          <table:table-cell office:value-type="string">
            <text:p>Roupas de cama</text:p>
          </table:table-cell>
          <table:table-cell office:value-type="string">
            <text:p>16,72</text:p>
          </table:table-cell>
          <table:table-cell office:value-type="string">
            <text:p>-9,06</text:p>
          </table:table-cell>
          <table:table-cell office:value-type="string">
            <text:p>-4,54</text:p>
          </table:table-cell>
          <table:table-cell office:value-type="string">
            <text:p>-2,57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Cama, mesa e ban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3002">
            <text:p>3103002</text:p>
          </table:table-cell>
          <table:table-cell office:value-type="string">
            <text:p>Roupas de mesa</text:p>
          </table:table-cell>
          <table:table-cell office:value-type="string">
            <text:p>6,31</text:p>
          </table:table-cell>
          <table:table-cell office:value-type="string">
            <text:p>-10,79</text:p>
          </table:table-cell>
          <table:table-cell office:value-type="string">
            <text:p>-0,84</text:p>
          </table:table-cell>
          <table:table-cell office:value-type="string">
            <text:p>-9,63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Cama, mesa e ban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3003">
            <text:p>3103003</text:p>
          </table:table-cell>
          <table:table-cell office:value-type="string">
            <text:p>Roupas de banho</text:p>
          </table:table-cell>
          <table:table-cell office:value-type="string">
            <text:p>14,79</text:p>
          </table:table-cell>
          <table:table-cell office:value-type="string">
            <text:p>-6,79</text:p>
          </table:table-cell>
          <table:table-cell office:value-type="string">
            <text:p>-3,45</text:p>
          </table:table-cell>
          <table:table-cell office:value-type="string">
            <text:p>-3,57</text:p>
          </table:table-cell>
          <table:table-cell office:value-type="string">
            <text:p>Artigos de residência</text:p>
          </table:table-cell>
          <table:table-cell office:value-type="string">
            <text:p>Móveis e utensílios</text:p>
          </table:table-cell>
          <table:table-cell office:value-type="string">
            <text:p>Cama, mesa e ban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arelhos elétricos e não-elétricos</text:p>
          </table:table-cell>
          <table:table-cell office:value-type="string">
            <text:p>3,86</text:p>
          </table:table-cell>
          <table:table-cell office:value-type="string">
            <text:p>1,99</text:p>
          </table:table-cell>
          <table:table-cell office:value-type="string">
            <text:p>-6,45</text:p>
          </table:table-cell>
          <table:table-cell office:value-type="string">
            <text:p>1,00</text:p>
          </table:table-cell>
          <table:table-cell office:value-type="string">
            <text:p>Artigos de residência</text:p>
          </table:table-cell>
          <table:table-cell table:number-columns-repeated="2" office:value-type="string">
            <text:p>Aparelhos elétricos e não-elétric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Eletrodomésticos e equipamentos</text:p>
          </table:table-cell>
          <table:table-cell office:value-type="string">
            <text:p>12,39</text:p>
          </table:table-cell>
          <table:table-cell office:value-type="string">
            <text:p>5,37</text:p>
          </table:table-cell>
          <table:table-cell office:value-type="string">
            <text:p>-2,38</text:p>
          </table:table-cell>
          <table:table-cell office:value-type="string">
            <text:p>4,40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1001">
            <text:p>3201001</text:p>
          </table:table-cell>
          <table:table-cell office:value-type="string">
            <text:p>Refrigerador</text:p>
          </table:table-cell>
          <table:table-cell office:value-type="string">
            <text:p>14,01</text:p>
          </table:table-cell>
          <table:table-cell office:value-type="string">
            <text:p>5,94</text:p>
          </table:table-cell>
          <table:table-cell office:value-type="string">
            <text:p>-2,56</text:p>
          </table:table-cell>
          <table:table-cell office:value-type="string">
            <text:p>5,13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02">
            <text:p>3201002</text:p>
          </table:table-cell>
          <table:table-cell office:value-type="string">
            <text:p>Condicionador de ar</text:p>
          </table:table-cell>
          <table:table-cell office:value-type="string">
            <text:p>16,80</text:p>
          </table:table-cell>
          <table:table-cell office:value-type="string">
            <text:p>1,10</text:p>
          </table:table-cell>
          <table:table-cell office:value-type="string">
            <text:p>-5,59</text:p>
          </table:table-cell>
          <table:table-cell office:value-type="string">
            <text:p>11,54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03">
            <text:p>3201003</text:p>
          </table:table-cell>
          <table:table-cell office:value-type="string">
            <text:p>Máquina de costura</text:p>
          </table:table-cell>
          <table:table-cell office:value-type="string">
            <text:p>7,70</text:p>
          </table:table-cell>
          <table:table-cell office:value-type="string">
            <text:p>9,59</text:p>
          </table:table-cell>
          <table:table-cell office:value-type="string">
            <text:p>3,83</text:p>
          </table:table-cell>
          <table:table-cell office:value-type="string">
            <text:p>5,82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05">
            <text:p>3201005</text:p>
          </table:table-cell>
          <table:table-cell office:value-type="string">
            <text:p>Enceradeira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06">
            <text:p>3201006</text:p>
          </table:table-cell>
          <table:table-cell office:value-type="string">
            <text:p>Máquina de lavar e secar</text:p>
          </table:table-cell>
          <table:table-cell office:value-type="string">
            <text:p>7,27</text:p>
          </table:table-cell>
          <table:table-cell office:value-type="string">
            <text:p>3,81</text:p>
          </table:table-cell>
          <table:table-cell office:value-type="string">
            <text:p>-3,73</text:p>
          </table:table-cell>
          <table:table-cell office:value-type="string">
            <text:p>6,60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07">
            <text:p>3201007</text:p>
          </table:table-cell>
          <table:table-cell office:value-type="string">
            <text:p>Ferro elétrico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12">
            <text:p>3201012</text:p>
          </table:table-cell>
          <table:table-cell office:value-type="string">
            <text:p>Liquidificador</text:p>
          </table:table-cell>
          <table:table-cell office:value-type="string">
            <text:p>21,23</text:p>
          </table:table-cell>
          <table:table-cell office:value-type="string">
            <text:p>5,29</text:p>
          </table:table-cell>
          <table:table-cell office:value-type="string">
            <text:p>-1,24</text:p>
          </table:table-cell>
          <table:table-cell office:value-type="string">
            <text:p>-1,04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13">
            <text:p>3201013</text:p>
          </table:table-cell>
          <table:table-cell office:value-type="string">
            <text:p>Ventilador e exaustor</text:p>
          </table:table-cell>
          <table:table-cell office:value-type="string">
            <text:p>3,61</text:p>
          </table:table-cell>
          <table:table-cell office:value-type="string">
            <text:p>-1,76</text:p>
          </table:table-cell>
          <table:table-cell office:value-type="string">
            <text:p>-5,91</text:p>
          </table:table-cell>
          <table:table-cell office:value-type="string">
            <text:p>2,74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21">
            <text:p>3201021</text:p>
          </table:table-cell>
          <table:table-cell office:value-type="string">
            <text:p>Fogão</text:p>
          </table:table-cell>
          <table:table-cell office:value-type="string">
            <text:p>20,18</text:p>
          </table:table-cell>
          <table:table-cell office:value-type="string">
            <text:p>8,71</text:p>
          </table:table-cell>
          <table:table-cell office:value-type="string">
            <text:p>-1,43</text:p>
          </table:table-cell>
          <table:table-cell office:value-type="string">
            <text:p>0,37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27">
            <text:p>3201027</text:p>
          </table:table-cell>
          <table:table-cell office:value-type="string">
            <text:p>Lâmpada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33">
            <text:p>3201033</text:p>
          </table:table-cell>
          <table:table-cell office:value-type="string">
            <text:p>Freezer</text:p>
          </table:table-cell>
          <table:table-cell office:value-type="string">
            <text:p>7,32</text:p>
          </table:table-cell>
          <table:table-cell office:value-type="string">
            <text:p>1,20</text:p>
          </table:table-cell>
          <table:table-cell office:value-type="string">
            <text:p>-0,02</text:p>
          </table:table-cell>
          <table:table-cell office:value-type="string">
            <text:p>8,21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44">
            <text:p>3201044</text:p>
          </table:table-cell>
          <table:table-cell office:value-type="string">
            <text:p>Aspirador de pó</text:p>
          </table:table-cell>
          <table:table-cell office:value-type="string">
            <text:p>7,44</text:p>
          </table:table-cell>
          <table:table-cell office:value-type="string">
            <text:p>5,08</text:p>
          </table:table-cell>
          <table:table-cell office:value-type="string">
            <text:p>-8,29</text:p>
          </table:table-cell>
          <table:table-cell office:value-type="string">
            <text:p>2,14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1052">
            <text:p>3201052</text:p>
          </table:table-cell>
          <table:table-cell office:value-type="string">
            <text:p>Secador de cabelo</text:p>
          </table:table-cell>
          <table:table-cell office:value-type="string">
            <text:p>5,36</text:p>
          </table:table-cell>
          <table:table-cell office:value-type="string">
            <text:p>8,45</text:p>
          </table:table-cell>
          <table:table-cell office:value-type="string">
            <text:p>3,66</text:p>
          </table:table-cell>
          <table:table-cell office:value-type="string">
            <text:p>0,99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Eletrodomésticos e equipamen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string">
            <text:p>TV e som</text:p>
          </table:table-cell>
          <table:table-cell office:value-type="string">
            <text:p>-5,14</text:p>
          </table:table-cell>
          <table:table-cell office:value-type="string">
            <text:p>-2,24</text:p>
          </table:table-cell>
          <table:table-cell office:value-type="string">
            <text:p>-11,93</text:p>
          </table:table-cell>
          <table:table-cell office:value-type="string">
            <text:p>-4,08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TV e so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2001">
            <text:p>3202001</text:p>
          </table:table-cell>
          <table:table-cell office:value-type="string">
            <text:p>Televisor</text:p>
          </table:table-cell>
          <table:table-cell office:value-type="string">
            <text:p>-8,93</text:p>
          </table:table-cell>
          <table:table-cell office:value-type="string">
            <text:p>-4,15</text:p>
          </table:table-cell>
          <table:table-cell office:value-type="string">
            <text:p>-19,36</text:p>
          </table:table-cell>
          <table:table-cell office:value-type="string">
            <text:p>-4,82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TV e s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2002">
            <text:p>3202002</text:p>
          </table:table-cell>
          <table:table-cell office:value-type="string">
            <text:p>Rádio</text:p>
          </table:table-cell>
          <table:table-cell office:value-type="string">
            <text:p>5,80</text:p>
          </table:table-cell>
          <table:table-cell office:value-type="string">
            <text:p>-5,27</text:p>
          </table:table-cell>
          <table:table-cell office:value-type="string">
            <text:p>4,18</text:p>
          </table:table-cell>
          <table:table-cell office:value-type="string">
            <text:p>1,73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TV e s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2003">
            <text:p>3202003</text:p>
          </table:table-cell>
          <table:table-cell office:value-type="string">
            <text:p>Aparelho de som</text:p>
          </table:table-cell>
          <table:table-cell office:value-type="string">
            <text:p>4,62</text:p>
          </table:table-cell>
          <table:table-cell office:value-type="string">
            <text:p>3,36</text:p>
          </table:table-cell>
          <table:table-cell office:value-type="string">
            <text:p>3,32</text:p>
          </table:table-cell>
          <table:table-cell office:value-type="string">
            <text:p>0,64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TV e s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2005">
            <text:p>3202005</text:p>
          </table:table-cell>
          <table:table-cell office:value-type="string">
            <text:p>Vídeo-cassete</text:p>
          </table:table-cell>
          <table:table-cell office:value-type="string">
            <text:p>-11,42</text:p>
          </table:table-cell>
          <table:table-cell office:value-type="string">
            <text:p>-4,85</text:p>
          </table:table-cell>
          <table:table-cell office:value-type="string">
            <text:p>-23,65</text:p>
          </table:table-cell>
          <table:table-cell office:value-type="string">
            <text:p>-15,63</text:p>
          </table:table-cell>
          <table:table-cell office:value-type="string">
            <text:p>Artigos de residência</text:p>
          </table:table-cell>
          <table:table-cell office:value-type="string">
            <text:p>Aparelhos elétricos e não-elétricos</text:p>
          </table:table-cell>
          <table:table-cell office:value-type="string">
            <text:p>TV e s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stuário</text:p>
          </table:table-cell>
          <table:table-cell office:value-type="string">
            <text:p>4,63</text:p>
          </table:table-cell>
          <table:table-cell office:value-type="string">
            <text:p>-1,62</text:p>
          </table:table-cell>
          <table:table-cell office:value-type="string">
            <text:p>-0,12</text:p>
          </table:table-cell>
          <table:table-cell office:value-type="string">
            <text:p>-1,10</text:p>
          </table:table-cell>
          <table:table-cell table:number-columns-repeated="3" office:value-type="string">
            <text:p>Vestuári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oupas</text:p>
          </table:table-cell>
          <table:table-cell office:value-type="string">
            <text:p>3,10</text:p>
          </table:table-cell>
          <table:table-cell office:value-type="string">
            <text:p>-1,75</text:p>
          </table:table-cell>
          <table:table-cell office:value-type="string">
            <text:p>0,81</text:p>
          </table:table-cell>
          <table:table-cell office:value-type="string">
            <text:p>-0,81</text:p>
          </table:table-cell>
          <table:table-cell office:value-type="string">
            <text:p>Vestuário</text:p>
          </table:table-cell>
          <table:table-cell table:number-columns-repeated="2" office:value-type="string">
            <text:p>Roupa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Roupa de homem</text:p>
          </table:table-cell>
          <table:table-cell office:value-type="string">
            <text:p>3,64</text:p>
          </table:table-cell>
          <table:table-cell office:value-type="string">
            <text:p>-2,41</text:p>
          </table:table-cell>
          <table:table-cell office:value-type="string">
            <text:p>-0,59</text:p>
          </table:table-cell>
          <table:table-cell office:value-type="string">
            <text:p>-0,63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1002">
            <text:p>4101002</text:p>
          </table:table-cell>
          <table:table-cell office:value-type="string">
            <text:p>Calça comprida</text:p>
          </table:table-cell>
          <table:table-cell office:value-type="string">
            <text:p>4,16</text:p>
          </table:table-cell>
          <table:table-cell office:value-type="string">
            <text:p>-1,77</text:p>
          </table:table-cell>
          <table:table-cell office:value-type="string">
            <text:p>-0,72</text:p>
          </table:table-cell>
          <table:table-cell office:value-type="string">
            <text:p>-1,48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1004">
            <text:p>4101004</text:p>
          </table:table-cell>
          <table:table-cell office:value-type="string">
            <text:p>Terno</text:p>
          </table:table-cell>
          <table:table-cell office:value-type="string">
            <text:p>14,29</text:p>
          </table:table-cell>
          <table:table-cell office:value-type="string">
            <text:p>-0,50</text:p>
          </table:table-cell>
          <table:table-cell office:value-type="string">
            <text:p>4,01</text:p>
          </table:table-cell>
          <table:table-cell office:value-type="string">
            <text:p>-5,00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1005">
            <text:p>4101005</text:p>
          </table:table-cell>
          <table:table-cell office:value-type="string">
            <text:p>Agasalhos</text:p>
          </table:table-cell>
          <table:table-cell office:value-type="string">
            <text:p>4,05</text:p>
          </table:table-cell>
          <table:table-cell office:value-type="string">
            <text:p>-6,99</text:p>
          </table:table-cell>
          <table:table-cell office:value-type="string">
            <text:p>-2,72</text:p>
          </table:table-cell>
          <table:table-cell office:value-type="string">
            <text:p>-1,70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1006">
            <text:p>4101006</text:p>
          </table:table-cell>
          <table:table-cell office:value-type="string">
            <text:p>Short, calção e bermuda</text:p>
          </table:table-cell>
          <table:table-cell office:value-type="string">
            <text:p>5,10</text:p>
          </table:table-cell>
          <table:table-cell office:value-type="string">
            <text:p>-3,17</text:p>
          </table:table-cell>
          <table:table-cell office:value-type="string">
            <text:p>-0,80</text:p>
          </table:table-cell>
          <table:table-cell office:value-type="string">
            <text:p>-1,32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1008">
            <text:p>4101008</text:p>
          </table:table-cell>
          <table:table-cell office:value-type="string">
            <text:p>Cueca</text:p>
          </table:table-cell>
          <table:table-cell office:value-type="string">
            <text:p>5,59</text:p>
          </table:table-cell>
          <table:table-cell office:value-type="string">
            <text:p>-6,51</text:p>
          </table:table-cell>
          <table:table-cell office:value-type="string">
            <text:p>0,07</text:p>
          </table:table-cell>
          <table:table-cell office:value-type="string">
            <text:p>4,61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1009">
            <text:p>4101009</text:p>
          </table:table-cell>
          <table:table-cell office:value-type="string">
            <text:p>Camisa</text:p>
          </table:table-cell>
          <table:table-cell office:value-type="string">
            <text:p>0,09</text:p>
          </table:table-cell>
          <table:table-cell office:value-type="string">
            <text:p>-2,12</text:p>
          </table:table-cell>
          <table:table-cell office:value-type="string">
            <text:p>-1,08</text:p>
          </table:table-cell>
          <table:table-cell office:value-type="string">
            <text:p>1,52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1010">
            <text:p>4101010</text:p>
          </table:table-cell>
          <table:table-cell office:value-type="string">
            <text:p>Camiseta</text:p>
          </table:table-cell>
          <table:table-cell office:value-type="string">
            <text:p>4,35</text:p>
          </table:table-cell>
          <table:table-cell office:value-type="string">
            <text:p>-6,55</text:p>
          </table:table-cell>
          <table:table-cell office:value-type="string">
            <text:p>-1,87</text:p>
          </table:table-cell>
          <table:table-cell office:value-type="string">
            <text:p>2,01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hom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Roupa de mulher</text:p>
          </table:table-cell>
          <table:table-cell office:value-type="string">
            <text:p>0,35</text:p>
          </table:table-cell>
          <table:table-cell office:value-type="string">
            <text:p>-0,80</text:p>
          </table:table-cell>
          <table:table-cell office:value-type="string">
            <text:p>2,79</text:p>
          </table:table-cell>
          <table:table-cell office:value-type="string">
            <text:p>-0,97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2002">
            <text:p>4102002</text:p>
          </table:table-cell>
          <table:table-cell office:value-type="string">
            <text:p>Calça comprida</text:p>
          </table:table-cell>
          <table:table-cell office:value-type="string">
            <text:p>2,54</text:p>
          </table:table-cell>
          <table:table-cell office:value-type="string">
            <text:p>2,98</text:p>
          </table:table-cell>
          <table:table-cell office:value-type="string">
            <text:p>6,54</text:p>
          </table:table-cell>
          <table:table-cell office:value-type="string">
            <text:p>-0,74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03">
            <text:p>4102003</text:p>
          </table:table-cell>
          <table:table-cell office:value-type="string">
            <text:p>Agasalho</text:p>
          </table:table-cell>
          <table:table-cell office:value-type="string">
            <text:p>-4,70</text:p>
          </table:table-cell>
          <table:table-cell office:value-type="string">
            <text:p>-8,76</text:p>
          </table:table-cell>
          <table:table-cell office:value-type="string">
            <text:p>-9,72</text:p>
          </table:table-cell>
          <table:table-cell office:value-type="string">
            <text:p>-0,90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04">
            <text:p>4102004</text:p>
          </table:table-cell>
          <table:table-cell office:value-type="string">
            <text:p>Saia</text:p>
          </table:table-cell>
          <table:table-cell office:value-type="string">
            <text:p>-4,17</text:p>
          </table:table-cell>
          <table:table-cell office:value-type="string">
            <text:p>-3,69</text:p>
          </table:table-cell>
          <table:table-cell office:value-type="string">
            <text:p>5,69</text:p>
          </table:table-cell>
          <table:table-cell office:value-type="string">
            <text:p>-3,71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05">
            <text:p>4102005</text:p>
          </table:table-cell>
          <table:table-cell office:value-type="string">
            <text:p>Vestido</text:p>
          </table:table-cell>
          <table:table-cell office:value-type="string">
            <text:p>0,17</text:p>
          </table:table-cell>
          <table:table-cell office:value-type="string">
            <text:p>-4,64</text:p>
          </table:table-cell>
          <table:table-cell office:value-type="string">
            <text:p>7,09</text:p>
          </table:table-cell>
          <table:table-cell office:value-type="string">
            <text:p>-0,74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08">
            <text:p>4102008</text:p>
          </table:table-cell>
          <table:table-cell office:value-type="string">
            <text:p>Camiseta, blusa</text:p>
          </table:table-cell>
          <table:table-cell office:value-type="string">
            <text:p>-1,18</text:p>
          </table:table-cell>
          <table:table-cell office:value-type="string">
            <text:p>0,35</text:p>
          </table:table-cell>
          <table:table-cell office:value-type="string">
            <text:p>-0,47</text:p>
          </table:table-cell>
          <table:table-cell office:value-type="string">
            <text:p>-0,49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09">
            <text:p>4102009</text:p>
          </table:table-cell>
          <table:table-cell office:value-type="string">
            <text:p>Meias</text:p>
          </table:table-cell>
          <table:table-cell office:value-type="string">
            <text:p>-2,30</text:p>
          </table:table-cell>
          <table:table-cell office:value-type="string">
            <text:p>-0,46</text:p>
          </table:table-cell>
          <table:table-cell office:value-type="string">
            <text:p>8,17</text:p>
          </table:table-cell>
          <table:table-cell office:value-type="string">
            <text:p>2,40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10">
            <text:p>4102010</text:p>
          </table:table-cell>
          <table:table-cell office:value-type="string">
            <text:p>Lingerie</text:p>
          </table:table-cell>
          <table:table-cell office:value-type="string">
            <text:p>8,68</text:p>
          </table:table-cell>
          <table:table-cell office:value-type="string">
            <text:p>4,29</text:p>
          </table:table-cell>
          <table:table-cell office:value-type="string">
            <text:p>-2,73</text:p>
          </table:table-cell>
          <table:table-cell office:value-type="string">
            <text:p>0,36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11">
            <text:p>4102011</text:p>
          </table:table-cell>
          <table:table-cell office:value-type="string">
            <text:p>Roupa de dormir</text:p>
          </table:table-cell>
          <table:table-cell office:value-type="string">
            <text:p>16,46</text:p>
          </table:table-cell>
          <table:table-cell office:value-type="string">
            <text:p>0,17</text:p>
          </table:table-cell>
          <table:table-cell office:value-type="string">
            <text:p>1,16</text:p>
          </table:table-cell>
          <table:table-cell office:value-type="string">
            <text:p>-0,84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12">
            <text:p>4102012</text:p>
          </table:table-cell>
          <table:table-cell office:value-type="string">
            <text:p>Roupa de banho</text:p>
          </table:table-cell>
          <table:table-cell office:value-type="string">
            <text:p>9,09</text:p>
          </table:table-cell>
          <table:table-cell office:value-type="string">
            <text:p>-13,61</text:p>
          </table:table-cell>
          <table:table-cell office:value-type="string">
            <text:p>-4,49</text:p>
          </table:table-cell>
          <table:table-cell office:value-type="string">
            <text:p>2,34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2013">
            <text:p>4102013</text:p>
          </table:table-cell>
          <table:table-cell office:value-type="string">
            <text:p>Bermuda e short</text:p>
          </table:table-cell>
          <table:table-cell office:value-type="string">
            <text:p>5,63</text:p>
          </table:table-cell>
          <table:table-cell office:value-type="string">
            <text:p>-5,28</text:p>
          </table:table-cell>
          <table:table-cell office:value-type="string">
            <text:p>-3,27</text:p>
          </table:table-cell>
          <table:table-cell office:value-type="string">
            <text:p>2,07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mul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Roupa de criança</text:p>
          </table:table-cell>
          <table:table-cell office:value-type="string">
            <text:p>7,96</text:p>
          </table:table-cell>
          <table:table-cell office:value-type="string">
            <text:p>-2,41</text:p>
          </table:table-cell>
          <table:table-cell office:value-type="string">
            <text:p>-0,56</text:p>
          </table:table-cell>
          <table:table-cell office:value-type="string">
            <text:p>-0,83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3001">
            <text:p>4103001</text:p>
          </table:table-cell>
          <table:table-cell office:value-type="string">
            <text:p>Uniforme</text:p>
          </table:table-cell>
          <table:table-cell office:value-type="string">
            <text:p>22,16</text:p>
          </table:table-cell>
          <table:table-cell office:value-type="string">
            <text:p>2,28</text:p>
          </table:table-cell>
          <table:table-cell office:value-type="string">
            <text:p>-1,38</text:p>
          </table:table-cell>
          <table:table-cell office:value-type="string">
            <text:p>-2,61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02">
            <text:p>4103002</text:p>
          </table:table-cell>
          <table:table-cell office:value-type="string">
            <text:p>Calça comprida</text:p>
          </table:table-cell>
          <table:table-cell office:value-type="string">
            <text:p>3,40</text:p>
          </table:table-cell>
          <table:table-cell office:value-type="string">
            <text:p>-3,44</text:p>
          </table:table-cell>
          <table:table-cell office:value-type="string">
            <text:p>-4,78</text:p>
          </table:table-cell>
          <table:table-cell office:value-type="string">
            <text:p>-1,77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05">
            <text:p>4103005</text:p>
          </table:table-cell>
          <table:table-cell office:value-type="string">
            <text:p>Agasalho</text:p>
          </table:table-cell>
          <table:table-cell office:value-type="string">
            <text:p>0,00</text:p>
          </table:table-cell>
          <table:table-cell office:value-type="string">
            <text:p>-2,97</text:p>
          </table:table-cell>
          <table:table-cell office:value-type="string">
            <text:p>-4,29</text:p>
          </table:table-cell>
          <table:table-cell office:value-type="string">
            <text:p>-0,77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07">
            <text:p>4103007</text:p>
          </table:table-cell>
          <table:table-cell office:value-type="string">
            <text:p>Vestido</text:p>
          </table:table-cell>
          <table:table-cell office:value-type="string">
            <text:p>-4,71</text:p>
          </table:table-cell>
          <table:table-cell office:value-type="string">
            <text:p>-6,34</text:p>
          </table:table-cell>
          <table:table-cell office:value-type="string">
            <text:p>-0,01</text:p>
          </table:table-cell>
          <table:table-cell office:value-type="string">
            <text:p>-2,15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08">
            <text:p>4103008</text:p>
          </table:table-cell>
          <table:table-cell office:value-type="string">
            <text:p>Short</text:p>
          </table:table-cell>
          <table:table-cell office:value-type="string">
            <text:p>6,54</text:p>
          </table:table-cell>
          <table:table-cell office:value-type="string">
            <text:p>-2,47</text:p>
          </table:table-cell>
          <table:table-cell office:value-type="string">
            <text:p>0,84</text:p>
          </table:table-cell>
          <table:table-cell office:value-type="string">
            <text:p>2,58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11">
            <text:p>4103011</text:p>
          </table:table-cell>
          <table:table-cell office:value-type="string">
            <text:p>Camisa</text:p>
          </table:table-cell>
          <table:table-cell office:value-type="string">
            <text:p>4,91</text:p>
          </table:table-cell>
          <table:table-cell office:value-type="string">
            <text:p>-2,43</text:p>
          </table:table-cell>
          <table:table-cell office:value-type="string">
            <text:p>1,87</text:p>
          </table:table-cell>
          <table:table-cell office:value-type="string">
            <text:p>-1,03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12">
            <text:p>4103012</text:p>
          </table:table-cell>
          <table:table-cell office:value-type="string">
            <text:p>Camiseta</text:p>
          </table:table-cell>
          <table:table-cell office:value-type="string">
            <text:p>5,85</text:p>
          </table:table-cell>
          <table:table-cell office:value-type="string">
            <text:p>-5,64</text:p>
          </table:table-cell>
          <table:table-cell office:value-type="string">
            <text:p>3,76</text:p>
          </table:table-cell>
          <table:table-cell office:value-type="string">
            <text:p>-1,60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17">
            <text:p>4103017</text:p>
          </table:table-cell>
          <table:table-cell office:value-type="string">
            <text:p>Fralda</text:p>
          </table:table-cell>
          <table:table-cell office:value-type="string">
            <text:p>12,62</text:p>
          </table:table-cell>
          <table:table-cell office:value-type="string">
            <text:p>-9,68</text:p>
          </table:table-cell>
          <table:table-cell office:value-type="string">
            <text:p>-5,78</text:p>
          </table:table-cell>
          <table:table-cell office:value-type="string">
            <text:p>-2,80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3018">
            <text:p>4103018</text:p>
          </table:table-cell>
          <table:table-cell office:value-type="string">
            <text:p>Roupa de bebê</text:p>
          </table:table-cell>
          <table:table-cell office:value-type="string">
            <text:p>14,13</text:p>
          </table:table-cell>
          <table:table-cell office:value-type="string">
            <text:p>1,29</text:p>
          </table:table-cell>
          <table:table-cell office:value-type="string">
            <text:p>1,97</text:p>
          </table:table-cell>
          <table:table-cell office:value-type="string">
            <text:p>1,31</text:p>
          </table:table-cell>
          <table:table-cell office:value-type="string">
            <text:p>Vestuário</text:p>
          </table:table-cell>
          <table:table-cell office:value-type="string">
            <text:p>Roupas</text:p>
          </table:table-cell>
          <table:table-cell office:value-type="string">
            <text:p>Roupa de cria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lçados e acessórios</text:p>
          </table:table-cell>
          <table:table-cell office:value-type="string">
            <text:p>9,67</text:p>
          </table:table-cell>
          <table:table-cell office:value-type="string">
            <text:p>-2,88</text:p>
          </table:table-cell>
          <table:table-cell office:value-type="string">
            <text:p>-2,69</text:p>
          </table:table-cell>
          <table:table-cell office:value-type="string">
            <text:p>-3,82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string">
            <text:p>Calçados e acessórios</text:p>
          </table:table-cell>
          <table:table-cell office:value-type="string">
            <text:p>9,67</text:p>
          </table:table-cell>
          <table:table-cell office:value-type="string">
            <text:p>-2,88</text:p>
          </table:table-cell>
          <table:table-cell office:value-type="string">
            <text:p>-2,69</text:p>
          </table:table-cell>
          <table:table-cell office:value-type="string">
            <text:p>-3,82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1002">
            <text:p>4201002</text:p>
          </table:table-cell>
          <table:table-cell office:value-type="string">
            <text:p>Sapato de homem</text:p>
          </table:table-cell>
          <table:table-cell office:value-type="string">
            <text:p>5,41</text:p>
          </table:table-cell>
          <table:table-cell office:value-type="string">
            <text:p>-0,18</text:p>
          </table:table-cell>
          <table:table-cell office:value-type="string">
            <text:p>-1,55</text:p>
          </table:table-cell>
          <table:table-cell office:value-type="string">
            <text:p>-6,30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03">
            <text:p>4201003</text:p>
          </table:table-cell>
          <table:table-cell office:value-type="string">
            <text:p>Sapato de mulher</text:p>
          </table:table-cell>
          <table:table-cell office:value-type="string">
            <text:p>9,22</text:p>
          </table:table-cell>
          <table:table-cell office:value-type="string">
            <text:p>-7,79</text:p>
          </table:table-cell>
          <table:table-cell office:value-type="string">
            <text:p>-2,70</text:p>
          </table:table-cell>
          <table:table-cell office:value-type="string">
            <text:p>-4,66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04">
            <text:p>4201004</text:p>
          </table:table-cell>
          <table:table-cell office:value-type="string">
            <text:p>Sapato de criança</text:p>
          </table:table-cell>
          <table:table-cell office:value-type="string">
            <text:p>8,02</text:p>
          </table:table-cell>
          <table:table-cell office:value-type="string">
            <text:p>-3,19</text:p>
          </table:table-cell>
          <table:table-cell office:value-type="string">
            <text:p>-2,10</text:p>
          </table:table-cell>
          <table:table-cell office:value-type="string">
            <text:p>0,98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07">
            <text:p>4201007</text:p>
          </table:table-cell>
          <table:table-cell office:value-type="string">
            <text:p>Sandália de mulher</text:p>
          </table:table-cell>
          <table:table-cell office:value-type="string">
            <text:p>6,91</text:p>
          </table:table-cell>
          <table:table-cell office:value-type="string">
            <text:p>0,75</text:p>
          </table:table-cell>
          <table:table-cell office:value-type="string">
            <text:p>-4,68</text:p>
          </table:table-cell>
          <table:table-cell office:value-type="string">
            <text:p>-4,59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09">
            <text:p>4201009</text:p>
          </table:table-cell>
          <table:table-cell office:value-type="string">
            <text:p>Sandália de borracha</text:p>
          </table:table-cell>
          <table:table-cell office:value-type="string">
            <text:p>41,74</text:p>
          </table:table-cell>
          <table:table-cell office:value-type="string">
            <text:p>3,99</text:p>
          </table:table-cell>
          <table:table-cell office:value-type="string">
            <text:p>1,25</text:p>
          </table:table-cell>
          <table:table-cell office:value-type="string">
            <text:p>3,25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15">
            <text:p>4201015</text:p>
          </table:table-cell>
          <table:table-cell office:value-type="string">
            <text:p>Bolsa de mulher</text:p>
          </table:table-cell>
          <table:table-cell office:value-type="string">
            <text:p>6,80</text:p>
          </table:table-cell>
          <table:table-cell office:value-type="string">
            <text:p>-4,60</text:p>
          </table:table-cell>
          <table:table-cell office:value-type="string">
            <text:p>-7,94</text:p>
          </table:table-cell>
          <table:table-cell office:value-type="string">
            <text:p>-0,52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29">
            <text:p>4201029</text:p>
          </table:table-cell>
          <table:table-cell office:value-type="string">
            <text:p>Bolsa de homem</text:p>
          </table:table-cell>
          <table:table-cell office:value-type="string">
            <text:p>-1,16</text:p>
          </table:table-cell>
          <table:table-cell office:value-type="string">
            <text:p>1,25</text:p>
          </table:table-cell>
          <table:table-cell office:value-type="string">
            <text:p>-4,64</text:p>
          </table:table-cell>
          <table:table-cell office:value-type="string">
            <text:p>-11,05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63">
            <text:p>4201063</text:p>
          </table:table-cell>
          <table:table-cell office:value-type="string">
            <text:p>Tênis de homem ou mulher</text:p>
          </table:table-cell>
          <table:table-cell office:value-type="string">
            <text:p>13,27</text:p>
          </table:table-cell>
          <table:table-cell office:value-type="string">
            <text:p>-3,88</text:p>
          </table:table-cell>
          <table:table-cell office:value-type="string">
            <text:p>-1,13</text:p>
          </table:table-cell>
          <table:table-cell office:value-type="string">
            <text:p>-3,96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1064">
            <text:p>4201064</text:p>
          </table:table-cell>
          <table:table-cell office:value-type="string">
            <text:p>Tênis de criança</text:p>
          </table:table-cell>
          <table:table-cell office:value-type="string">
            <text:p>15,52</text:p>
          </table:table-cell>
          <table:table-cell office:value-type="string">
            <text:p>0,54</text:p>
          </table:table-cell>
          <table:table-cell office:value-type="string">
            <text:p>-3,73</text:p>
          </table:table-cell>
          <table:table-cell office:value-type="string">
            <text:p>-0,31</text:p>
          </table:table-cell>
          <table:table-cell office:value-type="string">
            <text:p>Vestuário</text:p>
          </table:table-cell>
          <table:table-cell table:number-columns-repeated="2" office:value-type="string">
            <text:p>Calçados e acessóri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oias, relógio de pulso</text:p>
          </table:table-cell>
          <table:table-cell office:value-type="string">
            <text:p>4,32</text:p>
          </table:table-cell>
          <table:table-cell office:value-type="string">
            <text:p>6,73</text:p>
          </table:table-cell>
          <table:table-cell office:value-type="string">
            <text:p>-0,09</text:p>
          </table:table-cell>
          <table:table-cell office:value-type="string">
            <text:p>3,47</text:p>
          </table:table-cell>
          <table:table-cell office:value-type="string">
            <text:p>Vestuário</text:p>
          </table:table-cell>
          <table:table-cell table:number-columns-repeated="2" office:value-type="string">
            <text:p>Joias, relógio de puls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string">
            <text:p>Joias, relógio de pulso</text:p>
          </table:table-cell>
          <table:table-cell office:value-type="string">
            <text:p>4,32</text:p>
          </table:table-cell>
          <table:table-cell office:value-type="string">
            <text:p>6,73</text:p>
          </table:table-cell>
          <table:table-cell office:value-type="string">
            <text:p>-0,09</text:p>
          </table:table-cell>
          <table:table-cell office:value-type="string">
            <text:p>3,47</text:p>
          </table:table-cell>
          <table:table-cell office:value-type="string">
            <text:p>Vestuário</text:p>
          </table:table-cell>
          <table:table-cell table:number-columns-repeated="2" office:value-type="string">
            <text:p>Joias, relógio de puls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1002">
            <text:p>4301002</text:p>
          </table:table-cell>
          <table:table-cell office:value-type="string">
            <text:p>Joias</text:p>
          </table:table-cell>
          <table:table-cell office:value-type="string">
            <text:p>3,41</text:p>
          </table:table-cell>
          <table:table-cell office:value-type="string">
            <text:p>10,68</text:p>
          </table:table-cell>
          <table:table-cell office:value-type="string">
            <text:p>-0,89</text:p>
          </table:table-cell>
          <table:table-cell office:value-type="string">
            <text:p>1,90</text:p>
          </table:table-cell>
          <table:table-cell office:value-type="string">
            <text:p>Vestuário</text:p>
          </table:table-cell>
          <table:table-cell table:number-columns-repeated="2" office:value-type="string">
            <text:p>Joias, relógio de puls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1004">
            <text:p>4301004</text:p>
          </table:table-cell>
          <table:table-cell office:value-type="string">
            <text:p>Relógio de pulso</text:p>
          </table:table-cell>
          <table:table-cell office:value-type="string">
            <text:p>5,66</text:p>
          </table:table-cell>
          <table:table-cell office:value-type="string">
            <text:p>1,06</text:p>
          </table:table-cell>
          <table:table-cell office:value-type="string">
            <text:p>1,18</text:p>
          </table:table-cell>
          <table:table-cell office:value-type="string">
            <text:p>5,91</text:p>
          </table:table-cell>
          <table:table-cell office:value-type="string">
            <text:p>Vestuário</text:p>
          </table:table-cell>
          <table:table-cell table:number-columns-repeated="2" office:value-type="string">
            <text:p>Joias, relógio de puls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ecidos e armarinho</text:p>
          </table:table-cell>
          <table:table-cell office:value-type="string">
            <text:p>2,52</text:p>
          </table:table-cell>
          <table:table-cell office:value-type="string">
            <text:p>-2,77</text:p>
          </table:table-cell>
          <table:table-cell office:value-type="string">
            <text:p>-0,20</text:p>
          </table:table-cell>
          <table:table-cell office:value-type="string">
            <text:p>1,99</text:p>
          </table:table-cell>
          <table:table-cell office:value-type="string">
            <text:p>Vestuário</text:p>
          </table:table-cell>
          <table:table-cell table:number-columns-repeated="2" office:value-type="string">
            <text:p>Tecidos e armarinh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Tecidos e armarinho</text:p>
          </table:table-cell>
          <table:table-cell office:value-type="string">
            <text:p>2,52</text:p>
          </table:table-cell>
          <table:table-cell office:value-type="string">
            <text:p>-2,77</text:p>
          </table:table-cell>
          <table:table-cell office:value-type="string">
            <text:p>-0,20</text:p>
          </table:table-cell>
          <table:table-cell office:value-type="string">
            <text:p>1,99</text:p>
          </table:table-cell>
          <table:table-cell office:value-type="string">
            <text:p>Vestuário</text:p>
          </table:table-cell>
          <table:table-cell table:number-columns-repeated="2" office:value-type="string">
            <text:p>Tecidos e armarinh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1001">
            <text:p>4401001</text:p>
          </table:table-cell>
          <table:table-cell office:value-type="string">
            <text:p>Tecidos</text:p>
          </table:table-cell>
          <table:table-cell office:value-type="string">
            <text:p>-0,02</text:p>
          </table:table-cell>
          <table:table-cell office:value-type="string">
            <text:p>-3,90</text:p>
          </table:table-cell>
          <table:table-cell office:value-type="string">
            <text:p>0,31</text:p>
          </table:table-cell>
          <table:table-cell office:value-type="string">
            <text:p>1,78</text:p>
          </table:table-cell>
          <table:table-cell office:value-type="string">
            <text:p>Vestuário</text:p>
          </table:table-cell>
          <table:table-cell table:number-columns-repeated="2" office:value-type="string">
            <text:p>Tecidos e armarin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01002">
            <text:p>4401002</text:p>
          </table:table-cell>
          <table:table-cell office:value-type="string">
            <text:p>Artigos de armarinho</text:p>
          </table:table-cell>
          <table:table-cell office:value-type="string">
            <text:p>15,74</text:p>
          </table:table-cell>
          <table:table-cell office:value-type="string">
            <text:p>2,32</text:p>
          </table:table-cell>
          <table:table-cell office:value-type="string">
            <text:p>-2,34</text:p>
          </table:table-cell>
          <table:table-cell office:value-type="string">
            <text:p>2,92</text:p>
          </table:table-cell>
          <table:table-cell office:value-type="string">
            <text:p>Vestuário</text:p>
          </table:table-cell>
          <table:table-cell table:number-columns-repeated="2" office:value-type="string">
            <text:p>Tecidos e armarin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porte e comunicação</text:p>
          </table:table-cell>
          <table:table-cell office:value-type="string">
            <text:p>17,32</text:p>
          </table:table-cell>
          <table:table-cell office:value-type="string">
            <text:p>18,08</text:p>
          </table:table-cell>
          <table:table-cell office:value-type="string">
            <text:p>14,48</text:p>
          </table:table-cell>
          <table:table-cell office:value-type="string">
            <text:p>0,91</text:p>
          </table:table-cell>
          <table:table-cell table:number-columns-repeated="3" office:value-type="string">
            <text:p>Transporte e comunicaçã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ransporte</text:p>
          </table:table-cell>
          <table:table-cell office:value-type="string">
            <text:p>16,99</text:p>
          </table:table-cell>
          <table:table-cell office:value-type="string">
            <text:p>15,76</text:p>
          </table:table-cell>
          <table:table-cell office:value-type="string">
            <text:p>9,48</text:p>
          </table:table-cell>
          <table:table-cell office:value-type="string">
            <text:p>0,78</text:p>
          </table:table-cell>
          <table:table-cell office:value-type="string">
            <text:p>Transporte e comunicação</text:p>
          </table:table-cell>
          <table:table-cell table:number-columns-repeated="2" office:value-type="string">
            <text:p>Transport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string">
            <text:p>Transporte público</text:p>
          </table:table-cell>
          <table:table-cell office:value-type="string">
            <text:p>31,73</text:p>
          </table:table-cell>
          <table:table-cell office:value-type="string">
            <text:p>21,11</text:p>
          </table:table-cell>
          <table:table-cell office:value-type="string">
            <text:p>11,67</text:p>
          </table:table-cell>
          <table:table-cell office:value-type="string">
            <text:p>6,43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1001">
            <text:p>5101001</text:p>
          </table:table-cell>
          <table:table-cell office:value-type="string">
            <text:p>Ônibus urbano</text:p>
          </table:table-cell>
          <table:table-cell office:value-type="string">
            <text:p>32,48</text:p>
          </table:table-cell>
          <table:table-cell office:value-type="string">
            <text:p>21,58</text:p>
          </table:table-cell>
          <table:table-cell office:value-type="string">
            <text:p>12,91</text:p>
          </table:table-cell>
          <table:table-cell office:value-type="string">
            <text:p>8,64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1002">
            <text:p>5101002</text:p>
          </table:table-cell>
          <table:table-cell office:value-type="string">
            <text:p>Táxi</text:p>
          </table:table-cell>
          <table:table-cell office:value-type="string">
            <text:p>43,24</text:p>
          </table:table-cell>
          <table:table-cell office:value-type="string">
            <text:p>15,29</text:p>
          </table:table-cell>
          <table:table-cell office:value-type="string">
            <text:p>5,45</text:p>
          </table:table-cell>
          <table:table-cell office:value-type="string">
            <text:p>2,88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1006">
            <text:p>5101006</text:p>
          </table:table-cell>
          <table:table-cell office:value-type="string">
            <text:p>Ônibus a distância</text:p>
          </table:table-cell>
          <table:table-cell office:value-type="string">
            <text:p>29,16</text:p>
          </table:table-cell>
          <table:table-cell office:value-type="string">
            <text:p>23,35</text:p>
          </table:table-cell>
          <table:table-cell office:value-type="string">
            <text:p>12,49</text:p>
          </table:table-cell>
          <table:table-cell office:value-type="string">
            <text:p>1,58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1010">
            <text:p>5101010</text:p>
          </table:table-cell>
          <table:table-cell office:value-type="string">
            <text:p>Avião</text:p>
          </table:table-cell>
          <table:table-cell office:value-type="string">
            <text:p>-0,72</text:p>
          </table:table-cell>
          <table:table-cell office:value-type="string">
            <text:p>18,82</text:p>
          </table:table-cell>
          <table:table-cell office:value-type="string">
            <text:p>4,38</text:p>
          </table:table-cell>
          <table:table-cell office:value-type="string">
            <text:p>3,91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1011">
            <text:p>5101011</text:p>
          </table:table-cell>
          <table:table-cell office:value-type="string">
            <text:p>Metrô</text:p>
          </table:table-cell>
          <table:table-cell office:value-type="string">
            <text:p>32,69</text:p>
          </table:table-cell>
          <table:table-cell office:value-type="string">
            <text:p>35,29</text:p>
          </table:table-cell>
          <table:table-cell office:value-type="string">
            <text:p>21,96</text:p>
          </table:table-cell>
          <table:table-cell office:value-type="string">
            <text:p>0,00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1026">
            <text:p>5101026</text:p>
          </table:table-cell>
          <table:table-cell office:value-type="string">
            <text:p>Transporte escolar</text:p>
          </table:table-cell>
          <table:table-cell office:value-type="string">
            <text:p>48,57</text:p>
          </table:table-cell>
          <table:table-cell office:value-type="string">
            <text:p>16,38</text:p>
          </table:table-cell>
          <table:table-cell office:value-type="string">
            <text:p>5,06</text:p>
          </table:table-cell>
          <table:table-cell office:value-type="string">
            <text:p>2,32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Transporte públ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Veículo próprio</text:p>
          </table:table-cell>
          <table:table-cell office:value-type="string">
            <text:p>13,05</text:p>
          </table:table-cell>
          <table:table-cell office:value-type="string">
            <text:p>9,52</text:p>
          </table:table-cell>
          <table:table-cell office:value-type="string">
            <text:p>4,32</text:p>
          </table:table-cell>
          <table:table-cell office:value-type="string">
            <text:p>-0,55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2001">
            <text:p>5102001</text:p>
          </table:table-cell>
          <table:table-cell office:value-type="string">
            <text:p>Automóveis novos</text:p>
          </table:table-cell>
          <table:table-cell office:value-type="string">
            <text:p>7,45</text:p>
          </table:table-cell>
          <table:table-cell office:value-type="string">
            <text:p>8,60</text:p>
          </table:table-cell>
          <table:table-cell office:value-type="string">
            <text:p>3,79</text:p>
          </table:table-cell>
          <table:table-cell office:value-type="string">
            <text:p>-6,01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04">
            <text:p>5102004</text:p>
          </table:table-cell>
          <table:table-cell office:value-type="string">
            <text:p>Emplacamento e licença</text:p>
          </table:table-cell>
          <table:table-cell office:value-type="string">
            <text:p>58,37</text:p>
          </table:table-cell>
          <table:table-cell office:value-type="string">
            <text:p>-13,51</text:p>
          </table:table-cell>
          <table:table-cell office:value-type="string">
            <text:p>-8,10</text:p>
          </table:table-cell>
          <table:table-cell office:value-type="string">
            <text:p>-2,94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05">
            <text:p>5102005</text:p>
          </table:table-cell>
          <table:table-cell office:value-type="string">
            <text:p>Seguro voluntário para veículos</text:p>
          </table:table-cell>
          <table:table-cell office:value-type="string">
            <text:p>-2,34</text:p>
          </table:table-cell>
          <table:table-cell office:value-type="string">
            <text:p>-11,86</text:p>
          </table:table-cell>
          <table:table-cell office:value-type="string">
            <text:p>-2,39</text:p>
          </table:table-cell>
          <table:table-cell office:value-type="string">
            <text:p>2,19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07">
            <text:p>5102007</text:p>
          </table:table-cell>
          <table:table-cell office:value-type="string">
            <text:p>Óleo</text:p>
          </table:table-cell>
          <table:table-cell office:value-type="string">
            <text:p>12,77</text:p>
          </table:table-cell>
          <table:table-cell office:value-type="string">
            <text:p>2,33</text:p>
          </table:table-cell>
          <table:table-cell office:value-type="string">
            <text:p>4,19</text:p>
          </table:table-cell>
          <table:table-cell office:value-type="string">
            <text:p>2,94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09">
            <text:p>5102009</text:p>
          </table:table-cell>
          <table:table-cell office:value-type="string">
            <text:p>Acessórios e peças</text:p>
          </table:table-cell>
          <table:table-cell office:value-type="string">
            <text:p>22,96</text:p>
          </table:table-cell>
          <table:table-cell office:value-type="string">
            <text:p>8,87</text:p>
          </table:table-cell>
          <table:table-cell office:value-type="string">
            <text:p>4,82</text:p>
          </table:table-cell>
          <table:table-cell office:value-type="string">
            <text:p>-1,22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10">
            <text:p>5102010</text:p>
          </table:table-cell>
          <table:table-cell office:value-type="string">
            <text:p>Pneu e câmara-de-ar</text:p>
          </table:table-cell>
          <table:table-cell office:value-type="string">
            <text:p>8,81</text:p>
          </table:table-cell>
          <table:table-cell office:value-type="string">
            <text:p>7,42</text:p>
          </table:table-cell>
          <table:table-cell office:value-type="string">
            <text:p>3,19</text:p>
          </table:table-cell>
          <table:table-cell office:value-type="string">
            <text:p>-0,33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11">
            <text:p>5102011</text:p>
          </table:table-cell>
          <table:table-cell office:value-type="string">
            <text:p>Conserto de automóveis</text:p>
          </table:table-cell>
          <table:table-cell office:value-type="string">
            <text:p>35,24</text:p>
          </table:table-cell>
          <table:table-cell office:value-type="string">
            <text:p>14,52</text:p>
          </table:table-cell>
          <table:table-cell office:value-type="string">
            <text:p>7,15</text:p>
          </table:table-cell>
          <table:table-cell office:value-type="string">
            <text:p>1,71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13">
            <text:p>5102013</text:p>
          </table:table-cell>
          <table:table-cell office:value-type="string">
            <text:p>Estacionamento</text:p>
          </table:table-cell>
          <table:table-cell office:value-type="string">
            <text:p>49,17</text:p>
          </table:table-cell>
          <table:table-cell office:value-type="string">
            <text:p>19,74</text:p>
          </table:table-cell>
          <table:table-cell office:value-type="string">
            <text:p>5,73</text:p>
          </table:table-cell>
          <table:table-cell office:value-type="string">
            <text:p>0,55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19">
            <text:p>5102019</text:p>
          </table:table-cell>
          <table:table-cell office:value-type="string">
            <text:p>Lubrificação e lavagem</text:p>
          </table:table-cell>
          <table:table-cell office:value-type="string">
            <text:p>39,92</text:p>
          </table:table-cell>
          <table:table-cell office:value-type="string">
            <text:p>4,07</text:p>
          </table:table-cell>
          <table:table-cell office:value-type="string">
            <text:p>1,84</text:p>
          </table:table-cell>
          <table:table-cell office:value-type="string">
            <text:p>0,88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20">
            <text:p>5102020</text:p>
          </table:table-cell>
          <table:table-cell office:value-type="string">
            <text:p>Automóveis usados</text:p>
          </table:table-cell>
          <table:table-cell office:value-type="string">
            <text:p>-21,27</text:p>
          </table:table-cell>
          <table:table-cell office:value-type="string">
            <text:p>13,51</text:p>
          </table:table-cell>
          <table:table-cell office:value-type="string">
            <text:p>3,62</text:p>
          </table:table-cell>
          <table:table-cell office:value-type="string">
            <text:p>-1,51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30">
            <text:p>5102030</text:p>
          </table:table-cell>
          <table:table-cell office:value-type="string">
            <text:p>Toca-fita para veículos</text:p>
          </table:table-cell>
          <table:table-cell office:value-type="string">
            <text:p>-5,01</text:p>
          </table:table-cell>
          <table:table-cell office:value-type="string">
            <text:p>4,56</text:p>
          </table:table-cell>
          <table:table-cell office:value-type="string">
            <text:p>11,48</text:p>
          </table:table-cell>
          <table:table-cell office:value-type="string">
            <text:p>-11,37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2053">
            <text:p>5102053</text:p>
          </table:table-cell>
          <table:table-cell office:value-type="string">
            <text:p>Motocicletas</text:p>
          </table:table-cell>
          <table:table-cell office:value-type="string">
            <text:p>5,02</text:p>
          </table:table-cell>
          <table:table-cell office:value-type="string">
            <text:p>-1,34</text:p>
          </table:table-cell>
          <table:table-cell table:number-columns-repeated="2" office:value-type="string">
            <text:p>0,00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Veículo própr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office:value-type="string">
            <text:p>Combustíveis</text:p>
          </table:table-cell>
          <table:table-cell office:value-type="string">
            <text:p>8,86</text:p>
          </table:table-cell>
          <table:table-cell office:value-type="string">
            <text:p>21,70</text:p>
          </table:table-cell>
          <table:table-cell office:value-type="string">
            <text:p>16,31</text:p>
          </table:table-cell>
          <table:table-cell office:value-type="string">
            <text:p>-4,12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Combustíve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4001">
            <text:p>5104001</text:p>
          </table:table-cell>
          <table:table-cell office:value-type="string">
            <text:p>Gasolina</text:p>
          </table:table-cell>
          <table:table-cell office:value-type="string">
            <text:p>7,62</text:p>
          </table:table-cell>
          <table:table-cell office:value-type="string">
            <text:p>21,35</text:p>
          </table:table-cell>
          <table:table-cell office:value-type="string">
            <text:p>16,29</text:p>
          </table:table-cell>
          <table:table-cell office:value-type="string">
            <text:p>-0,30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Combustíve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4002">
            <text:p>5104002</text:p>
          </table:table-cell>
          <table:table-cell office:value-type="string">
            <text:p>Álcool</text:p>
          </table:table-cell>
          <table:table-cell office:value-type="string">
            <text:p>12,37</text:p>
          </table:table-cell>
          <table:table-cell office:value-type="string">
            <text:p>22,65</text:p>
          </table:table-cell>
          <table:table-cell office:value-type="string">
            <text:p>16,35</text:p>
          </table:table-cell>
          <table:table-cell office:value-type="string">
            <text:p>-14,38</text:p>
          </table:table-cell>
          <table:table-cell office:value-type="string">
            <text:p>Transporte e comunicação</text:p>
          </table:table-cell>
          <table:table-cell office:value-type="string">
            <text:p>Transporte</text:p>
          </table:table-cell>
          <table:table-cell office:value-type="string">
            <text:p>Combustíve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omunicações</text:p>
          </table:table-cell>
          <table:table-cell office:value-type="string">
            <text:p>25,21</text:p>
          </table:table-cell>
          <table:table-cell office:value-type="string">
            <text:p>69,19</text:p>
          </table:table-cell>
          <table:table-cell office:value-type="string">
            <text:p>89,64</text:p>
          </table:table-cell>
          <table:table-cell office:value-type="string">
            <text:p>2,00</text:p>
          </table:table-cell>
          <table:table-cell office:value-type="string">
            <text:p>Transporte e comunicação</text:p>
          </table:table-cell>
          <table:table-cell table:number-columns-repeated="2" office:value-type="string">
            <text:p>Comunicaçõ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Comunicações</text:p>
          </table:table-cell>
          <table:table-cell office:value-type="string">
            <text:p>25,21</text:p>
          </table:table-cell>
          <table:table-cell office:value-type="string">
            <text:p>69,19</text:p>
          </table:table-cell>
          <table:table-cell office:value-type="string">
            <text:p>89,64</text:p>
          </table:table-cell>
          <table:table-cell office:value-type="string">
            <text:p>2,00</text:p>
          </table:table-cell>
          <table:table-cell office:value-type="string">
            <text:p>Transporte e comunicação</text:p>
          </table:table-cell>
          <table:table-cell table:number-columns-repeated="2" office:value-type="string">
            <text:p>Comunicaçõ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1002">
            <text:p>5201002</text:p>
          </table:table-cell>
          <table:table-cell office:value-type="string">
            <text:p>Telefone</text:p>
          </table:table-cell>
          <table:table-cell office:value-type="string">
            <text:p>25,21</text:p>
          </table:table-cell>
          <table:table-cell office:value-type="string">
            <text:p>69,19</text:p>
          </table:table-cell>
          <table:table-cell office:value-type="string">
            <text:p>89,64</text:p>
          </table:table-cell>
          <table:table-cell office:value-type="string">
            <text:p>2,00</text:p>
          </table:table-cell>
          <table:table-cell office:value-type="string">
            <text:p>Transporte e comunicação</text:p>
          </table:table-cell>
          <table:table-cell table:number-columns-repeated="2" office:value-type="string">
            <text:p>Comunicaçõ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úde e cuidados pessoais</text:p>
          </table:table-cell>
          <table:table-cell office:value-type="string">
            <text:p>33,96</text:p>
          </table:table-cell>
          <table:table-cell office:value-type="string">
            <text:p>13,80</text:p>
          </table:table-cell>
          <table:table-cell office:value-type="string">
            <text:p>5,92</text:p>
          </table:table-cell>
          <table:table-cell office:value-type="string">
            <text:p>4,51</text:p>
          </table:table-cell>
          <table:table-cell table:number-columns-repeated="3" office:value-type="string">
            <text:p>Saúde e cuidados pessoa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rodutos farmacêuticos, óculos e lentes</text:p>
          </table:table-cell>
          <table:table-cell office:value-type="string">
            <text:p>18,22</text:p>
          </table:table-cell>
          <table:table-cell office:value-type="string">
            <text:p>17,47</text:p>
          </table:table-cell>
          <table:table-cell office:value-type="string">
            <text:p>9,63</text:p>
          </table:table-cell>
          <table:table-cell office:value-type="string">
            <text:p>10,84</text:p>
          </table:table-cell>
          <table:table-cell office:value-type="string">
            <text:p>Saúde e cuidados pessoais</text:p>
          </table:table-cell>
          <table:table-cell table:number-columns-repeated="2" office:value-type="string">
            <text:p>Produtos farmacêuticos, óculos e lent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office:value-type="string">
            <text:p>Produtos farmacêuticos</text:p>
          </table:table-cell>
          <table:table-cell office:value-type="string">
            <text:p>18,95</text:p>
          </table:table-cell>
          <table:table-cell office:value-type="string">
            <text:p>19,48</text:p>
          </table:table-cell>
          <table:table-cell office:value-type="string">
            <text:p>11,54</text:p>
          </table:table-cell>
          <table:table-cell office:value-type="string">
            <text:p>12,46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1001">
            <text:p>6101001</text:p>
          </table:table-cell>
          <table:table-cell office:value-type="string">
            <text:p>Anti-infecciosos</text:p>
          </table:table-cell>
          <table:table-cell office:value-type="string">
            <text:p>18,32</text:p>
          </table:table-cell>
          <table:table-cell office:value-type="string">
            <text:p>14,39</text:p>
          </table:table-cell>
          <table:table-cell office:value-type="string">
            <text:p>10,77</text:p>
          </table:table-cell>
          <table:table-cell office:value-type="string">
            <text:p>12,39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02">
            <text:p>6101002</text:p>
          </table:table-cell>
          <table:table-cell office:value-type="string">
            <text:p>Analgésicos</text:p>
          </table:table-cell>
          <table:table-cell office:value-type="string">
            <text:p>21,46</text:p>
          </table:table-cell>
          <table:table-cell office:value-type="string">
            <text:p>21,72</text:p>
          </table:table-cell>
          <table:table-cell office:value-type="string">
            <text:p>13,13</text:p>
          </table:table-cell>
          <table:table-cell office:value-type="string">
            <text:p>11,49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04">
            <text:p>6101004</text:p>
          </table:table-cell>
          <table:table-cell office:value-type="string">
            <text:p>Antigripais e antitussígenos</text:p>
          </table:table-cell>
          <table:table-cell office:value-type="string">
            <text:p>19,04</text:p>
          </table:table-cell>
          <table:table-cell office:value-type="string">
            <text:p>20,23</text:p>
          </table:table-cell>
          <table:table-cell office:value-type="string">
            <text:p>13,03</text:p>
          </table:table-cell>
          <table:table-cell office:value-type="string">
            <text:p>13,50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05">
            <text:p>6101005</text:p>
          </table:table-cell>
          <table:table-cell office:value-type="string">
            <text:p>Colagogos e hepatoprotetore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06">
            <text:p>6101006</text:p>
          </table:table-cell>
          <table:table-cell office:value-type="string">
            <text:p>Pomadas, parasiticidas</text:p>
          </table:table-cell>
          <table:table-cell office:value-type="string">
            <text:p>18,99</text:p>
          </table:table-cell>
          <table:table-cell office:value-type="string">
            <text:p>18,75</text:p>
          </table:table-cell>
          <table:table-cell office:value-type="string">
            <text:p>10,67</text:p>
          </table:table-cell>
          <table:table-cell office:value-type="string">
            <text:p>26,32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07">
            <text:p>6101007</text:p>
          </table:table-cell>
          <table:table-cell office:value-type="string">
            <text:p>Antialérgicos e corticosteróides</text:p>
          </table:table-cell>
          <table:table-cell office:value-type="string">
            <text:p>20,67</text:p>
          </table:table-cell>
          <table:table-cell office:value-type="string">
            <text:p>24,89</text:p>
          </table:table-cell>
          <table:table-cell office:value-type="string">
            <text:p>7,40</text:p>
          </table:table-cell>
          <table:table-cell office:value-type="string">
            <text:p>14,43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09">
            <text:p>6101009</text:p>
          </table:table-cell>
          <table:table-cell office:value-type="string">
            <text:p>Antiácidos, etc</text:p>
          </table:table-cell>
          <table:table-cell office:value-type="string">
            <text:p>18,04</text:p>
          </table:table-cell>
          <table:table-cell office:value-type="string">
            <text:p>19,91</text:p>
          </table:table-cell>
          <table:table-cell office:value-type="string">
            <text:p>12,59</text:p>
          </table:table-cell>
          <table:table-cell office:value-type="string">
            <text:p>10,77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10">
            <text:p>6101010</text:p>
          </table:table-cell>
          <table:table-cell office:value-type="string">
            <text:p>Fortificantes e vitaminas (exceto B12)</text:p>
          </table:table-cell>
          <table:table-cell office:value-type="string">
            <text:p>19,01</text:p>
          </table:table-cell>
          <table:table-cell office:value-type="string">
            <text:p>21,23</text:p>
          </table:table-cell>
          <table:table-cell office:value-type="string">
            <text:p>11,10</text:p>
          </table:table-cell>
          <table:table-cell office:value-type="string">
            <text:p>8,65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11">
            <text:p>6101011</text:p>
          </table:table-cell>
          <table:table-cell office:value-type="string">
            <text:p>Anticoncepcionais, hormônio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12">
            <text:p>6101012</text:p>
          </table:table-cell>
          <table:table-cell office:value-type="string">
            <text:p>Antiespasmódicos</text:p>
          </table:table-cell>
          <table:table-cell office:value-type="string">
            <text:p>18,51</text:p>
          </table:table-cell>
          <table:table-cell office:value-type="string">
            <text:p>18,65</text:p>
          </table:table-cell>
          <table:table-cell office:value-type="string">
            <text:p>10,35</text:p>
          </table:table-cell>
          <table:table-cell office:value-type="string">
            <text:p>6,57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13">
            <text:p>6101013</text:p>
          </table:table-cell>
          <table:table-cell office:value-type="string">
            <text:p>Psicotrópicos e anoréxicos</text:p>
          </table:table-cell>
          <table:table-cell office:value-type="string">
            <text:p>19,71</text:p>
          </table:table-cell>
          <table:table-cell office:value-type="string">
            <text:p>32,09</text:p>
          </table:table-cell>
          <table:table-cell office:value-type="string">
            <text:p>16,34</text:p>
          </table:table-cell>
          <table:table-cell office:value-type="string">
            <text:p>18,11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14">
            <text:p>6101014</text:p>
          </table:table-cell>
          <table:table-cell office:value-type="string">
            <text:p>Anticoagulante, cardiovascular</text:p>
          </table:table-cell>
          <table:table-cell office:value-type="string">
            <text:p>18,62</text:p>
          </table:table-cell>
          <table:table-cell office:value-type="string">
            <text:p>11,06</text:p>
          </table:table-cell>
          <table:table-cell office:value-type="string">
            <text:p>8,37</text:p>
          </table:table-cell>
          <table:table-cell office:value-type="string">
            <text:p>11,60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1016">
            <text:p>6101016</text:p>
          </table:table-cell>
          <table:table-cell office:value-type="string">
            <text:p>Material para curativo</text:p>
          </table:table-cell>
          <table:table-cell office:value-type="string">
            <text:p>14,24</text:p>
          </table:table-cell>
          <table:table-cell office:value-type="string">
            <text:p>3,94</text:p>
          </table:table-cell>
          <table:table-cell office:value-type="string">
            <text:p>-0,90</text:p>
          </table:table-cell>
          <table:table-cell office:value-type="string">
            <text:p>11,67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Produtos farmacêut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office:value-type="string">
            <text:p>Óculos e Lentes</text:p>
          </table:table-cell>
          <table:table-cell office:value-type="string">
            <text:p>15,12</text:p>
          </table:table-cell>
          <table:table-cell office:value-type="string">
            <text:p>8,79</text:p>
          </table:table-cell>
          <table:table-cell office:value-type="string">
            <text:p>0,55</text:p>
          </table:table-cell>
          <table:table-cell office:value-type="string">
            <text:p>2,33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Óculos e Lent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2001">
            <text:p>6102001</text:p>
          </table:table-cell>
          <table:table-cell office:value-type="string">
            <text:p>Óculos e lentes</text:p>
          </table:table-cell>
          <table:table-cell office:value-type="string">
            <text:p>15,12</text:p>
          </table:table-cell>
          <table:table-cell office:value-type="string">
            <text:p>8,79</text:p>
          </table:table-cell>
          <table:table-cell office:value-type="string">
            <text:p>0,55</text:p>
          </table:table-cell>
          <table:table-cell office:value-type="string">
            <text:p>2,33</text:p>
          </table:table-cell>
          <table:table-cell office:value-type="string">
            <text:p>Saúde e cuidados pessoais</text:p>
          </table:table-cell>
          <table:table-cell office:value-type="string">
            <text:p>Produtos farmacêuticos, óculos e lentes</text:p>
          </table:table-cell>
          <table:table-cell office:value-type="string">
            <text:p>Óculos e Len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tendimento e serviços</text:p>
          </table:table-cell>
          <table:table-cell office:value-type="string">
            <text:p>50,16</text:p>
          </table:table-cell>
          <table:table-cell office:value-type="string">
            <text:p>15,55</text:p>
          </table:table-cell>
          <table:table-cell office:value-type="string">
            <text:p>4,81</text:p>
          </table:table-cell>
          <table:table-cell office:value-type="string">
            <text:p>1,92</text:p>
          </table:table-cell>
          <table:table-cell office:value-type="string">
            <text:p>Saúde e cuidados pessoais</text:p>
          </table:table-cell>
          <table:table-cell table:number-columns-repeated="2" office:value-type="string">
            <text:p>Atendimento e serviç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Atendimento</text:p>
          </table:table-cell>
          <table:table-cell office:value-type="string">
            <text:p>53,10</text:p>
          </table:table-cell>
          <table:table-cell office:value-type="string">
            <text:p>13,94</text:p>
          </table:table-cell>
          <table:table-cell office:value-type="string">
            <text:p>4,11</text:p>
          </table:table-cell>
          <table:table-cell office:value-type="string">
            <text:p>1,06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Atendiment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1002">
            <text:p>6201002</text:p>
          </table:table-cell>
          <table:table-cell office:value-type="string">
            <text:p>Médico</text:p>
          </table:table-cell>
          <table:table-cell office:value-type="string">
            <text:p>51,34</text:p>
          </table:table-cell>
          <table:table-cell office:value-type="string">
            <text:p>18,91</text:p>
          </table:table-cell>
          <table:table-cell office:value-type="string">
            <text:p>7,94</text:p>
          </table:table-cell>
          <table:table-cell office:value-type="string">
            <text:p>3,06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Atendimen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1003">
            <text:p>6201003</text:p>
          </table:table-cell>
          <table:table-cell office:value-type="string">
            <text:p>Dentista</text:p>
          </table:table-cell>
          <table:table-cell office:value-type="string">
            <text:p>52,72</text:p>
          </table:table-cell>
          <table:table-cell office:value-type="string">
            <text:p>11,80</text:p>
          </table:table-cell>
          <table:table-cell office:value-type="string">
            <text:p>2,86</text:p>
          </table:table-cell>
          <table:table-cell office:value-type="string">
            <text:p>0,10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Atendimen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1005">
            <text:p>6201005</text:p>
          </table:table-cell>
          <table:table-cell office:value-type="string">
            <text:p>Aparelho dentário</text:p>
          </table:table-cell>
          <table:table-cell office:value-type="string">
            <text:p>54,33</text:p>
          </table:table-cell>
          <table:table-cell office:value-type="string">
            <text:p>10,42</text:p>
          </table:table-cell>
          <table:table-cell office:value-type="string">
            <text:p>-0,08</text:p>
          </table:table-cell>
          <table:table-cell office:value-type="string">
            <text:p>0,86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Atendimen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1008">
            <text:p>6201008</text:p>
          </table:table-cell>
          <table:table-cell office:value-type="string">
            <text:p>Tratamento psicológico e fisioterapêutico</text:p>
          </table:table-cell>
          <table:table-cell office:value-type="string">
            <text:p>63,22</text:p>
          </table:table-cell>
          <table:table-cell office:value-type="string">
            <text:p>18,87</text:p>
          </table:table-cell>
          <table:table-cell office:value-type="string">
            <text:p>5,93</text:p>
          </table:table-cell>
          <table:table-cell office:value-type="string">
            <text:p>1,10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Atendimen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1013">
            <text:p>6201013</text:p>
          </table:table-cell>
          <table:table-cell office:value-type="string">
            <text:p>Radiografia</text:p>
          </table:table-cell>
          <table:table-cell office:value-type="string">
            <text:p>35,32</text:p>
          </table:table-cell>
          <table:table-cell office:value-type="string">
            <text:p>11,32</text:p>
          </table:table-cell>
          <table:table-cell office:value-type="string">
            <text:p>1,56</text:p>
          </table:table-cell>
          <table:table-cell office:value-type="string">
            <text:p>1,14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Atendimen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2">
            <text:p>6202</text:p>
          </table:table-cell>
          <table:table-cell office:value-type="string">
            <text:p>Serviços médicos</text:p>
          </table:table-cell>
          <table:table-cell office:value-type="string">
            <text:p>43,79</text:p>
          </table:table-cell>
          <table:table-cell office:value-type="string">
            <text:p>19,26</text:p>
          </table:table-cell>
          <table:table-cell office:value-type="string">
            <text:p>6,34</text:p>
          </table:table-cell>
          <table:table-cell office:value-type="string">
            <text:p>3,75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Serviços médic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2003">
            <text:p>6202003</text:p>
          </table:table-cell>
          <table:table-cell office:value-type="string">
            <text:p>Exame de laboratório</text:p>
          </table:table-cell>
          <table:table-cell office:value-type="string">
            <text:p>29,23</text:p>
          </table:table-cell>
          <table:table-cell office:value-type="string">
            <text:p>13,38</text:p>
          </table:table-cell>
          <table:table-cell office:value-type="string">
            <text:p>2,81</text:p>
          </table:table-cell>
          <table:table-cell office:value-type="string">
            <text:p>0,86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Serviços méd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2004">
            <text:p>6202004</text:p>
          </table:table-cell>
          <table:table-cell office:value-type="string">
            <text:p>Hospitalização e cirurgias</text:p>
          </table:table-cell>
          <table:table-cell office:value-type="string">
            <text:p>42,60</text:p>
          </table:table-cell>
          <table:table-cell office:value-type="string">
            <text:p>15,25</text:p>
          </table:table-cell>
          <table:table-cell office:value-type="string">
            <text:p>4,55</text:p>
          </table:table-cell>
          <table:table-cell office:value-type="string">
            <text:p>1,14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Serviços méd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2005">
            <text:p>6202005</text:p>
          </table:table-cell>
          <table:table-cell office:value-type="string">
            <text:p>Mensalidade de clínicas</text:p>
          </table:table-cell>
          <table:table-cell office:value-type="string">
            <text:p>50,42</text:p>
          </table:table-cell>
          <table:table-cell office:value-type="string">
            <text:p>27,11</text:p>
          </table:table-cell>
          <table:table-cell office:value-type="string">
            <text:p>9,73</text:p>
          </table:table-cell>
          <table:table-cell office:value-type="string">
            <text:p>7,95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Serviços méd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2008">
            <text:p>6202008</text:p>
          </table:table-cell>
          <table:table-cell office:value-type="string">
            <text:p>Asilo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Saúde e cuidados pessoais</text:p>
          </table:table-cell>
          <table:table-cell office:value-type="string">
            <text:p>Atendimento e serviços</text:p>
          </table:table-cell>
          <table:table-cell office:value-type="string">
            <text:p>Serviços médic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uidados pessoais</text:p>
          </table:table-cell>
          <table:table-cell office:value-type="string">
            <text:p>20,13</text:p>
          </table:table-cell>
          <table:table-cell office:value-type="string">
            <text:p>3,90</text:p>
          </table:table-cell>
          <table:table-cell office:value-type="string">
            <text:p>3,56</text:p>
          </table:table-cell>
          <table:table-cell office:value-type="string">
            <text:p>2,08</text:p>
          </table:table-cell>
          <table:table-cell office:value-type="string">
            <text:p>Saúde e cuidados pessoais</text:p>
          </table:table-cell>
          <table:table-cell table:number-columns-repeated="2" office:value-type="string">
            <text:p>Cuidados pessoa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Higiene pessoal</text:p>
          </table:table-cell>
          <table:table-cell office:value-type="string">
            <text:p>20,13</text:p>
          </table:table-cell>
          <table:table-cell office:value-type="string">
            <text:p>3,90</text:p>
          </table:table-cell>
          <table:table-cell office:value-type="string">
            <text:p>3,56</text:p>
          </table:table-cell>
          <table:table-cell office:value-type="string">
            <text:p>2,08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1001">
            <text:p>6301001</text:p>
          </table:table-cell>
          <table:table-cell office:value-type="string">
            <text:p>Produtos para cabelo</text:p>
          </table:table-cell>
          <table:table-cell office:value-type="string">
            <text:p>8,07</text:p>
          </table:table-cell>
          <table:table-cell office:value-type="string">
            <text:p>3,51</text:p>
          </table:table-cell>
          <table:table-cell office:value-type="string">
            <text:p>0,77</text:p>
          </table:table-cell>
          <table:table-cell office:value-type="string">
            <text:p>-0,96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06">
            <text:p>6301006</text:p>
          </table:table-cell>
          <table:table-cell office:value-type="string">
            <text:p>Produtos para pele</text:p>
          </table:table-cell>
          <table:table-cell office:value-type="string">
            <text:p>16,30</text:p>
          </table:table-cell>
          <table:table-cell office:value-type="string">
            <text:p>9,37</text:p>
          </table:table-cell>
          <table:table-cell office:value-type="string">
            <text:p>5,96</text:p>
          </table:table-cell>
          <table:table-cell office:value-type="string">
            <text:p>-0,65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07">
            <text:p>6301007</text:p>
          </table:table-cell>
          <table:table-cell office:value-type="string">
            <text:p>Produtos para boca</text:p>
          </table:table-cell>
          <table:table-cell office:value-type="string">
            <text:p>6,25</text:p>
          </table:table-cell>
          <table:table-cell office:value-type="string">
            <text:p>2,97</text:p>
          </table:table-cell>
          <table:table-cell office:value-type="string">
            <text:p>1,19</text:p>
          </table:table-cell>
          <table:table-cell office:value-type="string">
            <text:p>3,40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14">
            <text:p>6301014</text:p>
          </table:table-cell>
          <table:table-cell office:value-type="string">
            <text:p>Desodorante e perfume</text:p>
          </table:table-cell>
          <table:table-cell office:value-type="string">
            <text:p>19,45</text:p>
          </table:table-cell>
          <table:table-cell office:value-type="string">
            <text:p>4,44</text:p>
          </table:table-cell>
          <table:table-cell office:value-type="string">
            <text:p>5,79</text:p>
          </table:table-cell>
          <table:table-cell office:value-type="string">
            <text:p>5,56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15">
            <text:p>6301015</text:p>
          </table:table-cell>
          <table:table-cell office:value-type="string">
            <text:p>Absorvente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16">
            <text:p>6301016</text:p>
          </table:table-cell>
          <table:table-cell office:value-type="string">
            <text:p>Sabonete</text:p>
          </table:table-cell>
          <table:table-cell office:value-type="string">
            <text:p>9,14</text:p>
          </table:table-cell>
          <table:table-cell office:value-type="string">
            <text:p>2,85</text:p>
          </table:table-cell>
          <table:table-cell office:value-type="string">
            <text:p>6,09</text:p>
          </table:table-cell>
          <table:table-cell office:value-type="string">
            <text:p>2,89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17">
            <text:p>6301017</text:p>
          </table:table-cell>
          <table:table-cell office:value-type="string">
            <text:p>Papel higiênico</text:p>
          </table:table-cell>
          <table:table-cell office:value-type="string">
            <text:p>43,75</text:p>
          </table:table-cell>
          <table:table-cell office:value-type="string">
            <text:p>-4,37</text:p>
          </table:table-cell>
          <table:table-cell office:value-type="string">
            <text:p>-4,96</text:p>
          </table:table-cell>
          <table:table-cell office:value-type="string">
            <text:p>-2,60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020">
            <text:p>6301020</text:p>
          </table:table-cell>
          <table:table-cell office:value-type="string">
            <text:p>Artigo de maquilagem</text:p>
          </table:table-cell>
          <table:table-cell office:value-type="string">
            <text:p>14,25</text:p>
          </table:table-cell>
          <table:table-cell office:value-type="string">
            <text:p>7,17</text:p>
          </table:table-cell>
          <table:table-cell office:value-type="string">
            <text:p>3,52</text:p>
          </table:table-cell>
          <table:table-cell office:value-type="string">
            <text:p>0,00</text:p>
          </table:table-cell>
          <table:table-cell office:value-type="string">
            <text:p>Saúde e cuidados pessoais</text:p>
          </table:table-cell>
          <table:table-cell office:value-type="string">
            <text:p>Cuidados pessoais</text:p>
          </table:table-cell>
          <table:table-cell office:value-type="string">
            <text:p>Higiene pesso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spesas pessoais</text:p>
          </table:table-cell>
          <table:table-cell office:value-type="string">
            <text:p>38,99</text:p>
          </table:table-cell>
          <table:table-cell office:value-type="string">
            <text:p>8,76</text:p>
          </table:table-cell>
          <table:table-cell office:value-type="string">
            <text:p>3,71</text:p>
          </table:table-cell>
          <table:table-cell office:value-type="string">
            <text:p>3,08</text:p>
          </table:table-cell>
          <table:table-cell table:number-columns-repeated="3" office:value-type="string">
            <text:p>Despesas pessoa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erviços</text:p>
          </table:table-cell>
          <table:table-cell office:value-type="string">
            <text:p>53,94</text:p>
          </table:table-cell>
          <table:table-cell office:value-type="string">
            <text:p>7,73</text:p>
          </table:table-cell>
          <table:table-cell office:value-type="string">
            <text:p>3,02</text:p>
          </table:table-cell>
          <table:table-cell office:value-type="string">
            <text:p>2,66</text:p>
          </table:table-cell>
          <table:table-cell office:value-type="string">
            <text:p>Despesas pessoais</text:p>
          </table:table-cell>
          <table:table-cell table:number-columns-repeated="2" office:value-type="string">
            <text:p>Serviç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Serviços pessoais</text:p>
          </table:table-cell>
          <table:table-cell office:value-type="string">
            <text:p>53,94</text:p>
          </table:table-cell>
          <table:table-cell office:value-type="string">
            <text:p>7,73</text:p>
          </table:table-cell>
          <table:table-cell office:value-type="string">
            <text:p>3,02</text:p>
          </table:table-cell>
          <table:table-cell office:value-type="string">
            <text:p>2,66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1001">
            <text:p>7101001</text:p>
          </table:table-cell>
          <table:table-cell office:value-type="string">
            <text:p>Alfaiate e costureira</text:p>
          </table:table-cell>
          <table:table-cell office:value-type="string">
            <text:p>46,58</text:p>
          </table:table-cell>
          <table:table-cell office:value-type="string">
            <text:p>3,79</text:p>
          </table:table-cell>
          <table:table-cell office:value-type="string">
            <text:p>1,48</text:p>
          </table:table-cell>
          <table:table-cell office:value-type="string">
            <text:p>1,23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1002">
            <text:p>7101002</text:p>
          </table:table-cell>
          <table:table-cell office:value-type="string">
            <text:p>Sapateiro</text:p>
          </table:table-cell>
          <table:table-cell office:value-type="string">
            <text:p>23,16</text:p>
          </table:table-cell>
          <table:table-cell office:value-type="string">
            <text:p>2,90</text:p>
          </table:table-cell>
          <table:table-cell office:value-type="string">
            <text:p>0,90</text:p>
          </table:table-cell>
          <table:table-cell office:value-type="string">
            <text:p>1,50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1004">
            <text:p>7101004</text:p>
          </table:table-cell>
          <table:table-cell office:value-type="string">
            <text:p>Tinturaria</text:p>
          </table:table-cell>
          <table:table-cell office:value-type="string">
            <text:p>33,40</text:p>
          </table:table-cell>
          <table:table-cell office:value-type="string">
            <text:p>9,58</text:p>
          </table:table-cell>
          <table:table-cell office:value-type="string">
            <text:p>0,40</text:p>
          </table:table-cell>
          <table:table-cell office:value-type="string">
            <text:p>-2,30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1008">
            <text:p>7101008</text:p>
          </table:table-cell>
          <table:table-cell office:value-type="string">
            <text:p>Barbeiro</text:p>
          </table:table-cell>
          <table:table-cell office:value-type="string">
            <text:p>62,30</text:p>
          </table:table-cell>
          <table:table-cell office:value-type="string">
            <text:p>7,80</text:p>
          </table:table-cell>
          <table:table-cell office:value-type="string">
            <text:p>-0,01</text:p>
          </table:table-cell>
          <table:table-cell office:value-type="string">
            <text:p>1,73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1009">
            <text:p>7101009</text:p>
          </table:table-cell>
          <table:table-cell office:value-type="string">
            <text:p>Cabeleireiro e manicure</text:p>
          </table:table-cell>
          <table:table-cell office:value-type="string">
            <text:p>63,93</text:p>
          </table:table-cell>
          <table:table-cell office:value-type="string">
            <text:p>4,94</text:p>
          </table:table-cell>
          <table:table-cell office:value-type="string">
            <text:p>1,12</text:p>
          </table:table-cell>
          <table:table-cell office:value-type="string">
            <text:p>-1,37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1010">
            <text:p>7101010</text:p>
          </table:table-cell>
          <table:table-cell office:value-type="string">
            <text:p>Empregada doméstica</text:p>
          </table:table-cell>
          <table:table-cell office:value-type="string">
            <text:p>42,86</text:p>
          </table:table-cell>
          <table:table-cell office:value-type="string">
            <text:p>12,00</text:p>
          </table:table-cell>
          <table:table-cell office:value-type="string">
            <text:p>7,14</text:p>
          </table:table-cell>
          <table:table-cell office:value-type="string">
            <text:p>8,33</text:p>
          </table:table-cell>
          <table:table-cell office:value-type="string">
            <text:p>Despesas pessoais</text:p>
          </table:table-cell>
          <table:table-cell office:value-type="string">
            <text:p>Serviços</text:p>
          </table:table-cell>
          <table:table-cell office:value-type="string">
            <text:p>Serviços pessoa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ecreação e fumo</text:p>
          </table:table-cell>
          <table:table-cell office:value-type="string">
            <text:p>27,45</text:p>
          </table:table-cell>
          <table:table-cell office:value-type="string">
            <text:p>3,52</text:p>
          </table:table-cell>
          <table:table-cell office:value-type="string">
            <text:p>1,80</text:p>
          </table:table-cell>
          <table:table-cell office:value-type="string">
            <text:p>1,47</text:p>
          </table:table-cell>
          <table:table-cell office:value-type="string">
            <text:p>Despesas pessoais</text:p>
          </table:table-cell>
          <table:table-cell table:number-columns-repeated="2" office:value-type="string">
            <text:p>Recreação e fum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string">
            <text:p>Recreação</text:p>
          </table:table-cell>
          <table:table-cell office:value-type="string">
            <text:p>25,26</text:p>
          </table:table-cell>
          <table:table-cell office:value-type="string">
            <text:p>1,34</text:p>
          </table:table-cell>
          <table:table-cell office:value-type="string">
            <text:p>-0,24</text:p>
          </table:table-cell>
          <table:table-cell office:value-type="string">
            <text:p>2,97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01001">
            <text:p>7201001</text:p>
          </table:table-cell>
          <table:table-cell office:value-type="string">
            <text:p>Cinema</text:p>
          </table:table-cell>
          <table:table-cell office:value-type="string">
            <text:p>57,13</text:p>
          </table:table-cell>
          <table:table-cell office:value-type="string">
            <text:p>5,10</text:p>
          </table:table-cell>
          <table:table-cell office:value-type="string">
            <text:p>10,19</text:p>
          </table:table-cell>
          <table:table-cell office:value-type="string">
            <text:p>4,55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03">
            <text:p>7201003</text:p>
          </table:table-cell>
          <table:table-cell office:value-type="string">
            <text:p>Jogo de futebol</text:p>
          </table:table-cell>
          <table:table-cell office:value-type="string">
            <text:p>81,93</text:p>
          </table:table-cell>
          <table:table-cell office:value-type="string">
            <text:p>24,52</text:p>
          </table:table-cell>
          <table:table-cell office:value-type="string">
            <text:p>7,52</text:p>
          </table:table-cell>
          <table:table-cell office:value-type="string">
            <text:p>-1,68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06">
            <text:p>7201006</text:p>
          </table:table-cell>
          <table:table-cell office:value-type="string">
            <text:p>Clubes</text:p>
          </table:table-cell>
          <table:table-cell office:value-type="string">
            <text:p>53,17</text:p>
          </table:table-cell>
          <table:table-cell office:value-type="string">
            <text:p>19,59</text:p>
          </table:table-cell>
          <table:table-cell office:value-type="string">
            <text:p>7,61</text:p>
          </table:table-cell>
          <table:table-cell office:value-type="string">
            <text:p>5,42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08">
            <text:p>7201008</text:p>
          </table:table-cell>
          <table:table-cell office:value-type="string">
            <text:p>Disco e fita</text:p>
          </table:table-cell>
          <table:table-cell office:value-type="string">
            <text:p>2,17</text:p>
          </table:table-cell>
          <table:table-cell office:value-type="string">
            <text:p>-8,41</text:p>
          </table:table-cell>
          <table:table-cell office:value-type="string">
            <text:p>-13,09</text:p>
          </table:table-cell>
          <table:table-cell office:value-type="string">
            <text:p>-2,31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11">
            <text:p>7201011</text:p>
          </table:table-cell>
          <table:table-cell office:value-type="string">
            <text:p>Máquina fotográfica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13">
            <text:p>7201013</text:p>
          </table:table-cell>
          <table:table-cell office:value-type="string">
            <text:p>Acessório para fotografia</text:p>
          </table:table-cell>
          <table:table-cell office:value-type="string">
            <text:p>-1,06</text:p>
          </table:table-cell>
          <table:table-cell office:value-type="string">
            <text:p>-0,48</text:p>
          </table:table-cell>
          <table:table-cell office:value-type="string">
            <text:p>-1,61</text:p>
          </table:table-cell>
          <table:table-cell office:value-type="string">
            <text:p>-0,52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19">
            <text:p>7201019</text:p>
          </table:table-cell>
          <table:table-cell office:value-type="string">
            <text:p>Bicicleta</text:p>
          </table:table-cell>
          <table:table-cell office:value-type="string">
            <text:p>8,69</text:p>
          </table:table-cell>
          <table:table-cell office:value-type="string">
            <text:p>-0,21</text:p>
          </table:table-cell>
          <table:table-cell office:value-type="string">
            <text:p>-5,13</text:p>
          </table:table-cell>
          <table:table-cell office:value-type="string">
            <text:p>0,04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20">
            <text:p>7201020</text:p>
          </table:table-cell>
          <table:table-cell office:value-type="string">
            <text:p>Alimento para cães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23">
            <text:p>7201023</text:p>
          </table:table-cell>
          <table:table-cell office:value-type="string">
            <text:p>Brinquedos</text:p>
          </table:table-cell>
          <table:table-cell office:value-type="string">
            <text:p>23,03</text:p>
          </table:table-cell>
          <table:table-cell office:value-type="string">
            <text:p>-9,50</text:p>
          </table:table-cell>
          <table:table-cell office:value-type="string">
            <text:p>-7,69</text:p>
          </table:table-cell>
          <table:table-cell office:value-type="string">
            <text:p>3,85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52">
            <text:p>7201052</text:p>
          </table:table-cell>
          <table:table-cell office:value-type="string">
            <text:p>Aluguel de fita para vídeo</text:p>
          </table:table-cell>
          <table:table-cell office:value-type="string">
            <text:p>7,29</text:p>
          </table:table-cell>
          <table:table-cell office:value-type="string">
            <text:p>3,71</text:p>
          </table:table-cell>
          <table:table-cell office:value-type="string">
            <text:p>-3,58</text:p>
          </table:table-cell>
          <table:table-cell office:value-type="string">
            <text:p>-8,62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53">
            <text:p>7201053</text:p>
          </table:table-cell>
          <table:table-cell office:value-type="string">
            <text:p>Fita de vídeo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68">
            <text:p>7201068</text:p>
          </table:table-cell>
          <table:table-cell office:value-type="string">
            <text:p>Motel</text:p>
          </table:table-cell>
          <table:table-cell office:value-type="string">
            <text:p>29,47</text:p>
          </table:table-cell>
          <table:table-cell office:value-type="string">
            <text:p>1,82</text:p>
          </table:table-cell>
          <table:table-cell office:value-type="string">
            <text:p>0,47</text:p>
          </table:table-cell>
          <table:table-cell office:value-type="string">
            <text:p>1,71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90">
            <text:p>7201090</text:p>
          </table:table-cell>
          <table:table-cell office:value-type="string">
            <text:p>Hotel</text:p>
          </table:table-cell>
          <table:table-cell office:value-type="string">
            <text:p>29,62</text:p>
          </table:table-cell>
          <table:table-cell office:value-type="string">
            <text:p>3,44</text:p>
          </table:table-cell>
          <table:table-cell office:value-type="string">
            <text:p>1,43</text:p>
          </table:table-cell>
          <table:table-cell office:value-type="string">
            <text:p>5,95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95">
            <text:p>7201095</text:p>
          </table:table-cell>
          <table:table-cell office:value-type="string">
            <text:p>Excursões</text:p>
          </table:table-cell>
          <table:table-cell office:value-type="string">
            <text:p>19,82</text:p>
          </table:table-cell>
          <table:table-cell office:value-type="string">
            <text:p>9,84</text:p>
          </table:table-cell>
          <table:table-cell office:value-type="string">
            <text:p>10,46</text:p>
          </table:table-cell>
          <table:table-cell office:value-type="string">
            <text:p>5,02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1097">
            <text:p>7201097</text:p>
          </table:table-cell>
          <table:table-cell office:value-type="string">
            <text:p>Alimento para animais (exceto cães)</text:p>
          </table:table-cell>
          <table:table-cell office:value-type="string">
            <text:p>-2,03</text:p>
          </table:table-cell>
          <table:table-cell office:value-type="string">
            <text:p>0,91</text:p>
          </table:table-cell>
          <table:table-cell office:value-type="string">
            <text:p>-3,95</text:p>
          </table:table-cell>
          <table:table-cell office:value-type="string">
            <text:p>5,71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Recre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2">
            <text:p>7202</text:p>
          </table:table-cell>
          <table:table-cell office:value-type="string">
            <text:p>Fumo</text:p>
          </table:table-cell>
          <table:table-cell office:value-type="string">
            <text:p>35,05</text:p>
          </table:table-cell>
          <table:table-cell office:value-type="string">
            <text:p>10,55</text:p>
          </table:table-cell>
          <table:table-cell office:value-type="string">
            <text:p>7,83</text:p>
          </table:table-cell>
          <table:table-cell office:value-type="string">
            <text:p>-2,64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Fum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02041">
            <text:p>7202041</text:p>
          </table:table-cell>
          <table:table-cell office:value-type="string">
            <text:p>Cigarros</text:p>
          </table:table-cell>
          <table:table-cell office:value-type="string">
            <text:p>35,05</text:p>
          </table:table-cell>
          <table:table-cell office:value-type="string">
            <text:p>10,55</text:p>
          </table:table-cell>
          <table:table-cell office:value-type="string">
            <text:p>7,83</text:p>
          </table:table-cell>
          <table:table-cell office:value-type="string">
            <text:p>-2,64</text:p>
          </table:table-cell>
          <table:table-cell office:value-type="string">
            <text:p>Despesas pessoais</text:p>
          </table:table-cell>
          <table:table-cell office:value-type="string">
            <text:p>Recreação e fumo</text:p>
          </table:table-cell>
          <table:table-cell office:value-type="string">
            <text:p>Fum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ducação e leitura</text:p>
          </table:table-cell>
          <table:table-cell office:value-type="string">
            <text:p>40,08</text:p>
          </table:table-cell>
          <table:table-cell office:value-type="string">
            <text:p>18,38</text:p>
          </table:table-cell>
          <table:table-cell office:value-type="string">
            <text:p>7,20</text:p>
          </table:table-cell>
          <table:table-cell office:value-type="string">
            <text:p>5,70</text:p>
          </table:table-cell>
          <table:table-cell office:value-type="string">
            <text:p>Despesas pessoais</text:p>
          </table:table-cell>
          <table:table-cell table:number-columns-repeated="2" office:value-type="string">
            <text:p>Educação e leitur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1">
            <text:p>7301</text:p>
          </table:table-cell>
          <table:table-cell office:value-type="string">
            <text:p>Educação</text:p>
          </table:table-cell>
          <table:table-cell office:value-type="string">
            <text:p>42,20</text:p>
          </table:table-cell>
          <table:table-cell office:value-type="string">
            <text:p>21,28</text:p>
          </table:table-cell>
          <table:table-cell office:value-type="string">
            <text:p>8,73</text:p>
          </table:table-cell>
          <table:table-cell office:value-type="string">
            <text:p>6,56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1002">
            <text:p>7301002</text:p>
          </table:table-cell>
          <table:table-cell office:value-type="string">
            <text:p>Cadernos</text:p>
          </table:table-cell>
          <table:table-cell office:value-type="string">
            <text:p>51,50</text:p>
          </table:table-cell>
          <table:table-cell office:value-type="string">
            <text:p>-8,19</text:p>
          </table:table-cell>
          <table:table-cell office:value-type="string">
            <text:p>-14,15</text:p>
          </table:table-cell>
          <table:table-cell office:value-type="string">
            <text:p>-5,17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1003">
            <text:p>7301003</text:p>
          </table:table-cell>
          <table:table-cell office:value-type="string">
            <text:p>Artigo de papelaria</text:p>
          </table:table-cell>
          <table:table-cell office:value-type="string">
            <text:p>16,84</text:p>
          </table:table-cell>
          <table:table-cell office:value-type="string">
            <text:p>-0,54</text:p>
          </table:table-cell>
          <table:table-cell office:value-type="string">
            <text:p>-2,64</text:p>
          </table:table-cell>
          <table:table-cell office:value-type="string">
            <text:p>-0,22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1004">
            <text:p>7301004</text:p>
          </table:table-cell>
          <table:table-cell office:value-type="string">
            <text:p>Livros didáticos</text:p>
          </table:table-cell>
          <table:table-cell office:value-type="string">
            <text:p>31,67</text:p>
          </table:table-cell>
          <table:table-cell office:value-type="string">
            <text:p>15,89</text:p>
          </table:table-cell>
          <table:table-cell office:value-type="string">
            <text:p>8,31</text:p>
          </table:table-cell>
          <table:table-cell office:value-type="string">
            <text:p>4,86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1006">
            <text:p>7301006</text:p>
          </table:table-cell>
          <table:table-cell office:value-type="string">
            <text:p>Cursos formais</text:p>
          </table:table-cell>
          <table:table-cell office:value-type="string">
            <text:p>44,89</text:p>
          </table:table-cell>
          <table:table-cell office:value-type="string">
            <text:p>31,27</text:p>
          </table:table-cell>
          <table:table-cell office:value-type="string">
            <text:p>13,61</text:p>
          </table:table-cell>
          <table:table-cell office:value-type="string">
            <text:p>10,15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1007">
            <text:p>7301007</text:p>
          </table:table-cell>
          <table:table-cell office:value-type="string">
            <text:p>Cursos diversos</text:p>
          </table:table-cell>
          <table:table-cell office:value-type="string">
            <text:p>52,77</text:p>
          </table:table-cell>
          <table:table-cell office:value-type="string">
            <text:p>21,92</text:p>
          </table:table-cell>
          <table:table-cell office:value-type="string">
            <text:p>7,62</text:p>
          </table:table-cell>
          <table:table-cell office:value-type="string">
            <text:p>2,06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1020">
            <text:p>7301020</text:p>
          </table:table-cell>
          <table:table-cell office:value-type="string">
            <text:p>Livros e revistas técnicas</text:p>
          </table:table-cell>
          <table:table-cell office:value-type="string">
            <text:p>19,00</text:p>
          </table:table-cell>
          <table:table-cell office:value-type="string">
            <text:p>2,92</text:p>
          </table:table-cell>
          <table:table-cell office:value-type="string">
            <text:p>1,38</text:p>
          </table:table-cell>
          <table:table-cell office:value-type="string">
            <text:p>0,23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1021">
            <text:p>7301021</text:p>
          </table:table-cell>
          <table:table-cell office:value-type="string">
            <text:p>Creche</text:p>
          </table:table-cell>
          <table:table-cell office:value-type="string">
            <text:p>54,01</text:p>
          </table:table-cell>
          <table:table-cell office:value-type="string">
            <text:p>16,03</text:p>
          </table:table-cell>
          <table:table-cell office:value-type="string">
            <text:p>13,04</text:p>
          </table:table-cell>
          <table:table-cell office:value-type="string">
            <text:p>5,91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Educ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2">
            <text:p>7302</text:p>
          </table:table-cell>
          <table:table-cell office:value-type="string">
            <text:p>Leitura</text:p>
          </table:table-cell>
          <table:table-cell office:value-type="string">
            <text:p>32,54</text:p>
          </table:table-cell>
          <table:table-cell office:value-type="string">
            <text:p>7,34</text:p>
          </table:table-cell>
          <table:table-cell office:value-type="string">
            <text:p>0,60</text:p>
          </table:table-cell>
          <table:table-cell office:value-type="string">
            <text:p>1,72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Leitur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2001">
            <text:p>7302001</text:p>
          </table:table-cell>
          <table:table-cell office:value-type="string">
            <text:p>Jornal diário</text:p>
          </table:table-cell>
          <table:table-cell office:value-type="string">
            <text:p>56,72</text:p>
          </table:table-cell>
          <table:table-cell office:value-type="string">
            <text:p>9,50</text:p>
          </table:table-cell>
          <table:table-cell office:value-type="string">
            <text:p>0,00</text:p>
          </table:table-cell>
          <table:table-cell office:value-type="string">
            <text:p>-3,44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Leitu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2002">
            <text:p>7302002</text:p>
          </table:table-cell>
          <table:table-cell office:value-type="string">
            <text:p>Assinatura de jornal</text:p>
          </table:table-cell>
          <table:table-cell office:value-type="string">
            <text:p>31,23</text:p>
          </table:table-cell>
          <table:table-cell office:value-type="string">
            <text:p>4,44</text:p>
          </table:table-cell>
          <table:table-cell office:value-type="string">
            <text:p>5,90</text:p>
          </table:table-cell>
          <table:table-cell office:value-type="string">
            <text:p>6,40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Leitu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2003">
            <text:p>7302003</text:p>
          </table:table-cell>
          <table:table-cell office:value-type="string">
            <text:p>Revista não técnica</text:p>
          </table:table-cell>
          <table:table-cell office:value-type="string">
            <text:p>20,85</text:p>
          </table:table-cell>
          <table:table-cell office:value-type="string">
            <text:p>7,04</text:p>
          </table:table-cell>
          <table:table-cell office:value-type="string">
            <text:p>-3,36</text:p>
          </table:table-cell>
          <table:table-cell office:value-type="string">
            <text:p>4,54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Leitu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2005">
            <text:p>7302005</text:p>
          </table:table-cell>
          <table:table-cell office:value-type="string">
            <text:p>Livro (bolso, brochura)</text:p>
          </table:table-cell>
          <table:table-cell office:value-type="string">
            <text:p>19,71</text:p>
          </table:table-cell>
          <table:table-cell office:value-type="string">
            <text:p>6,06</text:p>
          </table:table-cell>
          <table:table-cell office:value-type="string">
            <text:p>2,78</text:p>
          </table:table-cell>
          <table:table-cell office:value-type="string">
            <text:p>4,02</text:p>
          </table:table-cell>
          <table:table-cell office:value-type="string">
            <text:p>Despesas pessoais</text:p>
          </table:table-cell>
          <table:table-cell office:value-type="string">
            <text:p>Educação e leitura</text:p>
          </table:table-cell>
          <table:table-cell office:value-type="string">
            <text:p>Leitura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1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1T21:24:44</dc:date>
    <meta:generator>LibreOffice/3.5$MacOSX_x86 LibreOffice_project/e0fbe70-dcba98b-297ab39-994e618-0f858f0</meta:generator>
    <meta:editing-duration>PT5H6M55S</meta:editing-duration>
    <meta:editing-cycles>10</meta:editing-cycles>
    <meta:document-statistic meta:table-count="4" meta:cell-count="14077" meta:object-count="0"/>
  </office:meta>
</office:document-meta>
</file>